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output_5f_200">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output_200"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Sitzungsnr.</text:p>
          </table:table-cell>
          <table:table-cell table:style-name="ce1" office:value-type="string" calcext:value-type="string">
            <text:p>Datum</text:p>
          </table:table-cell>
          <table:table-cell table:style-name="ce1" office:value-type="string" calcext:value-type="string">
            <text:p>Rede ID</text:p>
          </table:table-cell>
          <table:table-cell table:style-name="ce1" office:value-type="string" calcext:value-type="string">
            <text:p>Redner</text:p>
          </table:table-cell>
          <table:table-cell table:style-name="ce1" office:value-type="string" calcext:value-type="string">
            <text:p>Redebeitrag</text:p>
          </table:table-cell>
          <table:table-cell table:style-name="ce1"/>
          <table:table-cell table:style-name="ce1" office:value-type="string" calcext:value-type="string">
            <text:p>Regex</text:p>
          </table:table-cell>
          <table:table-cell table:style-name="ce1" office:value-type="string" calcext:value-type="string">
            <text:p>Manuell</text:p>
          </table:table-cell>
          <table:table-cell/>
          <table:table-cell table:style-name="ce3" office:value-type="string" calcext:value-type="string">
            <text:p>TP (G &amp; H): 10</text:p>
          </table:table-cell>
          <table:table-cell table:style-name="ce2"/>
          <table:table-cell table:style-name="ce3" table:number-columns-repeated="2"/>
          <table:table-cell table:number-columns-repeated="1011"/>
        </table:table-row>
        <table:table-row table:style-name="ro1">
          <table:table-cell table:style-name="ce2" office:value-type="string" calcext:value-type="string">
            <text:p>192</text:p>
          </table:table-cell>
          <table:table-cell table:style-name="ce2" office:value-type="string" calcext:value-type="string">
            <text:p>11.10.2024</text:p>
          </table:table-cell>
          <table:table-cell table:style-name="ce2" office:value-type="string" calcext:value-type="string">
            <text:p>ID2019206300</text:p>
          </table:table-cell>
          <table:table-cell table:style-name="ce2" office:value-type="string" calcext:value-type="string">
            <text:p>Martin Rabanus (SPD)</text:p>
          </table:table-cell>
          <table:table-cell table:style-name="ce2" office:value-type="string" calcext:value-type="string">
            <text:p>Sehr geehrter Herr Präsident! Liebe Kolleginnen und Kollegen! In der abschließenden Bewertung kann ich mich Herrn Hoppenstedt anschließen. Natürlich war es nicht die Intention der AfD, hier eine ernsthafte Debatte über Alphabetisierung zu führen. <text:s/>Das ist auch in dem, was Frau Kollegin Höchst gesagt hat, sehr deutlich geworden, <text:s/>die es als Mitglied des Bildungsausschusses ja eigentlich besser wissen müsste. Aber die Intention war eben, hier wieder eine fremdenfeindliche Soße zusammenzurühren, um sich mal wieder, wie wir das von der AfD kennen, eine Gruppe, die als besonders diffamierungsfähig zu gelten scheint, herauszunehmen und auf dieser herumzuhacken. <text:s/>Das ist nicht überraschend – so weit, so schlecht –; denn so kennen wir Sie, und wir kennen Sie halt nicht anders. Insofern war das alles auch nicht überraschend, was von Ihrer Seite an der Stelle kam. <text:s/>– In der Tat, es ist nicht überraschend, dass ich einen anderen Ansatz habe als die AfD, nämlich zu schauen: Welche Unterstützungen brauchen wir denn für Menschen, die hier im Land sind? Das muss doch der Ansatz sein. <text:s/>Ich werde auch nicht über Ihr Stöckchen springen und jetzt eine Debatte über Migration und Zuzug im Allgemeinen führen. Es geht hier um Menschen, die hier im Land sind, denen hier auch Teilhabe gesichert werden soll. <text:s/>Es ist doch eine Binsenweisheit, dass es um Sprachkompetenz geht, dass man Sprachkompetenz braucht, um Teilhabe in einem Land zu erfahren. <text:s/>Genau an dieser Stelle setzt doch auch das Thema Integrationskurs mit Alphabetisierung ein. Es geht gar nicht um die Frage, ob das alles perfekt ist, was dort gemacht wird. Es geht nicht um die Frage, ob man das System nicht verbessern kann. Ich finde es aber ein starkes Stück, Frau Höchst – das muss ich tatsächlich mal sagen –, wenn Sie die vielen Partnerinnen und Partner, die Integrationskurse geben, so mir nichts, dir nichts gleich mit schlechtmachen, indem Sie sagen, das sei eine Liste von 1 000 Anbietern, die nur mäßige Arbeit machen. Damit meinen Sie dann offensichtlich auch die Bildungswerke der Wirtschaft, die Bildungswerke der Gewerkschaften, die Bildungswerke der Kirchen und Religionsgemeinschaften und ganz nebenbei noch 400 Volkshochschulen, die sich dort auch verdient machen. Ich finde, das ist eine ziemliche Unverschämtheit. Das will ich an der Stelle auch mal deutlich sagen. <text:s/>Es ist andersherum hingegen so – und richtigerweise ist es so –, dass sich unterschiedliche Bundesregierungen, Bundesregierungen unterschiedlicher Zusammensetzung Gedanken über Alphabetisierung und Grundbildung machen und gemacht haben, allerspätestens seit der LEO-Studie I aus 2010/2011, wo wir gelernt haben, dass 7,5 Millionen funktionale Analphabeten in unserem Land sind, und wir auch – übrigens in gemeinsamer Verantwortung mit der Union – die Alphastrategie, die AlphaDekade aufgesetzt haben, die jetzt in zwei Jahren ausläuft. <text:s/>Wir wissen – LEO-Studie II von 2018 –, dass wir immer noch 6,2 Millionen funktionale Analphabeten haben. Es ist genannt worden: Über die Hälfte davon haben Deutsch als Muttersprache. <text:s/>Und das ist das Thema, das wir brauchen. <text:s/>Wir haben Deutsche mit deutschem Hintergrund – was auch immer das ist –, <text:s/>wir haben Deutsche mit ausländischem Hintergrund, wir haben Bürgerinnen und Bürger aus der Europäischen Union und Bürgerinnen und Bürger von außerhalb der Europäischen Union. Und in all diesen Gruppen gibt es Menschen, die beim Thema Alphabetisierung und Grundbildung Unterstützung brauchen. <text:s/>Ich finde es richtig, dass wir als Ampel – wir als SPD vorher auch schon in anderen Koalitionszusammenhängen – sagen: Wir wollen dieses Problem nicht nur beschreiben, sondern es auch ernsthaft angehen. <text:s/>Wir erwarten die Evaluierung der AlphaDekade – wahrscheinlich noch in diesem Jahr –, um das dann parlamentarisch aufzugreifen und zu schauen, dass wir wirklich etwas für die Menschen machen können, die es benötigen, <text:s/>und um dann tatsächlich in dieser Wahlperiode auch noch die Weichen dafür zu stellen, einen Anschluss für die AlphaDekade zu bekommen. <text:s/>Das ist der Unterschied: Wir handeln, <text:s/>Sie reden, Sie verhetzen. Und das lassen wir Ihnen nicht durchgehen. <text:s/>Herzlichen Dank. <text:s/>Vielen Dank, Herr Kollege Rabanus. – Letzte Rednerin in dieser Debatte ist die Kollegin Marlene Schönberger, Bündnis 90/Die Grünen.</text:p>
          </table:table-cell>
          <table:table-cell table:style-name="ce2" office:value-type="string" calcext:value-type="string">
            <text:p>-</text:p>
          </table:table-cell>
          <table:table-cell table:style-name="ce2" office:value-type="string" calcext:value-type="string">
            <text:p>x</text:p>
          </table:table-cell>
          <table:table-cell table:number-columns-repeated="2"/>
          <table:table-cell table:style-name="ce3" office:value-type="string" calcext:value-type="string">
            <text:p>FP (G-only): 18</text:p>
          </table:table-cell>
          <table:table-cell table:style-name="ce2"/>
          <table:table-cell table:number-columns-repeated="1013"/>
        </table:table-row>
        <table:table-row table:style-name="ro1">
          <table:table-cell table:style-name="ce2" office:value-type="string" calcext:value-type="string">
            <text:p>84</text:p>
          </table:table-cell>
          <table:table-cell table:style-name="ce2" office:value-type="string" calcext:value-type="string">
            <text:p>08.02.2023</text:p>
          </table:table-cell>
          <table:table-cell table:style-name="ce2" office:value-type="string" calcext:value-type="string">
            <text:p>ID208409500</text:p>
          </table:table-cell>
          <table:table-cell table:style-name="ce2" office:value-type="string" calcext:value-type="string">
            <text:p>Dr. Robert Habeck, Bundesminister für Wirtschaft und Klimaschutz</text:p>
          </table:table-cell>
          <table:table-cell table:style-name="ce2" office:value-type="string" calcext:value-type="string">
            <text:p>Das war der Sinn meiner Ausführungen. Genau darauf will ich hinaus: dass wir unsere Prinzipien in den gesellschaftlichen Normen, die wir haben, <text:s/>verankern und diese gesellschaftlichen Normen zum Ziel von wirtschaftlicher Tätigkeit machen, so wie es meistens in diesem Fall die Gründungsväter der sozialen <text:s/>Marktwirtschaft der Bundesrepublik ersonnen haben; dies auch als Unterscheidung des ökonomischen Systems Europas, das das ja übernommen hat, mit Blick auf <text:s/>andere ökonomische Systeme, etwa in China oder in den USA, wo die wirtschaftliche Prosperität eben nicht automatisch der Stärkung der Gesellschaft dient, <text:s/>sondern manchmal anderen Interessen. Insofern stimmen wir da überein. <text:s/>Dann kommen wir zum nächsten Fragesteller. Das ist für die CDU/CSU Ulrich Lange.</text:p>
          </table:table-cell>
          <table:table-cell table:style-name="ce2" office:value-type="string" calcext:value-type="string">
            <text:p>-</text:p>
          </table:table-cell>
          <table:table-cell table:number-columns-repeated="3"/>
          <table:table-cell table:style-name="ce3" office:value-type="string" calcext:value-type="string">
            <text:p>TN (none): 171</text:p>
          </table:table-cell>
          <table:table-cell table:style-name="ce2"/>
          <table:table-cell table:number-columns-repeated="1013"/>
        </table:table-row>
        <table:table-row table:style-name="ro1">
          <table:table-cell table:style-name="ce2" office:value-type="string" calcext:value-type="string">
            <text:p>131</text:p>
          </table:table-cell>
          <table:table-cell table:style-name="ce2" office:value-type="string" calcext:value-type="string">
            <text:p>19.10.2023</text:p>
          </table:table-cell>
          <table:table-cell table:style-name="ce2" office:value-type="string" calcext:value-type="string">
            <text:p>ID2013115700</text:p>
          </table:table-cell>
          <table:table-cell table:style-name="ce2" office:value-type="string" calcext:value-type="string">
            <text:p>Wilfried Oellers (CDU/CSU)</text:p>
          </table:table-cell>
          <table:table-cell table:style-name="ce2" office:value-type="string" calcext:value-type="string">
            <text:p>Sehr geehrte Frau Präsidentin! Liebe Kolleginnen und Kollegen! Meine sehr geehrten Damen und Herren! Betreuungsvereine, Betreuerinnen und Betreuer sowie Berufsbetreuer leisten Unverzichtbares für unsere Gesellschaft. Sie geben Menschen die Möglichkeit, am gesellschaftlichen Leben teilzuhaben, die aufgrund einer Beeinträchtigung, zum Beispiel einer Verletzung oder aus geistigen Gründen, dazu nicht in der Lage sind. <text:s/>Die Berufsbetreuerinnen und Berufsbetreuer der Betreuungsvereine sind auf der einen Seite insbesondere durch die Inflation, auf der anderen Seite durch ein neues Betreuungsrecht, wodurch eine Aufgabenausweitung stattgefunden hat, wirklich in Schwierigkeiten geraten. Zudem ist die Situation eingetreten, dass durch die Regelungen des Bürgergeldes und die damit verbundene Erhöhung des Schonvermögens von 5 000 auf 10 000 Euro die Einnahmen der Berufsbetreuer rückläufig sind, weil Leistungen, deren Höhe innerhalb des Schonvermögens von 5 000 bis 10 000 Euro liegt, nur zu einem geringeren Teil vergütet werden. Das war sicherlich ungewollt, muss aber im Ergebnis korrigiert werden. <text:s/>Deswegen haben wir als CDU/CSU-Fraktion noch vor der Sommerpause einen entsprechenden Antrag eingereicht, <text:s/>um die Betreuungsvereine und Betreuerinnen und Betreuer entsprechend finanziell zu entlasten. Ich danke Ihnen, sehr geehrter Herr Minister Buschmann, und auch den Ampelfraktionen jetzt sehr dafür, dass es gelungen ist, einen Gesetzentwurf einzureichen, weil die Zeit drängt. <text:s/>Erste Betreuungsvereine hören schon auf. Und Berufsbetreuerinnen und Berufsbetreuer nehmen manchmal schon keine neuen Tätigkeiten mehr an, weil sie überlastet sind und sie die Kosten aufgrund der geringen Erstattung, die sie erhalten, nicht weiter tragen können. Deswegen ist das, was vorgeschlagen wird, ein erster guter Schritt. Ich würde es aber sehr begrüßen, wenn der Ausgleich von 7,50 Euro, der ins Schaufenster gestellt wird, doch erhöht wird. <text:s/>Ich kenne die Kassenlage. Der Bundesverband der Berufsbetreuer*innen hat die Lebenshaltungskosten durch Inflation als um 13,4 Prozent erhöht angesehen und die Betriebskosten für ein Betreuungsbüro mit einem Mehraufwand von 19,3 Prozent beziffert. Deswegen kann das auch nur ein erster Schritt sein. Den sollten wir zügig gemeinsam gehen. Dabei werden wir Sie als CDU/CSU-Fraktion unterstützen und begleiten. Aber eine umfangreiche Reform muss dann auf jeden Fall zwingend und bitte auch zeitnah folgen. <text:s/>Herzlichen Dank. <text:s/>Thomas Seitz spricht für die AfD-Fraktion.</text:p>
          </table:table-cell>
          <table:table-cell table:style-name="ce2" office:value-type="string" calcext:value-type="string">
            <text:p>-</text:p>
          </table:table-cell>
          <table:table-cell table:number-columns-repeated="3"/>
          <table:table-cell table:style-name="ce3" office:value-type="string" calcext:value-type="string">
            <text:p>FN (H-only): 1</text:p>
          </table:table-cell>
          <table:table-cell table:style-name="ce2"/>
          <table:table-cell table:number-columns-repeated="1013"/>
        </table:table-row>
        <table:table-row table:style-name="ro1">
          <table:table-cell table:style-name="ce2" office:value-type="string" calcext:value-type="string">
            <text:p>159</text:p>
          </table:table-cell>
          <table:table-cell table:style-name="ce2" office:value-type="string" calcext:value-type="string">
            <text:p>20.03.2024</text:p>
          </table:table-cell>
          <table:table-cell table:style-name="ce2" office:value-type="string" calcext:value-type="string">
            <text:p>ID2015903600</text:p>
          </table:table-cell>
          <table:table-cell table:style-name="ce2" office:value-type="string" calcext:value-type="string">
            <text:p>Nancy Faeser, Bundesministerin des Innern und für Heimat</text:p>
          </table:table-cell>
          <table:table-cell table:style-name="ce2" office:value-type="string" calcext:value-type="string">
            <text:p>Herzlichen Dank für die Frage, Frau Abgeordnete Wegge. – Bereits im letzten Jahr wurde aus meinem Haus ein Gesetzentwurf dazu vorgelegt, der noch nicht durchs Kabinett ist, sich aber in der Abstimmung in der Bundesregierung befindet. <text:s/>Ich teile Ihre Einschätzung, dass es Lücken gibt, die wir schließen sollten, insbesondere in der Frage der Geeignetheit, wann also jemand eine Waffe tragen darf und wann nicht, und wie das überprüft werden kann. Wir haben bei dem furchtbaren Anschlag in Hamburg leider sehr bitter erleben müssen, dass, gerade wenn psychische Auffälligkeiten vorhanden sind, es doch besser wäre, wenn die Behörden die Möglichkeit hätten, dies auch zu überprüfen und dann die Waffenbesitzkarte frühzeitig zu entziehen. Daran arbeiten wir weiterhin. <text:s/>Außerdem haben wir im Waffengesetz Lücken geschlossen. Beispielsweise sollten auch die Inhaber einer Schreckschusspistole einen Kleinen Waffenschein haben. Um auch das in Deutschland besser kontrollieren zu können, halte ich das für wichtig. Das Gleiche gilt für die Armbrust. – Vielen Dank. <text:s/>Haben Sie eine Nachfrage?</text:p>
          </table:table-cell>
          <table:table-cell table:style-name="ce2" office:value-type="string" calcext:value-type="string">
            <text:p>-</text:p>
          </table:table-cell>
          <table:table-cell table:number-columns-repeated="3"/>
          <table:table-cell table:style-name="ce2" table:number-columns-repeated="2"/>
          <table:table-cell table:number-columns-repeated="1013"/>
        </table:table-row>
        <table:table-row table:style-name="ro1">
          <table:table-cell table:style-name="ce2" office:value-type="string" calcext:value-type="string">
            <text:p>92</text:p>
          </table:table-cell>
          <table:table-cell table:style-name="ce2" office:value-type="string" calcext:value-type="string">
            <text:p>17.03.2023</text:p>
          </table:table-cell>
          <table:table-cell table:style-name="ce2" office:value-type="string" calcext:value-type="string">
            <text:p>ID209205300</text:p>
          </table:table-cell>
          <table:table-cell table:style-name="ce2" office:value-type="string" calcext:value-type="string">
            <text:p>Schahina Gambir (BÜNDNIS 90/DIE GRÜNEN)</text:p>
          </table:table-cell>
          <table:table-cell table:style-name="ce2" office:value-type="string" calcext:value-type="string">
            <text:p>Sehr geehrter Herr Präsident! Liebe Kolleginnen und Kollegen! Sehr geehrte Damen und Herren! Kaum ein Jahr hat uns so sehr vor Augen geführt, wie wichtig der Internationale Frauentag immer noch ist. Weltweit müssen Frauen befürchten, dass ihre Rechte immer weiter eingeschränkt werden. Es ist so weit, dass Frauen nicht mehr auf die Straße gehen, um für mehr Rechte zu kämpfen, um echte Gleichberechtigung zu erlangen. Nein, sie kämpfen um das Elementarste überhaupt: ihre Grund- und Menschenrechte. Dafür müssen sie auch noch drakonische Strafen befürchten und ihr Leben aufs Spiel setzen. Sei es im Iran oder in Afghanistan. <text:s/>Wir sehen in Afghanistan jeden Tag, wie rasant sich die Lebenssituation der Frauen verschlechtert, weil sie als minderwertig betrachtet werden und weil Rechtlosigkeit von Frauen Kern staatlicher Politik ist. Afghanistan – wir haben es heute schon gehört – ist das einzige Land auf der Welt, das Frauen und Mädchen den Zugang zu Bildung verwehrt, in dem sich Frauen nicht ohne männliche Begleitung frei bewegen können. Im Alltag bedeutet das, dass sie nicht in den Park gehen dürfen, dass sie keine Sportstätten besuchen dürfen, <text:s/>dass sie nicht in Restaurants gehen dürfen und dass sie nicht arbeiten gehen dürfen. Frauen werden systematisch aus dem öffentlichen Leben verbannt; sie werden unsichtbar gemacht. <text:s/>Wir können nicht sagen, welches frauenfeindliche Dekret die Taliban als Nächstes erlassen. Jeden Tag machen die Taliban menschenfeindliche Politik auf Kosten der eigenen Bevölkerung. Den höchsten Preis zahlen Frauen, Mädchen und weitere marginalisierte Gruppen. Nicht selten zahlen sie den Preis mit ihrem Leben. <text:s/>Die Taliban sollen wissen: Wir schauen zu! Wir tolerieren die Missachtung von Frauenrechten nicht! Wir stehen an der Seite der afghanischen Frauen. <text:s/>Folglich war es absolut notwendig, dass erstmals Sanktionen wegen Gewalt an Frauen gegen zwei afghanische Minister erlassen wurden. Die Sanktionen gegen den Minister für höhere Bildung und gegen den Minister für sogenannte Verbreitung der Tugend und Vorbeugung des Lasters zeigen, welchen Paradigmenwechsel feministische Außenpolitik einleiten kann und was es bedeutet, wenn menschliche Sicherheit den außenpolitischen Stellenwert bekommt, den sie verdient. <text:s/>Wir werden Afghanistan nicht vergessen – dieser Satz darf keine hohle Phrase werden. Dieses Versprechen müssen wir halten: aus Verantwortung, wegen unserer Glaubwürdigkeit, aus Solidarität und weil wir es den afghanischen Frauen und Mädchen schuldig sind. <text:s/>Vielen Dank. <text:s/>Vielen Dank, Frau Kollegin Gambir. – Nächste Rednerin ist die Kollegin Joana Cotar, fraktionslos.</text:p>
          </table:table-cell>
          <table:table-cell table:style-name="ce2" office:value-type="string" calcext:value-type="string">
            <text:p>-</text:p>
          </table:table-cell>
          <table:table-cell table:number-columns-repeated="3"/>
          <table:table-cell table:style-name="ce3" office:value-type="string" calcext:value-type="string">
            <text:p>Precision: 10 / 10+18 = 10 / 28 = 0.357 bzw. ca. 35,7%</text:p>
          </table:table-cell>
          <table:table-cell table:style-name="ce2"/>
          <table:table-cell table:number-columns-repeated="1013"/>
        </table:table-row>
        <table:table-row table:style-name="ro1">
          <table:table-cell table:style-name="ce2" office:value-type="string" calcext:value-type="string">
            <text:p>84</text:p>
          </table:table-cell>
          <table:table-cell table:style-name="ce2" office:value-type="string" calcext:value-type="string">
            <text:p>08.02.2023</text:p>
          </table:table-cell>
          <table:table-cell table:style-name="ce2" office:value-type="string" calcext:value-type="string">
            <text:p>ID208407700</text:p>
          </table:table-cell>
          <table:table-cell table:style-name="ce2" office:value-type="string" calcext:value-type="string">
            <text:p>Dr. Robert Habeck, Bundesminister für Wirtschaft und Klimaschutz</text:p>
          </table:table-cell>
          <table:table-cell table:style-name="ce2" office:value-type="string" calcext:value-type="string">
            <text:p>Frau Präsidentin, ich bin nicht in der Lage, die Frage zu beantworten, weil alle Unterstellungen falsch waren. <text:s/>Wenn Sie mögen, versuche ich, das in der verbleibenden Zeit aufzudröseln. <text:s/>Erst einmal: Es ist nicht die Verknappung der Energie durch die Bundesregierung, sondern die Einstellung der Gaslieferungen durch Wladimir Putin, die <text:s/>im letzten Jahr zu der Hochpreisphase geführt hat. Es gibt keine Sanktionen beim Gas. <text:s/>Sie verdrehen immer wieder Ursache und Wirkung. Es ist allerdings Deutschland und Europa gelungen, diese Gasknappheit zu beheben und damit Putins <text:s/>Spiel zu durchkreuzen. Das ist ein großer politischer Erfolg. Die Preise gehen runter, die Speicher sind voll, und es gab keine Mangellage in diesem Winter. <text:s/>Zweitens. Der Bericht der Bundesnetzagentur besagt exakt das Gegenteil von dem, was Sie daraus gemacht haben. Ich weiß nicht, ob Sie ihn nicht gelesen <text:s/>oder nicht verstanden haben. Er besagt: Die deutsche Stromversorgung ist sicher. – Bis zum Jahr 2030 wird im Bericht geschaut. Es wird auch das Szenario <text:s/>überprüft, dass die Kohlekraftwerke früher vom Netz gehen. Selbst dann wäre die deutsche Energieversorgung sicher. Insofern geht die Frage „Wie kommt das?“ am <text:s/>Thema vorbei. <text:s/>Sie dürfen eine Nachfrage stellen.</text:p>
          </table:table-cell>
          <table:table-cell table:style-name="ce2" office:value-type="string" calcext:value-type="string">
            <text:p>-</text:p>
          </table:table-cell>
          <table:table-cell table:number-columns-repeated="3"/>
          <table:table-cell table:style-name="ce3" office:value-type="string" calcext:value-type="string">
            <text:p>Recall: 10 / 10+1 = 0.909 bzw. ca. 90,9%</text:p>
          </table:table-cell>
          <table:table-cell table:style-name="ce2"/>
          <table:table-cell table:number-columns-repeated="1013"/>
        </table:table-row>
        <table:table-row table:style-name="ro1">
          <table:table-cell table:style-name="ce2" office:value-type="string" calcext:value-type="string">
            <text:p>177</text:p>
          </table:table-cell>
          <table:table-cell table:style-name="ce2" office:value-type="string" calcext:value-type="string">
            <text:p>26.06.2024</text:p>
          </table:table-cell>
          <table:table-cell table:style-name="ce2" office:value-type="string" calcext:value-type="string">
            <text:p>ID2017704000</text:p>
          </table:table-cell>
          <table:table-cell table:style-name="ce2" office:value-type="string" calcext:value-type="string">
            <text:p>Dr. Robert Habeck, Bundesminister für Wirtschaft und Klimaschutz</text:p>
          </table:table-cell>
          <table:table-cell table:style-name="ce2" office:value-type="string" calcext:value-type="string">
            <text:p>Erst einmal will ich unterstreichen, dass ein Instrument, um Freiräume zu schaffen und dann mal ein paar Dinge zu probieren, bevor man sie flächendeckend in die Anwendung gibt, genau das Richtige ist und häufig dann auch sehr schnell zu Erkenntnissen, auch negativen, führt. Also dass man sagt: Na, der Weg scheint da nicht so gut zu sein; da gibt es irgendwie Überförderung oder Rebound-Effekte, die wir nicht haben wollen. <text:s/>Im Moment ist die Konzentration vor allem auf die Erstellung des Haushalts gerichtet. Es gibt natürlich eine Reihe von anderen Gesetzesvorhaben; aber die Konzentration liegt im Grunde da. Und ich bin eigentlich zuversichtlich, dass in dem, was wir Dynamisierungspaket nennen, auch Formulierungen enthalten sein werden, um die Reallabore aufs Gleis zu setzen. Das wäre der erste Schritt, und die anderen kommen dann möglichst schnell. <text:s/>Vielen Dank. – Kollege Ullrich, Sie haben eine Nachfrage.</text:p>
          </table:table-cell>
          <table:table-cell table:style-name="ce2" office:value-type="string" calcext:value-type="string">
            <text:p>-</text:p>
          </table:table-cell>
          <table:table-cell table:number-columns-repeated="3"/>
          <table:table-cell table:style-name="ce3" office:value-type="string" calcext:value-type="string">
            <text:p>F-Score: (0.357 x 1 / 0.357 + 0.909) x 2 = 0.512</text:p>
          </table:table-cell>
          <table:table-cell table:style-name="ce2"/>
          <table:table-cell table:number-columns-repeated="1013"/>
        </table:table-row>
        <table:table-row table:style-name="ro1">
          <table:table-cell table:style-name="ce2" office:value-type="string" calcext:value-type="string">
            <text:p>171</text:p>
          </table:table-cell>
          <table:table-cell table:style-name="ce2" office:value-type="string" calcext:value-type="string">
            <text:p>05.06.2024</text:p>
          </table:table-cell>
          <table:table-cell table:style-name="ce2" office:value-type="string" calcext:value-type="string">
            <text:p>ID2017106200</text:p>
          </table:table-cell>
          <table:table-cell table:style-name="ce2" office:value-type="string" calcext:value-type="string">
            <text:p>Martin Sichert (AfD)</text:p>
          </table:table-cell>
          <table:table-cell table:style-name="ce2" office:value-type="string" calcext:value-type="string">
            <text:p>Meine Frage an Sie wäre: Sind Sie eigentlich stolz darauf, dass Sie die erste Regierung seit 1944 sind, unter der deutsche Raketen und deutsche Granaten in Russland einschlagen?</text:p>
          </table:table-cell>
          <table:table-cell table:style-name="ce2" office:value-type="string" calcext:value-type="string">
            <text:p>-</text:p>
          </table:table-cell>
          <table:table-cell table:number-columns-repeated="3"/>
          <table:table-cell table:style-name="ce2" table:number-columns-repeated="2"/>
          <table:table-cell table:number-columns-repeated="1013"/>
        </table:table-row>
        <table:table-row table:style-name="ro1">
          <table:table-cell table:style-name="ce2" office:value-type="string" calcext:value-type="string">
            <text:p>159</text:p>
          </table:table-cell>
          <table:table-cell table:style-name="ce2" office:value-type="string" calcext:value-type="string">
            <text:p>20.03.2024</text:p>
          </table:table-cell>
          <table:table-cell table:style-name="ce2" office:value-type="string" calcext:value-type="string">
            <text:p>ID2015904700</text:p>
          </table:table-cell>
          <table:table-cell table:style-name="ce2" office:value-type="string" calcext:value-type="string">
            <text:p>Michael Breilmann (CDU/CSU)</text:p>
          </table:table-cell>
          <table:table-cell table:style-name="ce2" office:value-type="string" calcext:value-type="string">
            <text:p>Frau Präsidentin, vielen Dank. – Meine Nachfrage, Frau Ministerin Faeser, bezieht sich noch mal auf diese unselige Hängepartie bei der IP-Adressen-Speicherung. Ihre Kabinettskollegin, Frau Ministerin Geywitz, fasste den Sachstand Ende letzten Jahres mal in einem Interview bei der „Rheinischen Post“ zusammen. Ich möchte daraus zitieren: <text:s/>„Herr Buschmann möchte mit dem Faustpfand Mietrecht, das der SPD am Herzen liegt, beim Thema Vorratsdatenspeicherung Druck auf die sozialdemokratische Innenministerin ausüben.“ <text:s/>Das war die halbe Minute. <text:s/>Meine Frage an Sie: Können Sie das bestätigen? <text:s/>Frau Ministerin. <text:s/>Und wenn nein: Warum nicht? Und wenn ja – – <text:s/>Den Rest denkt sie sich. <text:s/>Na gut.</text:p>
          </table:table-cell>
          <table:table-cell table:style-name="ce2" office:value-type="string" calcext:value-type="string">
            <text:p>-</text:p>
          </table:table-cell>
          <table:table-cell table:number-columns-repeated="3"/>
          <table:table-cell table:style-name="ce3" office:value-type="string" calcext:value-type="string">
            <text:p>Insg. 28 von Regex</text:p>
          </table:table-cell>
          <table:table-cell table:style-name="ce2"/>
          <table:table-cell table:number-columns-repeated="1013"/>
        </table:table-row>
        <table:table-row table:style-name="ro1">
          <table:table-cell table:style-name="ce2" office:value-type="string" calcext:value-type="string">
            <text:p>131</text:p>
          </table:table-cell>
          <table:table-cell table:style-name="ce2" office:value-type="string" calcext:value-type="string">
            <text:p>19.10.2023</text:p>
          </table:table-cell>
          <table:table-cell table:style-name="ce2" office:value-type="string" calcext:value-type="string">
            <text:p>ID2013116200</text:p>
          </table:table-cell>
          <table:table-cell table:style-name="ce2" office:value-type="string" calcext:value-type="string">
            <text:p>Karsten Hilse (AfD)</text:p>
          </table:table-cell>
          <table:table-cell table:style-name="ce2" office:value-type="string" calcext:value-type="string">
            <text:p>Wertes Präsidium! Meine Damen und Herren! Liebe Landsleute! Vor allem: Werte Leugner des natürlichen Klimawandels! Seit über 20 Jahren wird der Ausbau von umweltzerstörenden Flatterstromanlagen in diesem Lande vorangetrieben, immer einhergehend mit der Leugnung des natürlichen Klimawandels und seiner natürlichen Ursachen – mit der pseudowissenschaftlichen Behauptung, die menschengemachten CO2-Emissionen wären der Haupttreiber des Klimawandels. Unter Missachtung grundlegender physikalischer Gesetze, von Ergebnissen aus Eisbohrkernen, sedimentologischen und paläontologischen Beobachtungen behaupten Sie, wir müssten das Weltklima retten, indem wir deutsche Kulturlandschaften mit Vogelschreddern und riesigen Insektenfallen zupflastern. Welch ein Irrsinn! <text:s/>Dazu gebe es keine Alternative. So steht wörtlich in Ihrem Gesetzentwurf – ich zitiere –: „Alternativen: Keine.“ <text:s/>Das ist eine dreiste Lüge; denn es ist gerade mal sechs Monate her, dass Sie die Alternative einer CO2-freien Stromerzeugung – das ist für Sie ja die heilige Kuh – rücksichtslos abgeschaltet haben, nämlich die sichersten Kernkraftwerke der Welt. <text:s/>Eine AfD-geführte Bundesregierung wird diesen katastrophalen Fehler korrigieren. Wir werden nicht nur die Kernkraftwerke, die die sicherheitstechnischen Voraussetzungen erfüllen, wieder reaktivieren, sondern auch neue, moderne Kernkraftwerke bauen. Wir werden jegliche wie auch immer geartete CO2-Bepreisung beenden und die Voraussetzungen für eine umweltschonende, sichere und kostengünstige Energieversorgung schaffen. <text:s/>Sie machen das genaue Gegenteil. Ihr erzwungener Kohle- und Kernkraftausstieg, Ihr erzwungener, mit Milliarden Euro gepamperter Ausbau von Vogelschreddern und großflächigen Solaranlagen, Ihr erzwungener Umbau von Millionen Häusern und Eigenheimen, Ihre erzwungene Abkehr vom Verbrennungsmotor zerstören die Lebensgrundlagen und den Wohlstand der Menschen in Deutschland. <text:s/>Ihre Politik, die die Vereinigung von Ignoranz, Dummheit und Böswilligkeit ist, führt zur Ausplünderung, Verelendung und Enteignung großer Teile des deutschen Volkes. <text:s/>Wie die Seite sarkasmus.info schreibt – ich zitiere –, haben die Berliner aber auch das Problem, dass sie kaum noch Termine bei Physiotherapeuten bekommen, weil diese durch Ampelpolitiker, wegen massiver Rückenbeschwerden, besetzt werden. Die einen bekommen Rückenprobleme, weil sie 24 Stunden am Tag den Bückling vor dem amerikanischen Establishment, <text:s/>Klimapseudowissenschaftlern und anderen Scharlatanen machen, und die anderen Schulterprobleme, weil sie sich 24 Stunden am Tag selbst auf die Schultern klopfen, weil sie so toll sind. Zitat Ende. <text:s/>Nein, Sie sind nicht toll, Sie sind die schlimmste Seuche, <text:s/>die Deutschland seit dem Zweiten Weltkrieg heimgesucht hat. <text:s/>Herr Kollege, mäßigen Sie sich bitte in dieser Debatte! Das hat mit parlamentarischem Anstand nichts mehr zu tun. <text:s/>Sie sind die schlimmste Regierung, die Deutschland heimgesucht hat. Solche gewissen- und charakterlosen Politiker braucht kein Mensch. <text:s/>Was es in dieser Zeit braucht, sind besonnene, von Vernunft und Pragmatismus geleitete Politiker. Diese finden sie vorzugsweise in der AfD. <text:s/>Im Übrigen bin ich der Meinung: Wer Grün wählt, wählt den Krieg. <text:s/>Ich bedanke mich. <text:s/>Konrad Stockmeier hat das Wort für die FDP-Fraktion.</text:p>
          </table:table-cell>
          <table:table-cell table:style-name="ce2" office:value-type="string" calcext:value-type="string">
            <text:p>-</text:p>
          </table:table-cell>
          <table:table-cell table:number-columns-repeated="3"/>
          <table:table-cell table:style-name="ce3"/>
          <table:table-cell table:style-name="ce2"/>
          <table:table-cell table:number-columns-repeated="1013"/>
        </table:table-row>
        <table:table-row table:style-name="ro1">
          <table:table-cell table:style-name="ce2" office:value-type="string" calcext:value-type="string">
            <text:p>72</text:p>
          </table:table-cell>
          <table:table-cell table:style-name="ce2" office:value-type="string" calcext:value-type="string">
            <text:p>30.11.2022</text:p>
          </table:table-cell>
          <table:table-cell table:style-name="ce2" office:value-type="string" calcext:value-type="string">
            <text:p>ID207203500</text:p>
          </table:table-cell>
          <table:table-cell table:style-name="ce2" office:value-type="string" calcext:value-type="string">
            <text:p>Bettina Stark-Watzinger, Bundesministerin für Bildung und Forschung</text:p>
          </table:table-cell>
          <table:table-cell table:style-name="ce2" office:value-type="string" calcext:value-type="string">
            <text:p>Auch wenn die einzelnen Titel in dieser Titelgruppe, wie es so schön heißt, zusammengefasst werden, werden die Programme weitergeführt. Wir haben ja <text:s/>jetzt deswegen nicht Programme eingestellt. Und insofern ist natürlich ein Antragsverfahren in den bestehenden Programmen, so wie es vorgesehen ist, <text:s/>möglich. <text:s/>Speziell auf die DATI bezogen haben wir ja gesagt: Gründung Anfang nächsten Jahres und dann natürlich auch zügig das Bewerben um die ersten <text:s/>Projekte. <text:s/>Nur zur Erklärung an die beiden Kollegen aus der CDU/CSU-Fraktion, die etwas später reingekommen sind. Ich habe gesagt: Ich lasse sechs Nachfragen <text:s/>zu. – Deswegen habe ich gerade den Kopf geschüttelt. <text:s/>Aber jetzt kommt aus der CDU/CSU-Fraktion von Herrn Albani die nächste Frage zum Thema.</text:p>
          </table:table-cell>
          <table:table-cell table:style-name="ce2" office:value-type="string" calcext:value-type="string">
            <text:p>-</text:p>
          </table:table-cell>
          <table:table-cell table:number-columns-repeated="3"/>
          <table:table-cell table:style-name="ce3"/>
          <table:table-cell table:style-name="ce2"/>
          <table:table-cell table:number-columns-repeated="1013"/>
        </table:table-row>
        <table:table-row table:style-name="ro1">
          <table:table-cell table:style-name="ce2" office:value-type="string" calcext:value-type="string">
            <text:p>133</text:p>
          </table:table-cell>
          <table:table-cell table:style-name="ce2" office:value-type="string" calcext:value-type="string">
            <text:p>08.11.2023</text:p>
          </table:table-cell>
          <table:table-cell table:style-name="ce2" office:value-type="string" calcext:value-type="string">
            <text:p>ID2013307400</text:p>
          </table:table-cell>
          <table:table-cell table:style-name="ce2" office:value-type="string" calcext:value-type="string">
            <text:p>Lisa Paus, Bundesministerin für Familie, Senioren, Frauen und Jugend</text:p>
          </table:table-cell>
          <table:table-cell table:style-name="ce2" office:value-type="string" calcext:value-type="string">
            <text:p>Dieses Gesetz ist nicht frauenfeindlich, weil das, was Sie gerade insinuieren, einfach nicht stimmt. <text:s/>Das steht nicht im Gesetz. An den Regelungen zum Hausrecht und am Privatrecht ändern wir nichts. Deswegen unterstützen sogar die entsprechenden Frauenverbände dieses Gesetz. Und wir werden dieses Gesetz hier hoffentlich zügig beraten und auch umsetzen. <text:s/>Die nächste Frage stellt die Kollegin Wulf.</text:p>
          </table:table-cell>
          <table:table-cell table:style-name="ce2" office:value-type="string" calcext:value-type="string">
            <text:p>-</text:p>
          </table:table-cell>
          <table:table-cell table:number-columns-repeated="3"/>
          <table:table-cell table:style-name="ce3"/>
          <table:table-cell table:style-name="ce2"/>
          <table:table-cell table:number-columns-repeated="1013"/>
        </table:table-row>
        <table:table-row table:style-name="ro1">
          <table:table-cell table:style-name="ce2" office:value-type="string" calcext:value-type="string">
            <text:p>153</text:p>
          </table:table-cell>
          <table:table-cell table:style-name="ce2" office:value-type="string" calcext:value-type="string">
            <text:p>21.02.2024</text:p>
          </table:table-cell>
          <table:table-cell table:style-name="ce2" office:value-type="string" calcext:value-type="string">
            <text:p>ID2015307800</text:p>
          </table:table-cell>
          <table:table-cell table:style-name="ce2" office:value-type="string" calcext:value-type="string">
            <text:p>Michael Schrodi (SPD)</text:p>
          </table:table-cell>
          <table:table-cell table:style-name="ce2" office:value-type="string" calcext:value-type="string">
            <text:p>Sehr geehrte Frau Präsidentin! Vielen Dank. – Meine Frage richtet sich auch an den Bundesfinanzminister Lindner. <text:s/>Sie haben vorher in einer Antwort schon erwähnt, dass für die erfolgreiche Finanzierung der Transformation und für die Zukunftsinvestitionen auch mehr Kapital auf den Kapitalmärkten generiert werden muss. Dazu gehört natürlich auch die Vollendung der Kapitalmarktunion. <text:s/>Ein Instrument, mit dem mehr Kapital generiert werden kann, sind Verbriefungen. Da sie ein Mitauslöser der Finanzkrise 2007/2008 waren, ist dieser Bereich sehr stark reguliert worden, und der Markt ist sehr stark geschrumpft. Im September 2023 sprachen Sie mit Ihrem Kollegen Bruno Le Maire in einer gemeinsamen Roadmap über geplante Deregulierungen für Verbriefungen. Welche Deregulierungen sehen Sie konkret vor, ohne dass die Finanzstabilität gefährdet wird?</text:p>
          </table:table-cell>
          <table:table-cell table:style-name="ce2" office:value-type="string" calcext:value-type="string">
            <text:p>-</text:p>
          </table:table-cell>
          <table:table-cell table:number-columns-repeated="3"/>
          <table:table-cell table:style-name="ce2" table:number-columns-repeated="2"/>
          <table:table-cell table:number-columns-repeated="1013"/>
        </table:table-row>
        <table:table-row table:style-name="ro1">
          <table:table-cell table:style-name="ce2" office:value-type="string" calcext:value-type="string">
            <text:p>177</text:p>
          </table:table-cell>
          <table:table-cell table:style-name="ce2" office:value-type="string" calcext:value-type="string">
            <text:p>26.06.2024</text:p>
          </table:table-cell>
          <table:table-cell table:style-name="ce2" office:value-type="string" calcext:value-type="string">
            <text:p>ID2017717900</text:p>
          </table:table-cell>
          <table:table-cell table:style-name="ce2" office:value-type="string" calcext:value-type="string">
            <text:p>Alexander Ulrich (BSW)</text:p>
          </table:table-cell>
          <table:table-cell table:style-name="ce2" office:value-type="string" calcext:value-type="string">
            <text:p>Frau Präsidentin! Liebe Kolleginnen und Kollegen! Ein gut funktionierender Sozialstaat ist ein hohes Gut, das wir den Menschen versprechen können. Dass wir sie gegen die Risiken des Lebens als Solidargemeinschaft absichern, ist ein hohes Gut. Und wer nicht merkt, dass aufgrund eines immer weiteren Abbaus dieser Leistungen, demokratiegefährdende Tendenzen in Deutschland entstanden sind, der hat die Ergebnisse der Europawahl nicht verstanden. <text:s/>Die Antwort, liebe Union, kann aber doch nicht sein, dass wir jetzt eine Debatte führen, ob 40 Prozent oder mehr zu viel oder zu wenig ist. Die Debatte muss doch immer sein: Was kann diese Gemeinschaft solidarisch für die Menschen bewirken? <text:s/>Ich sage Ihnen noch einmal: Wer in dieser Phase die Axt an den Sozialstaat legt, wie es die Union vorhat, <text:s/>der hat die Zeichen der Zeit wirklich nicht erkannt. <text:s/>All das, was Sie vorschlagen, führt dazu, dass wir Leistungen kürzen, dass die Menschen länger arbeiten müssen, dass das Rentenniveau abgesenkt wird, dass noch mehr Krankenhäuser geschlossen werden müssen, dass die Menschen nur noch eine Grundversorgung der Krankenversicherung bekommen, und die Reichen können sich noch mehr leisten. Das alles lehnt das Bündnis Sahra Wagenknecht ab. <text:s/>Die Union zeigt ihr wahres Gesicht; das ist vor der nächsten Bundestagswahl gut. <text:s/>Denn was Sie hier machen, ist unehrlich. Sie beklagen, dass die Summe der Beitragssätze 40 Prozent überschreitet, sagen aber mit keinem Wort: Wo soll die Gegenfinanzierung herkommen? Wie sollen die Leistungen denn tatsächlich erbracht werden? Dann sagen Sie doch den Menschen: Sie wollen, dass sie bis 70 arbeiten. Sagen Sie doch den Menschen auch die anderen Wahrheiten; aber das getrauen Sie sich nicht. Sie führen eine Scheindebatte um 40 Prozent Sozialversicherungsbeiträge, obwohl sie im internationalen Vergleich gar nicht so hoch sind. <text:s/>Der grüne Kollege hat es dankenswerterweise schon gesagt: Wenn man sich die Industrieländer im 20-Jahres-Vergleich anschaut, stellt man fest, dass Deutschland bei den Sozialleistungen an drittniedrigster Stelle steht. Insgesamt sind wir bei der Sozialstaatsquote bei den vergleichbaren Ländern im Mittelfeld. Also, wer da von einem Wettbewerbsnachteil redet, will den Menschen ein X für ein U vormachen. <text:s/>Noch einmal: Sie wollen die Leistungen für die Menschen in diesem Land verschlechtern. <text:s/>Herr Ulrich, Ihre Redezeit ist zu Ende. <text:s/>Wir brauchen das Gegenteil, zum Beispiel eine Rentenversicherung nach österreichischem Vorbild. <text:s/>Vielen Dank. <text:s/>Für die CDU/CSU hat Dr. Stefan Nacke das Wort.</text:p>
          </table:table-cell>
          <table:table-cell table:style-name="ce2" office:value-type="string" calcext:value-type="string">
            <text:p>-</text:p>
          </table:table-cell>
          <table:table-cell table:number-columns-repeated="3"/>
          <table:table-cell table:style-name="ce3"/>
          <table:table-cell table:style-name="ce2"/>
          <table:table-cell table:number-columns-repeated="1013"/>
        </table:table-row>
        <table:table-row table:style-name="ro1">
          <table:table-cell table:style-name="ce2" office:value-type="string" calcext:value-type="string">
            <text:p>143</text:p>
          </table:table-cell>
          <table:table-cell table:style-name="ce2" office:value-type="string" calcext:value-type="string">
            <text:p>13.12.2023</text:p>
          </table:table-cell>
          <table:table-cell table:style-name="ce2" office:value-type="string" calcext:value-type="string">
            <text:p>ID2014312100</text:p>
          </table:table-cell>
          <table:table-cell table:style-name="ce2" office:value-type="string" calcext:value-type="string">
            <text:p>Albert Stegemann (CDU/CSU)</text:p>
          </table:table-cell>
          <table:table-cell table:style-name="ce2" office:value-type="string" calcext:value-type="string">
            <text:p>Vielen Dank. – Herr Minister, ich möchte noch mal auf die Paludikulturen und den angesprochenen Business Case eingehen. Nehmen Sie zur Kenntnis, dass wir bei Paludikulturen im Moor einen zu erwartenden Biomasseertrag von etwa 5 Prozent haben? Ich weiß nicht, ob Sie sich Paludikulturen und die Beerntbarkeit von Paludikulturen in der Praxis schon mal angesehen haben. Ich halte diesen Business Case nicht für gänzlich ausgeschlossen, aber angesichts eines fehlenden Deckungsbeitrags von etwa 2 000 Euro pro Hektar für zumindest sehr weit hergeholt. Wir reden über ein Platzangebot von etwa zwei Kühen pro Hektar. <text:s/>Herr Kollege, keine Redebeiträge. <text:s/>Es entsteht auf der einen Seite ein großes Loch. Auf der anderen Seite ist der Business Case nur gezeichnet, aber überhaupt nicht realistisch.</text:p>
          </table:table-cell>
          <table:table-cell table:style-name="ce2" office:value-type="string" calcext:value-type="string">
            <text:p>-</text:p>
          </table:table-cell>
          <table:table-cell table:number-columns-repeated="3"/>
          <table:table-cell table:style-name="ce3"/>
          <table:table-cell table:style-name="ce2"/>
          <table:table-cell table:number-columns-repeated="1013"/>
        </table:table-row>
        <table:table-row table:style-name="ro1">
          <table:table-cell table:style-name="ce2" office:value-type="string" calcext:value-type="string">
            <text:p>68</text:p>
          </table:table-cell>
          <table:table-cell table:style-name="ce2" office:value-type="string" calcext:value-type="string">
            <text:p>21.11.2022</text:p>
          </table:table-cell>
          <table:table-cell table:style-name="ce2" office:value-type="string" calcext:value-type="string">
            <text:p>ID206807600</text:p>
          </table:table-cell>
          <table:table-cell table:style-name="ce2" office:value-type="string" calcext:value-type="string">
            <text:p>Ulrich Lange (CDU/CSU)</text:p>
          </table:table-cell>
          <table:table-cell table:style-name="ce2" office:value-type="string" calcext:value-type="string">
            <text:p>Frau Präsidentin! Liebe Kolleginnen und Kollegen! Sehr geehrter Herr Minister, bei der Einbringung des Haushaltes hatten Sie vier Grundsätze <text:s/>genannt: Verlässlichkeit, Vernunft, Verantwortung und Fortschritt. Darüber diskutieren wir heute, und wir stellen fest: <text:s/>weder verlässlich noch vernünftig, weder verantwortlich noch fortschrittlich. <text:s/>Lieber Minister, fangen wir bei dem an, was gerade gefeiert wurde, dem 49‑Euro-Ticket. Wir reden es nicht schlecht, nein, aber wir erwarten Qualität, <text:s/>dass so etwas auch funktioniert. Und es ist eben nicht verlässlich; denn es wird nicht zum 1. Januar 2023 starten, wie es auf dem Papier steht. Selbst Ihre <text:s/>Verkehrsministerin aus Sachsen-Anhalt – sie gehört zur FDP – sagt, frühestens 1. März 2023. <text:s/>Es ist ungeklärt, wie eigenwirtschaftliche Verkehre hier mit eingebunden werden. Das ist keine verlässliche Planung. Privaten Busbetreibern droht die <text:s/>Insolvenz. Es gibt keine ausreichende Finanzierung gegenüber den Ländern und den Betreibern; von Energiepreisen ganz zu schweigen. Wer nur „Wünsch dir was“ <text:s/>aufschreibt, ohne es verlässlich zu machen, der sollte sich hier nicht feiern lassen, liebe Kolleginnen und Kollegen. <text:s/>Ein weiterer Bereich war die Verantwortung. Verantwortung für den Infrastrukturausbau heißt, auch die Mittel zur Verfügung zu stellen und nicht <text:s/>Hütchen zu spielen; erst etwas herausnehmen, dann ein bisschen mehr wieder drauflegen und sagen: Wir haben alles gut gemacht. Liebe Kolleginnen und Kollegen, <text:s/>das sind billige Tricks; auf die fallen wir nicht rein. Auch wir wissen, wie so etwas funktioniert. Da lassen wir uns von Ihnen definitiv nicht täuschen. <text:s/>– Es ist zu wenig; denn die Baukostensteigerungen bilden Sie nicht ab, und zwar bei überhaupt keinem Verkehrsträger. Sie streichen und kürzen. <text:s/>Lieber Minister Wissing, ja, Sie haben einen Haushalt mit 42 Milliarden Euro übernommen und haben jetzt noch 35 Milliarden. 16 Jahre unionsgeführte <text:s/>Bundesregierung waren 16 Jahre Aufbau an Finanzierung in der Verkehrsinfrastruktur, <text:s/>12 Jahre Aufbau unter der CSU, 10 Milliarden Euro Investitionen übernommen, <text:s/>25 Milliarden übergeben, 22 Milliarden heute. Hier wird Verkehrspolitik gemacht: Union macht Verkehrspolitik! <text:s/>Sie sorgen für keine langfristige Planbarkeit. Sie richten Infrastruktur damit zugrunde. Genau das Gegenteil von dem, was Sie sagen, tun Sie, und das <text:s/>werden wir Ihnen auch in den nächsten Jahren immer wieder deutlich sagen und aufzeigen. <text:s/>– Beim Minister Scheuer hatten wir die höchsten Investitionen in der Verkehrspolitik seit den 2000er-Jahren. Das kann ich Ihnen nur sagen. Da waren <text:s/>Sie mit dabei. <text:s/>– Es war erfolgreich. Da war es erfolgreicher als all das, was Sie uns jetzt vorlegen. <text:s/>Es ist nicht fortschrittlich, was Sie uns vorlegen, weil „fortschrittlich“ bedeuten würde, dass Sie bei der Planungsbeschleunigung weiterkämen. Aber, <text:s/>Herr Minister, Sie sind bei der Planungsbeschleunigung noch nicht – – <text:s/>Herr Kollege Lange, ich habe die Uhr angehalten. Gestatten Sie – – Darf ich die Meldung noch einmal sehen? <text:s/>Nein. – Sie sind bei der Planungsbeschleunigung auch nicht weitergekommen, und auch da hatten wir gut vorgelegt. <text:s/>Zusammen mit der Partei des heutigen Bundeskanzlers haben wir das Maßnahmengesetzvorbereitungsgesetz, die Planfeststellungsbeschlüsse, die <text:s/>Investitionsbeschleunigung und die Verkürzungen im Verwaltungsgerichtsverfahren vorangebracht. Machen Sie dort weiter, Herr Minister – die Aufgabe ist groß –: <text:s/>für Ersatzbauwerke, auch für den Straßenbau, selbst wenn er noch so ungeliebt ist. <text:s/>Wie soll das denn mit der Brücke auf der A 45 ohne Planungsbeschleunigung funktionieren? Wie soll Infrastruktur ohne funktionierende Straße <text:s/>funktionieren, liebe Kolleginnen und Kollegen? Die Straße ist und bleibt das Rückgrat unseres Industriestandortes Deutschland. <text:s/>Wir brauchen Präklusion, und da bin ich sehr gespannt, wie Sie mit den Koalitionspartnern wirklich weiterkommen. Wir brauchen mehr als nur eine <text:s/>Grundgesetzänderung, die weiße Salbe ist. Denn da müssen Sie dann mit Ihren Koalitionspartnern auch wirklich ins Detail gehen, und da wissen wir, wie schwierig <text:s/>das wird. <text:s/>Wir brauchen eine Bundesregierung, die sich auf Maßnahmen einigt. Sie sind sich nicht einig; das haben wir jetzt gesehen. Wir brauchen einen <text:s/>Verkehrsminister, der Anpacker, Macher und Entscheider ist. Wir brauchen keine Ampel mit Funktionsstörung; wir brauchen eine starke Infrastruktur. <text:s/>Kollege Lange, Sie sprechen auf Kosten Ihrer Kollegen. <text:s/>Danke schön. <text:s/>Für die FDP-Fraktion hat der Kollege Bernd Reuther das Wort.</text:p>
          </table:table-cell>
          <table:table-cell table:style-name="ce2" office:value-type="string" calcext:value-type="string">
            <text:p>-</text:p>
          </table:table-cell>
          <table:table-cell table:number-columns-repeated="3"/>
          <table:table-cell table:style-name="ce3"/>
          <table:table-cell table:style-name="ce2"/>
          <table:table-cell table:number-columns-repeated="1013"/>
        </table:table-row>
        <table:table-row table:style-name="ro1">
          <table:table-cell table:style-name="ce2" office:value-type="string" calcext:value-type="string">
            <text:p>141</text:p>
          </table:table-cell>
          <table:table-cell table:style-name="ce2" office:value-type="string" calcext:value-type="string">
            <text:p>30.11.2023</text:p>
          </table:table-cell>
          <table:table-cell table:style-name="ce2" office:value-type="string" calcext:value-type="string">
            <text:p>ID2014107000</text:p>
          </table:table-cell>
          <table:table-cell table:style-name="ce2" office:value-type="string" calcext:value-type="string">
            <text:p>Gerald Ullrich (FDP)</text:p>
          </table:table-cell>
          <table:table-cell table:style-name="ce2" office:value-type="string" calcext:value-type="string">
            <text:p>Sehr geehrte Frau Präsidentin! Liebe Kolleginnen und Kollegen! Meine Damen und Herren! Zu meinem Vorredner fehlen mir die Worte; dazu kann ich nicht viel sagen. <text:s/>Herr Müller, zu Ihnen möchte ich ein bisschen was sagen. Ich habe mich während Ihrer Rede gefragt, ob Sie eigentlich eine ostdeutsche Vergangenheit haben und woher diese Skepsis den Ostdeutschen gegenüber kommt. Da Sie immer wieder auf diese 16 guten Jahre abstellen, <text:s/>möchte ich Ihnen sagen, dass ohne die Agenda 2010 Sie diese Jahre nicht gehabt hätten. <text:s/>Diese Agenda hat Sie überrollt; diese Welle des Wohlstands hat Sie überrollt. 2015 hätten Sie sie beinahe vernichtet. Ihr Fraktionsvorsitzender, Herr Merz, hätte sie im März vorigen Jahres beinahe vernichtet. Er hatte nämlich gesagt, man solle die Leitungen mit russischem Gas sofort zudrehen. Das sind die Realitäten. Mit denen müssen Sie leben und fertigwerden. <text:s/>Aber zur Sache. Vermeintlich zum letzten Mal beantragt die Fraktion der Linken eine Aktuelle Stunde. Sie möchte ein Zeichen setzen und wählt als Thema die ostdeutsche Industrie. Das ist eigentlich ein gutes Thema. Aber es geht wieder vor allem darum, wie wir eben gehört haben, die Angst vor dem Abstieg zu bedienen. Sie machen wieder Stimmung, indem Sie behaupten, dass im Osten Investitionen ausbleiben, Arbeitsplätze wegfallen und die Lebensleistungen nicht anerkannt werden. <text:s/>Anstatt hier wieder die Ostdeutschen als Opfer vorzuschieben, würde ich Ihnen empfehlen: Setzen Sie doch mal ein Zeichen für die Marktwirtschaft. Das tun Sie nie. Aus Ihrer Fraktion höre ich meistens nur Anschuldigungen gegen Unternehmer und vor allem auch gegen Investoren. Und Sie schreien nach mehr Bürokratie und höheren Steuern. Damit – glauben Sie mir – locken Sie mit Sicherheit keine Investitionen in unser Land. <text:s/>Eines ist zentral: Ein Industriestandort definiert sich nicht über die Subventionen, die dort ausgezahlt werden. Er definiert sich über Innovationen, er definiert sich über die Kreativität der Menschen, er definiert sich über ein System der Finanzierungsmöglichkeiten, und er definiert sich über ein attraktives Steuersystem. <text:s/>Das Zukunftsfinanzierungsgesetz hat den Bundesrat vergangene Woche passiert. Das ist ein wichtiges Zeichen für das Wachstum und vor allem für die Start-ups im ganzen Land. Das Wachstumschancengesetz ist im Bundesrat aber blockiert worden. Wo war hier denn Ihr Aufschrei, als es blockiert wurde? Wir haben nur gehört, dass Herr Ramelow ein wildes Geschrei im Bundesrat losgelassen hat und dieses Gesetz einfach nicht haben wollte. Da frage ich mich: Wie ist denn Ihre Meinung dazu? <text:s/>Ein Industriestandort definiert sich außerdem über eine wirtschaftsfreundliche Bürokratie, die wir zusammen mit den Unternehmen machen müssen. Da müssen wir nach Lösungen suchen. Wie Sie das in Ostdeutschland erreichen wollen, dazu haben Sie hier nichts gesagt. <text:s/>Um auf das bekannte Beispiel der beiden Chipfabriken in Magdeburg und in Dresden einzugehen: Ich fand es von Anfang an falsch, dieses Geld als ostdeutsche Förderung zu bezeichnen. Es ist gut, dass diese Fabriken in Ostdeutschland gebaut werden; daran herrscht kein Zweifel. Natürlich wäre es schlechter, wenn sie woanders gebaut würden; sie sollen auch wirklich dahin. Aber sie dienen der europäischen Resilienz und der europäischen Unabhängigkeit in der Chipindustrie. <text:s/>Von dem Bau der Fabriken direkt profitieren vor allem die Zulieferer für die Maschinen und Anlagen, und die sitzen nun leider nicht in Ostdeutschland. Große Profiteure werden zum Beispiel die Firmen Zeiss oder Trumpf in Baden-Württemberg oder auch Siemens in Bayern sein. Deswegen sind diese Projekte aus meiner Sicht immer als gesamtdeutsche Projekte anzusehen und nicht als rein ostdeutsche Projekte. <text:s/>Wie gesagt: Es ist gut, dass diese Fabriken dort gebaut werden. Aber so inhaltlich falsch es auch war, diese Projekte als rein ostdeutsche Projekte zu bewerben, so falsch ist es, dass man jetzt sagt: Wir nehmen den Ostdeutschen das Geld weg. – Das ist die Schlussfolgerung aus dem, was ich vorher gesagt habe. Das sage ich als jemand, der die Zeiten der politischen Wende wirklich miterlebt und auch die Versprechungen von damals gehört hat. Gerade in Ostdeutschland haben wir doch die Erfahrung gemacht, dass hochsubventionierte Industrien allein nicht zur Lösung führen können. Diesen Fehler haben wir im Osten schon einmal gemacht mit verheerenden Folgen. Bitte lassen Sie uns diesen Fehler nicht ein zweites Mal tun! Wenn Sie sich als Anwalt der Ostdeutschen positionieren wollen, können Sie doch nicht zum zweiten Mal diesen Weg beschreiten wollen, ohne dabei die Basis für ein Wirtschaftswachstum zu schaffen. <text:s/>Ich kann auch nicht verstehen, warum auf einmal von der normalerweise amerikakritischen Linken immer wieder gesagt wird: Wir brauchen unendlich viele Subventionen, weil die USA das ja auch tun. – Zum einen sind viele der Subventionen Steuervergünstigungen, wie im Wachstumschancengesetz beschrieben, aber eben keine Kredite und keine Zuschüsse. Zum anderen ist es noch nicht heraus, dass die USA mit dem, was sie jetzt tun, auch recht haben; das werden wir in einigen Jahren sehen. Ich halte unseren Weg für wesentlich konsolidierter. Ich glaube, dass wir hier keinen schlechten Weg gehen. <text:s/>Selbstverständlich müssen wir investieren. Es war falsch, die ostdeutsche Industrie besonders abhängig vom russischen Gas zu machen; das steht außer Frage. Wir haben im letzten Jahr häufig die Karten vom Gaspipelinenetz in Deutschland gesehen. Hier hat die Wiedervereinigung leider nicht stattgefunden. Hier sind Fehler gemacht worden; das ist ganz klar. Diese Fehler dürfen wir beim Wasserstoff nicht wieder machen. <text:s/>Herr Kollege. <text:s/>Wir müssen hier klar für den Ausbau der Kapazitäten einstehen. <text:s/>Im letzten Satz möchte ich gerne noch einmal darauf hinweisen, dass es für den Osten ganz wesentlich ist, dass wir die industrienahen gemeinnützigen Forschungseinrichtungen weiter unterstützen – <text:s/>Herr Kollege. <text:s/>– und vom Besserstellungsverbot wegkommen. <text:s/>Danke. <text:s/>Das Wort hat Christian Görke für die Fraktion Die Linke.</text:p>
          </table:table-cell>
          <table:table-cell table:style-name="ce2" office:value-type="string" calcext:value-type="string">
            <text:p>-</text:p>
          </table:table-cell>
          <table:table-cell table:number-columns-repeated="3"/>
          <table:table-cell table:style-name="ce2" table:number-columns-repeated="2"/>
          <table:table-cell table:number-columns-repeated="1013"/>
        </table:table-row>
        <table:table-row table:style-name="ro1">
          <table:table-cell table:style-name="ce2" office:value-type="string" calcext:value-type="string">
            <text:p>160</text:p>
          </table:table-cell>
          <table:table-cell table:style-name="ce2" office:value-type="string" calcext:value-type="string">
            <text:p>21.03.2024</text:p>
          </table:table-cell>
          <table:table-cell table:style-name="ce2" office:value-type="string" calcext:value-type="string">
            <text:p>ID2016001800</text:p>
          </table:table-cell>
          <table:table-cell table:style-name="ce2" office:value-type="string" calcext:value-type="string">
            <text:p>Carmen Wegge (SPD)</text:p>
          </table:table-cell>
          <table:table-cell table:style-name="ce2" office:value-type="string" calcext:value-type="string">
            <text:p>Sehr geehrte Frau Präsidentin! Sehr geehrte Kolleginnen und Kollegen der demokratischen Fraktionen! Sehr geehrte Damen und Herren! Zahlreiche Internetseiten, soziale Plattformen, Onlinemarktplätze und Hostingdienste formen unsere digitale Welt, in der wir heute wie selbstverständlich unterwegs sind. <text:s/>Ähnlich wie es am Anfang des vergangenen Jahrhunderts, als nur wenige Autos auf den Straßen unterwegs waren, noch keine Straßenverkehrs-Ordnung gab, gab es auch für unser digitales Umfeld lange noch keine Regulierung. Aber je mehr wir uns darin bewegen, unser Leben ins Netz verlagern, Geschäfte dort abschließen, Reisen buchen, uns dort informieren und Medien lesen, uns sozial engagieren und mit Freundinnen und Freunden und Fremden politisch diskutieren, umso wichtiger wurde es, diese Infrastruktur nach unseren Regeln zu gestalten. Das gilt umso mehr, weil digitale Gewalt in Form von Beleidigung oder Bedrohung im Netz nichts weniger als unsere Demokratie gefährdet: Menschen beteiligen sich weniger an Diskussionen auf Plattformen, bringen sich weniger ein, weil sie Angst vor Hass und Hetze haben. Das können wir nicht akzeptieren! <text:s/>Mit dem Digital Services Act haben wir endlich eine europäische Verordnung, um digitale Dienste in ihre Verantwortung zu nehmen. Manche sprechen vom Grundgesetz des Internets. Ich würde eher sagen: Der DSA ist quasi die Straßenverkehrs-Ordnung des Internets. Gut, dass wir sie jetzt haben. <text:s/>Wir wollen den Nutzerinnen und Nutzern Instrumente an die Hand geben, um ihre Grundrechte auch im digitalen Raum ausleben zu können. Was ist dabei wichtig? <text:s/>Erstens. Ich als Nutzerin, ich will eine wirksame Meldung machen können. Alle Anbieter müssen Meldewege einrichten, über die Nutzer/-innen Hass oder illegale Inhalte melden können. <text:s/>Das betrifft zum Beispiel beleidigende und bedrohende Kommentare, aber auch gefälschte Produkte auf Onlinemarktplätzen. Die Anbieter müssen diese Meldung nach dem DSA zeitnah, sorgfältig, frei von Willkür und objektiv bearbeiten und eine Entscheidung treffen: Ist dieser Inhalt illegal, und muss er gelöscht werden, oder darf er stehen bleiben? Auch das wäre eine Möglichkeit. <text:s/>Der Digital Services Coordinator bei der Bundesnetzagentur wird die Pflichterfüllung für die deutschen Anbieter kontrollieren. Wir haben mit dem Änderungsantrag festgelegt: Wenn die Anbieter wiederholt keine Entscheidung treffen, dann kann ein Bußgeld fällig werden. Das ist gut. <text:s/>Zweitens. Ich als Nutzerin, ich will jemanden auch erreichen können. Wir legen im Gesetz heute fest: <text:s/>Ein Anbieter mit einem Sitz außerhalb der EU muss einen Zustellungsbevollmächtigten in Deutschland bestimmen, der gerichtliche Schreiben annimmt. <text:s/>Wir wollen in Zukunft aber gerne alle Plattformen, auch die großen Plattformen mit einem Sitz in Irland, wie Youtube oder Meta, dazu verpflichten, Rechtsdokumente von Betroffenen von digitaler Gewalt auch in Deutschland entgegenzunehmen. Das hatten wir im NetzDG bereits eingeführt, und das war für die Nutzer/-innen ein voller Erfolg. <text:s/>Die Vorteile einer Stelle innerhalb des Landes liegen natürlich auch auf der Hand: Die Betroffenen von digitaler Gewalt können schnell und ohne große Hürden ihre Beschwerden einreichen, haben eine klare Kontaktmöglichkeit, es entstehen keine Kosten für Übersetzungen, und die Zustellung geht schneller, als wenn sie erst ins Ausland geschickt oder sogar gefaxt werden muss. Deshalb bin ich froh, dass die bisherigen Eckpunkte des BMJ für das digitale Gewaltschutzgesetz die Verpflichtung zur Benennung einer solchen Stelle auch beinhalten. Wir prüfen gerade intensiv, wie dies mit den europarechtlichen Vorgaben auch weiterhin möglich sein wird. <text:s/>Drittens, aber nicht zuletzt. Ich als Nutzerin, ich will nicht gefährdet werden in der analogen Welt. Jetzt wissen wir: Das Internet funktioniert nicht wie die analoge Welt, sondern kann alles potenzieren. Gutes und Schlechtes wird online schneller und für viel mehr Menschen zugänglich gemacht als offline. <text:s/>Deshalb macht es einen Unterschied, ob meine private Wohnadresse nur in einem Register auf dem Amt steht oder in einem öffentlichen Blog, in dem ich, zum Beispiel als Journalistin, über Rechtsextreme schreibe. Aber: Alle Betreiberinnen und Betreiber von Internetseiten müssen gemäß Europarecht ein Impressum haben. Die Wohnadresse im Impressum ist ein Einfallstor für digitale Gewalt wie Stalking, Identitätsdiebstahl bis hin zu Bedrohung. <text:s/>Die harmlosere Form ist, dass da jemand Pizzas auf meinen Namen und zu meiner Adresse bestellt, die ich zahlen muss. <text:s/>Die schlimmere Form ist, dass mir jemand vor der Haustür auflauert. Wir bitten deshalb die Bundesregierung, zu prüfen, welche europarechtlichen Möglichkeiten es gibt, eine Kontaktierbarkeit auf anderem Wege als durch die Angabe der Wohnadresse sicherzustellen. <text:s/>Insgesamt sind wir also auf einem sehr guten Weg, der aber noch lange nicht zu Ende ist. Ich freue mich, auch mit meinen Kolleginnen und Kollegen aus dem Rechtsbereich in den nächsten Wochen diesen Weg weiterzugehen. <text:s/>Vielen Dank. <text:s/>Als Nächste hat das Wort für die Gruppe Die Linke Anke Domscheit-Berg.</text:p>
          </table:table-cell>
          <table:table-cell table:style-name="ce2" office:value-type="string" calcext:value-type="string">
            <text:p>-</text:p>
          </table:table-cell>
          <table:table-cell table:number-columns-repeated="3"/>
          <table:table-cell table:style-name="ce3"/>
          <table:table-cell table:style-name="ce2"/>
          <table:table-cell table:number-columns-repeated="1013"/>
        </table:table-row>
        <table:table-row table:style-name="ro1">
          <table:table-cell table:style-name="ce2" office:value-type="string" calcext:value-type="string">
            <text:p>62</text:p>
          </table:table-cell>
          <table:table-cell table:style-name="ce2" office:value-type="string" calcext:value-type="string">
            <text:p>19.10.2022</text:p>
          </table:table-cell>
          <table:table-cell table:style-name="ce2" office:value-type="string" calcext:value-type="string">
            <text:p>ID206203500</text:p>
          </table:table-cell>
          <table:table-cell table:style-name="ce2" office:value-type="string" calcext:value-type="string">
            <text:p>Dr. Volker Wissing, Bundesminister für Digitales und Verkehr</text:p>
          </table:table-cell>
          <table:table-cell table:style-name="ce2" office:value-type="string" calcext:value-type="string">
            <text:p>Die Abladeoptimierung des Rheins ist eines der wichtigsten Infrastrukturprojekte im Bundesverkehrswegeplan. Es hat ein Nutzen-Kosten-Verhältnis von <text:s/>nahezu 30; deswegen arbeitet die Wasserstraßen- und Schifffahrtsverwaltung auf meine Anweisungen hin mit Hochdruck daran, dieses Projekt voranzutreiben. Ich <text:s/>habe dafür gesorgt, dass hier ausreichend Personal zur Verfügung steht. <text:s/>Gleichzeitig habe ich veranlasst, dass eine Beschleunigungskommission eingesetzt wird, in der alle Akteure, auch Industrievertreter, beteiligt werden, <text:s/>um Vorschläge zur Beschleunigung dieses Projekts auf den Tisch zu legen. Ich habe diese Äußerung des Herrn Kollegen Krischer wahrgenommen; allerdings habe ich <text:s/>auch gelesen, dass er sich später anders geäußert hat. Jedenfalls sind diese Äußerungen kein Hinderungsgrund für mich, den Bundesverkehrswegeplan <text:s/>umzusetzen. <text:s/>Ich habe verstanden, dass Sie keine Nachfrage mehr haben; das beschleunigt das Verfahren. – Dann ist der Kollege Arlt aus der SPD-Fraktion der <text:s/>nächste Fragesteller.</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60</text:p>
          </table:table-cell>
          <table:table-cell table:style-name="ce2" office:value-type="string" calcext:value-type="string">
            <text:p>21.03.2024</text:p>
          </table:table-cell>
          <table:table-cell table:style-name="ce2" office:value-type="string" calcext:value-type="string">
            <text:p>ID2016010300</text:p>
          </table:table-cell>
          <table:table-cell table:style-name="ce2" office:value-type="string" calcext:value-type="string">
            <text:p>Isabel Cademartori Dujisin (SPD)</text:p>
          </table:table-cell>
          <table:table-cell table:style-name="ce2" office:value-type="string" calcext:value-type="string">
            <text:p>Sehr geehrter Herr Präsident! Liebe Kolleginnen und Kollegen! Meine Damen und Herren! Lieber Herr Donth, ich muss sagen, es ist wirklich mein Ziel im Leben, mal Ihr Selbstbewusstsein zu erreichen, mit so einer Verve Probleme vorzutragen, für die ich sehr unmittelbar mitverantwortlich war. <text:s/>Ich wollte eigentlich mit einem Lob anfangen und sagen, dass der Antrag der Union tatsächlich auch viele Probleme richtig benennt: <text:s/>die Unpünktlichkeit, die Unzuverlässigkeit, den schlechten Service. Auch das treibt uns um. Aber er verweigert eben auch die ehrliche Analyse der Ursache dieser Probleme und das Benennen der eigenen Verantwortlichkeit. <text:s/>Sie haben Ihren Kanzleramtschef Pofalla zur Bahn geschickt, <text:s/>und der hat diesen Zustand mitverursacht. Dieser Verantwortung müssten sich alle stellen; denn sonst führt uns das nur in die Sackgasse. <text:s/>Man kann sich gut und lange darüber unterhalten, ob man den Bahnkonzern aufteilen müsste, ob es eine AG oder eine GmbH sein sollte. Es gibt für alle Modelle Beispiele aus dem Ausland, die gut funktionieren oder weniger gut funktionieren. Die Diskussion ist auch wichtig; aber sie führt an dem Kern des Problems vorbei, nämlich: Das Schienennetz ist marode, die Instandhaltung wurde jahrelang vernachlässigt, und es wurde nicht sinnvoll investiert. <text:s/>Wir können jetzt die nächsten zehn Jahre damit verbringen, den Bahnkonzern zu restrukturieren. Aber das wird nichts an der Tatsache ändern, dass die Infrastruktur insgesamt langfristig und planbar mehr Geld braucht. Dafür bieten Sie null Komma null Lösungen an. <text:s/>Wir, diese Regierung, waren es, die in dieser schwierigsten Haushaltslage fast zusätzlich 30 Milliarden Euro zur Verfügung gestellt haben, um diesen Zustand zu beenden. Wir haben umgestellt auf Korridorsanierung, um die schlimmsten Engpässe zu beseitigen. Wir haben mit der InfraGO eine Gesellschaft geschaffen, die das, was früher in irgendwelchen kleinen Runden in Fulda zwischen wenigen Leuten besprochen wurde, nun offen und transparent mit einem Infrastrukturplan machen wird. <text:s/>Und zum Infrastrukturplan. Sie waren es doch, die vorbei am Parlament ein Gutachten in Auftrag gegeben und mit dem Deutschlandtakt die Grundlage für den Ausbau der Bahn gelegt haben. <text:s/>Da sind etliche Neubaustrecken, Hochgeschwindigkeitsstrecken zu finden, alles ohne Preisschild und ohne ehrlichen Zeitplan. <text:s/>Gleichzeitig haben Sie das Bestandsnetz verrotten lassen, weil das Geld nicht mal gereicht hat, um es in Schuss zu halten, geschweige denn im großen Stil neu auszubauen. Mit dieser Augenwischerei muss jetzt Schluss sein. <text:s/>Wir müssen uns alle in die Augen gucken und ehrlich sagen: Was braucht die Infrastruktur in Deutschland? <text:s/>Was kostet das? Mit welchen Strukturen arbeiten wir das ab? Und mit welchem Zeitplan? Und da müssen alle über ihren Schatten springen und die notwendigen Entscheidungen treffen und auch mittragen. Damit können Sie morgen schon anfangen, indem Sie im Bundesrat Ihren Ländern mit auf den Weg geben, das Bundesschienenwegeausbaugesetz nicht zu blockieren und die Korridorsanierung der Riedbahn nicht zu gefährden. <text:s/>Das wäre sonst unverantwortlich! Oder ist der Kampf gegen die Regierungskoalition wichtiger, als endlich die ständigen Verspätungen und Unzuverlässigkeiten der Bahn zu beseitigen? <text:s/>Denken Sie immer daran: Selbst für den sehr unwahrscheinlichen Fall, dass Sie nach der nächsten Bundestagswahl wieder in der Regierung sein sollten, <text:s/>werden auch Sie diese Infrastruktur vorfinden. Sie wird zwar ein bisschen besser sein als das, was wir vorgefunden haben, aber sie wird längst noch nicht da sein, wo sie sein müsste, <text:s/>und es wird finanzielle Kraft kosten, sie dahin zu bringen, wo wir alle sie haben wollen. <text:s/>Wir werden uns diese schmerzhaften Fragen stellen müssen. Wenn Sie mit einem Finger auf uns zeigen, dann zeigen vier Finger auf Sie zurück; denn Sie können hier nicht Verbesserungen einfordern, ohne eine Finanzierungsgrundlage zu bieten. <text:s/>Wir sollten auch nicht die Verkehrsträger gegeneinander ausspielen; denn ihre Leistungsfähigkeit hängt unmittelbar zusammen. Sie haben uns dafür kritisiert, dass wir aus den Mauteinnahmen auch Geld nehmen, um die Schieneninfrastruktur zu ertüchtigen. <text:s/>Aber Sie machen gar keinen anderen Vorschlag, außer alleinerziehende Mütter im Bürgergeld zu drangsalieren oder Rentnerinnen und Rentnern ihre Rente zu verweigern. Das kann nicht Ihr Ernst sein. <text:s/>Frau Kollegin, kommen Sie zum Schluss, bitte. <text:s/>Ich bin tatsächlich davon überzeugt, dass alle demokratischen Parteien in diesem Hohen Hause ein Interesse an einer funktionierenden Infrastruktur haben. Es sollte kein parteipolitischer Zankapfel sein. <text:s/>Frau Kollegin, bitte. <text:s/>Lassen Sie uns gemeinsam diesen Kraftakt bewältigen! <text:s/>Vielen Dank. <text:s/>Vielen Dank, Frau Kollegin. – Ich will darauf hinweisen, dass meine Geduld nicht überstrapaziert werden sollte. Wenn ich darum bitte, zum Schluss zu kommen, dann heißt das, Sie kommen zum Schluss; Sie haben dann noch einen Satz. Wenn alle 30 Sekunden überziehen, sind wir um 2 Uhr nachts heute noch hier, und das will keiner. <text:s/>Nächster Redner ist der Kollege Wolfgang Wiehle, Af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11</text:p>
          </table:table-cell>
          <table:table-cell table:style-name="ce2" office:value-type="string" calcext:value-type="string">
            <text:p>21.06.2023</text:p>
          </table:table-cell>
          <table:table-cell table:style-name="ce2" office:value-type="string" calcext:value-type="string">
            <text:p>ID2011111100</text:p>
          </table:table-cell>
          <table:table-cell table:style-name="ce2" office:value-type="string" calcext:value-type="string">
            <text:p>Dr. Robert Habeck, Bundesminister für Wirtschaft und Klimaschutz</text:p>
          </table:table-cell>
          <table:table-cell table:style-name="ce2" office:value-type="string" calcext:value-type="string">
            <text:p>Vielen Dank, Herr Präsident. – Frau Abgeordnete Detzer, ich habe ja schon mehrfach – man kann das aber auch leicht abfragen oder nachlesen – auf die im Moment massiven Investitionen des Auslands hingewiesen. Intel ist ja etwas ausführlicher besprochen worden. Es handelt sich um die größte, jemals getätigte Einzelfallinvestition in Deutschland. Andere Unternehmen investieren ebenfalls. <text:s/>Wir stehen vor Herausforderungen bei der energieintensiven Industrie: Stahl-, Chemie-, Kunststoffindustrie. Und da wiederum, würde ich tatsächlich sagen, schadet es dem Standort, wie übrigens auch der Wärmewende, dass die Union im Moment gegen die Gelder, die dafür reserviert sind, klagt. <text:s/>Das in der Tat würde bedeuten, dass uns der Fußboden weggezogen wird, auf dem wir versuchen die wirtschaftliche Situation in Deutschland zu stabilisieren. <text:s/>Herr Kollege. <text:s/>Wenn diese Klage erfolgreich ist, würde das Deutschland wirtschaftspolitisch wirklich hart treffen, wahrscheinlich so hart, dass wir das nicht bestehen werden. <text:s/>Die nächste Nachfrage stellt der Kollege Lenker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88</text:p>
          </table:table-cell>
          <table:table-cell table:style-name="ce2" office:value-type="string" calcext:value-type="string">
            <text:p>26.09.2024</text:p>
          </table:table-cell>
          <table:table-cell table:style-name="ce2" office:value-type="string" calcext:value-type="string">
            <text:p>ID2018806800</text:p>
          </table:table-cell>
          <table:table-cell table:style-name="ce2" office:value-type="string" calcext:value-type="string">
            <text:p>Stephan Brandner (AfD)</text:p>
          </table:table-cell>
          <table:table-cell table:style-name="ce2" office:value-type="string" calcext:value-type="string">
            <text:p>Frau Präsidentin! Meine Damen und Herren! Die Tatsachen wurden umrissen. Aber statt sich dem Bau der 400 000 Wohnungen zu widmen, die Frau Geywitz und die Ampel uns bisher vorgelogen haben, strebt Frau Geywitz nun danach, in den Aufsichtsrat des Zukunftszentrums für Deutsche Einheit und Transformation einzuziehen, obwohl dies – es wurde erwähnt – nach § 5 Bundesministergesetz eigentlich verboten ist. Offenbar ist sie nicht ausgelastet – was verwundert. Die 400 000 Wohnungen sind so weit entfernt wie noch nie. Die Eigentumsquote sinkt. Mieten, Nebenkosten und Baukosten explodieren. Es gibt keine Deregulierung auf dem Wohnungsmarkt und keine Entlastung für die Bürger. Darum könnte sie sich kümmern. <text:s/>So fragen wir uns also zu Recht: Warum steht das heute überhaupt auf der Tagesordnung? Warum hat das Kabinett klammheimlich zugestimmt und wollte es nicht hier in die Debatte bringen? Gibt es da etwas zu verheimlichen? Verlassen die politischen Ratten vielleicht schon das sinkende Politschiff? <text:s/>Kann es sein, dass für die Zeit danach – Stichworte „Sonnenuntergang“, „Spätsommer“ – schon angestrebt ist, Frau Geywitz vielleicht über den Aufsichtsrat auf einen lukrativen Geschäftsführerposten in Halle zu hieven? <text:s/>Man wird sehen, was daraus wird. <text:s/>Wir sehen das Ende der Regierung kommen. Sie kriegen es ja selber mit: Selbstauflösungserscheinungen bei den Grünen und der Grünen Jugend. Wir erleben 0,8-Prozent-Parteien. Das Ende der Ampel naht. Deshalb hört sich das hier ein bisschen an wie: Schnell weg und was Neues suchen! Frau Geywitz ist da offenbar ganz vorne dabei. <text:s/>Einen vernünftigen Grund, Frau Geywitz in den Aufsichtsrat dieses Zukunftszentrums zu schicken, können wir jedenfalls nicht erkennen. Wenn es ein Vergangenheitszentrum gäbe, würde ich sagen: Gut, da kann Frau Geywitz rein. – Aber das steht ja hier nicht zur Debatte. <text:s/>In Halle – das haben Sie erwähnt – sollen 200 Millionen Euro allein für den Bau ausgegeben werden. Wahrscheinlich werden es, wie man Ihre Baupreisplanung kennt, dann 500 oder 600 Millionen Euro. <text:s/>– Unsere Fraktion in Halle ist nicht dafür. <text:s/>Die haben gesagt: Sie begrüßen das, wenn es etwas Vernünftiges bringt. <text:s/>Aber das derzeitige Konzept sieht völlig anders aus. Und wenn Sie sich hier so aufregen, Herr Daldrup, <text:s/>dann wissen Sie genau, warum, nämlich weil das Konzept riesengroßer Murks ist. 200 Millionen oder 500 Millionen Euro – man wird sehen, was dafür rausfliegt. 200 Mitarbeiter und 40 Millionen Euro jährlich an laufenden Kosten für einen – ich zitiere – „Ort für Diskurs, Wissensvermittlung, zur Stärkung der Demokratie und des Zusammenhalts zwischen Ost und West“, <text:s/>also Stuhlkreise, Laberei, <text:s/>Belehrungen darüber, was die Regierung sich unter Demokratie vorstellt und was nicht. Völlig unproduktiv! Wie es zurzeit aussieht, geschieht das wahrscheinlich, um Ihre linke Klientel zu versorgen, die in den nächsten Monaten reihenweise arbeitslos wird. <text:s/>Das ist so was von durchschaubar, was Sie hier aufziehen. Deshalb ist es schön, dass wir das hier mal thematisieren. <text:s/>Wir brauchen keine seltsamen Zentren. Wir brauchen vernünftige Politik für Deutschland, auch von Frau Geywitz, gerade im Baubereich und für den Wohnungsmarkt. <text:s/>Eine Ministerin, die schon in ihrem Vollzeitjob als Ministerin nichts hinbekommt, braucht nicht auch noch ein Aufsichtsratsmandat. Die soll sich um ihr Ministerium kümmern und um sonst nichts. <text:s/>Vielen Dank.</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92</text:p>
          </table:table-cell>
          <table:table-cell table:style-name="ce2" office:value-type="string" calcext:value-type="string">
            <text:p>11.10.2024</text:p>
          </table:table-cell>
          <table:table-cell table:style-name="ce2" office:value-type="string" calcext:value-type="string">
            <text:p>ID2019204100</text:p>
          </table:table-cell>
          <table:table-cell table:style-name="ce2" office:value-type="string" calcext:value-type="string">
            <text:p>Dr. Carsten Brodesser (CDU/CSU)</text:p>
          </table:table-cell>
          <table:table-cell table:style-name="ce2" office:value-type="string" calcext:value-type="string">
            <text:p>Frau Präsidentin! Sehr geehrte Damen und Herren! Liebe Kolleginnen und Kollegen! Die schlechten Nachrichten für die Ampel reißen leider nicht ab. Neben den rezessiven wirtschaftlichen Daten, die wir diese Woche vernehmen mussten, mit einem sinkenden Bruttoinlandsprodukt im zweiten Jahr in Folge, versuchen Sie, den Bürgerinnen und Bürgern mit der Wachstumsinitiative und dem Jahressteuerpaket die trüben Aussichten mit vermeintlichen Steuererleichterungen zu versüßen. Spätestens Anfang des neuen Jahres werden aber die meisten Menschen auf ihren Gehaltsabrechnungen schockiert feststellen müssen, dass die vermeintlichen Erleichterungen durch massiv steigende Sozialbeiträge wieder aufgefressen werden. So werden voraussichtlich auch zwei Drittel der privat Krankenversicherten mit einem Anstieg von 18 Prozent ihrer Prämien zum 1. Januar 2025 rechnen müssen. Im Schnitt müssen dann Privatversicherte mit monatlichen Beiträgen von rund 623 Euro rechnen. <text:s/>Als Hauptursachen sind die gestiegenen Leistungsausgaben im Krankenhausbereich und die gestiegenen Personalkosten durch die gesetzlichen Vorgaben für Pflegekräfte zu nennen. Allerdings, und darauf zielt unser Antrag, steht die Tarifstruktur der privaten Krankenversicherung seit mehr als 15 Jahren still. Sie wurde gesetzlich kaum verändert. <text:s/>Was sind die Gründe dafür? Die politischen Ziele der damaligen Koalitionspartner in der Großen Koalition waren so unterschiedlich, dass man sich lediglich auf den kleinsten gemeinsamen Nenner einigen konnte. Und die Folge? Die notwendigen Reformen der PKV blieben auf der Strecke – und das zulasten der Versicherten. <text:s/>Heute erleben Millionen privat Krankenversicherte unregelmäßige Beitragsanpassungen. In einzelnen Jahren gibt es kaum Veränderungen, doch dann kommt der Schock: Steigerungen im zweistelligen Prozentbereich, die vor allem diejenigen belasten, die nicht beihilfeberechtigt sind. Diese sprunghaften Anpassungen sind für die Versicherten nur schwer kalkulierbar und machen eine verlässliche Finanzplanung für die Menschen nahezu unmöglich. Daher sind wir alle gefordert, für die Versicherten Verlässlichkeit und Vertrauen in die Bezahlbarkeit der Krankenversicherung sicherzustellen. <text:s/>Warum erleben wir diese extremen Beitragssprünge? Der Grund dafür sind die sogenannten auslösenden Faktoren im Versicherungsvertrags- und im Versicherungsaufsichtsgesetz. Beitragsanpassungen dürfen demnach nur erfolgen, wenn festgelegte Schwellenwerte überschritten werden, etwa bei Abweichungen bei der Sterbewahrscheinlichkeit oder steigenden Kosten für Versicherungsleistungen. Das führt dazu, dass Kosten über Jahre hinweg aufgestaut werden, bis dann plötzlich eine massive Beitragsanpassung erfolgen muss, die die Versicherten hart trifft. <text:s/>Hinzu kommt, dass der Faktor „Zins“, also die Entwicklungen auf dem Kapitalmarkt, derzeit keinen Einfluss auf die Beitragsanpassungen hat. In Zeiten niedriger Zinsen, wie wir sie in den letzten Jahren erlebt haben, verschärft das die Problematik nur weiter. <text:s/>Auch beim Thema Alterungsrückstellungen sehen wir große Defizite. Bei einem Tarifwechsel innerhalb eines Versicherungsunternehmens werden die Alterungsrückstellungen nicht vollständig angerechnet, sondern oft zur Beitragsminderung aufgebraucht. Was auf den ersten Blick nach einer Entlastung aussieht, führt langfristig zu massiven Beitragsanpassungen. <text:s/>Ein weiteres wichtiges Thema ist der gesetzliche Zuschlag auf PKV-Beiträge. Dieser Zuschlag, eingeführt im Jahr 2000, soll helfen, Beitragsanpassungen ab dem 65. Lebensjahr zu reduzieren. Doch seit 23 Jahren wurde dieser Zuschlag nicht mehr an die gestiegene Lebenserwartung und das höhere Renteneintrittsalter angepasst. Hier gibt es dringenden Reformbedarf, um die Versicherten langfristig zu entlasten. <text:s/>Und schließlich gibt es auch im Bereich der Sozialtarife erheblichen Nachholbedarf. Der Standardtarif, der älteren Versicherten Entlastung bietet, ist nur für diejenigen zugänglich, die vor dem 1. Januar 2009 in die PKV eingetreten sind. Jüngere Versicherte, die in finanzielle Not geraten, müssen stattdessen den Basistarif wählen, der oft teurer ist und für sie keine echte wirtschaftliche Entlastung darstellt. <text:s/>Manchen Vorurteilen zum Trotz möchte ich an dieser Stelle darauf hinweisen, dass es sich bei den Versicherten in der PKV keineswegs nur um besserverdienende Angestellte handelt. Man denke beispielsweise an die Gruppe der Selbstständigen oder der Rentenbezieher. Denn auch die haben einen Anspruch darauf, dass man ihre sozialen Belange im Blick behält. <text:s/>Sehr geehrte Damen und Herren, die Zeit für Reformen in der privaten Krankenversicherung ist überfällig. Wir brauchen eine Beitragsverstetigung für die fast 9 Millionen Privatversicherten und damit eine verlässliche und planbare Kostenentwicklung. Wir brauchen Reformen bei den Sozialtarifen, damit Menschen in Notlagen besser geschützt werden. Und wir brauchen eine Anpassung des gesetzlichen Zuschlags, um den demografischen Wandel adäquat zu berücksichtigen. <text:s/>Die Umsetzung dieser Vorschläge kostet den Staat keinen Cent und macht das Gesundheitssystem ein Stück weit stabiler und stärker. Es gibt daher eigentlich keinen erkennbaren Grund, warum sie von der Regierung nicht aufgegriffen und umgesetzt werden. <text:s/>Es ist an der Zeit, die PKV krisenfest und zukunftssicher zu machen – für alle Versicherten. Darum bitten wir um Unterstützung für unseren Antrag. <text:s/>Vielen Dank. <text:s/>Für die SPD-Fraktion hat das Wort Armand Zor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85</text:p>
          </table:table-cell>
          <table:table-cell table:style-name="ce2" office:value-type="string" calcext:value-type="string">
            <text:p>09.02.2023</text:p>
          </table:table-cell>
          <table:table-cell table:style-name="ce2" office:value-type="string" calcext:value-type="string">
            <text:p>ID208506000</text:p>
          </table:table-cell>
          <table:table-cell table:style-name="ce2" office:value-type="string" calcext:value-type="string">
            <text:p>Ulrich Lechte (FDP)</text:p>
          </table:table-cell>
          <table:table-cell table:style-name="ce2" office:value-type="string" calcext:value-type="string">
            <text:p>Sehr geehrte Frau Präsidentin! Liebe Kolleginnen und Kollegen! Dass ich eines Tages an diesem Pult stehen und sagen würde, dass ich Ralf Stegner und <text:s/>Jürgen Trittin zu hundert Prozent recht gebe und ihre Reden unterschreiben würde, <text:s/>hätte ich in meinem Leben nicht für möglich gehalten. <text:s/>Heute ist dieser historische Tag; <text:s/>denn seit bald einem Jahr führen Wladimir Putin und seine Russen den völkerrechtwidrigen Angriffskrieg gegen die Ukraine. <text:s/>Wie wir Tag um Tag sehen, sind die russischen Streitkräfte nicht willens, sich an die zivilisatorischen Mindeststandards zu halten, die auf der ganzen <text:s/>Welt Konsens sind. Die Russische Föderation beschießt die Kraftwerke, bombardiert die Krankenhäuser und zerstört die Wohnungen jener Menschen, die von Moskau <text:s/>immer als „historisches Brudervolk“ bezeichnet wurden. Wenn Russland so mit seinen Freunden umgeht, dann können Sie sich vorstellen, wie es mit seinen <text:s/>vermeintlichen Gegnern verfahren wird, falls Putin diesen Krieg gewinnt. <text:s/>Putins Krieg ist ein Angriff auf das ukrainische Volk. Er ist aber auch eine Attacke auf die regelbasierte internationale Ordnung. Deshalb stehen wir <text:s/>gemeinsam mit unseren Partnern zusammen an der Seite der Ukraine, um Putin Grenzen zu setzen. <text:s/>Wenn wir den Krieg mit allen diplomatischen Bemühungen schon nicht verhindern konnten, dann müssen wir wenigstens dafür sorgen, dass er nicht Schule <text:s/>macht. Der Angriffskrieg darf sich für Putin und seine Freunde hier in Deutschland, wie Gauland, Chrupalla und Co, schlicht und ergreifend nicht lohnen. <text:s/>Im Laufe der letzten Jahre hat der Kreml seinen Krieg gegen die Ukraine Stück für Stück eskaliert. Er hat diplomatische Vereinbarungen vorsätzlich <text:s/>gebrochen und internationale Vermittlungsversuche sabotiert. Wer heute Sicherheitsgarantien für Putin fordert, ignoriert damit die unangenehme Wahrheit: <text:s/>Russland hat kein Interesse an einem Frieden auf Augenhöhe, sondern möchte seine Bedingungen diktieren. <text:s/>Vor diesem Hintergrund ist Ihr Antrag blanker Hohn gegenüber den Millionen Menschen, die vor dem russischen Terror fliehen mussten – der Hauptteil, <text:s/>über 90 Prozent, interessanterweise Richtung Westen – oder jeden Tag Angst um Leib und Leben haben. <text:s/>Die Ukrainer haben sich nach dem Ende des Kalten Kriegs auf die Sicherheitsgarantien der Russischen Föderation verlassen und das drittgrößte <text:s/>Atomwaffenarsenal der Welt aufgegeben. Kiew braucht Verbündete. Dafür ist ein EU-Beitritt auch ein geeigneter Schritt; denn wie sich gezeigt hat, macht Putins <text:s/>neoimperiale Außenpolitik nur vor einem glaubhaften Abschreckungspotenzial wie dem Schutzschirm der NATO halt. <text:s/>Den Bedeutungsverlust Russlands hat Wladimir Putin laut eigener Aussage nie verwunden, <text:s/>und den russischen Minderwertigkeitskomplex gegenüber der EU kompensiert der Präsident militärisch. Für die Russische Föderation stellen demokratische <text:s/>Nachbarn mit guten Beziehungen zum Westen eine Bedrohung des eigenen Modells dar. So wird jeder Versuch unabhängiger Staaten, aus der vermeintlichen russischen <text:s/>Einflusssphäre auszubrechen, von Moskau drakonisch bestraft. Das ist der Fakt. <text:s/>Das wichtigste außenpolitische Instrument Russlands war, ist und bleibt die Erpressung im Energiesektor. Deshalb ist die von der AfD geforderte <text:s/>Wiederaufnahme der wirtschaftlichen Beziehungen ein Fehler. Das ist ein Hohn, das ist einfach nicht zu glauben. Wer mit so einem Partner weiterhin über <text:s/>Pipelines verhandeln möchte, hat den Ernst der Lage offensichtlich nicht begriffen. <text:s/>Die gemeinsamen Wirtschaftssanktionen gegen Russland und die Waffenlieferungen sind die wichtigsten Instrumente der internationalen Allianz gegen <text:s/>Putins Angriffskrieg. Unsere Hilfen sind der Grund, warum wir heute überhaupt über Friedensverhandlungen diskutieren können. <text:s/>Der Antrag der AfD offenbart ihre offensichtliche Bereitschaft, jede Aggression Russlands in Europa hinzunehmen. Das ist offene Anbiederung an ein <text:s/>Regime, das versucht, über Drohungen die Nachbarländer und Kritiker einzuschüchtern, statt sich durch Diplomatie und Dialog auf der Weltbühne konstruktiv <text:s/>einzubringen. <text:s/>Und warum? Weil Putins Russland in der Realität weder eine gesellschaftliche Vision noch überzeugende Ideen anzubieten hat. <text:s/>Die Moskauer Eliten schwelgen immer noch in der Erinnerung an eine glorreiche Vergangenheit als Großmacht, weil die Gegenwart und die Zukunft des <text:s/>Landes derzeit sehr trist sind. Die AfD gehört für Putin hierbei zu den treuesten Vasallen, die es in Deutschland zu finden gibt. <text:s/>Abschließend möchte ich hinzufügen, dass wir stets bereit sind, eine diplomatische Lösung für diesen Krieg zu finden <text:s/>und das Sterben zu beenden, wenn Putin seine Armee zurückzieht, wenn das tägliche Bombardement aufhört, falls er Einsicht zeigt und die Ukraine als <text:s/>souveräne Demokratie akzeptiert. Das ist eine Verhandlungsbasis auf Augenhöhe, und Sie haben davon wirklich keine Ahnung. <text:s/>Herzlichen Dank. <text:s/>Der nächste Redner ist für die AfD-Fraktion Matthias Moosdorf.</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62</text:p>
          </table:table-cell>
          <table:table-cell table:style-name="ce2" office:value-type="string" calcext:value-type="string">
            <text:p>19.10.2022</text:p>
          </table:table-cell>
          <table:table-cell table:style-name="ce2" office:value-type="string" calcext:value-type="string">
            <text:p>ID206207200</text:p>
          </table:table-cell>
          <table:table-cell table:style-name="ce2" office:value-type="string" calcext:value-type="string">
            <text:p>Dr. Volker Wissing, Bundesminister für Digitales und Verkehr</text:p>
          </table:table-cell>
          <table:table-cell table:style-name="ce2" office:value-type="string" calcext:value-type="string">
            <text:p>Frau Kollegin Domscheit-Berg, das Gigabit-Grundbuch ist enorm wichtig, und es muss über eine bestimmte Strecke hinweg mit dem Gigabit-Ausbau <text:s/>entwickelt werden. Wir wollen das Gigabit-Grundbuch so schnell wie möglich haben und tun alles dafür, dass es nicht an Stellen oder an Ausschreibungen <text:s/>scheitert. Wir verfolgen dieses Projekt mit Nachdruck und mit hoher Prioritä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5</text:p>
          </table:table-cell>
          <table:table-cell table:style-name="ce2" office:value-type="string" calcext:value-type="string">
            <text:p>28.01.2022</text:p>
          </table:table-cell>
          <table:table-cell table:style-name="ce2" office:value-type="string" calcext:value-type="string">
            <text:p>ID201500200</text:p>
          </table:table-cell>
          <table:table-cell table:style-name="ce2" office:value-type="string" calcext:value-type="string">
            <text:p>Jens Spahn (CDU/CSU)</text:p>
          </table:table-cell>
          <table:table-cell table:style-name="ce2" office:value-type="string" calcext:value-type="string">
            <text:p>Frau Präsidentin! Liebe Kolleginnen und Kollegen! Herr Minister, Sie haben im Dezember eine Klimaeröffnungsbilanz vorgenommen, wie man das als neue Regierung so macht. Diese Debatte hier ist eine gute Gelegenheit für eine wirtschaftliche Eröffnungsbilanz. <text:s/>Sie hat zwei Aspekte: <text:s/>Was haben Sie vorgefunden? Sie, Herr Habeck, übernehmen ein Land mit sehr niedriger Arbeitslosigkeit von deutlich unter 6 Prozent, und das bei einer Rekordzahl von über 46 Millionen Erwerbstätigen. Sie übernehmen ein Land auf dem Wachstumspfad, ein Land, das fast ein Jahrzehnt des Aufschwungs und der Haushaltsüberschüsse hinter sich hat, ein Land mit einer starken Wirtschaft, das sich – das zeigen die Zahlen – trotz dieses weltweiten exogenen Schocks der Pandemie gut schlägt. <text:s/>Der erste Teil der Eröffnungsbilanz besagt also: Das Erbe, das Sie angetreten haben, kann sich sehen lassen. Es ist ein Erbe nach 16 Jahren unionsgeführter Bundesregierung unter Angela Merkel, und daran werden wir Sie, Herr Habeck, in den nächsten Jahren messen. <text:s/>Der zweite Teil der Eröffnungsbilanz beschreibt die Lage am Anfang des Jahres 2022: Ukraine-Krise, Fragen von Krieg und Frieden, Omikron, Lieferprobleme, Inflation, hohe Energiepreise, drohende Zinssteigerungen. Viele Menschen haben bei steigenden Preisen am Ende des Monats weniger im Portemonnaie, und an den Börsen rutschen die Kurse. Es herrscht eine große wirtschaftliche Unsicherheit. <text:s/>In einer solchen Lage braucht das Land Führung, braucht die Wirtschaft Sicherheit, Verlässlichkeit, Vertrauen. Stattdessen werden Zigtausende Häuslebauer und Handwerker über Nacht verunsichert und vor den Kopf gestoßen, weil Sie plötzlich feststellen, dass Sie zu wenig Geld haben. <text:s/>Das Desaster mit der Bauförderung enthält alle Zutaten, wie man es nicht machen sollte: kein gesunder Pragmatismus, kein Sinn für die Bürgerinnen und Bürger <text:s/>und vor allem keine Planungssicherheit, wie Sie sie bei der Windkraft immer gebetsmühlenartig einfordern. Im Ergebnis richten Sie mehrfach Schaden an, zulasten von dringend notwendigen Fortschritten bei Eigentum und Wohnraum, zulasten des Klimaschutzes, zulasten des Vertrauens. <text:s/>Herr Habeck, beenden Sie dieses Chaos, und legen Sie endlich einen Plan vor, wie Sie mit den Zigtausenden Anträgen der Familien umgehen wollen. Die brauchen keine schönen Worte, die brauchen Entscheidungen, und zwar jetzt, in diesen Stunden. <text:s/>In dieser unsicheren wirtschaftlichen Lage erwartet der geneigte Leser im Jahreswirtschaftsbericht Antworten auf die drängenden Fragen. Also, was ist der Plan dieser Bundesregierung, was ist Ihr Plan, Herr Habeck, bei der Inflation? Ja, die Inflation hat kurzfristige Gründe: Pandemiefolgen, Lieferketten, politisch motiviert bei Gas und Öl. Aber Inflation – das zeigt ja auch der Bericht – wird ein länger anhaltendes Phänomen sein. Energie wird teurer, die Löhne werden aufgrund des Fachkräftemangels steigen, und die Notenbanken haben kaum Spielraum, zu handeln. Wir brauchen hier mehr Taten statt schöner Worte; denn am Ende sind die Dinge für die Bürgerinnen und Bürger sehr konkret: in der Lohntüte, auf der Stromabrechnung, auf dem Sparbuch. <text:s/>Inflation ist zutiefst ungerecht. Sie belastet vor allem die hart arbeitende Mitte. Inflation, das ist Diebstahl am kleinen Mann, und deshalb erwarten wir hier mehr als Ankündigungen. <text:s/>Wir wollen konkrete Taten sehen, wie Sie als Bundesregierung sich bei der Inflation positionieren – jetzt und nicht in zwei Wochen oder zwei Monaten. <text:s/>Was, Herr Habeck, ist in dieser unsicheren Zeit Ihr Plan für ein stabiles Wirtschaftswachstum? Denn neben der Inflation droht in diesem Jahrzehnt stagnierendes Wachstum. Die Alterung der Gesellschaft schwächt die Produktivität. Die Energiewende ist zuallererst einmal ein milliardenschwerer Umbau ohne sofortige Wohlstands- oder Produktivitätsgewinne. Wenn es einen Ertrag gibt, dann erst in Jahren oder Jahrzehnten. <text:s/>Was wir für unsere älter werdende Gesellschaft allerdings brauchen – mehr denn je –, ist eine Steigerung der Produktivität. Das haben Sie gut beschrieben. <text:s/>Aber was folgt daraus? Es braucht klassische Wachstumspolitik, eine Reform der Unternehmensteuer, bezahlbare Energiepreise, Investitionen in neue Technologien, freien Handel. Herr Wirtschaftsminister, Herr Außenwirtschaftsminister, was ist eigentlich mit CETA? <text:s/>Wann legen Sie dem Deutschen Bundestag CETA endlich zur Abstimmung vor? <text:s/>Handel mit Kanada: Wenn Sie es in dieser Koalition nicht einmal schaffen, eine Mehrheit für freien Handel mit dem liberalen Kanada zu haben, mit wem wollen Sie überhaupt noch handeln? Auch darauf wollen wir eine Antwort haben; dazu wollen wir etwas von Ihnen hören. Wenn Sie es hier nicht zur Abstimmung vorlegen, werden wir es vorlegen, notfalls jede Woche. CETA muss hier im Deutschen Bundestag endlich ratifiziert werden. <text:s/>Sie wollen Planungsverfahren verbessern, vor allem für den Energieausbau. Warum soll davon nicht die gesamte Wirtschaft profitieren? Warum sollen für die Montagehallen nicht die gleichen schnelleren Verfahren gelten wie für die Windkraftanlagen? Sie haben einmal mehr über die Fragen von Naturschutz, Artenschutz und Klimaschutz gesprochen. Ja, das ist richtig. Aber man fragt sich, ob Frau Lemke, ob das Umweltministerium von dem weiß, was Sie da sagen. <text:s/>Sie haben es jetzt zum dritten Mal hier angekündigt. Wir wollen auch hier endlich konkrete Vorschläge sehen. Genug der Worte! Taten braucht es! <text:s/>Wir brauchen Vorschläge, wie wir bezüglich der Planungsverfahren einen Unterschied machen. <text:s/>Herr Spahn, Entschuldigung. Erlauben Sie eine Zwischenfrage aus der Fraktion Die Linke? <text:s/>Ich halte nichts davon, wenn nach einer Regierungsbefragung die Opposition sich selbst befragt. Nein. <text:s/>Tut mir leid. <text:s/>Zu alldem findet sich in dem Wirtschaftsbericht wenig. Es ist vor allem ein Bericht mit hohem Klimaanteil. Was ist Ihr Plan, Herr Minister, für eine soziale Energiepolitik? Sie wollen eine sozial-ökologische Marktwirtschaft. Ich gewinne den Eindruck: Es geht Ihnen vor allem um die ökologische Marktwirtschaft. Das „sozial“ droht bei Ihnen runterzukippen; das sagen ja auch schon die Sozialdemokraten in öffentlichen Diskussionen. Verbrennungsmotoren gegen Elektroautos, Gas- und Ölofen gegen Wärmepumpen zu tauschen – all das wird die Menschen viel Geld kosten, und das wird das Land viel Geld kosten. <text:s/>Deswegen ist Ihre Klimapolitik doch in Wahrheit mehr als alles andere auf Wirtschaftswachstum angewiesen. Denn nur eine wachsende Volkswirtschaft wird die Ressourcen bereitstellen können, die es braucht, um diese Energiewende ohne soziale Unwuchten zu gestalten. Deswegen können Sie uns nicht weismachen, dass Wachstum per se nicht mehr so wichtig wäre. <text:s/>Sie wollen Indikatoren neben dem Bruttoinlandsprodukt entwickeln; denn wirtschaftliches Wachstum, das wäre ja nicht alles. <text:s/>Das mag stimmen. Aber ohne Wachstum ist alles andere auch nicht viel. Wenn die Wirtschaft schrumpft, geht es Millionen Menschen in Deutschland schlechter. <text:s/>Ohne Wachstum gibt es mehr Ungleichheit, keine höheren Renten, keine gute Bildung für alle, keine eigenen vier Wände. <text:s/>Im Übrigen sollte der Staat niemals definieren wollen, was besseres Leben oder Glück ausmacht. Ich finde, wenn man das mal zu Ende denkt, also dass der Staat definiert, was Glück ist, was besseres Leben ist, dann endet das schnell in der Unfreiheit. <text:s/>– Ja, ja, ja. – Es gibt in Deutschland, Gott sei Dank, über 80 Millionen verschiedene Vorstellungen von Glück und vom besseren Leben. Was der Staat tun sollte: Dem Einzelnen wirtschaftlichen Wohlstand, faire Chancen und soziale Sicherheit geben, <text:s/>damit er seines Glückes Schmied sein kann. Dafür braucht es wirtschaftliches Wachstum, gerade in den nächsten Jahren. <text:s/>Stecken Sie also weniger Aufmerksamkeit in immer neue Kapitel mit immer neuen Indikatoren, und stecken Sie mehr Kraft und Energie in eine Politik des Wachstums und des Wohlstandes. <text:s/>Frau Präsidentin, liebe Kolleginnen und Kollegen, dieser Tage begehen wir den 125. Geburtstag Ludwig Erhards. <text:s/>Daher lassen Sie mich grundsätzlich schließen. Ihr Jahreswirtschaftsbericht wirkt wie ein Nachruf auf die soziale Marktwirtschaft. <text:s/>Dabei ist das Gegenteil richtig. Die soziale Marktwirtschaft ist das zeitgemäße Konzept, um Ökologie und Marktwirtschaft zu verbinden. Prinzipien wie „Haftung“ und „offene Märkte“ führen zum länder- und sektorübergreifenden Emissionshandel, zu einem umfassenden Verständnis von Nachhaltigkeit und zum offenen Freihandel, mit dem wir die deutsche Klimatechnologie auch in die Welt exportieren können. <text:s/>Staatliche Transformation ersetzt nicht die Kraft des Wettbewerbs. Neue Wohlfahrtsindikatoren ersetzen keine neue Wertschöpfung. Absichtserklärungen ersetzen keine Freihandelsabkommen. Statt immer neuer Adjektive braucht die soziale Marktwirtschaft eine Bundesregierung, die sich an diesen bewährten Prinzipien orientiert. <text:s/>Kommen Sie bitte zum Schluss. <text:s/>Sie haben am Ende gesagt, es ginge darum, Geschichten zu erzählen. Herr Minister, weniger Poesie, mehr machen, das wäre eine gute Eröffnungsbilanz. <text:s/>Bevor ich die nächste Rednerin aufrufe, hat das Wort zu einer Kurzintervention der Abgeordnete Klaus Ernst von der Fraktion Die Linke.</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07</text:p>
          </table:table-cell>
          <table:table-cell table:style-name="ce2" office:value-type="string" calcext:value-type="string">
            <text:p>26.05.2023</text:p>
          </table:table-cell>
          <table:table-cell table:style-name="ce2" office:value-type="string" calcext:value-type="string">
            <text:p>ID2010709100</text:p>
          </table:table-cell>
          <table:table-cell table:style-name="ce2" office:value-type="string" calcext:value-type="string">
            <text:p>Dr. Sandra Detzer (BÜNDNIS 90/DIE GRÜNEN)</text:p>
          </table:table-cell>
          <table:table-cell table:style-name="ce2" office:value-type="string" calcext:value-type="string">
            <text:p>Sehr geehrter Herr Präsident! Liebe Kolleginnen und Kollegen! Fairer Wettbewerb beflügelt, und unfairer Wettbewerb zerstört. Wir wollen Wettbewerb, der beflügelt, und den Wettstreit um die besten Ideen, die günstigsten, die innovativsten, die klimafreundlichsten Lösungen – zum Wohl der Verbraucher/-innen, zum Wohl aber auch von uns allen. <text:s/>Mit der vorgelegten GWB-Novelle erfüllen wir als Gesetzgeber eine der wichtigsten Aufgaben, die uns der so oft falsch verstandene Ökonom, aber auch Moralphilosoph – das ist mir ganz wichtig an der Stelle – Adam Smith mit auf den Weg gegeben hat: Wir setzen ordnungspolitische Leitplanken, damit die Märkte ihre Kraft entfalten können. Kluge Wettbewerbspolitik begrenzt die wirtschaftliche Macht Einzelner; sie verhindert, dass die Großen die Kleinen erdrücken – zum Wohle aller. <text:s/>Deshalb stärken wir in dieser Novelle zum Beispiel die Rolle des Kartellamts als Hüterin des fairen Wettbewerbs. Bisher bleiben Untersuchungen des Kartellamts in der Regel folgenlos; es bleibt bei Berichten. Deswegen machen wir jetzt die Sektoruntersuchungen schlagkräftiger und ergänzen sie um Instrumente, die auch konkrete Abhilfemaßnahmen dort ermöglichen, wo Wettbewerb erheblich und fortwährend gestört ist. Das ist ein ganz, ganz wichtiges Kriterium an dieser Stelle. <text:s/>Wir verstärken die Kontrolle von Unternehmensfusionen; denn dort, wo Fusionen zu überhöhter Unternehmenskonzentration führen können, müssen sie jetzt beim Kartellamt gemeldet werden. Es ist wichtig, hier Konzentration von Macht frühzeitig zu begegnen und nicht erst nachzusteuern, wenn das Kind schon in den Brunnen gefallen ist. <text:s/>Das Wettbewerbsrecht hat somit noch einmal stärker den Anspruch, schädliche Machtkonzentrationen zu verhindern. Es ist an der Stelle ein zutiefst demokratisches Instrument, um Macht zu teilen und sie zum Wohle aller zu ordnen. <text:s/>Nicht umsonst war das deutsche Kartellrecht schon von seiner Geburtsstunde in den 50er-Jahren an umstritten, und ja, Ludwig Erhard ist einer der Väter dieses Kartellrechts. Aber man muss auch dazusagen, dass er an dieser Stelle gegen den erbitterten Widerstand seiner Partei gekämpft hat. In der Historie des Bundestags ist zu lesen, dass der Bundestag damals 82 Ausschusssitzungen brauchte, um dieses Kartellrecht auf den Weg zu bringen. <text:s/>Das sagt das alles über die innere Haltung der CDU/CSU in der Sache, die fest an der Seite des BDI steht. Die waren damals schon dagegen; sie sind es noch heute. Heute haben wir in Nachfolge von Ludwig Erhard Robert Habeck. Das ist die gute Nachricht. <text:s/>Wir brauchen die CDU/CSU nicht mehr. <text:s/>Das Kartellrecht hat sich über viele Jahrzehnte bewährt. Jetzt bringen wir es auf die Höhe unserer Zeit. <text:s/>Ich bin an dieser Stelle sehr dankbar für die Unterstützung der FDP für diese Novelle. Ich bin davon überzeugt, dass wir den fairen Wettbewerb als großes, einigendes Band in dieser Koalition haben. Mit dieser Novelle setzen wir ein starkes Zeichen, dass Wettbewerb in diesem Land hochgehalten wird, zum Wohle aller. <text:s/>Herzlichen Dank. <text:s/>Vielen Dank, Frau Kollegin Dr. Detzer. – Letzter Redner des heutigen Tages ist der Kollege Tim Klüssendorf, SP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3</text:p>
          </table:table-cell>
          <table:table-cell table:style-name="ce2" office:value-type="string" calcext:value-type="string">
            <text:p>26.01.2022</text:p>
          </table:table-cell>
          <table:table-cell table:style-name="ce2" office:value-type="string" calcext:value-type="string">
            <text:p>ID201309800</text:p>
          </table:table-cell>
          <table:table-cell table:style-name="ce2" office:value-type="string" calcext:value-type="string">
            <text:p>Linda Teuteberg (FDP)</text:p>
          </table:table-cell>
          <table:table-cell table:style-name="ce2" office:value-type="string" calcext:value-type="string">
            <text:p>Frau Präsidentin! Liebe Kolleginnen und Kollegen! Impfen ist eine Errungenschaft und ein Segen. Es ist ein Segen, dass in unserem Land allen Menschen, die sich impfen lassen wollen, so schnell ein wirksamer Impfstoff zur Verfügung steht. Das ist auch ein Zeichen der Leistungsfähigkeit eines Gemeinwesens, in dem Wissenschaft und unternehmerische Betätigung viel Freiheit und Respekt bekommen. Zugleich ist auch die Selbstbestimmung erwachsener Menschen über Eingriffe in ihre körperliche Unversehrtheit Kennzeichen dieses liberalen Gemeinwesens. Das schätzen auch viele geimpfte Bürgerinnen und Bürger. <text:s/>„Trotz ist das Gegenteil von Unabhängigkeit“, hat Friedrich Nietzsche einmal gesagt. Es lohnt sich, darüber nachzudenken. Diese wichtige Debatte über eine mögliche allgemeine Coronaimpfpflicht und das Impfen taugt weder dafür, sich selbstgefällig als Widerstandskämpfer zu stilisieren und wirkliche Diktaturen zu verharmlosen, noch taugt sie dafür, ein Exempel zu statuieren und es bestimmten Bevölkerungsgruppen mal zu zeigen und ein Signal zu setzen. <text:s/>Sowohl Impfangst als auch Wut darüber sind schlechte Ratgeber. Ich möchte gern ganz bewusst aufgreifen, was Frau Kollegin Baehrens gesagt hat, und es noch weiterführen: <text:s/>Zumutung und Gegner in dieser Pandemie ist das Virus. Es ist nicht der Mitmensch und nicht unser politisches System, liebe Kolleginnen und Kollegen. <text:s/>Meine Zweifel an einer allgemeinen Impfpflicht sind allerdings vorhanden, und sie sind eher noch gewachsen. Sie beruhen einerseits auf Zweifeln an der verfassungsrechtlichen Verhältnismäßigkeit, andererseits auf Fragen der praktischen Umsetzung und Durchsetzbarkeit – die übrigens bei Lichte besehen auch die Verhältnismäßigkeit beeinflussen, weil sie bestimmen, wie wirksam eine Impfpflicht tatsächlich überhaupt sein kann – und auf der Frage des dadurch verursachten politischen Vertrauensschadens und gesellschaftlicher Verwerfungen. Die Nebenwirkungen, wie es eine Kollegin gerade auch schon ausgedrückt hat, einer allgemeinen Impfpflicht sind ziemlich ersichtlich. Ihr Nutzen ist immer fraglicher. <text:s/>Liebe Kolleginnen und Kollegen, wir müssen uns, glaube ich, hier überhaupt nicht die guten Absichten absprechen, sondern über den Weg streiten. Es wäre auch die falsche Alternative, einer allgemeinen Impfpflicht Nichtstun entgegenzustellen. <text:s/>Ich habe hier nicht die Zeit, auf alles einzugehen. Ich nenne mal ein paar Anregungen: Politik aufgrund aktueller und aussagekräftiger Zahlen statt Politik mit Zahlen zu betreiben, die Testkapazitäten auszuweiten und als Teil vorausschauender Politik immer rechtzeitig vorzuhalten und vieles mehr, wären Ansätze. <text:s/>Die Pandemie ist eine Prüfung – eine Prüfung für unsere Fähigkeit, auch mit der Ungewissheit und Komplexität der Situation und einer modernen Gesellschaft umzugehen. Eine Prüfung für unsere Fähigkeit und Bereitschaft zur Differenzierung und unsere Fähigkeit und Bereitschaft, nachvollziehbar damit umzugehen, was wir wissen und was wir nicht wissen. Lassen Sie uns trotz der kräfte- und nervenzehrenden Zumutung dieser Pandemie die Fassung bewahren und unsere Verfassung achten. Lassen Sie uns der Versuchung widerstehen, in einfache binäre Logiken von Schwarz und Weiß, Gut und Böse und manchem anderen zu verfallen. <text:s/>Liebe Kolleginnen und Kollegen, es ist schick geworden, verächtlich über Freiheit und Grundrechte zu reden. Freiheitsgrundrechte und Verhältnismäßigkeit, die sind nicht vulgär, die sind nicht orthodox, die sind auch nicht formalistisch, die sind systemrelevant für unsere freiheitlich-demokratische Grundordnung. <text:s/>Einige Redebeiträge – auch meines Vorredners eben und manch andere – zeigen doch: Gerade in dieser Zeit dürfen wir die Grundrechte nicht mit den Vertretern des Abstrusen alleinlassen. <text:s/>Auch das ist ein Grund des Antrags, an dem ich mit anderen Kolleginnen und Kollegen arbeite. Bei so einem ernsten, schwierigen Thema wie einer allgemeinen Impfpflicht gegen Corona geht es nicht um Gesichtswahrung von Politikerinnen und Politikern im Hinblick auf Versprechen oder Ankündigungen. Es geht um etwas Grundsätzliches über den Tag hinaus: um die Wahrung des Gesichts unserer freiheitlich-demokratischen Grundordnung. <text:s/>Kommen Sie bitte zum Schluss. <text:s/>Auf dass wir unser Land nach der Pandemie als offene Gesellschaft, als liberale Demokratie und als freiheitlichen Rechtsstaat wiedererkennen! <text:s/>Lassen Sie uns deshalb genau zeigen: Es gibt einen Unterschied zwischen einer entschlossenen, klugen Pandemiebekämpfung einerseits – <text:s/>Kommen Sie bitte zum Schluss. <text:s/>– und einer schleichenden Gewöhnung an ein Übermaß staatlicher Eingriffe andererseits. <text:s/>Vielen Dank. <text:s/>Als Nächstes erhält das Wort der fraktionslose Abgeordnete Johannes Huber für zwei Minuten. Wir werden das Ende der Redezeit dann sofort einblenden. – Bitte schö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66</text:p>
          </table:table-cell>
          <table:table-cell table:style-name="ce2" office:value-type="string" calcext:value-type="string">
            <text:p>10.11.2022</text:p>
          </table:table-cell>
          <table:table-cell table:style-name="ce2" office:value-type="string" calcext:value-type="string">
            <text:p>ID206614400</text:p>
          </table:table-cell>
          <table:table-cell table:style-name="ce2" office:value-type="string" calcext:value-type="string">
            <text:p>Wilfried Oellers (CDU/CSU)</text:p>
          </table:table-cell>
          <table:table-cell table:style-name="ce2" office:value-type="string" calcext:value-type="string">
            <text:p>Sehr geehrte Frau Präsidentin! Liebe Kolleginnen und Kollegen! Meine sehr geehrten Damen und Herren! Wir beraten heute zwei Anträge zum Stichwort Mindestlohnkommission, aber auch die Sicherstellung des Mindestlohnes. Ich würde den Antrag der Linken vielleicht insoweit noch etwas erweitern wollen, dass man nicht nur über die Sicherstellung des Mindestlohnes reden sollte, sondern dass im Ergebnis jede Arbeitsstunde zu vergüten ist, egal in welchem Preissegment, und dass Überstunden, wenn sie anfallen, entweder auch zu vergüten oder eben in Freizeit abzugelten sind. <text:s/>Alles andere ist rechtswidrig und war schon rechtswidrig, bevor wir Mindestlohngesetze gemacht haben. Ich will für meine Fraktion ganz klar sagen, dass Verstöße dagegen und Missbrauch konsequent zu behandeln und auch zu ahnden sind. Die Finanzkontrolle Schwarzarbeit muss da entsprechend tätig werden, weil es eben auch ein Punkt der Wettbewerbsgleichheit ist, dass sich alle an die Regeln halten. <text:s/>Im Antrag der Linken wird gefordert, dass der Stellenaufwuchs bei der Finanzkontrolle Schwarzarbeit schneller und auch weiter vorangehen soll, und es wird auch die Zusammenarbeit der entsprechenden Kontrollbehörden angesprochen. Da sage ich ganz ehrlich: Da sind wir mit Ihnen einer Meinung. Und das haben wir auch immer so vertreten. <text:s/>Allerdings muss ich sagen: Bei den übrigen Punkten sind wir weniger einer Auffassung. – Was die Erfassung der Arbeitszeit betrifft, will ich darauf hinweisen, dass wir im Mindestlohngesetz und auch im GSA Fleisch durchaus jetzt schon entsprechende Regelungen haben. Das gilt gerade für Bereiche mit Arbeitsverhältnissen – viele fallen in den Regelungsbereich des GSA Fleisch –, die recht schwierig zu kontrollieren sind. <text:s/>Ich darf hier auch noch mal unseren beliebten Kollegen Karl Schiewerling zitieren – Gott hab ihn selig –, der damals sehr daran mitgewirkt hat, das GSA Fleisch in Kraft zu setzen. <text:s/>Wir werden die Urteile und die Urteilsbegründung des Bundesarbeitsgerichts natürlich abwarten müssen, um zu sehen, inwieweit Handlungsbedarf besteht. Ich will allerdings schon sagen, dass wir mit § 16 Absatz 2 Arbeitszeitgesetz jetzt natürlich durchaus auch schon eine Regelung haben, die ausdrücklich festlegt, dass Überstunden verpflichtend aufzuzeichnen sind. Das heißt ja im Umkehrschluss, dass alles das, was vertraglich vereinbart worden ist, erst mal so hingenommen wird. Das ist eine Regelung, von der ich hoffe, dass sie nach wie vor Bestand haben wird. Ich will aber auch ganz deutlich sagen: Je nachdem, wie das Urteil des Bundesarbeitsgerichts ausfällt, hoffe ich doch sehr, dass die sogenannte Vertrauensarbeitszeit nicht unter gesetzgeberischen Vorgaben bzw. Änderungswünschen leiden wird. <text:s/>– Ja, da bin ich mal sehr gespannt auf das, was Sie einbringen. <text:s/>Die nächsten Punkte im Antrag der Linken, die ich ansprechen will: Sie haben natürlich wieder mal ein Verbandsklagerecht für Gewerkschaften eingefordert. Da will ich mal ganz deutlich sagen: Die Geltendmachung von Arbeitslohn ist ein Individualanspruch. Daran können sich Gewerkschaften unterstützend beteiligen, auch ohne dass sie ein Verbandsklagerecht haben. <text:s/>Ich will da mal einen Gewerkschafter aus meinem Wahlkreis zitieren. Der sagte, es sei eigentlich eine Aufgabe der Gewerkschaften, die Arbeitnehmerinnen und Arbeitnehmer zu unterstützen, wenn sie das wünschen. Deswegen lehnen wir ein solches Verbandsklagerecht auch ab. In der ersten Instanz gibt es keinen Anwaltszwang. Von daher kann da jeder einen Arbeitnehmer vertreten, der entsprechende Kenntnisse hat. <text:s/>Den Punkt Schwerpunktstaatsanwaltschaften will ich auch noch kurz ansprechen. Ob es hier sinnvoll ist, Schwerpunktstaatsanwaltschaften einzurichten, wagen wir zu bezweifeln, vor allen Dingen vor dem Hintergrund, dass man Schwerpunktstaatsanwaltschaften einrichtet, wenn es um wirklich komplexe und schwierige Fälle geht. Ich weiß nicht, ob die Geltendmachung von Arbeitslohn ein so schwieriger Komplex ist, dass man dafür Schwerpunktstaatsanwaltschaften gründen muss. Ich denke, dass das die Staatsanwaltschaften vor Ort besser regeln können, vor allen Dingen weil sie ihre Pappenheimer da auch etwas besser kennen. <text:s/>Abschließend will ich sagen: Liebe Fraktion der Linken, inhaltlich sind wir bei diesem Thema relativ weit auseinander. <text:s/>Kommen Sie bitte zum Schluss. <text:s/>Da, wo wir eher einer Meinung sind – wir kommen da vielleicht von unterschiedlichen Seiten; Kollege Birkwald, danke auch für Ihre Beiträge –, ist, dass man sich dagegen wehren muss, wenn die Ampelkoalition wieder mal versucht, die Oppositionsrechte zu schreddern. <text:s/>Danke schön. <text:s/>Für Bündnis 90/Die Grünen hat das Wort Frank Bsirske.</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46</text:p>
          </table:table-cell>
          <table:table-cell table:style-name="ce2" office:value-type="string" calcext:value-type="string">
            <text:p>17.01.2024</text:p>
          </table:table-cell>
          <table:table-cell table:style-name="ce2" office:value-type="string" calcext:value-type="string">
            <text:p>ID2014610900</text:p>
          </table:table-cell>
          <table:table-cell table:style-name="ce2" office:value-type="string" calcext:value-type="string">
            <text:p>Verena Hubertz (SPD)</text:p>
          </table:table-cell>
          <table:table-cell table:style-name="ce2" office:value-type="string" calcext:value-type="string">
            <text:p>Herzlichen Dank. – Es gibt ja noch andere Seiten von Bürokratie und Schnelligkeit, und da geht es ja auch um die öffentliche Vergabe. Gerade kleinere Unternehmen, gerade auch Start-ups tun sich sehr schwer, dort zum Zuge zu kommen, weil der Staat als Auftraggeber nicht immer nur stimuliert, sondern manchmal auch sehr kompliziert ist. Gibt es Überlegungen dazu in Ihrem Haus? Vielleicht können wir als selbstbewusste Parlamentarier das Thema gemeinsam beschleunigen; denn da steckt ganz viel Musik drin. Wie denken Sie über dieses Thema?</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47</text:p>
          </table:table-cell>
          <table:table-cell table:style-name="ce2" office:value-type="string" calcext:value-type="string">
            <text:p>07.07.2022</text:p>
          </table:table-cell>
          <table:table-cell table:style-name="ce2" office:value-type="string" calcext:value-type="string">
            <text:p>ID204703100</text:p>
          </table:table-cell>
          <table:table-cell table:style-name="ce2" office:value-type="string" calcext:value-type="string">
            <text:p>Misbah Khan (BÜNDNIS 90/DIE GRÜNEN)</text:p>
          </table:table-cell>
          <table:table-cell table:style-name="ce2" office:value-type="string" calcext:value-type="string">
            <text:p>Sehr geehrte Frau Präsidentin! Liebe Kolleginnen und Kollegen! Kurzer Reminder an die Flugbranche: Sommerzeit ist Reisezeit. Gerade haben so viele Menschen aus unterschiedlichsten Gründen starke Belastungen. Corona begleitet uns immer noch im Familienleben und im Alltag. Wir haben steigende Preise und globale Unsicherheiten. All das sorgt dafür, dass sich so viele Menschen zu Recht eine Auszeit wünschen. <text:s/>Jetzt haben wir die Urlaubszeit, und das Land steckt im Reisechaos. Während wir bei Bus und Bahn natürlich traditionell mit Klimaanlagen kämpfen, scheitern jetzt Flugpläne an den katastrophalen Fehlplanungen der Branche. Wer aber seit Jahren niedrigste Löhne und schlechte Arbeitsbedingungen bietet, darf sich dann auch nicht vor den eigenen Scherbenhaufen stellen und nach Hilfe rufen. <text:s/>Es ist nicht die Aufgabe des Staates, vorhersehbares privatwirtschaftliches Versagen auszubügeln. Wir machen es jetzt trotzdem – nicht für die Branche, sondern für die Reisenden. <text:s/>Liebe Union, „Und täglich grüßt das Murmeltier“ – gerne auch an dieser Stelle –, auch in Sachen Arbeitsmarktpolitik in Deutschland. <text:s/>Wer dieses Land 16 Jahre regiert hat – und ich zitiere jetzt aus Ihrem Antrag – und jetzt feststellt, dass „an allen Ecken und Enden“ Fach- und Arbeitskräfte fehlen, verweist lediglich auf das eigene Nichtstun und Versagen. <text:s/>Währenddessen arbeiten wir seit Jahren an einer nachhaltigen Willkommenskultur und fordern eine progressive Einwanderungspolitik ein. Denn: Der Personalmangel – das wissen wir aus so gut wie allen Berufsbranchen – ist die zentrale Herausforderung für unsere Zeit. Deshalb brauchen wir auch mehr als punktuelle Antworten, sondern wir brauchen eine langfristige Gesamtstrategie. <text:s/>Wir wollen mehr Zuwanderung in den Arbeitsmarkt. Wir müssen dafür die Hürden bürokratischer Art senken, wir müssen Verfahren digitalisieren und beschleunigen, und wir müssen Qualifikationen leichter anerkennen. Wenn wir im Hinblick auf den Arbeitsmarkt der Flugbranche die Kraftanstrengungen in Kauf nehmen, die es braucht, um dieses Marktversagen auszugleichen, dann wird uns das viel Mühe kosten. Es wird uns viel Mühe kosten, Tausende Arbeitskräfte anzuwerben. Es ist aber kein Dank, wenn wir im Herbst sagen: „Tschüss und zurück!“, wenn diese Menschen sich dafür entscheiden, hier bleiben und hier arbeiten zu wollen. Das heißt: In einer solchen Situation braucht es für Menschen, die uns jetzt hier zur Seite springen, eine Bleibeperspektive. <text:s/>Denn wir müssen auch ehrlich miteinander sein: Auch nach dem Sommer werden wir Arbeitskräfte aus dem Ausland brauchen. <text:s/>Wenn wir uns den Koalitionsvertrag anschauen, zeigt sich: Wir können sicher sein, die Punkte, die wir da beschlossen haben, sind erste Schritte, um den Arbeitskräftemarkt aufzuräumen, und das – das kann ich mir an der Stelle nicht verkneifen – mit oder ohne Englisch als zweiter Amtssprache. <text:s/>Vielen Dank. <text:s/>Für die CDU/CSU erteile ich das Wort Mareike Lotte Wulf.</text:p>
          </table:table-cell>
          <table:table-cell table:style-name="ce2" office:value-type="string" calcext:value-type="string">
            <text:p>-</text:p>
          </table:table-cell>
          <table:table-cell table:style-name="ce2" office:value-type="string" calcext:value-type="string">
            <text:p>x</text:p>
          </table:table-cell>
          <table:table-cell table:number-columns-repeated="1017"/>
        </table:table-row>
        <table:table-row table:style-name="ro1">
          <table:table-cell table:style-name="ce2" office:value-type="string" calcext:value-type="string">
            <text:p>98</text:p>
          </table:table-cell>
          <table:table-cell table:style-name="ce2" office:value-type="string" calcext:value-type="string">
            <text:p>21.04.2023</text:p>
          </table:table-cell>
          <table:table-cell table:style-name="ce2" office:value-type="string" calcext:value-type="string">
            <text:p>ID209806000</text:p>
          </table:table-cell>
          <table:table-cell table:style-name="ce2" office:value-type="string" calcext:value-type="string">
            <text:p>Stephan Albani (CDU/CSU)</text:p>
          </table:table-cell>
          <table:table-cell table:style-name="ce2" office:value-type="string" calcext:value-type="string">
            <text:p>Sehr geehrte Frau Präsidentin! Sehr geehrte Kolleginnen und Kollegen! Sehr geehrte Damen und Herren! Auch ich als siebter Redner hier in der Debatte möchte mich dem Thema „Data-Mining im Gesundheitswesen“ widmen. Dabei werde ich jetzt nicht auf die Beispiele wie Mammografie oder Ähnliches, die schon im Bericht vorliegen, eingehen, sondern ich möchte es etwas weiter fassen. <text:s/>Es ist mittlerweile, glaube ich, unfraglich – und ich kann dies aus meiner eigenen Zeit als forschender Medizinphysiker aus persönlichem Erleben bestätigen –, dass im Data-Mining ein enormes Potenzial für die Verbesserung nicht nur von Diagnostik, sondern auch von Prophylaxe, Therapie und Nachsorge besteht. Durch die Verwendung von Daten können nicht nur Erkrankungen vermieden oder zumindest verzögert, sondern auch Diagnosen verbessert und Therapien individuell und effektiver gestaltet werden. Dabei ist es unfraglich, dass wir zugleich die Vorgaben hinsichtlich des Datenschutzes berücksichtigen müssen. Aber in kaum einem Bereich ist die Abwägung zwischen der Nutzung von Daten mit den damit verbundenen Risiken und dem Nutzen für die Menschen klarer als im Bereich der Medizin. <text:s/>In der Debatte am 2. März waren wir uns einig, dass wir das Potenzial von Data-Mining nutzbar machen müssen. Allerdings sehen wir gerade einen Stillstand in der Forschungs- und Innovationspolitik, der gravierende negative Folgen haben kann. Die Bundesforschungsministerin war häufiger in Toronto als in Brüssel, <text:s/>wo es jetzt den europäischen Datenraum voranzubringen und die Rolle der Forschung zu stärken gilt. <text:s/>Insbesondere die Wettbewerbsfähigkeit in Bezug auf die Technologien der Zukunft könnte deutlich geschmälert werden, wenn wir nicht schnell handeln. Herr Staatssekretär Mario Brandenburg, ich glaube, wir sind uns da sehr einig. Dies gilt für keinen Bereich so deutlich wie für die klinische Forschung. Das muss jetzt geschehen. <text:s/>Daher fordern wir in unserem kürzlich eingebrachten Antrag eine differenzierte Analyse über Stärken und Schwächen des deutschen Forschungsstandortes im Bereich der Gesundheitsforschung, insbesondere mit Blick auf die Rolle des Datenschutzes sowie die behördlichen Aufsichts- und Gremienstrukturen. Es ist wichtig, dass wir die Verfügbarkeit und Nutzung von Gesundheitsdaten für die Forschung deutlich verbessern. <text:s/>Auch und insbesondere auf der Basis des nun vorliegenden TAB-Berichtes, für den auch ich mich herzlich bedanke, fordern wir die Bundesregierung auf, auf eine schnelle Beschlussfassung des European Health Data Space hinzuwirken und schnellstmöglich den angekündigten Entwurf für das Gesundheitsdatennutzungsgesetz vorzulegen. Nur so können wir sicherstellen, dass wir die Gesundheitsdaten verantwortungsvoll und im Sinne der Menschen zügig verwenden können. <text:s/>Wir brauchen zudem ein Sofortprogramm zur Entbürokratisierung der Universitätsmedizin. Die Universitätsmedizin ist ein wichtiger Nährboden für die Forschung und Entwicklung sowie für Start-ups. Wir müssen sicherstellen, dass sie strukturell gestärkt wird, um ihre Rolle als Scharnier zwischen Forschung und Transfer zu erfüllen. <text:s/>Insgesamt müssen wir also sicherstellen, dass wir die Chancen von Data-Mining, wie im TAB-Bericht deutlich beschrieben, im Gesundheitswesen nutzen, aber auch die Bedenken hinsichtlich des Datenschutzes berücksichtigen. Es ist wichtig, dass wir klare Regeln für die Verwendung von Gesundheitsdaten aufstellen und sicherstellen, dass diese Regeln auch eingehalten werden, und das, ohne die Bürokratie ins Absurde zu treiben. <text:s/>Mit der elektronischen Patientenakte, in der letzten Legislatur von uns auf den Weg gebracht, entsteht ein enormes Potenzial für die medizinische Forschung, da so Daten von vielen Patienten potenziell zur Verfügung stehen können. Die Freiwilligkeit der dazu notwendigen Datenspende gibt jedem Patienten die Möglichkeit, aktiv zur medizinischen Forschung beizutragen und somit einen wichtigen Beitrag zur Verbesserung der Gesundheitsversorgung zu leisten. Dies nützt allen und natürlich am Ende auch dem Einzelnen, der dieses freigegeben hat. Mit der Möglichkeit, für jedes Dokument individuell zu entscheiden, wer darauf zugreifen darf, wird dem Aspekt des Datenschutzes Rechnung getragen. Es ist jedoch auch wichtig, dass die behördlichen Aufsichts- und Genehmigungsstrukturen angepasst werden, meint: effektiv und zielgerichtet arbeiten können, um einen sorgsamen Umgang bei gleichzeitig hoher Geschwindigkeit der Verarbeitung der Gesundheitsdaten zu gewährleisten und somit das Vertrauen der Patienten in die ePA und die Datenspende zu stärken. <text:s/>Als Wissenschaftler sei mir erlaubt, am Schluss noch anzufügen: Wenn du beginnst und ein Chaos von Daten vor dir siehst, KI oder andere Mittel und Methoden nutzt und in diesem Chaos eine Ordnung schaffst und ein System dahinter siehst, daraus Regeln ableiten kannst, daraus Therapien entwickeln kannst und am Ende einen Patienten nach Hause gehen siehst, dem du mit diesen Erkenntnissen hast helfen können: Meine Damen und Herren, es gibt nichts Schöneres. <text:s/>Herzlichen Dank. <text:s/>Nächster Redner: für die SPD-Fraktion Dr. Holger Becker.</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21</text:p>
          </table:table-cell>
          <table:table-cell table:style-name="ce2" office:value-type="string" calcext:value-type="string">
            <text:p>20.09.2023</text:p>
          </table:table-cell>
          <table:table-cell table:style-name="ce2" office:value-type="string" calcext:value-type="string">
            <text:p>ID2012114100</text:p>
          </table:table-cell>
          <table:table-cell table:style-name="ce2" office:value-type="string" calcext:value-type="string">
            <text:p>Helge Limburg (BÜNDNIS 90/DIE GRÜNEN)</text:p>
          </table:table-cell>
          <table:table-cell table:style-name="ce2" office:value-type="string" calcext:value-type="string">
            <text:p>Vielen Dank, Frau Präsidentin. – Liebe Kolleginnen und Kollegen! In einem demokratischen Rechtsstaat ist der Gesetzgeber einem permanenten Abwägungsprozess unterworfen. <text:s/>Es ist Aufgabe des Rechtsstaates, Straftaten nach Möglichkeit zu verhindern und, wenn sie geschehen sind, sie zu ahnden. Dafür müssen wir als Gesetzgeber den Strafverfolgern natürlich Instrumente an die Hand geben. Die zweite wichtige Aufgabe des Gesetzgebers im Rechtsstaat ist es aber in der Tat, die Freiheit aller Menschen zu schützen. Den Rechtsstaat unterscheidet vom Polizeistaat, dass es im Rechtsstaat keine Strafverfolgung um jeden Preis gibt, dass die Freiheit aller Menschen, der Schutz ihrer Privatsphäre, ihrer Freiheitssphäre respektiert werden müssen und nicht einfach aufgrund von Nützlichkeitserwägungen der Strafverfolgung ausgehebelt werden können. Dies gilt im Rechtsstaat sogar für Straftäter, es gilt für Personen, die einer Straftat verdächtig sind, und es gilt erst recht für völlig unbescholtene Bürgerinnen und Bürger, meine Damen und Herren. <text:s/>Zwischen diesen Polen, dem Anspruch auf Strafverfolgung einerseits und dem Schutz der Freiheitsrechte aller anderseits, muss der demokratische Rechtsstaat immer wieder abwägen. <text:s/>Genau diese Abwägung, Herr Kollege Krings, nehmen Sie als Union eben in keiner Weise vor. <text:s/>Es ist kein Abwägungsprozess, Herr Kollege Krings, einfach pauschal auf die – völlig unstrittig – grausame Dimension von Verbrechen gegen Kinder hinzuweisen, um damit dauerhafte Grundrechtseingriffe in die Grundrechte aller Menschen in diesem Land zu rechtfertigen. Nichts anderes wäre die anlasslose Speicherung sämtlicher IP-Adressen: ein permanenter Eingriff in die Grundrechte aller Menschen in diesem Land, übrigens auch der überwiegenden Mehrheit der Kinder und Jugendlichen in diesem Land, die ebenfalls im Internet unterwegs sind. <text:s/>Grundrechtseingriffe in die Rechte unbescholtener Dritter in einem Strafverfahren sind nur in absoluten Ausnahmefällen und eben nach gründlicher Abwägung zulässig. Abwägung ist in Ihrer heutigen Rede leider erneut nicht zu erkennen und auch in Ihrem Antrag nicht, Herr Kollege Krings. <text:s/>Meine Damen und Herren, wir sollten uns mal anschauen, wozu die Unionspolitik der vergangenen Jahre konkret geführt hat; Herr Lieb hat zu Recht darauf hingewiesen. <text:s/>Sie haben tolle Reden geschwungen, Sie haben mal die Gefährlichkeit von Terrorismus, mal sexualisierte Gewalt gegen Kinder und sogar mal Raubkopien als Argument für Vorratsdatenspeicherung angeführt. Natürlich sind Gewalt gegen Kinder und Terrorismus schlimme Bedrohungen in unserem Land. Aber Sie als Union haben ja im Ergebnis kein einziges Mittel zur Strafverfolgung im Internet zur Verfügung gestellt. <text:s/>Ihre Bilanz ist fatal: 16 Jahre lang Rechtsunsicherheit für die Ermittlungsbehörden – 16 Jahre lang! –, und am Ende steht nichts, Herr Krings. Das ist die Wahrheit. <text:s/>Frau Präsidentin, meine Damen und Herren, auf EU-Ebene wird gerade in der Tat – das ist bereits angesprochen worden – ergänzend ein Vorschlag für eine sogenannte Chatkontrolle, also die Inhaltskontrolle sämtlicher Messengerdienste in der Europäischen Union – auch hier wären die Chats von Kindern und Jugendlichen natürlich eingeschlossen –, diskutiert. Eine solche Chatkontrolle wäre völlig unverhältnismäßig. Wir erwarten von der Bundesinnenministerin, dass sie sich im EU-Rat dagegen einsetzt. Strafverfolgung muss anlassbezogen und zielgerichtet sein und nicht anlasslos und massenhaft. <text:s/>Vielen Dank. <text:s/>Das Wort erhält für die Fraktion Die Linke Anke Domscheit-Berg.</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6</text:p>
          </table:table-cell>
          <table:table-cell table:style-name="ce2" office:value-type="string" calcext:value-type="string">
            <text:p>09.12.2021</text:p>
          </table:table-cell>
          <table:table-cell table:style-name="ce2" office:value-type="string" calcext:value-type="string">
            <text:p>ID20604800</text:p>
          </table:table-cell>
          <table:table-cell table:style-name="ce2" office:value-type="string" calcext:value-type="string">
            <text:p>Stephan Pilsinger (CDU/CSU)</text:p>
          </table:table-cell>
          <table:table-cell table:style-name="ce2" office:value-type="string" calcext:value-type="string">
            <text:p>Herr Präsident! Meine Damen und Herren! Die Fraktion der Linken demonstriert heute einmal mehr, dass eine politische Forderung nicht dadurch besser wird, dass man sie wiederholt stellt. Auch wenn sozialistisch geprägte Utopien selten der Realität nahekommen, dann gilt das in besonderer Weise am heutigen Tag, in dieser nie dagewesenen Krise. <text:s/>Einig sind wir uns in großer Mehrheit dieses Hohen Hauses und auch gesamtgesellschaftlich, dass flächendeckende Impfungen auf nationaler wie auf internationaler Ebene der einzige dauerhafte Ausweg aus dieser Krise sind. In ihrem Covid-19 Vaccine Market Dashboard prognostiziert die UNICEF, dass für das laufende Jahr eine weltweite Kapazität von mehr als 10 Milliarden Impfdosen notwendig wäre, im nächsten Jahr und in den Folgejahren von jeweils etwa 20 Milliarden – und dies nur mit den bislang zugelassenen Mitteln. <text:s/>Aber woher kommen denn diese Mengen an Impfstoffen, werte Kollegen von der Linkspartei? <text:s/>Werden sie mal eben in volkseigenen Betrieben „Impfstoff“ um die Ecke angerührt? Nein, sicher nicht. Es ist eine großartige Errungenschaft, dass Wissenschaftler weltweit und auch in Deutschland hochwirksame Impfstoffe in sehr kurzer Zeit entwickelt und – in Kooperationen mit anderen professionellen Firmen – zum Massenprodukt gemacht haben. Nur wenn Pharmaunternehmen im Rahmen des Patentschutzes Planungs- und Rechtssicherheit haben, dass sich ihr Produkt eines Tages mal auszahlen könnte und die teilweise mehrere Milliarden Euro hohen Investitionen wieder kompensiert werden könnten, werden sie sich in dieses Wagnis begeben. Klar ist – und diese Realität muss auch die Linkspartei endlich einmal begreifen –, dass Innovationen und medizinischer Fortschritt nur gelingen, wenn das geistige Eigentum geschützt ist. Dies gilt auch in besonderer Weise für Impfstoffe und Medikamente in dieser Krise. <text:s/>Zu Recht schreiben Sie in Ihrem Antrag, dass es immer wahrscheinlicher wird, „dass wir uns auf absehbare Zeit auf wiederkehrende Impfungen wegen nachlassenden Impfschutzes oder neuer Virusvarianten einstellen müssen“. Entsprechende Impfstoffadaptionen, von denen wir alle profitieren, benötigen ein sehr hohes Know-how, sehr ausgereifte Technologien und Produktionsanlagen, top geschultes Personal und fein ausgeklügelte Lieferketten. Deswegen würde die Freigabe der Patente keinerlei Fortschritt in Entwicklung und Produktion bringen. Die Gefahr wäre vielmehr, dass dubiose Nachahmerfirmen, vor allem in autokratisch regierten Ländern, eine mehr als bedenkliche Brühe zusammenköcheln, die zumindest ich mir nicht injizieren lassen möchte. <text:s/>Ich gebe Ihnen recht, wenn Sie schreiben: <text:s/>Die Pandemiebekämpfung muss weltweit erfolgen – nicht nur aus Gründen internationaler Solidarität in Krisenzeiten, sondern auch, damit die belastenden und teuren Maßnahmen des Infektionsschutzes in Deutschland und der EU nicht zur dauerhaften Sisyphus-Aufgabe werden. <text:s/>Das bekommen wir aber am besten hin, wenn wir als Europäer die Produktion der zugelassenen Impfstoffe zum Beispiel in afrikanischen Anlagen vor Ort finanziell fördern, um die Wertschöpfung vor Ort zu generieren und um möglichst kurze Lieferwege zu garantieren. <text:s/>Daneben muss es uns als Deutsche und als Europäer ein hoher Anspruch sein, die sehr gut laufende Covax-Impfstoffinitiative mit weltweit mehreren Hundert Liefervereinbarungen zu forcieren. So helfen wir vielen benachteiligten Menschen in ärmeren Ländern und verhindern einen Bumerang aus neuen Mutationen zurück nach Europa – und nicht durch scheinbar moralisch gebotene Forderungen, wie Die Linke sie hier erneut vorbringt, die schlussendlich das Gegenteil des Notwendigen bewirken würden. <text:s/>Vielen Dank.</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73</text:p>
          </table:table-cell>
          <table:table-cell table:style-name="ce2" office:value-type="string" calcext:value-type="string">
            <text:p>07.06.2024</text:p>
          </table:table-cell>
          <table:table-cell table:style-name="ce2" office:value-type="string" calcext:value-type="string">
            <text:p>ID2017305000</text:p>
          </table:table-cell>
          <table:table-cell table:style-name="ce2" office:value-type="string" calcext:value-type="string">
            <text:p>Nico Tippelt (FDP)</text:p>
          </table:table-cell>
          <table:table-cell table:style-name="ce2" office:value-type="string" calcext:value-type="string">
            <text:p>Sehr geehrter Herr Präsident! Liebe Kolleginnen und Kollegen! Sicherlich verfolgen Sie mit Ihrem Antrag gute Absichten. Sie wollen einen neuen steuerlichen Abzugsbetrag einführen für etwas, das Sie „familiennahe Dienstleistungen“ nennen. Außerdem sollen diese familiennahen Dienstleistungen auch Großeltern geltend machen können. <text:s/>Spätestens da habe ich Fragen. Aktuell können haushaltsnahe Dienstleistungen steuerlich geltend gemacht werden. Dafür müssen jedoch Nachweise erbracht werden. Sollen damit in Zukunft auch die Großeltern Rechnungen schreiben, Tankquittungen aufheben, weil sie mit dem Enkel Eis essen waren, mit dem Auto auf einen entfernteren Spielplatz gefahren sind? Ist das echt Ihr Ernst? <text:s/>Ist diese Enkelzeit dann Arbeitszeit? <text:s/>Sie reden in Ihrem Antrag von „Gemeinsinn und Solidarität zwischen Jung und Alt“. Ihr Vorschlag macht jedoch die Großeltern eher zu Geschäftspartnern als zu Familienangehörigen. Ihr Antrag will uns zudem einreden, dass gegenseitige Unterstützungen in Familien tatsächlich Leistungen sind, die Eltern und Großeltern vom Staat erstattet werden müssen. Ich sage Ihnen: Es kann gar nicht so viel Förderung geben, wie Familien füreinander einstehen. Machen Sie dieses Fass bitte nicht auch noch auf! <text:s/>Im Gegensatz dazu ist die Politik der Koalition zielgenau. So haben wir etwa Kinderfreibeträge angepasst, das Kindergeld in nie dagewesener Weise erhöht und wollen es noch mal anpacken. <text:s/>Ihr Ansatz ist falsch. Wir dürfen nicht mit immer mehr Maßnahmen, die schon jetzt unüberschaubar sind, für noch mehr Bürokratie sorgen. Wir müssen unser Geld zielgenau ausgeben. Familienpolitisch ist aktuell jeder Euro fast nirgends so gut aufgehoben wie bei den Kitas. Die frühkindliche Phase ist für den Bildungsweg die entscheidende. <text:s/>Das, was hier verpasst wird, lässt sich später kaum aufholen. <text:s/>Deshalb: Wenn Betreuungsangebote fehlen, dann entstehen eine Reihe von Problemen. Wir müssen vermeiden, dass Eltern ihre Arbeitszeit verkürzen, auf Gehalt verzichten, nur weil frühkindliche Bildungsangebote fehlen. Das sind doch die zu lösenden Probleme, auch in Ihren, den unionsgeführten Bundesländern. <text:s/>Wir Freien Demokraten – ich fasse zusammen – sagen: Familienpolitik ist eng verzahnt mit Wirtschaftspolitik. Die auch von vielen Experten geforderte Wirtschaftswende kann doch nur gelingen, wenn wir für diese Aufgaben Lösungen entwickeln und bei den Kitas anfangen. <text:s/>Vielen Dank für Ihre Aufmerksamkeit. <text:s/>Vielen Dank, Herr Kollege Tippelt. – Nächster Redner ist der Kollege Sebastian Brehm, CDU/CSU-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58</text:p>
          </table:table-cell>
          <table:table-cell table:style-name="ce2" office:value-type="string" calcext:value-type="string">
            <text:p>30.09.2022</text:p>
          </table:table-cell>
          <table:table-cell table:style-name="ce2" office:value-type="string" calcext:value-type="string">
            <text:p>ID205803700</text:p>
          </table:table-cell>
          <table:table-cell table:style-name="ce2" office:value-type="string" calcext:value-type="string">
            <text:p>Karsten Hilse (AfD)</text:p>
          </table:table-cell>
          <table:table-cell table:style-name="ce2" office:value-type="string" calcext:value-type="string">
            <text:p>Vielen Dank, Frau Präsidentin, dass Sie die Kurzintervention zulassen. – Herr Hümpfer, Sie haben gerade gesagt, es werde viel Strom aus dem Norden in den Süden transportiert. Agorameter: Schauen Sie einfach einmal rein, dann sehen Sie, was passiert. Im Moment werden 0,9 Gigawatt von Onshorewindanlagen produziert, und davon wird vielleicht etwas in den Süden transportiert. Auf der anderen Seite stehen bei uns in Sachsen Braunkohlekraftwerke, die zurzeit 23 Gigawatt liefern. Das heißt, der Strom wird nicht aus dem Norden von Windkraftanlagen, von Vogelschreddern, in den Süden geliefert, vielmehr liefern wir gerade dem Norden Strom; ansonsten würden bei euch die Lichter ausgehen. <text:s/>Sie haben das Wort zur Erwiderung.</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91</text:p>
          </table:table-cell>
          <table:table-cell table:style-name="ce2" office:value-type="string" calcext:value-type="string">
            <text:p>10.10.2024</text:p>
          </table:table-cell>
          <table:table-cell table:style-name="ce2" office:value-type="string" calcext:value-type="string">
            <text:p>ID2019111100</text:p>
          </table:table-cell>
          <table:table-cell table:style-name="ce2" office:value-type="string" calcext:value-type="string">
            <text:p>Knut Abraham (CDU/CSU)</text:p>
          </table:table-cell>
          <table:table-cell table:style-name="ce2" office:value-type="string" calcext:value-type="string">
            <text:p>Vielen Dank. – Herr Präsident! Liebe Kolleginnen und Kollegen! Wer das Land nicht kennt, den mag vor allem eine Frage beschäftigen, so auch mich, als ich vor rund 20 Jahren erstmals in einem Flugzeug auf einem dieser schrecklichen Nachtflüge nach Georgien saß. Für die Reise und den Aufenthalt dort hatte ich mir genau diese Frage vorgenommen: Gehört Georgien zu Europa, nicht nur geografisch und kulturell? Kann Georgien zum politisch und wirtschaftlich integrierten Europa gehören? Wahrscheinlich würde ich heute nicht hier stehen und über Georgiens europäische Zukunft sprechen, wenn ich die Frage mit Nein beantwortet hätte. <text:s/>Liebe Kolleginnen und Kollegen, Georgien gehört zu Europa: mit seiner uralten, traditionsreichen christlichen Kultur, mit seiner exponierten geostrategischen Lage, mit seinen wunderbaren Menschen. Besonders eng sind übrigens die Beziehungen zu Deutschland. Das liegt nicht nur daran, dass die beiden Länder in internationalen Institutionen immer nebeneinandersitzen, Georgia und Germany eben. Nein, Verbindungen nach Deutschland gab es schon immer, vor allem aber seit Beginn des 19. Jahrhunderts. Ab 1817 kamen deutsche Siedler. Sie gründeten neue Dörfer und eröffneten – erstaunlich für ein Land, in dem seit Jahrtausenden bester Wein angebaut wird – im Jahre 1846 eine Brauerei. Stark war stets die politische Unterstützung des Landes. 1918 erkannte Deutschland die georgische Unabhängigkeit an. Eine deutsche Botschaft öffnete ihre Türen, ein Botschafter wurde entsandt. Doch drei Jahre später beendete die Annexion durch die Sowjetunion die Eigenstaatlichkeit. Anfang 1992 erkannte die Bundesrepublik die erneute staatliche Unabhängigkeit des Landes an. Eng und vertrauensvoll sind seitdem die Kontakte. Das lag auch an der persönlichen Freundschaft von Hans-Dietrich Genscher mit dem georgischen Präsidenten Eduard Schewardnadse. Auch Bundeskanzlerin Merkel hatte eine persönliche Verbindung mit dem Land. <text:s/>Lassen Sie mich noch einen Punkt aus jüngster Zeit erwähnen: Wir werden nie die heldenhafte Rolle der georgischen Soldaten in Masar-i-Scharif bei der Bekämpfung der Attentäter vergessen, die im Jahre 2016 das dortige deutsche Generalkonsulat angegriffen hatten. <text:s/>Liebe Kolleginnen und Kollegen, das Georgien von heute hat sich spätestens 2014 mit dem Inkrafttreten des Abkommens mit der EU über eine vertiefte und umfassende Freihandelszone – das ist ein Assoziationsabkommen – auf den Weg in Richtung EU gemacht. 2016, in unserer Regierungszeit, kam als Meilenstein die Visumsfreiheit hinzu, schließlich im Dezember letzten Jahres die Verleihung des EU-Kandidatenstatus an das Land. <text:s/>Die Menschen wollen Europa, doch das Land ist in Bedrängnis. Es hat nämlich einen bösen Nachbarn. Der drangsaliert das Land. Er hält wichtige Teile des Landes, Abchasien und Südossetien, besetzt. Zudem scheint die Aussicht auf einen stabilen politischen und rechtlichen Rahmen als zukünftiges EU-Land offenbar nicht im Interesse einiger einflussreicher Persönlichkeiten mit eigenen Wirtschaftsinteressen zu sein. Das ist sehr gefährlich; denn diese Kräfte überschätzen sich selbst und unterschätzen die Dimension des negativen Einflusses Russlands. Sie wollen eine graue Zone, um in Ruhe ihre Geschäfte zu machen. Doch sie riskieren die Rückkehr ihres Landes in den russischen Orbit. Dabei greift die derzeitige georgische Regierung zu Maßnahmen, die weder dem Geist noch den Buchstaben der Abkommen mit der EU entsprechen; denn die EU nimmt nicht die Würde und die Identität eines Landes, sondern sie ermöglicht sie erst, eben auf der Basis europäischer Werte. Das Agentengesetz, die Drangsalierung von Minderheiten und Opposition führen das Land weg von der EU. Ist das der georgische Traum? <text:s/>An diesem Pult im Deutschen Bundestag appelliere ich an die Vertreter der georgischen Regierungspartei: Ich habe viele von Ihnen als gute Partner kennengelernt. Sie haben einen großen Anteil daran, dass Georgien auf dem Weg in die EU vorangekommen ist. Verraten Sie jetzt nicht Ihre und unsere Ideale! Die Wahlen am 26. Oktober müssen fair und frei verlaufen. Die Drangsalierungsdekrete müssen weg. <text:s/>Den Antrag, liebe Kolleginnen und Kollegen der Regierungsfraktionen, hätten wir uns auch gemeinsam vorstellen können. <text:s/>„Gemeinsam“ bedeutet aber, darüber gemeinsam zu beraten. Dazu haben wir keine Einladung erhalten. Schade! Deswegen, aber nur deswegen müssen wir diesen Antrag mit Bedauern ablehnen. <text:s/>Vielen Dank. <text:s/>Vielen Dank, Herr Kollege Abraham. – Nächster Redner ist der Kollege Michael Roth, SP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80</text:p>
          </table:table-cell>
          <table:table-cell table:style-name="ce2" office:value-type="string" calcext:value-type="string">
            <text:p>20.01.2023</text:p>
          </table:table-cell>
          <table:table-cell table:style-name="ce2" office:value-type="string" calcext:value-type="string">
            <text:p>ID208006500</text:p>
          </table:table-cell>
          <table:table-cell table:style-name="ce2" office:value-type="string" calcext:value-type="string">
            <text:p>Anja Schulz (FDP)</text:p>
          </table:table-cell>
          <table:table-cell table:style-name="ce2" office:value-type="string" calcext:value-type="string">
            <text:p>Sehr geehrter Präsident! Liebe Kolleginnen und Kollegen! Ich denke nicht, dass es der deutschen Einheit gerecht wird, wenn jeder Antrag der Fraktion Die Linke, der die Rentenüberleitung betrifft, die ehemaligen Bürger der DDR als Opfer darstellt, die von Westdeutschland über den Tisch gezogen wurden. Sie werfen vor, dass es noch immer keine Rentengerechtigkeit in Deutschland gebe. <text:s/>In Anbetracht der Komplexität der Überleitung von Renten der DDR-Bürger in unser deutsches Rentensystem wurde gute Arbeit geleistet, und ich finde es schade, dass Sie das hier in Abrede stellen. <text:s/>Man hat sich damals bewusst dagegen entschieden, die Rentenansprüche eins zu eins zu übernehmen. Stattdessen hat man mittlerweile sogar dafür gesorgt, dass die Ostrenten bis 2025 an die Westrenten angepasst werden, und die allermeisten Bürgerinnen und Bürger der DDR sind damit Gewinner der Einheit, <text:s/>vor allem auch diejenigen, deren Anwartschaften für eine Zusatzrente, in die sie niemals aufgenommen wurden, anerkannt wurden, weil unterstellt wurde, dass sie daraus ja Leistungen bekommen hätten, wenn es die DDR noch geben würde. Das ging damals vielleicht auch bei einigen über das Gerechtigkeitsverständnis hinaus. <text:s/>Das sind natürlich alte Kamellen. Damit will ich nur einmal deutlich machen, dass der Westen damals nicht wirklich kleinlich war. <text:s/>Trotzdem müssen wir uns natürlich damit befassen: Hat man die individuellen Biografien und die Lebensleistung adäquat berücksichtigt? Für die allermeisten Bürgerinnen und Bürger der ehemaligen DDR ist das der Fall gewesen, allerdings darf man auch nicht verkennen, dass das eben nicht für alle Berufsgruppen galt – für die einen galt das mehr, für die anderen weniger –, und niemand stellt die daraus entstandenen Härten in Abrede. <text:s/>Die Forderung in Ihrem Antrag kann dieses Problem allerdings nicht lösen, und ich weiß ja nicht, ob ich irgendwie eine Seite überblättert habe, aber wie das Ganze jetzt finanziert werden soll, wird nicht so ganz deutlich. <text:s/>– Genau, die Aktienrente! Der Verweis auf die Aktienrente ist unsachlich und unnötig. Wenn Sie darauf verweisen, dass die Aktienrente 20‑mal so gut ausgestattet ist wie der Härtefallfonds, dann tun Sie nichts anderes, als die DDR-Bürgerinnen und -Bürger, die jetzt Rente beziehen, gegen zukünftige Rentnerinnen und Rentner auszuspielen. <text:s/>Das ist für mich ein Paradebeispiel für die Trockner-Theorie; da wird wirklich alles durcheinandergewirbelt, und am Ende entsteht nur heiße Luft. <text:s/>Das Finanzierungskonzept für Ihren Gerechtigkeitsfonds ist unauffindbar; Sie haben da keinen konkreten Vorschlag gemacht. Der Härtefallfonds ist allerdings umsetzbar und auch finanzierbar, und er hatte auch nie den Anspruch, die Anwartschaften komplett auszugleichen. Es geht hier um die Anerkennung von Lebensleistungen für die Menschen, die besonders hart betroffen sind und sich jetzt die Frage stellen: „Warum habe ich eigentlich mein Leben lang geschuftet?“, kurzum: für die, die es wirklich brauchen, also die Menschen, die ihren Lebensunterhalt früher selber bestritten haben und durch die historischen Umstände in ihrer Altersvorsorge benachteiligt und nun von Altersarmut betroffen sind. <text:s/>Ich bin froh, dass wir den Fonds zur Abmilderung von Härten aus der Ost-West-Rentenüberleitung, für jüdische Kontingentflüchtlinge und Spätaussiedler endlich umsetzen konnten, obwohl das die Vorgängerregierungen nicht geschafft haben. Trotzdem kann ich nachvollziehen, dass jetzt einige Menschen, die Anspruch auf Gelder aus diesem Fonds haben, bei der Summe ein wenig ernüchtert sind. <text:s/>Damit kommen wir zu den Ländern. Der Antrag ist ja von den Linken eingebracht worden. Vielleicht lassen Sie Ihre Kontakte zur thüringischen Staatskanzlei einfach mal ein bisschen spielen und überzeugen die, dass die ihre entsprechende Summe auch mit dazugeben. Dann gibt es auch keinen Flickenteppich für die Betroffenen, sondern alle erhalten einheitlich 5 000 Euro. <text:s/>Vielen Dank. <text:s/>Vielen Dank, Frau Kollegin Schulz. – Nächste Rednerin ist die Kollegin Kathrin Michel, SPD-Fraktion.</text:p>
          </table:table-cell>
          <table:table-cell table:style-name="ce2" office:value-type="string" calcext:value-type="string">
            <text:p>-</text:p>
          </table:table-cell>
          <table:table-cell table:style-name="ce2" office:value-type="string" calcext:value-type="string">
            <text:p>x</text:p>
          </table:table-cell>
          <table:table-cell table:number-columns-repeated="1017"/>
        </table:table-row>
        <table:table-row table:style-name="ro1">
          <table:table-cell table:style-name="ce2" office:value-type="string" calcext:value-type="string">
            <text:p>69</text:p>
          </table:table-cell>
          <table:table-cell table:style-name="ce2" office:value-type="string" calcext:value-type="string">
            <text:p>23.11.2022</text:p>
          </table:table-cell>
          <table:table-cell table:style-name="ce2" office:value-type="string" calcext:value-type="string">
            <text:p>ID206907700</text:p>
          </table:table-cell>
          <table:table-cell table:style-name="ce2" office:value-type="string" calcext:value-type="string">
            <text:p>Deborah Düring (BÜNDNIS 90/DIE GRÜNEN)</text:p>
          </table:table-cell>
          <table:table-cell table:style-name="ce2" office:value-type="string" calcext:value-type="string">
            <text:p>Sehr geehrte Frau Präsidentin! Liebe Kolleginnen und Kollegen! Liebe Union, ich bin, ehrlich gesagt, ein wenig verwundert über Ihre Worte, nicht nur <text:s/>in dieser Debatte, sondern auch in den letzten Wochen. Sie fordern hier lautstark das eine, haben aber im Haushaltsausschuss und in Ihren Anträgen dort genau <text:s/>das Gegenteil gemacht. <text:s/>Wenn Ihnen die Entwicklungspolitik so wichtig ist – das glaube ich Ihnen ja – und auch der Kampf gegen den Hunger, wie Sie in den letzten Wochen immer <text:s/>wieder betont haben, dann frage ich mich schon, warum Sie im September im Haushaltsausschuss der Freigabe von 70 Millionen Euro für die Bekämpfung des Hungers <text:s/>in Somalia und der Sahelregion nicht zugestimmt haben. <text:s/>Die Begründung Ihrer Kolleginnen und Kollegen dazu war: Wir brauchen das Geld in Deutschland. – Wir halten also fest: Wenn es wirklich darauf ankommt, <text:s/>stellt sich die Union eben nicht auf die Seite der Ärmsten der Armen. <text:s/>Wissen Sie, was Ihre Kolleginnen und Kollegen im Haushaltsausschuss außerdem abgelehnt haben? Ich sage es Ihnen: die Bereitstellung von 50 Millionen <text:s/>Euro für Kreditfonds in Osteuropa, mit denen kleine und mittlere Unternehmen aus der Ukraine in der Getreideproduktion unterstützt werden sollten. <text:s/>Dabei wollten Sie doch in Ihren Anträgen zum Haushalt im Ausschuss 73 Millionen Euro zusätzlich für die Privatwirtschaft ausgeben. Hier wollen Sie <text:s/>also die meisten Entwicklungsgelder reinstecken: in Initiativen von Konzernen wie Allianz, Porsche oder Deutsche Bank. <text:s/>Lieber Herr Stefinger, mehrere Studien zeigen, dass durch die jetzige Zusammenarbeit mit der Wirtschaft kaum positive Effekte erreicht werden. Wenn <text:s/>überhaupt, erreichen diese nur unmittelbar beteiligte Partner und die Zielgruppen. Das sind also Projekte, die eben keine breite oder langfristige <text:s/>entwicklungspolitische Wirkung haben. <text:s/>Das Märchen von der Hebelwirkung wird in Ihrer Fraktion offensichtlich noch geglaubt. Und ich sage Ihnen: Statt mal neue Lösungen zu präsentieren, <text:s/>bleibt die Union also, wie gehabt, bei der alten Formel: Das haben wir schon immer so gemacht, und genau so machen wir weiter. – Aber so verhindert man die <text:s/>sogenannte Entwicklung, und zwar nachhaltig. Das, liebe Union, ist keine präventive Politik. Das ist Politik aus dem letzten Jahrzehnt, und ich bin froh, dass <text:s/>wir als Ampel das anders machen. <text:s/>Wir machen eine feministische Entwicklungspolitik. <text:s/>– Ich höre es schon. – Da es in diesem Haus immer noch einige Kolleginnen und Kollegen gibt, die noch nicht genau wissen, was sie darunter verstehen <text:s/>sollen, möchte ich Ihnen das jetzt anhand des Haushaltes mal ein bisschen darlegen: <text:s/>Ziel einer feministischen Entwicklungspolitik ist, dass alle Menschen weltweit dieselben Rechte und denselben Zugang zu Ressourcen haben und in <text:s/>gleichem Maße in ihrer Diversität repräsentiert sind. Genau deswegen haben wir im Haushaltsverfahren dafür gesorgt, dass der Beitrag Deutschlands für UN Women <text:s/>stabil bleibt und wir mit dem Aufwuchs von UNFPA die sexuelle und reproduktive Gesundheit stärken. Eine feministische Entwicklungspolitik bedeutet, dass wir <text:s/>eben auch die Zivilgesellschaft als aktive feministische Akteurinnen und Akteure stärken. <text:s/>Genau deswegen haben wir als Ampel die Mittel zur Förderung langfristiger Vorhaben der Zivilgesellschaft und für Zivilen Friedensdienst aufgestockt. <text:s/>Das ist der richtige Weg, um für Stabilität, Resilienz und Frieden zu sorgen und dabei die Bedürfnisse von Frauen und marginalisierten Gruppen zu <text:s/>berücksichtigen. <text:s/>Die Klimakrise – das wurde heute schon einige Male gesagt – hat jetzt schon verheerende Auswirkungen, insbesondere im Globalen Süden, die wir als <text:s/>Globaler Norden maßgeblich verursacht haben: Dürren, Unwetter, steigende Meeresspiegel. Frauen und Mädchen werden von der Klimakrise besonders hart getroffen. <text:s/>Sie sterben bei einer Katastrophe mit 14‑mal höherer Wahrscheinlichkeit als Männer, weil sie beispielsweise seltener schwimmen können oder sich auf der Flucht <text:s/>um ihre Angehörigen kümmern. Die Klimakrise gefährdet bereits erreichte und auch zukünftige Fortschritte und belastet insbesondere vulnerable Gruppen, weshalb <text:s/>gerade auch hier feministische Ansätze wichtig sind. <text:s/>Lieber Herr Stefinger, da Sie gerade nachgefragt haben: Ja, die Ampel hat gezeigt, dass uns Klimapolitik und gerade der Schutz der vulnerablen Gruppen <text:s/>auf der COP 27 wichtig waren. <text:s/>Was Sie eben nicht geschafft haben, ist, das Thema „Loss and Damage“ auf die Tagesordnung zu setzen. <text:s/>Genau das haben wir gemacht im Hinblick auf Schäden, Verluste und den Klimawandel: Wir haben eben für die ärmsten Länder was beschlossen. <text:s/>Ich bin bei Ihnen, wenn Sie sagen, dass es wichtig ist, dass wir als Parlament jetzt daran arbeiten und gucken, wie wir das Ganze ausgestalten und wie <text:s/>wir das auch finanziell hinterlegen. Aber dass dieses Thema überhaupt erst mal auf der Tagesordnung stand, das haben Sie einfach nie geschafft. Es ist jetzt <text:s/>überlebenswichtig, den Klima- und Biodiversitätsschutz zu stärken. Genau deswegen haben wir die Mittel im Klima- und Umweltschutz erhöht, auch wenn die Bedarfe <text:s/>weiterhin enorm sind; da bin ich bei Ihnen. <text:s/>80 Prozent der besterhaltenen Ökosysteme der Welt befinden sich auf indigenem Land, und das, obwohl Indigene nur 2 Prozent der Weltbevölkerung <text:s/>ausmachen. Ein besonderer Erfolg ist daher die Neueinbringung der Initiative CLARIFI zur Stärkung indigener Landrechte. <text:s/>Denn auch die Stärkung indigener Rechte gehört zu einer intersektionalen feministischen Entwicklungspolitik, in der überlappende Ungleichheiten <text:s/>gemeinsam angegangen werden. Das tun wir als Ampel mit diesem Haushaltsentwurf. <text:s/>Ja, ich bin erleichtert, dass wir als Parlament in diesem Haushalt gezeigt haben, dass globale Gerechtigkeit für uns wichtig ist. Aber es gehört <text:s/>natürlich auch zur Wahrheit, dass wir alle wissen: Strukturelle Änderungen brauchen Planungssicherheit und langfristige Finanzierung. Der BMZ-Kernetat muss in <text:s/>den nächsten Jahren signifikant ansteigen, um langfristige Ziele erreichen zu können. <text:s/>Auch die Lösung des Problems der rasant ansteigenden globalen Verschuldung müssen wir ambitioniert angehen. Wir wissen, dass Sicherheit weit mehr ist <text:s/>als militärische Sicherheit. Das Ganze bedeutet auch Sicherheit vor Pandemien sowie vor den Auswirkungen der Klimakrise. Sicherheit ganz im Sinne einer <text:s/>feministischen Außen- und Entwicklungspolitik umfasst Menschenrechte, verantwortungsvolle Regierungsführung, Zugang zu Bildung und Gesundheit sowie die <text:s/>Gewährleistung, dass jeder Mensch die Freiheit und die Möglichkeiten hat, sein Potenzial zu entfalten. Lassen Sie uns gemeinsam dafür kämpfen, dass das auch in <text:s/>Zukunft mit unserer Hilfe möglich ist. Wir nehmen unsere globale Verantwortung erns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78</text:p>
          </table:table-cell>
          <table:table-cell table:style-name="ce2" office:value-type="string" calcext:value-type="string">
            <text:p>27.06.2024</text:p>
          </table:table-cell>
          <table:table-cell table:style-name="ce2" office:value-type="string" calcext:value-type="string">
            <text:p>ID2017804200</text:p>
          </table:table-cell>
          <table:table-cell table:style-name="ce2" office:value-type="string" calcext:value-type="string">
            <text:p>Stephan Pilsinger (CDU/CSU)</text:p>
          </table:table-cell>
          <table:table-cell table:style-name="ce2" office:value-type="string" calcext:value-type="string">
            <text:p>Frau Präsidentin! Meine Damen und Herren! Dass eine Krankenhausreform notwendig ist, wissen wir doch alle in diesem Hohen Hause. <text:s/>Wenn man mit Patientinnen und Patienten in den Häusern spricht, dann erfährt man, dass sie teilweise mit den Leistungen, die in den entsprechenden Häusern erbracht wurden, nicht zufrieden sind. Das liegt unter anderem zum Beispiel daran – und das ist ja auch jedem klar –, dass ein Orthopäde, der fünfmal am Tag eine Hüfte reinoperiert, das besser kann als jemand, der das nur fünfmal im Monat macht. <text:s/>Und gerade bei den Krebstherapien sieht man: Da ist es noch viel extremer. Im Laufe eines Lebens wird ein Mann mit einer Wahrscheinlichkeit von 50 Prozent an Krebs erkranken, eine Frau zu 40 Prozent. 50 Prozent der Krebserkrankungen kann man in der heutigen Zeit heilen, und dafür braucht man spezialisierte Häuser; denn es ist klar, dass hochspezialisierte Häuser bessere Ergebnisse bei Krebs im Speziellen haben als kleine Häuser. Deswegen: Wir brauchen Qualität; denn Qualität in den Krankenhäusern rettet am Ende Leben. <text:s/>Aber, meine Damen und Herren, ich bin dafür, man sollte über echte Qualität reden. <text:s/>Aktuell bestimmt der G-BA, also der Gemeinsame Bundesausschuss, anhand von Evidenz und genauen Zahlen, wie viele Hüftoperationen beispielsweise notwendig sind, damit in einem Haus die notwendige Qualität nachgewiesen werden kann. Aber, meine Damen und Herren von der Ampel – und das haben Sie jetzt an der Stelle viel zu wenig benannt –, Sie wollen ja nicht Mindestmengen festlegen, wie das aktuell der G-BA macht, <text:s/>– nein, Herr Dahmen –, sondern Sie wollen Mindestvorhaltezahlen. <text:s/>Ich muss Ihnen schon sagen: Sie reden über Qualität, und da haben Sie vollkommen recht. Dann müssten Sie doch aber über echte Qualität reden. Es kann doch nicht sein, dass am Ende Karl Lauterbach oder das Ministerium festlegen, was gute Qualität ist, und nicht mehr die Wissenschaft. Das ist absurd, und deswegen wollen wir echte und nicht von der Politik verordnete Qualität. <text:s/>Meine Damen und Herren, es wurde darüber geredet, dass es um die Entökonomisierung geht. Ja, momentan werden die Häuser über DRG-Pauschalen bezahlt. Also, wenn jemand mit einer kaputten Hüfte kommt, dann ist das mit einem fixen Preis verbunden, egal wie lange er bleibt und welche Kosten er wirklich verursacht. Das finden wir falsch, weil das zu einem Hamsterrad in den Häusern führt. Man möchte entsprechend immer mehr Fallzahlen haben, und das ist auch für den Arzt hoch unbefriedigend. <text:s/>Im aktuellen Vorschlag der Ampel sehen wir diese Entökonomisierung aber nicht, unter anderem, weil in diesem Vorschlag weiterhin 60 Prozent über Fallpauschalen gezahlt werden sollen und 40 Prozent über entsprechende Vorhaltezahlen. <text:s/>Aber das Absurde an der ganzen Sache ist, dass man sich bei der Vorhaltepauschale daran orientiert, wie viele Fallpauschalen im Vorjahr gezahlt wurden. <text:s/>Das ist ja so, als würde man den Hamster nehmen, ihn aufs Laufband setzen und ihm da sagen, man hätte ihn aus dem Hamsterrad befreit. Das ist doch absurd; das ist keine echte Entökonomisierung des Gesundheitswesens. <text:s/>Heute wurde fälschlicherweise auch gesagt: Wir haben zu wenig Personal, weil dieses Personal an zu vielen Häusern verteilt ist. – Wir sollten aus Corona doch eines gelernt haben: Wenn man dem Personal sagt: „Du darfst in einem kleinen Haus nicht mehr arbeiten; das Haus wird zugemacht“, dann ist es vielleicht in der Stadt so – bei mir in München –, dass das Personal dann sagt: „Okay, dann fahre ich halt zwei U-Bahn-Stationen weiter und arbeite dort als Pflegekraft“; aber auf dem Land wird das dazu führen, dass viele sagen: Nein, darauf habe ich keinen Bock. <text:s/>Ich werde doch nicht eine Stunde zu einem Haus fahren, um da entsprechende Leistungen zu bringen. <text:s/>Ihr Gesetz schadet dem ländlichen Raum und verbessert nicht die Qualitätsstandards. <text:s/>Wir als Union sind konstruktiv; wir wollen das verbessern. <text:s/>Deswegen versprechen wir der Bevölkerung: Wir werden den Murks, wenn er wirklich so beschlossen wird – den wir davor auch kritisieren –, in der nächsten Wahlperiode in der Regierung wieder beseitigen. <text:s/>Denn wir wollen echte Qualität und keine Pseudoqualität, wie Sie es hier vorschlagen. <text:s/>Vielen Dank. <text:s/>Vielen Dank. – Der nächste Redner ist Dr. Armin Grau für Bündnis 90/Die Grün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79</text:p>
          </table:table-cell>
          <table:table-cell table:style-name="ce2" office:value-type="string" calcext:value-type="string">
            <text:p>19.01.2023</text:p>
          </table:table-cell>
          <table:table-cell table:style-name="ce2" office:value-type="string" calcext:value-type="string">
            <text:p>ID207909700</text:p>
          </table:table-cell>
          <table:table-cell table:style-name="ce2" office:value-type="string" calcext:value-type="string">
            <text:p>Michael Thews (SPD)</text:p>
          </table:table-cell>
          <table:table-cell table:style-name="ce2" office:value-type="string" calcext:value-type="string">
            <text:p>Sehr geehrte Frau Präsidentin! Sehr geehrte Damen und Herren! Kolleginnen und Kollegen! Wir alle ärgern uns darüber, wenn wir zu Hause in den Mülleimer schauen und dann wahrnehmen, dass wir wieder zu viel Müll produzieren. Wir ärgern uns darüber, wenn Produkte aus Kunststoff nur einmal benutzt werden, gleich zu Abfall werden, vielleicht nicht gut recycelt werden können. Genau das war der Anlass für die Europäische Union, 2019 die Einwegkunststoffrichtlinie zu verabschieden. Die haben zuvor was gemacht, wodurch, glaube ich, uns allen das ganz klar wird: Sie sind an den Strand gegangen, so wie wir das im Urlaub ja auch manchmal machen, nicht an einen dieser geleckten Strände, die jeden Tag gereinigt werden, sondern dahin, wo eventuell auch mal was angeschwemmt wird. <text:s/>Man hat da festgestellt, dass 80 bis 85 Prozent der Abfallmengen, die dort ankommen, aus Kunststoffen sind. Ein großer Teil sind eben Wegwerfprodukte wie zum Beispiel Strohhalme, Plastikbesteck, Luftballons, Wattestäbchen, Feuchttücher. So was wurde dort gefunden. Diese Produkte verursachen natürlich große Probleme; denn sie bestehen aus Kunststoff, sie werden nicht biologisch abgebaut, sie werden mit der Zeit zerkleinert, gelangen vielleicht sogar sozusagen als Futter in die Fische, landen bei uns auf dem Teller: eine große Gefahr für unsere maritimen Ökosysteme, für die biologische Vielfalt und für unsere Gesundheit. <text:s/>Die Einwegkunststoffrichtlinie sieht eine ganze Reihe von Maßnahmen vor, um das zu verhindern: Verbrauchsminderung von Produkten, auch Verbote, Anforderungen an Produkte und insbesondere das, was gerade eben schon erwähnt wurde: die erweiterte Herstellerverantwortung. Denn natürlich haben auch die Hersteller eine Verantwortung dafür, welche Produkte sie in Umlauf bringen. Wir alle tragen die Verantwortung, vernünftig damit umzugehen; doch die Hersteller haben oft Alternativen, umweltfreundlichere Produkte, setzen die aber nicht ein. Insofern muss man ganz klar auch Verantwortung bei den Herstellern adressieren. <text:s/>Das Einwegkunststofffondsgesetz, das wir heute in erster Lesung debattieren, ist der letzte Schritt bei der vollständigen Umsetzung der Kunststoffrichtline der EU. In den letzten Jahren haben wir schon einige Gesetze dazu erlassen. Wir haben auch einige geändert, wie das Verpackungsgesetz, das Kreislaufwirtschaftsgesetz. Und bestimmte Produkte, die wir alle kennen, sind auch aus dem Umlauf verschwunden: Strohhalme aus Plastik, Wattestäbchen, Plastikbesteck finden wir nicht mehr, können also auch nicht mehr in die Umwelt gelangen. Wir diskutieren aktuell die Mehrwegangebotspflicht im To-go-Bereich; sie wird gerade in der Presse rauf und runter diskutiert. Aber eins müssen wir uns doch klarmachen: Wenn wir weniger Abfall haben wollen – und das sagen wir bei jeder Gelegenheit –, dann müssen wir Abfälle reduzieren, und insbesondere Mehrwegsysteme sind da der richtige Schritt. Deswegen sollten wir das mit aller Kraft unterstützen, was da gerade in Gang gesetzt wird, und nicht kleinreden. <text:s/>Mit dem geplanten Gesetz erweitern wir nun die Verantwortung der Hersteller und beteiligen sie eben auch finanziell an der Reinigung der belasteten Kommunen. Wir finden ja viele von den weggeworfenen Dingen in den Büschen unserer Kommunen wieder. Die Hersteller sollen sich nun auch finanziell an der Reinigung beteiligen. <text:s/>Das heißt aber nicht, dass wir nicht auch die Entwicklung genau beobachten müssen. Natürlich fasst die Einwegkunststoffrichtlinie in erster Linie Kunststoffe ins Auge. Wir merken jetzt schon, dass die Hersteller reagieren. Das heißt, bestimmte Dinge verschwinden nach und nach, werden zum Beispiel ersetzt durch faserbasierte Verpackungen; das sind also Verpackungen aus Papier, Pappe und anderen Dingen. Aber auch da muss man genau hinschauen, weil es große Unterschiede bei der Herstellung dieser Produkte gibt. <text:s/>Auch wenn wir heute erst mal diesen Weg gehen, werden wir, glaube ich, in Zukunft auch diese Richtlinie anpassen müssen an Entwicklungen, die wir dann haben werden; denn auch diese Dinge werden wir natürlich in unserer Umgebung wiederfinden. Und auch das wollen wir natürlich verhindern. <text:s/>Heute ist die erste Lesung. Da gilt das Struck’sche Gesetz: Kein Gesetz kommt so aus dem Bundestag, wie es hineingegangen ist. Wir werden also die nächsten Wochen noch einzelne Elemente des Gesetzes diskutieren. Ich bin aber sehr dankbar, dass der Entwurf in dieser Form vorliegt. Ich glaube, er ist auch in weiten Teilen durchaus ausgewogen. <text:s/>Ich möchte aber auch in dieser Legislaturperiode noch gerne eine weitere Sache ansprechen. Wir reden ja jetzt über einen Fonds, also über das Einsammeln von Geld, um eben ein Problem zu beseitigen, das wir in den Kommunen haben. Wir brauchen aber gegebenenfalls auch einen Fonds beim Verpackungsgesetz. Auch da müssen wir genau hinschauen, indem wir umweltfreundliche Entwicklungen fördern, aber zugleich andere Dinge, die wir nicht haben wollen, verteuern, um eine Lenkungswirkung zu entfalten. Deswegen ist das ein gutes Gesetz heute; aber ich möchte gerne, dass an dieser Stelle die Entwicklung auch weitergeht. <text:s/>Meine Damen und Herren, wir hier in Deutschland gehören in Europa zu den Spitzenreitern, was das Pro-Kopf-Aufkommen von Abfällen angeht. Damit dürfen wir uns nicht zufriedengeben. Wir wissen aber auch, dass weniger Abfall, mehr Recycling automatisch dazu führt, dass wir natürliche Ressourcen schonen, dass wir weniger CO2-Emissionen und weniger Vermüllung in unserer Umgebung und in der Natur haben. Ich glaube, diesen Weg müssen wir auf alle Fälle weitergehen. Heute machen wir dazu einen wichtigen Schritt. <text:s/>Vielen Dank. <text:s/>Für die AfD hat Andreas Bleck das Wor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91</text:p>
          </table:table-cell>
          <table:table-cell table:style-name="ce2" office:value-type="string" calcext:value-type="string">
            <text:p>16.03.2023</text:p>
          </table:table-cell>
          <table:table-cell table:style-name="ce2" office:value-type="string" calcext:value-type="string">
            <text:p>ID209104400</text:p>
          </table:table-cell>
          <table:table-cell table:style-name="ce2" office:value-type="string" calcext:value-type="string">
            <text:p>Mike Moncsek (AfD)</text:p>
          </table:table-cell>
          <table:table-cell table:style-name="ce2" office:value-type="string" calcext:value-type="string">
            <text:p>Sehr geehrte Frau Präsidentin! Sehr geehrte Kollegen! Liebe Zuschauer! Als direkt gewählter AfD-Abgeordneter im ländlichen Raum und Aufsichtsrat eines kommunalen Verkehrsbetriebes ist es mir im Wahlkreis und im Allgemeinen immer ein Herzensanliegen, mich für einen günstigen und attraktiven ÖPNV einzusetzen. Entlastungen, wie Sie sie gerade aufgezählt haben, sind richtig für die Menschen, aber sie sind eine doppelte Belastung für alle Betriebe und für alle Kommunen. <text:s/>Das 9-Euro-Urlaubsticket hat gezeigt, dass kein einziger Euro in die Infrastruktur geflossen ist, kein einziger in den Busverkehr, kein einziger in den Schienenverkehr. Nichts ist häufiger gefahren. Beim 49-Euro-Ticket passieren jetzt schon größere Fehler am Anfang als beim 9-Euro-Ticket am Ende. Stand heute ist Ihr Projekt eine einzige Baustelle; das wurde von allen gesagt, die vor mir geredet haben. <text:s/>Die Tarifstruktur sollte einfacher und klarer werden. Das Gegenteil ist der Fall, wie wir alle gehört haben. Von Dresden – worüber Sie gesprochen haben – bis Mittelsachsen und Chemnitz: Alles ist durcheinander. Es gibt keine klare Regelung für den Vertrieb und für die Kostenverteilung. Großkonzerne verkaufen die Tickets und kleine und mittelständische Unternehmen kriegen keinen Euro für die erbrachten Leistungen. Das ist die Realität. <text:s/>Hier droht gerade den kleinen und mittelständischen Betrieben, wie ich sagen würde, der Bankrott. <text:s/>Unser Wirtschaftsgenie Habeck würde sagen: Dann hören sie halt einfach auf zu arbeiten. – Dann können Sie mit einem 49-Euro-Ticket wedeln und werden keinen Bus sehen. <text:s/>Das haben wir mit 1 Milliarde Euro ausgleichen müssen. Dieses Steuergeld hätte besser woanders hinfließen sollen. Die Kommunen und die Landkreise sind deswegen überschuldet. <text:s/>Billig heißt immer: Verlust von Qualität, Sicherheit und Zuverlässigkeit. Das hat sich über Jahrzehnte und Jahrhunderte gezeigt: Wenn Sie etwas billig machen, machen Sie es mindestens zweimal. <text:s/>Herr Minister aus Nordrhein-Westfalen, Sie wollen die DDR 2.0: Planwirtschaft vor Marktwirtschaft. Und Sie alle mit. Da waren wir ja 1989 weiter, als Sie heute sind. <text:s/>Es gibt kein sinnvolles Modell, um den Wettbewerb zwischen privatwirtschaftlichen Fernbusunternehmen fair zu gestalten, von rechtlichen Problemen mit der EU ganz zu schweigen. <text:s/>Meine Damen und Herren, vor einer Einführung dieses Tickets muss noch einmal gründlich nachgearbeitet werden. Noch einmal ganz grundsätzlich: Die Finanzierung des ÖPNV braucht keinen rot-grünen ideologischen Aktionismus, sondern dringend eine Reform, und zwar eine praxisnahe Reform. <text:s/>Unsere Lösungen sind: Die Aufteilung der Einnahmen muss vor der Einführung klar geregelt werden. Der Vertrieb wird in die Hände der einzelnen Verkehrsverbünde gegeben, um auch weiterhin eine analoge Lösung anzubieten und nicht bloß digital. <text:s/>Und ja, die Franzosen wollen es uns nachmachen – der Minister hat es gesagt –, sie überlegen aber, sich bis zur Einführung zwei Jahre Zeit zu lassen. Mein Vorschlag ist, unseren Start auf den 1. Januar 2024 zu verschieben. Frankreich weiß, warum es so lange dafür arbeitet. <text:s/>Vielen Dank und gute Fahrt! <text:s/>Das Wort hat der Kollege Stefan Gelbhaar für Bündnis 90/Die Grünen. Er kommt wie immer zu Fuß zum Pul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41</text:p>
          </table:table-cell>
          <table:table-cell table:style-name="ce2" office:value-type="string" calcext:value-type="string">
            <text:p>02.06.2022</text:p>
          </table:table-cell>
          <table:table-cell table:style-name="ce2" office:value-type="string" calcext:value-type="string">
            <text:p>ID204109200</text:p>
          </table:table-cell>
          <table:table-cell table:style-name="ce2" office:value-type="string" calcext:value-type="string">
            <text:p>Frank Schäffler (FDP)</text:p>
          </table:table-cell>
          <table:table-cell table:style-name="ce2" office:value-type="string" calcext:value-type="string">
            <text:p>Frau Präsidentin! Meine lieben Kolleginnen und Kollegen! Wir debattieren heute über den Einzelplan 10. Hier geht es um einen ganzen Berufsstand, und zwar um die Landwirte. Für uns Freie Demokraten sind Landwirte Unternehmer. Sie erzeugen Lebensmittel, und mit diesen Erträgen, die sie erzielen, wollen sie Gewinne erwirtschaften. <text:s/>Dafür braucht es die notwendigen Weichenstellungen. Zu diesen Weichenstellungen gehört ein Moratorium für Auflagen und immer neue Vorschriften, um Planungs- und Investitionssicherheit – so haben wir es im Koalitionsvertrag vereinbart – zu gewährleisten. <text:s/>Genau darum geht es. Da, wo die Folgen für die Unternehmer besonders existenziell sind, wollen wir helfen. Deshalb haben wir in den Haushaltsberatungen 10 Millionen Euro für die Fischerei zur Verfügung gestellt. <text:s/>Und wir haben für die Flottenumrüstung der Küsten- und Krabbenfischerei ebenfalls Mittel zur Verfügung gestellt, damit dort moderne Antriebstechniken Einzug erhalten. Auch das war Bestandteil unseres Koalitionsvertrags. <text:s/>Aber es braucht künftig mehr; es braucht einen Paradigmenwechsel. Der Kanzler hat nicht ohne Grund von einer Zeitenwende gesprochen. Die Zeitenwende, die wir durch den Angriffskrieg gegen die Ukraine auch in der Landwirtschaft erleben, muss auch Auswirkungen auf unsere Landwirtschaftspolitik in Deutschland haben. <text:s/>Es ist natürlich wohlfeil, wenn die Union hier Mängel darstellt, die sie selbst 16 Jahre verursacht hat. <text:s/>Er war schließlich die Union, die die Bauernmilliarde beschlossen, Brosamen verteilt hat, letztendlich Bürokratie erzeugt und keine Planungssicherheit geschaffen hat. Gängelungen an jeder Ecke: Das ist das Ergebnis von 16 Jahren Landwirtschaftspolitik unter Führung der Union. <text:s/>Das sieht man auch schwarz auf weiß. Der unabhängige Normenkontrollrat hat im Berichtsjahr 2020/2021 dargestellt, dass durch Gesetze der damaligen Bundesregierung über 300 Millionen Euro an Belastung für die Landwirtschaft hinzugekommen sind. Dazu gehört beispielsweise das Aktionsprogramm Insektenschutz mit 150 Millionen Euro. Seit 2016 ist die Situation noch gravierender: Die Landwirtschaft muss eine jährliche Zusatzbelastung von fast 800 Millionen Euro bewältigen, dabei ist die Verschärfung der Düngeverordnung einer der wesentlichen Punkte. <text:s/>Also, Sie können sich nicht als Retter der ländlichen Strukturen und der Landwirtschaft hinstellen, vielmehr haben Sie das Elend im Wesentlichen mitverursacht. <text:s/>Aber auch die Ampelkoalition muss sich diesen neuen Realitäten stellen. Ich glaube, wir müssen darüber diskutieren, ob die Subventionen für die Flächenstilllegungen in der Landwirtschaft in Deutschland tatsächlich in diese Zeit passen. <text:s/>Alle EU-Staaten haben die Stilllegung von 3 Prozent der Fläche ausgesetzt. Deutschland dagegen hat aus 3 Prozent 4 Prozent gemacht, die Flächenstilllegungen also ausgeweitet. Deshalb, glaube ich, täten wir gut daran, diese Entscheidung zu überdenken. <text:s/>4 Prozent Flächenstilllegung in Deutschland entspricht 4 Millionen Hektar Produktionsfläche in der EU. <text:s/>Auf dieser Fläche könnte der gesamte Importbedarf an Weizen von Ägypten, Äthiopien, Marokko, Südafrika und Tunesien angebaut werden. Das betrifft also gerade die Länder, die sehr wahrscheinlich besonders unter der Hungerkatastrophe, die auf uns zukommt, leiden werden. <text:s/>Wir müssen auch dafür sorgen, dass in der Düngemittelpolitik mehr Realismus einkehrt. Wir müssen die Produktionskapazitäten steigern, um die Welternährung in den Griff zu bekommen. <text:s/>Eine Reduktion der Produktionskapazitäten in Europa und in Deutschland ist falsch. <text:s/>Und letztendlich müssen wir, glaube ich, für mehr Welthandel und mehr freien Handel sorgen. Nach wie vor erhebt die EU – das muss man sich mal vorstellen – Zölle von über 50 Prozent auf Milcherzeugnisse, Getreide und Zucker, obwohl gleichzeitig eine Welternährungskrise droht. Warum sorgen wir nicht dafür, dass diese Zölle abgebaut werden, damit die Preise auch in Europa sinken können? <text:s/>Gleichzeitig ist es notwendig, dass wir den Welthandel auch durch bilaterale Abkommen wieder anschieben. Wir müssen endlich das bilaterale Handelsabkommen CETA im Deutschen Bundestag ratifizieren. Das ist der erste Schritt. <text:s/>Der zweite Schritt ist, dass wir die Reform der Welthandelsorganisation endlich voranbringen. Auch da hat die Vorgängerregierung nicht geliefert. <text:s/>Auch da können wir als Regierung vorangehen. <text:s/>Kommen Sie bitte zum Schluss, Herr Kollege. <text:s/>Ich komme zum Schluss. – Letztendlich geht es um bezahlbare Lebensmittel. Das ist nicht nur eine Frage der Geldpolitik, sondern das ist auch eine Frage der Handelspolitik. Da muss diese Regierung ansetzen. <text:s/>Vielen Dank. <text:s/>Der nächste Redner in der Debatte: Albert Stegemann, CDU/CSU-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3</text:p>
          </table:table-cell>
          <table:table-cell table:style-name="ce2" office:value-type="string" calcext:value-type="string">
            <text:p>18.11.2021</text:p>
          </table:table-cell>
          <table:table-cell table:style-name="ce2" office:value-type="string" calcext:value-type="string">
            <text:p>ID20306400</text:p>
          </table:table-cell>
          <table:table-cell table:style-name="ce2" office:value-type="string" calcext:value-type="string">
            <text:p>Katrin Staffler (CDU/CSU)</text:p>
          </table:table-cell>
          <table:table-cell table:style-name="ce2" office:value-type="string" calcext:value-type="string">
            <text:p>Vielen Dank, Frau Präsidentin. – Liebe Kolleginnen und Kollegen! Es überrascht mich nicht, dass die Linksfraktion die Zeit, die sie heute im Plenum hat, dafür nutzt, einen Antrag vorzulegen, der komplett die Verfassungswirklichkeit im Bildungsföderalismus ausblendet, und zwar konsequent. Wir kennen das; deswegen überrascht es nicht. Wir haben das jetzt schon mindestens vier Jahre so gesehen. Ich bin einmal gespannt, was Sie machen, wenn die zukünftige links-gelbe Regierung <text:s/>den Bildungsföderalismus bis zur Unkenntlichkeit aufweicht oder abschafft. Da kommen Sie echt in Stress. Da müssen Sie sich mal was Neues überlegen. <text:s/>– Auch das mag stimmen. <text:s/>So viel zu dem, was mich nicht wundert. Was mich hingegen schon verwundert, ist, dass gerade Sie als Linksfraktion mehr Tempo bei den Schutzmaßnahmen für Kinder und Jugendliche fordern. Da muss ich jetzt an der Stelle schon noch einmal nachfragen: War es nicht der Freistaat Thüringen, also geführt unter einer Linksfraktion-Regierung, <text:s/>der die Coronatestpflicht an Schulen im September beendet hat und das Tragen von Masken im Unterricht ab der fünften Klasse einfach hat wegfallen lassen? Also, anstatt jetzt hier im Bundestag eine Scheindebatte zu führen, sollten Sie doch viel lieber mal da ansetzen, wo auch die Verantwortlichkeiten liegen. <text:s/>Vielleicht können Sie ja mal mit Ihren Parteifreunden in Thüringen sprechen, dass sie vor Ort mehr Tempo machen; denn da sind sie nämlich dafür zuständig, dass unsere Schulen sichere Orte sind. <text:s/>Abgesehen davon sind wir uns, glaube ich, über die Parteigrenzen hinweg einig, dass die Aufrechterhaltung des Präsenzbetriebs an den Schulen natürlich das Gebot der Stunde ist. <text:s/>Ich möchte an der Stelle im Übrigen auch mal eine Lanze für unsere Kommunalpolitiker vor Ort brechen. Die versuchen da vor Ort alles, wirklich alles, dass der Präsenzbetrieb an den Schulen gelingt. Ich kenne keinen Verantwortlichen in den Gemeinden in meinem Wahlkreis, der in letzter Zeit nicht lange Stunden am Tag damit verbringt, dass sie die Lage einigermaßen im Griff behalten, sei es mit Blick auf die ausreichende Versorgung mit Testmöglichkeiten, das Organisieren von Betreuungs- und Lehrkräften, zusätzliche Räumlichkeiten usw. usf. Man könnte die Liste beliebig fortführen. Das ist eine echte Mammutaufgabe für unsere Kommunen. Und deswegen möchte ich an der Stelle einfach mal ein großes Dankeschön an die Verantwortlichen sagen, die sehr umsichtig damit umgehen. <text:s/>Statt dass man den Ländern weiterhin den notwendigen Instrumentenkasten an die Hand gibt, damit sie passgenau und effektiv auf die Pandemie reagieren können, <text:s/>schränken die Ampelfraktionen mit ihrem heutigen Beschluss zur Nichtverlängerung der epidemischen Lage von nationaler Tragweite die Länder genau in diesen Handlungsoptionen, die wir bislang eigentlich noch hatten, noch weiter ein. <text:s/>Ganz konkretes Beispiel aus unserem Bereich <text:s/>– hören Sie zu! das ist durchaus frappierend –: Die verfassungsrechtliche Zuständigkeit für das Luftfilterförderprogramm an den Schulen haben wir in der letzten Wahlperiode auf den Weg gebracht. <text:s/>Diese Zuständigkeit für ein Programm, das sich auch großer Nachfrage erfreut, basiert einzig und allein auf der Feststellung des Vorliegens der epidemischen Lage von nationaler Tragweite. Wenn die Feststellung jetzt wegfällt, so wie es heute beschlossen worden ist, dann läuft das Programm zum Jahresende aus. So sieht die Realität aus, <text:s/>und das mitten in einer Zeit, in der so mancher Landkreis eine Inzidenz von über 1 000 aufweist. <text:s/>Das ist doch verrückt, was Sie da machen: auf der einen Seite groß rumtönen: „Schulschließungen wollen wir unbedingt verhindern“, und auf der anderen Seite in Kauf nehmen, dass so wichtige Förderprogramme einfach wegfallen. Als Mitglied einer Oppositionspartei müsste ich mich eigentlich freuen, wenn der künftigen Regierung solche wirklich peinlichen handwerklichen Fehler passieren. <text:s/>Aber ich kann mich nicht freuen, liebe Kolleginnen und Kollegen, wenn die Fehler zulasten unserer Kinder gehen. <text:s/>Die Redezeit ist zu Ende, Frau Kollegin. <text:s/>Jawohl. – Insofern halte ich das, was da heute passiert ist, in der jetzigen Situation für absolut absurd. Das ist leider ein Vorgeschmack auf das, was uns in den nächsten Jahren unter Ihrer Regierung erwarten wird: eine verantwortungslose Politik zulasten unserer Kinder. Schade; man könnte es besser machen. <text:s/>Besten Dank. <text:s/>Vielen Dank, Frau Staffler. – Nächster Redner: für Bündnis 90/Die Grünen Kai Gehring.</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7</text:p>
          </table:table-cell>
          <table:table-cell table:style-name="ce2" office:value-type="string" calcext:value-type="string">
            <text:p>17.02.2022</text:p>
          </table:table-cell>
          <table:table-cell table:style-name="ce2" office:value-type="string" calcext:value-type="string">
            <text:p>ID201703100</text:p>
          </table:table-cell>
          <table:table-cell table:style-name="ce2" office:value-type="string" calcext:value-type="string">
            <text:p>Johannes Huber (fraktionslos)</text:p>
          </table:table-cell>
          <table:table-cell table:style-name="ce2" office:value-type="string" calcext:value-type="string">
            <text:p>Sehr geehrte Frau Präsidentin! Liebe Mitbürger! Eure Exzellenz! Aus der Geschichte lernen bedeutet, die Geschichte anzuerkennen. Als jemand, der den Eisernen Vorhang aktiv miterlebt hat, fühlt sich der russische Präsident Putin durch die NATO-Osterweiterung entgegen mündlicher Absprachen betrogen. Aber Putin muss anerkennen, dass die Mitgliedstaaten nach 1997 dem Bündnis aus freier Selbstbestimmung beigetreten sind und der Warschauer Pakt nicht mehr existiert. Wenn Putin in seinen Vertragsentwürfen über Sicherheitsgarantien faktisch ein Ende der NATO fordert und die Stationierung jeglicher ausländischer Truppen in den 14 neuen Mitgliedstaaten untersagt, dann ist eine solche Garantie unrealistisch und nicht im deutschen Interesse. <text:s/>Anders verhält es sich bei der Forderung, eine weitere Ausweitung der NATO auf Georgien und die Ukraine zu unterbinden. Dem Ersuchen des ukrainischen Präsidenten Selenskyj, den bis heute anhaltenden Bürgerkrieg in der Ostukraine mit einem NATO-Beitritt zu lösen, muss das Bündnis verbindlich eine Absage erteilen. Es liegt weder im deutschen noch im eurasischen Interesse, die NATO als Konfliktpartei in den ukrainischen Bürgerkrieg mit anderen – Stellvertreterkonfliktpartei: Russland – hineinzuziehen. Das wäre die Auslösung eines Flächenbrandes, den viele Bürger als dritten Weltkrieg befürchten. <text:s/>Angesichts einer militärischen Niederlage der Ukraine im Falle einer russischen Invasion liegt es auch im ukrainischen Interesse, am Minsker Abkommen festzuhalten und das Normandie-Format auszubauen. Friedliche Verhandlungen ohne angelsächsische Beteiligung haben 2015 die ukrainische Armee vor einem Zusammenbruch gerettet. Wenn Kiew heute einen Krieg verhindern und obendrauf die vollständige Kontrolle über die Staatsgrenze wiedererhalten möchte, dann muss Selenskyj Punkt neun aus dem Minsker Abkommen umsetzen und mit den Vertretern der Oblaste Donezk und Luhansk regionale Wahlen und eine Verfassungsreform abstimmen. Von dieser Entscheidung über Dialog oder Konfrontation hängt ab, ob ganz Europa das Risiko eines Flächenbrandes eingeht oder nicht. <text:s/>Vielen Dank. <text:s/>Nina Scheer spricht jetzt für die SP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22</text:p>
          </table:table-cell>
          <table:table-cell table:style-name="ce2" office:value-type="string" calcext:value-type="string">
            <text:p>21.09.2023</text:p>
          </table:table-cell>
          <table:table-cell table:style-name="ce2" office:value-type="string" calcext:value-type="string">
            <text:p>ID2012207300</text:p>
          </table:table-cell>
          <table:table-cell table:style-name="ce2" office:value-type="string" calcext:value-type="string">
            <text:p>Armand Zorn (SPD)</text:p>
          </table:table-cell>
          <table:table-cell table:style-name="ce2" office:value-type="string" calcext:value-type="string">
            <text:p>Sehr geehrte Frau Präsidentin! Liebe Kolleginnen und Kollegen! Sehr geehrte Damen und Herren! Es freut mich sehr, dass wir die Debatte rund um die Umsatzsteuer heute fortführen können. Es ist ja nicht das erste Mal in dieser Legislaturperiode, und es wird heute im Laufe des Tages noch zweimal weitergeführt, auch wenn ein paar Kollegen ihre Reden zu Protokoll geben werden. <text:s/>Ich finde es auch richtig, dass wir die Debatte hier führen. Denn die Umsatzsteuer – das wissen wir; das wurde mehrfach gesagt – ist eine Steuer, die von den Bürgerinnen und Bürgern am stärksten wahrgenommen wird und bei der auch die Widersprüche am meisten wahrgenommen werden. <text:s/>Ich stelle fest, dass wir unterschiedliche Vorstellungen haben, wo genau noch etwas verändert werden muss, wo wir mit dem ermäßigten Steuersatz nach unten gehen können; da gibt es unterschiedliche Vorstellungen. Ich will aber auch feststellen, dass es durchaus einen Konsens gibt, der von den meisten demokratischen Fraktionen in diesem Haus geteilt wird, nämlich dass die Umsatzsteuer reformbedürftig ist. Und ich glaube, wenn es darum geht, das Vertrauen in unseren Staat zu stärken, das Vertrauen auch in unser Steuersystem zu stärken, ist die Umsatzsteuer etwas, wo wir als demokratische Politikerinnen und Politiker dafür sorgen müssen, dass da endlich etwas passiert. <text:s/>Jenseits der Reformbedürftigkeit dieser Steuer – sie braucht mehr Transparenz; sie braucht mehr Kohärenz – geht es aber auch darum, dass wir die Lenkungs- und die Gestaltungsfunktion, die die Umsatzsteuer hat, nicht verlieren dürfen. Denn wir wissen es selbst: Es gibt die verschiedenen Ausnahmen; sie wurden hier schon mehrfach genannt. Aber wir verlieren mit der Umsatzsteuer derzeit die Möglichkeit, tatsächlich zu lenken. Dabei müssten wir dafür sorgen, dass bestimmte Wirtschaftszweige mit einer transparenteren, kohärenteren und mehr zielgerichteten Umsatzsteuer unterstützt werden. <text:s/>Ich will auch sagen: Die Umsatzsteuer ist auch ein Konjunkturinstrument. In Zeiten der Krisen, in Zeiten, in denen wir besonders dafür sorgen wollen, dass bestimmte Wirtschaftszweige, aber auch Verbraucherinnen und Verbraucher unterstützt werden müssen, ist die Umsatzsteuer eines der Instrumente, das wir in der Vergangenheit mehrfach genutzt haben und das wir auch ohne hohen bürokratischen Aufwand relativ schnell auf den Weg bringen können. <text:s/>Wenn wir eine temporäre Maßnahme einführen, gehört aber auch dazu, dass wir uns dazu committen, dass irgendwann die Zeit kommt, wo diese temporäre Maßnahme keinen Bestand mehr hat. Wer nämlich aus einer temporären Maßnahme eine dauerhafte Maßnahme macht, der sorgt dafür, dass wir die Lenkungsfunktion, dass wir die konjunkturunterstützende Funktion verlieren, und das sollten wir definitiv nicht machen. <text:s/>Liebe Kolleginnen und Kollegen, die Umsatzsteuer ist eine der größten Einnahmequellen des Staates. Sie ist eine Gemeinschaftsteuer; das heißt, von ihr profitieren auch die Länder und die Kommunen. 2022 haben wir damit etwa 284 Milliarden Euro eingenommen. Knapp über 50 Prozent dieser Steuereinnahmen kommen den Bundesländern und etwa 2,3 Prozent den Kommunen zugute. Angesichts der aktuellen Lage erwarte ich aber auch, dass, wenn es darum geht, die Krisen zu bewältigen und die Zukunft zu gestalten – wir alle sind uns hier einig, dass die Bundesländer und die Kommunen dabei eine zentrale Rolle spielen –, am Ende keine fiskalische Lücke entsteht, sondern ausreichend Spielraum bleibt, damit die Kommunen und die Bundesländer ihre Aufgaben tatsächlich bewältigen können. Da zähle ich auch auf die demokratischen Fraktionen dieses Hauses, dass sie dafür sorgen, dass das so aufrechterhalten wird. <text:s/>Wir werden diese Debatte weiterführen. Unsere Fraktion, die SPD-Bundestagsfraktion, steht zur Verfügung, wenn es darum geht, eine konstruktive Reform auf den Weg zu bringen. Wir zählen auf alle anderen Fraktionen, die interessiert sind, konstruktiv daran zu arbeiten. <text:s/>Ich will zum Schluss noch eines sagen: Jeder von uns hat eine bestimmte Zielgruppe, hat eine bestimmte Wirtschaftsgruppe, von der er der Meinung ist, dass sie eine bestimmte Unterstützung verdient. Eines wird aber nicht gehen – da will ich gern an das anschließen, womit Sie gerade aufgehört haben, Herr Kollege Johannes Steiniger –: Wir können uns nicht alle für eine Ermäßigung der Umsatzsteuer einsetzen und den Prozentsatz von 7 Prozent auf alle Produkte und Dienstleistungen festsetzen und zeitgleich keine Mindereinnahmen haben. Das wird nicht gehen. <text:s/>Zur Ehrlichkeit gehört auch dazu: Wenn wir den Steuersatz da senken, dann müssen wir ihn für etwas anderes erhöhen. Bisher habe ich aber nur Senkungsvorschläge gehört. <text:s/>Ich erwarte schon, dass wir eine ehrliche Debatte führen und sagen, dass dann für Produkte, die zu Unrecht den ermäßigten Steuersatz genießen, die Steuer erhöht wird. Ich freue mich auf eine konstruktive Diskussion, die noch folgt. <text:s/>Vielen Dank. <text:s/>Der nächste Redner ist Sascha Müller für Bündnis 90/Die Grün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97</text:p>
          </table:table-cell>
          <table:table-cell table:style-name="ce2" office:value-type="string" calcext:value-type="string">
            <text:p>20.04.2023</text:p>
          </table:table-cell>
          <table:table-cell table:style-name="ce2" office:value-type="string" calcext:value-type="string">
            <text:p>ID209706900</text:p>
          </table:table-cell>
          <table:table-cell table:style-name="ce2" office:value-type="string" calcext:value-type="string">
            <text:p>Helge Lindh (SPD)</text:p>
          </table:table-cell>
          <table:table-cell table:style-name="ce2" office:value-type="string" calcext:value-type="string">
            <text:p>Herr Präsident! Liebe Kolleginnen und Kollegen! Wenn man vor Ihrer Rede, Herr Brandner, Angela Merkel nicht schon schätzte – nach Ihrer Rede liebt man sie; man hat gar keine Alternative. <text:s/>Eine Ahnung von Gemeinsinn, entwaffnender Humor und auch die Fähigkeit zur Selbstkritik, <text:s/>das sind Qualitäten, die Angela Merkel hatte und hat, und es sind genau die Qualitäten, über die die AfD noch nie verfügt hat oder jemals verfügen wird. Insofern ist es ja auch bezeichnend, dass Sie diese Aktuelle Stunde heute beantragt haben. Das sagt sehr viel über Sie. <text:s/>Im Titel steht ja wörtlich, dass man das „Großkreuz des Verdienstordens nicht entwerten“ solle. Es ist natürlich das Maximum der Selbstironie, wenn Sie von Entwertung sprechen, wo Sie der Inbegriff der Entwertung aller Werte, der Abwertung von allem und der maximalen Wertelosigkeit sind. Danke für dieses Eigentor, das Sie geschossen haben! <text:s/>Auch ich persönlich war es viele Jahre – lange bevor ich im Bundestag war – gewöhnt, mich manchmal hämisch über Angela Merkel auszulassen oder zu stöhnen ob der Sprödheit ihrer Reden, ihrer Gelassenheit, ihrer Freude am Zuwarten oder fehlender Zuspitzung. Das ist auch die Kritik, die man jetzt teilweise in der Presse, erst recht aber – in ganz anderer Form – in Ihren Hasstiraden hört. Diejenigen, die sich da auslassen – und das reicht von Engstirnigkeit und Kleinkariertheit bis zu blankem Hass; bei Ihnen liegt ja eine regelrechte Merkelmanie vor, was ein Kompliment für die Altkanzlerin ist –, übersehen aber, dass die, die gerne kritisieren, nicht das Gleiche zustande gebracht haben wie Angela Merkel, nämlich Entscheidungen zu korrigieren, wie den Ausstieg aus dem Ausstieg aus dem Ausstieg oder die Osterruhe in der Pandemie und Kurskorrekturen in der Eurokrise. Durch die Fähigkeit, sich zu distanzieren und eigene Entscheidungen infrage zu stellen, haben sich viele Spitzenpolitiker auch in diesem Land in der Vergangenheit nicht ausgezeichnet. Diese Kanzlerin aber war dazu in der Lage. Das muss man, denke ich, würdigen. <text:s/>Zudem wird jetzt in Bezug auf die Außenpolitik häufig die Frage zu Versäumnissen in der Sicherheits- und Verteidigungspolitik gestellt. Ich finde es richtig, dass das benannt wird. Denn wenn jemand für seine Verdienste geehrt wird, ist das ja keine Heiligsprechung, keine Hagiolatrie. Gleichzeitig aber finde ich es sehr merkwürdig und sehr eigentümlich, wenn in Bezug auf Russland gerade diejenigen, die selbst damals zum Teil zugestimmt haben oder die es auch nicht anders sahen, besonders laut kritisieren. <text:s/>Ich finde vorbildlich, was Lars Klingbeil gemacht hat, nämlich ein deutliches Bekenntnis zur Zeitenwende, aber auch schonungslose Selbstkritik in Bezug auf die Sozialdemokratie auszudrücken, ohne jede Selbstgerechtigkeit und ohne Tribunal und Anklage im Sinne von: „Sie hat es falsch gemacht. So macht man es.“ Dieser Lars Klingbeil war auch in der Lage, Angela Merkel in der Talkshow „Maischberger“ zu gratulieren, <text:s/>wozu Friedrich Merz nach zig Versuchen nicht imstande war – leider. Ich bedaure das; denn ich finde, Angela Merkel ist jemand, auf den auch die CDU stolz sein kann. <text:s/>Ganz bemerkenswert ist es doch, wenn man mal den Blick nach außen richtet – ich sage das bewusst als Sozialdemokrat –: 2019 wurde Angela Merkel mit dem Ehrendoktortitel in Harvard geehrt. Vor ihr sprach jemand algerischer Herkunft, jemand dominikanischer Herkunft und jemand indischer Herkunft. <text:s/>Und sie alle würdigten insbesondere ihre Migrationspolitik <text:s/>und die Entscheidung von 2015. Aus der Sicht der AfD sind Menschen, die Abschlüsse in Harvard machen und ihre Reden, wie der indische Student, auf Lateinisch schreiben, natürlich Idioten. Ich könnte mir auch vorstellen, dass die Idiotie eher bei der AfD liegt und dass die Harvard-Absolvierenden recht gehabt haben. <text:s/>Das stört und ärgert mich übrigens auch an der Bemerkung von Herrn Linnemann, der von eklatanten Fehlern in der Flüchtlingskrise sprach. <text:s/>Ganz viele Menschen außerhalb Deutschlands – mitnichten nur syrische Geflüchtete, die hierhergekommen sind, sondern Menschen mit unterschiedlicher Migrationsgeschichte – haben höchsten Respekt vor dieser Entscheidung; denn das ist bei allen Defiziten eine Entscheidung gewesen, die identitätsstiftend war: Mauern zu? Nein. Mäkeln und überall nur Belastungen zu sehen, ist nicht identitätsstiftend. Vor allem eines finden diese Personen – das ist das Letzte, was ich dazu sagen werde – bemerkenswert an dieser Kanzlerin, nämlich dass sie nicht auffiel durch toxische Männlichkeit à la Brandner, dass sie bescheiden war, demütig und zurückgenommen <text:s/>und dass sie zeigte, dass Politik ohne Polarisierung, ohne Machtgehabe möglich ist. Viele Menschen in anderen Ländern der Welt erleben nur Politiker, die das Gegenteil machen, – <text:s/>Herr Kollege! <text:s/>– die einen auf dicke Hose machen, die den Brandner geben und die das Gegenteil von Kompromiss, Verständnis und Empathie verkörpern. <text:s/>Deshalb: Herzlichen Glückwunsch, Angela Merkel!</text:p>
          </table:table-cell>
          <table:table-cell table:style-name="ce2" office:value-type="string" calcext:value-type="string">
            <text:p>-</text:p>
          </table:table-cell>
          <table:table-cell table:style-name="ce2" office:value-type="string" calcext:value-type="string">
            <text:p>x</text:p>
          </table:table-cell>
          <table:table-cell table:number-columns-repeated="1017"/>
        </table:table-row>
        <table:table-row table:style-name="ro1">
          <table:table-cell table:style-name="ce2" office:value-type="string" calcext:value-type="string">
            <text:p>62</text:p>
          </table:table-cell>
          <table:table-cell table:style-name="ce2" office:value-type="string" calcext:value-type="string">
            <text:p>19.10.2022</text:p>
          </table:table-cell>
          <table:table-cell table:style-name="ce2" office:value-type="string" calcext:value-type="string">
            <text:p>ID206200200</text:p>
          </table:table-cell>
          <table:table-cell table:style-name="ce2" office:value-type="string" calcext:value-type="string">
            <text:p>Ulrich Lange (CDU/CSU)</text:p>
          </table:table-cell>
          <table:table-cell table:style-name="ce2" office:value-type="string" calcext:value-type="string">
            <text:p>Sehr geehrter Herr Bundesminister, 27,5 Prozent des Energiebedarfs braucht der Verkehrssektor. Jetzt haben Sie sich ja diese Woche verständigt – <text:s/>oder Sie wurden verständigt – bei der Diskussion bezüglich der Laufzeit der AKW. Zu 10 Prozent fährt die Bahn laut Ihrem Staatssekretär Theurer mit Kernenergie. <text:s/>Ihr Koalitionskollege Jürgen Trittin warf Ihnen gestern im Deutschlandfunk Wortbruch vor und sagte, dass es beim Thema Sektorziele nach dem Klimaschutzgesetz <text:s/>insbesondere im Verkehrsbereich exakt die gleiche Blockadehaltung seitens der FDP gebe. – Herr Minister, blockieren Sie klimagerechte Mobilitä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77</text:p>
          </table:table-cell>
          <table:table-cell table:style-name="ce2" office:value-type="string" calcext:value-type="string">
            <text:p>26.06.2024</text:p>
          </table:table-cell>
          <table:table-cell table:style-name="ce2" office:value-type="string" calcext:value-type="string">
            <text:p>ID2017718300</text:p>
          </table:table-cell>
          <table:table-cell table:style-name="ce2" office:value-type="string" calcext:value-type="string">
            <text:p>Wilfried Oellers (CDU/CSU)</text:p>
          </table:table-cell>
          <table:table-cell table:style-name="ce2" office:value-type="string" calcext:value-type="string">
            <text:p>Sehr geehrte Frau Präsidentin! Liebe Kolleginnen und Kollegen! Meine sehr geehrten Damen und Herren! Die Situation der Landwirtschaft ist bedrohlich, so wie derzeit die der gesamten Wirtschaft. Die Landwirtschaft wird in dieser Legislaturperiode von der Ampel jedoch ganz besonders belastet. Da sind zunächst die allgemeinen Belastungen für die gesamte Wirtschaft zu nennen, wie zum Beispiel die höheren Energiekosten, Bürokratie und Dokumentation. Aber bei der Landwirtschaft hat sich die Ampel besondere Belastungen ausgedacht. Das verwundert umso mehr, als die FDP sich in der letzten Legislaturperiode noch als Wächterin der Landwirtschaft dargestellt hat. <text:s/>Jetzt weiß sie davon nichts mehr und lässt SPD und Grüne mit ihrer bauernfeindlichen Politik frei gewähren. Unter der Ampelregierung geht es den Bauern um ein Vielfaches schlechter als unter allen Vorgängerregierungen der vorherigen 16 Jahre. <text:s/>Bei diesen zusätzlichen Belastungen ist insbesondere das Thema Agrardiesel zu nennen. Wir in der Union haben stets erfolgreich dafür gekämpft, dass diese steuerliche Vergünstigung nicht abgeschafft wird. Die SPD wollte das immer schon. <text:s/>Nun haben SPD und Grüne in der FDP einen verlässlichen Partner gefunden, diese für die Konkurrenzfähigkeit der Landwirtschaft so wichtige Entlastung abzuschaffen. <text:s/>Dann wird groß angekündigt, dass für die Landwirtschaft ein steuerliches Entlastungspaket geschnürt wird. Und was passiert bis heute? Nichts. <text:s/>Herr Kollege, möchten Sie eine Zwischenfrage aus der AfD zulassen? <text:s/>Nein. – Im Bereich der baulichen Vorgaben, der Ställe, erlässt die Ampel immer wieder schärfere Regelungen. Das gibt keine Planungssicherheit und Verlässlichkeit bei derart großen Investitionen. <text:s/>Wir haben im Bundestag beispielsweise für die Beibehaltung der Steuerbefreiung beim Agrardiesel, spürbare Entlastungen bei der Dokumentation, aber auch für langfristige Planungssicherheit für Tierhalter und Stallumbauten geworben und dies gefordert, aber vergeblich. Die Ampel hat alle unsere Vorschläge abgelehnt. <text:s/>Eine weitere Herausforderung für die Landwirtschaft stellt natürlich auch der Mindestlohn dar. Die Tätigkeiten im Bereich der Erntehelfer bedeuten körperlich harte Arbeit, benötigen aber keine besonderen erlernten Qualifikationen. Daher sind die Löhne der Erntehelfer auch eher im unteren Bereich anzusiedeln. Da aber gerade die Erntetätigkeit sehr personalintensiv ist, schlägt ein höherer Mindestlohn gleich stark zu Buche. <text:s/>Natürlich sollen die Erntehelfer ordentlich entlohnt werden; da möchte ich ausdrücklich nicht missverstanden werden. Aber auf dem Markt muss sich ein entsprechender Preis bzw. Lohn auch erwirtschaften lassen können. Da ist es wichtig, dass bei der Entwicklung des Mindestlohns die Situation der jeweiligen Branchen Berücksichtigung findet. <text:s/>Daher ist die Situation in der Landwirtschaft das beste Beispiel dafür, warum ein Mindestlohn nicht politisch bestimmt werden darf. <text:s/>Aber diesen Weg haben SPD und Grüne mit freundlicher Unterstützung der FDP verlassen. Ich kann nur dringend dazu raten, wieder dahin zurückzukommen, dass die Mindestlohnkommission in ihrer Arbeit nicht behindert wird. <text:s/>Der Mindestlohn muss unter Berücksichtigung der Interessen aller Beteiligten weiterentwickelt werden. Gerade im Bereich der Landwirtschaft und dort im Erntehelferbereich ist die Weiterentwicklung des Mindestlohns sehr sensibel. Besonders der hohe Personaleinsatz erschwert es, der Konkurrenz aus dem Ausland standzuhalten. Wir haben nichts davon, wenn die Betriebe in Deutschland aufgeben müssen, weil sie nicht konkurrenzfähig sind. Wenn in anderen Ländern Europas die Löhne niedriger sind, dort produziert wird und die Ware in Deutschland günstiger angeboten werden kann, sollte jedem schnell klar werden, dass die Betriebe in Deutschland ab einem bestimmten Unterschied der Löhne nicht mehr konkurrenzfähig sind. <text:s/>Dann geht die Produktion eben ins Ausland und aus Deutschland weg. <text:s/>Nicht selten wird dann vorgetragen, man muss den Maschineneinsatz erhöhen, damit diese Arbeiten aufgefangen werden können. Aber gerade bei der Ernte von Gemüse, Erdbeeren, Spargel usw. ist ein maschineller Einsatz einfach nicht möglich. Und wenn die Produktion erst einmal eingestellt wird oder Deutschland verlässt, verlässt auch die Wertschöpfung unser Land. <text:s/>Dass sich das auf die Steuereinnahmen nicht günstig auswirkt, brauche ich hier, glaube ich, keinem zu erklären. <text:s/>Vor dem Hintergrund der Situation, in der wir uns wegen des Ukrainekriegs und der Energieversorgung befinden, sollte uns auch bewusst sein, dass wir gerade in der Ernährungsproduktion Selbstversorger bleiben müssen und jeden Grad von Selbstversorgung ausnutzen müssen, um diese Selbstversorgung in unserem Land hochzuhalten. <text:s/>Deswegen kann ich nur appellieren: Hände weg vom politischen Mindestlohn! <text:s/>Das Wort hat Beate Müller-Gemmeke für Bündnis 90/Die Grün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29</text:p>
          </table:table-cell>
          <table:table-cell table:style-name="ce2" office:value-type="string" calcext:value-type="string">
            <text:p>13.10.2023</text:p>
          </table:table-cell>
          <table:table-cell table:style-name="ce2" office:value-type="string" calcext:value-type="string">
            <text:p>ID2012901700</text:p>
          </table:table-cell>
          <table:table-cell table:style-name="ce2" office:value-type="string" calcext:value-type="string">
            <text:p>Ronja Kemmer (CDU/CSU)</text:p>
          </table:table-cell>
          <table:table-cell table:style-name="ce2" office:value-type="string" calcext:value-type="string">
            <text:p>Frau Präsidentin! Liebe Kolleginnen und Kollegen! Das Handy mit dem Gesicht entsperren, bequem von unterwegs die Waschmaschine oder den Staubsaugerroboter starten oder durch vernetztes Fahren CO2 sparen – das sind nur drei Beispiele von vielen, die zeigen, wo heute schon künstliche Intelligenz unser alltägliches Leben erleichtert. KI ist gekommen, um zu bleiben, und spätestens seit ChatGPT diskutieren wir auch in der breiten Öffentlichkeit über diese Technologie. <text:s/>Die Potenziale, die wir damit nutzen können, sind bei Weitem noch nicht ausgeschöpft. Gerade in einem Land wie unserem, wo der Arbeits- und der Fachkräftemangel eines der drängendsten Probleme ist, liegen darin immense Chancen. Wir sind auch überzeugt davon, dass bei den großen Herausforderungen dieser Zeit – der demografische Wandel, die Gesundheitsversorgung und auch der Klimawandel – technologische Fortschritte diejenigen sind, die uns am Ende auch den Lösungen näherbringen. Zumindest wir als Union finden, dass das zunächst eine gute Nachricht ist. <text:s/>Die leider schlechte Nachricht ist allerdings, dass mit Blick auf KI viele Entwicklungen nicht bei uns in Deutschland oder in Europa stattfinden. Etwa drei Viertel der großen KI-Sprachmodelle kommen aus den USA, weitere 15 Prozent aus China. Und da müssen wir wirklich schon aufpassen, dass dieser Zug, der noch nicht abgefahren ist, der aber jetzt gerade große Geschwindigkeit aufnimmt, nicht ohne uns abfährt. <text:s/>Wenn man der These zustimmt, dass technologischer Fortschritt auch die Grundlage unseres Wohlstandes ist, dann ist es eben falsch, aus purer Ideologie neue Technologien im Keim zu ersticken. Wir zumindest finden, das wäre ein schwerer politischer Fehler. <text:s/>Deswegen heißt es jetzt für die Ampel: Aufwachen, bevor es wirklich zu spät ist! Nach zwei Jahren intensiver Verhandlungen in Brüssel kommt die KI-Verordnung dort jetzt auf die Zielgerade. Wir haben Sie schon vor über einem Jahr, im September 2022, hier im Bundestag dazu aufgefordert, dass Sie diesen Verhandlungen höchste Priorität einräumen und dass Sie sich vor allem dafür einsetzen, dass wir am Ende auch ein innovationsfreundliches Umfeld in Europa bekommen. Die Bilanz, die Sie da vorlegen – so muss man es sagen –, ist aber leider sehr enttäuschend. Liebe Kolleginnen und Kollegen der Ampel, das lassen wir Ihnen so nicht durchgehen. <text:s/>Es braucht eben für Schlüsseltechnologien wie KI einen Rahmen, der diese nicht verhindert, sondern genügend Freiräume bietet. Im globalen Wettbewerb brauchen unsere wirtschaftlichen Akteure, unsere Unternehmen, am Ende auch Spielregeln, die sich in der Praxis umsetzen lassen. Da müssen wir besonders auf KMUs und Start-ups achten, weil die eben keine großen Rechtsabteilungen haben, die nachher die ganze Bürokratie bewältigen können. Die Aussage vieler auch namhafter KI-Akteure, die wir noch in Deutschland und Europa haben, dass sie den Standort verlassen werden, wenn die KI-Verordnung überzieht, müsste eigentlich ein Alarmsignal an die Regierung sein. Aber die Zerstrittenheit der Ampel zieht sich leider in dieser Frage – genauso wie in so vielen anderen Bereichen – wie ein roter bzw. rot-grün-gelber Faden durch: weitgehende Abwesenheit am Verhandlungstisch und verpasste Fristen. Man muss sagen: Da liegt schon vieles im Argen. Jetzt gilt es, zu retten, was noch zu retten ist. <text:s/>Mit unserem Antrag legen wir Ihnen heute für die finale Verhandlungsphase sehr konkrete Vorschläge vor, die es anzupacken gilt. Das geht von der Definition über die Frage der Dokumentationspflichten bis hin zu verschiedenen Aspekten, wie wir eigentlich mit generativer KI in der Verordnung umgehen. Eines brauchen wir am Ende als Ergebnis: Wir brauchen Klarheiten. Das heißt, dass auch Widersprüchlichkeiten, die sich ergeben können, zum Beispiel zwischen KI-Verordnung und DSGVO, in den Verhandlungen ausgeräumt werden müssen. Stichwort „DSGVO und Datenschutz“: Da brauchen wir, glaube ich, perspektivisch in Deutschland noch einmal eine Debatte, die einen Paradigmenwechsel ins Auge fasst. Wir brauchen einen Datenschutz in Deutschland, der praktikabler und innovationsfreundlicher ist. Der Status quo ist einfach unbefriedigend. <text:s/>Es geht zusammengefasst um die Frage, wo der Wohlstand der Zukunft herkommt, wie wir die Weichen dafür stellen. Es geht aber noch um mehr: Es geht auch um die Frage der Souveränität Europas, und dazu zählt natürlich auch die digitale Souveränität. Aber Souveränität erreicht man eben nicht im Schlafwagen, liebe Kolleginnen und Kollegen der Ampel. Deswegen sage ich Ihnen heute auch noch mal: Nehmen Sie doch den Schlüssel zur Welt von morgen, der dort liegt, in die Hand, bevor es andere für uns tun; denn das wäre mitnichten im Interesse eines souveränen Europas. <text:s/>Abschließend will ich noch zwei Dinge sagen, die wichtig sind, wenn wir über KI und generell über neue Technologien sprechen. Wir brauchen in Deutschland auch wieder mehr Neugier, und wir brauchen vor allem wieder mehr Mut und Optimismus. Wir reden dauernd von Risiken und schlimmen Szenarien, aber wir brauchen das Gegenteil. Deswegen auch der Appell an die Regierungsvertreter: Arbeiten Sie weiter an der KI-Strategie! Bis dato sind Sie eine solche schuldig geblieben. Der KI-Aktionsplan ist angekündigt, aber eine Umsetzung ist nicht in Sicht. Vor allem planen Sie, im ganzen Bereich der Digitalisierung Gelder zu streichen. Das geht auf keine Kuhhaut. Deswegen an Sie der klare Appell: Mehr Mut, mehr Neugier! Aber machen Sie vor allem Ihre Hausaufgaben, wenn es um die KI-Verordnung geht. Das ist unser klarer Appell. <text:s/>Herzlichen Dank. <text:s/>Nächster Redner: für die SPD-Fraktion Parsa Marvi.</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54</text:p>
          </table:table-cell>
          <table:table-cell table:style-name="ce2" office:value-type="string" calcext:value-type="string">
            <text:p>22.09.2022</text:p>
          </table:table-cell>
          <table:table-cell table:style-name="ce2" office:value-type="string" calcext:value-type="string">
            <text:p>ID205417700</text:p>
          </table:table-cell>
          <table:table-cell table:style-name="ce2" office:value-type="string" calcext:value-type="string">
            <text:p>Dr. Volker Ullrich (CDU/CSU)</text:p>
          </table:table-cell>
          <table:table-cell table:style-name="ce2" office:value-type="string" calcext:value-type="string">
            <text:p>Frau Präsidentin! Meine sehr verehrten Damen und Herren! Herr Kollege Wirth, es hat mich nicht überrascht; aber es zeigt dennoch, wes Geistes Kind Sie sind, dass Sie selbst eine Debatte zum Thema Verkündungswesen für Ihre kruden Thesen und für den Beweis missbrauchen, dass Sie letztlich außerhalb der verfassungsmäßigen Ordnung stehen. <text:s/>Deswegen möchte ich zu Artikel 82 sprechen; das hätten Sie vielleicht auch tun sollen. Zunächst einmal ist Artikel 82 unseres Grundgesetzes eine Vorschrift, die still und eher unerkannt daherkommt, aber zwei Dinge regelt, die durchaus beachtlich sind, nämlich zum einen die Ausfertigung durch den Bundespräsidenten und die Gegenzeichnung der Gesetze durch den jeweiligen Bundesminister – das ist ein formaler Abschluss eines Gesetzgebungsverfahrens – und zum anderen die Verkündung der Gesetze, die sich an diesen Akt anschließt. Es geht also um die Frage, ob auch auf einer digitalen Plattform diese Verkündung erfolgen soll. Aus unserer Sicht ja, weil sich das Recht im digitalen Zeitalter natürlich fortbewegen muss. <text:s/>Die erste Frage ist aber, ob es dazu überhaupt einer Grundgesetzänderung bedarf, weil mit dem Begriff „im Bundesgesetzblatt“ ja durch Verfassungswandel mittlerweile auch ein digitales Bundesgesetzblatt gemeint sein kann. Dieser Frage sollten wir auf alle Fälle nachgehen. <text:s/>Der zweite Punkt ist einer, den man sich noch einmal genau ansehen muss. Gegenzeichnung und Ausfertigung sind verfassungsmäßige Akte, vielleicht formal, aber dennoch haben sie eine verfassungsrechtliche Bewandtnis. Wenn Sie jetzt ins Grundgesetz reinschreiben, dass das Nähere zur Verkündung und zur Form von Gegenzeichnung und Ausfertigung von Gesetzen, also zu Befugnissen von Bundespräsident und Bundesministern, ein Bundesgesetz regelt, dann regeln Sie damit die verfassungsmäßigen Rechte von Ministern und Bundespräsident in einem weiteren Gesetz. Der Gesetzentwurf, den Sie vorgelegt haben, schweigt zu dem Thema. Aber über die große verfassungsrechtliche Frage, ob Akte des Bundespräsidenten und der Bundesminister auch durch digitale Signatur stattfinden können oder nicht, sollten wir eine verfassungsrechtliche Debatte führen. Das sollten wir uns ganz genau ansehen. <text:s/>Wir wehren uns nicht dagegen, aber ich mahne Sorgfalt an. <text:s/>Ich glaube – das ist mein abschließender Gedanke –, dass beim Thema „Digitalisierung der Justiz“ nicht das Verkündungswesen der entscheidende Punkt ist. Das Entscheidende ist, dass wir den Pakt für den digitalen Rechtsstaat voranbringen. Dort steht es im Augenblick 16 : 0. 16 Länder sagen gegenüber der Ampelregierung: Das, was Sie an Geldmitteln ausreichen möchten und werden, reicht nicht. – Wir brauchen – das fordern wir ein – eine Einigung des Bundes und der Länder beim Thema „Digitaler Pakt für den Rechtsstaat“, weil dort die entscheidenden Weichen für die Digitalisierung der Justiz gestellt werden. <text:s/>Herzlichen Dank.</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75</text:p>
          </table:table-cell>
          <table:table-cell table:style-name="ce2" office:value-type="string" calcext:value-type="string">
            <text:p>14.12.2022</text:p>
          </table:table-cell>
          <table:table-cell table:style-name="ce2" office:value-type="string" calcext:value-type="string">
            <text:p>ID207503800</text:p>
          </table:table-cell>
          <table:table-cell table:style-name="ce2" office:value-type="string" calcext:value-type="string">
            <text:p>Dr. Jan-Marco Luczak (CDU/CSU)</text:p>
          </table:table-cell>
          <table:table-cell table:style-name="ce2" office:value-type="string" calcext:value-type="string">
            <text:p>Ja, sehr gerne. – Mich verwundert das ein bisschen, Frau Ministerin. In der Tat, es gibt auf der einen Seite die Neubauförderung, und es gibt auf der anderen Seite das, was Robert Habeck in seinem Ministerium macht. Da geht um den Bestand – das ist richtig –, aber es geht um die Sanierung des Bestandes. Das hat rein gar nichts mit Eigentumsbildung zu tun. Das heißt, das, was die Bundesregierung macht, ist: Sie fördert die Sanierung im Bestand und den Neubau. Aber bei der Eigentumsbildung im Bestand – Sie selber haben gerade gesagt: das ist der zentrale Baustein, mit dem die Leute in die eigenen vier Wände kommen, von denen viele Menschen träumen – passiert vonseiten der Bundesregierung gar nichts.</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09</text:p>
          </table:table-cell>
          <table:table-cell table:style-name="ce2" office:value-type="string" calcext:value-type="string">
            <text:p>15.06.2023</text:p>
          </table:table-cell>
          <table:table-cell table:style-name="ce2" office:value-type="string" calcext:value-type="string">
            <text:p>ID2010908900</text:p>
          </table:table-cell>
          <table:table-cell table:style-name="ce2" office:value-type="string" calcext:value-type="string">
            <text:p>Enak Ferlemann (CDU/CSU)</text:p>
          </table:table-cell>
          <table:table-cell table:style-name="ce2" office:value-type="string" calcext:value-type="string">
            <text:p>Geschätzte Frau Präsidentin! Liebe Kolleginnen und Kollegen! Meine sehr verehrten Damen und Herren! In der Tat – da stimme ich meiner Vorrednerin zu – handelt es sich um einen guten Gesetzentwurf zur Veränderung des Baugesetzbuches, den wir hier vorlegen. Der Titel dieser Debatte täuscht etwas über das hinweg, was wir hier heute alles beschließen; denn ursprünglich ging es nur um die Digitalisierung im Baurecht, im Bauplanungsrecht. Hierzu sind einzelne Punkte vorgeschlagen worden. Wir haben im Laufe der Beratungen erhebliche Veränderungen vorgenommen und mehrere andere Punkte an diesen Gesetzentwurf angehängt. <text:s/>Dabei ging es natürlich vor allem um Erleichterungen beim Ausbau erneuerbarer Energien, bei der Flächenphotovoltaik und der Agri-PV. Wir haben außerdem die Schaffung baulicher Erleichterungen angehängt, wenn es um die Unterbringung von Flüchtlingen geht, und letztlich haben wir auch noch das ans Baurecht angehängt, was wir an Konsequenzen aus der Katastrophe im Ahrtal gezogen haben. <text:s/>Mittlerweile kann man sagen, dass wir hier praktisch eine kleine Novelle des Baugesetzbuches vorlegen. Wir wünschen uns ja alle eine große Novelle, die aber immer noch nicht vorliegt. Wir haben hier durch die parlamentarische Beratung mittlerweile selbst eine zumindest kleine Novelle des Baugesetzbuches vorgelegt. <text:s/>Im Einzelnen heißt das: Wir haben bei der Digitalisierung Vereinfachungen vorgenommen. Vor allem haben wir die Erfahrungen genutzt, die die Bürgerinnen und Bürger sowie die Verwaltungen in der Coronazeit gesammelt haben, als es darum ging, wie man auch ohne direkte Beteiligung vor Ort eine Beteiligung im Bauplanungsverfahren sicherstellen kann. Die Konsequenzen, die daraus gezogen wurden, setzen wir jetzt dauerhaft im Bauplanungsrecht um, und das ist gut und richtig so; das erleichtert. Das wird nicht zu einer Beschleunigung der Verfahren führen – da irren sich, glaube ich, manche –, aber das wird zu einer Erleichterung und zu einer Verbesserung der Zusammenarbeit führen, und damit wird es auch bürgerfreundlicher. <text:s/>Wir haben daneben Erleichterungen bei der Flächen-PV – vor allem bei der Agri-PV – vorgenommen. Ich glaube, das ist sehr wichtig, weil viele Investoren in der aktuellen Diskussion darauf warten, zu erfahren, wie sie das, was die Politik will, in der Praxis eigentlich umsetzen können. Da gibt es enorm viele Hemmschwellen. Die gibt es auch noch weiter, aber wir werden mit diesem Gesetzentwurf zumindest im Baurecht eine Reihe von Erleichterungen schaffen können. <text:s/>Wir haben daneben die großen Fragen zu beantworten: Wie bringen wir eigentlich die vielen Flüchtlinge unter, die zu uns kommen? Wie helfen wir den Kommunen? Mein Fraktionsvorsitzender Friedrich Merz hat zu einem großen Kommunalkongress geladen, und da wurde uns vorgetragen, die Fristen müssten verlängert werden, um die baulichen Erleichterungen leichter umsetzen zu können. Wir mussten auch andere Punkte ergänzen, um dafür zu sorgen, nicht nur die reinen Bauten für die Flüchtlingsunterbringung zu erleichtern, sondern auch die soziale Infrastruktur zu verbessern. Und auch das tun wir mit diesem Gesetzentwurf. <text:s/>Hier darf ich, Kolleginnen und Kollegen der Ampel, herzlich danken für die gute Zusammenarbeit. <text:s/>Das ist eigentlich ein Beispiel dafür, wie wir es bei vielen anderen Gesetzentwürfen auch machen sollten. <text:s/>Wir haben eine Reihe von Vorschlägen gemacht. In der ersten Lesung wurde noch gesagt: Das brauchen wir alles gar nicht. Was die Union vorschlägt, ist vielleicht gar nicht erforderlich. – Im Laufe der Debatte hat sich herausgestellt, dass das, was die CDU/CSU-Fraktion vorgeschlagen hatte, sehr sinnvoll war. Wir haben uns dann gemeinsam darauf verständigt, zuerst die Fristen zu verlängern, wie es die Kommunen uns als Wunsch vorgetragen haben, und dann aber neben der Verwirklichung rein baulicher Erleichterungen für die Unterbringung eben auch die Schaffung sozialer Einrichtungen – Krippen, Kitas, vor allem auch Schulen, was mir sehr wichtig ist, und auch sportliche Anlagen – zu erleichtern. <text:s/>Es ist wichtig, dass wir nicht nur daran denken, die Menschen unterzubringen, sondern wir müssen ihnen auch eine Ausbildung verschaffen und Freizeitbeschäftigungen ermöglichen. Deswegen ist es gut, dass wir für diese Ausnahmesituation auch diese Punkte bei den Erleichterungen durch das Baurecht berücksichtigen. <text:s/>Es gibt manche in unserem Land, die sagen: Ihr schafft so tolle Ausnahmesituationen; macht das doch für alles. – Herr Daldrup, bei der großen Baurechtsnovelle werden wir wahrscheinlich diskutieren, wie weit wir gemeinsam gehen können. Wir sind hier einen wesentlichen Schritt gegangen und haben in einem kleinen Bereich, der wichtig ist, eine Blaupause gemacht, was vor allem den Kommunen sehr hilft. <text:s/>Und letztlich haben wir die Konsequenzen aus der Ahrtal-Katastrophe gezogen. <text:s/>Kommen Sie bitte zum Ende. <text:s/>Ich komme zum Ende. – Die Menschen, die dort bis heute leiden, können die Vorgaben des Baurechts, was die Kommunen und das Land angeht, nur sehr schwer umsetzen. <text:s/>Ich danke meiner Kollegin Mechthild Heil, die in unserer Fraktion immer wieder darauf gedrängt hat: Sorgt für Erleichterungen! <text:s/>Das haben wir getan, und ich glaube, es ist richtig, dass wir mit der Generalklausel für alle Katastrophen, die es in Deutschland gibt, eine Lösung im Baurecht zum schnellen Wiederaufbau gefunden haben. <text:s/>Wir werden diesem Gesetzentwurf gerne zustimmen. Ich glaube, das ist eine deutliche Verbesserung des Baugesetzbuches. <text:s/>Herzlichen Dank für die gute Zusammenarbeit. <text:s/>Für Bündnis 90/Die Grünen hat das Wort Anja Liebert.</text:p>
          </table:table-cell>
          <table:table-cell table:style-name="ce2" office:value-type="string" calcext:value-type="string">
            <text:p>-</text:p>
          </table:table-cell>
          <table:table-cell table:style-name="ce2" office:value-type="string" calcext:value-type="string">
            <text:p>x</text:p>
          </table:table-cell>
          <table:table-cell table:number-columns-repeated="1017"/>
        </table:table-row>
        <table:table-row table:style-name="ro1">
          <table:table-cell table:style-name="ce2" office:value-type="string" calcext:value-type="string">
            <text:p>57</text:p>
          </table:table-cell>
          <table:table-cell table:style-name="ce2" office:value-type="string" calcext:value-type="string">
            <text:p>29.09.2022</text:p>
          </table:table-cell>
          <table:table-cell table:style-name="ce2" office:value-type="string" calcext:value-type="string">
            <text:p>ID205715100</text:p>
          </table:table-cell>
          <table:table-cell table:style-name="ce2" office:value-type="string" calcext:value-type="string">
            <text:p>Philipp Amthor (CDU/CSU)</text:p>
          </table:table-cell>
          <table:table-cell table:style-name="ce2" office:value-type="string" calcext:value-type="string">
            <text:p>Frau Präsidentin! Liebe Kolleginnen und Kollegen! Das Gemeinsame vorweg: Ja, es ist gut, dass das Onlinezugangsgesetz jetzt auf die Digitalisierung der Verwaltung Druck macht. Es ist auch gut, dass das Personenstandsregister digitalisiert wird. Das ist ein Mehraufwand für die Behörden, aber ich bin sicher, es bringt einen Mehrwert für die Bürger. Dagegen haben wir nichts einzuwenden; das ist gut. <text:s/>Was aber schlecht ist, liebe Kolleginnen und Kollegen, ist die gesellschaftspolitische Volte, die Sie von der Ampel hier im Windschatten der Verwaltungsdigitalisierung hinlegen. Sie wollen die Religion aus dem Personenstandsregister streichen. Sie untergraben das bewährte Verhältnis von Staat und Kirchen. Das lehnt meine Bundestagsfraktion ab, liebe Kolleginnen und Kollegen. <text:s/>Durch Ihre Trödelei und durch Ihre Schludrigkeit mussten wir völlig unnötig in einem Hauruckverfahren binnen weniger Tage in einer Anhörung diesen Gesetzentwurf beraten. Ihr zurückhaltendes Interesse hat man daran erkannt, dass die Ampel mangels Anwesenheit über weite Strecken nicht mal eine Verfahrensmehrheit hatte. Sie haben lieblos vorgetragen und formelhaft abgelesen, und Sie haben vor allem – das ist das Hauptproblem – keinen plausiblen Grund vorgetragen, warum man die Religion aus dem Personenstandsregister streichen soll. <text:s/>Sie haben gegen die berechtigte Kritik unserer Fraktion und der Kirchen allein das schwache Argument vorgebracht, man könne damit vielleicht rechnerisch 200 000 Euro pro Jahr sparen. Das muss man sich mal vorstellen, meine Damen und Herren: Die Ampel nimmt eine Verschlechterung des Status der Religionsgemeinschaften für eine Einsparung von vielleicht 200 000 Euro im Jahr in Kauf und stellt hier am selben Tag 200 Milliarden Euro Sonderschulden auf Kosten künftiger Generationen ins Schaufenster. Da haben Sie doch völlig Maß und Mitte verloren, liebe Kolleginnen und Kollegen. <text:s/>Ich will Ihnen auch sagen: Es ist auch ein Affront gegenüber einer großen Bevölkerungsgruppe. Sie tun hier so, als würde das Personenstandsregister niemand nutzen. Wir müssen uns nur mal die Zahlen vor Augen führen: 50 Prozent im Geburtenregister, 50 Prozent im Eheregister und 80 Prozent im Sterberegister nutzen den Eintrag ihrer Religionsgemeinschaft. Sie sehen es als positives Bekenntnis zur Religionsfreiheit. Sie sehen es als Bestandteil ihrer Identität, und ich finde, es gibt keinen Grund, dieses Identitätsbekenntnis zu streichen. <text:s/>Man muss sich das vorstellen – Ihre Koalition ist doch sonst immer so für Identitätspolitik –: Sie wollen in Fragen der Geschlechter alle mögliche Selbsterklärungsfreiheit in den Registern, aber Religion als Identitätsmerkmal wollen Sie streichen. Das passt nicht zusammen. <text:s/>Sie wollen die Religion ins Private zurückdrängen. Sie wollen eine Schlechterstellung der Religionsgemeinschaften. Das ist für uns Grund genug, diesen ansonsten sinnvollen Gesetzentwurf abzulehnen. Wir machen bei diesem Gesetzentwurf nicht mit. <text:s/>Herzlichen Dank. <text:s/>Marlene Schönberger ist die nächste Rednerin für Bündnis 90/Die Grün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74</text:p>
          </table:table-cell>
          <table:table-cell table:style-name="ce2" office:value-type="string" calcext:value-type="string">
            <text:p>12.06.2024</text:p>
          </table:table-cell>
          <table:table-cell table:style-name="ce2" office:value-type="string" calcext:value-type="string">
            <text:p>ID2017417100</text:p>
          </table:table-cell>
          <table:table-cell table:style-name="ce2" office:value-type="string" calcext:value-type="string">
            <text:p>Stephanie Aeffner (BÜNDNIS 90/DIE GRÜNEN)</text:p>
          </table:table-cell>
          <table:table-cell table:style-name="ce2" office:value-type="string" calcext:value-type="string">
            <text:p>Sehr geehrte Frau Präsidentin! Sehr geehrte Kolleginnen und Kollegen! Vielleicht muss man manchen Menschen draußen noch einmal deutlich machen, was mit dem Begriff „Pendelmigration“ gemeint ist. Das hat die AfD vorhin so schön ausgeführt und sich dabei auf manche Berichte bezogen. Sie meint also, Menschen würden in die Ukraine fahren, sich dort tatsächlich aufhalten und hier gleichzeitig Bürgergeld kassieren. Das macht sie fest an angeblichen Fahrten mit dem Flixbus. Genau da zeigt sich, wes Geistes Kind die AfD ist. Es ist nämlich festgestellt worden, woher diese Berichte kommen. Es gab einen ersten Bericht in einem Telegram-Chat, eine anonyme Sprachnachricht. Wer hat das verbreitet? Russische Konten, die Fake News in diese Gesellschaft setzen, um uns zu spalten. <text:s/>Alle Überprüfungen haben das nicht nachweisen können. Und Fakt ist: Es ist Gesetzeslage – vielleicht würde es manchmal helfen, ins Gesetz zu schauen –, dass man hier nur Leistungen bekommt, wenn man dem Arbeitsmarkt auch zur Verfügung steht. <text:s/>Vielleicht einmal nachlesen! <text:s/>Dann reden Sie noch von einem angeblichen Krieg in der Ukraine. In den letzten Wochen habe ich mich mit der Deutsch-Ukrainischen Gesellschaft meines Wahlkreises getroffen, die eine Ausstellung organisiert hat, bei der neben Bildern eine Diashow über die Heimat der ukrainischen Frauen, die sich in dieser Gesellschaft engagieren, zu sehen war, auf denen man nur Zerstörung und Tod sieht. Aber Ihnen ist das so egal, dass Sie, die Sie ständig von Dialog reden und davon sprechen, man müsse mal Diplomatie zur Beendigung des Krieges starten, nicht einmal ein Mindestmaß an Respekt haben, wenn ein Staatsoberhaupt aus einem überfallenen Land in diesem Hohen Haus spricht. So egal ist Ihnen Respekt. <text:s/>In Wahrheit geht es Ihnen um etwas ganz anderes. Sie suggerieren damit „Die gegen wir“, und wenn unsere Maßnahmen greifen würden, dann würde es den Menschen in Deutschland tatsächlich besser gehen, weil dann für sie mehr vom Kuchen übrig wäre. Meine Kolleginnen und Kollegen haben schon viel dazu gesagt, welchen Bürokratieirrsinn Sie aufbauen. Ich nehme einmal ein weiteres Beispiel aus Ihrem Antrag. Sie fordern ernsthaft, dass bei jedem ukrainischen Geflüchteten die Jobcenter regelmäßig Kontrollbesuche zu Hause machen. Da kann ich nur sagen: Ihnen sind anscheinend die deutschen Arbeitslosen herzlich egal, für die dann niemand mehr Zeit hat, sie bei der Arbeitssuche zu unterstützen. <text:s/>Genau das ist Ihre Politik. Sie suggerieren, dass Sie etwas für die Menschen tun, aber in Wahrheit steckt in Ihrem Programm etwas ganz anderes. Schauen wir uns zum Beispiel an, was Sie in Ihrem Antrag „Deindustrialisierung stoppen“ geschrieben haben. Da fordern Sie, das Vorhaben zu einem Bundestariftreuegesetz zu stoppen. Was steckt denn dahinter? Der Bund, die öffentliche Hand, vergibt Aufträge an Unternehmen. Und wir wollen Aufträge an Unternehmen vergeben, die ihre Arbeitnehmer tariflich bezahlen. Finden Sie also scheiße, wenn Menschen tariflich bezahlt werden, und sagen Sie lieber: „Nein, das ist uns egal. Die Aufträge sollen überallhin vergeben werden, auch wenn die Menschen schlechte Löhne bekommen“? Das müssen die Menschen da draußen wissen. <text:s/>Genauso haben Sie sich mit den Protesten der Landwirte angeblich solidarisiert. Dabei steht in Ihrem Programm und insbesondere in Ihrem Europaprogramm, dass Sie mehr Wettbewerb und weniger Subventionen für Landwirte wollen. Verhohnepiepeln Sie die Menschen in diesem Land nicht! <text:s/>Genauso suggerieren Sie immer wieder Ihre Solidarität mit Rentnerinnen und Rentnern. Was steht denn in Ihrem Programm? Sie wollen, dass Menschen nur noch abschlagsfrei in Rente gehen können, wenn sie 45 Jahre eingezahlt haben. Das steht genau so in Ihrem Programm. <text:s/>Das bedeutet in der Konsequenz, dass 40 Prozent aller Arbeitnehmerinnen und Arbeitnehmer in diesem Land bis zum Alter von 70 Jahren arbeiten müssen. Bei den Frauen sind es sogar 50 Prozent. Ich glaube, die Menschen da draußen sollten wissen, dass Sie null Verbesserungen in unserem Sozialstaat für die Menschen in diesem Land wollen, wenn Sie suggerieren, dass Sie den einen etwas wegnehmen und dann für die anderen etwas tun. <text:s/>Fakt ist: Sie tun für niemanden etwas, spalten dieses Land und legen dann einen Antrag vor, der deutlich macht, dass Sie sich nicht einmal mit der Gesetzeslage auskennen. Fakt ist, dass Leistungsempfänger der Arbeitsvermittlung zur Verfügung stehen müssen. Wir erleben, dass der Jobturbo funktioniert. Wir haben mittlerweile mehr Menschen aus der Ukraine in Arbeit gebracht, als zum Beispiel Flüchtlinge in den Niederlanden aufgenommen worden sind. Als wir den Jobturbo gestartet haben, haben wir auch ein Ansprechprogramm für Arbeitgebende geschaffen. Seitdem hat sich die Zahl der gemeldeten Stellen verdoppelt. So macht man eine erfolgreiche Politik, um Menschen in Arbeit zu integrieren, und nicht wie Sie, die Sie spalten und Menschen suggerieren, Sie täten etwas für sie, obwohl Sie in Wahrheit dafür sorgen wollen, dass es allen Menschen in diesem Land schlechter geht. <text:s/>Kollegin Aeffner, eine kleine Anregung: Wenn Sie nachher den Stenografischen Bericht lesen, achten Sie einmal darauf, ob Sie sich an einer Stelle einer nicht parlamentarischen Ausdrucksweise befleißigt haben. Ich bitte darum, dass wir uns in der Debatte entsprechend ausdrücken. <text:s/>Das Wort hat der Kollege Jens Teutrine für die FDP-Fraktion.</text:p>
          </table:table-cell>
          <table:table-cell table:style-name="ce2" office:value-type="string" calcext:value-type="string">
            <text:p>-</text:p>
          </table:table-cell>
          <table:table-cell table:style-name="ce2" office:value-type="string" calcext:value-type="string">
            <text:p>x</text:p>
          </table:table-cell>
          <table:table-cell table:number-columns-repeated="1017"/>
        </table:table-row>
        <table:table-row table:style-name="ro1">
          <table:table-cell table:style-name="ce2" office:value-type="string" calcext:value-type="string">
            <text:p>25</text:p>
          </table:table-cell>
          <table:table-cell table:style-name="ce2" office:value-type="string" calcext:value-type="string">
            <text:p>24.03.2022</text:p>
          </table:table-cell>
          <table:table-cell table:style-name="ce2" office:value-type="string" calcext:value-type="string">
            <text:p>ID202504500</text:p>
          </table:table-cell>
          <table:table-cell table:style-name="ce2" office:value-type="string" calcext:value-type="string">
            <text:p>Dr. Michael Espendiller (AfD)</text:p>
          </table:table-cell>
          <table:table-cell table:style-name="ce2" office:value-type="string" calcext:value-type="string">
            <text:p>Sehr geehrte Frau Präsidentin! Sehr geehrte Kollegen! Liebe Zuschauer im Saal und bei Youtube! Freiheit, Demokratie und Rechtsstaatlichkeit – diesen Dreiklang haben wir diese Woche hier in diesem Haus schon häufig gehört, gebetsmühlenartig wiederholt. Doch wie genau steht es eigentlich damit? <text:s/>Die Freiheit des Menschen liegt nicht darin, dass er tun kann, was er will, sondern dass er nicht tun muss, was er nicht will. <text:s/>Das sagte Jean-Jacques Rousseau. <text:s/>Nun, bedeutet das, dass man keine Steuern mehr zahlen muss oder Knöllchen nicht mehr bezahlen muss? Nein, natürlich nicht. Wobei: Da beginnen sich die Geister ja schon zu scheiden, bei der Höhe der Steuern oder der Höhe der Bußgelder – beides übrigens kritisiert von der FDP während ihrer Oppositionszeit. Weiß das hier noch jemand? Diese flammenden Plädoyers gegen die finanzielle Ausbeutung der Bürger und der Kampf für die Freiheit, der Kampf gegen übergriffige Coronamaßnahmen, für mehr Wissenschaftlichkeit bei der politischen Entscheidungsfindung, gegen einen bevormundenden Staat und für mehr Eigenverantwortung – und natürlich der Kampf gegen die Impfpflicht. <text:s/>Unsere Gesellschaft hat noch nie so tiefe Einschnitte in ihr gewohntes Leben hinnehmen müssen wie in den letzten zwei Jahren der Coronapolitik. Während ganz zu Beginn noch alle auf die Maßnahmen vertraut haben, wurde den meisten Menschen relativ schnell klar, dass man sich nicht ewig vor einem Virus verstecken kann. Die Politik der Koalition von Union und SPD griff das auf und versprach den Menschen die Rückkehr zur Normalität, sobald es eine Impfung gäbe, eine Impfung, die für alle verfügbar sein sollte, aber zu der niemand gezwungen werden sollte. <text:s/>Bis hierhin war noch alles halbwegs normal. Aber ab einem gewissen Punkt wurde die Pandemie nicht mehr überwiegend rational bekämpft, sondern sie wurde zu einem Spielball der üblichen politischen Spielchen, <text:s/>die die Konsensparteien hier untereinander spielen und die übrigens mit der Sache nichts mehr zu tun haben und auch nicht mehr mit dem Wohle des Volkes. <text:s/>Es standen verschiedene Wahlen an. Jede Partei hatte gegen die jeweils andere Partei ein und dieselbe politische Granate in der Hand. Da stand sinngemäß drauf: Die Maßnahmen sind nicht ausreichend. Wegen Ihrer Partei sterben Menschen! – Was folgte, war ein Überbietungswettkampf an Forderung nach besseren, härteren, endgültigeren und mehr und mehr und mehr Maßnahmen. <text:s/>Wir als AfD haben diesen Irrsinn sehr früh erkannt, kritisiert und uns für eine schrittweise Rücknahme der Maßnahmen eingesetzt. <text:s/>Die eben erwähnte Granate flog dann natürlich auch in unsere Richtung; aber zum Glück lautet unser Parteimotto ja „Mut zur Wahrheit“. <text:s/>Aber auch die FDP erkannte irgendwann, dass es einen relevanten Wähleranteil gibt, der sich ein Ende dieser ganzen Maßnahmen wünschte. Und mehr noch: Man durfte die Unzufriedenen ja nicht zur AfD wechseln lassen. Also begann auch die FDP, den Maßnahmenirrsinn zu kritisieren, und sie bekam auch dankbaren Zuspruch. Das wurde später sogar noch verstärkt, und zwar als sich die Bürger nach sehr viel Geduld endlich an die deutsche Gerichtsbarkeit erinnert hatten und klagten. Doch die Gerichte, auf die unsere Bürger in ihrem Glauben an Rechtsstaatlichkeit alles gesetzt hatten, fanden das alles so in Ordnung mit den Maßnahmen. <text:s/>Ich kann mich noch gut daran erinnern, als ich damals mit Juristen gesprochen hatte, wie schockiert die waren. Und die Bürger, die schon so viel hatten auf sich nehmen müssen, fühlten sich auf einen Schlag machtlos und im Stich gelassen. <text:s/>Aber es gab Hoffnung auf Erlösung; denn die Herren Kubicki, Lindner und Buschmann kämpften für die Freiheit und versprachen, keine Impfpflicht einzuführen. Ich muss gestehen: Auch ich habe Ihnen damals durchaus geglaubt, und ich habe mich auch sehr darüber gefreut, dass nicht nur die AfD zu einem realen Politikkurs zurückgekommen ist. <text:s/>Genau deshalb kann ich sehr gut nachfühlen, wie verraten, verkauft und verarscht sich Ihre Wähler jetzt fühlen. <text:s/>Sie unterstützen jetzt alles, wogegen Sie gekämpft haben. Und ein FDP-Justizminister, der nicht klar und deutlich sagt, dass die geplante Impfpflicht ein absolutes No-Go ist, nicht die rechtsstaatliche rote Fahne hebt und einem Lauterbach nicht entschieden widerspricht, der ist ein Schlag ins Gesicht für alle Freunde der Freiheit. <text:s/>Die Frage nach der kompromisslosen Verteidigung des Rechts auf körperliche Selbstbestimmung wäre für mich, für meine Fraktion ein absolutes „deal or no deal“. Aber die FDP verhilft einer Koalition zur Mehrheit, die genau das abschaffen möchte. Niemand, der ein Herz in der Brust und ein Minimum an Erinnerungsvermögen hat, wird Ihnen das jemals verzeihen. <text:s/>Vielen Dank für die Aufmerksamkeit. <text:s/>Für die Fraktion Bündnis 90/Die Grünen hat nun der Kollege Bruno Hönel das Wor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37</text:p>
          </table:table-cell>
          <table:table-cell table:style-name="ce2" office:value-type="string" calcext:value-type="string">
            <text:p>19.05.2022</text:p>
          </table:table-cell>
          <table:table-cell table:style-name="ce2" office:value-type="string" calcext:value-type="string">
            <text:p>ID203716700</text:p>
          </table:table-cell>
          <table:table-cell table:style-name="ce2" office:value-type="string" calcext:value-type="string">
            <text:p>Oliver Grundmann (CDU/CSU)</text:p>
          </table:table-cell>
          <table:table-cell table:style-name="ce2" office:value-type="string" calcext:value-type="string">
            <text:p>Sehr geehrte Frau Präsidentin! Liebe Kolleginnen und Kollegen! Es geht heute um die Frage der Versorgungssicherheit Deutschlands in Anbetracht eines unvorstellbaren Angriffskrieges, einer unvorstellbaren Aggression. Dabei zählt für uns jetzt jeder Tag, damit wir unsere Industrie nicht herunterfahren müssen und damit wir den Krieg auch nicht unnötig weiterfinanzieren müssen. Und was macht an dieser Stelle die Koalition? Sie legt mal einen weitgehend vernünftigen Gesetzentwurf auf den Tisch. <text:s/>Da ist noch Luft nach oben, aber da sind viele sinnvolle Punkte der Beschleunigung enthalten, Herr Bergt. Und die Energiesicherheit in unserem Land machen wir hier sicherlich nicht zum Spielball parteipolitischer Profilierung. Deswegen stimmen wir dem Gesetzentwurf heute zu. <text:s/>Aber was wir als unglücklich empfinden – das muss an dieser Stelle ebenso gesagt werden –, ist: <text:s/>Das LNG-Beschleunigungsgesetz verlässt den Bundestag schwächer, als es hereingekommen ist, Stichwort „UVP“. Wenn heute im „ZDF-Morgenmagazin“ der Vorsitzende einer der größten Umweltverbände sagt, er setze nun alle Hoffnungen auf die UVP, dann sind wir uns nicht sicher, ob die Regierungskoalition sich wirklich einen Gefallen damit getan hat, das zu beschleunigen, oder ob hier ein Bremsklotz aus dem BMU angeflogen kam, den man hätte abfangen können, ja abfangen müssen. <text:s/>Das Gleiche gilt für das Thema Legalplanung, die wir in unserem Entschließungsantrag klar benannt haben, als bewährtes Instrument gerade bei solchen nationalen Herausforderungen. Da hätte man eben auch Tempo machen können, und das wäre in unseren Augen klar der bessere Weg gewesen. <text:s/>Vor allen Dingen bei den notwendigen Rahmenbedingungen, bei den Investitions- und Planungssicherheitsthemen sehen wir aber noch großen Nachholbedarf. Wenn wir heute zustimmen, dann erwarten wir ganz klar, dass diese Punkte in unserem Entschließungsantrag jetzt auch im Regierungshandeln der nächsten Wochen und Monate Berücksichtigung finden. <text:s/>Liebe Kolleginnen und Kollegen, FSRUs zu chartern, war richtig. Das haben wir als Union schon sehr frühzeitig eingefordert, und das hat der Wirtschaftsminister auch ganz klar und entschlossen umgesetzt; er hat schnell gehandelt. Aber FSRUs sollten primär eine Übergangslösung darstellen. Ihr Betrieb verursacht deutlich mehr CO2-Emissionen als gute Landterminals und auch deutlich höhere Betriebskosten, und sie sind vor allen Dingen – das muss man wissen – nicht umrüstbar für die klimaneutralen Energieträger der Zukunft. Deswegen sind landbasierte Terminals die Zukunftslösung für verflüssigte Gase, und deshalb dürfen die FSRUs keine Dauerprovisorien werden und als Dreckschleudern die ganze Zeit in den Häfen liegen. <text:s/>Ein zweiter wichtiger Punkt für uns: Staatliche Eingriffe dürfen nicht zu Marktverwerfungen führen. Alle Standorte müssen gleiche Wettbewerbschancen erfahren, und es darf nicht sein, dass ohne Markterkundung und wettbewerbliches Verfahren quasi Staatsterminals aus dem Boden gestampft werden und andere Standorte dagegen nicht mal Zuwendungen für den notwendigen Hafenausbau oder für Gleisanschlüsse erhalten. <text:s/>Wir werden daher auch ganz genau hinschauen, mit welcher Legitimation und Begründung, auch EU-wettbewerbsrechtlich, hier Steuergelder verteilt werden und ob der Bundeswirtschaftsminister hier rechtmäßig handelt oder ob einseitig begünstigende Entscheidungen getroffen werden. Wir wollen das eigentlich nicht, aber wir werden Ihnen im Zweifel auch unter Einbeziehung aller parlamentarischen Instrumente, Kontrollmöglichkeiten und Gremien da schon genau auf die Finger schauen. <text:s/>Ein nächster Punkt: Die LNG-Flüssiggasinfrastruktur von morgen ist die Infrastruktur der klimaneutralen Energieträger von übermorgen. Deshalb müssen wir auch über das Jahr 2043 hinaus den Import von klimaneutralen Gasen technologieoffen zulassen. Ich habe meiner Fraktion versprechen müssen, heute nicht über meine Heimatstadt zu sprechen. <text:s/>Aber ich weiß aus eigener Anschauung: Es soll da einen Terminalstandort an der Elbe geben, der bereits ab Inbetriebnahme über 50 Millionen Kubikmeter Bio-LNG monatlich umschlagen wird. <text:s/>Das ist dann eben kein fossiler Dinosaurier, sondern von Anfang an ein klimaneutraler Energiehafen der Zukunft mit Zero-Emission-Konzept und sehr niedrigen CO2-Emissionen. Deshalb bitte ich auch, diese unsäglichen Attacken auf die Biokraftstoffe zu unterlassen. Das ist ein Wahnsinn, was da momentan aufgeführt wird. <text:s/>Klimaneutral ist Biomethan der zweiten Generation, beispielsweise aus Speiseresten und Pflanzenabfällen. Das wird aus ideologischen Gründen in eine unsägliche Tank-Teller-Diskussion hineingeworfen, weil die Umwelthilfe wieder mal ein Thema hochziehen will. Entweder haben wir jetzt eine Klimakrise und müssen jedes Gramm CO2 einsparen, oder wir fahren mit viel Idealismus unsere Klimaziele an die Wand. Das dürfen und das können wir nicht zulassen. <text:s/>In diesem Zusammenhang: Es wird auch in den nächsten Monaten sicherlich Themen geben, die hier diskutiert werden. CCU, CCS, das Thema „klimaneutraler Blauer Wasserstoff“: Auch darüber werden wir sprechen müssen, allein schon deshalb, weil ansonsten der Zug abgefahren ist. Die Lagerstätten in Europa werden jetzt verteilt, und so ein ambitioniertes Projekt wie in Wilhelmshaven könnten wir ansonsten zu den Akten legen. Das können und dürfen wir nicht zulassen. <text:s/>Also, die wichtigsten Punkte sind benannt. Wir stimmen diesem Gesetzentwurf zu, und jetzt heißt es, Gas geben, damit die Terminals endlich ans Netz gehen. <text:s/>Vielen herzlichen Dank. <text:s/>Alle interessiert jetzt natürlich, was Ihre Heimatstadt ist. <text:s/>– Das konnten wir uns nicht denken. <text:s/>Der nächste Redner ist Dr. Rainer Kraft für die Af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84</text:p>
          </table:table-cell>
          <table:table-cell table:style-name="ce2" office:value-type="string" calcext:value-type="string">
            <text:p>11.09.2024</text:p>
          </table:table-cell>
          <table:table-cell table:style-name="ce2" office:value-type="string" calcext:value-type="string">
            <text:p>ID2018408600</text:p>
          </table:table-cell>
          <table:table-cell table:style-name="ce2" office:value-type="string" calcext:value-type="string">
            <text:p>Stefan Gelbhaar (BÜNDNIS 90/DIE GRÜNEN)</text:p>
          </table:table-cell>
          <table:table-cell table:style-name="ce2" office:value-type="string" calcext:value-type="string">
            <text:p>Sehr geehrte Frau Präsidentin! In Haushaltsberatungen stellt sich immer die Frage: Wo stehen wir? Ich sage mal: Da gibt es Licht. <text:s/>13 Millionen Menschen haben ein 49-Euro-Ticket. Das ist ein großer gemeinsamer Erfolg von Bund, von Ländern aller Farben, vom Verkehrsministerium und von diesem Parlament. <text:s/>Auch wenn die Bundes-CDU davon jetzt nichts mehr wissen will: Das Ticket kann noch attraktiver werden. Das würde noch mehr Abos und dann auch mehr Geld für Busse und Bahnen bringen. <text:s/>Auch gut: Die Infrastruktur wird saniert – und zwar Schiene und Straße – <text:s/>mit Rekordsummen in zweistelliger Milliardenhöhe. Das war jahrzehntelang überfällig. Gerade angesichts des Einsturzes der Carolabrücke in Dresden heute ist klarer denn je: Erhalt und Sanierung gehen vor, auch wenn dafür Neubauprojekte zurückstehen müssen. <text:s/>Und: Das neue Straßenverkehrsrecht lässt Städte und Gemeinden endlich selbst entscheiden, wie sie ihre Straßen sicherer und angenehmer gestalten können. <text:s/>Das alles ist gut; reicht aber natürlich nicht. <text:s/>Stellen Sie sich vor, Sie hätten 25 Milliarden Euro zur Verfügung, eine unfassbare Summe. Würden Sie dieses Geld für ein modernes Schienennetz ausgeben <text:s/>oder damit zum Beispiel Diesel subventionieren? <text:s/>– Da ist die Dieselfront. – Meine Meinung dazu: Klimaschädliche Ausgaben sind Verschwendung. Sie sind sogar schlimmer als Verschwendung; denn die Klimaschäden, die dann kommen, kosten zusätzlich, und das gehört schnellstmöglich beendet. <text:s/>Dazu müssen wir die fossile Lobby abschütteln und Transparenz herstellen. Wie kommen die Auspufffreunde eigentlich dazu, Termine in den höchsten Etagen des Ministeriums feilzubieten? Wie werden die vergifteten Narrative zu Technologieoffenheit entwickelt und verbreitet? Wer hilft dabei, und was ist die Gegenleistung? Das gehört auf den Tisch. <text:s/>Ich sehe jetzt hier und da verlogene Krokodilstränen, wenn über Volkswagen geredet wird. Aber Sie können nicht die Dauersubventionierung von Verbrennern über Jahre und Jahrzehnte hinweg vehement betreiben und gleichzeitig bedauern, dass die Antriebswende nicht, wie in vielen anderen Ländern, massiv an Fahrt aufnimmt. Wer das macht, der gefährdet den hiesigen Technologiestandort, <text:s/>der konterkariert das Ziel der Technologieführerschaft. Wer das macht, der schadet dem Land. <text:s/>Wir schaffen beim Klimaschutz zwar mehr als jede Vorgängerregierung, aber eben doch nicht genug. <text:s/>Das Verbrennen von Öl verschmutzt Tag für Tag unsere Luft. Das muss sich ändern. <text:s/>Die Union hat hieran einen enormen Anteil; wir werden das im Ausschuss immer wieder ansprechen. Die Union hat uns eine riesige Verschuldung überlassen, <text:s/>und zwar in Form maroder Brücken, Straßen, Schienen, Bahnhöfe. <text:s/>Die Schuldenbremse hat das null verhindert. Die Schuldenbremse kennt eben nur Bankschulden, und genau das gehört reformiert. <text:s/>Herr Gelbhaar, Ihre Redezeit ist zu Ende. – Vielen Dank. <text:s/>Licht und Schatten also! <text:s/>Nächstes Jahr ist Bundestagswahl. Da kann man dann entscheiden: wirtschaftliche Vernunft und freie, sichere, saubere Mobilität oder fossile Lobby. <text:s/>Herr Gelbhaar, vielen Dank! <text:s/>Es ist so einfach. <text:s/>Vielen Dank. <text:s/>Anna Kassautzki ist die nächste Rednerin für die SP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36</text:p>
          </table:table-cell>
          <table:table-cell table:style-name="ce2" office:value-type="string" calcext:value-type="string">
            <text:p>15.11.2023</text:p>
          </table:table-cell>
          <table:table-cell table:style-name="ce2" office:value-type="string" calcext:value-type="string">
            <text:p>ID2013606900</text:p>
          </table:table-cell>
          <table:table-cell table:style-name="ce2" office:value-type="string" calcext:value-type="string">
            <text:p>Olaf Scholz, Bundeskanzler</text:p>
          </table:table-cell>
          <table:table-cell table:style-name="ce2" office:value-type="string" calcext:value-type="string">
            <text:p>Ich will Ihnen gerne auf Ihre Frage antworten und nicht auf die vielen falschen Behauptungen eingehen, die darin enthalten sind. <text:s/>Aber ich will ganz konkret sagen: Die Ministerpräsidentenkonferenz hat mit mir vereinbart, dass wir die Zahl derjenigen, die als irreguläre Migranten nach Deutschland kommen, reduzieren wollen. Wir haben uns auf sehr weitreichende Maßnahmen verständigt: zum Beispiel den Außengrenzschutz der Europäischen Union, zum Beispiel eine europäische Asylrechtsreform mit einem solidarischen Verteilungsmechanismus. Wir haben die Unterstützung der Länder bekommen für die Entscheidung der Bundesregierung, dass wir zum Beispiel an den Grenzen zu Polen, Tschechien, Österreich und der Schweiz in der nächsten Zeit und für sehr lange Zeit umfassende Kontrollmaßnahmen etablieren; teilweise auch in Kooperation mit diesen Ländern auf deren Territorium, sodass wir dort Zurückweisungen durchführen können, die auch effektiv sind und dazu führen, dass die Betreffenden nicht nach Deutschland kommen. <text:s/>Alles das gehört zu den Maßnahmen dazu, die wir ergriffen haben, und da geht es in der Tat ganz anders, als Sie es sagen, um eine Reduzierung. Wenn ich die jüngsten Meldungen richtig verstehe, scheint uns mit den bereits ergriffenen Maßnahmen da auch etwas zu gelingen. <text:s/>Sie haben eine weitere Nachfrage.</text:p>
          </table:table-cell>
          <table:table-cell table:style-name="ce2" office:value-type="string" calcext:value-type="string">
            <text:p>-</text:p>
          </table:table-cell>
          <table:table-cell table:number-columns-repeated="2" table:style-name="ce2" office:value-type="string" calcext:value-type="string">
            <text:p>x</text:p>
          </table:table-cell>
          <table:table-cell table:number-columns-repeated="1016"/>
        </table:table-row>
        <table:table-row table:style-name="ro1">
          <table:table-cell table:style-name="ce2" office:value-type="string" calcext:value-type="string">
            <text:p>156</text:p>
          </table:table-cell>
          <table:table-cell table:style-name="ce2" office:value-type="string" calcext:value-type="string">
            <text:p>13.03.2024</text:p>
          </table:table-cell>
          <table:table-cell table:style-name="ce2" office:value-type="string" calcext:value-type="string">
            <text:p>ID2015601200</text:p>
          </table:table-cell>
          <table:table-cell table:style-name="ce2" office:value-type="string" calcext:value-type="string">
            <text:p>Rüdiger Lucassen (AfD)</text:p>
          </table:table-cell>
          <table:table-cell table:style-name="ce2" office:value-type="string" calcext:value-type="string">
            <text:p>Herr Bundeskanzler, seit zwei Jahren liefern Sie Waffen an die Ukraine. Seit zwei Jahren ziehen Sie auch immer wieder rote Linien und können diese dann nicht halten. Wir haben es bei Schützenpanzern erlebt, bei Flugabwehrsystemen, bei dem Kampfpanzer Leopard. Jetzt streiten Sie in der Koalition über den Marschflugkörper Taurus, und wieder haben Sie, Herr Bundeskanzler, eine rote Linie gezogen. Sie haben gesagt und gerade eben wiederholt: Wir dürfen an keiner Stelle und an keinem Ort mit den Zielen, die dieses System erreicht, verknüpft sein. – Die AfD unterstützt Sie dabei ausdrücklich. <text:s/>Sie haben den Kriegstreibern hier im Parlament gerade eben Ihre Gründe dafür wiederholt dargelegt. Meine Frage, Herr Bundeskanzler: Können Sie uns und den Deutschen heute und an dieser Stelle genauso klar versprechen, dass es bei Ihrem Nein zu einer Lieferung von Taurus-Marschflugkörpern an die Ukraine bleib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84</text:p>
          </table:table-cell>
          <table:table-cell table:style-name="ce2" office:value-type="string" calcext:value-type="string">
            <text:p>08.02.2023</text:p>
          </table:table-cell>
          <table:table-cell table:style-name="ce2" office:value-type="string" calcext:value-type="string">
            <text:p>ID208414900</text:p>
          </table:table-cell>
          <table:table-cell table:style-name="ce2" office:value-type="string" calcext:value-type="string">
            <text:p>Martina Englhardt-Kopf (CDU/CSU)</text:p>
          </table:table-cell>
          <table:table-cell table:style-name="ce2" office:value-type="string" calcext:value-type="string">
            <text:p>Sehr geehrte Frau Präsidentin! Liebe Kolleginnen und Kollegen! Meine sehr geehrten Damen und Herren! Im Laufe des letzten Jahres ist sehr deutlich <text:s/>geworden, dass Einigkeit in Sachen Verkehrspolitik nicht zu den Stärken dieser Koalition gehört: Wir hatten den Streit um die Maut, den Streit um die <text:s/>Planungsbeschleunigung bei Autobahnen, den Streit um die weitere Verwendung von Biokraftstoffen und vieles mehr. <text:s/>Beim Radverkehr sollten wir eigentlich alle einig sein. Jedenfalls steht in Ihrem Koalitionsvertrag: Der Nationale Radverkehrsplan muss umgesetzt <text:s/>werden. Doch auch ein Konsens in dieser Regierung scheint nicht zwingend zu Handlungen zu führen; denn bis jetzt ist noch kein einziges Gesetz für den <text:s/>Radverkehr von der Ampel beschlossen worden. Das ist einfach Fakt seit 2021. Deshalb heute hier unser Antrag, um dem Ganzen auch Nachdruck zu verleihen. <text:s/>Es wurde häufig das Sonderprogramm „Stadt und Land“ diskutiert, die Programme wurden angesprochen als vorbildliche Handlungen. Das kommt aber – diesen <text:s/>Vorwurf müssen Sie sich heute gefallen lassen – alles aus der unionsgeführten Regierungszeit, meine sehr geehrten Damen und Herren. <text:s/>Die Vorarbeit ist erledigt. Den Nationalen Radverkehrsplan hat die ehemalige Regierung gemacht, zusammen mit den Ländern, mit den Gemeinden, mit den <text:s/>Verbänden, mit den Bürgerinnen und Bürgern. Es liegt alles in der Schublade. Es geht jetzt nur um die Umsetzung, damit wir auch das Fahrrad als Verkehrsträger <text:s/>weiter stärken. <text:s/>Natürlich freuen wir uns über die letzten Ankündigungen, die 15 Millionen Euro, die Sie bis 2027 für Modellvorhaben ausgeben möchten. Ein Blick in die <text:s/>Verhältnisse zur Zeit der Vorgängerregierung zeigt aber, dass für die Jahre 2020 bis 2023 1,5 Milliarden Euro zur Verfügung standen – ein völlig anderes Niveau! <text:s/>Was wir jetzt brauchen, sind nicht mehr schöne Worte, wie wir sie heute gehört haben – und wir sind fast am Ende der Debatte –, nein, wir brauchen eine konkrete <text:s/>Umsetzung, wir brauchen Zielvorgaben, und wir brauchen auch die Mittelhinterlegung, damit wir endlich weiterkommen. <text:s/>Und natürlich brauchen wir den Radverkehr auch in den ländlichen Räumen, also Radwege entlang von Landstraßen. Der Radtourismus hat viele Chancen in <text:s/>der Stadt, aber auch auf dem Land. Hierin steckt viel Potenzial. Das Rad ist umweltfreundlich. <text:s/>Wir brauchen auch ein Denken an kombinierten Verkehr; ich denke hier an die Verbindung von Fahrrad und Bahn. Es geht – das wurde heute schon <text:s/>angesprochen – auch um die Vernetzung. <text:s/>Deshalb wünschen wir uns nicht das „Schneckentempo“, wie die „Süddeutsche Zeitung“ in dieser Woche getitelt hat, sondern wir brauchen den von Ihnen <text:s/>vielbeschworenen Turbo, ein Deutschlandtempo, um hier schnell und tatkräftig vorwärtszukommen – für Millionen Bürgerinnen und Bürger, die gerne das Fahrrad <text:s/>nutzen, nicht nur, weil es gesundheitlich gut ist, sondern, weil sie damit gut vorwärtskommen können, weil sie sich dadurch viele Möglichkeiten erschließen. <text:s/>Dafür braucht es keine Wahlplakate wie vorher angesprochen oder schöne Worte. Lassen Sie der heutigen Debatte Taten folgen! <text:s/>Herzlichen Dank. <text:s/>Letzter Redner in dieser Debatte ist Jan Plobner für die SP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3</text:p>
          </table:table-cell>
          <table:table-cell table:style-name="ce2" office:value-type="string" calcext:value-type="string">
            <text:p>18.11.2021</text:p>
          </table:table-cell>
          <table:table-cell table:style-name="ce2" office:value-type="string" calcext:value-type="string">
            <text:p>ID20306500</text:p>
          </table:table-cell>
          <table:table-cell table:style-name="ce2" office:value-type="string" calcext:value-type="string">
            <text:p>Kai Gehring (BÜNDNIS 90/DIE GRÜNEN)</text:p>
          </table:table-cell>
          <table:table-cell table:style-name="ce2" office:value-type="string" calcext:value-type="string">
            <text:p>Frau Präsidentin! Liebe Kolleginnen und Kollegen! Im letzten Jahr haben Kinder und Jugendliche einen ziemlichen Zickzackkurs bei der Pandemiebekämpfung mitmachen müssen. Wir alle stehen als politisch Verantwortliche in der Pflicht, Kindern und Jugendlichen Bildung, Chancen und Teilhabe zu ermöglichen. Kinder und Jugendliche haben ein Recht auf Gesundheit, und sie haben ein Recht auf Bildung. Dieses Recht auf Bildung hat besonders gelitten, und das ändern wir jetzt. <text:s/>Kinder, Jugendliche und ihre Eltern haben die Hauptlast des Schul-Lockdowns getragen. Sie, Erzieher/-innen und Lehrkräfte sind über sich hinausgewachsen. Und da können wir nur Danke sagen. <text:s/>Kinder und Jugendliche waren in der Pandemiekrise hochsolidarisch und müssen nun mit ansehen, wie sich manche Erwachsene rücksichtslos vergnügen, in geschlossenen Räumen Karneval feiern oder dichtgedrängt in Fußballstadien stehen. Solidarität ist in der Pandemie aber keine Einbahnstraße. Kinder und Jugendliche und ihre Förderung gehören jetzt endlich in den Mittelpunkt. <text:s/>Ein Ende der Pandemie ist nicht in Sicht. Darum sollen Länder und Kommunen Maskenpflicht anordnen können, Abstandsgebote verhängen, Luftfilter nachrüsten, Wechselunterricht anbieten, zur Gefahrenabwehr notfalls einzelne Klassen oder sogar Schulen vorübergehend schließen dürfen. Aber: Ein pauschaler Lockdown und flächendeckend bundesweit von jetzt auf gleich alle Bildungseinrichtungen dichtzumachen, das ist mit dem Recht auf Bildung nicht mehr vereinbar. <text:s/>Denn geschlossene Schulen bedeuten Bildungsverluste für Kinder und Jugendliche. Geschlossene Schulen schaden besonders Kids mit ohnehin geringen Bildungschancen. Hinzu kommen psychosoziale Belastungen. Deswegen müssen und wollen wir mit Schulschließungen deutlich sorgfältiger und verhältnismäßiger umgehen, als es die Vorgängerregierung getan hat. <text:s/>Wir wollen gute Bildung, aber sicher, und das müssen wir im ganzen Land endlich besser hinkriegen. In vielen Ländern gibt es – nach sehr langem Zögern auch beim Bund – Programme, um Klassenräume mit Luftfiltern auszustatten. Doch hochbürokratische Vorgaben blockieren, dass sie schnell vor Ort den Schülerinnen und Schülern zugutekommen. <text:s/>Selbst Privatinitiativen helfen nicht: Bei mir im Ruhrgebiet wollten Eltern Luftfilter privat spenden und in der Schule für ihre Kids aufstellen. Das NRW-Bauministerium sagte schroff Nein – Zitat –: „Denn es könnten Geräte gekauft werden, die nicht gut genug sind.“ Statt Blockaden und hochbürokratischen Antragsverfahren brauchen wir mehr Agilität und mehr Pragmatismus in der Umsetzung. <text:s/>Unsere Aufgabe als Bundestagsabgeordnete ist doch jetzt, die Nachlässigkeit der noch amtierenden Regierung zu korrigieren und den Ländern viel stärker unter die Arme zu greifen, damit Programme endlich fliegen und endlich stärker ans Laufen kommen. <text:s/>Liebe Kolleginnen und Kollegen, Impfen, Impfen, Impfen, das ist immer noch das beste Mittel, um die Pandemie beherrschbar zu machen. Die Impflogistik muss jetzt deutlich schneller wieder hochgefahren werden, und zwar planmäßig und zackig, für die Erst- bis zu den Drittimpfungen und in Kürze dann auch für die Impfungen der unter Zwölfjährigen. In meiner Kindheit waren Impfungen gegen Kinderkrankheiten ein selbstverständliches Gruppenevent in Kitas und Schulen, und diese Selbstverständlichkeit wünsche ich mir für heute zurück. <text:s/>Impfstoffe sind Meisterstücke der Wissenschaft, zivilisatorischer Fortschritt, und sie retten Menschenleben. Für mich ist es daher unerträglich, wenn einzelne Erzieher/-innen und Lehrkräfte die Impfung verweigern und so in Kauf nehmen, die Gesundheit auch ihrer Schutzbefohlenen zu gefährden. Darum unser Appell: Lassen Sie sich endlich impfen! Der beste Schutz für noch ungeimpfte Kinder sind geimpfte Erwachsene. <text:s/>Auch die Berufsverbände und Gewerkschaften bitte ich: Wirken Sie auf Ihre Mitglieder stärker ein! <text:s/>Das Risiko, das Virus zu übertragen oder daran zu erkranken, ist durch die Impfung deutlich vermindert. Darum ist es folgerichtig, eine Impfpflicht für einzelne Berufsgruppen ins Auge zu fassen, in Verantwortung gegenüber Kindern, zum Selbstschutz und im Übrigen auch zur Befriedung in den einzelnen Einrichtungen. <text:s/>Impfen ist gelebte Solidarität, damit nicht mehr Kinder und Jugendliche die Hauptlast zu tragen haben und sie endlich alle Unterstützung bekommen beim Nachholen und Aufholen. <text:s/>Vielen herzlichen Dank, Kai Gehring. – Nächster Redner: für die FDP-Fraktion Dr. Jens Brandenburg.</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30</text:p>
          </table:table-cell>
          <table:table-cell table:style-name="ce2" office:value-type="string" calcext:value-type="string">
            <text:p>18.10.2023</text:p>
          </table:table-cell>
          <table:table-cell table:style-name="ce2" office:value-type="string" calcext:value-type="string">
            <text:p>ID2013014600</text:p>
          </table:table-cell>
          <table:table-cell table:style-name="ce2" office:value-type="string" calcext:value-type="string">
            <text:p>Dr. Kirsten Kappert-Gonther (BÜNDNIS 90/DIE GRÜNEN)</text:p>
          </table:table-cell>
          <table:table-cell table:style-name="ce2" office:value-type="string" calcext:value-type="string">
            <text:p>Sehr geehrte Frau Präsidentin! Liebe Kolleginnen und Kollegen! Heute leiten wir den überfälligen Paradigmenwechsel in der Drogenpolitik ein. <text:s/>Wir machen Schluss mit der gescheiterten Verbotspolitik und stellen endlich den Gesundheits- und Jugendschutz ins Zentrum. <text:s/>Weil Cannabis gefährlich sei, müsse es verboten bleiben? Diese alte Leier haben wir auch heute wieder gehört. <text:s/>Genau andersrum ist es richtig: Durch das Verbot, durch den Schwarzmarkt vergrößert sich das Risiko. <text:s/>Denn, liebe Kolleginnen und Kollegen: Welche Situation haben wir denn heute? Wir haben aktuell steigende Konsumzahlen, aber keine Sicherheit über Inhaltsstoffe, keine Sicherheit über das Mischungsverhältnis der wirksamen Substanzen, <text:s/>stattdessen schädigende Beimischungen wie synthetische Cannabinoide inklusive. Und das ist ernsthaft gefährlich. <text:s/>Der Dealer fragt auch nicht nach dem Ausweis. Jugendschutz aktuell: Fehlanzeige! Dazu noch Kriminalisierung wegen ein paar Gramm Cannabis in der Tasche. Damit machen wir endlich Schluss. <text:s/>Wie sieht denn die Realität aus? Viele Erwachsene konsumieren Cannabis, im Übrigen ganz normale Menschen. Auch Jugendliche kommen derzeit sehr einfach an Cannabis, übrigens auch in Bayern. Man muss die Augen schon sehr fest zukneifen, um zu behaupten, in Bayern gebe es kein Drogenproblem. <text:s/>Und damit meine ich nicht nur die Alkoholexzesse auf dem Oktoberfest. <text:s/>Wir bringen endlich Rationalität in die Drogenpolitik. <text:s/>Wenn Erwachsene Cannabis konsumieren, wollen Sie von der Union sie ernsthaft weiter zwingen, dies unter möglichst gesundheitsgefährdenden Bedingungen zu tun? <text:s/>Als Ärztin, als Fachärztin für Psychiatrie sage ich ganz klar: Nein! <text:s/>Statt eines florierenden illegalen Markts schaffen wir nun legale Alternativen für erwachsene Konsumierende und verbessern so den Jugend- und Gesundheitsschutz. <text:s/>Jetzt muss das Ziel sein, dass diese Alternativen auch wirklich entstehen. Deshalb darf der Aufbau von Klubs nicht zu bürokratisch sein. Abstandsregeln und Straßenverkehrsrecht dürfen nicht zu einer Kriminalisierung durch die Hintertür führen. <text:s/>Mit dem Gesetz entkriminalisieren wir den Konsum und Besitz von Cannabis. Die Polizei muss nicht mehr wegen Kleinstmengen Strafverfahren einleiten, und die Justiz wird dauerhaft entlastet. <text:s/>Wir schaffen die Grundlage für Cannabisklubs, in denen gemeinschaftlicher Cannabisanbau stattfinden darf, und wir erlauben ebenso den Anbau zu Hause für den Eigenbedarf. <text:s/>Kommen Sie bitte zum Schluss. <text:s/>Ich komme zum Schluss, Frau Präsidentin. – Für diesen Durchbruch haben viele Menschen jahrzehntelang gekämpft. <text:s/>Kommen Sie bitte zum Schluss, Frau Kollegin! <text:s/>Noch gibt es eine Reihe von Dingen, die im Gesetz verbessert werden müssen. Das werden wir jetzt anpacken. <text:s/>Ich danke Ihnen sehr für Ihre Aufmerksamkeit. <text:s/>Das Wort erhält für die AfD-Fraktion Jörg Schneider.</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15</text:p>
          </table:table-cell>
          <table:table-cell table:style-name="ce2" office:value-type="string" calcext:value-type="string">
            <text:p>06.07.2023</text:p>
          </table:table-cell>
          <table:table-cell table:style-name="ce2" office:value-type="string" calcext:value-type="string">
            <text:p>ID2011506600</text:p>
          </table:table-cell>
          <table:table-cell table:style-name="ce2" office:value-type="string" calcext:value-type="string">
            <text:p>Rebecca Schamber (SPD)</text:p>
          </table:table-cell>
          <table:table-cell table:style-name="ce2" office:value-type="string" calcext:value-type="string">
            <text:p>Verehrte Frau Präsidentin! Verehrte Frau Wehrbeauftragte! Liebe Kolleginnen und Kollegen! Sehr geehrte Damen und Herren! Ich komme jetzt mal zurück zu dem Gesetzentwurf, den wir hier heute debattieren. <text:s/>Der von der Rechtsaußenpartei hier vorgelegte Gesetzentwurf ist regelrecht entlarvend, zeigt er doch, wessen Geistes Kind diese Partei ist. Scheinbar will die AfD mit diesem Gesetzentwurf Fantasien aus dem letzten Jahrhundert verwirklichen. <text:s/>Der Entwurf ist nicht nur inhaltlich schlecht; er ist auch voller haltloser Behauptungen und verkennt völlig die politische Lage, in der sich Europa, Deutschland und die Bundeswehr befinden. Die Rechtsaußenpartei geht ganz offensichtlich von einer militaristischen Gesellschaft aus und nicht von einer freiheitlichen demokratischen Grundordnung, eingebettet in eine supranationale europäische Rechtsordnung. <text:s/>Sie sprechen von Remilitarisierung und davon, vor „harten Schritten“ nicht zurückzuschrecken. Zu den von Ihnen geforderten Reservatrechten hat bereits mein Kollege Hellmich ausgeführt. <text:s/>Ihre Idee einer völligen Fokussierung auf die Einsatzbereitschaft der Bundeswehr, wirtschaftlich und gesellschaftlich, kommt einer Idee von Kriegswirtschaft gleich, und dieser Eindruck wird durch Ihre unangemessene Rhetorik noch unterstrichen. <text:s/>Diesen Gesetzentwurf, den Sie außerdem noch unbefristet erlassen wollen, können wir als Demokratinnen und Demokraten nur ablehnen. <text:s/>Aus den aktuellen Entwicklungen ziehen Sie außerdem die falschen Schlüsse. Deutschland kann weder wirtschaftlich noch sicherheitspolitisch isoliert agieren. Die Bundeswehr ist eingebettet in ein Bündnissystem und ein verlässlicher Partner in EU, NATO und den Vereinten Nationen. Deutschland verfolgt eine werteorientierte Außen- und Sicherheitspolitik an der Seite unserer Partnerinnen und Partner. Und genauso wird es weiter sein. Der Krieg in der Ukraine ist eine Bedrohung für uns alle in Europa, für unsere Friedensarchitektur. Und wir begegnen den Herausforderungen auch gemeinsam. Landesverteidigung ist auch Bündnisverteidigung, meine Damen und Herren. <text:s/>In Ihrem Gesetzentwurf behaupten Sie, dass die Bundeswehr nicht in der Lage sei, sich zu verteidigen. Das ist nicht richtig; denn Deutschland ist im Bündnis verteidigungsfähig, so auch das Urteil der Wehrbeauftragten des Bundestages, die in ihrem aktuellen Bericht ausführt – ich zitiere –: <text:s/>Binnen kürzester Zeit hat die NATO zur Abschreckung Russlands und als Zeichen der Solidarität mit unseren Verbündeten und Partnern ihre Ostflanke massiv verstärkt. Die Bundeswehr leistete hierzu einen herausragenden Beitrag: Infanterie nach Litauen, Patriots in die Slowakei, Eurofighter nach Estland und Rumänien, fast die gesamte schwimmfähige Marine in die Ostsee. <text:s/>Diese eindrucksvolle Einsatzbereitschaft und Kaltstartfähigkeit ist das Verdienst unserer 183 000 Soldatinnen und Soldaten. <text:s/>In unserer Gesellschaft ist die Bundeswehr ein wichtiger Teil, und ihre Einsatzbereitschaft ist heute so wichtig wie lange nicht. Die Bundeswehr muss für ihre Aufgaben bestmöglich ausgerüstet sein; das ist richtig. Dafür sind in den letzten Monaten sehr viele wichtige Entscheidungen getroffen worden: Der Bundestag brachte das Bundeswehrbeschaffungsbeschleunigungsgesetz auf den Weg, um Beschaffungen einfacher und effizienter zu machen und die Vergabeverfahren grundlegend zu vereinfachen. Bundesminister Pistorius schaffte im Verteidigungsministerium klare Strukturen, zum Beispiel mit dem neuen Planungs- und Führungsstab, auch um komplexe und umständliche bürokratische Prozesse zu vereinfachen. Zur Umsetzung neuer Beschaffungsstrategien wurde eine Taskforce im Verteidigungsministerium eingerichtet. Und ganz entscheidend sind die 100 Milliarden Euro für Ausgaben, die kurz- und mittelfristig notwendig sind. <text:s/>Solche Entscheidungen zeigen ganz genau, dass ein Umdenken stattgefunden hat und die Zeichen der Zeit verstanden wurden. Der im Juni 2023 veröffentlichte Bericht zu Rüstungsangelegenheiten belegt, dass im April 2023 bereits zwölf 25-Millionen-Euro-Vorlagen beschlossen wurden, um Geld für notwendige Anschaffungen zur Verfügung zu stellen. Im Vorjahr waren es im gesamten Jahr nur 24. Diese Zahlen zeigen, dass das Tempo, mit dem notwendige Haushaltsmittel frei gemacht werden, stark zugenommen hat. Und noch eine wichtige politische Entscheidung ist gefallen: Zum ersten Mal in der Geschichte hat Deutschland eine Nationale Sicherheitsstrategie und legt sich in dieser auf das 2-Prozent-Ziel fest. <text:s/>Verehrte Kolleginnen und Kollegen, natürlich verschließen wir nicht die Augen davor, dass es noch Herausforderungen gibt, die wir angehen müssen. Aber in dieser Bundesregierung und in den Fraktionen der Ampel werden wir weiterhin alles daransetzen, dass die Bundeswehr ganzheitlich, umfassend und nachhaltig für alle ihre Aufgaben einsatzbereit ist. <text:s/>Danke schön. <text:s/>Das Wort hat Sara Nanni für die Fraktion Bündnis 90/Die Grün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80</text:p>
          </table:table-cell>
          <table:table-cell table:style-name="ce2" office:value-type="string" calcext:value-type="string">
            <text:p>03.07.2024</text:p>
          </table:table-cell>
          <table:table-cell table:style-name="ce2" office:value-type="string" calcext:value-type="string">
            <text:p>ID2018001500</text:p>
          </table:table-cell>
          <table:table-cell table:style-name="ce2" office:value-type="string" calcext:value-type="string">
            <text:p>Olaf Scholz, Bundeskanzler</text:p>
          </table:table-cell>
          <table:table-cell table:style-name="ce2" office:value-type="string" calcext:value-type="string">
            <text:p>Zunächst einmal will ich Sie darauf hinweisen, dass wir in der Europäischen Union Freizügigkeit haben und die Möglichkeit, hier berufstätig zu sein. Ein großer Teil derjenigen, die in Deutschland leben und hier in den letzten Jahren die Arbeit aufgenommen haben, stammt aus der Europäischen Union. <text:s/>Auch für viele, die aus anderen Ländern kommen, gilt immer das Gleiche: Wer hier zum Beispiel erwerbstätig sein will und dabei sein will, muss arbeiten, muss die deutsche Sprache sprechen, muss sich an Recht und Gesetz halten und seine Kinder auf unsere Schulen schicken. Das ist das, was dazu beiträgt, dass wir heute eine Gesellschaft sind, in der ein erheblicher Teil der Bevölkerung einen Zuwanderungshintergrund hat; diese Menschen mit ihrem Zuwanderungshintergrund sind – so wie viele Abgeordnete des Deutschen Bundestages hier – ein Teil unserer deutschen Gesellschaft. Und das werden wir uns von Ihnen nicht ausreden lassen. <text:s/>Deshalb ist es, genau wie Sie sagen: Es ist eine individuelle Pflicht, sich an die Werte und Gesetze dieses Landes zu halten. Und ich betone: nicht nur an die Gesetze, sondern auch an die Werte des gegenseitigen Respekts. Das erwarten wir von allen, die hier bei uns dabei sind, und das bleibt auch so. <text:s/>Herr Bundeskanzler, ich bitte Sie wirklich noch mal, die Zeiten einzuhalten. <text:s/>Ich komme jetzt zum nächsten Fragesteller. Das ist Johannes Schraps aus der SPD-Fraktion.</text:p>
          </table:table-cell>
          <table:table-cell table:style-name="ce2" office:value-type="string" calcext:value-type="string">
            <text:p>-</text:p>
          </table:table-cell>
          <table:table-cell table:number-columns-repeated="2" table:style-name="ce2" office:value-type="string" calcext:value-type="string">
            <text:p>x</text:p>
          </table:table-cell>
          <table:table-cell table:number-columns-repeated="1016"/>
        </table:table-row>
        <table:table-row table:style-name="ro1">
          <table:table-cell table:style-name="ce2" office:value-type="string" calcext:value-type="string">
            <text:p>67</text:p>
          </table:table-cell>
          <table:table-cell table:style-name="ce2" office:value-type="string" calcext:value-type="string">
            <text:p>11.11.2022</text:p>
          </table:table-cell>
          <table:table-cell table:style-name="ce2" office:value-type="string" calcext:value-type="string">
            <text:p>ID206705800</text:p>
          </table:table-cell>
          <table:table-cell table:style-name="ce2" office:value-type="string" calcext:value-type="string">
            <text:p>Steffen Kotré (AfD)</text:p>
          </table:table-cell>
          <table:table-cell table:style-name="ce2" office:value-type="string" calcext:value-type="string">
            <text:p>Sehr geehrte Frau Präsidentin! Sehr geehrte Damen und Herren! Herr Minister Habeck, das ist schon ungeheuerlich, Sie wollen jetzt also der Nord Stream AG die Gasröhren wegnehmen. Ohne Grund. Sie sagen: Das ist eine Enteignung. – Aber wenn wir ins Gesetz gucken, sehen wir: Diese Enteignungen entbehren jeder Grundlage. Das sind schwammige Begriffe, die hier in diesem Gesetz stehen. Diese Regelungen öffnen der Willkür Tür und Tor, und das sieht man eben hieran. Da werden also der Nord Stream AG die Röhren weggenommen, und damit wird auch noch verhindert, dass eventuell eine Reparatur stattfinden kann. Aber vielleicht ist das ja gewollt. Vielleicht ist es so, dass selbst die Bundesregierung jetzt Hand in Hand geht mit denjenigen, die unsere Gasversorgung bei Nord Stream 2 torpedieren. <text:s/>Die Bundesregierung macht also nicht nur die weltdümmste Energiepolitik; sie macht auch eine sehr, sehr gefährliche Politik der Zerstörung unserer Energieversorgung. Nun soll die Braunkohle acht Jahre vor dem ausgehandelten und gesetzlichen Termin abgeschaltet werden, und das ist eben noch dümmer als ohnehin. <text:s/>Wir haben auch eine Bundesregierung, die die deutschen Interessen mit Füßen tritt. Wie sonst soll man es denn bezeichnen, dass die Bundesregierung die staatsterroristischen Anschläge auf Nord Stream einfach hinnimmt? <text:s/>Für alle Beobachter ist klar: Uns haben Verbündete angegriffen. Die Ostsee wird von der NATO ausgeleuchtet. Da schwimmt kein Fisch ungesehen hindurch, und so kann es nicht anders sein, als dass die Informationen ja bei der NATO liegen müssen. Aber die werden einfach nicht abgefragt. <text:s/>Was macht die Bundesregierung stattdessen? Sie ärgert sich, dass sie das nicht Putin in die Schuhe schieben kann. <text:s/>Sie lässt die Schuldigen laufen, sie nimmt den Schaden in Kauf, sie macht uns damit lächerlich in der Welt. <text:s/>Wer vertraut uns denn noch? Wer traut uns denn noch Stabilität zu, wenn wir hier den Schwanz einkneifen <text:s/>und kuschen? Das, meine Damen und Herren, ist an Erbärmlichkeit nicht zu überbieten. <text:s/>Die Bundesregierung versucht nun, abzulenken. Sie schreibt auf ein Gesetz „Energiesicherungsgesetz“ drauf, und in Wirklichkeit brauchen wir dieses Gesetz nicht. Die Bundesregierung hat ja selbst die Energieverknappung zu verantworten, könnte den Gashahn wieder öffnen, den Strom mit Kohle und Kernenergie fließen lassen, tut sie aber nicht. Sie will lieber enteignen. Aber das ist ja das Merkmal von Links-Grün: eher umverteilen, als Werte schaffen. <text:s/>Die Politik der Ampel ist verlogen. Sie spricht davon, die Versorgungssicherheit zu stabilisieren; aber mit der Abschaltung der Kernenergie und dem Kohleausstieg tut sie genau das Gegenteil. Sie spricht von Transparenz; aber das Wirtschaftsministerium verweigert widerrechtlich die Einsicht in wichtige Dokumente und Unterlagen. Sie sagt, dass sie die Umwelt schützen will, stellt aber überall Windindustrieanlagen auf und holzt dafür Wälder ab. <text:s/>Die Kernkraftwerke sollen abgeschaltet werden, obwohl selbst die Experten in den Ministerien davon abgeraten haben. Und dass der Wirtschaftsminister Habeck diese Fakten verschleiert, die Offenlegung verhindert und dabei ausgerechnet das Umweltinformationsgesetz mit Füßen tritt, das legt die Heuchelei der Bundesregierung so richtig offen. <text:s/>Von Transparenz, Umweltschutz und Demokratie spricht diese Bundesregierung nur; in Wirklichkeit verschleiert sie, schädigt die Umwelt und letztlich auch die Demokratie, meine Damen und Herren. <text:s/>Im vorliegenden Gesetzesentwurf will sich die Bundesregierung die Möglichkeit der Enteignung von beweglichen Sachen absegnen lassen, um Notmaßnahmen durchzuführen. Dazu gehört garantiert nicht der Diebstahl der Röhren von der Nord Stream 2 AG. Diese Notmaßnahmen wären gar nicht notwendig ohne die Politik der Bundesregierung. Ohne die Verachtung der Souveränität Deutschlands würde kein anderer Staat zum Beispiel Nord Stream 2 angreifen. Ohne die Politik der Energieverknappung gäbe es letztendlich keine Engpässe, meine Damen und Herren. <text:s/>Kommen Sie bitte zum Schluss. <text:s/>Die Bundesregierung hat keinerlei Existenzberechtigung mehr vor diesem Hintergrund. <text:s/>Die AfD wird alles dafür tun, bald wieder eine patriotische, zukunftsgewandte und für das Volk da seiende Politik zu machen. Dafür steht die AfD. <text:s/>Das Wort hat der Kollege Michael Kruse für die FDP-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1</text:p>
          </table:table-cell>
          <table:table-cell table:style-name="ce2" office:value-type="string" calcext:value-type="string">
            <text:p>13.01.2022</text:p>
          </table:table-cell>
          <table:table-cell table:style-name="ce2" office:value-type="string" calcext:value-type="string">
            <text:p>ID201102900</text:p>
          </table:table-cell>
          <table:table-cell table:style-name="ce2" office:value-type="string" calcext:value-type="string">
            <text:p>Katrin Zschau (SPD)</text:p>
          </table:table-cell>
          <table:table-cell table:style-name="ce2" office:value-type="string" calcext:value-type="string">
            <text:p>Sehr geehrte Präsidentin! Liebe Kolleginnen und Kollegen! Sehr geehrte Ministerin! Auf dem Weihnachtswunschzettel meiner Kinder stand im letzten Jahr auch der Wunsch, dass Corona endlich aufhören möge. Was erleben unsere Kinder und Jugendlichen nach wie vor in den Zeiten der Pandemie, oder, vielmehr, was bleibt ihnen verwehrt? Wurde und wird das Wohl von Kindern und Jugendlichen während der Pandemie besonders bedacht und ausreichend berücksichtigt? Diese Frage adressiert unter anderem das Deutsche Kinderhilfswerk auch an uns Abgeordnete. <text:s/>Grundsätzlich und zuerst sage ich: Wer wirklich will, dass Kinder und Jugendliche wieder einen normalen Schul- und Kitaalltag erleben können, wem daran liegt, dass sie nachmittags in ihre Sportvereine oder zum Chor gehen können, wer möchte, dass der Schwimmunterricht nicht ausfällt, dass Schulfahrten nicht mehr verschoben werden, wer will, dass Abschlussfeiern stattfinden, junge Leute nicht zu Hause, sondern im Klassenverband und in Seminaren an der Universität gemeinsam lernen können, wer will, dass sie wieder in Klubs und auf Festivals tanzen gehen, der oder die sollte jetzt losgehen und sich impfen lassen. <text:s/>Wer sich als Erwachsener jetzt impfen lässt, unterstützt damit Kinder und Jugendliche und bringt ihnen die Normalität zurück. <text:s/>Zweitens füge ich hinzu: Die Lernstände, die nach der langen Lockdown-Phase erhoben worden sind, fallen im Ergebnis stark auseinander. Die kontinuierliche Kompetenzentwicklung ganzer Schuljahre fehlt nun leider und schlägt sich auch in der Berufsbildung nieder. Nach einem ohnehin kräftezehrenden Schuljahr voller Belastungen, Einschränkungen und kurzfristig wechselnder Rahmenbedingungen hatten unsere Lehrkräfte, Erzieher und Erzieherinnen nur wenig Zeit, insbesondere Kinder aus Haushalten mit wenig formaler Bildung und ökonomischen Ressourcen beim Aufholen und Weiterlernen nach Corona unter die Arme zu greifen. Auch deshalb ist es jetzt wichtig, die Schulen weiterhin abgesichert offen zu halten. <text:s/>Die Coronapandemie hat noch einmal deutlich ausgeleuchtet, was im Bildungsbereich in den nächsten Jahren angepackt werden muss. Wir haben uns als Ampelkoalition vorgenommen, die 2020er-Jahre zu einem Jahrzehnt der Zukunftsinvestitionen, insbesondere in Klimaschutz, in Digitalisierung, in Bildung und Forschung und in Infrastruktur, zu machen. Die Bildungsinstitution Schule spielt eine entscheidende Rolle. Sie kann alle Kinder und Jugendlichen erreichen und durch zeitgemäße und gute Pädagogik dazu beitragen, Kinder und Jugendliche unabhängig von ihrer Herkunft zu fördern und Bildungsungerechtigkeit in Deutschland endlich zu verringern. <text:s/>Unser Bemühen muss sich darauf ausrichten, junge Menschen so auszubilden, dass sie sich in einer sich rasant verändernden digitalen Welt zurechtfinden und behaupten können. Was wollen wir in dieser Hinsicht unter anderem gemeinsam anpacken? <text:s/>Im Anschluss an das Coronaaufholpaket werden wir die Situation für Kinder und Jugendliche mit einem Zukunftspaket für Bewegung, Kultur und Gesundheit schnell und wirksam verbessern. Auch ich will es erwähnen: Mit dem neuen Programm „Startchancen“ wollen wir Kindern und Jugendlichen bessere Bildungschancen unabhängig von der sozialen Lage ihrer Eltern ermöglichen: Wir werden mehr als 4 000 allgemeine und berufsbildende Schulen mit einem hohen Anteil sozial benachteiligter Schülerinnen und Schüler besonders stärken. <text:s/>Wir unterstützen diese Schulen dauerhaft – und das ist wichtig – mit Stellen für schulische Sozialarbeit. <text:s/>Gemeinsam mit den Ländern werden wir einen Digitalpakt 2.0 für Schulen mit einer Laufzeit bis 2030 auf den Weg bringen. Dieser Digitalpakt wird auch die nachhaltige Neuanschaffung von Hardware, den Austausch veralteter Technik sowie Gerätewartung und Administration umfassen. Die Qualitätsoffensive Lehrerbildung entwickeln wir mit neuen Schwerpunkten weiter, unter anderem im Bereich digitaler Bildung. Wir richten den Fokus auf Digitales und digital gestütztes Unterrichten in Schule und Weiterbildung. <text:s/>Bundesprogramme dürfen nicht zu spät kommen, so wie wir es zuletzt beim DigitalPakt Schule erlebt haben. Darüber hinaus sollen ihre Beantragung und der Mittelabruf nicht mit überbordendem bürokratischem Aufwand verbunden sein. <text:s/>Diese Optimierung von Bund-Länder-Programmen, die wir uns vorgenommen haben, stellt aber nur einen sehr wichtigen Aspekt dar. Wir streben grundsätzlich die schon erwähnte engere, zielgenauere und verbindliche Kooperation aller Ebenen an und wollen eine neue Kultur in der Bildungszusammenarbeit begründen. <text:s/>Im Koalitionsvertrag ist dazu vereinbart, dass wir einen Bildungsgipfel einberufen, auf dem sich Bund, Länder, Kommunen, Wissenschaft und Zivilgesellschaft über neue Formen der Zusammenarbeit und gemeinsame ambitionierte Bildungsziele verständigen und in Fragen des Bildungswesens etwas bewegen. <text:s/>Eine der größten gemeinsamen bildungspolitischen Herausforderungen ist der hohe Lehrkräftebedarf und der Fachkräftebedarf bei den Erziehungsberufen in den kommenden Jahren. Es muss darum gehen, dass auch in Zukunft genügend gut qualifizierte und motivierte Lehrkräfte und Erzieherinnen und Erzieher in Schule und Kita arbeiten. Nur auf dieser Grundlage ist es überdies überhaupt möglich, eine Senkung der Arbeitsbelastung der Kollegen und Kolleginnen herbeizuführen. <text:s/>Sehr geehrte Abgeordnete, liebe Ministerin, wir wollen im Bund mehr Verantwortung für Bildungsqualität, Koordination und Finanzierung übernehmen, Kinder und Jugendliche beim Lernen in der Pandemie und beim Aufholen unterstützen. Ich freue mich auf die Zusammenarbeit mit Ihnen allen. <text:s/>Das Wort hat der Abgeordnete Dr. Götz Frömming für die Af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7</text:p>
          </table:table-cell>
          <table:table-cell table:style-name="ce2" office:value-type="string" calcext:value-type="string">
            <text:p>17.02.2022</text:p>
          </table:table-cell>
          <table:table-cell table:style-name="ce2" office:value-type="string" calcext:value-type="string">
            <text:p>ID201706700</text:p>
          </table:table-cell>
          <table:table-cell table:style-name="ce2" office:value-type="string" calcext:value-type="string">
            <text:p>Sascha Müller (BÜNDNIS 90/DIE GRÜNEN)</text:p>
          </table:table-cell>
          <table:table-cell table:style-name="ce2" office:value-type="string" calcext:value-type="string">
            <text:p>Herr Präsident! Sehr geehrte Damen und Herren! Liebe Kolleginnen und Kollegen! Ja, die gestiegene Inflationsrate beschäftigt uns alle. Sie besorgt uns alle, aber sie betrifft uns nicht alle gleichermaßen. Viele Menschen schauen auf die Preisentwicklung, insbesondere bei den Energiepreisen, und sorgen sich ganz akut, ob das Geld am Ende des Monats noch ausreicht. Sie sind es, die derzeit die Belastung am stärksten zu spüren bekommen, da sie kaum Spielräume haben, ihr Alltagsleben zu bestreiten, keine Rücklagen haben. Das zeigten erst gestern die aktuellen Berechnungen des gewerkschaftsnahen Instituts für Makroökonomie und Konjunkturforschung. Und nein, der Ausgleich der kalten Progression ist kein geeignetes Mittel, um diesen Menschen akut zu helfen. <text:s/>Wenn wir noch mal auf die Ursachen der aktuellen Inflation schauen, dann stimmt es eben, dass Inflationstreiber – das ist ein weltweites Phänomen – zum Großteil die fossilen Energieträger sind. Deswegen ist es nun einmal sehr berechtigt, Herr Gutting, dass wir von einer fossilen Inflation sprechen. Daher ist es richtig, dass zur Bekämpfung der Folgen und dann auch der Ursachen zunächst einmal genau dort angesetzt wird. <text:s/>Genau das macht diese Bundesregierung. In der Koalition haben wir viele Maßnahmen vorgesehen, die die Menschen zielgenau entlasten werden. Zum Teil haben wir erste davon schon auf den Weg gebracht. Dazu gehören – und ich nenne es an dieser Stelle gerne noch einmal – der Heizkostenzuschuss beim Wohngeld und die faire Aufteilung des CO2-Preises beim Heizen zwischen Mietern und Vermietern, die wir angehen und die nebenbei zusätzliche Impulse für Investitionen in energieeffizientes Sanieren bringt und damit ebenfalls den hohen Energiekosten, den hohen Heizkosten entgegenwirkt. Wir bereiten aus der CO2-Bepreisung ein Energiegeld vor. Dazu kommen der Kindersofortzuschlag, die baldige Erhöhung des Mindestlohnes und die baldige Abschaffung der EEG-Umlage, die den Antragstellern hier im Haus in der Vergangenheit ja nicht schnell genug gehen konnte. Gestern haben Sie sie bagatellisiert; da müssen Sie sich auch mal entscheiden. <text:s/>Die EEG-Umlage, damals unter Rot-Grün eingeführt, hat ja dazu gedient, Strom aus Sonne und Wind in den Markt zu bekommen, und sie war sehr erfolgreich. Sie hat im Wortsinn ihren Zweck erfüllt und kann abgelöst werden. Windenergie ist heute mit die günstigste Energieform. Wenn wir viel Windenergie im Netz haben, senkt das den Börsenstrompreis. Daher wäre es – das sage ich mit Blick auf meine Kolleginnen und Kollegen von der CSU – gut gewesen, wenn wir auch bei mir daheim in Bayern einen deutlich höheren Anteil an Windstrom gehabt hätten. <text:s/>Das wäre gut für den Klimaschutz, gut für die Versorgungssicherheit, gut für bezahlbare Strompreise. Wir sind gespannt, welche Vorschläge unser bayerischer Ministerpräsident unserem Bundeswirtschaftsminister dazu machen wird; er hat sie ja noch für diesen Monat angekündigt. <text:s/>Jetzt aber zum vorliegenden Antrag zur kalten Progression. Kalte Progression entsteht immer dann, wenn Gehaltssteigerungen durch die damit einhergehende Erhöhung des Einkommensteuersatzes nicht mehr ausreichen, um die infolge der Inflation gestiegenen Lebenshaltungskosten auszugleichen. <text:s/>Daraus lässt sich schon ableiten, dass ein Entgegenwirken der kalten Progression eben kein geeignetes Mittel ist, um vor allem die Menschen mit geringem Einkommen, die die aktuelle Inflation besonders hart trifft, gezielt zu entlasten. Der Grund: Sie werden mit ihrem geringen Grenzsteuersatz durch eine einfache Verschiebung im Einkommensteuertarif eben weniger entlastet als Menschen beispielsweise mit hohen Einkommen. <text:s/>Der Ausgleich der kalten Progression steht also gerade nicht auf der Agenda und muss da auch nicht stehen. <text:s/>Denn seit 2012 gibt es ja ein eingeübtes Verfahren: Alle zwei Jahre legt die Bundesregierung einen Progressionsbericht vor, auf dessen Basis dann der Bundestag Änderungen zum Ausgleich vornimmt. <text:s/>Das nächste Mal ist das in diesem Herbst wieder so weit; der Bundesfinanzminister hat es gestern hier im Plenum angekündigt. <text:s/>Warum also die Aufregung? Ja, natürlich, es ist richtig: Die Schätzung der Inflationsrate im letzten Progressionsbericht lag etwas daneben. Die Inflation im Jahr 2021 war mit 3,1 Prozent deutlich höher als die damals geschätzten 1,2 Prozent – was für einen Normalverdiener übrigens bei der Einkommensteuer eine Unterkompensation von 30 Euro ausmacht, für das ganze Jahr wohlgemerkt. Das ist die Größenordnung, über die wir hier reden. <text:s/>Zur Wahrheit gehört eben auch, dass in der Vergangenheit durch Änderungen am Einkommensteuertarif oft eine Überkompensation vorgenommen wurde. Hinzu kommt, dass der Bundesfinanzminister gestern hier im Hohen Haus – ich glaube, zu Recht – davor gewarnt hat, dass die einfache Indexierung der Anpassung an die kalte Progression, wie im vorliegenden Antrag vorgesehen, selber wieder inflationstreibend wirken kann. <text:s/>Ich komme also zum Schluss und sage ganz deutlich: Rasche zielgenaue Hilfe und strukturelle Maßnahmen, um der fossilen Inflation entgegenzuwirken, sind gut und richtig. Genau dies geht diese Bundesregierung an. Aktionismus in Sachen kalte Progression ist dagegen fehl am Platz. Der Bundesfinanzminister hat gestern angekündigt, im Herbst, wenn es wieder ansteht, einen fairen Vorschlag zu machen. Wir werden uns ihn anschauen, dann in der Koalition zusammen darüber beraten, unsere Vorstellungen abgleichen. Ich bin sicher: Wir werden auch hier dann zu einem gemeinsamen guten Verfahren finden. <text:s/>Ich danke für die Aufmerksamkeit. <text:s/>Vielen Dank, Herr Kollege Müller. – Als nächste Rednerin erhält das Wort die Kollegin Janine Wissler, Fraktion Die Linke.</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49</text:p>
          </table:table-cell>
          <table:table-cell table:style-name="ce2" office:value-type="string" calcext:value-type="string">
            <text:p>06.09.2022</text:p>
          </table:table-cell>
          <table:table-cell table:style-name="ce2" office:value-type="string" calcext:value-type="string">
            <text:p>ID204900900</text:p>
          </table:table-cell>
          <table:table-cell table:style-name="ce2" office:value-type="string" calcext:value-type="string">
            <text:p>Michael Schrodi (SPD)</text:p>
          </table:table-cell>
          <table:table-cell table:style-name="ce2" office:value-type="string" calcext:value-type="string">
            <text:p>Sehr geehrte Frau Präsidentin! Meine sehr geehrten Damen und Herren! Wir stehen gerade mitten in der größten Herausforderung, mit der unser Land, die Menschen in unserem Land, die Wirtschaft, unsere Gesellschaft seit Jahrzehnten umgehen muss. Putin führt Krieg gegen die Ukraine – nicht nur diesen Angriffskrieg, sondern er führt auch Krieg mit anderen Waffen, mit Energie als Waffe, mit Nahrungsmitteln als Waffe. Er will Staaten destabilisieren, unsere Gesellschaft destabilisieren. <text:s/>In dieser Situation halten Abgeordnete der größten Oppositionspartei hier Reden, in denen sie teilweise unsachlich kritisieren und keine eigenen Vorschläge liefern. In dieser Situation halten CDU/CSU-Politiker Reden, die in erschreckender Weise deutlich machen, dass sich diese ehemals staatstragende Kanzlerpartei zu einer populistischen Oppositionspartei entwickelt. Das ist dieser Situation vollkommen unangemessen. <text:s/>Bundeskanzler Olaf Scholz und die Bundesregierung haben immer wieder klargemacht, dass wir die Menschen in dieser Situation nicht alleine lassen werden, dass wir einen starken Staat, einen starken Sozialstaat, haben, mit dem wir auch in der Zukunft sozialen Zusammenhalt organisieren. <text:s/>Die Ampelkoalition hat mit dem Entlastungspaket vom Wochenende – zu den 30 Milliarden Euro der vergangenen Entlastungspakete kommen die 65 Milliarden Euro dieses Entlastungspakets hinzu; das sind fast 100 Milliarden Euro –, hat mit dem vorliegenden Haushalt ganz genau die richtige Antwort gegeben: Wir stehen als Deutschland zusammen. Wir werden alle Möglichkeiten nutzen, um gut durch diese Krise zu kommen. Das ist das Signal, das von diesem Haushalt und von den Entlastungspaketen ausgeht, meine sehr geehrten Damen und Herren. <text:s/>Weil es keine klassische Inflation ist, sondern weil es Preisschocks sind, greifen nicht die klassischen Lösungen, gibt es keine einfachen Lösungen für diese Probleme. Deswegen braucht es verschiedene Maßnahmen; der Staatssekretär Toncar hat das deutlich gemacht. <text:s/>Wir werden auf der einen Seite dafür sorgen, dass die Energiepreise gedämpft werden, um damit auch die Inflation zu dämpfen. Wir werden in den Markt eingreifen; wir werden eine Strompreisbremse einbauen. Und wir werden vor allen Dingen dafür sorgen, dass leistungslose, dass krisenbedingte Übergewinne abgeschöpft und den Menschen zurückgegeben werden. Es ist auch eine Frage der Gerechtigkeit, dass Unternehmen mit ihren Zufallsgewinnen zur Bekämpfung der Krise beitragen; das führt auch zu mehr Stabilität. Wir werden das auf den Weg bringen. <text:s/>Wir werden gleichzeitig etwas Weiteres, nämlich die globale Mindeststeuer – das ist eine Frage der Gerechtigkeit –, national auf den Weg bringen, was Milliardeneinnahmen für den Staat bedeutet, Mittel, die wir wieder in die Krisenbekämpfung geben können. Auch das wird jetzt auf den Weg gebracht, meine sehr geehrten Damen und Herren. <text:s/>Wir müssen täglich – das erfahren wir von den Menschen in unseren Wahlkreisen; aber das belegen auch Studien – feststellen, dass gerade diejenigen mit kleinen, mit mittleren Einkommen von den hohen Teuerungsraten am stärksten betroffen sind. Deswegen haben wir uns auch darauf geeinigt, die Probleme der Menschen weiter mit Direktzahlungen abzufedern. <text:s/>Jetzt im September wird für 44 Millionen Menschen eine Energiepreispauschale in Höhe von 300 Euro ausgezahlt. Wir werden genau diese Direktzahlungen jetzt in den nächsten Wochen und Monaten für die Rentnerinnen und Rentner und für Studierende auf den Weg bringen. <text:s/>Wir werden natürlich auch dafür sorgen müssen, dass die Löhne angemessen steigen; dafür sind die Sozialpartner zuständig. Wenn sich Arbeitgeber und Gewerkschaften darauf einigen, dass es zusätzliche Zahlungen gibt, die in dieser Krise den Menschen helfen können, dann werden wir dafür sorgen, dass hiervon bis zu 3 000 Euro frei von Steuern und Sozialversicherungsbeiträgen sind. Auch das ist ein wichtiger Beitrag zur Krisenbekämpfung. <text:s/>Auch an die Unternehmen ist übrigens gedacht, und für sie ist gesorgt worden. Wir werden energieintensiven Unternehmen weiterhin einen sogenannten Spitzenausgleich gewähren; das sind 1,7 Milliarden Euro an Entlastungen für Unternehmen. Auch die Umsatzsteuersenkung in der Gastronomie werden wir beibehalten. Das sind deutliche Signale hinein in die Betriebe, in die Unternehmen, die zeigen, dass wir hier an ihrer Seite stehen. Wir werden dies im Rahmen der Entlastungspakete in diesen Haushalt einbringen. <text:s/>Der Oppositionsführer hat gesagt, er möchte die Zusammenarbeit anbieten. Aber da stellt sich doch die Frage: Welches Angebot gilt denn da? Herr Merz beklagt die Angebotslücke bei der Energieversorgung. Das ist der gleiche Herr Merz, der im März das Gasembargo vorgeschlagen hat, <text:s/>das die Preise in die Höhe getrieben hätte, die Energielücke noch größer gemacht hätte. Was gilt denn nun, meine sehr geehrten Damen und Herren von der CDU/CSU, an der Stelle eigentlich? <text:s/>Kommen Sie bitte zum Schluss. <text:s/>Es ist derselbe Herr Merz, der mehr Unterstützungsleistungen will, aber gegen den Mindestlohn agitiert hat, gegen die Stabilisierung des Rentenniveaus agitiert hat. Was gilt denn nun, meine sehr geehrten Damen und Herren von der CDU/CSU? <text:s/>Herr Schrodi, letzter Satz, bitte. <text:s/>Wir hätten, wenn wir die Drehgeschwindigkeit von Herrn Merz in Energie umwandeln könnten, keine Energiekrise. So müssen wir aber – und das werden wir tun – für Energiesicherheit sorgen, – <text:s/>Herr Schrodi! <text:s/>– um dieses Land gut durch die Krise zu bringen. Da machen wir uns als Ampelkoalition geschlossen an die Arbeit. <text:s/>Der nächste Redner ist Andreas Audretsch, Bündnis 90/Die Grünen. <text:s/>Ich bitte, auf die Redezeit zu achten; sonst muss ich den nachfolgenden Rednern Redezeit abzieh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72</text:p>
          </table:table-cell>
          <table:table-cell table:style-name="ce2" office:value-type="string" calcext:value-type="string">
            <text:p>30.11.2022</text:p>
          </table:table-cell>
          <table:table-cell table:style-name="ce2" office:value-type="string" calcext:value-type="string">
            <text:p>ID207205000</text:p>
          </table:table-cell>
          <table:table-cell table:style-name="ce2" office:value-type="string" calcext:value-type="string">
            <text:p>Nicole Höchst (AfD)</text:p>
          </table:table-cell>
          <table:table-cell table:style-name="ce2" office:value-type="string" calcext:value-type="string">
            <text:p>Vielen Dank. Das möchte ich gerne. – Frau Ministerin; Sie sind mir noch eine Antwort auf meine Frage von vorhin schuldig, ob sich die <text:s/>Bundesregierung zu Deutsch als Bildungssprache in Deutschland bekennt. <text:s/>In den Klassenzimmern herrscht immer häufiger Englisch als Lingua franca vor, weil so viele Kinder mit nichtdeutschem muttersprachlichem Hintergrund <text:s/>in diesen Klassen sind, <text:s/>dass ein Unterricht in deutscher Sprache vielfach nicht mehr möglich ist. Holen Sie es bitte nach, zu erläutern, wie Sie das sehen. <text:s/>Wenn Sie es so sehen, dass Deutsch die Unterrichtssprache in Deutschland sein soll, dann möchte ich Sie bitten, darzustellen, wie dieses Bekenntnis <text:s/>mit Leben gefüllt werden kann. Denn wie der Lehrerpräsident Meidinger – frei zitiert – schon sagte: Viele Migranten in den Klassen sind ursächlich für <text:s/>schlechtere Schulleistungen, und das liegt nicht an den Migranten, sondern ist in der Sprachkompetenz begründet. – Wie wollen Sie dem begegnen? – Vielen <text:s/>Dank.</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35</text:p>
          </table:table-cell>
          <table:table-cell table:style-name="ce2" office:value-type="string" calcext:value-type="string">
            <text:p>13.05.2022</text:p>
          </table:table-cell>
          <table:table-cell table:style-name="ce2" office:value-type="string" calcext:value-type="string">
            <text:p>ID203504000</text:p>
          </table:table-cell>
          <table:table-cell table:style-name="ce2" office:value-type="string" calcext:value-type="string">
            <text:p>Beatrix von Storch (AfD)</text:p>
          </table:table-cell>
          <table:table-cell table:style-name="ce2" office:value-type="string" calcext:value-type="string">
            <text:p>Ja, vielen Dank, Herr Präsident, dass Sie die Intervention zulassen. – Ich habe eine Frage an Frau Bayram. Die Frage richtet sich an all diejenigen, die sich hier für die Abschaffung dieses Werbeverbots ausgesprochen haben; aber Sie sind jetzt adressiert. Sie alle reden über die Frauen und das Recht der Frauen in extenso. Das Einzige, was bei Ihnen nie vorkommt, ist das ungeborene Kind. Das findet in Ihrer gesamten Debatte nicht statt. <text:s/>Ich möchte gerne von Ihnen wissen, ab welchem Moment Sie anerkennen, dass das ungeborene Kind ein Mensch ist, das volle Menschenwürde hat, das ein Lebensrecht hat, das leben darf und das man nicht mehr antasten darf. Sagen Sie mir, ab welchem Monat Ihrer Meinung nach eine Abtreibung nicht mehr zulässig sein soll. Bis wann muss ein ungeborenes Kind um sein Leben fürchten, und ab wann ist das Leben des ungeborenen Kindes nach Ihrer Anschauung lebenswert? <text:s/>Frau Kollegin Bayram, Sie können antwort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82</text:p>
          </table:table-cell>
          <table:table-cell table:style-name="ce2" office:value-type="string" calcext:value-type="string">
            <text:p>26.01.2023</text:p>
          </table:table-cell>
          <table:table-cell table:style-name="ce2" office:value-type="string" calcext:value-type="string">
            <text:p>ID208210900</text:p>
          </table:table-cell>
          <table:table-cell table:style-name="ce2" office:value-type="string" calcext:value-type="string">
            <text:p>Steffen Kotré (AfD)</text:p>
          </table:table-cell>
          <table:table-cell table:style-name="ce2" office:value-type="string" calcext:value-type="string">
            <text:p>Sehr geehrte Frau Präsidentin! Sehr geehrte Damen und Herren! Frau Badum, Sie haben vorhin einen Satz gesagt, und zwar: Der Verkehr muss sinken. – Der war bemerkenswert. Der ist aus Ihrem grünen Programm. Aber was dahintersteckt, ist doch nur, dass Sie den Leuten das Auto wegnehmen wollen. Aber gut, dass Sie das schon mal gesagt haben. <text:s/>Die AfD wird sich immer für einen preiswerten individuellen Autoverkehr einsetzen; aber das nur am Rande. <text:s/>Die CO2-Abscheidung und -Speicherung hat ein ähnliches Schicksal in Deutschland wie die Kernenergie. Sie wurde tabuisiert und von der Politik behindert. Es gab erfolgversprechende Projekte, zum Beispiel in Ketzin in Brandenburg, doch wurden die von der Politik beendet. Inzwischen ist klar, dass diese Technologie für eine CO2-Vermeidung durchaus relevant sein kann. Voraussetzung ist, dass das Verfahren sicher und umweltfreundlich ist und ohne Subventionen auskommt. <text:s/>Die deutsche CO2-Vermeidung hat weltweit gesehen allerdings das Niveau eines Fliegenschisses. Deutschland emittiert 1,8 Prozent, Tendenz sinkend, China 31 Prozent, Tendenz steigend, die USA 14 Prozent und Indien 7 Prozent. Das heißt, die deutsche Einsparung hat lediglich symbolischen Charakter. Aber die Kosten sind enorm; denn die Emissionen sind im Verhältnis zu unserer Produktion ja schon sehr gering. Wo soll denn da die Einsparung herkommen, wenn nicht durch Produktionsverlagerungen ins Ausland? Und genau das passiert leider hier in Deutschland. Deutsche Unternehmen werden aufgrund der hohen Energiekosten aus dem Land oder in die Insolvenz getrieben. <text:s/>Die Kunden und Steuerzahler erleiden durch die mutwillige Zerstörung der Strom- und Gasversorgung massive Wohlstandsverluste. <text:s/>Der Weg der Bundesregierungen, muss man sagen, ist die Tabuisierung, die Verhinderung einer Technologieoffenheit, wie wir es schon bei der Sackgasse E‑Mobilität feststellen mussten. Wenn die CO2-Speicherung kostenmäßig die bessere Alternative im System der CO2-Vermeidung ist, dann muss diese Technologie angesichts der Preise der CO2-Zertifikate möglich sein. Steht sie nicht zur Verfügung, dann erleiden wir hier Wohlfahrtsverluste. <text:s/>Die links-grüne Politik der Bundesregierung setzt technologiefeindlich nur auf Windmühlen und Sonnenstrom. Deren Vertreter haben sich blind und verantwortungslos in das Hirngespinst eines wetterabhängigen Stroms ohne Speicherung festgebissen und nehmen das ganze Land in Mithaftung. <text:s/>Genau das müssen wir ändern. Unter der verfehlten Energiepolitik sollen nicht alle leiden müssen. Wir brauchen also den Einzug des Verursacherprinzips in die Stromtarife. Diejenigen, die CO2 vermeiden wollen, aber trotzdem die Kernenergie ablehnen, sollen beim Strom ihren eigenen Tarif bekommen. Da müssen natürlich alle Kosten abgedeckt werden: Herstellkosten, Rückbaukosten der Windräder, Umweltschäden, Tierschäden, gesundheitliche Risiken, Netzausbaukosten, Behinderung der konventionellen Stromerzeugung und natürlich die sozialen Kosten wie Landschaftsverschandelung, Lichtverschmutzung in der Nacht und Lärmbelästigung. Und diejenigen, die mit Kernenergie CO2 vermeiden wollen oder eben nichts vermeiden wollen, die kriegen den preiswerten, konventionellen Tarif. In einer sozialen Marktwirtschaft mit ihrem Verursacherprinzip dürfte das doch kein Problem sein, meine Damen und Herren. <text:s/>Um an dieser Stelle mit einem Märchen aufzuräumen: Wind- und Solarstrom ist mit die teuerste Verstromungsart, und die Kernenergie ist preiswert. <text:s/>Wir stellen einfach mal die Subventionen gegenüber: die 1 Milliarde Euro und mehr Kosten der Energiewende, die in den letzten Jahrzehnten gezahlt worden sind, zu den 140 Milliarden Euro, die jetzt abgeschöpft werden sollen. <text:s/>Herr Kollege, die Redezeit ist zu Ende. <text:s/>Und im Übrigen: Ja, ohne Subventionen geht das. <text:s/>Vielen Dank. Ich bedanke mich für die Aufmerksamkeit. <text:s/>Lisa Badum hat das Wort für Bündnis 90/Die Grün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58</text:p>
          </table:table-cell>
          <table:table-cell table:style-name="ce2" office:value-type="string" calcext:value-type="string">
            <text:p>15.03.2024</text:p>
          </table:table-cell>
          <table:table-cell table:style-name="ce2" office:value-type="string" calcext:value-type="string">
            <text:p>ID2015802800</text:p>
          </table:table-cell>
          <table:table-cell table:style-name="ce2" office:value-type="string" calcext:value-type="string">
            <text:p>Dr. Lars Castellucci (SPD)</text:p>
          </table:table-cell>
          <table:table-cell table:style-name="ce2" office:value-type="string" calcext:value-type="string">
            <text:p>Herzlichen Dank. – Frau Präsidentin! Liebe Kolleginnen und Kollegen! Meine sehr verehrten Damen und Herren! Fast zehn Jahre liegt dieser Satz zurück, der mutige Satz: „Wir schaffen das.“ Aber die Union ist bei einem kleinmütigen „Wir schaffen das nicht“ angekommen. Das Erbe von Angela Merkel ist über Bord gegangen, und – wie man das bei Ihnen erwarten kann – von Seenotrettung ist natürlich keine Rede. Ich finde, Deutschland hätte auch von seiner Opposition mehr Mut und mehr Zuversicht verdient. <text:s/>Sie haben in den Redebeiträgen, die heute von Ihnen kamen, erstaunlich wenig Zahlen gebracht. Wenn man den Kommunen helfen will – das müssen wir natürlich tun, und dafür sind die Verabredungen auch getroffen –, dann gibt es dafür sehr viele Stellschrauben. Aber entscheidend ist, dass die Zahlen der Geflüchteten sinken, und das tun sie. Im letzten Quartal sind die Zahlen gesunken. <text:s/>Wenn man sich nicht die Asylanträge anschaut, weil bekannt ist, dass die Asylanträge nachlaufen und im letzten Herbst gar nicht alle abgearbeitet werden konnten, sondern die Asylzugänge, also die Zahl derer, die an den Grenzen aufgegriffen worden sind, dann sind die Zahlen im letzten Quartal fast um ein Viertel zurückgegangen. Das ist ein Teil der Wahrheit, die man hier auch einmal aussprechen kann und die ich bei Ihnen vermisst habe. Das sind anscheinend Fakten, die Sie hier nicht so gerne vortragen. <text:s/>Die Bundesregierung handelt, und sie handelt wirksam. Grenzkontrollen wirken, <text:s/>Migrationsabkommen wirken, <text:s/>und die polizeiliche Zusammenarbeit für die Schlepperbekämpfung wirkt. Wir zeigen als Bundesregierung, dass die Probleme im Bereich der Migration lösbar sind, und zwar so, dass die Menschenwürde gewahrt bleibt und wir Kommunen und Ländern helfen. <text:s/>Der Bund muss seine Aufgaben machen. Aber auch die Länder müssen ihre Aufgaben machen; das ist heute Morgen schon erwähnt worden. Ich schaue nach Baden-Württemberg, ich schaue nach Bayern, zu den Vorrednern der Union. Die Bezahlkarte hätten Sie schon vor sehr langer Zeit einführen können. Warum warten Sie denn eigentlich darauf, dass es eine bundeseinheitliche Regelung gibt? Das sind doch Ihre Versäumnisse, die hier zur Sprache gebracht werden müssen. <text:s/>Herr Throm, in unserem Bundesland ist eine CDU-Ministerin zuständig. Sie schafft es nicht einmal, Standortentscheidungen zu fällen und zu sagen, wo Landeserstaufnahmestellen entstehen sollen. Die Kapazitäten reichen nicht, und es kommen Menschen in die Kommunen, bei denen noch nicht einmal eine Anhörung gemacht wurde. Das sind doch keine Zustände. Aber das ist Länderaufgabe. Sie sind am Zug. <text:s/>Sie sollten den Menschen im Land auch nicht vorgaukeln, dass es einfache Lösungen gibt. Die Drittstaaten sind angesprochen worden. <text:s/>Herr Dobrindt, der heute Morgen nicht da war, ist nach Ruanda gereist und hat dann festgestellt: Ruanda, da können jetzt einmal die Flüchtlinge hin. – Das ist genauso durchdacht wie seine Arbeit als Bundesverkehrsminister. Deswegen ist die Bahn heute auch so pünktlich, und deswegen hat das mit der Maut auch so hervorragend geklappt. <text:s/>Ich will Ihnen einmal die Unterschiede herausarbeiten. Sie wollen das Grundrecht auf Asyl abschaffen. Wir wollen mehr Länder auf der Welt dafür gewinnen, ein Grundrecht auf Asyl zu gewähren, Partnerschaften, um die Menschenrechte auszuweiten. <text:s/>Das ist der richtige Weg. <text:s/>Wenn Ruanda dabei ist, dann sind Sie herzlich eingeladen, mitzuwirken. Wenn wir dabei helfen können, machen wir das sehr gerne. Mehr Menschenrechtsschutz durch mehr Länder, die ein Asylrecht anbieten, das ist ein guter Weg. <text:s/>Sie wollen das Asylrecht aber nicht nur abschaffen, sondern durch Kontingente ersetzen – Rechte abschaffen, Almosen geben. <text:s/>Ich kann Ihnen für die Sozialdemokratie versichern: Seit 160 Jahren arbeiten wir für die Rechte von Menschen: für Menschenrechte, für Arbeitnehmerrechte, für Frauenrechte, für Kinderrechte. Diesen Weg werden wir konsequent weitergehen. Mit Almosen werden wir uns nicht zufriedengeben. <text:s/>Schließlich soll Afrika unsere Probleme lösen, also unsere Flüchtlinge aufnehmen, obwohl ohnehin schon 90 Prozent der Geflüchteten in den Ländern außerhalb Europas in prekären Verhältnissen leben müssen. Lesen Sie doch einmal, was Ihr Fraktionskollege Rouenhoff zur Afrika-Strategie aufgeschrieben hat! Das ist ein Papier Ihrer Fraktion, durchaus lesenswert. Und dann müssen Sie beides nebeneinanderlegen. Die Ignoranz, die bei Ihnen hier durchschlägt, was das Verhältnis zu unserem Nachbarkontinent angeht, ist nicht verträglich mit dem, was die Afrika-Politiker Ihrer Fraktion richtigerweise aufgeschrieben haben. Wir müssen auf diesem Kontinent neue Partnerschaften gewinnen. Wir können denen nicht einfach unsere Probleme vor die Tür karren. <text:s/>Ausweislich von Umfragen sagen die meisten Menschen, dass Asyl und Migration das größte Problem im Land sind. Meine sehr verehrten Damen und Herren, das ist es nicht. Das größte Problem ist die Frage, wie wir Freiheit und Sicherheit in diesem Land aufrechterhalten können. <text:s/>Die größte Aufgabe in diesem Land ist eine Strategie, wie wir unseren Wohlstand und unseren Industriestandort erhalten und gleichzeitig die natürlichen Lebensbedingungen sichern und den Klimawandel aufhalten. Es ist gefährlich, wenn man den Menschen vorgibt, sich Sorgen über Dinge zu machen, die gar nicht zu den Dingen gehören, über die man sich am meisten Sorgen machen sollte, weil wir so die Kraft für die wirklich großen Aufgaben verlieren. <text:s/>Wenn wir über den Wohlstand dieses Landes und den Industriestandort in der Zukunft reden, dann ist Migration eher ein Teil der Lösung als ein Teil des Problems. Ziehen Sie doch mal die Hunderttausenden, die seit 2015 gekommen sind und heute in Krankenhäusern, in Fabriken und in Verwaltungen arbeiten, ab! <text:s/>Wir brauchen mehr Menschen, weil bis 2060 ein Drittel der Beschäftigten in diesem Land wegfällt. Es ist unsere Aufgabe, eine Stimmung und eine Kultur in unserem Land aufrechtzuerhalten, die Offenheit gewährleistet. Der Bundeskanzler hat in dieser Woche zu Recht gesagt, wir sollten aufhören, bei diesem Thema immer nur rumzurühren, und uns an die Umsetzung machen, mit aller Konsequenz und auf allen Ebenen. <text:s/>Vielen Dank. <text:s/>Marcus Bühl für die AfD-Fraktion ist der nächste Redner.</text:p>
          </table:table-cell>
          <table:table-cell table:style-name="ce2" office:value-type="string" calcext:value-type="string">
            <text:p>-</text:p>
          </table:table-cell>
          <table:table-cell table:number-columns-repeated="2" table:style-name="ce2" office:value-type="string" calcext:value-type="string">
            <text:p>x</text:p>
          </table:table-cell>
          <table:table-cell table:number-columns-repeated="1016"/>
        </table:table-row>
        <table:table-row table:style-name="ro1">
          <table:table-cell table:style-name="ce2" office:value-type="string" calcext:value-type="string">
            <text:p>85</text:p>
          </table:table-cell>
          <table:table-cell table:style-name="ce2" office:value-type="string" calcext:value-type="string">
            <text:p>09.02.2023</text:p>
          </table:table-cell>
          <table:table-cell table:style-name="ce2" office:value-type="string" calcext:value-type="string">
            <text:p>ID208500400</text:p>
          </table:table-cell>
          <table:table-cell table:style-name="ce2" office:value-type="string" calcext:value-type="string">
            <text:p>Wolfgang Wiehle (AfD)</text:p>
          </table:table-cell>
          <table:table-cell table:style-name="ce2" office:value-type="string" calcext:value-type="string">
            <text:p>Sehr geehrte Frau Präsidentin! Kolleginnen und Kollegen! Große Ankündigungen machte die Koalition, als die dreimonatige Party mit dem 9‑Euro-Ticket <text:s/>vorbei war: Eine dauerhafte Neuauflage soll kommen. Jetzt präsentieren Sie nach monatelangem Gezerre ein Gesetz für ein 49‑Euro-Ticket – und dieses wird dem so <text:s/>hochgehängten Anspruch in keiner Weise gerecht. <text:s/>Der Volksmund sagt es wie so oft richtig: Gut gemeint ist das Gegenteil von gut gemacht. Keines der großen Probleme ist ernsthaft gelöst. <text:s/>Erstens. Dieses Ticket nutzt wieder gerade denen, die schon einen guten öffentlichen Nahverkehr haben. <text:s/>Züge und Busse werden wahrscheinlich voller werden. Aber für neue Linien sorgt das Ticket nicht. Im Gegenteil: Der Ausbau würde Milliarden kosten, die <text:s/>jetzt aber in die Verbilligung der Tickets fließen. <text:s/>Zweitens. Bezahlt wird das Ticket von allen. Auch die, die es nicht nutzen können, müssen dafür Steuern zahlen, <text:s/>damit Bund und Länder 3 Milliarden Euro jedes Jahr zuschießen können. <text:s/>Drittens. Der Tarifdschungel wird gerade nicht gelichtet, sondern um noch ein Gewächs vergrößert, nämlich eben um das 49‑Euro-Ticket. <text:s/>Das ist auch gar kein Wunder, und ich unterstelle niemandem bösen Willen. Damit das Ticket halbwegs bezahlbar bleibt, sind seine Bedingungen streng, <text:s/>zum Beispiel bei den Mitnahmeregeln und bei der Übertragbarkeit. Gerade deshalb wird es aber die wenigsten anderen Tarife überflüssig machen. <text:s/>Viertens. Der neue Billigtarif ist eine subventionierte Konkurrenz für viele eigenwirtschaftliche Angebote im Fernverkehr, <text:s/>also für Angebote, die ohne staatliche Zuschüsse auskommen sollen. Sogar der Fernbusverkehr und der Fernverkehr der Deutschen Bahn werden damit <text:s/>kannibalisiert. <text:s/>Und dann gibt es noch einen neuen Haken. Das 49‑Euro-Ticket soll es nur digital geben. Das macht es entweder sehr aufwendig – die Chipkarte wurde <text:s/>gerade schon erwähnt – oder schließt viele von der Nutzung aus, weil nicht jeder ein Smartphone hat. Auch die Seniorenvertretung aus meinem Münchener Wahlkreis <text:s/>läuft schon Sturm. Eltern, die ihren Grundschulkindern noch kein solches Teil mitgeben wollen, geht es ähnlich. <text:s/>Und ob das Vorzeigen bei der Kontrolle funktioniert, wenn der Akku leer ist oder der Zug gerade wieder durch ein Funkloch fährt, steht in den <text:s/>Sternen. <text:s/>Herr Minister Wissing, die Erinnerung an einen Wahlkampfslogan Ihrer Partei kann ich Ihnen da nicht ersparen. Digital first, nutzbar second: Das ist <text:s/>hier das Ergebnis. Ich bin selbst Informatiker und sage Ihnen: <text:s/>Damit erweisen Sie der Digitalisierung und ihrem Ruf einen Bärendienst! <text:s/>Im Gesetzestext gut versteckt schreiben Sie auch noch, dass die 49 Euro nur der Einführungspreis für das Ticket sind. Eine saftige Erhöhung ist also <text:s/>Programm. Klar, die Steuermilliarden sind ja für Energiewende, Migration usw. längst verplant. <text:s/>Die AfD würde es anders machen: den Nahverkehr durch Sicherheit, Sauberkeit und Pünktlichkeit attraktiv machen – und günstige Tickets gerade denen <text:s/>anbieten, die sie besonders dringend brauchen, wie Schülern, Studenten und Rentnern. <text:s/>Für den 49-Euro-Murks, meine Damen und Herren, bekommen Sie unsere Stimmen aber nicht! <text:s/>Nächste Rednerin: für den Bundesrat Senatorin Bettina Jarasch.</text:p>
          </table:table-cell>
          <table:table-cell table:style-name="ce2" office:value-type="string" calcext:value-type="string">
            <text:p>-</text:p>
          </table:table-cell>
          <table:table-cell table:style-name="ce2" office:value-type="string" calcext:value-type="string">
            <text:p>x</text:p>
          </table:table-cell>
          <table:table-cell table:number-columns-repeated="1017"/>
        </table:table-row>
        <table:table-row table:style-name="ro1">
          <table:table-cell table:style-name="ce2" office:value-type="string" calcext:value-type="string">
            <text:p>144</text:p>
          </table:table-cell>
          <table:table-cell table:style-name="ce2" office:value-type="string" calcext:value-type="string">
            <text:p>14.12.2023</text:p>
          </table:table-cell>
          <table:table-cell table:style-name="ce2" office:value-type="string" calcext:value-type="string">
            <text:p>ID2014406700</text:p>
          </table:table-cell>
          <table:table-cell table:style-name="ce2" office:value-type="string" calcext:value-type="string">
            <text:p>Dr. Lukas Köhler (FDP)</text:p>
          </table:table-cell>
          <table:table-cell table:style-name="ce2" office:value-type="string" calcext:value-type="string">
            <text:p>Sehr geehrter Herr Präsident! Liebe Kolleginnen und Kollegen! Ich finde, eine Runde des Dankes ist durchaus angebracht. Man kann sich in der Politik auch mal bedanken, und zuerst muss man das, glaube ich, bei unserem Kanzler tun; denn unser Kanzler hat auf der COP etwas ganz, ganz Sinnvolles gemacht. Er hat nämlich dafür gesorgt, dass die Idee eines Klimaklubs umgesetzt wird. Er hat dafür gesorgt, dass wir international zusammenarbeiten. Es ist eine fantastische Idee, das zu tun, weil nur internationale Zusammenarbeit dazu führen wird, dass wir echten Klimaschutz betreiben. <text:s/>Das schaffen wir nicht alleine. Wir können das nicht alleine in Deutschland machen. Den werden wir nur international gemeinsam schaffen, und genau deswegen ist dieser Klimaklub so wichtig, vor allen Dingen, weil er zum Ziel hat, internationale Emissionshandelssysteme aufzubauen. Die Herausforderung, vor der wir stehen, ist, dass wir uns gemeinsam darauf committen müssen, dass die Emissionen sinken und dass die Emissionen gedeckelt werden. Das funktioniert nur über den Emissionshandel, und das funktioniert nur gemeinsam. Deswegen ist dieser gemeinsame Weg genau richtig. <text:s/>Ich glaube, ich muss noch ein zweites Wort des Dankes aussprechen. Das geht ganz klar an unsere Außenministerin. Denn sie hat sich massiv für die Umsetzung der von der Bundesregierung beschlossenen Klimaaußenstrategie eingesetzt. Das heißt, wir steigen weltweit aus den fossilen Energien aus. Das ist beschlossen, und das bedeutet: Solange nicht zum Beispiel die CCS-Technologie genutzt wird, wird es bald keine Energie aus Kohle mehr geben. Und genau das ist richtig. <text:s/>Es ist richtig, sich dafür einzusetzen, dass wir Ländern nicht vorschreiben, was für Energieträger sie nutzen sollen. Und es ist richtig, Ländern nichts vorzuschreiben, was die Atomenergie betrifft. Und es ist richtig, Ländern nicht vorzuschreiben, dass sie die CCS-Technologie nicht nutzen sollen. Es ist richtig, dass wir die Souveränität von Staaten akzeptieren und dass wir deren Energieversorgung auch so annehmen, wie sie ist. Der Weg geht ganz klar in Richtung Klimaschutz und Nullemissionen. <text:s/>Wir sehen, dass ein Motto diese COP bestimmt hat, und das ist: Wir müssen raus aus Emissionen, nicht aus Energie. – Ich glaube, dass das ein gutes Motto für eine COP ist. Es ist richtig, dass das Pariser Abkommen dafür sorgt, dass wir uns über den sogenannten Global Stocktake, also die Zusammenfassung der Emissionsdaten, immer wieder neu daran erinnern, in welche Richtung es geht. <text:s/>Denn es muss doch klar sein: Wir werden internationalen Klimaschutz, wenn wir ihn ernst nehmen, nur mit den Ländern umsetzen, die noch Wirtschaftswachstum wollen, die noch Entwicklung wollen, die noch weiterkommen wollen. Und deswegen ist es auch völlig richtig – da gab es ja genug Unkenrufe in der letzten Zeit –, dass ein Land die COP präsidiert, das im Moment noch massiv in seinem Wirtschaftswachstum vom Öl abhängt. Es ist gut, dass wir diejenigen mitnehmen, die über Kohle und Öl noch ihre Wirtschaftsmodelle haben. Denn das sind diejenigen, die wir mitnehmen müssen, wenn wir wirklichen und echten Klimaschutz erreichen wollen. <text:s/>Es ist doch völliger Wahnsinn, zu glauben, wir könnten Klimaschutz dadurch umsetzen, wenn wir eine Vorstellung davon hätten, wie die Welt sein sollte, und wenn wir diejenigen, die heute noch Geld verdienen wollen, die heute noch wirkliche Entwicklung erreichen wollen, ignorieren. Dann machen wir gar keinen Klimaschutz. Wir müssen international zusammenarbeiten; sonst passiert da gar nichts. <text:s/>Deswegen bin ich auch dankbar, liebe Kollegin Weisgerber, dass du, Anja, gerade den Artikel 6 angesprochen hast. Ich finde den wichtig. Ich finde übrigens, liebe Kathrin: Das hat überhaupt nichts mit Landgrabbing zu tun, weil der Artikel 6 das ja explizit in den Kriterien, wie solche Mechanismen umgesetzt werden, ausschließt. Der Artikel 6 sagt: Ein Land, das gerade als Schwellen- und Entwicklungsland seine eigene Entwicklung weitertragen möchte, kann das tun. Und wenn es über seine Ziele hinausgeht, dann kann es Zertifikate emittieren. – Die können wir kaufen, und dann können zum Beispiel Deutschland und Europa dafür sorgen, dass die angerechnet werden. Das geht aber nur im Hinblick auf die Klimaziele. <text:s/>Liebe Anja, du hast gesagt: Das muss die Bundesregierung umsetzen. <text:s/>Meines Wissens ist die Kommissionspräsidentin im Moment nicht aus den Reihen der FDP und auch nicht aus den Reihen der Grünen und auch nicht aus den Reihen der SPD, sondern die Kommissionspräsidentin ist aus den Reihen der Union. Ich weiß, dass sie auch noch mal für eine zweite Amtszeit antritt. Und ich frage mich, liebe Anja, wo die Initiative ist, die ihr auf den Weg gebracht habt, um Artikel 6 auf europäischer Ebene umzusetzen. <text:s/>Wenn ihr das hier einfordert, müsst ihr das in Europa umsetzen. Das wäre wunderbar, wenn das umgesetzt werden würde, weil das etwas ist, was wir als Freie Demokraten immer einfordern. <text:s/>Ich glaube – das ist noch mal wichtig –: Wenn wir nicht gemeinsam an allen Ideen arbeiten, um Klimaschutz voranzubringen – das heißt, an der Reduktion von Emissionen im Energiebereich, am Ausstieg aus fossilen Energien weiterzuarbeiten; das heißt aber auch, international etwa bei dem Artikel 6 voranzukommen oder beim internationalen Emissionshandel –, dann werden wir den Klimawandel nicht bekämpfen können. Dann machen wir gar nichts. Und deswegen ist es, glaube ich, richtig, dass wir – auch in der Mitte dieses Hauses – gemeinsam daran arbeiten, dass es vorwärts geht. Und das zeigt so eine COP, und das zeigt auch, dass wir viel schaffen können. Deswegen an letzter Stelle: Lieber Jens Spahn, auch dir noch mal herzlichen Dank! <text:s/>Vielen Dank. – Nächster Redner ist der Kollege Dr. Thomas Gebhart, CDU/CSU-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69</text:p>
          </table:table-cell>
          <table:table-cell table:style-name="ce2" office:value-type="string" calcext:value-type="string">
            <text:p>16.05.2024</text:p>
          </table:table-cell>
          <table:table-cell table:style-name="ce2" office:value-type="string" calcext:value-type="string">
            <text:p>ID2016907000</text:p>
          </table:table-cell>
          <table:table-cell table:style-name="ce2" office:value-type="string" calcext:value-type="string">
            <text:p>Alexander Throm (CDU/CSU)</text:p>
          </table:table-cell>
          <table:table-cell table:style-name="ce2" office:value-type="string" calcext:value-type="string">
            <text:p>Sehr geehrte Frau Präsidentin! Werte Kolleginnen und Kollegen! Wir haben aktuell, seit gestern, einen besonders gravierenden Fall von Gewalt gegen einen Politiker zu verzeichnen. Der Ministerpräsident der Slowakei, Fico, wurde angeschossen. Wir verurteilen dies und wünschen ihm vor allem eine gute und vollständige Genesung, liebe Kolleginnen und Kollegen. <text:s/>Die Presse berichtet heute auch, dass die Stimmung in der Slowakei aufgehetzt ist und eine tiefe Spaltung durch die Gesellschaft geht. Auch in Deutschland haben wir eine zunehmende Gewalt gegen Politikerinnen und Politiker, aber auch gegen Ehrenamtliche zu verzeichnen. Insbesondere der Europakollege Ecke wurde davon schlimm getroffen. Auch ihm wünschen wir an dieser Stelle vollständige Genesung. <text:s/>Wir verurteilen alle derartigen Angriffe, egal gegen wen. Denn in der Demokratie streiten wir mit Worten und nicht mit Fäusten. Aber auch aus Worten können Taten werden. Ich will an Herrn Lübcke erinnern. Dort sind aus Worten Taten geworden, und vor einigen Jahren haben wir das hier alle beklagt. Wenn wir mit Worten streiten, dann darf das in einer Demokratie durchaus auch zugespitzt sein, aber eben nie mit Hass und Hetze. Dies ist nicht zu dulden, liebe Kolleginnen und Kollegen. <text:s/>Für Gewalt gegenüber Politikerinnen und Politikern, egal welcher Partei, gibt es keinerlei Rechtfertigung. Aber es gibt vielleicht Ursachen, warum die Gewalt gegenüber der Politik im Jahr 2023 um sage und schreibe 53 Prozent gegenüber dem Vorjahr gestiegen ist. Da will ich schon sagen: Es kommt in einer Demokratie vor allem auch auf die Regierung an. Sie setzen die Themen; Sie entscheiden. Da kommt es darauf an: Nehmen Sie die Bevölkerung mit, oder beschließen Sie gerade im gesellschaftspolitischen Bereich viele Maßnahmen gegen den Mehrheitswillen der Bevölkerung, liebe Kolleginnen und Kollegen? <text:s/>Die Spaltung in Deutschland ist heute so tief wie noch nie in unserer Geschichte. In einer repräsentativen Studie der Uni Marburg für die R+V Versicherung wurde ermittelt, dass in der Bevölkerung die Angst vor Spaltung im Jahr 2023 bei 50 Prozent und im Jahr 2024 gar bei 66 Prozent lag. Die Studienleiterin, Frau Professorin Borucki, sagt Folgendes: „Die Menschen sind hoch verunsichert. Sie fühlen sich nicht gesehen und nicht gehört.“ Liebe Kolleginnen und Kollegen, das ist Ihre Regierungszeit gewesen; das waren Ihre Entscheidungen. Das sollte Ihnen an dieser Stelle wenigstens zu denken geben. <text:s/>Nach dem Angriff auf den Kollegen Ecke hat die Innenministerin kraftvoll gehandelt. Sie hat eine Sonder-Innenministerkonferenz einberufen, an deren Ende dann „Die Welt“ geschrieben hat: „Faesers Umgang mit Gewaltattacke … sorgt für Eklat“. Denn das Ergebnis war, jedenfalls aus ihrer Sicht, eine Pressekonferenz, die sie abhalten wollte. Da hat sie verkündet: schärferes Strafrecht für Angriffe auf Politiker und besserer Schutz für die Politikerinnen und Politiker. <text:s/>Aber Gewalt ist längst kein Phänomen mehr nur gegenüber der Politik; sie ist weit verbreitet. Das trifft zu für die Einsatzkräfte, für die Ehrenamtlichen, für den Schiedsrichter beim Fußball oder etwa, wenn wir den Zug benutzen. Erst diese Woche kam die Meldung, dass die Gewaltdelikte an Bahnhöfen im Vergleich zum letzten Jahr um 17 Prozent zugenommen haben. Hier ist der originäre Aufgabenbereich des Bundesinnenministeriums und der Innenministerin; hier könnte sie handeln. Statt Kürzungen bei der Bundespolizei, statt zu wenig Bundespolizisten und statt der Versagung von Gesichtserkennungsmaßnahmen hätte sie handeln können und nicht nur Pressekonferenzen abhalten sollen, liebe Kolleginnen und Kollegen. <text:s/>Ja, es braucht konsequentes Handeln. Ich will Ihnen einen Beispielsfall aus dieser Woche aus meinem Wahlkreis schildern. Am Dienstag wurden zwei Mitarbeiter des Rathauses von Neuenstadt am Kocher bedroht. Ein Somalier hat die dortigen Integrationsbeauftragten mit dem Tode bedroht – am Dienstag. Am Mittwoch, einen Tag später, hat das Amtsgericht Heilbronn diesen Angeklagten zu acht Monaten Haft verurteilt. Es geht, wenn die Justiz gut aufgestellt ist und die Richter und die Staatsanwaltschaft dann auch entsprechend willig sind und die Möglichkeiten des Gesetzes umsetzen. <text:s/>Deswegen, liebe Kolleginnen und Kollegen: Es braucht kein anderes Strafrecht. Es braucht auch keinen besonderen Schutz für Politikerinnen und Politiker. Es braucht kein Recht erster und zweiter Klasse. <text:s/>Alle sind betroffen. Wir müssen die Gewalt in unserem Land senken und nicht neue Gesetze machen. <text:s/>Herzlichen Dank.</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63</text:p>
          </table:table-cell>
          <table:table-cell table:style-name="ce2" office:value-type="string" calcext:value-type="string">
            <text:p>20.10.2022</text:p>
          </table:table-cell>
          <table:table-cell table:style-name="ce2" office:value-type="string" calcext:value-type="string">
            <text:p>ID206307200</text:p>
          </table:table-cell>
          <table:table-cell table:style-name="ce2" office:value-type="string" calcext:value-type="string">
            <text:p>Dr. Paula Piechotta (BÜNDNIS 90/DIE GRÜNEN)</text:p>
          </table:table-cell>
          <table:table-cell table:style-name="ce2" office:value-type="string" calcext:value-type="string">
            <text:p>Sehr geehrter Herr Präsident! Liebe Kolleginnen und Kollegen! Und vor allen Dingen: Liebe Bürgerinnen und Bürger auf der Tribüne, die Sie ja – Sie und wir alle – auch Patientinnen und Patienten in diesem Gesundheitswesen sind! Ich war vor ein paar Wochen bei meinem Schwager zu Gast. Der hat seinen 40. Geburtstag nachgefeiert und ist niedergelassener Kinderarzt in Baden-Württemberg. <text:s/>Ich war kaum zur Tür rein, da wurde ich gefragt: Bist du auch für dieses Spargesetz? Wenn ja, kannst du dein Essen heute Mittag selber bezahlen. <text:s/>Dann habe ich erklärt, dass ich durchaus dafür bin, dass ich aber verstehe, dass viele Menschen, die so wie er im Gesundheitswesen arbeiten, nicht in Begeisterungsstürme verfallen, wenn dieses Gesetz verkündet wird, dass es auch definitiv nicht alle Probleme im Gesundheitswesen jetzt schon löst, die wir ja mit dem Koalitionsvertrag richtigerweise angehen wollen, und dass natürlich auch niemand behauptet, dass wir damit die Finanzierungsprobleme in der gesetzlichen Krankenversicherung ab 2024 lösen. Trotzdem ist dieses Gesetz notwendig, weil es die Finanzierung der Gesundheitsversorgung von Millionen von Menschen, nämlich den 90 Prozent, die in der gesetzlichen Krankenversicherung versichert sind und damit nicht zu den Höchstverdienerinnen und Höchstverdienern gehören, für 2023 absichert. <text:s/>Denn wie absurd wäre das, wenn in einer Zeit, wo wir gerade die Menschen mit mittleren und niedrigen Einkommen angesichts von steigenden Energiepreisen, angesichts von hoher Inflation entlasten wollen, genau für diese Menschen die Gesundheitskassenbeiträge weiter ansteigen würden als so weit, wie wir es jetzt in sehr kleinem Umfang vorsehen? <text:s/>Deswegen ist das ein Gesetz, das die Lasten im Gesundheitswesen, die Lasten der Finanzierung der GKV verteilt: auf die Kliniken, auf die Kassen, auf die Apothekerinnen und Apotheker, auf die niedergelassenen Ärztinnen und Ärzte, auf die Versicherten, aber eben auch, weil das jetzt vielfach angesprochen wurde, auf den Bundeshaushalt. Wir als Parlamentarier, die im Haushaltsausschuss sitzen, geben eben nicht nur den normalen Bundeszuschuss von 14,5 Milliarden Euro, sondern der Bundeszuschuss wird aufgestockt, und es gibt zusätzlich noch das Darlehen an die GKV. Obwohl die Ergebnisse des Schätzerkreises ein bisschen besser waren als erwartet, wurde das nicht abgeschmolzen. Das ist auch der Beitrag der Steuerzahlerinnen und Steuerzahler in diesem Land zur Finanzierung der GKV im nächsten Jahr. <text:s/>Das habe ich alles meinem Schwager erklärt. Am Ende durfte ich mitessen, ohne selber zu bezahlen. <text:s/>Aber natürlich ist es auch so, dass das alles nur funktioniert, wenn wir jetzt nach Verabschiedung dieses Gesetzes auch die Finanzierung der GKV für die Jahre 2024 folgende angehen. <text:s/>Ich fand es spannend, was Sepp Müller neulich vorgeschlagen hat. <text:s/>Nämlich kaum in der Opposition, hat die CDU sich jetzt bei dem Thema bewegt und hat gesagt: Ja, wir müssen hier über neue Finanzierungswege nachdenken, und die Lösung kann nicht immer nur mehr Steuergeld sein. – Liebe Union, da hat Sepp Müller recht. <text:s/>Wenn Sie sich nicht mal in der Opposition auf einen Vorschlag einigen können – Sepp Müller musste den ja zurückziehen –, wenn ich im Haushaltsausschuss keinen einzigen Antrag von der Union gesehen habe, wie das finanziert werden soll, und wenn ich sehe, was Sie jetzt als Lösung vorgeschlagen haben, dann haben wir, glaube ich, gemeinsam noch einen langen Weg zu gehen, bis wir die gesetzliche Krankenversicherung auch für 2024 auf gute Füße stellen. <text:s/>Vielen Dank. <text:s/>Vielen Dank, Frau Kollegin. – Letzter Redner in dieser Debatte ist der Kollege Sepp Müller, CDU/CSU-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44</text:p>
          </table:table-cell>
          <table:table-cell table:style-name="ce2" office:value-type="string" calcext:value-type="string">
            <text:p>23.06.2022</text:p>
          </table:table-cell>
          <table:table-cell table:style-name="ce2" office:value-type="string" calcext:value-type="string">
            <text:p>ID204411500</text:p>
          </table:table-cell>
          <table:table-cell table:style-name="ce2" office:value-type="string" calcext:value-type="string">
            <text:p>Marianne Schieder (SPD)</text:p>
          </table:table-cell>
          <table:table-cell table:style-name="ce2" office:value-type="string" calcext:value-type="string">
            <text:p>Sehr geehrte Frau Präsidentin! Liebe Kolleginnen und Kollegen! Etwa 230 Millionen Menschen haben unter der nationalsozialistischen Besatzung und dem von Deutschland entfesselten Zweiten Weltkrieg gelitten. Eine unfassbare Zahl und ein unfassbares menschliches Leid. Gewaltsam errichteten die Nationalsozialisten in weiten Teilen Europas ein verbrecherisches Regime und fügten Ländern und deren Bevölkerungen mit Krieg, Besatzung, Ausbeutung, Hunger, Misshandlung, Zwangsarbeit, Kulturzerstörung, Deportation, Mord und Holocaust unermessliches Leid zu. <text:s/>Wir Deutschen, von deren Land diese Gewalt ausging, stehen ungebrochen in der Verantwortung – moralisch wie politisch; da haben Sie recht, Frau Staatsministerin –, <text:s/>der Opfer würdig zu gedenken, die Verbrechen aufzuarbeiten und dafür zu sorgen, dass so etwas nie wieder geschieht. Deutschland hat eine gute und kritische Erinnerungskultur, meine ich. Wir leisten viel. Wir haben in unserem Land eine vielfältige Gedenkstättenlandschaft und eine solide, mannigfaltige Bildungsarbeit, die an vielen Orten und von vielen sehr, sehr engagierten Bürgerinnen und Bürgern ehrenamtlich, aber auch hauptamtlich getragen wird. Bei all dem, was man immer und überall optimieren kann, und bei allen Herausforderungen, denen man immer neu begegnen muss, möchte ich doch sagen: Wir dürfen stolz sein auf unsere Erinnerungskultur. Herzlichen Dank all denen, die dafür arbeiten! <text:s/>Dennoch: Es gibt Lücken. So ist außerhalb der Wissenschaft das Ausmaß der Verbrechen, beispielsweise was die Besatzungsherrschaft der Nationalsozialisten betrifft, doch in weiten Teilen der Gesellschaft wenig bekannt. Gerade deshalb hat der Deutsche Bundestag in der vergangenen Wahlperiode nach intensiver Diskussion die Errichtung eines Dokumentationszentrums „Zweiter Weltkrieg und deutsche Besatzungsherrschaft in Europa“ beschlossen. <text:s/>Liebe Frau Kollegin Bär, gerade jetzt ist es doch wichtig, dieses Thema aufzuarbeiten, gerade im Hinblick auf die osteuropäischen Länder, darauf, was wir in der Ukraine, was wir in Belarus, was wir in Russland den Menschen angetan haben. Ich nehme Ihre Kritik ernst; aber wir müssen noch einmal darüber reden. Ein Stück weit habe ich einfach nicht verstanden, was Sie wollen. <text:s/>Heute liegt ein Realisierungsvorschlag vor, ein grobes Konzept für dieses neue Dokumentationszentrum, erarbeitet unter der Federführung des Deutschen Historischen Museums und unter Mitwirkung zahlreicher Expertinnen und Experten. Diesen Expertinnen und Experten und dem DHM möchte ich persönlich, aber auch im Namen der SPD-Fraktion herzlichen Dank sagen. <text:s/>Wir wollen, dass dieses Zentrum ein Ort wird, an dem die Geschichte der deutschen Besatzungsherrschaft und ihre Folgen für den gesamten Kontinent dargestellt und aufgearbeitet werden. Bei all dem stehen zunächst die Opfer im Mittelpunkt. Es geht aber auch um die Täter und deren menschenverachtende Ideologie, die zu diesen Verbrechen geführt hat. Eine ständige Ausstellung wird sich der Thematik grundsätzlich nähern und das gesamte Besatzungsgebiet umfassen. Ergänzt wird sie durch Wechselausstellungen mit dem Fokus auf historische Kontexte, spezifische Ereignisse und Kontinuitäten bis heute. <text:s/>Zudem verfolgt das Dokumentationszentrum das Ziel der Erforschung der Geschehnisse in den besetzten Ländern; die Erforschung weiter voranzubringen, ist das Ziel. Das Zentrum ist europäisch gedacht. Es soll über ein Fellowship-Programm, Konferenzen, mehrsprachige Publikationen und ein eigenes Archiv die internationale Forschung zusammenbringen. <text:s/>Weiterhin soll ein vielfältiges und niedrigschwelliges Bildungsangebot mit Museumpädagogik für Schülerinnen und Schüler, Fortbildungen, Onlineformaten, einer Bibliothek sowie öffentlichen Veranstaltungen entstehen. <text:s/>Auch ein Ort des Gedenkens soll geschaffen werden. Das haben wir bewusst – ich war nämlich auch dabei – in diesen Antrag hineingenommen. Dieses Gedenken soll natürlich nicht das einzige Gedenken sein, Frau Kollegin Bär. Natürlich muss das Gedenken an den historischen Orten genauso stattfinden; das eine soll doch das andere nicht ersetzen. Aber gerade in einem solchen Zentrum soll es einen Ort des Gedenkens und die Möglichkeit zum Gedenken geben. All das ist ein großes, nicht einfaches Vorhaben, aber ein wichtiges Vorhaben. Klar ist auch, dass das Dokumentationszentrum Parallelen zu bestehenden Gedenkstätten haben wird. Es soll aber nicht deren Konkurrenz, sondern deren Ergänzung sein. <text:s/>Liebe Kolleginnen und Kollegen, ich meine, das Fundament ist gelegt. Wir haben jetzt die Aufgabe, diesen Realisierungsvorschlag eingehend zu prüfen, im Dialog mit Wissenschaft und Betroffenen zu diskutieren und das Dokumentationszentrum bei seiner Entstehung engagiert zu begleiten. Das ist eine herausfordernde und spannende Aufgabe – das wussten wir von Anfang an – und, ich sage es noch einmal, ein großes Projekt. Die SPD-Fraktion wird diese Aufgabe sehr ernst nehmen. Ich freue mich auf eine gute und intensive Diskussion hier im Bundestag, aber auch weit darüber hinaus. <text:s/>Vielen Dank für die Aufmerksamkeit. <text:s/>Für die AfD-Fraktion erhält jetzt Dr. Marc Jongen das Wor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71</text:p>
          </table:table-cell>
          <table:table-cell table:style-name="ce2" office:value-type="string" calcext:value-type="string">
            <text:p>05.06.2024</text:p>
          </table:table-cell>
          <table:table-cell table:style-name="ce2" office:value-type="string" calcext:value-type="string">
            <text:p>ID2017100600</text:p>
          </table:table-cell>
          <table:table-cell table:style-name="ce2" office:value-type="string" calcext:value-type="string">
            <text:p>Wolfgang Schmidt, Bundesminister für besondere Aufgaben</text:p>
          </table:table-cell>
          <table:table-cell table:style-name="ce2" office:value-type="string" calcext:value-type="string">
            <text:p>Wir haben ja – das habe ich gerade geschildert – im parlamentarischen Verfahren, im Zusammenspiel zwischen Regierung und Fraktionen zusätzliche Bürokratieentlastungsmaßnahmen vorgesehen. Ob weitere Gesetzespakete nötig sind, werden wir dann sehen. Ich weise vorsichtig – am Sonntag ist ja auch Europawahl – darauf hin, dass viele bürokratischen Lasten und Berichtspflichten von einer Frau, die Ihnen politisch nahesteht, kommen, <text:s/>und vieles, was die Unternehmen bedrückt, von der europäischen Ebene kommt. Wir sind als Regierung sehr hinterher, dafür zu sorgen, dass sich das in einem vernünftigen Maß bewegt. <text:s/>Die nächste Frage stellt aus der Fraktion Bündnis 90/Die Grünen Philip Krämer.</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8</text:p>
          </table:table-cell>
          <table:table-cell table:style-name="ce2" office:value-type="string" calcext:value-type="string">
            <text:p>18.02.2022</text:p>
          </table:table-cell>
          <table:table-cell table:style-name="ce2" office:value-type="string" calcext:value-type="string">
            <text:p>ID201801700</text:p>
          </table:table-cell>
          <table:table-cell table:style-name="ce2" office:value-type="string" calcext:value-type="string">
            <text:p>Dr. Harald Weyel (AfD)</text:p>
          </table:table-cell>
          <table:table-cell table:style-name="ce2" office:value-type="string" calcext:value-type="string">
            <text:p>Danke schön, Frau Präsidentin. – Herr Kollege, finden Sie wirklich, dass diese Geschichte, wie offenbar auch viele andere, umso wahrer wird, je öfter man sie erzählt, und zwar egal, wie oft sie widerlegt wurde, nicht nur durch Menschenverstand, sondern auch durch Forschung, durch aktuelle politische, diplomatische etc. Praxis? Es heißt, die EU, die ja offenbar ein schlechtes Wirtschaftsprojekt ist, sei dafür ein umso besseres Friedensprojekt. Diese Legende hält sich über die Jahrzehnte. 2005, als es um die sogenannte EU-Verfassung ging, die dann abgelehnt wurde und im Lissaboner Vertrag endete, war das auch der große Gimmick: Der Frieden in Europa ist bedroht, wenn die EU nicht in der bisherigen und stets verschlimmbesserten Form fortbesteht. <text:s/>Der Frieden in Europa hat doch wohl mit der NATO und mit dem Anfang der 60er-Jahre installierten Roten Telefon zwischen Washington und Moskau zu tun. Es hat nichts damit zu tun, was in Paris oder früher Bonn, jetzt Berlin, selbst in London entschieden wurde. Nicht nur die Deutschen, sondern die gesamten Europäer sind – und zwar nicht nur militärisch – ein Schatten ihrer selbst nach 1945. Und ohne die Vernunft, die immer wieder aus Washingtoner und aus Moskauer Entscheidungen rührte, hätte es weder eine deutsche Wiedervereinigung gegeben noch Frieden in Europa. <text:s/>Abschließend: Der Frieden in Europa – schön und gut. Nach 1945 wurden mehr Kriege geführt als von 1900 bis 1945. Die Kriege in der Dritten Welt, an denen sehr wohl unsere Freunde in Frankreich, unsere englischen Freunde, die ganzen Kolonialmächte usw. beteiligt waren, haben 18 Millionen Tote gefordert – so viele wie der Erste Weltkrieg. Also: Es ist kein Friedensprojekt, und es ist kein europäisches Verdienst, dass hier ein paar Jahrzehnte Ruhe im Karton war. <text:s/>Danke schön. <text:s/>Herr Winkler, möchten Sie darauf antworten? – Dann haben Sie das Wor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50</text:p>
          </table:table-cell>
          <table:table-cell table:style-name="ce2" office:value-type="string" calcext:value-type="string">
            <text:p>31.01.2024</text:p>
          </table:table-cell>
          <table:table-cell table:style-name="ce2" office:value-type="string" calcext:value-type="string">
            <text:p>ID2015005000</text:p>
          </table:table-cell>
          <table:table-cell table:style-name="ce2" office:value-type="string" calcext:value-type="string">
            <text:p>Matthias Moosdorf (AfD)</text:p>
          </table:table-cell>
          <table:table-cell table:style-name="ce2" office:value-type="string" calcext:value-type="string">
            <text:p>Vielen Dank, Frau Präsidentin. – Kollege Gysi, wir schätzen Sie alle sehr <text:s/>– das ist kein Scherz –, vor allen Dingen, da Sie über geschichtliches Wissen verfügen. <text:s/>Ich möchte Ihnen eine Frage stellen. Sie haben gerade einen Zusammenhang zwischen Höcke und der Äußerung über ein Denkmal der Schande hergestellt. Ich möchte Ihnen die Frage stellen, ob Ihnen bekannt ist, dass es in den 90er-Jahren – also zur Zeit Ihrer aktiven politischen Laufbahn – <text:s/>eine Diskussion in der Frankfurter Paulskirche gab, angestoßen von Martin Walser, der die Schande-Diskussion in Deutschland als völlig überflüssig brandmarkte. Und ich darf Ihnen auch sagen, dass es kein anderer war als Rudolf Augstein, der damalige Herausgeber des Nachrichtenmagazins „Der Spiegel“, <text:s/>der gesagt hat, in der wiedergewonnenen Hauptstadt Berlin solle nun ein Mahnmal an unsere Schande erinnern, dieses Schandmal sei gegen die Hauptstadt und das in Berlin sich neu formierende Deutschland gerichtet. <text:s/>Walser nannte das geplante Mahnmal übrigens einen fußballfeldgroßen Albtraum im Herzen unserer Hauptstadt. Sind Ihnen diese Äußerungen bekannt, oder behaupten Sie einfach wider besseres Wissen diesen Unsinn, den Sie gerade in Richtung Björn Höcke gesagt haben? <text:s/>Sie haben die Möglichkeit, zu erwidern. – Bitte.</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87</text:p>
          </table:table-cell>
          <table:table-cell table:style-name="ce2" office:value-type="string" calcext:value-type="string">
            <text:p>25.09.2024</text:p>
          </table:table-cell>
          <table:table-cell table:style-name="ce2" office:value-type="string" calcext:value-type="string">
            <text:p>ID2018710500</text:p>
          </table:table-cell>
          <table:table-cell table:style-name="ce2" office:value-type="string" calcext:value-type="string">
            <text:p>Markus Herbrand (FDP)</text:p>
          </table:table-cell>
          <table:table-cell table:style-name="ce2" office:value-type="string" calcext:value-type="string">
            <text:p>Vielen Dank. – Herr Präsident! Liebe Kolleginnen und Kollegen! Ich bin einigermaßen erschüttert; denn mit dem Aufsetzen dieser Aktuellen Stunde zum Verkauf der Commerzbank-Anteile des Bundes hat sich die Union jetzt endgültig von den Resten ihrer marktwirtschaftlichen Orientierung verabschiedet. <text:s/>Seit Tagen debattieren wir hier das Ob und das Wie dieses Verkaufs. Dabei scheint vielen hier kein Skandalversuch zu billig. Ich habe heute auch schon einige Verschwörungstheorien im Ausschuss und in der Debatte hier gehört. Am Ende – das ist die Überzeugung der FDP-Fraktion – sprechen wir hier über etwas, was wir eigentlich alle oder fast alle als normal empfinden sollten, <text:s/>nämlich dass Teile einer einst – in Krisenzeiten – staatlich geretteten Bank wieder dem Markt zugeführt, also privatisiert werden. <text:s/>Schon sehr lange – vielleicht sogar zu lange – ist der Staat Anteilseigner an der Commerzbank. Wir begrüßen daher die Entscheidung, einen Exit aus dieser Anlage einzuleiten, ausdrücklich. Wir wollen – offenbar anders als die Union – nämlich keine staatseigenen Betriebe und schon gar keine staatseigenen Banken. <text:s/>Der Verkauf der in Rede stehenden Anteile fand in einem für solche Fälle üblichen Verfahren statt – unter Einhaltung sowohl strenger Regelungen des EU-Beihilferechts als auch des nationalen Haushaltsrechts –, innerhalb eines ohnehin schon maximal stark regulierten Bankensektors. Er muss auch diskriminierungsfrei erfolgen. Der Bund kann sich also gar nicht aussuchen, wem er das Angebot macht. <text:s/>Sehr geehrte Damen und Herren, meine Fraktion steht für die Stärkung des Banken- und Kapitalmarktes in Europa. Innerhalb dieses Marktes muss Deutschland aber selber bestens aufgestellt sein, um im Wettbewerb bestehen zu können. Deshalb haben wir uns in dieser Regierung auf den Weg gemacht, jahrelange und tiefgreifende Versäumnisse in diesem Bereich endlich aufzuholen. Viele Jahre zuvor hat der Deutsche Bundestag keine wesentlichen Gesetze mehr verabschiedet, die darauf abzielten, den Standort Deutschland als Kapitalmarkt attraktiver und zukunftsfähiger zu machen. Das hat sich unter dieser Regierung und unter diesem Finanzminister geändert, und dafür unseren herzlichen Dank. <text:s/>Ganz konkret: Wir haben unter anderem mit dem Zukunftsfinanzierungsgesetz wesentliche Modernisierungen – dabei geht es auch um Digitalisierungspotenziale – der den Kapitalmarkt betreffenden Gesetze beschlossen. Das Zukunftsfinanzierungsgesetz erleichtert vor allem den Zugang zu Kapital. Das ist wichtig für Start-ups, aber auch für den Mittelstand. Wir haben die Regelungen zur Mitarbeiterkapitalbeteiligung reformiert. <text:s/>Das Zukunftsfinanzierungsgesetz II wird in Kürze im Parlament beraten. Es wird ein wesentlicher Baustein der kürzlich vorgestellten WIN-Initiative sein, bei der es um ein ganzes Maßnahmenpaket geht, um gezielt das Ökosystem für Wachstumskapital zu stärken. Bis 2030 belaufen sich die Zusagen der privatwirtschaftlichen Partner dabei allein auf 12 Milliarden Euro. Der Bund wird über die KfW unterstützen. <text:s/>Wir werden mit dem Zukunftsfinanzierungsgesetz II auch Investitionen von Fonds in erneuerbare Energien und Infrastruktur verbessern. Das wird schon lange gefordert, und diese Regierung setzt es nun um: Wir aktivieren privates Kapital für die Transformation. Wir haben übrigens noch weitere Gesetze verabschiedet. Ich denke dabei an das Kreditzweitmarktgesetz und das Finanzmarktdigitalisierungsgesetz. Das alles zeigt, meine Damen und Herren, welchen Stellenwert der Kapitalmarkt in der Arbeit dieser Regierung einnimmt. <text:s/>Ich möchte nicht vergessen, zu erwähnen, dass Minister Lindner gemeinsam mit unserem europäischen Partner Frankreich Vorschläge zur weiteren und dringend benötigten Vertiefung der europäischen Kapitalmarktunion eingebracht hat, insbesondere um den Verbriefungsmarkt zu attraktivieren. Auch das wird den Kapitalmarkt und die Wirtschaft weiter beflügeln. <text:s/>Der hier in Rede stehende Vorgang ist also gewissermaßen eine logische Folge all dieser Bemühungen, den heimischen Kapitalmarkt zu attraktivieren. Deshalb, liebe Union – und auch lieber Herr Merz –, malen Sie bitte nicht so schwarz, sonst halten Sie die Menschen doch wieder für einen „BlackRocker“. <text:s/>– Der war gut, ne? – Sehr geehrte Damen und Herren, liebe Kolleginnen und Kollegen, die getroffene Entscheidung, die 4,49 Prozent zu verkaufen, war ebenso richtig wie die Entscheidung, zunächst keine weiteren Beteiligungen zu veräußern. Dem Staat ist es schließlich ebenso wenig verboten, strategische Überlegungen anzustellen, wie es in einem freien Markt erlaubt ist, sich über verschiedene Optionen auch mit Anteilen einzudecken. Normale Vorgänge sollten nicht künstlich aufgeregt debattiert werden. Das tut der Sache, aber auch der Politik nicht gut. <text:s/>Vielen Dank. <text:s/>Vielen Dank, Herr Kollege Herbrand. – Nächster Redner für die CDU/CSU-Fraktion ist der Kollege Dr. Michael Meister.</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12</text:p>
          </table:table-cell>
          <table:table-cell table:style-name="ce2" office:value-type="string" calcext:value-type="string">
            <text:p>22.06.2023</text:p>
          </table:table-cell>
          <table:table-cell table:style-name="ce2" office:value-type="string" calcext:value-type="string">
            <text:p>ID2011210100</text:p>
          </table:table-cell>
          <table:table-cell table:style-name="ce2" office:value-type="string" calcext:value-type="string">
            <text:p>Claudia Roth, Staatsministerin beim Bundeskanzler</text:p>
          </table:table-cell>
          <table:table-cell table:style-name="ce2" office:value-type="string" calcext:value-type="string">
            <text:p>Frau Präsidentin! Liebe Kolleginnen und Kollegen! <text:s/>Er empfing den Tod aufrecht und war sofort tot. Seine Haltung hat das ganze Gericht und uns alle zutiefst beeindruckt. Er starb entsprechend seiner <text:s/>Überzeugung. <text:s/>Diese Zeilen schrieb der Pflichtverteidiger von Wilhelm Kusserow an Wilhelms Vater, nachdem dessen Sohn im April 1940 wegen Wehrdienstverweigerung vom <text:s/>Kriegsgericht verurteilt und erschossen wurde. Er konnte, er wollte wegen seines Glaubens nicht Teil dieses Krieges sein. <text:s/>Die gesamte Familie Kusserow wurde schon seit 1933 wegen ihres Glaubens verfolgt. Acht Familienmitglieder litten jahrelang in Gefängnissen oder <text:s/>Konzentrationslagern; die drei Jüngsten wurden in Erziehungsheime verschleppt. Im März 1942 wurde Wilhelms Bruder Wolfgang wegen Wehrdienstverweigerung in <text:s/>Brandenburg enthauptet. Sein Bruder Karl-Heinz starb 1946 an den Folgen der Haft in den Konzentrationslagern Sachsenhausen und Dachau. Die Kusserows waren <text:s/>Zeugen Jehovas. Sie wurden wegen ihrer Religion verfolgt, drangsaliert, eingesperrt, ermordet. <text:s/>Es gibt sehr viele Geschichten wie die ihre. Aber wir kennen sie nicht, weil sie nicht oder nur selten erzählt wurden. Wer von uns weiß vom <text:s/>glaubensbedingten Widerstand der Zeugen Jehovas, die sich den Nationalsozialisten mutig entgegengestellt haben, die mit offenen Briefen, mit Flugblättern <text:s/>konkret die menschenverachtende Politik anprangerten, die den Arm unten ließen, als fast alle ihn begeistert zum Hitlergruß in den Himmel rissen? Wer von uns <text:s/>kennt die Berichte von Mithäftlingen über die Zeugen Jehovas, die sich in den Konzentrationslagern mit den anderen Gefangenen solidarisierten, ihnen halfen? <text:s/>Mir ist ein Bericht der kürzlich verstorbenen Sintezza Zilli Schmidt aus dem KZ Ravensbrück in Erinnerung – ich zitiere –: <text:s/>Ich habe keine Ahnung, wie sie das gemacht haben: Kuchen aus Brot. Aber sie haben es jedenfalls gemacht. Die haben alles zusammengelegt, was sie <text:s/>hatten – und so wurde es wie ein Kuchen. Und den haben sie mit mir geteilt. Das waren für mich die wertvollsten Menschen, die Zeugen Jehovas mit ihrem <text:s/>Glauben. <text:s/>Ich hoffe sehr, dass diese Geschichten nun erzählt werden, dass den Opfern ein Name gegeben wird, dass von ihrem Mut und ihrer Solidarität mit anderen <text:s/>Verfolgten berichtet wird, dass sie keine vergessenen Opfer des Nationalsozialismus mehr sein werden. Das wollen wir zeigen mit dem Mahnmal für die verfolgten <text:s/>und ermordeten Zeugen Jehovas. <text:s/>Wir wollen zeigen, dass wir um die Verbrechen an ihnen wissen, dass wir an die Opfer denken, an sie erinnern, dass wir sie nie wieder vergessen <text:s/>werden. <text:s/>Die Gedenkskulptur wird ein würdevolles Zeichen sein, am Goldfischteich, dem historischen Ort der Verfolgung im Berliner Tiergarten; da bin ich mir <text:s/>sehr, sehr sicher. Wir setzen damit aber keinen erinnerungspolitischen Schlussstein, sondern ein Fundament – ein Fundament für eine weitere Aufarbeitung der <text:s/>Geschichte und für die Entwicklung von neuen, von modernen Formen der Erinnerung, um die öffentliche Anerkennung der im Nationalsozialismus verfolgten und <text:s/>ermordeten Zeugen Jehovas in unserer Gesellschaft voranzubringen. <text:s/>Ich danke den Kolleginnen und Kollegen im Kulturausschuss von ganzem Herzen, dass sie den Antrag zur Errichtung des Mahnmals in so großer <text:s/>demokratischer Einheit beschlossen haben und sie damit die Vorarbeit, die in meinem Haus stattgefunden hat, unterstützen. Ich möchte auch Uwe Neumärker und der <text:s/>Stiftung „Denkmal für die ermordeten Juden Europas“ für die fachkundige und engagierte Begleitung des Vorhabens danken. Das war und ist ganz wichtig für das <text:s/>weitere Gelingen. <text:s/>Jetzt ist es an uns, nicht nur ein Mahnmal zu errichten, sondern auch aktiv zu erinnern. Es ist an uns, die Geschichten der Zeugen Jehovas, wie die <text:s/>der Familie Kusserow, weiterzutragen und dafür zu sorgen, dass daraus gelernt wird, dass nicht vergessen wird. Vergessen tötet. <text:s/>Nächste Rednerin ist Annette Widmann-Mauz für die CDU/CSU-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12</text:p>
          </table:table-cell>
          <table:table-cell table:style-name="ce2" office:value-type="string" calcext:value-type="string">
            <text:p>22.06.2023</text:p>
          </table:table-cell>
          <table:table-cell table:style-name="ce2" office:value-type="string" calcext:value-type="string">
            <text:p>ID2011216100</text:p>
          </table:table-cell>
          <table:table-cell table:style-name="ce2" office:value-type="string" calcext:value-type="string">
            <text:p>Zaklin Nastic (DIE LINKE)</text:p>
          </table:table-cell>
          <table:table-cell table:style-name="ce2" office:value-type="string" calcext:value-type="string">
            <text:p>Schönen guten Abend. – Frau Präsidentin! Meine Damen und Herren! Ich möchte dem Deutschen Institut für Menschenrechte ausdrücklich für die <text:s/>hervorragende und wichtige Arbeit danken. <text:s/>Denn auch in einer Demokratie muss täglich an dessen Wahrung und Förderung gearbeitet werden. Besonders für die Menschenrechte in Deutschland setzt <text:s/>sich das Institut ein. Es setzt sich unter anderem für die Rechte von Menschen mit Behinderungen ein, gegen Altersdiskriminierung, für die Opfer von <text:s/>rassistischer Diskriminierung und für Kinderrechte. Es legt den Finger in die Wunde, wo es Missstände gibt. <text:s/>Gerade jetzt, wo in einem so wohlhabenden Land wie Deutschland 2,9 Millionen Kinder in Armut leben müssen, ist seine Arbeit besonders wichtig. <text:s/>Das Institut für Menschenrechte schaut nicht nur auf andere Staaten, sondern legt die Missstände auch in Deutschland offen. <text:s/>Meine Damen und Herren, dass die AfD gerade jetzt das Gesetz über die Rechtsstellung und Aufgaben des DIMR aufheben will, ist kein Zufall; wir haben <text:s/>es eben gehört. Denn das DIMR legt Ihren Rassismus und Ihre Menschenfeindlichkeit offen. <text:s/>Wie sehr und wie weit die AfD von unserem Grundgesetz entfernt ist und unter anderem Artikel 1 des Grundgesetzes, nämlich die Unantastbarkeit der <text:s/>Würde des Menschen, missachtet, zeigen Sie tagtäglich. <text:s/>Wie Sie Menschen aufgrund ihrer Hautfarbe, aufgrund ihres Geschlechts, aufgrund ihrer Religion, aufgrund ihrer sexuellen Orientierung, aufgrund ihrer <text:s/>Behinderung und aufgrund ihrer politischen Einstellungen diskriminieren, ist wirklich ungeheuerlich. Das legt das Institut offen, und dafür sind wir <text:s/>dankbar. <text:s/>Dem DIMR eine parteipolitische Motivation anzudichten und den Stopp der Förderung des Instituts zu fordern, zeigt ganz offen: Sie missachten die <text:s/>Menschenrechte nicht nur, sondern Sie verachten sie ganz offen. <text:s/>Meine Damen und Herren, das DIMR arbeitet unabhängig, und wir Linke sind ganz zuversichtlich, dass das weiterhin der Fall sein wird. Für uns Linke ist <text:s/>ganz klar – das fordern wir seit Jahren –, dass das DIMR gestärkt werden muss, auch was die finanzielle Förderung angeht. <text:s/>Denn Menschenrechte dürfen keine leere Worthülse sein. <text:s/>Wären Sie jemals in unserem Ausschuss gewesen und hätten Sie jemals eine Seite der Berichte des Instituts gelesen – – <text:s/>Und eins sei Ihnen empfohlen, Herr Brandner: Übrigens lesen bildet, <text:s/>aber bei Ihnen ist ganz offensichtlich Hopfen und Malz verloren. <text:s/>Der nächste Redner ist Peter Heidt für die FDP-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87</text:p>
          </table:table-cell>
          <table:table-cell table:style-name="ce2" office:value-type="string" calcext:value-type="string">
            <text:p>25.09.2024</text:p>
          </table:table-cell>
          <table:table-cell table:style-name="ce2" office:value-type="string" calcext:value-type="string">
            <text:p>ID2018710100</text:p>
          </table:table-cell>
          <table:table-cell table:style-name="ce2" office:value-type="string" calcext:value-type="string">
            <text:p>Mechthilde Wittmann (CDU/CSU)</text:p>
          </table:table-cell>
          <table:table-cell table:style-name="ce2" office:value-type="string" calcext:value-type="string">
            <text:p>Herr Präsident! Herr Bundesminister der Finanzen! Meine sehr verehrten Damen und Herren! Zu Beginn des Jahres 2009 haben wir mit der damaligen Bundesregierung beschlossen, die in schwere Schieflage geratene Commerzbank zu unterstützen. Wir haben 25 Prozent der Aktien plus eine Aktie ins Portfolio aufgenommen. Wir haben dies getan, weil uns bewusst war: Es handelt sich um eine systemrelevante Bank für den Banken- und Kapitalmarkt Deutschlands, und zwar auch damals schon, im europäischen Verbund, systemrelevant für die Mittelstandsfinanzierung mit einem Anteil über 40 Prozent. Meine sehr verehrten Damen und Herren, der Mittelstand ist es, der diese Bundesrepublik und unsere Wirtschaft stützt, der immer dann, wenn wir ins Wanken geraten, im Regelfall unser Grundpfeiler ist, damit wir aufbauen können bei Arbeitsplätzen, bei Einnahmen etc. Aber es hat auch die Exportfinanzierung betroffen. Deswegen wussten wir: Es ist die richtige Strategie, die Commerzbank zu unterstützen. <text:s/>Im Übrigen haben wir das mit dem Blick darauf getan, dass erst vier Jahre zuvor die UniCredit die HypoVereinsbank übernommen hatte, und wir gesehen haben, was das Management der UniCredit mit der HypoVereinsbank gemacht hat. Es hat das Management in Deutschland ausgetauscht, alle tatsächlich relevanten Entscheidungen sind von Mailand aus getroffen worden, und es sind zwei Drittel der Stellen abgebaut worden. <text:s/>Nunmehr stehen wir vor der Situation, dass das Management der Commerzbank in einer, ich darf sagen, Schweiß- und Tränenaktion diese Bank wieder auf einen prosperierenden Kurs gebracht hat. Wir hatten die höchsten Gewinne im letzten Bilanzjahr zu verzeichnen, und dennoch hat die Bundesregierung beschlossen, dass sie in diesem Herbst aus der Commerzbank aussteigen möchte. Auf diese Idee kann man kommen, aber es zeigt auch: Anscheinend glaubt die Bundesregierung nicht an die weitere Prosperierung. Und sie hat beschlossen, dass sie dies tun will, indem sie ausgerechnet J. P. Morgan mit einem Verfahren beauftragt, in dem die Aktien möglichst breit gestreut werden sollten, weil es gerade kein Konzept war, an einen einzigen Investor zu verkaufen. <text:s/>Meine Damen und Herren, J. P. Morgan ist die Hausbank der UniCredit. J. P. Morgan hat im vergangenen Juli mitgeteilt, sie wollten sich nunmehr am Standort München exponieren, am Standort München, wo der bisherige Sitz der UniCredit ist. Was genau können wir daraus schließen, was es für ein Ansinnen gibt? Wir wissen, dass Andrea Orcel, der Chef der UniCredit, bereits hat verlautbaren lassen: Sollte es ihm gelingen, die Commerzbank zu übernehmen, wird er den Standort München schließen, den Standort Frankfurt zu einer Filiale erklären und sämtliche relevanten Entscheidungen, wie schon damals, nach Mailand ziehen. Vor diesem Hintergrund, meine Damen und Herren, kann man es getrost als ein Desaster für den Bankenmarkt Deutschland bezeichnen, was am 11. September hier passiert ist. <text:s/>Es war jedem in diesem Land, der sich mit der Materie befasst, bewusst, dass Andrea Orcel seit langer Zeit vorhat, die Commerzbank zu übernehmen. <text:s/>Damit war der Verkauf der 4,5-Prozent-Anteile des Bundes ein Kick-off für ihn, um an Anteile zu kommen. Er hat sich als gewiefter Investmentbanker vorbereitet, indem er sich über sogenannte Total Return Swaps und andere Derivate bereits weitere Anteile gesichert hat, sodass er nunmehr an einem Punkt steht, wo er tatsächlich mitbestimmen kann, wie es weitergeht, wenn wir uns nicht – und zwar alle – mit aller Kraft dagegenstemmen, dass diese für Deutschland, für den rein deutschen Markt letzte systemrelevante Bank nach Italien verschwindet. <text:s/>Vor diesem Hintergrund, meine Damen und Herren, kann ich nur sagen: Ein gewiefter Investmentbanker, der genau das tut, was seine Aufgabe ist – das zu tun, was seine Eigentümer erwarten: den Gewinn zu maximieren –, ist auf eine vollkommen dilettantische Bundesregierung getroffen, die keine Ahnung hat, was sie tut, die offenkundig in dem gesamten Verfahren die Falschen beauftragt hat – denn auch Goldman Sachs, die mitbeauftragt worden waren, mussten sofort aufgrund von Konflikten zurückziehen – und die vor allen Dingen offenbar keinerlei Bedingungen formuliert hat, damit das wahr wird, was sie wollte, nämlich diesen Besitz möglichst breit aufzuteilen. Diese Chance hat Orcel genutzt – das kann man ihm nicht verdenken – und sich dieses Paket genommen, das wir auf diese Art und Weise verloren haben – anders können wir es nicht sagen –, ohne wenigstens einen sogenannten Paketaufschlag für dieses Aktienpaket zu bekommen. Damit hat die Bundesregierung nicht nur der Bank höchsten Schaden zugefügt, dem Bankenplatz Deutschland höchsten Schaden zugefügt, sondern auch auf mindestens 100 Millionen Euro beim Erlös verzichtet. So geht man mit unseren Geldern um! <text:s/>Eigentlich hätte Bundeskanzler Scholz seinen Flug von New York nach Rom umbuchen müssen. Es muss ein Gespräch stattfinden. Sie müssen mit vereinten Kräften nicht nur sagen: Das ist eine unschöne Sache und nicht angemessen. – Es ist auch keine Stilfrage. Hier geht es um Business; hier geht es um Profis. Denen müssen Sie endlich einmal Profis entgegenhalten. <text:s/>Frau Kollegin, kommen Sie zum Schluss, bitte. <text:s/>Deswegen fordere ich Sie auf: Kommen Sie ins Machen, und schützen Sie den Bankenplatz, halten Sie die Commerzbank bei uns in Deutschland! <text:s/>Vielen Dank. – Nächster Redner ist der Kollege Dr. Thorsten Rudolph, SP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67</text:p>
          </table:table-cell>
          <table:table-cell table:style-name="ce2" office:value-type="string" calcext:value-type="string">
            <text:p>11.11.2022</text:p>
          </table:table-cell>
          <table:table-cell table:style-name="ce2" office:value-type="string" calcext:value-type="string">
            <text:p>ID206701800</text:p>
          </table:table-cell>
          <table:table-cell table:style-name="ce2" office:value-type="string" calcext:value-type="string">
            <text:p>Robert Farle (fraktionslos)</text:p>
          </table:table-cell>
          <table:table-cell table:style-name="ce2" office:value-type="string" calcext:value-type="string">
            <text:p>Sehr geehrte Frau Präsidentin! Sehr geehrte Damen und Herren! Die Ampel will drei Kernkraftwerke jetzt drei Monate weiterlaufen lassen. Sie haben offensichtlich Angst vor dem ersten Protest der Bürger, sobald der erste Blackout auftritt. <text:s/>Die grünen Transformationsideologen bestehen auf der endgültigen Abschaltung, weil sie Argumenten in keiner Weise mehr zugänglich sind. <text:s/>Die „taz“-Journalistin Ulrike Herrmann hat es mit verblüffender Ehrlichkeit auf den Punkt gebracht – ich zitiere –: <text:s/>Man muss sich klarmachen, dass Klimaschutz den totalen Umbau bedeutet, da bleibt kein Stein auf dem anderen … Dann ist klar, dass es das grüne Wachstum nicht geben wird, sondern was wir hier haben werden, ist grünes Schrumpfen … wir müssen raus aus dem Kapitalismus. <text:s/>Ihnen geht es nicht um den Klimawandel und das Klima, sondern um den totalen Umbau, weg von einer freiheitlichen sozialen Marktwirtschaft, hin zu einer CO2-gesteuerten Misswirtschaft, Schrumpfwirtschaft und Mangelwirtschaft. <text:s/>Alle Verfahren der Energieerzeugung, die eine industrielle Produktion ermöglichen, sind in Deutschland von Ihnen diskreditiert worden. Übrig bleiben nur noch Windkraftanlagen und Solarpaneele, die für die industrielle Produktion nicht taugen. Wenn es Ihnen um CO2 ginge, dann wäre das CO2-Abscheideverfahren nicht verboten, dann wären die E‑Fuels zugelassen, dann würden Kernkraftwerke dauerhaft weiterlaufen, wie es in der ganzen Welt der Fall ist. <text:s/>Sie wollen mit der Brechstange zurück ins vorindustrielle Zeitalter, ins Mittelalter: keinen motorisierten Individualverkehr, keine Einfamilienhäuser, keine Flugreisen, kein Fleischverzehr, kein Silvesterfeuerwerk, <text:s/>Verbote statt Freiheit. <text:s/>Sehr geehrter Herr Habeck, Sie haben uns bezüglich der Energieversorgung belogen und betrogen. Treten Sie endlich ab! <text:s/>Nächster Redner: für die SPD-Fraktion Jakob Blankenburg.</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35</text:p>
          </table:table-cell>
          <table:table-cell table:style-name="ce2" office:value-type="string" calcext:value-type="string">
            <text:p>10.11.2023</text:p>
          </table:table-cell>
          <table:table-cell table:style-name="ce2" office:value-type="string" calcext:value-type="string">
            <text:p>ID2013505500</text:p>
          </table:table-cell>
          <table:table-cell table:style-name="ce2" office:value-type="string" calcext:value-type="string">
            <text:p>Parsa Marvi (SPD)</text:p>
          </table:table-cell>
          <table:table-cell table:style-name="ce2" office:value-type="string" calcext:value-type="string">
            <text:p>Sehr geehrte Frau Präsidentin! Liebe Kolleginnen und Kollegen! Wir schreiben heute ein neues Kapitel in der internationalen Steuerordnung mit. Genau genommen haben fast 140 OECD-Staaten bereits Geschichte geschrieben, indem sie sich auf die Einführung einer globalen Mindeststeuer geeinigt haben. Aber so richtig Geschichte schreibt man nur dann, wenn man die gute Absicht auch wirklich in die Tat umsetzt. Das tun wir heute mit dem Beschluss im Deutschen Bundestag, und das tun gerade auch viele weitere Mitgliedstaaten der Europäischen Union. Wir sind uns sicher, dass dieser Weg weltweit immer mehr Nachahmung finden wird. Der heutige Beschluss ist nach Jahren des Kampfes ein großer Erfolg für unseren Bundeskanzler Olaf Scholz, für die Bundesregierung – die in Europa teilweise auf Widerstände gestoßen ist – und vor allem ein Erfolg für die Eindämmung von Steuerflucht und Steuervermeidung durch multinationale Unternehmen, die die öffentlichen Haushalte jährlich um Hunderte Milliarden Euro schädigen. Gut, dass dagegen jetzt etwas gemacht wird! <text:s/>Vielleicht sind die international geeinigten mindestens 15 Prozent Steuern auf Gewinne, unabhängig davon, wo sie weltweit bei einem multinationalen Unternehmen anfallen, noch gar nicht das Ende der Fahnenstange. Sie wissen: Ursprünglich wollten wir einmal mit Frankreich zusammen auf OECD-Ebene 21 Prozent erreichen. Aber sie sind, verdammt noch mal, besser als 10 Prozent, besser als 5 Prozent und in jedem Fall besser als 0,0 Prozent, also gar keine Steuern zur Finanzierung öffentlicher Aufgaben. <text:s/>Und deshalb ist diese Mindestgrenze, die wir heute einziehen, eine enorm wichtige; denn sie trägt entscheidend bei zur dringend benötigten Trendumkehr beim ruinösen Steuerdumpingwettbewerb, liebe Kolleginnen und Kollegen. <text:s/>Wir haben jetzt ein Kerngesetz zur Umsetzung der zweiten Säule der globalen Mindeststeuer zur Abstimmung vorliegen. Ja, und wir haben darüber hinaus Begleitmaßnahmen, die zum Beispiel im Bereich der Hinzurechnungsbesteuerung den Steuersatz senken und dabei natürlich auch zu Belastungseffekten für die kommunalen Haushalte führen. Auch hier hätten wir uns Anpassungen vorstellen können. Aber unterm Strich bleibt das Kerngesetz ein sehr gutes Gesetz, das wir heute sehr gerne verabschieden werden. Wir danken unseren Koalitionspartnern in der Ampel. Wir danken dem Bundesfinanzministerium für die äußerst langfristige und gut vorbereitete Begleitung bei der Gesetzgebung. <text:s/>Das ist heute nicht der Schlusspunkt unserer Bemühungen für mehr globale Steuergerechtigkeit, gegen Steueroasen und gegen Gewinnverlagerung. Wir haben noch viel vor. Wir haben keine Zeit, uns auszuruhen. Die Säule eins der globalen Mindeststeuer wartet bereits als nächstes Projekt auf uns, und da geht es dann wirklich mal um Amazon. Aber das ist heute eine kräftige Motivation, auf diesem Weg weiterzumachen. <text:s/>Vielen Dank. <text:s/>Ich will darauf hinweisen, dass die namentliche Abstimmung zu Tagesordnungspunkt 29 a gleich vorbei ist. Wenn Sie also noch nicht abgestimmt haben, dann sollten Sie das jetzt, demnächst tun. Und das sage ich auch noch mal in Richtung Lobby: Die Zeit der namentlichen Abstimmung ist gleich vorbei, und wenn Sie noch nicht abgestimmt haben, dann tun Sie das bitte. <text:s/>Ich gebe das Wort Albrecht Glaser für die Af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34</text:p>
          </table:table-cell>
          <table:table-cell table:style-name="ce2" office:value-type="string" calcext:value-type="string">
            <text:p>12.05.2022</text:p>
          </table:table-cell>
          <table:table-cell table:style-name="ce2" office:value-type="string" calcext:value-type="string">
            <text:p>ID203400600</text:p>
          </table:table-cell>
          <table:table-cell table:style-name="ce2" office:value-type="string" calcext:value-type="string">
            <text:p>Klaus Ernst (DIE LINKE)</text:p>
          </table:table-cell>
          <table:table-cell table:style-name="ce2" office:value-type="string" calcext:value-type="string">
            <text:p>Frau Präsidentin! Meine sehr verehrten Damen und Herren! Der beschleunigte Ausbau erneuerbarer Energien ist nicht nur ein Gebot der Stunde; denn das war er eigentlich auch schon vorher. Deshalb unterstützen wir natürlich voll die Richtung, in die es jetzt geht. <text:s/>Mich freut es auch, dass jetzt auch die Union voll mitmacht. Herr Jung, das war ja nicht immer so. Im letzten Jahr habe ich den Eindruck gehabt: Sie standen da eher ein bisschen auf der Bremse; das hat auch Ihr damaliger Koalitionspartner oft bemängelt. <text:s/>Wenn wir jetzt eine neue Dynamik haben, dann ist es gut und richtig. <text:s/>Die Ziele sind sehr ambitioniert: Windenergie in 8,5 Jahren verdoppeln, dreieinhalbmal so viele Photovoltaikanlagen, mehr als viermal so viel Windenergie auf See, wenn ich es richtig verstanden habe. Ich glaube, wir müssen auch darüber reden, was alles passiert, wenn wir das vielleicht nicht erreichen, und dann über die Schranken reden, die wir versuchen müssen zu beseitigen, dass wir dieses Ziel auch erreichen; denn bis jetzt steht es ja nur auf dem Papier. Bis jetzt ist noch nichts passiert. Das heißt: Bis jetzt haben wir noch genau dieselben Abhängigkeiten wie vorher, und die wollen wir ja ändern. <text:s/>Ich sage Ihnen eins, was dem entgegensteht, was Sie vorhaben. Das ist die Frage „Wie entwickeln sich eigentlich die Preise?“, weil alles, was Sie vorschlagen, ein Höchstmaß an Investitionen erfordert, auch der Privaten. Und wenn ich dann den Privaten zuhöre – wir hatten am Montag eine Anhörung bei uns im Ausschuss für Klimaschutz und Energie –, dann stelle ich fest, dass zum Beispiel die Glasindustrie sagt, dass allein durch die Preissteigerung bei Energie, die wir zurzeit haben, ein sinnvoller Betrieb von Glashütten in der Bundesrepublik kaum noch möglich ist. <text:s/>Wir hatten da einen, der hat sogar überlegt, seine künftigen Investitionen in den USA zu tätigen und nicht mehr bei uns. <text:s/>Wir haben gleichzeitig hohe Preissteigerungen bei den Investitionen, die wir brauchen, um das, was wir mit erneuerbaren Energien erreichen wollen, auch umsetzen zu können. Da sage ich: Da müssen wir schon darüber nachdenken, ob das, was wir da momentan machen, auch hinsichtlich der Sanktionen, Herr Habeck, wirklich zielführend ist. <text:s/>Wenn wir den Russen dauernd sagen – wir sind ja die, die das sagen; denn bis jetzt liefern die Russen an uns jedenfalls zuverlässig, bis jetzt! –: „Wir nehmen euch euren Kram nicht mehr ab“, dann ist natürlich auch irgendwann zu überlegen: Was machen dann eigentlich die anderen? Also beim Schach habe ich gelernt: Wenn ich einen Zug mache, muss ich, bevor ich den mache, überlegen: Was macht der andere? Was kommt jetzt? Wie kann der reagieren? <text:s/>Selbstverständlich hätten wir, wie wir jetzt wissen, ein Riesenproblem, wenn das eintritt, was Sie am Anfang Ihrer Rede dargestellt haben, also wenn wir tatsächlich aufgrund dessen, wie die Russen jetzt reagieren, einen Energieversorgungsstopp bei Gas hätten. Also wäre es doch jetzt auch Ihre Aufgabe als Bundesregierung, zu gucken: „Wie können wir das verhindern?“, nicht nur zu fragen: „Wie können wir weiter unsererseits mit Sanktionen drohen?“, sondern auch: „Können wir das verhindern?“ Denn ich habe den Eindruck: Wenn wir so weitermachen, gefährden wir mit unserer Politik auf dieser Seite die Energiepolitik, die wir wollen, auf der anderen Seite, und dann haben wir mit Zitronen gehandelt. Dann haben wir nichts erreicht. <text:s/>Ich habe den Eindruck: Das ist noch nicht so richtig klar. <text:s/>Nehmen wir die Raffinerie in Schwedt. Ich war dort, und Sie waren auch dort. Ich war vorher dort. <text:s/>– Es war halt so; ich konnte es nicht verhindern. <text:s/>Wenn ich mit den Leuten spreche, sagen sie: Ja, wir haben da ein Riesenproblem, weil die Logistik für Alternativen, damit wir die Ölversorgung weiterbetreiben können, überhaupt noch nicht gegeben ist. Wenn ich dann die Vorschläge nachrechne, die es gibt, dann komme ich zu dem Ergebnis, dass es keineswegs so ist, dass die Raffinerie in irgendeiner Weise gesichert ist. <text:s/>Also, ich bitte Sie einfach, darüber nachzudenken, dass, wenn man die Ziele umsetzen will, die Sie hier vortragen – und die sind ja gut und richtig; die unterstützen wir auch gerne –, wir dann auch alles dafür tun müssen, dass es auch klappt. Und klappen tut es nicht, wenn man durch die Maßnahmen, die wir sonst ergreifen, zu einer Preisentwicklung beitragen, die nicht nur die Bürger in einer unerträglichen Weise belastet, sondern auch die Unternehmen, weil sie die Investitionen, die sie für neue Energien brauchen, nicht haben. Und deshalb überlegen Sie bitte, ob das alles richtig ist, was Sie tun. Ansonsten sind Ihre ambitionierten Ziele, die wir nachdrücklich unterstützen, eigentlich für die Tonne. <text:s/>Herzlichen Dank. <text:s/>Nächste Rednerin: für die Fraktion Bündnis 90/Die Grünen Dr. Julia Verlind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37</text:p>
          </table:table-cell>
          <table:table-cell table:style-name="ce2" office:value-type="string" calcext:value-type="string">
            <text:p>19.05.2022</text:p>
          </table:table-cell>
          <table:table-cell table:style-name="ce2" office:value-type="string" calcext:value-type="string">
            <text:p>ID203703900</text:p>
          </table:table-cell>
          <table:table-cell table:style-name="ce2" office:value-type="string" calcext:value-type="string">
            <text:p>Katharina Beck (BÜNDNIS 90/DIE GRÜNEN)</text:p>
          </table:table-cell>
          <table:table-cell table:style-name="ce2" office:value-type="string" calcext:value-type="string">
            <text:p>Herr Präsident! Meine lieben Kolleginnen und Kollegen! Liebe Bürgerinnen und Bürger! Liebe Zuschauerinnen und Zuschauer! Heute ist ein guter Tag für Unternehmen und für sehr viele Beschäftigte, auch für sehr viele im Gesundheitsbereich. <text:s/>Hinter dem Gesetzesnamen „Viertes Corona-Steuerhilfegesetz“ verbergen sich ziemlich viele echt tolle Dinge: für Unternehmen beispielsweise, dass die Verlustverrechnung endlich, und zwar nicht nur temporär, sondern dauerhaft, auf zwei Jahre ausgedehnt wird. Das wird uns für zukünftige Krisen fitmachen. Lieber Herr Güntzler, ja, man hätte auch rückwirkend noch mehr machen können. <text:s/>Aber das ist eine tolle Entscheidung, mit der wir uns zukunftsfest aufstellen; deswegen finde ich die großartig. <text:s/>Außerdem verlängern wir – davon profitieren kleine und mittelständische Unternehmen ganz besonders – noch mal die Investitionsfristen; denn die Situation bei den Lieferketten ist gerade wirklich schwierig – das wissen wir alle –, und durch diese Verlängerung kann man den Unternehmen in diesen schwierigen Zeiten helfen. <text:s/>Zum Homeoffice hatte der Kollege Herbrand schon etwas gesagt. Dieses Gesetz ist eine Kombination aus schnellem und pragmatischem Handeln, aber auch der zukunftsgerichteten Adressierung von Themen. Beim Thema Homeoffice ist es so: Wir verlängern jetzt kurzfristig die Pauschale um ein Jahr. Aber wir haben uns auch darauf geeinigt, in Bezug auf Arbeitszeiten, Arbeitszimmer und andere Themen, mit denen wir uns noch beschäftigen wollen, zu schauen – dafür war dieser Prozess sehr gut –, was Arbeit im 21. Jahrhundert eigentlich bedeutet, um dann zu einer guten steuerlichen Gesetzgebung zu kommen. Damit wird hier ein Anfang gemacht. <text:s/>Ein ganz besonderes Herzensanliegen ist mir, heute noch mal zu betonen, was wir im Parlament gemeinsam hinbekommen haben. Ich beziehe mich besonders darauf, dass wir den Kreis derjenigen deutlich ausgeweitet haben, die von der Steuerfreiheit beim Pflegebonus, aber eben auch bei anderen Boni profitieren. So viele Menschen im Gesundheitswesen haben Unermessliches geleistet. Da dürfen wir nicht nur auf die im Krankenhaus oder in der Langzeitpflege Tätigen schauen. Wir haben es im Parlament als Finanzpolitiker/-innen und auch als Gesundheitspolitiker/-innen geschafft, dass auch die fast 1 Million Medizinischen Fachangestellten, die vielen im Rettungsdienst tätigen Personen zumindest durch die Steuerfreiheit bei den Boni eine gewisse finanzielle Wertschätzung erfahren. Das ist großartig, und darüber freue ich mich persönlich ganz besonders. <text:s/>Noch mal zu den Details: Die Regelung gilt eben nicht nur für tarifliche Boni, sondern auch für freiwillig gezahlte und auch für einen sehr großen Personenkreis. <text:s/>Ein weiteres Thema – es klingt vielleicht vom Wording her technischer – sind die Steuererklärungsfristen. Kleine und mittelständische Unternehmen, auch größere Unternehmen, die Coronahilfen bekommen haben, wissen, wie unfassbar aufwendig es ist, die Überbrückungshilfen in den Steuererklärungen abzuwickeln. Die über 50 000 Steuerkanzleien, die sich damit beschäftigt haben, und die Hunderttausenden Menschen, die in den Steuerkanzleien arbeiten, haben dadurch eine riesige Last vor sich. Wir haben vorrausschauend über sehr viele Jahre ein gutes, abschmelzendes Modell geschaffen, das sogar über den Gesetzentwurf hinausgeht. Da sind, glaube ich, gerade alle – ich höre in die Szene hinein – wirklich dankbar und froh darüber, dass wir das gemacht haben. <text:s/>Sozialer ist es auch noch; denn anders als die Vorgängerregierung ermöglichen wir Menschen, die gar nicht beraten werden, endlich auch längere Fristen und ein bisschen mehr Entlastung. In diesem Sommer nach den Coronaeinschränkungen möchte man vielleicht lieber mal rausgehen, als sich hinzusetzen und seine Steuererklärung fertig zu machen. <text:s/>Es war das erste Gesetz, das ich als Berichterstatterin begleitet habe, <text:s/>und es hat mir richtig viel Freude bereitet. Ich möchte mich an dieser Stelle einmal persönlich bedanken bei der Parlamentarischen Staatssekretärin Hessel, mit der wir im Dialog waren, bei Markus Herbrand, bei Maximilian Mordhorst, bei Parsa Marvi, bei Nadine Heselhaus, bei Michael Schrodi und natürlich bei meinen vielen Grünenkolleginnen und ‑kollegen. Es war mir eine große Freude. <text:s/>Als Ausblick verweise ich auf die degressive AfA. Sie ist sehr gut. Wir handeln pragmatisch, wir handeln schnell als Regierung. Wir haben aber auch vereinbart: In Zukunft werden wir den Begriff „Steuern steuern“ weiterentwickeln in Bezug auf Zukunftsfähigkeit und Investitionen in Klimaschutz, in Digitalisierung und bessere Anreize. Auch da freue ich mich sehr auf den Prozess, das klug und zukunftsweisend hinzubekommen. <text:s/>Herzlichen Dank. Es ist ein gutes Gesetz. Ich freue mich auf die Zustimmung. <text:s/>Vielen Dank, Frau Kollegin Beck. – Als nächster Redner erhält das Wort der Kollege Christian Görke, Fraktion Die Linke.</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94</text:p>
          </table:table-cell>
          <table:table-cell table:style-name="ce2" office:value-type="string" calcext:value-type="string">
            <text:p>30.03.2023</text:p>
          </table:table-cell>
          <table:table-cell table:style-name="ce2" office:value-type="string" calcext:value-type="string">
            <text:p>ID209402700</text:p>
          </table:table-cell>
          <table:table-cell table:style-name="ce2" office:value-type="string" calcext:value-type="string">
            <text:p>Timo Schisanowski (SPD)</text:p>
          </table:table-cell>
          <table:table-cell table:style-name="ce2" office:value-type="string" calcext:value-type="string">
            <text:p>Sehr geehrte Frau Präsidentin! Werte Kolleginnen und Kollegen! Als Bundesrepublik Deutschland haben wir im vergangenen Jahr – wir haben es bereits <text:s/>gehört – insgesamt 1,3 Millionen Menschen aus anderen Ländern bei uns aufgenommen. Mehr als 1 Million davon sind Schutzsuchende, die aus der Ukraine vor Putins <text:s/>furchtbarem und verbrecherischem Angriffskrieg geflohen sind. Für unser Land bedeutet das einen gewaltigen nationalen Kraftakt, der getragen wird von großer <text:s/>Solidarität auf allen staatlichen Ebenen: <text:s/>von uns als Bund, von den Ländern, doch ganz besonders von den vielen Städten und Gemeinden und dem wirklich großartigen Einsatz und Engagement der <text:s/>Menschen vor Ort. <text:s/>Dafür lassen Sie uns hier und heute seitens des Deutschen Bundestages gemeinsam unseren großen Dank und Respekt aussprechen. <text:s/>Respekt und Dank an alle Städte und Gemeinden, deren Mitarbeiterinnen und Mitarbeiter sowie ganz besonders an alle ehrenamtlich Engagierten vor <text:s/>Ort! <text:s/>Doch bei allem Stolz auf das gemeinsam Geleistete lassen Sie mich auch ganz offen aussprechen: Ja, die Kommunen und staatlichen Institutionen kommen <text:s/>an die Grenze dessen, was sie leisten können. <text:s/>Auch das erleben wir vor Ort in unseren Wahlkreisen. <text:s/>Genau deshalb braucht es pragmatische Lösungen. Der vorliegende Antrag zielt ab auf die – ich zitiere – „bauliche Stärkung der sozialen Infrastruktur <text:s/>durch praxistaugliche Vereinfachungsfristen im Baugesetzbuch“. Doch diese Thematik ist keinesfalls neu und steht nicht das erste Mal auf unserer politischen <text:s/>Agenda. Schon vor knapp über einem Jahr, quasi sofort nach Putins Kriegsbeginn, haben wir hier im Deutschen Bundestag eine zielgerichtete Sonderregelung im <text:s/>Baugesetzbuch für Flüchtlingsunterkünfte beschlossen bzw. wiedereingeführt. Dies war richtig und wichtig. Im Kern ging es darum, dass wir die zuständigen <text:s/>Behörden in die Lage versetzt haben, den schnellen Bau von Unterkünften zu ermöglichen. <text:s/>Kurzum: Wir haben als Bund in dieser Frage von Anfang an schnell und zielgerichtet gehandelt. Und dabei bleiben wir. <text:s/>Sehr geehrte Damen und Herren, wenn wir von einem nationalen Kraftakt sprechen, dann heißt das: Alle staatlichen Ebenen sind gefordert, ihren Beitrag <text:s/>zu leisten. Und ich füge hinzu: Auch auf europäischer Ebene brauchen wir in dieser Frage feste Vereinbarungen für eine faire Verteilung. Das wäre ein <text:s/>Durchbruch, eine echte Entlastung. <text:s/>Doch bei allen Fingerzeigen auf den Bund, die ja nachvollziehbar sind: Der Präsident des Deutschen Städtetages, der Münsteraner CDU-Oberbürgermeister, <text:s/>hat recht damit, wenn er, wie letzte Woche geschehen, sagt, dass auch die Länder ihre Aufnahmekapazitäten deutlich ausbauen und dauerhaft vorhalten müssen. <text:s/>Genauso haben auch die Stimmen aus der kommunalen Familie recht, wenn sie sagen, dass wir hierfür mehr denn je starke und handlungsfähige Kommunen vor Ort <text:s/>brauchen. Sie sind es, die mit der Integration der Geflüchteten den sozialen und gesellschaftlichen Zusammenhalt in unserem Land sicherstellen. <text:s/>In diesem Zusammenhang füge ich für die SPD-Fraktion ausdrücklich hinzu: Dafür sind solide Kommunalfinanzen das A und O. Deshalb brauchen wir jetzt <text:s/>endlich eine Altschuldenlösung für hochverschuldete Kommunen. <text:s/>Dass sich die Bundesregierung zu ihrer Mitverantwortung bekennt, eine Lösung der Altschuldenproblematik herbeizuführen, begrüßen wir als SPD-Fraktion <text:s/>mit Nachdruck. Jetzt sind die betroffenen Länder aufgefordert, endlich auch ihren eigenen Länderbeitrag für eine gemeinsame Altschuldenlösung zu <text:s/>präsentieren. <text:s/>Sehr geehrte Damen und Herren, zum Abschluss meiner Rede stelle ich nochmals fest: Die Unterbringung und Integration von Schutzsuchenden bedeuten <text:s/>einen gewaltigen nationalen Kraftakt. Umso mehr blicken wir hierfür nach vorn auf das bevorstehende Bund-Länder-Treffen. Alle Akteure sind dort gefordert, <text:s/>gemeinsam eine konstruktive und bestmögliche Lösung zu erarbeiten. Genau das ist es, was die Menschen in unserem Land von uns als Politik erwarten. <text:s/>Herzlichen Dank und Glück auf! <text:s/>Der nächste Redner ist Matthias Helferich.</text:p>
          </table:table-cell>
          <table:table-cell table:style-name="ce2" office:value-type="string" calcext:value-type="string">
            <text:p>-</text:p>
          </table:table-cell>
          <table:table-cell table:number-columns-repeated="2" table:style-name="ce2" office:value-type="string" calcext:value-type="string">
            <text:p>x</text:p>
          </table:table-cell>
          <table:table-cell table:number-columns-repeated="1016"/>
        </table:table-row>
        <table:table-row table:style-name="ro1">
          <table:table-cell table:style-name="ce2" office:value-type="string" calcext:value-type="string">
            <text:p>33</text:p>
          </table:table-cell>
          <table:table-cell table:style-name="ce2" office:value-type="string" calcext:value-type="string">
            <text:p>11.05.2022</text:p>
          </table:table-cell>
          <table:table-cell table:style-name="ce2" office:value-type="string" calcext:value-type="string">
            <text:p>ID203300800</text:p>
          </table:table-cell>
          <table:table-cell table:style-name="ce2" office:value-type="string" calcext:value-type="string">
            <text:p>Renate Künast (BÜNDNIS 90/DIE GRÜNEN)</text:p>
          </table:table-cell>
          <table:table-cell table:style-name="ce2" office:value-type="string" calcext:value-type="string">
            <text:p>Herr Minister, ich will dieser von Ihnen so bezeichneten „unendlichen Geschichte“ zwei Fragen hinzufügen und um Ihre Bewertung bitten, weil es ja immer um die Fragen geht: Komme ich an Daten? Habe ich sie? Und nutze ich sie auch? Deshalb würde ich gerne einmal zu diesem Punkt eine Bewertung bekommen: Haben Sie es für sinnvoll gehalten und ist es im Augenblick ein Problem, dass im Kontext der Meldepflichten bei der Reform des Netzwerkdurchsetzungsgesetzes eben nicht die Quick-Freeze-Regelung genommen wurde, sondern gesagt wurde: „Es wird alles gleich von den Anbietern ans BKA geliefert. Dieses beklagt jetzt, dass dies gar nicht durchgeführt wird, auch nicht Quick Freeze.“? Man hat sich doch eigentlich damit geschadet, dass man in diesem Kontext noch einmal versucht hat, eine Art Vorratsdatenspeicherung einzuführen. Ich will sagen: noch ein Versuch, mit dem wir den Rechtsextremismus nicht erfolgreicher bekämpfen können. <text:s/>Zweite, kurze Frage: Was halten Sie denn von der Tatsache, dass auch vorhergehende Regierungen vorhandene Daten der Banken zum Thema Geldwäsche nie erfolgreich genutzt haben, obwohl sie vorlag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90</text:p>
          </table:table-cell>
          <table:table-cell table:style-name="ce2" office:value-type="string" calcext:value-type="string">
            <text:p>09.10.2024</text:p>
          </table:table-cell>
          <table:table-cell table:style-name="ce2" office:value-type="string" calcext:value-type="string">
            <text:p>ID2019010900</text:p>
          </table:table-cell>
          <table:table-cell table:style-name="ce2" office:value-type="string" calcext:value-type="string">
            <text:p>Stephan Brandner (AfD)</text:p>
          </table:table-cell>
          <table:table-cell table:style-name="ce2" office:value-type="string" calcext:value-type="string">
            <text:p>Danke schön. – Man bemerkte ja eine klammheimliche Genugtuung bei Ihnen, dass die Carolabrücke in Dresden nicht in Ihren Geschäftsbereich fällt. <text:s/>Vor einer Woche war den Medien zu entnehmen, dass die Bundesgütegemeinschaft Instandsetzung von Betonbauwerken e. V. eine Analyse vorgestellt hat, nach der 43 Autobahnbrücken auf deutschen Bundesautobahnen mit mehr als 50 Metern Länge die Note „ungenügend“ verdienen. Ich kenne aus der Schule noch die Note „ungenügend“; da war immer Hopfen und Malz verloren, <text:s/>und alles war am Ende. Welchen Einfluss haben diese 43 Brücken mit der Note sechs, die ich gerade genannt habe, auf das deutsche Autobahnnetz?</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53</text:p>
          </table:table-cell>
          <table:table-cell table:style-name="ce2" office:value-type="string" calcext:value-type="string">
            <text:p>21.09.2022</text:p>
          </table:table-cell>
          <table:table-cell table:style-name="ce2" office:value-type="string" calcext:value-type="string">
            <text:p>ID205308600</text:p>
          </table:table-cell>
          <table:table-cell table:style-name="ce2" office:value-type="string" calcext:value-type="string">
            <text:p>Gyde Jensen (FDP)</text:p>
          </table:table-cell>
          <table:table-cell table:style-name="ce2" office:value-type="string" calcext:value-type="string">
            <text:p>Herzlichen Dank. – Frau Präsidentin! Liebe Kolleginnen und Kollegen! Erst mal muss ich sagen: Liebe Union, es ist ein wunderbares Signal, dass uns allen hier im Hohen Haus die bestehenden Sprach-Kita-Strukturen so wichtig sind. <text:s/>Wir als FDP-Bundestagsfraktion sind der Meinung, dass frühkindliche Bildung, dass beste Startchancen für alle Kinder in Deutschland das elementarste Anliegen sind, wenn es darum geht, das Aufstiegsversprechen einzulösen. Sprache – das sehen wir doch eigentlich alle so – ist der Schlüssel für alles Weitere, was an Entwicklungsschritten folgt. Deshalb ist es absolut notwendig, dass Programme zur Sprachförderung in dauerhafte Strukturen überführt werden. Dauerhafte Strukturen müssen sich an den grundgesetzlich festgelegten Verantwortlichkeiten orientieren, und die liegen in diesem Fall – so steht es auch in Ihrem Antrag – bei den Ländern. <text:s/>Gerade weil wir als Ampelkoalition dieses Thema für absolut notwendig halten, wird es weiterhin Bundesmittel geben, die die Länder für die Sprachförderung einsetzen können. <text:s/>Dafür stellt der Finanzminister mit dem KiTa-Qualitätsgesetz in den nächsten zwei Jahren 4 Milliarden Euro für beste Kitas überall in Deutschland zur Verfügung. <text:s/>– Hören Sie zu, Frau Schön, es geht weiter. – Wir haben im KiTa-Qualitätsgesetz die Sprachförderung endlich als prioritäres Handlungsfeld festgelegt, und wir ermöglichen damit den Ländern, dass sie Bundesmittel in die Sprachförderung und damit in den Erhalt der Sprach-Kitas investieren können. <text:s/>Es ist völlig klar, dass diese nicht einfach über Nacht in neue Strukturen überführt werden können. <text:s/>Dazu brauchen die Länder eine verlässliche Aussage vom Familienministerium dazu, wie Sprach-Kitas mit den Mitteln aus dem KiTa-Qualitätsgesetz weitergeführt werden können. <text:s/>Jetzt kommen wir aber zu dem entscheidenden Punkt, nämlich zu dem Verantwortungsgefühl, das weiterzuentwickeln Sie den Ländern helfen müssen – das wäre toll –; denn dieses Verantwortungsgefühl scheint in den Ländern nicht so richtig zu bestehen. <text:s/>Und dazu brauchen die Kitas und die Fachkräfte, die Sie in Ihrem Antrag ansprechen – jetzt komme ich zu einem zweiten Punkt, der wichtig ist –, eine Sprach-Kita-Garantie von den Ländern, damit sie verlässlich weiterplanen können. <text:s/>Jetzt sprechen wir hier ganz viel über Verantwortung. Ich würde mich freuen, wenn wir diesen Weg gemeinsam beschreiten und gemeinsam abstimmen können. Diese Garantie hätten die Länder den Kitas, den Fachkräften geben können, als bekannt war, dass das Sprach-Kita-Programm des Bundes ausläuft. <text:s/>Dann hätte man frühzeitig, konstruktiv, gemeinsam an einer Übergangslösung arbeiten können. Sie haben meinen letzten Satz gehört: frühzeitig, konstruktiv, gemeinsam. Aber nichts von dem ist passiert. Letzte Woche tagte der Bundesrat. Das, was wir hörten, war, dass sich die Länder nicht bereit erklärt haben, sich mit dem Familienministerium an einen Tisch zu setzen, um an einer Übergangslösung zu arbeiten. <text:s/>Dieses ganze „Hätte, hätte, Fahrradkette“ bringt uns hier nicht weiter. Am Ende ist es ein Blame Game, das Sie hier spielen, und das ist absolut nicht angemessen angesichts der Lage, in der wir uns hier befinden. <text:s/>Sie hätten in Ländern dafür sorgen können, dass vermieden wird, dass sich Fachkräfte schon jetzt wegbewerben. Sie hätten dafür sorgen müssen, zu verhindern, dass die Strukturen so nicht mehr weitergeführt werden können. Und da nehme ich Sie mit in die Verantwortung; und Sie wissen genau, dass es auch Ihre Verantwortung ist, Frau Bär. <text:s/>Die Familienministerin arbeitet an einer Übergangslösung. Das haben wir heute von den Ampelkoalitionären gehört. <text:s/>Ich nehme Sie hier in die Verantwortung, weil Sie wissen, dass es Länderhoheit ist, <text:s/>weil Sie wussten, was in der mittelfristigen Finanzplanung steht, weil auch Sie Ihren Job sehr gut beherrschen. <text:s/>Frau Bär, Sie wissen, wie Haushaltspläne zu lesen sind. Ich würde mir wünschen, dass dieser destruktive Mechanismus wegfällt, dass die Länder nicht vorsorgen, obwohl sie wissen, dass sie vorzusorgen haben, und so lange Druck ausüben und abwarten, was passiert, bis der Bund dann in die Bresche springt. <text:s/>Ich finde, das ist dem Ganzen nicht angemessen. Es geht darum, zu zeigen – und das haben Sie sehr gut gemacht –, dass uns die Kinder und die Fachkräfte am Herzen liegen. <text:s/>Liebe Kolleginnen und Kollegen, Deutschland ist ein föderaler Staat, in dem der Bund und die Länder jeweils Aufgaben haben, die mit finanziellen Ressourcen verbunden sind, und das ist auch in diesem Fall so. <text:s/>Und im Übrigen – das wurde noch nicht erwähnt –: Wir hatten letzte Sitzungswoche Haushaltswoche. Die finanziellen Ressourcen, die Steuereinnahmen der Länder sind im Verhältnis zu denen des Bundes sehr üppig. Herr Ziemiak, Sie haben vorhin gesagt, dieses Haus kann sich auf etwas einigen. Dann können wir uns doch darauf einigen, dass Sie nach dieser Debatte das Telefon in die Hand nehmen, mit Ihren MPs telefonieren, die nämlich genau wissen, dass sie in der Verantwortung sind, damit diese sich zeitnah mit der Bundesfamilienministerin an einen Tisch setzen und an einer Übergangslösung arbeiten. Wir stehen hier alle bereit. <text:s/>– Wunderbar, dann können wir uns darauf einigen. Das wäre das erste Mal, dass die Union in dieser Zeit auch die Mitte des Hauses für solche Unterfangen nutzt. <text:s/>Noch einen Punkt, weil ich eben über Haushaltsverhandlungen sprach. <text:s/>– Hören Sie zu, Herr Ziemiak. <text:s/>Kommen Sie bitte zum Schluss. <text:s/>Ich komme zum Schluss, aber dieser Punkt ist wichtig. – Es gab Zeiten, da hatten wir den Eindruck, dass der Union haushalterische Verantwortung wichtig ist. <text:s/>Letzter Satz bitte, Frau Jensen. <text:s/>Daran erinnere ich Sie in diesem Moment. <text:s/>Wir freuen uns auf die Beratungen zu den Übergangslösungen, um das Sprach-Kita-Programm in ein richtiges Gesetz zu überführen und um dafür zu sorgen, dass sich keine Fachkraft wegbewirbt. <text:s/>Frau Jensen, bitte, das waren jetzt schon mehr als zwei Sätze. <text:s/>Ich komme zum Schluss. – Die Kitas in Deutschland sind der Schlüssel zur Sprache. <text:s/>Frau Jensen, jetzt muss ich Ihnen gleich das Mikro abstellen. <text:s/>Sie haben recht, Frau Präsidentin; aber ich glaube, der Punkt ist angekommen. <text:s/>Vielen Dank. <text:s/>Für die CDU/CSU hat das Wort Dr. Katja Leiker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85</text:p>
          </table:table-cell>
          <table:table-cell table:style-name="ce2" office:value-type="string" calcext:value-type="string">
            <text:p>09.02.2023</text:p>
          </table:table-cell>
          <table:table-cell table:style-name="ce2" office:value-type="string" calcext:value-type="string">
            <text:p>ID208507400</text:p>
          </table:table-cell>
          <table:table-cell table:style-name="ce2" office:value-type="string" calcext:value-type="string">
            <text:p>Ekin Deligöz, Parl. Staatssekretärin bei der Bundesministerin für Familie, Senioren, Frauen und Jugend</text:p>
          </table:table-cell>
          <table:table-cell table:style-name="ce2" office:value-type="string" calcext:value-type="string">
            <text:p>Frau Präsidentin! Liebe Kolleginnen und Kollegen! Geschätzter Kollege Bartsch, liebe Kollegin Silvia Breher, ja, die Lage ist ernst. Und es gibt <text:s/>Gründe, anzunehmen, dass sie noch ernster wird: die aktuelle Krankheitswelle; dass es Menschen auf der Flucht, zum Beispiel aus der Ukraine, gibt, die mit <text:s/>Kindern hierherkommen, die Gott sei Dank die Kitas besuchen. <text:s/>Ja, die Lage ist ernst. Aber, ehrlich gesagt, ist sie es nicht erst seit gestern, auch nicht seit vorgestern, sondern seit Jahren. Seit Jahren wissen <text:s/>wir, dass es hier einen Personalmangel gibt. <text:s/>Ich will nicht sagen, wie viele Reden alleine ich schon hier gehalten habe, in denen ich genau das immer wieder gesagt habe. <text:s/>Und ich will nicht wissen, wie viele Studien schon veröffentlicht wurden, die genau das besagt haben, von Bertelsmann-Studien bis hin zu diversen <text:s/>anderen Studien. <text:s/>Die Lage war in den letzten Jahren schon immer ernst. Nur, Sie haben sich bisher verdrückt, und jetzt wachen Sie plötzlich auf. Das wundert mich doch <text:s/>sehr, liebe Kolleginnen und Kollegen. <text:s/>Worum geht es aber? Es geht darum, dass wir jetzt diese akute Lage entschärfen müssen. Das müssen wir mit kurzfristigen Mitteln und langfristigen <text:s/>Antworten tun. <text:s/>Wir wollen motivierte, qualifizierte Menschen finden, die für die pädagogische Arbeit mit unseren Kindern in den Kitas zur Verfügung stehen – übrigens <text:s/>nicht nur dort, sondern auch in den Schulen und in der sozialen Arbeit. <text:s/>Es geht auch darum, die Arbeitsbedingungen für diese Menschen zu verbessern; auch das dürfen wir nicht hinten runterfallen lassen. Und ja, hier sind <text:s/>die Kommunen, die Träger und die Länder gefragt; das können Sie drehen und wenden, wie Sie wollen. Natürlich sind sie mit gefragt, weil sie mit in der <text:s/>Verantwortung sind. <text:s/>Und ja, auch wir als Bund sind gefragt. Und nein, Herr Bartsch, der Bund schreibt hier nicht nur Eckpunkte oder duckt sich weg, sondern der Bund <text:s/>handelt. <text:s/>Ich will Ihnen mal zeigen, wo wir überall handeln. Mit einem Bundesprogramm für praxisintegrierte Ausbildung analog dem dualen System haben wir <text:s/>derzeit 2 500 Erzieherinnen und Erzieher in Ausbildung. Sie werden die Ausbildung demnächst abschließen und auf dem Markt zur Verfügung stehen. Mit dem <text:s/>KiTa-Qualitätsgesetz investieren wir 4 Milliarden Euro <text:s/>in die Länder, in die Träger, in die Einrichtungen, in Personal, in die Qualität in den Einrichtungen, in die Personalgewinnung. <text:s/>Dazu will ich noch eins sagen: Wir haben hart darum gerungen; denn es kann nicht sein, dass dieses Geld in die Beitragssenkungen für die Eltern geht. <text:s/>Ich finde, das Geld gehört dorthin, wo die Menschen mit den Kindern arbeiten. <text:s/>Das wurde im Bundesrat anders gesehen. Das wurde auch nicht unbedingt von CDU und CSU unterstützt, weil die CSU das Geld in Bayern genauso in die <text:s/>Beitragssenkung investiert. Deshalb haben wir im Bundesrat kein anderes Ergebnis hingekriegt, als einen Kompromiss zu machen. Mir wäre es aber lieber gewesen, <text:s/>dass dieses Bündnis, das es offensichtlich hier gibt, auch im Bundesrat existiert <text:s/>und mit uns gemeinsam dafür gekämpft hätte. Das haben aber auch manche Bundestagsfraktionen nicht gemacht; um das hier festzuhalten. <text:s/>Ja, wir haben – meine Kollegin von der SPD, Frau Wagner, hat es auch gesagt – Milliarden in den Bereich der Kitabetreuung über die Umsatzsteuer <text:s/>investiert. Wir haben ein Aufstiegs-BAföG eingerichtet, gerade auch für die Berufe im sozialen Bereich, und demnächst gibt es eine bessere <text:s/>Umschulungsförderung – auch dank des Bürgergelds – im Bereich der erzieherischen Berufe durch die Bundesagentur für Arbeit. <text:s/>Auch die Gewerkschaften will ich an dieser Stelle erwähnen. Sie haben in den letzten Jahren hart dafür gekämpft, dass im Zuge der Tarifabschlüsse die <text:s/>Bezahlung von Erzieherinnen und Erziehern und pädagogischen Kräften gestiegen ist. Das ist noch ein Grund, warum wir auch auf dem sozialen Markt und bei Trägern <text:s/>aller Art eine stärkere Tarifbindung brauchen, liebe Kolleginnen und Kollegen. <text:s/>Mit den Ländern, wirklich mit den Ländern müssen wir an vielen Stellschrauben drehen – nicht gegen sie, nicht nebenher, sondern mit ihnen zusammen. <text:s/>Ich nenne hier nur ein paar Stichworte: Wir brauchen mehr entlohnte Ausbildungsplätze. Der Bund macht es mit seinen Programmen vor; aber es darf nicht bei <text:s/>Programmen bleiben, sondern das muss eigentlich flächendeckend, überall umgesetzt werden. Wir brauchen endlich den kompletten Wegfall von Schulgeld in den <text:s/>pädagogischen Ausbildungsschulen. <text:s/>Warum gibt es da ein Schulgeld? Wir brauchen die Ausweitung von Umschulungen und Weiterbildungen; daran arbeiten die Kolleginnen und Kollegen vom <text:s/>BMAS. Wir brauchen eine schnellere Anerkennung von ausländischen Abschlüssen und eine intensivere Berufsberatung in diesem Zusammenhang. Wir brauchen die <text:s/>Aufstockung der Ausbildungskapazitäten. Und wir müssen die Anerkennung und Wertschätzung gegenüber diesen Menschen auch hier im Bundestag immer und immer wieder <text:s/>wiederholen und dürfen ihre Arbeit nicht schlechtmachen, liebe Kolleginnen und Kollegen. <text:s/>Übrigens: All das zahlt sich aus. Ich nenne Ihnen mal ein paar Zahlen: Die Anzahl der Fachkräfte im Bereich der pädagogischen Arbeit hat sich seit <text:s/>2006 verdoppelt. Es arbeiten inzwischen 860 000 Beschäftigte im Bereich der frühkindlichen Bildung; das sind mehr als in der Automobilbranche in Deutschland. <text:s/>Das ist systemrelevant. Jede einzelne Person in diesem Bereich ist systemrelevant – für uns, für unsere Familien und für unsere Kinder. <text:s/>Und ja, kurzfristig brauchen wir auch noch andere Antworten. Natürlich müssen wir die Menschen vor Ort, die Erzieherinnen und Erzieher, in ihren <text:s/>Aufgaben unterstützen. Gerade deswegen gibt es inzwischen schon Möglichkeiten, gerade bei den Verwaltungstätigkeiten, bei den hauswirtschaftlichen Tätigkeiten <text:s/>die Erzieher/-innen zu unterstützen. Ich gebe Ihnen ein Beispiel: der Personalergänzungsfonds in Schleswig-Holstein. Da wird genau das gemacht. Auch die Stadt <text:s/>Tübingen arbeitet genau an solchen Konzepten, um herauszufinden: Wie können wir die Menschen unterstützen und ihnen Rückendeckung geben, damit sie mehr Zeit <text:s/>haben für die pädagogische Arbeit, mehr Zeit für unsere Kinder vor Ort? Es gibt inzwischen sogar Kommunen, die Wohnraum zur Verfügung stellen, um Fachkräfte <text:s/>anzuwerben. Ja, warum nicht? Wenn das die Idee ist, dann ist das auch die richtige Stellschraube. Darin unterstützen wir jede Kommune. <text:s/>Meine Ministerin Lisa Paus ist zur Stunde damit beschäftigt, Bund Länder, Kommunen, Träger, die da mit in der Verantwortung sind, und Verbände an <text:s/>einen Tisch zu holen. Wir koordinieren und nehmen alle Möglichkeiten wahr, um gemeinsam mit ihnen Ausbildung, Weiterbildung, Qualifizierung und bessere <text:s/>Arbeitsbedingungen in Deutschland voranzubringen. Wir argumentieren kraft der Argumente und mit all diesen Maßnahmen, die ich Ihnen gerade hier aufgezeigt habe. <text:s/>Und ja, wir haben auch Zuwanderung im Blick; denn auch das gehört dazu, wenn wir hier weiterkommen wollen. <text:s/>Wir brauchen mehr Menschen für Kitas, Horte, Kindertagespflege, und für sie brauchen wir die besten Arbeitsbedingungen. Und nein, mit uns wird es kein <text:s/>Qualitätsdumping in der Pädagogik geben. <text:s/>Liebe Kollegen und Kolleginnen, es geht um die Chancen unserer Kinder. Es geht ums Jetzt, es geht um die Zukunft. Dafür handeln wir sofort. <text:s/>Vielen Dank. <text:s/>Vielen Dank, Frau Staatssekretärin. – Nächste Rednerin ist die Kollegin Beatrix von Storch, AfD-Fraktion.</text:p>
          </table:table-cell>
          <table:table-cell table:style-name="ce2" office:value-type="string" calcext:value-type="string">
            <text:p>-</text:p>
          </table:table-cell>
          <table:table-cell table:style-name="ce2" office:value-type="string" calcext:value-type="string">
            <text:p>x</text:p>
          </table:table-cell>
          <table:table-cell table:number-columns-repeated="1017"/>
        </table:table-row>
        <table:table-row table:style-name="ro1">
          <table:table-cell table:style-name="ce2" office:value-type="string" calcext:value-type="string">
            <text:p>47</text:p>
          </table:table-cell>
          <table:table-cell table:style-name="ce2" office:value-type="string" calcext:value-type="string">
            <text:p>07.07.2022</text:p>
          </table:table-cell>
          <table:table-cell table:style-name="ce2" office:value-type="string" calcext:value-type="string">
            <text:p>ID204708100</text:p>
          </table:table-cell>
          <table:table-cell table:style-name="ce2" office:value-type="string" calcext:value-type="string">
            <text:p>Dr. Karl Lauterbach, Bundesminister für Gesundheit</text:p>
          </table:table-cell>
          <table:table-cell table:style-name="ce2" office:value-type="string" calcext:value-type="string">
            <text:p>Ich möchte nicht antworten, sondern ich muss antworten, weil ich das so nicht stehen lassen kann. <text:s/>Es ist, ehrlich gesagt, traurig, dass Sie immer noch versuchen, die Bürger über die Wirkung der Impfstoffe zu täuschen. <text:s/>Es ist tatsächlich so, dass wir, wie ich auch gesagt habe, einräumen müssen: Die Impfstoffe wirken zum jetzigen Zeitpunkt nicht perfekt zur Vermeidung der Infektionen. Sie vermeiden aber jeden Tag Todesfälle. <text:s/>Wenn wir diese Impfstoffe nicht hätten und nicht einsetzen würden, wären wir in einer katastrophalen Situation. Ich weise hier auf eine Zahl hin: Wir wissen, dass von den 80-Jährigen, die ungeimpft sind und die mit der BA.5-Variante infiziert sind, 10 Prozent versterben; das sind die Daten aus Portugal. 10 Prozent! Für eine Sekunde bitte ich alle, die hier im Raum sind, sich vorzustellen, was es bedeuten würde und was für eine Katastrophe das wäre, wenn wir jetzt eine solche Welle hätten und die Impfstoffe noch nicht hätten. <text:s/>Somit bitte ich Sie einfach: Machen Sie Oppositionspolitik, aber bitte nicht mit demagogischer Verfälschung dieser wichtigen Fakten! <text:s/>Das halte ich einfach nicht für verantwortlich. Wir müssen da zusammenstehen. Üben Sie gerne Kritik an dem, was wir tun! Aber bitte bleiben Sie bei der Wahrheit, was die Wirkung der Impfstoffe angeht. Denn wenn wir das nicht tun, bringen wir andere in Gefahr, die für diese Demagogie zum Teil mit dem Leben bezahlen müss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9</text:p>
          </table:table-cell>
          <table:table-cell table:style-name="ce2" office:value-type="string" calcext:value-type="string">
            <text:p>16.12.2021</text:p>
          </table:table-cell>
          <table:table-cell table:style-name="ce2" office:value-type="string" calcext:value-type="string">
            <text:p>ID20901600</text:p>
          </table:table-cell>
          <table:table-cell table:style-name="ce2" office:value-type="string" calcext:value-type="string">
            <text:p>Frank Schwabe (SPD)</text:p>
          </table:table-cell>
          <table:table-cell table:style-name="ce2" office:value-type="string" calcext:value-type="string">
            <text:p>Frau Präsidentin! Verehrte Kolleginnen und Kollegen! Verehrte Damen und Herren! Menschenrechte sind unteilbar, universell und unveräußerlich; man kann sie nicht mal abgeben, wenn man das selbst möchte. Sie gelten in Deutschland, sie gelten aber auch in anderen Teilen der Welt, und wir wollen alles dafür tun und alles dazu beitragen, um ihnen Geltung zu verschaffen. <text:s/>Wir wollen, dass Menschen in Freiheit leben, und Freiheit meint eben auch Freiheit, zu glauben, was man möchte, eine Religion auszuüben, sich einer Religion anzuschließen oder eben auch nicht. Ich will daran erinnern, dass das natürlich auch eine Verpflichtung im Inland ist, wenn wir das im Ausland anmahnen. Wir müssen immer daran denken, wenn wir über Moscheebauten, Minarette, Muezzinrufe und anderes reden: Das gilt entsprechend auch für uns. <text:s/>Der Kollege Michael Brand hat den Antrag der Union gerade vorgestellt. Im Antrag steht ausdrücklich, wie das Amt geschaffen wurde. Ich will unterstreichen: Das ist alles so richtig. Wir haben das gemeinsam auf eure Initiative hin vereinbart. Wir haben das Amt eines Beauftragten der Bundesregierung für weltweite Religionsfreiheit – aber eben auch für Glaubensfreiheit – geschaffen. Markus Grübel war der Erste, der das Amt ausgeübt hat. Er hat es durch seine Persönlichkeit geprägt, ausgewogen agiert, und, ich denke, er wurde allseits geschätzt. Deswegen will ich im Namen meiner Fraktion, aber wahrscheinlich auch von vielen anderen, herzlichen Dank sagen. <text:s/>Und das Amt wird bleiben. Das hat gestern Bundesministerin Svenja Schulze schon deutlich gemacht. Es gibt viele Menschen auf der Welt, aber auch in Deutschland, die unterdrückt werden, die Hoffnung in dieses Amt setzen und gerne hätten, dass ihnen geholfen wird, dass ihnen zugehört wird, und deswegen soll das Amt bleiben. <text:s/>Wir fangen also nicht bei null an, nicht in Deutschland und auch nicht international. Wir haben den EU-Sonderbeauftragten für Religions- und Weltanschauungsfreiheit, auch wenn die Stelle gerade nicht besetzt ist. Wir haben einen UN-Sonderberichterstatter für Religions- und Glaubensfreiheit, Ahmed Shaheed. Vorher war das Heiner Bielefeldt, der das Amt sehr geprägt hat. <text:s/>Ich glaube, man muss klarmachen: Bei der Religions- und Weltanschauungsfreiheit geht es um das Recht der Religionsausübung. Es geht aber nicht so sehr um das Recht von Obrigkeiten, darüber zu entscheiden, wie Religion ausgeübt wird. Das Recht, eine Religion zu haben, ist ein Freiheitsrecht, und so muss es auch verstanden werden. Es ist ein individuelles Recht auf Ausübung von Religion und eben kein Kollektivrecht. Deswegen will ich gerne Heiner Bielefeldt – der international wirklich eine führende Rolle innehat –, zitieren: <text:s/>Die Religionsfreiheit schützt nicht religiöse Dogmen oder religiöse Werte als solche, sondern die Freiheit von Menschen, sich in Fragen von Religion frei zu orientieren … ohne Angst und ohne Diskriminierung in Freiheit. <text:s/>Ich will noch mal deutlich machen: Es geht nicht darum, Obrigkeiten zu unterstützen, die definieren wollen, was Religion ist, wie Religion ausgeübt werden soll, sondern immer darum, Menschen die Freiheit zu geben, ihren Glauben, ihre Religion entsprechend auszuüben. Und das können viele Menschen auf der Welt eben leider nicht. Das ist das Problem. Nach den Zahlen des Pew Resarch Centers von 2019 ist es so, dass in 52 Ländern auf der Welt die Religionsfreiheit und die Freiheit von Religionsgemeinschaften hohen oder sehr hohen Restriktionen ausgesetzt ist, <text:s/>dass in 70 Ländern es Blasphemie- oder Antikonversionsgesetze gibt. Viele sind davon betroffen weltweit: vor allem Juden, Christen, Muslime, aber auch kleinere religiöse Gruppen oder Religionsgemeinschaften wie die Ahmadiyya in Pakistan, die Bahai im Iran oder die Kopten in Ägypten; die Aufzählung ist nicht vollständig, man könnte viele andere Gruppen hinzufügen. All die verdienen unsere Aufmerksamkeit und unsere Unterstützung. <text:s/>In diesem Sinne will ich betonen: Religions- und Weltanschauungsfreiheit ist ein wichtiges Menschenrecht. Es darf aber nicht in künstlichen Gegensatz zu anderen Menschenrechten gesetzt werden, zum Beispiel zum Menschenrecht auf Meinungsfreiheit. Deswegen ist es manchmal ein nicht ganz einfacher Diskurs, den wir zu führen haben. Aber es ist ein wichtiger, ein richtiger Diskurs, ein spannender Diskurs, und wir werden ihn auch in den nächsten vier Jahren hier gemeinsam führen. <text:s/>Vielen Dank. <text:s/>Nächster Redner: für die AfD-Fraktion Jürgen Brau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39</text:p>
          </table:table-cell>
          <table:table-cell table:style-name="ce2" office:value-type="string" calcext:value-type="string">
            <text:p>31.05.2022</text:p>
          </table:table-cell>
          <table:table-cell table:style-name="ce2" office:value-type="string" calcext:value-type="string">
            <text:p>ID203909900</text:p>
          </table:table-cell>
          <table:table-cell table:style-name="ce2" office:value-type="string" calcext:value-type="string">
            <text:p>Steffen Bilger (CDU/CSU)</text:p>
          </table:table-cell>
          <table:table-cell table:style-name="ce2" office:value-type="string" calcext:value-type="string">
            <text:p>Frau Präsidentin! Liebe Kolleginnen und Kollegen! Liebe Frau Ministerin Lemke, Sie haben bei der ersten Beratung Ihres Haushalts hier im Hause vor gut zwei Monaten gesagt: <text:s/>Und sosehr wir uns jetzt um das Heute kümmern müssen, so sehr müssen wir dabei das Morgen im Blick behalten. <text:s/>Sie haben das angesichts des damals noch sehr jungen russischen Angriffskriegs auf die Ukraine und dessen Folgen gesagt. <text:s/>Ich stimme Ihrer Aussage voll und ganz zu, damals wie heute. Heute dauert der Krieg aber schon über ein Vierteljahr, und der Handlungsdruck wird Tag für Tag größer, <text:s/>und zwar in jedem Zuständigkeitsbereich dieser Bundesregierung, auch in Ihrem. <text:s/>Leider habe ich immer mehr den Eindruck, dass Sie diesem selbstformulierten Anspruch nicht gerecht werden. Wo kam es durch den Krieg denn zu einer neuen Prioritätensetzung im Bundesumweltministerium? Wo arbeiten Sie an neuen und an diese große Krise angepassten Antworten für das Morgen? Ein Weiter-so, das sture Abarbeiten des Koalitionsvertrages, Nibelungentreue zum grünen Parteiprogramm sind in meinen Augen alles, nur kein Krisenmodus. <text:s/>Dabei müssen Sie sich doch angesichts der enormen Herausforderungen, vor denen unser Land steht, vor denen Europa steht, auch die Frage stellen: Wo zwingt uns diese Situation, die Dinge auch einmal anders zu sehen, Prioritäten anders zu setzen, eigene Positionen pragmatisch zu revidieren? <text:s/>Leider habe ich in dieser Richtung von Ihnen seit Ende Februar nichts gehört. In der heutigen Debatte haben wir von Ihnen auch gar nichts gehört. <text:s/>Dabei könnten Sie die medial abgefeierte neue Hausfreundschaft mit Ihrem Landwirtschaftskollegen Özdemir nutzen und sich gemeinsam in Brüssel für einen pragmatischen Weg bei der Umsetzung der neuen Gemeinsamen Agrarpolitik einsetzen, damit die deutschen und europäischen Landwirte jetzt einspringen können, wenn im Kriegsgebiet weniger Getreide produziert wird, wenn andernorts auf der Welt Hungersnöte drohen. <text:s/>Das tun Sie aber nicht, Frau Ministerin. <text:s/>Sie könnten die Frage nach dem vorübergehenden – und ich sage bewusst: vorübergehenden – Weiterbetrieb der drei noch am Netz befindlichen Kernkraftwerke – Kollege Hirte ist schon darauf eingegangen – offen prüfen lassen. Denn das, was Sie bisher gemacht haben – mit dem Bundeswirtschaftsminister zusammen –, war ja keine offene Prüfung, sondern es war eine Zusammenstellung aller Argumente, die dagegen sprechen. <text:s/>Sie haben aber eine Verantwortung, dass wir jetzt nicht noch länger Energie aus Kohle statt klimaneutraler Energie einsetzen müssen. Sie haben auch eine Verantwortung für die Versorgungssicherheit, die Sie wahrnehmen müssen. Das tun Sie hier aber nicht. <text:s/>Und Sie könnten sich angesichts der Inflation, der steigenden Preise – gerade bei Produktions- und bei Konsumgütern – in Brüssel für ein Belastungsmoratorium starkmachen. Auch aufgrund des Grünen Deals und der ganzen Auflagen, die da vorgesehen sind, kommt es ja zu Belastungen. Ein Belastungsmoratorium wäre das, was die Bundesregierung jetzt in Brüssel einbringen müsste. Das tun Sie aber nicht. <text:s/>Und Sie könnten dafür sorgen, dass Deutschland seine Infrastruktur schneller ertüchtigen kann, und zwar in allen Bereichen; damit wir die Kriegsfolgen bewältigen; damit wir Klimaneutralität erreichen können. Stattdessen gibt es nur in Teilbereichen Beschleunigung. Im Koalitionsvertrag stehen viele schöne Worte. In der letzten Sitzungswoche haben wir über Planungsbeschleunigung diskutiert; da wurde deutlich, wie groß die Unterschiede in den Koalitionsfraktionen sind. Es bleibt also zu befürchten, dass sich beim Thema Planungsbeschleunigung viel zu wenig tut. Dabei braucht Deutschland eine umfassende Beschleunigung. Und Deutschland braucht eine Umweltministerin, die sich dafür einsetzt. Das tun Sie aber nicht. <text:s/>Sie könnten sich in der Bundesregierung dafür starkmachen, dass Deutschland seine Abhängigkeit von Rohstoffimporten reduziert, indem die Kreislaufwirtschaft oberste Priorität bekommt, anstatt dass das Thema irgendwo im Niemandsland zwischen Ihrem Haus und dem Haus von Herrn Habeck verloren geht, dort, wo übrigens kein einziges von sage und schreibe 202 Fachreferaten das Thema überhaupt im Titel trägt. Das tun Sie aber nicht, vielleicht auch, weil Sie da keine so besondere Hausfreundschaft verbindet. <text:s/>Sie könnten auch, Frau Ministerin – obwohl Sie für den Klimaschutz ja nicht mehr zuständig sind –, die positive Klimawirkung von Biokraftstoffen anerkennen, wie Sie es früher selbst getan haben und wie es Ihre Parteifreundin Renate Künast getan hat, die noch vor einigen Jahren davon gesprochen hat, dass die Bauern die Ölscheichs von morgen werden. Sie könnten klarstellen, dass der Einsatz von Anbaubiomasse in Deutschland streng nach oben gedeckelt ist – übrigens strenger als von der EU verlangt –, dass es gesetzlich geregelte Nachhaltigkeitsanforderungen gibt, dass Abfall und Reststoffe klar Vorrang haben und dass Palmöl ohnehin ab kommendem Jahr nicht mehr angerechnet wird, weil wir das letztes Jahr so beschlossen haben. <text:s/>Sie könnten das tun, anstatt die vermeintliche Gunst der Stunde zu nutzen, die für die Erreichung der Klimaziele auf der Straße zurzeit wichtigste Alternative zu diffamieren und zu versuchen, ihr den Garaus zu machen. Das tun Sie aber nicht. <text:s/>Und Sie könnten schließlich als Verbraucherschutzministerin dafür sorgen, dass diese Bundesregierung Mehreinnahmen, die sie aufgrund der Inflation erzielt, dafür einsetzt, die Inflationslasten zu mildern, anstatt sich in Einzelmaßnahmen zu verlieren. Sie könnten sich für ein Gesamtkonzept einsetzen, das die Breite unserer Gesellschaft entlastet, zu dem eine Anpassung des Einkommensteuertarifs an die Preisentwicklung genauso gehört wie eine Absenkung der Stromsteuer und eine Energiepauschale, von der auch Studenten, Rentner und junge Familien in Elternzeit profitieren. Aber auch das tun Sie nicht. <text:s/>Mein Fazit: Frau Ministerin Lemke, das Vertrauen in die Politik steht und fällt mit dem Vertrauen der Menschen in die Fähigkeit, auf Herausforderungen und Krisen zu reagieren. Es gehört wirklich auch dazu, in der Lage zu sein, den eingeschlagenen Kurs da zu revidieren, wo es Sinn macht. <text:s/>Sie selbst haben in Ihrer ersten Haushaltsrede als verantwortliche Ministerin ja davor gewarnt, im Alten in der Hoffnung zu verharren, so doch noch eine Weile über die Runden zu kommen. Damals war mir nicht klar, dass sich diese Worte heute an Sie selbst richten. Mein Appell deshalb: Korrigieren Sie Ihre Politik! Kommen Sie endlich im Krisenmodus an! <text:s/>Die Kollegin Nadine Heselhaus hat jetzt das Wort für die SP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37</text:p>
          </table:table-cell>
          <table:table-cell table:style-name="ce2" office:value-type="string" calcext:value-type="string">
            <text:p>19.05.2022</text:p>
          </table:table-cell>
          <table:table-cell table:style-name="ce2" office:value-type="string" calcext:value-type="string">
            <text:p>ID203717500</text:p>
          </table:table-cell>
          <table:table-cell table:style-name="ce2" office:value-type="string" calcext:value-type="string">
            <text:p>Awet Tesfaiesus (BÜNDNIS 90/DIE GRÜNEN)</text:p>
          </table:table-cell>
          <table:table-cell table:style-name="ce2" office:value-type="string" calcext:value-type="string">
            <text:p>Sehr geehrte Frau Präsidentin! Geehrte Kolleginnen und Kollegen! Wie wir gehört haben, beinhaltet der vorliegende Gesetzentwurf Anpassungen im Zivilprozessrecht, die aufgrund von EU‑Verordnungen notwendig geworden sind. <text:s/>Ich möchte auf einen anderen Teil eingehen, nämlich die redaktionell-technischen Änderungen im Bereich des Vormundschafts- und Betreuungsrechts, und zwar im Rahmen der bereits in der letzten Wahlperiode beschlossenen Reform. <text:s/>Für weit über 1 Million Menschen ist in Deutschland eine Betreuung eingerichtet. Die Gründe hierfür sind so vielfältig wie die Menschen und ihre Schicksale. Die Zahl der Betreuungen steigt von Jahr zu Jahr, und sie wird weiter steigen; das spüren nicht zuletzt unsere Amtsgerichte. Auf der anderen Seite haben wir die Beziehung zwischen Betreuerinnen/Betreuern und Betreuten. Das ist eine sehr individuelle, persönliche Beziehung. Sie stellt an die Sachkunde, an die moralische Integrität der Betreuerinnen und Betreuer große Anforderungen und verdient gerade deshalb feste rechtliche Grundlagen; denn die Betreuung kann den Unterschied zwischen Leben und Tod machen. <text:s/>Wir wollen die Bedarfe der Betreuten konsequent in den Mittelpunkt stellen. <text:s/>Die in der letzten Wahlperiode bereits beschlossene Reform geht dabei in die richtige Richtung, wenngleich ich an dieser Stelle keinen Hehl daraus machen möchte, dass wir uns mehr erhofft hätten, insbesondere wenn es darum geht, das Selbstbestimmungsrecht der Betreuten zu stärken. Dennoch wird die Qualität, etwa durch die nun erforderlichen Nachweise der Sachkunde, deutlich verbessert. Wir wollen die Reform zügig umsetzen, damit die positiven Elemente die Situation der Betroffenen verbessern können. <text:s/>Doch wir sind noch nicht da, wo wir hinwollen. Daher werden wir dieses Gesetz vor Ablauf der Legislaturperiode evaluieren und uns noch konsequenter für die Bedarfe der Betroffenen einsetzen. <text:s/>Für die CDU/CSU-Fraktion hat Susanne Hierl das Wor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19</text:p>
          </table:table-cell>
          <table:table-cell table:style-name="ce2" office:value-type="string" calcext:value-type="string">
            <text:p>07.09.2023</text:p>
          </table:table-cell>
          <table:table-cell table:style-name="ce2" office:value-type="string" calcext:value-type="string">
            <text:p>ID2011904100</text:p>
          </table:table-cell>
          <table:table-cell table:style-name="ce2" office:value-type="string" calcext:value-type="string">
            <text:p>Kathrin Vogler (DIE LINKE)</text:p>
          </table:table-cell>
          <table:table-cell table:style-name="ce2" office:value-type="string" calcext:value-type="string">
            <text:p>Sehr geehrte Frau Präsidentin! Liebe Kolleginnen und Kollegen! Herr Lauterbach, Sie versprechen andauernd irgendwelche großen Dinge: Krankenhausreform, Gesundheitskioske, Unabhängige Patientenberatung, Digitalisierung, Long-Covid-Forschung, bessere Notfallversorgung. Aber mit Blick auf den aktuellen Haushaltsentwurf der Bundesregierung sind das alles ungedeckte Schecks. <text:s/>Um mehr als ein Drittel soll beim Gesundheitsministerium gekürzt werden. Und trotz der riesigen Probleme, die schon vor der Pandemie da waren, will diese Ampel sogar weniger für Gesundheit und Pflege ausgeben als vor Corona. <text:s/>Versprochen haben Sie zum Beispiel, die Legalisierung von Cannabis mit einer Aufklärungskampagne zu begleiten. Aber der Ansatz für Sucht- und Drogenprävention soll von 13 Millionen Euro auf 9 Millionen Euro gekürzt werden. Wie soll das denn bitte gehen? <text:s/>Sie haben 100 Millionen Euro für die Long-Covid-Forschung versprochen. Daraus wurden erst 40 Millionen Euro, dann 20 Millionen Euro. Aber selbst das gibt dieser Haushalt nicht her. Das ist doch eine Schande! <text:s/>Der Zuschuss zur Pflegeversicherung wird gestrichen; der Zuschuss zum Gesundheitsfonds wird trotz Inflation eingefroren, und das alles trotz Ihres Versprechens, dass nirgends Leistungen gekürzt werden sollen. Manchmal habe ich den Eindruck: Sie sind gar kein Gesundheitsminister, sondern ein Berufsversprecher. <text:s/>Versprochen haben Sie auch eine Krankenhausreform, die das unsägliche Fallpauschalensystem überwindet; aber Sie sind nicht einmal willens, dem aktuell drohenden Krankenhaussterben etwas entgegenzusetzen. <text:s/>Bei Pflege, Gesundheit, Suchtprävention, bei der Erforschung von Long Covid und ME/CFS – überall da, wo es den Menschen wirklich nutzen würde, brechen Sie alle Versprechen. <text:s/>Aber für Panzer, Raketen und Kampfdrohnen, dafür hat diese Ampel immer Geld. Die Linke macht diese Zeitenwende vom Sozialstaat zum Rüstungsstaat nicht mit. <text:s/>Die Kollegin Heike Engelhardt hat das Wort für die SP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40</text:p>
          </table:table-cell>
          <table:table-cell table:style-name="ce2" office:value-type="string" calcext:value-type="string">
            <text:p>01.06.2022</text:p>
          </table:table-cell>
          <table:table-cell table:style-name="ce2" office:value-type="string" calcext:value-type="string">
            <text:p>ID204000600</text:p>
          </table:table-cell>
          <table:table-cell table:style-name="ce2" office:value-type="string" calcext:value-type="string">
            <text:p>Christian Dürr (FDP)</text:p>
          </table:table-cell>
          <table:table-cell table:style-name="ce2" office:value-type="string" calcext:value-type="string">
            <text:p>Frau Präsidentin! Liebe Kolleginnen und Kollegen! Das Jahr 2022, also der Start dieser Regierungskoalition, steht unter Vorzeichen, die wir uns vor fast genau einem halben Jahr, während der Koalitionsverhandlungen, nicht hätten vorstellen können. Nicht nur spüren wir die wirtschaftlichen und sozialen Nachwirkungen des Höhepunktes der Coronapandemie; das alles rückt ja in den Hintergrund angesichts des Angriffskrieges Russlands in der Ukraine und der schrecklichen Bilder, die wir von dort täglich sehen. <text:s/>Die Zerstörung und das Leid, das wir dort sehen, sind schrecklich, und jegliche Unterstützung, die wir leisten, ist richtig und notwendig. Ich möchte daher an dieser Stelle noch einmal deutlich sagen: Egal was wir tun, wir dürfen uns an die Bilder aus der Ukraine nicht gewöhnen, meine Damen und Herren. Wir dürfen uns an diese Bilder nicht gewöhnen! <text:s/>Wir reagieren, indem wir eng an der Seite der Ukrainerinnen und Ukrainer stehen, die auch für die europäische Freiheit kämpfen. Wir unterstützen finanziell ganz konkret den ukrainischen Staat, damit er weiterhin funktioniert. Ganz konkret: In diesem Bundeshaushalt, abgestimmt mit den G 7, stellen wir 1 Milliarde Euro deutsches Steuergeld zusätzlich zur Verfügung, um die Funktionsfähigkeit des ukrainischen Staates aufrechtzuerhalten. Auch das ist ein wichtiges Signal dieser Haushaltsberatung, liebe Kolleginnen und Kollegen. <text:s/>Wir schaffen etwas Weiteres mit diesem Bundeshaushalt – es ist ja auch schon viel über Stellen gesprochen worden –: <text:s/>Beim Generalbundesanwalt, der der Dienstaufsicht des Bundesjustizministers untersteht, schaffen wir Stellen für die Verfolgung von Kriegsverbrechen. <text:s/>Diese Kriegsverbrechen in der Ukraine dürfen nicht ungesühnt bleiben; auch die deutschen Strafverfolgungsbehörden werden die Täter verfolgen. <text:s/>Wenn wir also über den Bundeshaushalt von diesem Jahr sprechen, sprechen wir über veränderte Gegebenheiten, über eine geopolitisch andere Welt als noch vor gut drei Monaten. <text:s/>Hier steht ja insbesondere das Sondervermögen für die Bundeswehr im Fokus. Der Bundeskanzler hat das hier am 27. Februar vorgeschlagen. Ich bin dem Bundesfinanzminister für seine Verhandlungsführung ausdrücklich dankbar; ich bin ihm dankbar, dass er die CDU/CSU-Bundestagsfraktion davon abgehalten hat, hier am Freitag einen absurden Abzählreim durchzuführen. <text:s/>Wir schaffen es mit diesem Sondervermögen, die Bundeswehr endlich so auszustatten, wie sie ausgestattet werden muss, wie eine moderne Armee ausgestattet werden muss. Das wurde in den vergangenen zwei Jahrzehnten sträflich vernachlässigt. <text:s/>Das dient nicht nur unserer eigenen Sicherheit, sondern das sind wir am Ende den Soldatinnen und Soldaten der Bundeswehr schuldig, um das auch klar zu sagen. <text:s/>Ein zweiter Punkt, der mir im Zusammenhang mit dem Sondervermögen wichtig ist: Wir weichen nicht von der Schuldenbremse ab. Wir schleifen nicht die Schuldenbremse im Grundgesetz, sondern wir werden dieses Sondervermögen, das speziell der Bundeswehr zur Verfügung steht, am Freitag mit Zweidrittelmehrheit beschließen. <text:s/>Vor allen Dingen, Herr Kollege Merz: Wir erhöhen nicht die Steuern. Ich war mir heute Morgen sicher, dass der Oppositionsführer erneut viele Fragen stellen wird, ohne eigene Konzepte vorzulegen. Aber an einer Stelle haben Sie mich blank überrascht – damit war nicht zu rechnen –: <text:s/>Sie werfen der SPD vor, sie hätte den Soli abschaffen müssen, damit Sie als CDU/CSU jetzt ernsthaft den Vorschlag machen können, den Soli für alle Menschen wieder einzuführen. Wie absurd ist das denn, meine Damen und Herren? Das ist die neue finanzpolitische Kompetenz der CDU/CSU in Deutschland. Absurd! Was für ein absurder Vorschlag! Ich hätte es mir nicht träumen lassen. <text:s/>Herr Merz, diese Bundesregierung, diese Koalition, ist mit einer doppelten Hypothek der 16-jährigen unionsgeführten Bundesregierungen gestartet. <text:s/>Erstens: eine vernachlässigte Bundeswehr. Ich sprach gerade darüber. <text:s/>Zweitens: eine sehr gefährliche Abhängigkeit von Russland bei Energie. Deshalb ist das im Koalitionsvertrag verankerte Thema Planungsbeschleunigung – wir wollen die Planungsbeschleunigung in Deutschland so voranbringen, dass wir die Planungs- und Genehmigungszeiten halbieren – dringlicher denn je. Hier sind wir in der letzten Sitzungswoche mit dem Ausbau von LNG-Terminals einen ersten Schritt gegangen, einen ersten wichtigen Schritt. Ich schlage vor, dass wir genau daran anknüpfen. <text:s/>Wir reden darüber, dass die Wirtschaft in den nächsten Jahren massive Investitionen tätigen muss. Das darf nicht Jahrzehnte dauern, sondern da brauchen wir schnelle Verfahren in allen Bereichen der Wirtschaft und der Industrie in Deutschland, aber auch bei den Infrastrukturvorhaben des Staates, meine Damen und Herren. Das, was wir hier vorgeschlagen haben, das, was wir beim Thema LNG-Terminals mit dem Ziel der Energieunabhängigkeit durch den Deutschen Bundestag gebracht haben, ist ja geradezu eine Blaupause für weitere Projekte, um die Transformation der Wirtschaft nach vorne zu bringen. <text:s/>Kaum ein anderes Land der Welt – ich will das zum Thema Klimaschutz an der Stelle sagen – hat in den letzten Jahrzehnten so viel Geld für Klimaschutz ausgegeben, aber so wenig beim Klimaschutz erreicht. Das müssen wir umdrehen. Wir brauchen Planungsbeschleunigung auch, damit wir energieunabhängig werden und endlich den Klimaschutz in Deutschland und die Transformation unserer Volkswirtschaft entsprechend voranbringen, liebe Kolleginnen und Kollegen. <text:s/>Diese Ampelkoalition ist ja angetreten, um das Leben der Menschen in Deutschland zu verbessern. <text:s/>Das mag erst pathetisch klingen; aber das ist jetzt sehr konkret, Herr Merz. Denn das, was wir jetzt sehen, ist, dass die letzten Wochen und Monate für viele Menschen sehr, sehr hart gewesen sind und dass es leider wahrscheinlich nicht einfacher wird. Ich denke an die Millionen Familien mit kleinen Einkommen, die die gestiegenen Preise jetzt sehr deutlich spüren und dennoch alles dafür tun, damit ihre Kinder alles bekommen, was sie brauchen. Ich denke an die Gastronomen in unserem Land, die erst unter der Pandemie gelitten haben und jetzt unter einem enormen Personalmangel leiden. Ich denke an die vielen Handwerksbetriebe, die weiterhin junge Menschen ausbilden und jeden Tag auf die Lieferwagen und ihre Transporte angewiesen sind. <text:s/>Ich finde es daher richtig, dass wir es in den letzten Wochen geschafft haben, so viele Entlastungen auf den Weg zu bringen, um all diese Menschen zu erreichen. Wir haben den Kinderbonus erhöht, die Heizkostenpauschale erhöht und die Einmalzahlung in Höhe von 100 Euro für Transferempfänger, die Energiepauschale in Höhe von 300 Euro für alle Erwerbstätigen, die Einführung des 9‑Euro-Tickets – das wurde gesagt – sowie die Senkung der Steuern auf Benzin und Diesel beschlossen. Wir erhöhen bei der Einkommensteuer dauerhaft und rückwirkend zum 1. Januar 2022 den Grundfreibetrag, den Arbeitnehmerpauschbetrag und die Pendlerpauschale. <text:s/>Meine Damen und Herren, wir werden für die Unternehmen in Deutschland den steuerlichen Verlustrücktrag dauerhaft ausweiten, was ich damals noch als Haushalts- und Finanzpolitiker in der Opposition immer gefordert habe. Mit dem, der in der Vergangenheit als Unternehmer in Deutschland solidarisch mit dem Steuerstaat war, weil er – oder sie – Steuern auf Gewinne gezahlt hat, muss jetzt auch der Steuerstaat in schwierigen Zeiten solidarisch sein. Das macht diese Regierungskoalition, liebe Kolleginnen und Kollegen. <text:s/>Wir entlasten gezielt und reagieren angemessen auf die aktuelle wirtschaftliche Lage und die hohe Belastung der Menschen in diesem Land. Heute tritt die Senkung der Energiesteuer in Kraft, um die Pendlerinnen und Pendler zu entlasten. Ich habe die ersten Meldungen dazu gesehen. Obgleich noch altes Benzin und alter Diesel in den Tanks ist, als die Steuersätze noch höher waren, sinken glücklicherweise heute Morgen die Preise an den Tankstellen. Wir müssen die Menschen im ländlichen Raum weiter im Blick behalten. 60 Prozent der Menschen in Deutschland wohnen nicht in urbanen Zentren, sondern im ländlichen Raum. Das sind viele Pendlerinnen und Pendler. Das sind viele Familien. Und diese Regierungskoalition behält genau diese Menschen im Blick; auch das will ich deutlich sagen. <text:s/>Wir schaffen mit diesem Bundeshaushalt etwas Weiteres. Über Bildung ist heute Morgen für meine Begriffe noch zu wenig gesprochen worden. Diese Bundesregierung bringt eine große BAföG-Reform auf den Weg und finanziert sie auch. <text:s/>Ja, ich muss das sagen, Herr Merz: Die letzte Bundesbildungsministerin, die über Milchkannen philosophiert hat, kam von der CDU. Ich will das in aller Klarheit sagen: Wir müssen an einer Stelle in Deutschland in einer Gerechtigkeitsfrage den Hebel umlegen. Die Frage, wie man im Leben vorankommt, darf nicht vom Elternhaus abhängig sein, sondern muss davon abhängig sein, wie man sich im Leben anstrengt. Jeder muss die gleichen Chancen haben, und dafür sorgen wir mit unserer BAföG-Reform. <text:s/>Ich will diesen Haushalt insgesamt ins Verhältnis setzen. Wir erhöhen die Investitionen um 50 Milliarden Euro. Das sind bis zum Jahr 2026 350 Milliarden Euro Investitionen des Bundes, mehr als jemals zuvor. Wir werden die Ausgaben im Bundeshaushalt 2022 um 77 Milliarden Euro reduzieren, und gleichzeitig machen wir 100 Milliarden Euro weniger Schulden als die Große Koalition 2021. Wir setzen die richtigen Prioritäten, und der Bundeshaushalt 2022 ist der Auftakt für den Bundeshaushalt des kommenden Jahres, über den wir hier bereits in wenigen Wochen diskutieren werden. Das ist der Unterschied zur unionsgeführten Vorgängerregierung. Herr Merz, wer immer mehr fordert und gleichzeitig zu hohe Ausgaben kritisiert, dem sage ich: Das passt nach meiner Rechnung nicht zusammen. <text:s/>Jetzt will ich auf Ihre Arbeit als Opposition während der letzten Wochen zu sprechen kommen. Wenn es nach Ihren Vorschlägen ginge, machten wir als Koalition in diesem Jahr 60 Milliarden Euro mehr Schulden. Das ist doch die Wahrheit, Herr Merz. Ich habe mir Ihre Anträge im Haushaltsausschuss sehr genau angeschaut. Sie wollen 60 Milliarden Euro aus dem Energie- und Klimafonds einsetzen für das, was Sie vorhaben. Sie nutzen also eine Rücklage, von der Sie selbst sagen, sie sei verfassungswidrig. Das passt nicht. Ich frage Sie: Welches Verfassungsorgan wollen Sie hinter die Fichte führen, das Bundesverfassungsgericht oder den Deutschen Bundestag? Herr Kollege Merz, das müssen Sie beantworten. <text:s/>Ich frage Sie: Wo ist Ihr Plan für die Rückkehr zur Schuldenbremse? Wo ist eigentlich der Plan der Union, um im kommenden Jahr zur Schuldenbremse zurückzukehren? Ich habe es schon mal gesagt und wiederhole es an dieser Stelle gerne: Die Schuldenbremse ist bei Christian Lindner und Olaf Scholz in besseren Händen als bei Friedrich Merz und Alexander Dobrindt, um das in aller Klarheit zu sagen, liebe Kolleginnen und Kollegen. <text:s/>Ich habe in der letzten Wahlperiode öfter gesagt, dass man Oppositionsarbeit so verstehen muss, dass man Serviceopposition ist, die intelligente Vorschläge macht und auch Alternativen zur Regierungsarbeit aufzeigt. Gerade die Öffentlichkeit hat aus meiner Sicht ein Anrecht darauf. Herr Kollege Merz, die 60 Milliarden Euro, die gemäß Ihren Haushaltsvorschlägen dem Energie- und Klimafonds entnommen werden sollen, fehlen in der Sache; denn Sie selbst sagen, das sei verfassungswidriges Geld. <text:s/>Stichwort „Serviceopposition“: Das, was wir in den letzten Wochen bei den Haushaltsberatungen seitens der CDU/CSU erlebt haben, ist keine Serviceopposition. Das ist eine einzige Servicewüste gewesen. Meine Damen und Herren, dabei ist haushaltspolitisch nichts, aber auch gar nichts von dem herumgekommen, was Sie vorgelegt haben. <text:s/>Ich will zum Schluss ein wichtiges Thema ansprechen, das Sie vorhin in Ihrer Rede angedeutet haben und das ein Kollege der CDU/CSU-Fraktion schon gestern bei der Debatte über die Finanzpolitik im Zusammenhang mit dem Einzelplan des Bundesfinanzministers erwähnt hat, nämlich die Altersversorgung in Deutschland. <text:s/>Diese Bundesregierung wird den Nachholfaktor in der Rente wieder einführen. Wir priorisieren im Haushalt so, dass wir in Zukunft in Richtung Kapitaldeckung/Teilkapitaldeckung bei der Altersvorsorge gehen. Ich bin da schon sehr verwundert, Herr Merz. Sie sagen nach 16 Jahren Verantwortung, bei der Rente sei es irgendwie gescheitert. Sie haben die Bundeskanzlerin gestellt. Mit Verlaub, das alles ist nicht – ich habe hier die letzten vier Jahre gesessen – an der SPD gescheitert, sondern vor allem an der Union, die bis heute kein Rentenkonzept vorlegen kann. Bis heute haben Sie keinen Vorschlag gemacht, aus dem hervorgeht, wie es besser geht. <text:s/>Ich will einen sehr konkreten Kürzungsvorschlag aufgreifen, den Sie als Fraktion vorgelegt haben. Sie kürzen bei der beruflichen Integration von Zuwanderern. Das mag erst mal wie ein kleiner Titel klingen. Ich glaube aber, das ist ein verräterischer Vorschlag, weil dahinter in Wahrheit eine andere Haltung bei einem viel größeren Thema steckt. <text:s/>Ich will Ihnen, Herr Merz, eine klare Frage stellen: Wollen Sie mit dem historischen Fehler der eigenen Partei aufräumen und Deutschland endlich zu einem modernen Einwanderungsland machen, oder wollen Sie das nicht? <text:s/>Es liegt im besten wirtschaftlichen und nationalen Interesse der Bundesrepublik Deutschland, dass wir endlich ein modernes Einwanderungsland werden; denn nur so werden wir die notwendigen Fachkräfte bekommen. <text:s/>Nur so werden wir die Renten der Zukunft absichern. Auf diese zentrale Zukunftsfrage, auf die wir im Koalitionsvertrag eingehen, haben Sie weder heute noch in der Vergangenheit eine einzige Antwort geliefert. Wir handeln. <text:s/>Ich danke Ihnen. <text:s/>Das Wort hat der Kollege Thorsten Frei für die CDU/CSU-Fraktion.</text:p>
          </table:table-cell>
          <table:table-cell table:style-name="ce2" office:value-type="string" calcext:value-type="string">
            <text:p>-</text:p>
          </table:table-cell>
          <table:table-cell table:style-name="ce2" office:value-type="string" calcext:value-type="string">
            <text:p>x</text:p>
          </table:table-cell>
          <table:table-cell table:number-columns-repeated="1017"/>
        </table:table-row>
        <table:table-row table:style-name="ro1">
          <table:table-cell table:style-name="ce2" office:value-type="string" calcext:value-type="string">
            <text:p>105</text:p>
          </table:table-cell>
          <table:table-cell table:style-name="ce2" office:value-type="string" calcext:value-type="string">
            <text:p>24.05.2023</text:p>
          </table:table-cell>
          <table:table-cell table:style-name="ce2" office:value-type="string" calcext:value-type="string">
            <text:p>ID2010513100</text:p>
          </table:table-cell>
          <table:table-cell table:style-name="ce2" office:value-type="string" calcext:value-type="string">
            <text:p>Christoph Meyer (FDP)</text:p>
          </table:table-cell>
          <table:table-cell table:style-name="ce2" office:value-type="string" calcext:value-type="string">
            <text:p>Frau Präsidentin! Meine sehr geehrten Damen und Herren! Uns eint in dieser Koalition das Ziel „Klimaneutralität 2045“. Wir werden diesen Weg in <text:s/>allen relevanten Bereichen zusammen gehen und gestalten. <text:s/>Das trifft auch auf die Wärmewende zu, oder nennen Sie es „Heizungswende“, die Reduzierung des CO2-Bedarfs im Gebäudebestand. <text:s/>Nach all den Aufregungen, die wir in den letzten Wochen hatten – „Wortbruch“ und ähnliche Formulierungen –, sollten wir uns alle ein wenig beruhigen. <text:s/>Wir werden hier im Parlament ein gutes Gesetz zusammen diskutieren und beschließen. <text:s/>Wenn hier im Parlament eine Debatte von der Union beantragt wird und wir darüber reden, dass wir unterschiedliche Positionen haben und dieses Gesetz <text:s/>verbessern werden, und wenn hier Aufregung aufkommt, dann frage ich mich doch: Welche Selbstverzwergung haben Sie als Parlamentarier in den letzten Jahren <text:s/>eigentlich durchlitten? <text:s/>Wir sind das Parlament. Wir sind die erste Kraft im Staate. Wir werden entsprechende Korrekturen vornehmen. Wir werden einen Kompromiss finden, meine <text:s/>Damen und Herren. <text:s/>Zu den Prämissen. Der Kollege Köhler hat schon einiges gesagt. Der Rechnungshof hat vor drei Jahren formuliert, dass die Umsetzung der Energiewende in <text:s/>Deutschland der teuerste und ineffizienteste Weg ist, den man hier beschreiten kann. Das darf uns bei diesem Gesetz nicht noch einmal passieren. Wenn der <text:s/>Rechnungshof das vor drei Jahren festgestellt hat, dann ist das auch ein Armutszeugnis genau für Kollegen wie Sie, Herr Jung, die das maßgeblich mitgestaltet <text:s/>haben. Der Rechnungshof hat gesagt, dass Sie in den letzten 16 Jahren den Weg der Energiewende falsch beschritten haben. Wir werden diesen Fehler beim <text:s/>Gebäudeenergiegesetz nicht noch mal machen. <text:s/>Klimaneutralität bedarf breiter Akzeptanz. Da muss man die Problemlagen offen diskutieren, und das tun wir. Die Wärmewende muss wirtschaftlich <text:s/>umsetzbar sein, und zwar für den Einzelnen – das haben wir schon gehört –, aber auch für den Staat insgesamt. Uns muss klar sein – das sage ich als <text:s/>Haushälter –, dass der Staat nicht alle Kosten übernehmen kann. Die Anforderungen an das Gesetz sind auch daran zu messen. Wir haben vereinbart, dass die <text:s/>Finanzierung über den KTF läuft. Wir müssen uns – deswegen ist es wichtig, dass wir die Fördersystematik parallel zur Beratung dieses Gesetzes hinbekommen – <text:s/>darüber im Klaren sein, dass mehr Geld nicht da sein wird. Wir können es uns bei diesem zentralen Thema nicht erlauben, dass nach einem halben Jahr <text:s/>gegebenenfalls der KTF leer ist und es heißt: Wir müssen irgendwo anders mehr Geld herbekommen. – Das werden wir nicht schaffen. Deswegen gilt auch hier: <text:s/>Gründlichkeit vor Schnelligkeit. <text:s/>Wir sollten auch nicht den Versuch unternehmen, einzelnen Gruppen in der Bevölkerung eine Art Sonderopfer abzuverlangen – Stichwort „Vermieter“. Die <text:s/>Anforderungen der Klimapolitik betreffen alle Gruppen in der Gesellschaft, und deswegen müssen auch alle Gruppen einen Beitrag leisten. Wir können nicht <text:s/>einzelne Gruppen gegeneinander ausspielen. Härtefälle müssen natürlich entsprechend geschützt werden, aber wir können nicht die Debatte führen: „Guter Mieter, <text:s/>böser Vermieter“. <text:s/>Es muss gleiche Regeln für alle geben. Das gilt auch für öffentliche Gebäude: Es darf keine Privilegierung des Staates, von Krankenhäusern oder <text:s/>sozialen Einrichtungen gegenüber den Menschen geben. Und: Wir müssen das GEG mit der kommunalen Wärmeplanung zusammendenken; auch das haben wir schon <text:s/>gehört. <text:s/>Wenn man diese Punkte zusammenzieht, dann wird sehr deutlich, dass wir andere Vorstellungen haben, wie wir zum Ziel der Klimaneutralität kommen. Uns <text:s/>eint das Ziel, aber über den Weg streiten wir. Dies werden wir jetzt in aller Ruhe mit der notwendigen Zeit, die wir brauchen, zusammenführen, und am Ende <text:s/>werden wir ein gutes Gesetz haben, meine Damen und Herren. <text:s/>Ich hatte gehofft, dass nach Herrn Spahn zumindest Herr Jung was Substanzielles sagt. <text:s/>Aber am Ende war es genauso wie in den letzten 16 Jahren unionsgeführter Bundesregierung: wieder kein Inhalt, wieder nichts, auf das man sich in einer <text:s/>Debatte einlassen kann. <text:s/>Deswegen ist es ein bisschen so wie bei all den anderen Themen, die Sie, Herr Spahn, und teilweise auch Herr Jung angeführt haben: Sie schlagen sich <text:s/>in die Büsche. Sie wollen die Verantwortung für die Fehler in der Gesellschaft hier in Deutschland, <text:s/>die Sie in der Bundesregierung in den letzten Jahren maßgeblich mitverursacht haben, nicht übernehmen. Das ist Ihr legitimes Recht als Opposition; <text:s/>aber es ist unser legitimes Recht, dass wir darauf nicht eingehen. <text:s/>Wir werden ein gutes Gesetz machen, und dieses Gesetz wird am Ende die Bürgerinnen und Bürger dieses Landes weiterbringen. Ich freue mich auf die <text:s/>parlamentarischen Beratungen, die sicherlich bald beginnen werden. <text:s/>Herzlichen Dank. <text:s/>Für die CDU/CSU-Fraktion erhält das Wort Michael Kießling.</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90</text:p>
          </table:table-cell>
          <table:table-cell table:style-name="ce2" office:value-type="string" calcext:value-type="string">
            <text:p>15.03.2023</text:p>
          </table:table-cell>
          <table:table-cell table:style-name="ce2" office:value-type="string" calcext:value-type="string">
            <text:p>ID209017100</text:p>
          </table:table-cell>
          <table:table-cell table:style-name="ce2" office:value-type="string" calcext:value-type="string">
            <text:p>Philipp Hartewig (FDP)</text:p>
          </table:table-cell>
          <table:table-cell table:style-name="ce2" office:value-type="string" calcext:value-type="string">
            <text:p>Sehr geehrter Herr Präsident! Liebe Kolleginnen und Kollegen! Die Sabotage der Nord-Stream-Leitungen ist ein ungeheuerlicher Akt gegen die kritische <text:s/>Infrastruktur mitten in Europa. Sie hat uns einmal mehr vor Augen geführt, wie sensibel eine Beeinträchtigung der Versorgungssysteme ist und wie wichtig eine <text:s/>Gewährleistung deren Schutzes insgesamt. In unserer dynamischen, vernetzten, von Digitalisierung geprägten Gegenwart ist es von außerordentlicher Bedeutung, die <text:s/>Risiken für die kritische Infrastruktur vorausschauend zu identifizieren und zielgerichtet auf mögliche Beeinträchtigungen reagieren zu können. <text:s/>Und ja: Im Fall der Sabotage der Nord-Stream-Leitungen sind noch viele Fragen offen. Nach den Medienberichten der vergangenen Tage gibt es weitere <text:s/>Anhaltspunkte für Deutungen. Es ist von großem Interesse, die Umstände der Sabotage möglichst vollständig aufzuklären und somit auch die Täter zu überführen. <text:s/>Das bedeutet – das wurde auch mehrfach angesprochen –: Generalbundesanwalt, Polizeibehörden und Nachrichtendienste ermitteln gründlich bzw. sammeln die <text:s/>Informationen. Natürlich ist die Öffentlichkeit an möglichst zügigen Ergebnissen anhand gesicherter Erkenntnisse interessiert. Aber dabei ist eben auch zu <text:s/>berücksichtigen, dass all das seine Zeit braucht. <text:s/>Während wir alle die Ermittlungsergebnisse abwarten, kann der Bundestag insbesondere über das Parlamentarische Kontrollgremium Erkenntnisse über die <text:s/>Arbeit der Nachrichtendienste in dieser Sache erlangen. Hier besteht die Pflicht zur Unterrichtung über Vorkommnisse besonderer Bedeutung. Darunter fällt <text:s/>zweifellos auch die Sabotage der Nord-Stream-Leitungen. Und es ist gut, dass sich das Parlamentarische Kontrollgremium zuletzt am Freitag von <text:s/>Bundesanwaltschaft, Bundesnachrichtendienst und Bundesamt für Verfassungsschutz hat unterrichten lassen. Auch angesichts der Kontrolle durch dieses Gremium und <text:s/>der berechtigten Erwartung baldiger Ermittlungsergebnisse ist für meine Fraktion kein Anlass für die Einsetzung eines Untersuchungsausschusses zu erkennen. <text:s/>Konkret – auch das wurde ansatzweise schon angesprochen –: Untersuchungsausschüsse dienen in erster Linie der zusätzlichen Kontrolle und Aufarbeitung <text:s/>von Regierungshandeln. <text:s/>Es steht aber völlig außer Frage, dass keine öffentlichen Stellen in Deutschland an dieser Sabotage beteiligt waren. Es gibt kein bekanntes Handeln <text:s/>deutscher Stellen, für das man in diesem Zusammenhang jetzt eine parlamentarische Untersuchung bräuchte. <text:s/>Die Beantragung eines Untersuchungsausschuss mit Fragen ins Blaue hinein – wie hier – : Das zeugt eher von einer fragwürdigen Einstellung der <text:s/>Antragsteller gegenüber deutschen Behörden wie dem Generalbundesanwalt. Zur Substanzlosigkeit des Antrags und zu den Motiven wurde ja schon ausreichend <text:s/>ausgeführt. Im Übrigen gab es auch mehrfach Unterrichtungen zu diesem Thema im Innenausschuss. <text:s/>Liebe Kolleginnen und Kollegen, neben diesem gravierenden Vorfall, um den es hier geht, gibt es viele Ereignisse in jüngerer Vergangenheit, welche uns <text:s/>im Hinblick auf die Bedeutung kritischer Infrastruktur sensibilisieren müssen. Das gilt für physische Einrichtungen wie auch für den Bereich Cyber, wobei <text:s/>letztlich das eine auch Auswirkungen auf das andere hat. Die möglichen Angriffspunkte unter anderem in den Bereichen Versorgung, Verkehr oder Kommunikation sind <text:s/>zahlreich, und ebenso vielschichtig müssen auch unsere Antworten sein. <text:s/>Dabei wird oft auch der Begriff der Resilienz verwendet. Neben der Abwehr von Gefahren geht es hierbei um Ausfallsicherungen, um die Härtung der <text:s/>Infrastruktur einerseits und den Aufbau von Redundanzen andererseits – gerade dort, wo man nicht härten kann. Um das ganz bildlich zu machen: Wir können nicht <text:s/>jede Straße oder jedes Stück Schiene mit letzter Sicherheit schützen. Es geht also um einen ganzheitlichen Ansatz. Deshalb ist es wichtig, dass unter anderem <text:s/>möglichst bald ein Gesetzgebungsverfahren für das im Koalitionsvertrag vereinbarte Kritis-Dachgesetz beginnt, welches dann die Sicherung kritischer <text:s/>Infrastruktur sektoren- und gefahrenübergreifend auf die Höhe der Zeit hebt. Ein enorm wichtiges Vorhaben! <text:s/>Denn bei diesen Fragen geht es nicht nur um das reibungslose Funktionieren grundlegender Alltagsprozesse. Es geht vielmehr um den Zusammenhalt in <text:s/>unserem Land und damit um das Fundament, auf dem unsere Freiheit aufbaut. Viele Akteure – innen wie außen – haben ein erhebliches Interesse daran, dieses <text:s/>Fundament zu erschüttern. Deshalb sind staatliche Vorsorge und Sicherung der kritischen Infrastruktur von enormem Wert für unsere Freiheit. <text:s/>Die Ermittlungen zur Sabotage der Nord-Stream-Leitungen werden hoffentlich bald zu einer vollumfänglichen Tataufklärung führen. Aus den <text:s/>Gesamtumständen werden sicherlich auch weitere Schritte für die Sicherung deutscher Infrastruktur abzuleiten sein. <text:s/>Abschließend kann ich aber für unsere Fraktion noch einmal sagen: Einen Untersuchungsausschuss zu dieser Sache halten wir nicht für das richtige <text:s/>Instrument. <text:s/>Vielen Dank. <text:s/>Vielen Dank, Herr Kollege Hartewig. – Nächster Redner ist der Kollege Dr. Volker Ullrich, CDU/CSU-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84</text:p>
          </table:table-cell>
          <table:table-cell table:style-name="ce2" office:value-type="string" calcext:value-type="string">
            <text:p>11.09.2024</text:p>
          </table:table-cell>
          <table:table-cell table:style-name="ce2" office:value-type="string" calcext:value-type="string">
            <text:p>ID2018401600</text:p>
          </table:table-cell>
          <table:table-cell table:style-name="ce2" office:value-type="string" calcext:value-type="string">
            <text:p>Dr. Christiane Schenderlein (CDU/CSU)</text:p>
          </table:table-cell>
          <table:table-cell table:style-name="ce2" office:value-type="string" calcext:value-type="string">
            <text:p>Sehr geehrte Frau Präsidentin! Liebe Kolleginnen und Kollegen! Es geht weiter mit der Kulturpolitik, und ich freue mich, dass wir heute in dieser Debatte mal so ganz kompakt über Kulturpolitik sprechen. <text:s/>Es gab zunächst sehr hohe Erwartungen, als Olaf Scholz kurz vor der Bundestagswahl in einem Gastbeitrag für einen neuen Schulterschluss in der Kulturpolitik warb. Es sollte ein Kulturplenum mit Künstlern, mit Politik und der Zivilgesellschaft organisiert werden. Nur, bis heute wurde dieses Kulturplenum noch nicht einmal eingerichtet. Dabei wäre der regelmäßige Austausch, das Gespräch, so wichtig. Stattdessen erhält Kulturstaatsministerin Claudia Roth einen Brandbrief nach dem anderen. Es gibt zu Teilen Kulturschaffende, die sich nicht mehr gehört fühlen. <text:s/>Es gab beispielsweise nur ein Auftaktgespräch mit der Kultur- und Kreativwirtschaft. Aktuell steckt der Wirtschaftsstandort Deutschland in einer Krise. Dazu zählt auch die Kreativwirtschaft als drittgrößte Branche mit fast 2 Millionen Beschäftigten. Auch diese ist gefährdet. <text:s/>Dazu gehört eben auch die Filmindustrie. Auch hier waren Sie, Herr Bundeskanzler, vor einem Jahr in Babelsberg und haben danach gefordert, dass das Studio Babelsberg erhalten bleiben muss. Jetzt erhielten auch Sie vor ein paar Wochen einen Brandbrief von den deutschen Filmstudios. Darin heißt es, Deutschland drohe von der Landkarte der internationalen Filmproduktionen zu verschwinden. <text:s/>Die Kulturstaatsministerin kündigt diese Reform seit drei Jahren an. Bis jetzt ist sie aber noch nicht umgesetzt. Die Länder sind noch nicht alle im Boot. Die Gespräche fanden viel zu spät statt. Dabei brauchen wir hier unbedingt Klarheit; denn sonst droht tatsächlich diese massive Abwanderung. <text:s/>Im Frühjahr löste Staatsministerin Roth eine beispiellose Protestwelle der Gedenkstätten aus, als ein sogenanntes Rahmenkonzept Erinnerungskultur aus der Tasche gezaubert wurde, ohne vorher mit den Fachleuten zu sprechen. Es war der Versuch, von oben herab eine geschichtspolitische Kehrtwende zu vollziehen. Alles sollte miteinander vermischt werden: der Naziterror, die DDR, die NSU-Morde, Rechtsextremismus, Kolonialismus, Einwanderungsgesellschaft. Dieses Konzept verabschiedete sich vom langjährigen Konsens, dass die nationalsozialistischen Verbrechen nicht relativiert werden dürfen. Erst nach der massiven Kritik haben Sie zurückgerudert. Aber es darf eben keine Ideologisierung unseres nationalen Gedenkens geben. <text:s/>Die richtige Antwort wäre gewesen, die Gedenkstätten im Kulturhaushalt zu stärken. Das ist eben nicht erkennbar. Sie stehen vor substanziellen Herausforderungen, und gleichzeitig werden deren Mitarbeiter sogar aus dem rechtsextremen Milieu bedroht. Dem müssen wir uns gemeinsam entgegenstellen. <text:s/>Gleiches gilt für die zunehmenden antisemitischen Aktionen und Boykottaufrufe in unseren Bildungs- und Kultureinrichtungen. Das dürfen wir nicht zulassen. Ich bekräftige daher hier noch mal ganz klar unsere Überzeugung: Es dürfen keine Bundesmittel in Kulturprojekte fließen, die dieses Geld für Antisemitismus missbrauchen; <text:s/>denn der Antisemitismus ist nicht von der Kunstfreiheit gedeckt. Als Union reichen wir Ihnen hierzu seit Monaten die Hand. <text:s/>Vor zwei Wochen gab es dann wieder Protestschreiben gegen Mittelkürzungen, diesmal von der Freien Szene. Die Petition dazu hat schon über 40 000 Unterzeichner. Darin werden Sie aufgefordert, die kulturpolitischen Fehlentscheidungen zu korrigieren. Aber stattdessen sehen wir neue Preise, zum Beispiel für Plattenläden, in Höhe von 1 Million Euro. Auch der KulturPass wird von Ihnen immer wieder angepriesen. Aber er ist eben kein Erfolgsschlager. Gerade mal 25 Prozent der Jugendlichen – das ist schon aufgerundet – haben sich hier registriert, trotz der millionenschweren Werbekampagne. Dabei bräuchten wir dieses Geld zum Beispiel dafür, um unser kulturelles Erbe zu bewahren. Wir fordern für den Kulturbereich eine nationale Resilienzstrategie, um unsere Kulturgüter vor Naturkatastrophen, Terror und Sabotage zu schützen. <text:s/>Nach drei Jahren grüner Kulturpolitik sind viele Vorhaben noch nicht erledigt. Es sind neue aufgetürmt worden, die aber noch nicht finanziert wurden. Grundsatzentscheidungen erscheinen in dem Lichte sehr widersprüchlich. Das ist ein Zickzackkurs und keine Kulturpolitik der Moderne. Die „FAZ“ spricht sogar von einem Scherbenhaufen; denn – so heißt es –: <text:s/>„Claudia Roth versteht ihr Amt […] nicht politisch, sondern aktivistisch. Deshalb schmiedet sie immer neue Projekte und vernachlässigt ihre Kernaufgaben.“ <text:s/>Wir fordern daher Transparenz und Priorisierung. Das ist in dieser Haushaltslage zwingend notwendig. <text:s/>Was auf keinen Fall passieren darf, ist, dass es wieder eine Haushaltssperre gibt, <text:s/>gerade im Kulturbereich, der von viel Engagement und von Projekten lebt. Das wäre katastrophal. Lassen Sie uns gemeinsame Fürsprecher für die Kulturschaffenden sein! <text:s/>Für die SPD-Fraktion hat das Wort Anja Troff-Schaffarzyk.</text:p>
          </table:table-cell>
          <table:table-cell table:style-name="ce2" office:value-type="string" calcext:value-type="string">
            <text:p>-</text:p>
          </table:table-cell>
          <table:table-cell table:style-name="ce2" office:value-type="string" calcext:value-type="string">
            <text:p>x</text:p>
          </table:table-cell>
          <table:table-cell table:number-columns-repeated="1017"/>
        </table:table-row>
        <table:table-row table:style-name="ro1">
          <table:table-cell table:style-name="ce2" office:value-type="string" calcext:value-type="string">
            <text:p>133</text:p>
          </table:table-cell>
          <table:table-cell table:style-name="ce2" office:value-type="string" calcext:value-type="string">
            <text:p>08.11.2023</text:p>
          </table:table-cell>
          <table:table-cell table:style-name="ce2" office:value-type="string" calcext:value-type="string">
            <text:p>ID2013304400</text:p>
          </table:table-cell>
          <table:table-cell table:style-name="ce2" office:value-type="string" calcext:value-type="string">
            <text:p>Lisa Paus, Bundesministerin für Familie, Senioren, Frauen und Jugend</text:p>
          </table:table-cell>
          <table:table-cell table:style-name="ce2" office:value-type="string" calcext:value-type="string">
            <text:p>Sehr geehrter Herr Seestern-Pauly, in der Tat ist es ein wichtiges Anliegen der Bundesregierung, beim Thema Kita nicht nur die Vereinbarkeit von Familie und Beruf zu verbessern, sondern eben auch die Kitas als frühkindliche Bildungseinrichtungen zu stärken. Deswegen haben wir das KiTa-Qualitätsgesetz auf den Weg gebracht und bereits verabschiedet. <text:s/>Wir wollen dabei aber nicht stehen bleiben, sondern es im Rahmen eines KiTa-Qualitätsentwicklungsgesetzes weiterentwickeln. Die Vorbereitungen dazu laufen. Sie haben auf die Arbeitsgruppe hingewiesen. Diese wird bis zum Ende des Jahres ihre Arbeit beendet haben, damit dann auch die Eckpunkte klar sind und wir zügig im ersten Quartal 2024 zur Vorlage eines Gesetzentwurfs kommen; denn wir wollen ja bis 2025 das Anschlussgesetz zum KiTa-Qualitätsgesetz auf den Weg bringen. Das war ja auch eine Vereinbarung, die wir im Rahmen der Verhandlungen zur Kindergrundsicherung getroffen haben. <text:s/>Sie dürfen eine Nachfrage stell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89</text:p>
          </table:table-cell>
          <table:table-cell table:style-name="ce2" office:value-type="string" calcext:value-type="string">
            <text:p>03.03.2023</text:p>
          </table:table-cell>
          <table:table-cell table:style-name="ce2" office:value-type="string" calcext:value-type="string">
            <text:p>ID208904000</text:p>
          </table:table-cell>
          <table:table-cell table:style-name="ce2" office:value-type="string" calcext:value-type="string">
            <text:p>Katja Keul, Staatsministerin im Auswärtigen Amt</text:p>
          </table:table-cell>
          <table:table-cell table:style-name="ce2" office:value-type="string" calcext:value-type="string">
            <text:p>Sehr geehrte Frau Präsidentin! Liebe Kolleginnen und Kollegen! Liebe Katja Leikert, zunächst einmal möchte ich meiner Namensschwester und Vorrednerin herzlich zum heutigen Geburtstag gratulieren. <text:s/>Zur Sache. Seit der letzten Aussprache in diesem Haus zur Verlängerung von UNMISS gab es leider wenig Anlass zu Optimismus. Die Ernährungskrise infolge des russischen Angriffskriegs gegen die Ukraine traf keine Region so schwer wie Ostafrika. Die Menschen im Südsudan sind weiterhin schweren Menschenrechtsverletzungen ausgesetzt. Kurz vor meinem Besuch im Südsudan im letzten April hat die Menschenrechtskommission einen erschütternden Bericht über das Ausmaß geschlechtsbezogener und sexualisierter Gewalt veröffentlicht. Frauenorganisationen vor Ort bestätigten mir im Gespräch diese geradezu endemische Gewalt und die nahezu universale Straflosigkeit im Land. Hinzu kommen die Auswirkungen des Klimawandels wie massive Überschwemmungen und lokale Dürren. <text:s/>Für 2023 gehen die Vereinten Nationen davon aus, dass rund drei Viertel der etwa 12 Millionen Einwohnerinnen und Einwohner auf humanitäre Hilfe angewiesen bleiben werden. Doch gerade die humanitären Helfer werden selbst Opfer der grassierenden Gewalt. Dabei wäre es eigentlich Aufgabe der Regierung, sich für den Schutz und die Versorgung der Bevölkerung einzusetzen. <text:s/>In kaum einem anderen Land überlagern sich Klimakrise, Bürgerkrieg, Hunger und Gewalt dermaßen wie im Südsudan. Dabei herrschte 2011 doch so eine große Hoffnung, als das jüngste Land Afrikas seine Unabhängigkeit erlangte. Doch schon 2013 eskalierten die internen Konflikte zu einem grausamen Bürgerkrieg. Während meines Besuchs hörte ich mehrfach sinngemäß: Was wir uns in diesem Land gegenseitig antun, hat uns früher der gemeinsame Feind nicht angetan. <text:s/>Mit dem Friedensabkommen von 2018 sollten die bewaffneten Auseinandersetzungen zwischen dem jetzigen Präsidenten Salva Kiir und seinem Vizepräsidenten Riek Machar beendet werden. Dieses Abkommen muss endlich umgesetzt werden, damit die Menschen im Südsudan wieder eine Perspektive haben. <text:s/>Doch die Integration der Milizen in die vereinigten Sicherheitskräfte verläuft nach wie vor äußerst schleppend. <text:s/>Sehr geehrte Damen und Herren, internationale Friedenseinsätze und die deutsche Beteiligung an ihnen sind keine Selbstverständlichkeit. Erneut sind wir gefragt, eine Abwägung vorzunehmen: Sind wir weiterhin überzeugt, dass die Mission einen Unterschied macht? Ist es vertretbar, unsere Soldatinnen und Soldaten in diesen Einsatz zu schicken? Die Antwort ist eindeutig: Ja. Gerade jetzt dürfen wir uns nicht auf Schauplätze in Europa zurückziehen, sondern müssen weiter Verantwortung im Rahmen der Vereinten Nationen übernehmen. Die aktuell 14 deutschen Blauhelme besetzen zentrale Dienstposten in den Stäben oder leisten ihren Beitrag als Militärbeobachter/-innen. Das ist auch wichtig; denn die nunmehr für Ende 2024 geplanten Wahlen benötigen ein Minimum an Sicherheit und funktionierenden Institutionen. Das alles ist im Moment nicht gegeben. Die Regierung Südsudans ermöglicht ihren Bürgerinnen und Bürgern nach wie vor kein Leben in Frieden und Freiheit. <text:s/>Meine Damen und Herren, UNMISS ist die größte Friedensmission der Vereinten Nationen und spielt für den Schutz der Zivilbevölkerung, die Sicherung der humanitären Hilfe und die Umsetzung des Friedensprozesses eine essenzielle Rolle. Das aktuelle Mandat des Sicherheitsrates der Vereinten Nationen endet am 15. März, von einer erneuten Verlängerung ist auszugehen. <text:s/>Gemeinsam mit unseren Partnern halten wir die südsudanesische Regierung nachdrücklich dazu an, ihrer Verantwortung gerecht zu werden und den Friedensprozess voranzutreiben. Gleichzeitig stehen wir der Bevölkerung zur Seite: durch humanitäre Hilfe, Stabilisierungsmaßnahmen und Entwicklungszusammenarbeit in dreistelliger Millionenhöhe. Unsere zivile Unterstützung ist hier weit größer als unser militärischer Beitrag. Die Personalobergrenze für die militärische Beteiligung an UNMISS soll weiter unverändert bei 50 liegen, auch wenn diese derzeit nicht voll ausgeschöpft wird. Ich möchte die Gelegenheit nutzen, allen Soldatinnen und Soldaten sowie allen zivilen Helfern zu danken, die sich unter diesen schwierigen Umständen für die Menschen im Land einsetzen. <text:s/>Seit 2011 hat dieser Einsatz stets eine große fraktionsübergreifende Unterstützung gefunden, und ich hoffe, das wird auch diesmal so sein. <text:s/>Vielen Dank. <text:s/>Das Wort hat der Abgeordnete Joachim Wundrak für die Af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76</text:p>
          </table:table-cell>
          <table:table-cell table:style-name="ce2" office:value-type="string" calcext:value-type="string">
            <text:p>15.12.2022</text:p>
          </table:table-cell>
          <table:table-cell table:style-name="ce2" office:value-type="string" calcext:value-type="string">
            <text:p>ID207614200</text:p>
          </table:table-cell>
          <table:table-cell table:style-name="ce2" office:value-type="string" calcext:value-type="string">
            <text:p>Dr. Holger Becker (SPD)</text:p>
          </table:table-cell>
          <table:table-cell table:style-name="ce2" office:value-type="string" calcext:value-type="string">
            <text:p>Fast, ja. – Sehr geehrter Herr Präsident! Liebe Kolleginnen und Kollegen! Ich freue mich, heute die Gelegenheit zu bekommen, über ein Thema zu sprechen, das mir als promoviertem Wissenschaftler selbst sehr am Herzen liegt. Als Mittelbauvertreter im Senat der Universität Heidelberg hatte ich mit den in dem Antrag angesprochenen Themen tatsächlich umfangreich zu tun. In meiner Zeit als wissenschaftlicher Mitarbeiter hatte ich selbst sechs Arbeitsverträge in dreieinhalb Jahren. Das war in den Jahren 1992 bis 1995. <text:s/>Ich erwähne das deshalb, weil es zeigt, in welch schwierigem Spannungsfeld wir uns bei diesem Thema schon seit Jahrzehnten bewegen und – erlauben Sie mir die Bemerkung – mit dem wir in Deutschland auch im internationalen Vergleich nicht wirklich alleine sind. Es scheint kein Land ein echtes Universalrezept bei diesem Thema zu besitzen. Ich hoffe allerdings, dass in der Evaluation der Blick über den Tellerrand gewagt wird und mal geschaut wird, welche Einzelheiten wir uns von anderen Ländern abschauen können. <text:s/>Lassen Sie mich hier kurz den Grundkonflikt skizzieren. Für die Personen, die eine akademische Karriere anstreben, ergeben sich sehr spezifische Anforderungen: auf der einen Seite der Anspruch der wissenschaftlichen Welt, die oft einem extremen Leistungsprinzip folgt, oft nach nicht besonders transparenten Maßstäben beurteilt und die Lehr- und Wanderjahre durchaus als essenziell voraussetzt, auf der anderen Seite der natürlich zutiefst verständliche Wunsch, dass man gerade in Lebensphasen, in denen man zum Beispiel eine Familie gründen möchte, über ein gewisses Maß an Planbarkeit verfügt. Das ist auch ein gesellschaftliches Ziel; denn die damit verbundene Sicherheit stärkt natürlich auch den Wissenschaftsstandort Deutschland, weil sie einfach das Umfeld attraktiver macht. Das heißt also, die Arbeitsbedingungen in der Wissenschaft zu verbessern, ist ein Ziel, das uns alle wirklich eint. Es stimmt: In der jetzigen Form und Anwendung kann das Wissenschaftszeitvertragsgesetz nicht einfach so fortbestehen; das ist, glaube ich, wirklich allen hier klar. <text:s/>Aus diesem Grund befindet sich das Gesetz gerade in der Evaluierungsphase, und wir erwarten die Reform Anfang des nächsten Jahres. <text:s/>Frau Gohlke, einige der Grundgedanken Ihres Antrags finden wir tatsächlich auch in unseren Einschätzungen wieder, zum Beispiel, dass die Dauer der Befristung, egal ob von Drittmittelprojekten oder Projekten aus der Grundförderung, der Dauer der Qualifizierungsphase entsprechen sollte, sodass es während solcher Phasen zu keinen Kettenverträgen kommt. Auch die Definition von zeitlichen Mindestansprüchen, die für die Qualifikation zur Verfügung stehen sollten, halten wir für sinnvoll, ebenso die verstärkte Einführung oder Nutzung von Tenure-Track-Programmen. <text:s/>An vielen Stellen halten wir den vorliegenden Antrag allerdings für zu wenig flexibel bzw. für den sehr unterschiedlichen Anforderungen der verschiedenen Fächer, der verschiedenen Hochschultypen oder der unterschiedliche Projektarten nicht wirklich adäquat angepasst. <text:s/>Ein Beispiel. Die globale Mindestlaufzeit eines Vertrags von zwei Jahren, wie sie gerade für das studentische Umfeld charakteristisch ist: Wenn man etwa eine Masterarbeit an einem Lehrstuhl schreibt, dann reichen diese zwei Jahre normalerweise nicht. Auch sehr typisch: Man organisiert einen Kongress mit. Auch die Definition der Qualifizierung ausschließlich als Promotion – Kollege Seiter hat das schon erwähnt – greift meines Erachtens zu kurz. <text:s/>Damit wir uns hier nicht missverstehen: Kettenbefristungen sind natürlich alles andere als erstrebenswert. An dieser Stelle nebenbei bemerkt: Auch hier im Bundestag, in unseren eigenen Büros, bei unseren eigenen Mitarbeiterinnen und Mitarbeitern, gibt es, ebenfalls gezwungenermaßen, Kettenverträge. <text:s/>Ich möchte an dieser Stelle einen Gedanken formulieren, der den eingangs erwähnten Grundkonflikt berührt und vielleicht Perspektiven aufzeigen kann. Wir sind in Deutschland tatsächlich schlecht darin, Durchlässigkeit bei Karrierewegen zu organisieren. Dies besser zu organisieren, wäre ein entscheidender Gewinn an Flexibilität und an beruflichen Optionen. Die Möglichkeit, leichter zwischen den Welten zu wechseln – aus der Akademie in die Wirtschaft oder die Verwaltung und wieder zurück –, davon könnten alle profitieren. <text:s/>In diesem Bereich sind uns andere Länder tatsächlich voraus. <text:s/>Das Aufbrechen von Karrieresilos, das wechselseitige Befruchten von unterschiedlichen Bereichen eines Themas, das grundlegende Kennenlernen unterschiedlicher Arbeitsbereiche und Methoden wären Ziele, die nicht nur viele Menschen in unserem Land persönlich, sondern auch uns als Gesellschaft voranbringen könnten. Die Reform des Wissenschaftszeitvertragsgesetzes kann dabei nur ein erster Baustein sein, ein kleiner Schritt hin zu einer moderneren, flexibleren und am Ende des Tages humaneren Lebensplanung; denn das ist das Ziel jeder sozialdemokratischen Politik – ebenso wie die Stärkung unseres Forschungsstandortes Deutschland. <text:s/>Vielen Dank. <text:s/>Vielen Dank, Herr Kollege Dr. Becker. – Letzte Rednerin zu diesem Tagesordnungspunkt ist die Kollegin Katrin Staffler, CDU/CSU-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24</text:p>
          </table:table-cell>
          <table:table-cell table:style-name="ce2" office:value-type="string" calcext:value-type="string">
            <text:p>27.09.2023</text:p>
          </table:table-cell>
          <table:table-cell table:style-name="ce2" office:value-type="string" calcext:value-type="string">
            <text:p>ID2012403700</text:p>
          </table:table-cell>
          <table:table-cell table:style-name="ce2" office:value-type="string" calcext:value-type="string">
            <text:p>Markus Frohnmaier (AfD)</text:p>
          </table:table-cell>
          <table:table-cell table:style-name="ce2" office:value-type="string" calcext:value-type="string">
            <text:p>Vielen Dank. – Frau Ministerin, Sie hatten gerade ausgeführt, dass Klimaflucht eine große Rolle spielt. Wir wissen heute gerade aus den entwicklungspolitischen Debatten relativ genau, dass der Großteil eben nicht angibt, aufgrund von Klimaveränderungen zu flüchten, sondern dass es ganz überwiegend darum geht, Rücküberweisungen in Heimatländer vornehmen zu können. Also, warum stellen Sie sich nicht dieser Realität? <text:s/>Und was gedenken Sie konkret dafür zu tun, um Rücküberweisungen als Anreiz für Migration zu reduzieren?</text:p>
          </table:table-cell>
          <table:table-cell table:style-name="ce2" office:value-type="string" calcext:value-type="string">
            <text:p>-</text:p>
          </table:table-cell>
          <table:table-cell table:number-columns-repeated="2" table:style-name="ce2" office:value-type="string" calcext:value-type="string">
            <text:p>x</text:p>
          </table:table-cell>
          <table:table-cell table:number-columns-repeated="1016"/>
        </table:table-row>
        <table:table-row table:style-name="ro1">
          <table:table-cell table:style-name="ce2" office:value-type="string" calcext:value-type="string">
            <text:p>31</text:p>
          </table:table-cell>
          <table:table-cell table:style-name="ce2" office:value-type="string" calcext:value-type="string">
            <text:p>28.04.2022</text:p>
          </table:table-cell>
          <table:table-cell table:style-name="ce2" office:value-type="string" calcext:value-type="string">
            <text:p>ID203109700</text:p>
          </table:table-cell>
          <table:table-cell table:style-name="ce2" office:value-type="string" calcext:value-type="string">
            <text:p>Andreas Mehltretter (SPD)</text:p>
          </table:table-cell>
          <table:table-cell table:style-name="ce2" office:value-type="string" calcext:value-type="string">
            <text:p>Sehr geehrte Frau Präsidentin! Meine Damen und Herren! Mit dem Kurs auf eine Energiewende haben wir ja schon lange die Weichen in die richtige Richtung gestellt. Wir brauchen die Energiewende, weil wir den Klimawandel begrenzen müssen. Wir brauchen die Energiewende, weil sie uns unabhängig von fossilen Energieträgern macht. Und wir brauchen die Energiewende, weil schon heute die Erneuerbaren die günstigste Form der Stromerzeugung sind. Die Richtung stimmt; aber die Geschwindigkeit hat bisher nicht gepasst. Gut, dass die Energiewende mit der neuen Regierung jetzt Fahrt aufnimmt! <text:s/>Mit dem sogenannten Osterpaket bringen wir eine große Beschleunigungsnovelle des Erneuerbare-Energien-Gesetzes auf den Weg. Schon in zehn Jahren wird der Strom in Deutschland größtenteils aus erneuerbaren Energien stammen. Saubere, sichere und bezahlbare Energie, dafür sind wir angetreten, das werden wir auch erreichen. <text:s/>Meine Damen und Herren, die Absenkung der EEG-Umlage auf null hatten wir schon im Koalitionsvertrag vereinbart. Die Absenkung ist wichtig, weil wir dadurch den Umstieg auf Strom gerade im Wärme- und Verkehrssektor erleichtern. Weil wir Strom einfach und effizient erneuerbar herstellen können, beschleunigen wir damit die Energiewende entscheidend. <text:s/>Gleichzeitig darf eine beschleunigte Energiewende niemanden überfordern. Wir wollen Preiseffekte als Lenkungsinstrumente einsetzen. Wir schaffen aber auch einen sozialen Ausgleich, wo es notwendig ist. Auch dafür ist die Absenkung der EEG-Umlage das richtige Instrument. Sie wirkt nämlich sozial gerecht: Haushalte mit geringerem Einkommen geben anteilsmäßig viel mehr für Strom aus als Haushalte mit hohem Einkommen. Die Absenkung der EEG-Umlage auf null entlastet gerade die Haushalte, die sich teure Energie nicht leisten können. <text:s/>Deswegen ist es sinnvoll, die Energiewende über den Bundeshaushalt und nicht über die Stromrechnung zu finanzieren. <text:s/>Meine Damen und Herren, bereits im letzten Jahr mussten wir gerade beim Gas einen massiven Preisanstieg beobachten. Putins Angriff auf die Ukraine hat die Energiepreise weiter steigen lassen. Und der hohe Gaspreis schlägt sich über die damit sehr teuren Gaskraftwerke auch im Strompreis nieder. Wir brauchen jetzt wirksame Entlastungen für die privaten Haushalte und für unsere Unternehmen. Deshalb haben wir zwei große Entlastungspakete auf den Weg gebracht, und deswegen ziehen wir die Absenkung der EEG-Umlage vor. <text:s/>Zum 1. Juli sinken die Strompreise um 3,7 Cent je Kilowattstunde; inklusive Mehrwertsteuer sind es sogar 4,4 Cent. So entlasten wir Haushalte und Betriebe schnell und zuverlässig um 6,6 Milliarden Euro in diesem Jahr. 130 Euro spart eine Familie mit 4 000 Kilowattstunden Jahresverbrauch in der zweiten Jahreshälfte durch die Absenkung der EEG-Umlage im Vergleich zu 2021. <text:s/>Wichtig ist, dass die Absenkung auch direkt bei den Stromverbraucherinnen und Stromverbrauchern ankommt. <text:s/>Deswegen haben wir im Gesetz vorgesehen, dass die Stromversorger diese Preisabsenkung zum 1. Juli zwingend weitergeben müssen. Mit einer Ergänzung der Regelung schärfen wir außerdem dort nach, wo Sachverständige in der Anhörung noch eine Lücke aufgezeigt haben. <text:s/>Meine Damen und Herren, Klimawandel, steigende Preise, die Abhängigkeit von Rohstoffimporten aus Russland und anderen Autokratien: Wir brauchen eine schnelle Energiewende, und wir brauchen schnelle und wirksame Entlastungen. Einen Baustein zu beidem – Energiewende und Entlastungen – leisten wir heute mit der Absenkung der EEG-Umlage auf null. <text:s/>Ich erteile das Wort Marc Bernhard, Af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85</text:p>
          </table:table-cell>
          <table:table-cell table:style-name="ce2" office:value-type="string" calcext:value-type="string">
            <text:p>09.02.2023</text:p>
          </table:table-cell>
          <table:table-cell table:style-name="ce2" office:value-type="string" calcext:value-type="string">
            <text:p>ID208508000</text:p>
          </table:table-cell>
          <table:table-cell table:style-name="ce2" office:value-type="string" calcext:value-type="string">
            <text:p>Ricarda Lang (BÜNDNIS 90/DIE GRÜNEN)</text:p>
          </table:table-cell>
          <table:table-cell table:style-name="ce2" office:value-type="string" calcext:value-type="string">
            <text:p>Sehr geehrter Herr Präsident! Liebe Kolleginnen und Kollegen! Auch wenn es manche Redner/-innen vom rechten Rand noch nicht verstanden haben: Wir <text:s/>stehen hier heute nicht, weil am Sonntag in Berlin Wahlen sind, <text:s/>sondern weil wir ein reales Problem in diesem Land haben: <text:s/>einen Fachkräftemangel in der frühkindlichen Bildung, der uns als ganze Gesellschaft trifft. Die Zahlen wurden von meinen Vorrednerinnen und ‑rednern <text:s/>schon genannt. Es wurde auch immer wieder darauf hingewiesen, dass dieses Problem kein neues ist, sondern dass uns dieses Problem schon seit Jahren, teilweise <text:s/>seit Jahrzehnten begleitet und dass in der Vergangenheit zu wenig passiert ist, <text:s/>um dem gerecht zu werden, da es am Ende doch immer wieder als privates Problem angesehen wurde. Aber eins ist klar – ich glaube, das zeigt auch diese <text:s/>Debatte heute –: „Mama macht das schon“ ist keine politische Lösung, wenn es um frühkindliche Bildung geht. <text:s/>Es geht vielmehr um eine gesamtgesellschaftliche Aufgabe, die am Ende uns alle betrifft. <text:s/>Es geht erstens um Vereinbarkeit, um die Frage, ob sich Paare die Kinderbetreuung und vor allem auch die Lohnarbeit gleichberechtigt aufteilen können. <text:s/>Viele wollen das, viele wollen heute schon weiter sein. Aber dafür brauchen sie die richtigen Rahmenbedingungen. <text:s/>Es geht aber zweitens – und das ist der wichtigste Punkt – nicht in erster Linie um die Eltern, sondern natürlich geht es um die Kinder. <text:s/>Kitas sind kein Ort der Aufbewahrung, sondern sie sind ein Ort der frühkindlichen Bildung. <text:s/>Damit sind sie vor allem auch der Ort, wo über Chancen in unserem Land und über Gerechtigkeit entschieden wird; denn der Grundstein dafür wird nicht <text:s/>erst in der Grundschule geschweige in der weiterführenden Schule gelegt, sondern schon in den Kitas, in der frühkindlichen Bildung. <text:s/>Drittens ist es natürlich eine Frage von Wertschätzung und Respekt für die vielen Menschen, vor allem die vielen Frauen, die in diesen Berufen trotz <text:s/>der Rahmenbedingungen Unglaubliches leisten, unsere Kinder begleiten, Bildungschancen schaffen und die dafür Respekt, Wertschätzung, aber vor allem gute <text:s/>Arbeitsbedingungen verdient haben. <text:s/>Die Arbeitsbedingungen sind am Ende der Dreh- und Angelpunkt. Es ist doch klar: Da, wo es schlechte Arbeitsbedingungen gibt, wo es schlechte <text:s/>Betreuungsschlüssel gibt, gehen die Leute aus diesem Job raus, da fehlen die Menschen. Das führt zu einem eingeschränkten Angebot. Das führt wiederum zu weniger <text:s/>Vereinbarkeit. Das führt wiederum zu weniger Fachkräften, weil mehr Menschen zu Hause bleiben müssen. Das heißt, wir sehen, dass sich bei diesem Problem immer <text:s/>wieder der Hund selbst in den Schwanz beißt. Gerade deshalb ist es die politische Aufgabe, diesen Teufelskreislauf zu durchbrechen, indem wir auf der einen <text:s/>Seite die Fachkräfte, die da sind, durch gute Arbeitsbedingungen halten und auf der anderen Seite mehr Fachkräfte anwerben. <text:s/>– Es wurde gerade gefragt: Wer regiert? Zum Glück die Ampel; denn wir machen hier schon ganz schön viel und haben vieles auf den Weg gebracht. <text:s/>Das machen wir, indem wir erstens kurzfristig auf mehr Weiterbildung und auf das Potenzial von fachnahen Gruppen setzen und auch Geringqualifizierte <text:s/>anwerben – nicht als Ersatz für Fachkräfte, sondern zur Entlastung von Fachkräften, damit diese mehr Zeit für pädagogische Tätigkeiten haben –, vor allem aber <text:s/>durch eine Verbesserung der Rahmenbedingungen, durch bessere Betreuungsschlüssel und vor allem durch mehr Qualität durch das KiTa-Qualitätsgesetz. Das ist für <text:s/>mich neben der Kindergrundsicherung eines der zentralen Vorhaben dieser Bundesregierung für mehr Gerechtigkeit und für die Kinder in diesem Land. <text:s/>Das tun wir, indem wir zweitens mittelfristig gemeinsam mit den Ländern die Ausbildungskapazitäten und vor allem die Rahmenbedingungen und die <text:s/>Arbeitsbedingungen für die Auszubildenden in diesem Land verbessern und indem wir die Abschlüsse von ausländischen Fachkräften endlich schneller anerkennen und <text:s/>auch dieses Potenzial besser nutzen. <text:s/>Ich muss sagen: Ich bin verdammt froh, dass wir endlich eine Bundesregierung haben, die auch an dieser Stelle auf Willkommenheißen setzt, auf schnelle <text:s/>Integration und darauf, dass wir die Menschen, die in diesem Land sind und die hier arbeiten wollen, nutzen. Wer hier auf Ausgrenzung setzt, wer hier auf <text:s/>populistische Sprüche setzt, der schadet am Ende den Familien in diesem Land. <text:s/>Drittens tun wir das, indem wir vor allem mit Ländern und Kommunen da, wo wir die Möglichkeiten haben, daran arbeiten, die Tarifbindung in diesen <text:s/>Bereichen zu stärken, und indem wir langfristig mehr Männer für diesen Beruf gewinnen, und zwar nicht, weil das die Voraussetzung für gute Arbeitsbedingungen <text:s/>ist bzw. weil nur dann Jobs gute Arbeitsbedingungen haben sollten, sondern weil Berufe kein Geschlecht haben und jeder Mensch in einem Beruf gut sein kann. Es <text:s/>sind ja verdammt schöne Berufe. Wir sollten endlich davon wegkommen, manche Berufe als typische Männerberufe und manche als typische Frauenberufe zu sehen. <text:s/>Wir sehen immer wieder – das zeigen Studien in der Pflege, aber gerade auch in der Erziehung –: Viele Menschen wären bereit, länger zu arbeiten und <text:s/>vor allem auch in die Arbeit zurückzukehren, wenn es bessere Arbeitsbedingungen gäbe. Um das zu schaffen – da sind wir mit Lisa Paus, mit dieser Regierung <text:s/>vorangegangen –, da brauchen wir die Länder, da brauchen wir die Kommunen, da brauchen wir einen gemeinsamen Kraftakt. <text:s/>Frau Kollegin. <text:s/>Das ist eine Frage von sozialer Gerechtigkeit. <text:s/>Kommen Sie zum Schluss, bitte. <text:s/>Das ist eine Frage der Unterstützung von Familien, aber am Ende auch von ökonomischer Vernunft. <text:s/>Frau Kollegin, kommen Sie bitte jetzt zum Schluss. Wir haben eine Aktuelle Stunde. <text:s/>Denn mehr Fachkräfte gibt es nur mit mehr Vereinbarkeit, und ein funktionierendes Wirtschaftssystem gibt es nur mit guter Sorgearbeit und guter <text:s/>Betreuungsqualität. <text:s/>Vielen Dank. – Nächste Rednerin ist die Kollegin Gyde Jensen, FDP-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76</text:p>
          </table:table-cell>
          <table:table-cell table:style-name="ce2" office:value-type="string" calcext:value-type="string">
            <text:p>15.12.2022</text:p>
          </table:table-cell>
          <table:table-cell table:style-name="ce2" office:value-type="string" calcext:value-type="string">
            <text:p>ID207609800</text:p>
          </table:table-cell>
          <table:table-cell table:style-name="ce2" office:value-type="string" calcext:value-type="string">
            <text:p>Michael Gerdes (SPD)</text:p>
          </table:table-cell>
          <table:table-cell table:style-name="ce2" office:value-type="string" calcext:value-type="string">
            <text:p>Sehr geehrte Frau Präsidentin! Meine Damen und Herren! Liebe Kolleginnen und Kollegen! Liebe Union, worüber reden wir hier heute? <text:s/>Im Wesentlichen geht es um Menschenrechte; das ist Sinn und Zweck des Lieferkettensorgfaltspflichtengesetzes, so wie es da steht. Dafür wurde es verfasst. <text:s/>Meine Damen und Herren, ich sage es noch einmal: Menschenrechte – dazu gehören auch umweltbezogene Themen – sind nicht verhandelbar, und sie sind auch nicht aufschiebbar. Menschenrechte sind unveräußerlich, nicht an Räume und Zeiten gebunden und älter als alle Staaten. Sie dürfen nicht von einem Gesetzgeber abhängig und in ihrem Geltungsbereich eingeschränkt werden. <text:s/>„Zeitenwende“ heißt im Übrigen nicht „Verzicht auf Menschenrechte“. <text:s/>Wir nehmen in Deutschland gerne die Einhaltung der Menschenrechte in Anspruch. Aber, meine Damen und Herren, für andere soll dies erst ab 2025 gelten? <text:s/>Meine Damen und Herren von der Union, ist Ihnen klar, was Sie den Arbeitnehmern abverlangen, die weltweit unter menschenunwürdigen Belastungen arbeiten? Glauben Sie mir: Ich als ehemaliger Bergmann und Gewerkschafter weiß, wovon ich spreche, wenn es um gute und um schlechte Arbeitsbedingungen geht. Noch Ende des letzten Jahrhunderts verunglückten viele Bergleute schwer oder tödlich – und das wegen schlechter Arbeitsbedingungen. Deswegen werden wir kein Gesetz hinauszögern, bei dem es um die Einhaltung von sozialen Mindeststandards wie beispielsweise dem Verbot von Zwangs- und Kinderarbeit geht. <text:s/>Die Arbeitsbedingungen in indischen Textilfabriken oder auf Kakaoplantagen in der Elfenbeinküste sind oft nicht zumutbar, und, meine Damen und Herren, das haben wir auch lange gemeinsam diskutiert. <text:s/>Ich will auch sagen: Kein Betrieb wird alleingelassen oder überfordert. So lehnt Deutschland Regelungen ab, die Unternehmen einen sofortigen Rückzug aus schwierigen Beschaffungsmärkten auferlegen. Das Prinzip „Befähigung vor Rückzug“ gilt für uns, und dahin werden wir auch das EU-Lieferkettengesetz weiterentwickeln. Unternehmen müssen nicht plötzlich Regionen mit schwachen Standards verlassen; stattdessen geht es um Verbesserungen für alle. Nur wenn dieses nicht gelingt, müssen Konsequenzen gezogen werden. <text:s/>Und ich glaube, das ist nicht zu viel verlangt, wie im Oppositionsantrag hier behauptet wird. <text:s/>Denn alle betroffenen Unternehmen erhalten Unterstützung vom Bundesamt für Wirtschaft und Ausfuhrkontrolle. Dafür – Bernd Rützel hat es gerade schon gesagt – stocken wir den Mitarbeiterstab des BAFA auf und erleichtern die Beantwortung der Berichtsfragebögen auf digitalem Weg. <text:s/>Und unterschätzen Sie bitte nicht unsere Unternehmen! Die können das. <text:s/>Das Lieferkettengesetz ist kein Sanktionsgesetz. Stattdessen helfen wir den Branchen, Initiativen zu entwickeln, Zertifizierungen zu erarbeiten und Menschenrechte zu stärken. Was daran „asozial“ sein soll, mag ich nicht nachzuvollziehen. <text:s/>Das wollen auch die allermeisten Staaten der Europäischen Union; Deutschland ist da nicht alleine. Im kommenden Jahr startet der Trilog, bei dem der Rat mit dem Europäischen Parlament und der Kommission die endgültige Richtlinie für das EU-Lieferkettengesetz aushandeln wird – also ein Grund mehr, keine nationale Verzögerung zu initiieren. <text:s/>Wie kommen Sie, liebe Union, darauf, dass die Bedingungen 2025 für die Umsetzung des Lieferkettengesetzes besser sein werden? Ich finde, das ist peinlich. <text:s/>Corona konnte keiner vorhersehen, den Ukrainekrieg in seiner Dimension auch nicht. Ich wäre dann also mit Prognosen in diese Richtung sehr vorsichtig. <text:s/>Das Einzige, das wir sagen können, ist: Es eilt. Wie ich eingangs sagte: Es geht um Menschenrechte. Und deshalb handeln wir jetzt. Menschenrechte gelten nicht nur in guten Zeiten. <text:s/>Ich wünsche Ihnen frohe Weihnachten und einen guten Rutsch in ein hoffentlich friedliches neues Jahr, und ich freue mich auf weitere Diskussionen mit Ihnen. <text:s/>Herzlichen Dank. Glück auf! <text:s/>Für Bündnis 90/Die Grünen hat das Wort Deborah Düring.</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38</text:p>
          </table:table-cell>
          <table:table-cell table:style-name="ce2" office:value-type="string" calcext:value-type="string">
            <text:p>17.11.2023</text:p>
          </table:table-cell>
          <table:table-cell table:style-name="ce2" office:value-type="string" calcext:value-type="string">
            <text:p>ID2013808200</text:p>
          </table:table-cell>
          <table:table-cell table:style-name="ce2" office:value-type="string" calcext:value-type="string">
            <text:p>Stefan Müller (Erlangen) (CDU/CSU)</text:p>
          </table:table-cell>
          <table:table-cell table:style-name="ce2" office:value-type="string" calcext:value-type="string">
            <text:p>Frau Präsidentin! Werte Kolleginnen und Kollegen! Um es gleich vorwegzusagen: Wir werden diesem Gesetz zustimmen. <text:s/>Das Gesetz enthält einiges, was sich mit den Vorstellungen der CDU/CSU-Fraktion deckt, um ein modernes Kapitalmarktrecht in Deutschland zu schaffen und damit die Regelungen an das 21. Jahrhundert anzupassen, beispielsweise den Vorschlag, Mehrstimmrechtsaktien einzuführen und Börsenmantelgesellschaften auch in Deutschland zu erlauben. Ich bin mir jedenfalls sicher, dass das, was hier vorgeschlagen wird und was wir gemeinsam beschließen werden, dazu beitragen wird – das ist ein Baustein –, dass wieder mehr deutsche Unternehmen in Deutschland an die Börse gehen. Wir wissen alle um die Problematik, dass Unternehmen, die überlegen, an die Börse zu gehen, dabei nicht unbedingt an Deutschland denken – das gilt für die Vergangenheit wie die Gegenwart –, sondern erwägen, dies zum Beispiel in den Vereinigten Staaten zu tun. Jedenfalls werden künftig die Möglichkeiten, die ein modernes Kapitalmarktrecht eröffnet, dazu führen, dass Wachstumsunternehmen einen Grund haben, in Deutschland zu bleiben, auch wenn natürlich mehr dazugehört als nur ein modernes Kapitalmarktrecht. Aber es ist ein richtiger Schritt in die richtige Richtung. <text:s/>Genauso begrüßen wir, dass es Verbesserungen für Start-ups gibt, sich Kapital zu beschaffen. Wir begrüßen auch ausdrücklich, dass die Regelungen zur Mitarbeiterbeteiligung verbessert werden. Das wird ein wichtiger Baustein sein, damit junge Wachstumsunternehmen und Start-ups die Möglichkeit haben, sich mehr Kapital zu beschaffen. Auch das geht in die richtige Richtung, liebe Kolleginnen und Kollegen. <text:s/>Aber wenn man sich mal anschaut, was aus den ursprünglichen Eckpunkten geworden ist, die von Bundesjustizminister und Bundesfinanzminister vorgestellt worden sind – von einem Diskussionsentwurf zur Regierungsvorlage über einen Kabinettsentwurf bis hin zu den Änderungsanträgen, die wir diese Woche in der Ausschusssitzung beraten haben –, dann muss man schon sagen: Das ganze Projekt ist immer unambitionierter geworden. <text:s/>Immerhin haben Sie die Erhöhung der Einkommensgrenzen für die Arbeitnehmersparzulage wieder aufgenommen. Also, Sie feiern sich jetzt für etwas, was ursprünglich drin war, zwischenzeitlich rausgenommen worden ist und jetzt wieder drin ist. Nichtsdestotrotz ist es richtig. <text:s/>Wir hatten das hier in der ersten Beratung und auch im Ausschuss kritisiert. Es ist gut, dass Sie erkannt haben, dass die Anlegerseite fehlt. Es ist gut, dass Sie erkannt haben, dass Deutschland mehr tun muss für die Vermögensbildung. Deswegen ist es gut, dass Sie aus der Anhörung und aus unseren Anregungen gelernt haben. <text:s/>Zusammenfassend kann ich sagen: Das, was wir heute beschließen, geht in die richtige Richtung geht. Aber um den Ansprüchen gerecht zu werden, Zukunft zu finanzieren oder Kapital für die Transformation zu mobilisieren oder den Finanzplatz Deutschland zu stärken, braucht es mehr als dieses Gesetz. <text:s/>Für die SPD-Fraktion hat das Wort Lennard Oehl.</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17</text:p>
          </table:table-cell>
          <table:table-cell table:style-name="ce2" office:value-type="string" calcext:value-type="string">
            <text:p>05.09.2023</text:p>
          </table:table-cell>
          <table:table-cell table:style-name="ce2" office:value-type="string" calcext:value-type="string">
            <text:p>ID2011709900</text:p>
          </table:table-cell>
          <table:table-cell table:style-name="ce2" office:value-type="string" calcext:value-type="string">
            <text:p>Dr. Franziska Kersten (SPD)</text:p>
          </table:table-cell>
          <table:table-cell table:style-name="ce2" office:value-type="string" calcext:value-type="string">
            <text:p>Sehr geehrte Frau Präsidentin! Sehr geehrte Frau Ministerin! Liebe Kolleginnen und Kollegen! Liebe Gäste! Wie einige von Ihnen wissen, komme ich aus einem kleinen Dorf in Sachsen-Anhalt. Zu Hause und immer, wenn ich im Wahlkreis unterwegs bin, bin ich von Natur umgeben, von Wäldern, Äckern, Wiesen mit Mohn- und Kornblumen, den großen Starenschwärmen, die sich aktuell auf den Äckern sammeln, und vielen anderen Wild- und Nutztieren. In meinem Torweg haben dieses Jahr 62 aktive Schwalbenpaare ihr Nest gebaut. Unsere Umwelt ist für mich also wirklich immer präsent. Genauso präsent ist der Gedanke, dass wir unsere Umwelt schützen müssen. <text:s/>Fakt ist, dass unser Umwelthaushalt etwas kleiner ist als im letzten Jahr. Gleichzeitig ist er im Vergleich zum Rest des Haushalts noch recht gut weggekommen. Warum bin ich dennoch optimistisch, was den Umweltschutz durch diese Regierung angeht? Was nicht im offiziellen Haushalt des Bundesumweltministeriums zu finden ist, sind die Mittel aus dem Klima- und Transformationsfonds. Aus diesem Fonds hat das BMUV Zugriff auf 4 Milliarden Euro bis 2026. Das haben wir schon zu Beginn der Legislaturperiode beschlossen und die Gelder nun auch über 2026 hinaus verstetigt. 4 Milliarden Euro für das Aktionsprogramm Natürlicher Klimaschutz sind eine wirkliche Größe, gerade im Vergleich zu dem Haushalt, den wir hier debattieren und der nur halb so groß ist. <text:s/>Durch das ANK können wir endlich großflächig in Projekte investieren, die die Synergien zwischen Klimaschutz, Naturschutz und Klimaanpassung nutzen, und das, weil wir mit und nicht gegen die Natur denken. <text:s/>Mein liebstes Beispiel dafür sind unsere Moore, von denen ich fast jedes Mal erzähle, wenn ich hier vorne stehe. Aktuell sind 95 Prozent unserer Moore entwässert, ein großer Teil wird als Acker genutzt. Aber im trockenen Zustand verbindet sich der im Torf gespeicherte Kohlenstoff mit Sauerstoff aus der Luft zu CO2. Ja, 7 Prozent unserer Emissionen sind praktisch auf entwässerte Moorböden zurückzuführen. Das Umweltministerium wird nun im Rahmen des ANK in den nächsten Monaten ein Programm veröffentlichen, mit dem die Wiedervernässung von Mooren endlich gefördert werden soll. Damit stoppen oder vermindern wir zumindest die Emissionen und holen auch einen ganz besonderen Lebensraum, das Moor, nach Deutschland zurück. <text:s/>Hochspezialisierte Tier- und Pflanzenarten wie die Rosmarinheide, das Braune Torfmoos, die Alpen-Smaragdlibelle oder der Seggenrohrsänger haben dadurch eine gute Chance, als Population zu überleben. Aber es muss ja nicht immer gleich ein ganzes Moor sein. Viele dieser Effekte sind auch dadurch möglich, dass man eine versiegelte Fläche entsiegelt und dort einfach eine Wiese wachsen lässt. <text:s/>Jedes kleine Projekt zählt! <text:s/>Eines der wichtigsten Förderprogramme des ANK ist deswegen das Förderprogramm für Kommunen, das das BMUV im Juli veröffentlicht hat. Auf meiner Sommertour habe ich vielen Ortsbürgermeistern, Unternehmerinnen und Vereinsvorsitzenden von den Möglichkeiten des ANK erzählt. Es ist ihr lokales Wissen, das wir für eine erfolgreiche Umsetzung des natürlichen Klimaschutzes brauchen. <text:s/>Ich möchte, dass auch noch meine Enkelkinder aufwachsen können zwischen Wiesen und Wäldern und nassen Mooren, die vielen Tieren und Pflanzen Schutz bieten. Deshalb bin ich sehr froh über diesen Haushaltsentwurf und die Mittel, die unsere Bundesregierung über das ANK zur Verfügung stellt. <text:s/>Vielen Dank. <text:s/>Anja Karliczek hat das Wort für die CDU/CSU-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46</text:p>
          </table:table-cell>
          <table:table-cell table:style-name="ce2" office:value-type="string" calcext:value-type="string">
            <text:p>06.07.2022</text:p>
          </table:table-cell>
          <table:table-cell table:style-name="ce2" office:value-type="string" calcext:value-type="string">
            <text:p>ID204608300</text:p>
          </table:table-cell>
          <table:table-cell table:style-name="ce2" office:value-type="string" calcext:value-type="string">
            <text:p>Andrea Lindholz (CDU/CSU)</text:p>
          </table:table-cell>
          <table:table-cell table:style-name="ce2" office:value-type="string" calcext:value-type="string">
            <text:p>Sehr geehrte Frau Präsidentin! Meine sehr geehrten Damen und Herren! Liebe Kolleginnen und Kollegen! Deutschland hat einen im internationalen Vergleich starken Bevölkerungsschutz. Das liegt an unseren professionellen Sicherheits- und Rettungskräften, und es liegt an den 1,7 Millionen Menschen, die sich in Deutschland ehrenamtlich in diesem Bereich engagieren. Allein 90 Prozent der Einsatzkräfte im Ahrtal waren ehrenamtliche Bürgerinnen und Bürger. Ihnen allen möchte ich heute an dieser Stelle zunächst einmal ein herzliches Dankeschön für ihren Einsatz zurufen. <text:s/>Zu diesen stillen Helden, liebe Kolleginnen und Kollegen, gehörte auch die 19-jährige Feuerwehrfrau Katharina, die am Abend des 14. Juli letzten Jahres gemeinsam mit ihrem Vater und den Kameraden von der Freiwilligen Feuerwehr Barweiler, ohne zu zögern, den Notrufen vom Campingplatz Stahlhütte folgte. Sie starb dort bei dem selbstlosen Versuch, eine bettlägerige Frau zu retten, und mit Katharina verloren in dieser Nacht rund 190 Menschen ihr Leben. <text:s/>Wir als Politiker im Bund, im Land und in den Kommunen sind es Katharina und den vielen anderen Opfern und ihren Angehörigen schuldig, die richtigen Lehren aus dieser Katastrophe zu ziehen. Wir müssen auch die richtigen Lehren aus den Folgen der Pandemie und des jetzigen Ukrainekrieges ziehen. <text:s/>Die alte Bundesregierung, liebe Kolleginnen und Kollegen, hat dafür bereits wichtige Weichen gestellt: Wir haben den THW-Haushalt in den letzten Jahren mehr als verdoppelt. Bereits im März 2021 wurden die Neuausrichtung des Bundesamtes für Bevölkerungsschutz und Katastrophenhilfe und das Gemeinsame Kompetenzzentrum Bevölkerungsschutz von Bund und Ländern als Plattform für alle relevanten Akteure auf den Weg gebracht, und das ist gut so. Wir haben im August 2021 auch den Cell Broadcast auf den Weg gebracht. Damit können Warnnachrichten direkt auf die Handys geschickt werden. Er wird in diesem Jahr eingeführt. <text:s/>Es ist gut, dass unsere Bundesinnenministerin diesen Weg weitergeht. Allerdings würde ich mir von ihr wünschen, dass sie sich nicht nur für das von uns bereits beschlossene und eingerichtete Kompetenzzentrum feiern lässt, sondern dass sie endlich auch Eigeninitiative entwickelt und Führungsstärke zeigt. <text:s/>Sie hätte hier auf der Sommer-IMK eine große Chance gehabt, mit den Ländern einen echten Durchbruch im Bevölkerungsschutz zu organisieren. Sie hat diese Chance leider verpasst. Die IMK-Beschlüsse und die Forderung nach 10 Milliarden Euro in zehn Jahren für den Zivilschutz und die Katastrophenhilfe stehen im luftleeren Raum, solange sich die Bundesinnenministerin nicht nachdrücklich auch selbst dahinterstellt. Wir brauchen die 10 Milliarden Euro in zehn Jahren für den Zivil- und Katastrophenschutz genauso, wie wir die 100 Milliarden Euro für die Bundeswehr brauchen. <text:s/>Wir haben in unserem Antrag zehn besonders relevante Punkte als Impuls aus dem Parlament zusammengefasst. Wir brauchen – davon sind wir fest überzeugt – einen Pakt für den Bevölkerungsschutz, in dem sich Bund, Länder und Kommunen gemeinsam verpflichten, den Zivil- und Katastrophenschutz nachhaltig zu modernisieren. Hierzu brauchen wir genügend Personal, genügend Ausstattung und genügend Finanzmittel, und wir brauchen vor allen Dingen – daran fehlt es bis dato – einen klaren Fahrplan und überprüfbare Ziele, die wir auch hier im Bundestag regelmäßig kontrollieren und prüfen können, und das nicht erst, wenn wir die nächste Katastrophe haben. <text:s/>Wir haben es ganz klar gesehen: Wir müssen die Resilienz in der Bevölkerung und auch die der Hilfsorganisationen stärken. Es kann nicht sein, dass die Bundeswehr angesichts der neuen Bedrohungslagen weiterhin als Lückenfüller herhalten muss. Die Bundeswehr muss entlastet werden, und wenn wir Mittel und Ausstattung zur Verfügung stellen, dann muss das Ganze auch bedient und mit Leben erfüllt werden. Deswegen schlagen wir neben den bereits vorhandenen Organisationen den Aufbau einer zivilen Reserve aus Bürgerinnen und Bürgern unseres Landes vor; denn es ist wichtig, dass wir Bürgerinnen und Bürger haben, die in solchen Fällen mit einer Art Grundausbildung, einer freiwilligen Grundausbildung im Bevölkerungsschutz, in der Lage sind, im Bereich der Ersten Hilfe, im Bereich der Führung in Krisenlagen, im Bereich der Pflege – wir haben das jetzt alles gesehen – mit einspringen können und mithelfen können. Das müssen wir auch zur Entlastung der Bundeswehr umsetzen, und dazu fordern wir die Bundesregierung auf: Fangen Sie an, sich nicht nur mit Mitteln und mit Geld zu beschäftigen, sondern auch mit dem Aufbau einer zivilen Reserve! <text:s/>Starker Bevölkerungsschutz wächst von unten nach oben. Wichtig sind die Landräte vor Ort bis hin zur Bundesinnenministerin. <text:s/>Liebe Kolleginnen und Kollegen, ich will abschließend sagen: Wir werden hier nur stärker, wenn alle politischen Ebenen gemeinsam zusammenarbeiten. Liebe FDP, wenn Sie diese Debatte kaputtmachen wollen, – <text:s/>Kommen Sie bitte zum Schluss. <text:s/>– dann müssen Sie weiterhin von der Grundgesetzänderung sprechen. Wir brauchen im ersten Schritt keine Grundgesetzänderung – ob wir sie überhaupt brauchen, steht völlig in den Sternen –; aber was wir brauchen, ist der gemeinsame Wille von Bund, Ländern und Kommunen zu Veränderungen. Dazu fordere ich Sie auf. Helfen Sie mit, und packen Sie mit an, damit wir den Bevölkerungsschutz stärken! <text:s/>Vielen Dank. <text:s/>Der nächste Redner ist Ingo Schäfer, SP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76</text:p>
          </table:table-cell>
          <table:table-cell table:style-name="ce2" office:value-type="string" calcext:value-type="string">
            <text:p>14.06.2024</text:p>
          </table:table-cell>
          <table:table-cell table:style-name="ce2" office:value-type="string" calcext:value-type="string">
            <text:p>ID2017608300</text:p>
          </table:table-cell>
          <table:table-cell table:style-name="ce2" office:value-type="string" calcext:value-type="string">
            <text:p>Christina-Johanne Schröder (BÜNDNIS 90/DIE GRÜNEN)</text:p>
          </table:table-cell>
          <table:table-cell table:style-name="ce2" office:value-type="string" calcext:value-type="string">
            <text:p>Sehr geehrte Frau Präsidentin! Sehr geehrte Kolleginnen und Kollegen! Sehr geehrte Gästinnen und Gäste! <text:s/>Wir hören immer, wenn die AfD redet, dieselbe Leier, nämlich dass Menschen aus dem europäischen Ausland oder aus dem nichteuropäischen Ausland uns die Wohnungen wegnehmen. <text:s/>Wenn man aber, liebe Gästinnen und Gäste, einmal auf eine Baustelle geht, dann sieht man, wer da baut: Das sind nämlich Menschen aus dem europäischen und nichteuropäischen Ausland. Ohne die wird nicht eine einzige Wohnung in Deutschland gebaut. <text:s/>Diese Unverschämtheit ist nicht zu überbieten; denn Ihr Kollege Kassem Taher Saleh ist Bauingenieur. Da sitzt ein Mensch im Bauausschuss, der tatsächlich baut und im Irak geboren ist. Deswegen ist Ihre Vorgehensweise eine bodenlose Frechheit im Umgang mit Kolleginnen und Kollegen. <text:s/>Liebe Union, Sie fragen: Wozu brauchen wir das Gesetz? – Also Ende 2023 gab es 826 000 Bauüberhänge. Für alle, die noch nie das Wort „Bauüberhänge“ gehört haben: Bauüberhänge sind genehmigte, aber nicht fertiggestellte Wohnungen. Wir haben also rund 826 000 Wohnungen, die aktuell nicht gebaut werden. Was zwischen Genehmigung und Fertigstellung passiert, das wissen wir als Staat nicht. Um zu subventionieren, um Steuerpolitik anzupassen, um Ordnungsrecht anzupassen, ist das aber notwendig. Uns fehlt Wissen; <text:s/>das ist unfassbar. <text:s/>Und liebe Union, ich weiß, dass Ihre Kanzlerin mal gesagt hat: Digitalisierung ist Neuland. – Aber das hat Deutschland überwunden. Ich bin mir sicher, dass die Länder und Kommunen es endlich hinkriegen, ein Once-Only-Prinzip zu etablieren. Ich glaube, man muss sie jetzt auch mal dazu bringen, sonst passiert das nie. <text:s/>Vielen Dank.</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33</text:p>
          </table:table-cell>
          <table:table-cell table:style-name="ce2" office:value-type="string" calcext:value-type="string">
            <text:p>08.11.2023</text:p>
          </table:table-cell>
          <table:table-cell table:style-name="ce2" office:value-type="string" calcext:value-type="string">
            <text:p>ID2013313000</text:p>
          </table:table-cell>
          <table:table-cell table:style-name="ce2" office:value-type="string" calcext:value-type="string">
            <text:p>Jörn König (AfD)</text:p>
          </table:table-cell>
          <table:table-cell table:style-name="ce2" office:value-type="string" calcext:value-type="string">
            <text:p>Sehr geehrte Frau Präsidentin! Sehr geehrte Kollegen! Liebe Zuschauer! Man muss der Union dankbar sein, dass sie den Digitaleuro ins Plenum bringt. Wir, die Alternative für Deutschland, haben schon im letzten Jahr zwei Anträge zum digitalen Euro vorgelegt. Unser Ziel ist es, das Bargeld als einziges gesetzliches Zahlungsmittel zu erhalten <text:s/>und die Einführung des Digitaleuro an das Votum einer Volksabstimmung nach Artikel 20 Absatz 2 Grundgesetz zu binden. <text:s/>Das kann die Union nicht; denn die AfD ist die einzige Partei, die Volksabstimmungen auf Bundesebene einführen will. Die Union ist also in ihren Möglichkeiten beschränkt und fordert daher nur, dass der Deutsche Bundestag zustimmen muss. Mehr kann die Union eben nicht. <text:s/>Die Chaoskoalition ist noch schlimmer: Sie will den digitalen Euro ohne jede parlamentarische Kontrolle einfach durch die EZB einführen lassen. <text:s/>Ein Mann aus der Weltgeschichte, welcher seine Karriere dem deutschen Geheimdienst verdankt, nämlich Wladimir Iljitsch Lenin, <text:s/>sagte einmal: „Um die bürgerliche Gesellschaft zu zerstören, muss man ihr Geldwesen verwüsten.“ <text:s/>Allein dieser Ausspruch zeigt, dass Währungen Sache des gesamten Volkes sein müssen und eben nicht die Entscheidung von Technokraten sein dürfen. <text:s/>Die EZB besteht aber nur aus Technokraten, und zeitweise hat Deutschland als größte Nation nicht einmal einen Sitz im Gouverneursrat. <text:s/>In den USA hat man diese Risiken auch erkannt und einen Gesetzentwurf auf den Weg gebracht. Der Fed soll unter anderem verboten werden, Herr Zimmermann, erstens digitale Zentralbankwährungen direkt an eine Einzelperson auszugeben und zweitens die digitale Zentralbankwährung zur Durchsetzung ihrer Geldpolitik zu verwenden. Das soll, wie gesagt, verboten werden. <text:s/>Der Digitaleuro ist aus unserer Sicht ein weiterer Schritt in Richtung Virtualisierung des Geldes. Zusammen mit der EU-ID, einer möglichen Programmierbarkeit – Frau Tillmann hat es angesprochen – und einem Social-Credit-System, von dem vor allem Grüne sehr gerne träumen, können Horrorvisionen wahr werden. <text:s/>Die Behörden könnten begrenzen, wo, wann und was man damit bezahlen darf, jede Transaktion beobachten und aufzeichnen, <text:s/>dein Konto mit deinem CO2-Verbrauch und deinem Social-Credit-Score verknüpfen oder das Konto komplett einfrieren. <text:s/>Das alles wollen wir nicht; denn Freiheit ist das Einzige, was zählt. <text:s/>Sinnvoll wäre reales Geld möglichst mit einer Bindung an natürliche Ressourcen. <text:s/>Die meisten Währungen heutzutage sind aber sogenannte Fiatwährungen. „Fiat“ ist Latein und bedeutet „es werde“. Es werde Geld. Der Wert eines Euro ist heute nicht definiert; denn es können durch politische Entscheidungen einfach so Hunderte Milliarden neue Euros zu den bestehenden alten Euros hinzugefügt werden. „Es werde“ halt. Wir haben es erlebt bei den Sonderschulden zur Bundeswehr, beim Coronawiederaufbaufonds, bei diversen Klimafonds. <text:s/>Die Wertmessung in Euro ist, als ob man mit einem Gummiband die Länge misst – einfach nur grotesk. <text:s/>Folgerichtig hat der Euro seit Bestehen gegenüber Gold 80 Prozent seines Wertes verloren. Das ist Ihre Erfolgsgeschichte, Herr Zimmermann. <text:s/>Ich wiederhole: 80 Prozent Wertverlust! Das ist eine Katastrophe für die Sparer. <text:s/>Für alle, die meinen, eine Währung mit Bindung an natürliche Ressourcen sei nicht praktikabel: In den Scheinen, die ich hochhalte, ist Gold für etwa 2 Euro bzw. für etwa 100 Euro drin, und beide Scheine kann man verwenden wie Bargeld. Wir alle wissen: Bargeld ist gedruckte Freiheit. <text:s/>Vielen Dank.</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64</text:p>
          </table:table-cell>
          <table:table-cell table:style-name="ce2" office:value-type="string" calcext:value-type="string">
            <text:p>12.04.2024</text:p>
          </table:table-cell>
          <table:table-cell table:style-name="ce2" office:value-type="string" calcext:value-type="string">
            <text:p>ID2016408000</text:p>
          </table:table-cell>
          <table:table-cell table:style-name="ce2" office:value-type="string" calcext:value-type="string">
            <text:p>Dr. Robert Habeck, Bundesminister für Wirtschaft und Klimaschutz</text:p>
          </table:table-cell>
          <table:table-cell table:style-name="ce2" office:value-type="string" calcext:value-type="string">
            <text:p>Frau Präsidentin! Sehr geehrte Damen und Herren! Wie die Vorredner/-innen der Regierungskoalition bereits gesagt haben: Dies ist ein wegweisender Beschluss eines wegweisenden Gesetzes. Und so lassen Sie mich mit einem Dank beginnen – für die Beratungen in den Ausschüssen und heute im Plenum. Ich möchte mich namentlich bei Ingrid Nestle, Nina Scheer und Michael Kruse bedanken. Danke, Michael Kruse, für die Replik gerade auf die AfD-Fraktion. Sie haben im Grunde genommen ausgeführt, was zu sagen ist. Vielen Dank für diese sachliche Entlarvung dessen, was dort vorgetragen wurde! <text:s/>– Ich habe geahnt, dass Sie wieder dazwischenrufen. Deshalb möchte ich ebenfalls noch eine Klarstellung zu Protokoll geben. <text:s/>Sie haben ja wiederholt die hohen Energiepreise kritisiert. Zum wiederholten Male weise ich darauf hin, dass die hohen Energiepreise eine Ursache haben. <text:s/>Und diese Ursache liegt östlich von uns, und sie heißt Wladimir Putin. <text:s/>Er hat das Gas abgestellt. Das wirkt auf den Strommarkt. Sie sagen immer, Sie lieben das Vaterland. Die Frage ist nur, welches Vaterland. Ich sage Ihnen: Sie lieben offensichtlich das falsche Vaterland, jedenfalls nicht dieses hier. <text:s/>Michael Kruse hat zu Recht gesagt: Was wir heute beschließen, ist eine Investition in die Zukunftsfähigkeit Deutschlands. Die Industrie wartet auf das Wasserstoffnetz, <text:s/>vor allem die energieintensive Industrie. Die Energiewirtschaft wartet auf das Wasserstoffnetz. Die vielen Leute, die Wasserstoff produzieren wollen, warten auf das Wasserstoffnetz. Sie haben gefragt: Was macht eigentlich Europa? – Europa wartet auf das Wasserstoffnetz. Die europäischen Kollegen und die Kommission sagen, wenn ich sie darauf anspreche – das kann ich Ihnen versichern –: Super, was ihr da macht! Vor allem die Hybridfinanzierung, die ihr euch ausgedacht habt, die privatwirtschaftliche Finanzierung des Netzes mit einer staatlichen Absicherung dahinter, das ist wirklich innovativ. <text:s/>Herr Minister, gestatten Sie eine Zwischenfrage von – – <text:s/>Nein, natürlich nicht. <text:s/>Entschuldigung, ich war zu schnell. <text:s/>Ich habe es verstanden. <text:s/>Das ist hier der Deutsche Bundestag und nicht der russische – – was auch immer. <text:s/>Sehr geehrte Damen und Herren, was wir heute hier beschließen, ist wegweisend in vielerlei Hinsicht. Deswegen bitte ich um Zustimmung. <text:s/>Vielen Dank. <text:s/>Der nächste Redner ist der Abgeordnete Mark Helfrich für die CDU/CSU-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81</text:p>
          </table:table-cell>
          <table:table-cell table:style-name="ce2" office:value-type="string" calcext:value-type="string">
            <text:p>04.07.2024</text:p>
          </table:table-cell>
          <table:table-cell table:style-name="ce2" office:value-type="string" calcext:value-type="string">
            <text:p>ID2018103600</text:p>
          </table:table-cell>
          <table:table-cell table:style-name="ce2" office:value-type="string" calcext:value-type="string">
            <text:p>Dr. Till Steffen (BÜNDNIS 90/DIE GRÜNEN)</text:p>
          </table:table-cell>
          <table:table-cell table:style-name="ce2" office:value-type="string" calcext:value-type="string">
            <text:p>Geehrte Frau Präsidentin! Meine Damen und Herren! Ich beginne mit einem Zitat: <text:s/>„Es lohnt sich für die Wissenschaft, für die Forschung und für die Lehreinrichtungen, sich auf einen internationalen Wettbewerb und auf den globalen Vergleich und Austausch einzulassen. Dies gilt in gleicher Weise für unser Rechtssystem und unsere Rechtsordnung, die ebenfalls in Konkurrenz etwa zum angloamerikanischen Recht stehen. <text:s/>Es mag auf den ersten Blick skurril erscheinen, dass deutsche Anwälte vor deutschen Richtern auf der Grundlage deutschen Rechts in Deutschland prozessieren und trotzdem die Verhandlungssprache Englisch sein soll. Dies ist jedoch keine bloße Skurrilität mehr, wenn man sich vor Augen führt, dass diese Situation dann entsteht, wenn internationale Unternehmen beteiligt sind, die ansonsten ein englischsprachiges Gericht außerhalb Deutschlands angerufen hätten. <text:s/>Die Möglichkeit, dass Gerichtsverfahren auch in englischer Sprache vor deutschen Gerichten geführt werden, bedeutet eben nicht, wie es der Präsident des Bundesgerichtshofes, Herr T o l k s d o r f, befürchtet,“ <text:s/>„dass der ‚Heimvorteil Mutterspracheʼ preisgegeben wird. Im Gegenteil werden durch die derzeitige Regelung viele Unternehmen unnötig oft gezwungen, zu einem Auswärtsspiel anzutreten, wenn sie ihre Ansprüche durchsetzen wollen. Unsere Initiative kann ihnen künftig einen Heimvorteil verschaffen.“ <text:s/>Ende des Zitats. <text:s/>Ich habe schon gemerkt: Es kam leichte Unruhe bei „Präsident Tolksdorf“ auf. Das Zitat ist etwas älter; schließlich ist Frau Limperg schon seit einigen Jahren BGH-Präsidentin. Ich habe schlicht und einfach meine eigene Rede zitiert, die ich im Bundesrat am 12. Februar 2010 gehalten habe. <text:s/>Seit 14 Jahren arbeiten wir also an dieser Initiative, und jetzt ist es endlich so weit, dass wir an deutschen Gerichten tatsächlich Commercial Courts einführen. Darüber freue ich mich sehr. <text:s/>Dieser Gesetzentwurf geht auf eine gemeinsame Initiative mit dem schlichten Titel „Einführung von Kammern für internationale Handelssachen“ zurück. Es war eine schwarz-grüne Initiative gemeinsam von Hamburg und Nordrhein-Westfalen, die ich zusammen mit meiner damaligen Kollegin Roswitha Müller-Piepenkötter – einige werden sich noch an sie erinnern – eingebracht habe. <text:s/>Das ging dann an den Bundestag; 2011 regierte hier die schwarz-gelbe Koalition. Dann fiel es der Diskontinuität anheim und wurde 2014 und 2018 und 2021 noch mal neu eingebracht. Es passierte nichts. Aber man kann jetzt sagen: Die CDU/CSU hat es nicht geschafft, diese schwarz-grüne Initiative in Zeiten von Koalitionen mit der FDP und der SPD durchzusetzen. Wir schaffen es jetzt, das durchzusetzen. <text:s/>Herr Plum, Sie haben gefragt: Welche Relevanz hat das? Es ist durchaus zuzugestehen: Wenn man so lange braucht, eine gute Idee umzusetzen, dann erscheint sie einem vielleicht nicht mehr ganz so spannend wie ganz am Anfang. <text:s/>Aber wir haben ja noch einige Änderungen aufgegriffen, unter anderem eine niedrigere Streitwertgrenze – das ist erwähnt worden – und eine Erweiterung der Zuständigkeiten im Gesellschaftsrecht. Das ist auch wichtig. Ein Thema, das wir diskutiert und aus der Sachverständigenanhörung mitgenommen haben, betrifft einen frühen Organisationstermin, also einen Termin, bei dem frühzeitig geklärt wird, wie das Verfahren weiterlaufen soll. Auch das greifen wir auf. <text:s/>Wir haben jetzt die Situation, dass die CDU/CSU – man könnte sagen: im kompensierenden Eifer dafür, dass sie es so lange nicht geschafft hat, die von ihr selbst gestartete Idee umzusetzen – weiter reichende Änderungsanträge einbringt. Meines Erachtens sind das im Grundsatz richtige Forderungen, insbesondere die weiteren Organisationstermine; diese würden allen Gerichten helfen. Und wir würden die Wettbewerbsfähigkeit verbessern, wenn wir uns genauer Gedanken über die AGB-Kontrolle im B2B-Bereich machen. Das ist sicherlich richtig. <text:s/>Aber bei manchen Punkten ist eben noch ein bisschen mehr Überzeugungsarbeit nötig. Es darf allerdings in der Tat keine weiteren 14 Jahre dauern. Ich bin ganz optimistisch: Das wird es auch nicht. <text:s/>Ich freue mich über den heutigen Tag und auf die Verabschiedung dieses Gesetzes und wünsche allen, die sich in diesem Bereich engagieren wollen, die diese Möglichkeiten nutzen wollen, viel Erfolg damit. Ich freue mich darauf. <text:s/>Für die CDU/CSU-Fraktion hat die Kollegin Elisabeth Winkelmeier-Becker das Wor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44</text:p>
          </table:table-cell>
          <table:table-cell table:style-name="ce2" office:value-type="string" calcext:value-type="string">
            <text:p>23.06.2022</text:p>
          </table:table-cell>
          <table:table-cell table:style-name="ce2" office:value-type="string" calcext:value-type="string">
            <text:p>ID204412800</text:p>
          </table:table-cell>
          <table:table-cell table:style-name="ce2" office:value-type="string" calcext:value-type="string">
            <text:p>Caren Lay (DIE LINKE)</text:p>
          </table:table-cell>
          <table:table-cell table:style-name="ce2" office:value-type="string" calcext:value-type="string">
            <text:p>Frau Präsidentin! Meine sehr verehrten Damen und Herren! Zehn deutsche Großstädte nutzten das Instrument des kommunalen Vorkaufsrechtes. Sie kauften Häuser auf, bevor es Spekulanten taten, um damit alteingesessene Mieterinnen und Mieter vor Verdrängung zu schützen. München ist als Beispiel genannt worden oder auch Berlin, wo über 2 700 Wohnungen zurückgekauft wurden und für über 9 000 weitere Wohnungen aufgrund dieses Instrumentes niedrige Mieten und soziale Standards vereinbart werden konnten. Das ist doch wirklich eine tolle Sache, meine Damen und Herren! <text:s/>Nun hat das Bundesverwaltungsgericht vor über sieben Monaten das kommunale Vorkaufsrecht praktisch ausgehebelt oder, um die Worte der CDU zu verwenden, dieser sozialistischen Praxis ein Ende bereitet. Den Kommunen wurde damit das letzte Instrument im Kampf gegen Verdrängung genommen. Seitdem wurden schon Hunderte Wohnungen an Investorinnen und Investoren verkauft, und zwar in solchen Fällen, in denen die Städte sie eigentlich selber kaufen wollten. Tausende Mieter/-innen fürchten jetzt die Verdrängung. <text:s/>Doch fehlerhafte Gesetze können korrigiert werden. Deshalb haben wir als Linksfraktion schon vor Monaten einen Gesetzentwurf eingebracht. Es gab eine gute Anhörung, und wenn Sie sich heute einen Ruck geben würden, dann könnte das alte Vorkaufsrecht sofort wieder eingesetzt werden. Also geben Sie sich einen Ruck! Die Mieterinnen und Mieter können nicht länger warten. <text:s/>Es war ja wirklich eines der Ergebnisse dieser Anhörung, dass man die Wiederherstellung des Vorkaufsrechts jetzt sofort angehen und andere notwendige Veränderungen beim Vorkaufsrecht noch etwas länger diskutieren muss. Aber leider wird das heute nicht passieren, und ich verstehe es nicht. Wenn das so wichtig ist mit dem Vorkaufsrecht, dann frage ich mich natürlich: Warum machen wir es nicht? <text:s/>Jetzt höre ich, unser Gesetz sei nicht gut genug. Also, so schlecht kann es ja nicht sein: Es ist mehr oder weniger das gleiche Gesetz, das die Linken gemeinsam mit SPD und Grünen durch das Land Berlin im Bundesrat eingebracht haben. <text:s/>Wir haben wichtige Anregungen der Bundesregierung aufgegriffen, beispielsweise die, dass man die Abwendungsvereinbarung noch regelt. Aber Sie haben doch den entsprechenden Änderungsantrag abgelehnt. Meine Damen und Herren, das sind doch wirklich alles Ausreden. <text:s/>Es ist ja gerade sehr klar geworden, dass die FDP das Vorkaufsrecht nicht will. Deswegen hat die Ampel bis heute keinen Gesetzentwurf vorgelegt. Der Fortschritt ist wirklich eine Schnecke, jedenfalls mit dieser Koalition. <text:s/>Ich stelle aber auch fest: Die FDP will das nicht, die SPD stellt den Kanzler und die Ministerin und hat mit den Grünen zusammen die Mehrheit in der Koalition. Also, so richtig verstehe ich nicht, wie man es in sieben Monaten nicht schaffen kann, wenige kleine Paragrafen zu ändern. Was wir als kleinste Oppositionsfraktion hingekriegt haben, das müsste die Fortschrittskoalition oder wenigstens die Regierung ja wohl auch hingekriegt haben. <text:s/>Anstatt sich also von den Freunden der Immobilienwirtschaft vorführen zu lassen, stimmen Sie unserem Gesetzentwurf zu! Ich habe vorgeschlagen, dass wir die Abstimmung freigeben. Auch die CSU behauptet ja in München, sie sei für die Wiederherstellung des Vorkaufsrechts. Dann müssen Sie doch heute zustimmen. Die Koalitionsdisziplin sollte Sie von der Zustimmung zu unserem Gesetzentwurf nicht abhalten. Stimmen Sie für das Vorkaufsrecht und gegen Spekulationen und Verdrängung! Das Wohnopoly muss beendet werden. <text:s/>Für die SPD-Fraktion erhält das Wort Bernhard Daldrup.</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71</text:p>
          </table:table-cell>
          <table:table-cell table:style-name="ce2" office:value-type="string" calcext:value-type="string">
            <text:p>05.06.2024</text:p>
          </table:table-cell>
          <table:table-cell table:style-name="ce2" office:value-type="string" calcext:value-type="string">
            <text:p>ID2017108200</text:p>
          </table:table-cell>
          <table:table-cell table:style-name="ce2" office:value-type="string" calcext:value-type="string">
            <text:p>Matthias Hauer (CDU/CSU)</text:p>
          </table:table-cell>
          <table:table-cell table:style-name="ce2" office:value-type="string" calcext:value-type="string">
            <text:p>Herr Bundesminister, zunächst möchte ich darauf hinweisen, dass Sie nicht auf meine Frage geantwortet haben. <text:s/>Darin ging es nämlich um Ihren Anruf bei Jan Böhmermann. Es zeigt ja Ihre Nervosität bei diesem Thema, wenn Sie immer wieder Ihre offensichtlich vorbereiteten Verteidigungsreden hier vortragen, obwohl die Frage gar nicht in diese Richtung ging. <text:s/>Ich möchte darauf hinweisen: Sie hatten auf meine schriftliche Frage geantwortet, dass Sie außerdienstlich bei Herrn Böhmermann angerufen haben. Als Zeuge vor dem Hamburger Untersuchungsausschuss haben Sie ausgesagt, dass der Austausch mit Journalistinnen und Journalisten zu Ihrem Geschäft gehöre. Jetzt sagen Sie das Gegenteil, nämlich dass das alles Privatsache sei. <text:s/>Kommen Sie bitte zum Schluss. <text:s/>Von der ZDF-Anfrage haben Sie ausschließlich als Bundesminister Kenntnis erlangt. Die Anfrage ist an Ihr Büro im Kanzleramt gegangen. Der Inhalt war rein dienstlich; es ging um Ihren Chef. Sie wollen also allen Ernstes behaupten, dass das außerdienstlich sei? Können Sie vor dem Hintergrund vielleicht mal erläutern, – <text:s/>Matthias Hauer, ich bitte Sie, zum Schluss zu kommen. <text:s/>– wann Sie dienstlich und wann Sie außerdienstlich Journalisten anrufen? <text:s/>Herr Minister, 30 Sekund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53</text:p>
          </table:table-cell>
          <table:table-cell table:style-name="ce2" office:value-type="string" calcext:value-type="string">
            <text:p>21.02.2024</text:p>
          </table:table-cell>
          <table:table-cell table:style-name="ce2" office:value-type="string" calcext:value-type="string">
            <text:p>ID2015302000</text:p>
          </table:table-cell>
          <table:table-cell table:style-name="ce2" office:value-type="string" calcext:value-type="string">
            <text:p>Christian Lindner, Bundesminister der Finanzen</text:p>
          </table:table-cell>
          <table:table-cell table:style-name="ce2" office:value-type="string" calcext:value-type="string">
            <text:p>Liebe Frau Kollegin, eine ausgesprochen wichtige Frage, <text:s/>die man auch an die Kollegin Bettina Stark-Watzinger hätte richten können; denn wir unternehmen ja gemeinsam Anstrengungen, die finanzielle Bildung in Deutschland zu verbessern. Das wäre die erste Antwort. <text:s/>Die zweite Antwort ist: Wir zeigen durch die beabsichtigte Einführung des Generationenkapitals in der ersten Säule der Alterssicherung – der gesetzlichen Rente –, dass auch der Staat selbst den langfristigen positiven Entwicklungen der Kapitalmärkte vertraut. <text:s/>Drittens. Wir wollen in der privaten Altersvorsorge neben den herkömmlichen versicherungsorientierten Produkten mit Beitragsgarantie auch stärker kapitalmarktorientierte Optionen anbieten. <text:s/>Und viertens. Die regulatorischen Rahmenbedingungen für die Kapitalsammelstellen in Deutschland selbst müssen so verbessert werden, dass diese auch im Inland stärker, etwa in den Bereich von Risikokapitalinvestments, investieren können. Da gibt es gegenwärtig noch Hürden, an denen wir arbeiten. <text:s/>Frau Schulz, Sie haben eine Nachfrage? – Bitte sehr.</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63</text:p>
          </table:table-cell>
          <table:table-cell table:style-name="ce2" office:value-type="string" calcext:value-type="string">
            <text:p>20.10.2022</text:p>
          </table:table-cell>
          <table:table-cell table:style-name="ce2" office:value-type="string" calcext:value-type="string">
            <text:p>ID206302600</text:p>
          </table:table-cell>
          <table:table-cell table:style-name="ce2" office:value-type="string" calcext:value-type="string">
            <text:p>Dr. Michael Kaufmann (AfD)</text:p>
          </table:table-cell>
          <table:table-cell table:style-name="ce2" office:value-type="string" calcext:value-type="string">
            <text:p>Sehr geehrte Frau Präsidentin! Geschätzte Kolleginnen und Kollegen Abgeordnete! Die Fraktion der CDU/CSU beräumt mit diesem Antrag auch den Schaden, den sie selbst in der Regierung mit angerichtet hat. Doch er geht in die richtige Richtung und benennt treffend die Problemfelder. Deshalb, Herr Jarzombek, vielen Dank für Ihren Antrag. <text:s/>Unsere Forschungseinrichtungen müssen bei den ausufernden Energiekosten deutlich entlastet werden. Das betrifft energieintensive Großforschungsvorhaben wie den Kernfusionsversuchsreaktor Wendelstein 7‑X oder den Teilchenbeschleuniger DESY. Doch auch weniger spektakuläre Anlagen wie Reinräume, Langzeitexperimente in der chemischen und biologischen Forschung, in der Materialforschung und viele andere Forschungsvorhaben sind gefährdet; Beispiele wurden heute viele genannt. <text:s/>Monate dauernde Experimente sind umsonst, wenn die Energieversorgung nicht gewährleistet ist. <text:s/>Forschung braucht Energie zu bezahlbaren Preisen, sonst gehen dort die Lichter aus – mit verheerenden Folgen für die Zukunft Deutschlands. Dies wurde von der Bundesregierung bisher nicht berücksichtigt. Warum, werte Regierungsfraktionen, muss solch ein Antrag erst aus der Opposition kommen? Wieso kommen Sie nicht selbst darauf? <text:s/>Doch mit einem Energiepreisdeckel für die Forschung ist es nicht getan. Inflation und Energiepreise sind zu einer schweren Belastung für die Wissenschaft geworden. Besserung ist nicht in Sicht. Darum muss ich leider wieder an den unhaltbaren Zustand erinnern, dass das Gesamtbudget des BMBF für 2023 gegenüber dem laufenden Jahr quasi stagniert und nicht einmal ansatzweise die Inflation ausgleicht. Selbst wenn morgen der Krieg in der Ukraine beendet sein sollte, würde die Lage bei der Energieversorgung keinen Deut besser sein. Wie geht es dann weiter? Darauf gibt auch der vorliegende Antrag keine Antwort. Forschung und Wissenschaft sind die Grundlage unseres Wohlstands und ein Versprechen an die Zukunft. Sie müssen in der materiellen Ausstattung endlich den Stellenwert bekommen, der ihnen zusteht. <text:s/>Es ist darüber hinaus festzuhalten, dass die gegenwärtige Krise auch Ausfluss einer politisch gewollten einseitigen Ausrichtung der Forschung selbst ist. Weil die Forschung an der friedlichen Nutzung der Kernenergie, an synthetischen Kraftstoffen, an neuen umweltverträglichen Technologien für Kohle- und Gaskraftwerke im Ideologiegebäude dieser, aber auch der Vorgängerregierungen keinen Platz hatte, kann Deutschland seinen Energiebedarf nicht aus eigener Kraft decken. <text:s/>Ich fordere insbesondere Sie, werte Kollegen von der FDP, auf, sich wenigstens in diesem Fall gemeinsam mit der Opposition für eine Politik der Vernunft und des Fortschritts einzusetzen. <text:s/>Vielen Dank. <text:s/>Herr Gehring hat jetzt das Wort für Bündnis 90/Die Grün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22</text:p>
          </table:table-cell>
          <table:table-cell table:style-name="ce2" office:value-type="string" calcext:value-type="string">
            <text:p>21.09.2023</text:p>
          </table:table-cell>
          <table:table-cell table:style-name="ce2" office:value-type="string" calcext:value-type="string">
            <text:p>ID2012203300</text:p>
          </table:table-cell>
          <table:table-cell table:style-name="ce2" office:value-type="string" calcext:value-type="string">
            <text:p>Jasmina Hostert (SPD)</text:p>
          </table:table-cell>
          <table:table-cell table:style-name="ce2" office:value-type="string" calcext:value-type="string">
            <text:p>Sehr geehrte Frau Präsidentin! Meine Damen und Herren! Liebe Kolleginnen und Kollegen! Liebe Frau Bär, wir beschäftigen uns in jeder Sitzungswoche im Familienausschuss mit der Zukunft unserer Kinder, und wir laden Sie sehr herzlich ein, da häufiger vorbeizukommen, um mit uns zu diskutieren, anstatt an Zehn-Punkte-Plänen zu arbeiten. <text:s/>Ich habe mir diese Punkte ganz aufmerksam angeschaut und habe mich am Ende wirklich gefragt: Was ist denn hier innovativ und besonders neu? Ich habe nicht sehr viel feststellen können. <text:s/>Ich nehme mal einen konkreten Punkt. Sie schreiben: <text:s/>„Bund und Länder müssen den an die Kommunen gerichteten Rechtsanspruch auf Ganztagsbetreuung im Grundschulalter als gemeinschaftliche Aufgabe verstehen, zu der sie ihren Beitrag leisten ...“ <text:s/>Das ist doch genau das, was wir die ganze Zeit tun. <text:s/>Noch vor der Sommerpause haben wir alle Vertragsvereinbarungen zwischen Bund und Ländern unterschrieben. <text:s/>Rund 3 Milliarden Euro fließen vom Bund zu den Ländern für den Ausbau des Ganztags, und der Bund verpflichtet sich, sich an den laufenden Betriebskosten zu beteiligen. Gleichzeitig sind wir gerade dabei, einen gemeinsamen Qualitätsrahmen zu entwickeln, der sowohl hier in Berlin als auch bei mir in Böblingen gilt. Das ist nicht ganz so einfach. Wir wollen natürlich die regionalen Unterschiede in diesem Qualitätsrahmen berücksichtigen, aber es sollen Mindeststandards gelten. Da sind wir dran. <text:s/>Sie sehen: Alles, was Sie fordern, setzen wir längst um. Helfen Sie doch lieber mit. Sprechen Sie doch mal mit Ihren Kolleginnen und Kollegen in den Bundesländern, in denen Sie mitregieren, in Bayern, bei mir in Baden-Württemberg, wie wir dort den Ganztag noch schneller erweitern und hier ein bisschen mehr Tempo reinbringen können. <text:s/>Natürlich brauchen wir für den Ganztag und für die Kitas mehr Personal, am besten multiprofessionelle Teams. Auch hier hat doch der Bund in den letzten Jahren eine wichtige Dynamik in Gang gesetzt: mit dem Gute-KiTa-Gesetz, mit der Fachkräfteoffensive für Erzieherinnen und Erzieher und mit der PiA; das ist ein absolutes Erfolgsmodell, mit dem wir viele junge Menschen für diese Ausbildung gewinnen. <text:s/>Wir haben vor der Sommerpause weitere wichtige Gesetze verabschiedet. Mit dem Gesetz zur Stärkung der Aus- und Weiterbildungsförderung unterstützen wir junge Menschen dabei, eine Ausbildung zu machen. Beschäftigten ermöglichen wir es, sich unkompliziert weiterzubilden und auch einen Quereinstieg zu wagen. <text:s/>Natürlich wird es nicht reichen, wenn wir nur die inländischen Potenziale nutzen. Wir brauchen zusätzliche Fachkräfte und Arbeitskräfte aus dem Ausland, und hier setzen wir mit dem Fachkräfteeinwanderungsgesetz an. <text:s/>Sie schreiben tatsächlich in Ihrem Antrag – ich zitiere –: „Außerdem braucht es ... erleichterte Zugänge für ausländische Fachkräfte mit guten deutschen Sprachkenntnissen.“ Ja, was denken Sie denn eigentlich, was wir mit dem Fachkräfteeinwanderungsgesetz machen? <text:s/>Wir sorgen dafür, dass Arbeits- und Fachkräfte schneller und unbürokratischer in Deutschland arbeiten können. Bei diesem Gesetz hätten Sie ruhig mitstimmen können, anstatt jetzt hier irgendwelche Schaufensteranträge zu stellen. <text:s/>Liebe Kolleginnen und Kollegen, wir sind uns der Herausforderungen bewusst, und wir sind dabei, diese zu lösen: mit der bereits erwähnten Kindergrundsicherung, mit dem KiTa-Qualitätsgesetz, mit dem Ausbau des Ganztags, mit der Aus- und Weiterbildungsförderung, mit dem Fachkräfteeinwanderungsgesetz. Das alles haben wir in nur zwei Jahren erreicht, und wir werden in diesem Tempo weitermachen, weil uns die Zukunft unserer Kinder wichtig ist. <text:s/>Vielen Dank. <text:s/>Als Nächstes erhält das Wort Emilia Fester für Bündnis 90/Die Grünen.</text:p>
          </table:table-cell>
          <table:table-cell table:style-name="ce2" office:value-type="string" calcext:value-type="string">
            <text:p>-</text:p>
          </table:table-cell>
          <table:table-cell table:style-name="ce2" office:value-type="string" calcext:value-type="string">
            <text:p>x</text:p>
          </table:table-cell>
          <table:table-cell table:number-columns-repeated="1017"/>
        </table:table-row>
        <table:table-row table:style-name="ro1">
          <table:table-cell table:style-name="ce2" office:value-type="string" calcext:value-type="string">
            <text:p>67</text:p>
          </table:table-cell>
          <table:table-cell table:style-name="ce2" office:value-type="string" calcext:value-type="string">
            <text:p>11.11.2022</text:p>
          </table:table-cell>
          <table:table-cell table:style-name="ce2" office:value-type="string" calcext:value-type="string">
            <text:p>ID206701100</text:p>
          </table:table-cell>
          <table:table-cell table:style-name="ce2" office:value-type="string" calcext:value-type="string">
            <text:p>Dr. Nina Scheer (SPD)</text:p>
          </table:table-cell>
          <table:table-cell table:style-name="ce2" office:value-type="string" calcext:value-type="string">
            <text:p>Herr Dr. Kraft, Sie müssten es eigentlich besser wissen. <text:s/>Sie unterstellen mir Unwahrheit bzw. Faktenlosigkeit und wollen das mit Ihrerseitiger Faktenlosigkeit belegen. <text:s/>Das ist, mit Verlaub, etwas erbärmlich. <text:s/>Sie wissen ganz genau, dass in Deutschland sehr viel Windstrom – inzwischen auch Photovoltaikstrom mit steigender Tendenz – abgeregelt wird, und das hat einen Grund: <text:s/>weil die Netzkapazität genau dann nicht ausreicht, wenn es aufgrund der fluktuierenden Eigenschaft von erneuerbaren Energien zu einer erhöhten Einspeisung in die Netze kommt. Deswegen brauchen wir auch einen Umbau des Stromsystems, das auf die Eigenschaften der erneuerbaren Energien Rücksicht nimmt. Dieser Umbau ist ein zentrales Element der Energiewende, und daran wird unter Hochdruck gearbeitet. <text:s/>Der Einspeisevorrang für erneuerbare Energien, den Sie ansprechen, führt dazu, dass Anlagenbetreiber eine Entschädigung für diesen abgeregelten Strom erhalten. Sonst wäre dieser Einspeisevorrang nicht zu rechtfertigen. Die Entschädigung bezieht sich auf den Vorrang. <text:s/>Und die Abregelung findet aus Sicherheitsgründen statt. Wenn Sie das verleugnen, dann haben Sie einen neuen Level bei der Faktenverleugnung erreicht. Das tut mir sehr leid für Sie, Herr Dr. Kraft. <text:s/>Nächster Redner: für die AfD-Fraktion Dr. Michael Kaufman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15</text:p>
          </table:table-cell>
          <table:table-cell table:style-name="ce2" office:value-type="string" calcext:value-type="string">
            <text:p>06.07.2023</text:p>
          </table:table-cell>
          <table:table-cell table:style-name="ce2" office:value-type="string" calcext:value-type="string">
            <text:p>ID2011513800</text:p>
          </table:table-cell>
          <table:table-cell table:style-name="ce2" office:value-type="string" calcext:value-type="string">
            <text:p>Dr. Rainer Kraft (AfD)</text:p>
          </table:table-cell>
          <table:table-cell table:style-name="ce2" office:value-type="string" calcext:value-type="string">
            <text:p>Geschätzte Präsidentin! Werte Kollegen! Die vorliegende 31. Verordnung zur Durchführung des Bundes-Immissionsschutzgesetzes ist ein Wolf im Schafspelz. Pflichtschuldig werden der Arbeits- und Umweltschutz adressiert, und Sie versprechen die neue, die heile Welt. Aber konsequent zu Ende gedacht, bedeutet Ihr Ansatz der Null-Schadstoff-Strategie, dass der sicherste Arbeitsplatz kein Arbeitsplatz ist und dass die umweltfreundlichste Produktion eine Produktion außerhalb Deutschlands sein wird. <text:s/>Chemie, meine Damen und Herren, Chemie ist Leben; Leben, das Sie gerne vollumfassend kontrollieren und regulieren wollen. Ihre Planwirtschaft soll daher von Heerscharen von selbsternannten Beratern, Instituten und Agenturen in die Realität umgesetzt werden. Sie schaffen ganz neue Berufsbilder ohne jede produktive Tätigkeit – zum Schaden der ganzen Nation und derjenigen Bürger, die jeden Werktag an der Wertschöpfungsfront stehen. <text:s/>Ich weiß, Sie können sich das nur sehr schwer vorstellen; aber Lösemittel sind in der Industrie unentbehrlich. Sie ermöglichen die Herstellung chemischer Stoffe, übernehmen Reinigungsaufgaben, unterstützen die Fertigung von Produkten und helfen bei der Optimierung von Oberflächen: beim Korrosionsschutz, Phosphatieren, Chromatieren, Eloxieren, Ätzen, Lackieren und bei Tausenden weiterer Anwendungen, die Sie einschränken und verteuern wollen. <text:s/>Sie behaupten, eine Verschärfung des Immissionsschutzgesetzes hätte keine Auswirkung auf die Verbraucherpreise. Das – und das muss man ganz klar sagen – ist eine Lüge, und eine schlechte noch dazu. <text:s/>Denn natürlich kosten zusätzliche Zertifizierungen Geld. Natürlich kosten zusätzliche Sachverständige Geld. Natürlich kosten zusätzliche Brüsseler Bürokratenstellen Geld. Und natürlich kostet die unnötige Nachrüstung von Industrieanlagen Geld. <text:s/>Es ist das Geld der Steuerzahler, das Sie hier für Ihren Traum von einem ökosozialistischen Utopia mit vollen Händen zum Fenster rauswerfen. Sehr, sehr viele kleine und mittelständische Unternehmen benötigen in der einen oder anderen Form eben Lösemittel. Was bleibt diesen Unternehmen durch Ihre Preistreiberei anderes übrig, als die Kosten auf ihre Kunden umzulegen? <text:s/>Als wäre das nicht schon genug, wird auch die Qualität der Produkte leiden. Die Qualität von Lack und Farben wird abnehmen. Metalle werden schneller rosten; Hölzer werden schneller faulen. Ihr Reduzierungsplan ist der Weg zurück ins finstere Mittelalter. Das hat weder etwas mit Nachhaltigkeit noch mit Umweltschutz zu tun. Es wird einfach nur Geld und Arbeitsplätze kosten. <text:s/>Wir als AfD sagen Nein; Nein zu Ihrer irrationalen Angst vor allem, was menschlicher Erfindergeist und Schöpfungsdrang hervorgebracht haben; Nein zu Ihrer wirtschafts- und freiheitsfeindlichen Agenda und Nein zu Maßnahmen, die dem Umweltschutz nur auf dem Papier dienen. Die Bundes-Immissionsschutzverordnung soll dem deutschen Volke dienen und nicht ein weiteres Konjunkturprogramm für Indien oder China schnüren. Wir, die AfD, wir wollen Waren exportieren, keine Arbeitsplätze. Wir lehnen die Verordnung ab. <text:s/>Nils Gründer und Ralph Lenkert geben ihre Reden zu Protokoll.1 <text:s/>Anlage 14 <text:s/>Das Wort erhält zum Abschluss der Debatte Alexander Engelhard für die CDU/CSU-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8</text:p>
          </table:table-cell>
          <table:table-cell table:style-name="ce2" office:value-type="string" calcext:value-type="string">
            <text:p>18.02.2022</text:p>
          </table:table-cell>
          <table:table-cell table:style-name="ce2" office:value-type="string" calcext:value-type="string">
            <text:p>ID201806900</text:p>
          </table:table-cell>
          <table:table-cell table:style-name="ce2" office:value-type="string" calcext:value-type="string">
            <text:p>Manuel Höferlin (FDP)</text:p>
          </table:table-cell>
          <table:table-cell table:style-name="ce2" office:value-type="string" calcext:value-type="string">
            <text:p>Werte Frau Präsidentin! Meine Damen und Herren! Wenn wir den Antrag der Fraktion Die Linke, der heute vor uns liegt, ansehen, gibt es für mich eine gute und eine schlechte Nachricht. <text:s/>Die gute Nachricht ist: Es ist ein wichtiges Thema. Wir müssen darüber sprechen – Konstantin von Notz hat es schon ausgeführt –, wie mit Eingriffsbefugnissen umgegangen wird. Es geht übrigens auch um die Frage, welche Software unter welchen Voraussetzungen in andere Länder exportiert wird. Aber bezogen auf die Anwendung in Deutschland ist das derzeit gar nicht so sehr die Frage, zumindest nicht bei den Fällen, die Sie ansprechen. <text:s/>Die schlechte Nachricht: Es ist der falsche Zeitpunkt, und zwar in mehrerer Hinsicht. Es ist sogar doppelt der falsche Zeitpunkt. Denn zum einen gab es 16 Jahre lang ein unionsgeführtes Innenministerium, das penetrant Überwachungsbefugnisse eingeführt hat, digitale und sonstige Bürgerrechte immer wieder geschliffen hat, also permanent immer in eine Richtung gegangen ist. Das wäre der richtige Zeitraum gewesen, um solche Anträge zu stellen, meine sehr geehrten Damen und Herren. <text:s/>Sie von den Linken hatten viel Zeit, um da für die Grundrechte einzutreten, Zeit, um für Freiheit und gegen Überwachung einzutreten, Zeit, einen solchen Antrag einzubringen. <text:s/>Es ist aber auch aus einem anderen Grund der falsche Zeitpunkt. Sie stellen den Antrag jetzt an die Fortschrittskoalition. Er kommt zu spät, und er ist überflüssig. <text:s/>Sie haben ja sicherlich mal Zeit gehabt, unseren Koalitionsvertrag zu lesen. Und im Koalitionsvertag ist nichts anderes beschrieben als ein Paradigmenwechsel bei der Sicherheitspolitik im Verhältnis zu den Bürgerrechten, meine Damen und Herren. <text:s/>Die Bürgerrechte spielen in dieser Koalition endlich wieder eine Rolle. Sie werden neben die Sicherheitsbedürfnisse der Bürgerinnen und Bürger gestellt. Sicherheit und Freiheit bekommen bei uns in dieser Fortschrittskoalition einen gleichwertigen Status. <text:s/>Das ist der Unterschied zu früheren Innenministern in Deutschland. <text:s/>Wir haben dabei durchaus viel zu tun. Wir müssen nämlich erst einmal das aufräumen, was in diesen 16 Jahren passiert ist. Wir haben ein Novum auf den Weg gebracht, etwas, das wir in der Geschichte der Bundesrepublik Deutschland noch nie hatten. Wir werden nämlich eine Überwachungsgesamtrechnung durchführen. <text:s/>Es ist also Schluss mit der Betrachtung von Einzelmaßnahmen, Schluss mit dem Betrachten von Einzelbeispielen, wie sie immer wieder von den Kollegen der Union vorgebracht wurden bei der Rechtfertigung einzelner Maßnahmen, ohne den ganzen Rattenschwanz an Überwachungsmaßnahmen in Betracht zu ziehen, durch den die Bürgerrechte geschliffen wurden. Sie werden das in der letzten Rede heute vom Kollegen der Union bestimmt wieder hören. Alle Sicherheitsgesetze, alle Eingriffsbefugnisse werden wir uns anschauen. Wir werden Licht ins Dunkel der Sicherheitspolitik der letzten 16 Jahre bringen. <text:s/>Ein Ziel, meine Damen und Herren, ist klar: Wir werden Rechtsstaat und Bürgerrechte gleichermaßen schützen. Wir werden Freiheit und Sicherheit schützen. Ich höre natürlich die Zurufe aus der Union. Ihre Denkweise war und ist immer noch, dass Sie Freiheit scheibchenweise wegnehmen, damit die Menschen das nicht mitbekommen. <text:s/>Freiheit verliert man nicht auf einen Schlag. Wir Freie Demokraten haben das immer kritisiert. Mit uns ist in dieser Koalition damit nun endlich Schluss. Sie kriegen nicht mehr die Chance, in den nächsten vier Jahren die Freiheit und die Bürgerrechte scheibchenweise zu beschneiden. Jetzt werden sie wieder nebeneinandergestellt, jetzt wird wieder ordentliche Innenpolitik gemacht. <text:s/>Meine Damen und Herren der Linken, ich freue mich auf die weitere Beratung. Allerdings wäre die Union der richtige Adressat dieses Antrags gewesen. Ihr Antrag kommt zu spät. Wir haben einen besseren Plan, mit Freiheitsrechten und dem Rechtsstaatsbedürfnis umzugehen. <text:s/>Deshalb freue ich mich auf die weitere Beratung. <text:s/>Herzlichen Dank. <text:s/>Das Wort hat die Kollegin Carmen Wegge für die SP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70</text:p>
          </table:table-cell>
          <table:table-cell table:style-name="ce2" office:value-type="string" calcext:value-type="string">
            <text:p>24.11.2022</text:p>
          </table:table-cell>
          <table:table-cell table:style-name="ce2" office:value-type="string" calcext:value-type="string">
            <text:p>ID207014600</text:p>
          </table:table-cell>
          <table:table-cell table:style-name="ce2" office:value-type="string" calcext:value-type="string">
            <text:p>Kai Gehring (BÜNDNIS 90/DIE GRÜNEN)</text:p>
          </table:table-cell>
          <table:table-cell table:style-name="ce2" office:value-type="string" calcext:value-type="string">
            <text:p>Frau Präsidentin! Liebe Kolleginnen und Kollegen! Ich möchte mich erst mal für die großartigen Haushaltsberatungen im Fachausschuss für Bildung, <text:s/>Forschung und Technikfolgenabschätzung bedanken; danke an unsere Haushälterinnen und Haushälter und danke an das BMBF für diesen hervorragenden Etat für <text:s/>2023! <text:s/>Was sind das für Zeiten, in denen wir gerade leben? Multiple Krisen sind der neue Normalzustand. Damit finden wir uns nicht ab, sondern wir empowern <text:s/>unser Bildungs- und Forschungssystem, um Krisen akut und langfristig bewältigen zu können. Darum stärken wir zum Beispiel die Klimaforschung, und wir stärken <text:s/>Hochschulen und außeruniversitäre Forschungseinrichtungen, indem wir sie unter den Schutzschirm stellen; die Energiepreisbremse wirkt. Diese Regierungskoalition <text:s/>kann Krise, <text:s/>das ist offenkundig, und Forschung hilft, sie zu lösen. <text:s/>Heute genau vor neun Monaten hat Putin die Ukraine angegriffen. Die russische Armee bringt tagtäglich Leid über die Zivilgesellschaft. Darum <text:s/>integrieren wir tagtäglich ukrainische Geflüchtete in unsere Ausbildungssysteme und in unsere Berufswelt. Das ist wichtig, auch zur Fachkräftesicherung. Und <text:s/>darum stärken wir die Friedens- und Konfliktforschung: in Bielefeld, in Frankfurt, die naturwissenschaftliche. Denn Friedens- und Konfliktforschung trägt zur <text:s/>Konflikt- und Gewaltprävention und zur Wahrung von Frieden auf der Welt bei. Es braucht mehr Krisenvorsorge, und das kann Forschung leisten. <text:s/>„Frauen, Leben, Freiheit“ – im Iran sind gerade die Universitäten und die Schulen zentrale Orte des Protests, des Freiheitskampfes der jungen <text:s/>Generation. Darum ist der Einsatz für Wissenschaftsfreiheit und für globale Bildungsgerechtigkeit weiter ein elementarer Bestandteil deutscher Außenpolitik. <text:s/>Deshalb ist es ein wichtiger Erfolg, dass wir die Auswärtige Kultur-, Bildungs- und Wissenschaftspolitik um 52,5 Millionen Euro stärken <text:s/>und damit den Koalitionsvertrag buchstabengetreu erfüllen: 3-prozentige Aufwüchse für DAAD und AvH und Stärkung der Goethe-Institute. <text:s/>Das ist ein großer Schritt, der unterstreicht: Das Parlament wirkt, die Ampel auch. <text:s/>3 Prozent Aufwuchs, das ist super; denn das unterstreicht, wie wichtig uns die Internationalisierung unserer Hochschullandschaft ist, wie wichtig <text:s/>Science Diplomacy ist und wie wichtig es ist, dass wir ein weltoffenes Innovationsland bleiben, das sich mit Wertepartnern weltweit unterhakt. <text:s/>– Danke für das Stichwort. Unsere Hochschulen sind ein Herzstück des Wissenschaftssystems. Ich glaube, ich bin Ihnen zehn Jahre auf den Wecker <text:s/>gegangen, in denen ich die Dynamisierung der Mittel für den Hochschulpakt um 3 Prozent gefordert habe. Jetzt ist es beschlossene Sache. Die Hochschulen in <text:s/>Deutschland bekommen während der Laufzeit des Zukunftsvertrags „Studium und Lehre stärken“ über eine halbe Milliarde Euro mehr von Bund und Ländern. Danke an <text:s/>die GWK, <text:s/>danke für die bewährte Bund-Länder-Zusammenarbeit! Es ist es großartig, dass wir unsere Hochschulen damit stärken; das ist ein großer Schritt. <text:s/>Ich finde, das war jetzt ein guter Schlusssatz. <text:s/>Insgesamt möchte ich als Schlusssatz formulieren, dass dieser Einzelplan 30 uns zu einem Allzeithoch bringt. <text:s/>Herr Kollege. <text:s/>Das parlamentarische Verfahren hat hier richtig viel rausgeholt; danke dafür. <text:s/>Es folgt Thomas Jarzombek für die CDU/CSU.</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66</text:p>
          </table:table-cell>
          <table:table-cell table:style-name="ce2" office:value-type="string" calcext:value-type="string">
            <text:p>25.04.2024</text:p>
          </table:table-cell>
          <table:table-cell table:style-name="ce2" office:value-type="string" calcext:value-type="string">
            <text:p>ID2016611800</text:p>
          </table:table-cell>
          <table:table-cell table:style-name="ce2" office:value-type="string" calcext:value-type="string">
            <text:p>Dr. Daniela De Ridder (SPD)</text:p>
          </table:table-cell>
          <table:table-cell table:style-name="ce2" office:value-type="string" calcext:value-type="string">
            <text:p>Sehr geehrter Herr Präsident! Liebe Kolleginnen und Kollegen! Meine sehr verehrten Damen und Herren! Ich will mich zunächst bei der CDU/CSU-Fraktion für die Einbringung dieses Antrags bedanken. Er erlaubt uns, zu einem ganz wichtigen Thema, nämlich zu dem der Sanktionen gegen Russland, hier zu diskutieren und zu debattieren. <text:s/>In der Tat, lieber Herr Straubinger, hat Russland am 24. Februar 2022 die territoriale Integrität und die Souveränität der Ukraine aufs Schändlichste angegriffen. <text:s/>Es ist leider bis heute kein Ende des Krieges in Sicht. <text:s/>Ich bin Vizepräsidentin der Parlamentarischen Versammlung der Organisation für Sicherheit und Zusammenarbeit in Europa. Ich war bis zum letzten Herbst Sonderbeauftragte für Osteuropa und damit für die Ukraine, Belarus und Moldau zuständig. Ich kann Ihnen sagen: Ich hatte Gelegenheit, nach Kiew, nach Butscha und nach Irpin zu fahren. Die Eindrücke begleiten mich noch so manche Nacht. <text:s/>Deshalb ist es gut, dass wir das Thema diskutieren können. Ja, liebe Kolleginnen und Kollegen, der Aggressor Russland darf diesen Krieg nicht gewinnen; nein, die Ukraine muss diesen Krieg gewinnen. Daran darf es keine Zweifel geben. <text:s/>Aber es ist gut. Lassen Sie uns darüber reden, dass wir nicht nur militärische Mittel zur Verfügung haben, um der Ukraine zur Seite zu stehen – bei aller Bewunderung, die ich für unseren Verteidigungsminister Boris Pistorius hege, der sich seit dem Tag seines Amtsantrittes proaktiv für die Ukraine einsetzt. Nein, liebe Kolleginnen und Kollegen, wir müssen auch darüber diskutieren, welche wirtschaftspolitischen Sanktionsmittel wir zur Verfügung haben. <text:s/>Nun fordern die Damen und Herren von der Union ein vollumfängliches Importverbot für alle Agrargüter, Düngemittel und Lebensmittel aus Russland und Belarus. Solche Vorschläge klingen ja zunächst mal ganz gut, <text:s/>wenn man reaktiv-emotional arbeiten und handeln will. Die Lage, liebe Kolleginnen und Kollegen von der Union, ist aber komplizierter und die internationale Situation hochkomplex. <text:s/>Lassen Sie mich das kurz erläutern. Es gibt gute Gründe, warum die EU mit solchen Sanktionen bei genau dieser Situation so zurückhaltend reagiert hat; denn Ernährungssicherheit und Bezahlbarkeit von Lebensmitteln, so der Europäische Rat, sind die höchste Priorität für die EU-Staaten. Die Sanktionen der EU – und damit auch unsere eigenen – zielen nämlich darauf, Russlands Fähigkeit zur Finanzierung dieses Krieges – Sie haben es angesprochen – zu schwächen; aber sie richten sich insbesondere gegen die politische, militärische und wirtschaftliche Elite des Landes, die für die Invasion verantwortlich ist. Die restriktiven Maßnahmen sollen explizit nicht die russische Zivilgesellschaft treffen. <text:s/>Aus diesem Grund hat der Europäische Rat, hat die Europäische Union entschieden, gerade die Bereiche Lebensmittel, Landwirtschaft, Gesundheit und Arzneimittel von den verhängten restriktiven Maßnahmen auszunehmen und das mit großer Sorgfalt, lieber Herr Straubinger, zu behandeln. <text:s/>Wir brauchen also ganz andere Maßnahmen, nämlich solche, die auf das Finanz- und Wirtschaftswesen und auf den Militärapparat in Russland abzielen. Wir müssen uns dafür starkmachen, den Oligarchen in Russland, die das finanzieren, das Handwerk zu legen. Dafür müssen wir Vermögen einfrieren. Auf keinen Fall sollten wir Maßnahmen unterstützen, die in nicht intendierter und indirekter Weise die russische Zivilgesellschaft treffen oder – Kollege Cronenberg hat es gesagt – ärmere EU-Länder oder Länder des Globalen Südens schädigen. <text:s/>Aber wir dürfen darüber nachdenken – die Einladung dazu nehme ich gerne an –, wie wir die bisherigen Sanktionen besser dokumentieren und besser monitoren können. Die russische Zivilbevölkerung – lassen Sie mich das sagen – leidet unter einem Pseudopräsidenten; ich nenne ihn „Pseudopräsident“, weil er eben nicht durch freie und faire Wahlen legitimiert ist. Putin, Lawrow, der ehemalige ukrainische Präsident Wiktor Janukowytsch, aber auch der Oligarch Roman Abramowitsch und viele andere haben keinen Zugang mehr zu ihren Vermögen. Das ist ein richtiger Anfang. So sollten wir weiter verfahren, liebe Kolleginnen und Kollegen. <text:s/>Ihren Antrag müssen wir leider ablehnen. Er ist unterkomplex und nicht zu Ende gedacht. <text:s/>Wer A sagt, muss auch B sagen und zur Not auch das ganze Abc aufsagen. <text:s/>Vielen Dank. <text:s/>Vielen Dank, Frau Kollegin. – Als Nächster erhält das Wort der fraktionslose Abgeordnete Robert Farle.</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46</text:p>
          </table:table-cell>
          <table:table-cell table:style-name="ce2" office:value-type="string" calcext:value-type="string">
            <text:p>17.01.2024</text:p>
          </table:table-cell>
          <table:table-cell table:style-name="ce2" office:value-type="string" calcext:value-type="string">
            <text:p>ID2014615600</text:p>
          </table:table-cell>
          <table:table-cell table:style-name="ce2" office:value-type="string" calcext:value-type="string">
            <text:p>Klaus Ernst (fraktionslos)</text:p>
          </table:table-cell>
          <table:table-cell table:style-name="ce2" office:value-type="string" calcext:value-type="string">
            <text:p>Frau Präsidentin! Meine sehr verehrten Damen und Herren! Dieses Zweite Haushaltsfinanzierungsgesetz ist der Ausdruck einer vollkommen verfehlten Wirtschaftspolitik dieser Ampel. <text:s/>Und es ist Ausdruck, wie weit die Bürger sich inzwischen von dieser Regierung entfernt haben. Sie müssen doch auch die eigenen Umfragen zur Kenntnis nehmen. <text:s/>Mich wundert das auch nicht, wie weit Sie von der Realität entfernt sind, wenn eine Vorsitzende einer Ampelpartei im Fernsehen sagt: „Wir haben eine Durchschnittsrente von 2 000 Euro“, und sie diese Rente nebenbei 500 Euro zu hoch ansetzt. Da merkt man, dass man offensichtlich von der Realität keine Ahnung mehr hat. <text:s/>Deshalb ist es dann auch logisch, dass man auch bei den Rentnern kürzt – wie beim Sozialstaat insgesamt, wie bei den Bauern. <text:s/>Ich kann Ihnen nur sagen, meine Damen und Herren: Ich hoffe, dass Sie zur Kenntnis nehmen, dass das Maß inzwischen voll ist. Der Protest der Bauern, der Protest der Handwerker, der Protest, dem sich andere anschließen wollen, ist nicht nur ein Ausdruck dessen, dass die Bürgerinnen und Bürger mit dieser Politik Schwierigkeiten haben, <text:s/>sondern auch dessen, dass sie mit dieser Politik nicht mehr einverstanden sind. <text:s/>Ich fordere Sie auf, diesen Kurs zu ändern. <text:s/>Im Übrigen: Ich spreche hier für das Bündnis Sahra Wagenknecht. <text:s/>Die nächste Rednerin ist Dr. Tanja Machalet für die SP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53</text:p>
          </table:table-cell>
          <table:table-cell table:style-name="ce2" office:value-type="string" calcext:value-type="string">
            <text:p>21.02.2024</text:p>
          </table:table-cell>
          <table:table-cell table:style-name="ce2" office:value-type="string" calcext:value-type="string">
            <text:p>ID2015311400</text:p>
          </table:table-cell>
          <table:table-cell table:style-name="ce2" office:value-type="string" calcext:value-type="string">
            <text:p>Renata Alt (FDP)</text:p>
          </table:table-cell>
          <table:table-cell table:style-name="ce2" office:value-type="string" calcext:value-type="string">
            <text:p>Sehr geehrte Frau Präsidentin! Liebe Kolleginnen und Kollegen! Herr Braun, es ist beschämend, <text:s/>wie Sie diese traurige Situation für Ihre eigene Propaganda missbrauchen. <text:s/>Vor dreieinhalb Jahren stand ich an diesem Pult und sprach über Alexej Nawalny. Damals wurde er vergiftet; sein Schicksal war ungewiss. Heute darf ich erneut über Alexej Nawalny sprechen. Diesmal sind alle Ungewissheiten ausgeräumt. Alexej ist tot. <text:s/>Zurück bleiben Wut und Trauer. Mein Beileid geht an seine Witwe Julija, seine Kinder und seine Mitstreiter. Ich fühle mit ihnen. Mit seinem Tod stirbt auch die Hoffnung auf ein wundervolles Russland der Zukunft, an das er geglaubt und das er zu schaffen versucht hat. Es gibt offensichtlich keinen Platz mehr für eine liberale prodemokratische Zivilgesellschaft im heutigen Russland. Das Regime Putins bringt diesen Menschen nichts außer Hass und Gewalt entgegen. Nicht mal Trauer um Alexej Nawalny ist in Russland möglich. Wer Blumen niederlegen will, wird verhaftet und für mehrere Tage eingekerkert. <text:s/>Im heutigen Russland gibt es keine Menschenrechte mehr. Jeder Kritiker wird zum Schweigen gebracht. <text:s/>Das Schlimmste ist: Es war abzusehen. Wir dürfen uns nicht aus der Verantwortung stehlen. Die Entwicklungen in Russland unter Wladimir Putin hätten uns schon früh aufhorchen lassen müssen: <text:s/>In dem brutalen Tschetschenien-Krieg wurde Grosny dem Boden gleichgemacht, so wie es nun in Mariupol und Awdijiwka passiert ist. Politische Morde an Journalistinnen und Oppositionellen: Natalja Estemirowa, Sergej Magnitskij, Anna Politkowskaja, Boris Nemzow – alle sind tot. Und wie hat der Westen reagiert? Kurze Empörung, aber Folgen hatte es keine. Nie wurden konsequente Maßnahmen getroffen, nie wurde hart genug durchgegriffen, und wenn es Sanktionen gab, wie nach der Krimannexion, waren diese halbherzig und eher unwirksam. Meine Damen und Herren, die Naivität Deutschlands und der EU im Umgang mit Putins Russland hat Leben gekostet. Das darf sich nie wiederholen. <text:s/>Und Alexej Nawalny ist nur das prominenteste Opfer dieser Beschwichtigung. In russischen Gefängnissen werden noch viele russische Oppositionelle und ausländische Bürger willkürlich gefangen gehalten: Wladimir Kara-Mursa, Ilja Jaschin, Evan Gershkovich. Sie alle müssen umgehend freigelassen werden. <text:s/>Alexej Nawalny ist tot, doch sein Vermächtnis bleibt. Alexej hat es doch aufgedeckt, welche unglaublichen Summen Putin und seine korrupten Eliten angehäuft haben. Ich appelliere an die Bundesregierung: Jetzt müssen weitere personenbezogene Sanktionen folgen. 6 000 Namen hat Nawalny genannt; aber nur rund 1 000 Personen wurden von der EU sanktioniert. Da ist noch ordentlich Luft nach oben. <text:s/>Wir müssen es außerdem den Anhängern Nawalnys, den Vertretern der prodemokratischen Opposition, weiterhin ermöglichen, in Deutschland und in der gesamten EU der Verfolgung durch Putins Schergen zu entgehen. Unsere Zusammenarbeit mit der russischen Zivilgesellschaft muss im Exil fortgesetzt werden. Und wir müssen weiterhin mit allen Kräften die Ukraine unterstützen; denn an der ukrainischen Front entscheidet sich das Schicksal der Freiheit in ganz Europa. <text:s/>Ich weiß, wie aussichtslos sich das Leben in einem diktatorischen Regime anfühlt. Jahrzehntelang haben wir im ehemaligen Ostblock gegen den Eisernen Vorhang gekämpft. Wir haben nie die Hoffnung aufgegeben, dass wir eines Tages in Freiheit leben werden. Heute will ich den Anhängern von Alexej Nawalny, mutigen russischen Oppositionellen, Journalistinnen und Journalisten zurufen: Verliert nicht die Hoffnung, gebt nicht auf! Russland wird frei sein. – Oder wie Alexej Nawalny gesagt hat: Ne sdawajtes! Rossija budet swobodna. <text:s/>Für die SPD-Fraktion hat Fabian Funke das Wor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88</text:p>
          </table:table-cell>
          <table:table-cell table:style-name="ce2" office:value-type="string" calcext:value-type="string">
            <text:p>02.03.2023</text:p>
          </table:table-cell>
          <table:table-cell table:style-name="ce2" office:value-type="string" calcext:value-type="string">
            <text:p>ID208811900</text:p>
          </table:table-cell>
          <table:table-cell table:style-name="ce2" office:value-type="string" calcext:value-type="string">
            <text:p>Dr. Carolin Wagner (SPD)</text:p>
          </table:table-cell>
          <table:table-cell table:style-name="ce2" office:value-type="string" calcext:value-type="string">
            <text:p>Sehr geehrter Herr Präsident! Werte Kolleginnen und Kollegen! Ja, die ertragreichsten und zukunftsfähigsten Investitionen überhaupt, die wir tätigen können, sind Investitionen in Bildung. Allein der Sanierungsstau an den Schulen dieses Landes liegt bei rund 45 Milliarden Euro. Mit Blick auf das Bildungssystem geht es aber nicht nur um strahlende Gebäude, die wir brauchen. Der Handlungsbedarf ist größer. Es geht um die technische Ausstattung unserer Klassenzimmer, um das Unterrichtsmaterial, um Weiterbildungsangebote, Personalmittel usw. usf. Frau Ludwig, wir haben sehr engagierte Lehrkräfte in diesem Land. Aber die buckeln sich auch krumm und können nicht mehr. Das darf man nicht ignorieren, liebe Unionsfraktion. <text:s/>Wir wissen aus den jüngsten Bildungsstudien: Etwa ein Fünftel der Grundschülerinnen und Grundschüler hat erhebliche Defizite bei Lesen, Schreiben, Zuhören und Rechnen. Immer noch verlassen viel zu viele junge Menschen die Schule ohne Abschluss. Viele sagen dabei: Das ist volkswirtschaftlich fatal mit Blick auf den Fachkräftemangel. – Ja, das stimmt. Wir von der SPD sagen aber auch klar: Es ist fatal mit Blick auf jeden Einzelnen dieser jungen Menschen und seine Chancen auf ein selbstbestimmtes und gutes Leben. Deshalb können wir das auch nicht akzeptieren, liebe Kolleginnen und Kollegen. <text:s/>Was von uns von der SPD auch nicht akzeptiert werden kann, ist der erneut nachgewiesene Zusammenhang von Bildungschancen und dem Geldbeutel der Eltern. Deshalb setzen wir uns auf allen Ebenen – im Bund, in den Ländern und den Kommunen – seit jeher dafür ein, dass mehr Kinder in Kitas gehen, für Ganztagskonzepte, für ein BAföG für Schülis, Studis und Meister, für eine echte Ausbildungsplatzgarantie und ein Recht auf Weiterbildung, kurz: für Bildungsgerechtigkeit. <text:s/>Wir haben im Koalitionsvertrag vereinbart, dass wir die Bildungsausgaben deutlich steigern wollen. Dass Geld hier wirklich Verbesserungen herbeiführt, zeigt sich mit einem Blick nach Hamburg. Hamburg investiert seit einigen Jahren schon pro Schüler/-in bedeutend mehr Geld als andere Länder, sogar mehr als das reiche Bayern. Während Land und Kommunen in Bayern 2020 pro Schüler/-in in den allgemeinbildenden Schulen 10 600 Euro ausgaben, waren es im Stadtstaat Hamburg 12 600 Euro. Hamburg legt dabei einen besonderen Schwerpunkt auf die frühen Bildungsphasen eines Kindes und verzeichnet in 2020 Ausgaben pro Grundschüler/-in in Höhe von 12 100 Euro, Bayern hingegen nur 8 700 Euro. <text:s/>Und siehe da: In 2021 ist Hamburg im IQB-Bildungstrend, der eben genau die basalen Leistungen Rechnen, Schreiben, Lesen am Ende der Grundschulzeit misst, in die Spitzengruppe der Bundesländer aufgestiegen. Hier wurde in die Personalausstattung investiert. Schulen in Problemlagen erhalten zusätzliches Personal für Förderunterricht oder Nachhilfe. Die Besoldung von Lehrkräften wurde angeglichen, es gab freiwillige Lernangebote in den Ferien und 500 zusätzliche Lehrkräfte für Sprachförderung bis zum zehnten Schuljahr. Landesweite Ergebnisse von engmaschigen Vergleichstests sind in Hamburg Grundlage für gezielte pädagogische Initiativen. <text:s/>Das Beispiel Hamburg verdeutlicht: Wir brauchen mehr Geld in der Bildung. Vor allem müssen wir in frühe Bildungsphasen investieren. <text:s/>Besondere Zuwendung brauchen die Risikogruppen. Dazu gehören Kinder aus Familien mit Zuwanderungsgeschichte oder mit sozialen Benachteiligungen. <text:s/>Ja, wir brauchen ein Sondervermögen Bildung. Genau das fordert unsere Parteivorsitzende Saskia Esken, wie wir heute schon des Öfteren gehört haben, und ich und viele Teile der Fraktion unterstützen das zu hundert Prozent. <text:s/>Wir wollen diesen Weg aber gemeinsam mit unseren Ampelpartnern innerhalb der Koalition beschreiten. Das notwendige Geld für ein Sondervermögen kann unter anderem durch eine gerechte Steuerpolitik eingenommen werden. Immerhin flossen laut Oxfam in Deutschland 81 Prozent des gesamten Vermögenszuwachses, der zwischen 2020 und 2021 erwirtschaftet wurde, an das reichste Prozent der Bevölkerung. Diese Schieflage wächst ebenso weiter wie die Schieflage unseres Bildungssystems. <text:s/>Lasst uns das endlich ändern, liebe FDP. Wir haben es jetzt in der Hand. <text:s/>Vielen herzlichen Dank. <text:s/>Vielen Dank, Frau Kollegin Dr. Wagner. – Nächster Redner ist der Kollege Christoph Meyer, FDP-Fraktion.</text:p>
          </table:table-cell>
          <table:table-cell table:style-name="ce2" office:value-type="string" calcext:value-type="string">
            <text:p>-</text:p>
          </table:table-cell>
          <table:table-cell table:style-name="ce2" office:value-type="string" calcext:value-type="string">
            <text:p>x</text:p>
          </table:table-cell>
          <table:table-cell table:number-columns-repeated="1017"/>
        </table:table-row>
        <table:table-row table:style-name="ro1">
          <table:table-cell table:style-name="ce2" office:value-type="string" calcext:value-type="string">
            <text:p>189</text:p>
          </table:table-cell>
          <table:table-cell table:style-name="ce2" office:value-type="string" calcext:value-type="string">
            <text:p>27.09.2024</text:p>
          </table:table-cell>
          <table:table-cell table:style-name="ce2" office:value-type="string" calcext:value-type="string">
            <text:p>ID2018906100</text:p>
          </table:table-cell>
          <table:table-cell table:style-name="ce2" office:value-type="string" calcext:value-type="string">
            <text:p>Helge Lindh (SPD)</text:p>
          </table:table-cell>
          <table:table-cell table:style-name="ce2" office:value-type="string" calcext:value-type="string">
            <text:p>Frau Präsidentin! Liebe Kolleginnen und Kollegen! Eine schreiende, brüllende Leere im Antrag, nein, in der Antragskaskade der AfD betrifft diejenigen, die in Syrien und in Afghanistan Opfer sind, also die besonders gefährdeten Personen. Gerade aber um dieser Personen willen, wie Kollege Müller völlig zu Recht gesagt hat, sind wir gefordert, Perspektiven für ein Aufnahmeprogramm zu schaffen und zu bewahren, und auch um des Nachweises der sicherheitspolitischen wie auch humanitären Sinnhaftigkeit solcher Aufnahmeprogramme willen. Mit der größten Oppositionspartei hatten wir zumindest einstmals eine umfassende Gemeinsamkeit in Bezug auf solche Programme und Kontingente. <text:s/>Statt aber auf diese wirklich gefährdeten Personen und Opfer zu blicken, übt sich die AfD in dreifacher Paradoxie, ja, geradezu in der Meisterschaft des Selbstwiderspruchs. Das ist einfach darzulegen; deshalb werde ich das auch tun. <text:s/>Erstens. Sie skandalisieren vermeintliche Zahlungen an die Taliban. Wie sich dann herausstellt, geht es um Finanzierung von UN-Einrichtungen, die Schutzes bedürfen. Andererseits stellen Sie aber einen Antrag, deutsche Einrichtungen in Afghanistan zu schaffen, für die ja auch investiert, Geld ausgegeben und Schutz organisiert werden muss. Das heißt, Sie wollen das, was Sie in Bezug auf Deutschland fordern, in Bezug auf die UN nicht. Sie merken: Das ist rein instrumentell, das ist völlig durchschaubar, und das ist nicht mal logisch. Sie haben es nicht mal geschafft, den Widerspruch in Ihren eigenen Anträgen zu sehen. <text:s/>Zweitens. Ich war ich völlig überrascht, fast schon berührt, wie Sie in Bezug auf Syrien von Wiederaufbau und Befriedung sprechen. Gleichzeitig aber verkünden Sie in jeder Haushaltsdebatte, dass Entwicklungshilfe abgeschafft gehört und dass das Entwicklungshilfeministerium abgeschafft werden muss. Auch das wieder eine Meisterschaft im Widerspruch! Wie wollen Sie denn sinnvoll Befriedung und Wiederaufbau ohne ein solches Ministerium und seine Institutionen schaffen? <text:s/>Dann kommen wir zum Dritten, zur Königsdisziplin des Selbstwiderspruchs. Sie sprachen vom Urlaub in Syrien und in Afghanistan. Ihre Truppe hat 2018 einen wirklich bemerkenswerten Urlaub mit abschließender Bundespressekonferenz gemacht, bei dem Sie das Assad-Regime besucht haben, von ihm hofiert, luxuriös ausgestattet und empfangen wurden, um ihm quasi einen Leumund als überhaupt nicht problematisches Regime zu geben. <text:s/>Also, Sie fraternisieren und kuscheln mit dem Assad-Regime. Andererseits fordern Sie uns auf, massenhaft nach Afghanistan abzuschieben, und merken dabei gar nicht – oder merken es sehr wohl –, dass Sie sich doch mit den Fluchtverursachern einlassen. Die AfD ist eine Fluchtursachenpartei. <text:s/>Die Menschen sind doch nicht aus Spaß oder aus Freude hierhergekommen. Sie sind übrigens auch nicht, wie Frau Dağdelen den Eindruck erweckte, gekommen, weil wir zu wenig diplomatische Beziehungen mit Syrien haben. Verdammt noch mal, die Menschen sind millionenfach gekommen, weil sie in Gefahr waren, weil sie abgeschlachtet wurden, weil das ein mörderisches Regime ist. <text:s/>Wenn wir jemandem vertrauen, der, wie Sie, behauptet, dass er die Ursachen von Flucht bekämpft, – <text:s/>Sie kommen zum Ende, bitte, Herr Lindh. <text:s/>– und vorgibt, Migration stoppen zu können, aber das Gegenteil tut, – <text:s/>Herr Lindh, Sie kommen bitte zum Ende. <text:s/>– machen wir in dieser Frage den Bock zum Gärtner. <text:s/>Vielen Dank.</text:p>
          </table:table-cell>
          <table:table-cell table:style-name="ce2" office:value-type="string" calcext:value-type="string">
            <text:p>-</text:p>
          </table:table-cell>
          <table:table-cell table:style-name="ce2" office:value-type="string" calcext:value-type="string">
            <text:p>x</text:p>
          </table:table-cell>
          <table:table-cell table:number-columns-repeated="1017"/>
        </table:table-row>
        <table:table-row table:style-name="ro1">
          <table:table-cell table:style-name="ce2" office:value-type="string" calcext:value-type="string">
            <text:p>54</text:p>
          </table:table-cell>
          <table:table-cell table:style-name="ce2" office:value-type="string" calcext:value-type="string">
            <text:p>22.09.2022</text:p>
          </table:table-cell>
          <table:table-cell table:style-name="ce2" office:value-type="string" calcext:value-type="string">
            <text:p>ID205413200</text:p>
          </table:table-cell>
          <table:table-cell table:style-name="ce2" office:value-type="string" calcext:value-type="string">
            <text:p>Amira Mohamed Ali (DIE LINKE)</text:p>
          </table:table-cell>
          <table:table-cell table:style-name="ce2" office:value-type="string" calcext:value-type="string">
            <text:p>Sehr geehrte Frau Präsidentin! Liebe Kolleginnen und Kollegen! Ich will es offen sagen: Es fällt mir natürlich schwer, nach dieser sehr traurigen Nachricht einfach mit meiner Rede weiterzumachen. Ich will am Anfang mein Beileid zu diesem schweren Verlust ausdrücken. <text:s/>Wer dieser Tage Post von seinem Energieversorger bekommt, der muss oft starke Nerven haben. Ein Kraftfahrer aus Niedersachsen berichtet in einer Zeitung, dass sein Abschlag von 480 Euro auf 1 050 Euro im Monat gestiegen ist. Eine Rentnerin aus Leipzig soll statt bisher 230 Euro jetzt 1 430 Euro monatlich zahlen. Der Preis für Gas bei Neuverträgen ist heute siebenmal so hoch wie im Vorjahr. Aber auch Bestandskunden erleben satte Preissteigerungen. Fakt ist: Millionen Menschen in unserem Land können ihre Energierechnungen nicht mehr bezahlen. Darum ist es dringend notwendig, jetzt entschlossen zu handeln. <text:s/>Die Bundesregierung kündigt eine Strompreisbremse an. Wann kommt sie? Wie wird sie konkret aussehen? Man weiß es nicht. Klar ist aber jetzt schon: Selbst wenn sie irgendwann kommt, wird sie die Probleme nicht lösen, sondern bestenfalls leicht abmildern. Wir brauchen sofort einen wirksamen Preisdeckel für Strom und für Gas für die gesamten Heizkosten. <text:s/>Dieser Preisdeckel muss sowohl die Verbraucherinnen und Verbraucher als auch die kleinen und mittleren Unternehmen schützen. Es ist dringend notwendig, in diesen wahnsinnig gewordenen Energiemarkt entschlossen einzugreifen, Klein-Klein reicht einfach nicht. <text:s/>Selbstverständlich muss ein Preisdeckel damit einhergehen, dass auch ein Schutzschirm gespannt wird über die Stadtwerke und die anderen Energieversorger, die aufgrund der gestiegenen Preise in ernsthafte Schwierigkeiten geraten. Bereits heute warnen Stadtwerke eindringlich davor, dass Insolvenzen drohen. Auch hier braucht es also ein entschlossenes Handeln. <text:s/>Was auch sofort geschehen muss, und zwar wirklich sofort: Es muss gesetzlich verboten werden, dass den Menschen, die ihre Energiekosten nicht mehr bezahlen können, der Strom oder das Gas in ihrer Wohnung abgeschaltet werden darf; denn die Konsequenzen daraus sind verheerend: <text:s/>Man kann nicht mehr lesen, duschen, Wäsche waschen, kochen, telefonieren; kein Radio mehr, kein Fernseher, kein Computer. Die Wohnung ist kalt und dunkel; die Lebensmittel im Kühl- und Gefrierschrank verschimmeln. Es hat schon Fälle gegeben, in denen Betroffene an CO2-Vergiftung gestorben sind, weil sie versucht haben, sich in ihrer kalten Wohnung auf einem Holzkohlegrill etwas Warmes zu essen zu machen. Das alles zeigt ganz klar: Strom- und Gassperren sind menschenverachtend. Diese Praxis muss beendet werden! <text:s/>In den letzten Jahren waren es 300 000 bis 400 000 Haushalte pro Jahr, die davon betroffen waren. In diesem Winter werden es viel mehr sein, wenn Sie nicht handeln. Die Aktionäre von EON durften sich im Mai über 1,2 Milliarden Euro an Dividenden freuen. Da soll es ihnen nicht zumutbar sein, Menschen in finanzieller Not weiter mit Strom und Gas zu versorgen? Das ist doch lächerlich. <text:s/>Sie haben, liebe Kolleginnen und Kollegen, in der Vergangenheit unsere Anträge dazu in diesem Hause immer abgelehnt. Es ist Zeit, jetzt zur Vernunft zu kommen. Folgen Sie unseren Anträgen. Alles andere ist unverantwortlich. <text:s/>Vielen Dank. <text:s/>Nächster Redner ist für die SPD-Fraktion Takis Mehmet Ali.</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65</text:p>
          </table:table-cell>
          <table:table-cell table:style-name="ce2" office:value-type="string" calcext:value-type="string">
            <text:p>09.11.2022</text:p>
          </table:table-cell>
          <table:table-cell table:style-name="ce2" office:value-type="string" calcext:value-type="string">
            <text:p>ID206502000</text:p>
          </table:table-cell>
          <table:table-cell table:style-name="ce2" office:value-type="string" calcext:value-type="string">
            <text:p>Harald Ebner (BÜNDNIS 90/DIE GRÜNEN)</text:p>
          </table:table-cell>
          <table:table-cell table:style-name="ce2" office:value-type="string" calcext:value-type="string">
            <text:p>Frau Ministerin, mir kommt jetzt die Frage nach den Risiken der Atomkraft zu kurz. Wir sehen, wenn wir nach Frankreich schauen, dass dort ein Großteil des Kraftwerkparks aus Sicherheitsgründen stillgelegt ist. Es wurden Risse entdeckt, wo sie nicht erwartet worden waren. Für mich ist es erstaunlich, dass im Nachhinein gesagt wird, das sei ja erklärbar. Wir sehen an diesem Beispiel, dass im Bereich einer Hochrisikotechnologie ein Learning by Doing stattfindet, was mich, ehrlich gesagt, schockiert. Wie würden Sie denn vor diesem Hintergrund die Debatte um die Laufzeitverlängerung und vor allem um die Sicherheit von Atomkraftanlagen bewert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66</text:p>
          </table:table-cell>
          <table:table-cell table:style-name="ce2" office:value-type="string" calcext:value-type="string">
            <text:p>25.04.2024</text:p>
          </table:table-cell>
          <table:table-cell table:style-name="ce2" office:value-type="string" calcext:value-type="string">
            <text:p>ID2016615200</text:p>
          </table:table-cell>
          <table:table-cell table:style-name="ce2" office:value-type="string" calcext:value-type="string">
            <text:p>Dr. Anna Christmann (BÜNDNIS 90/DIE GRÜNEN)</text:p>
          </table:table-cell>
          <table:table-cell table:style-name="ce2" office:value-type="string" calcext:value-type="string">
            <text:p>Liebe Frau Präsidentin! Liebe Kolleginnen und Kollegen! Ich bin doch einigermaßen erstaunt über diesen Antrag, weil Sie offensichtlich wesentliche Ereignisse der letzten Zeit verpasst haben. Ich erinnere mich jedenfalls an sehr schöne Fotos von Daniel Günther, unter anderem gemeinsam mit Minister Robert Habeck, beim Start des Projekts von Northvolt in Deutschland, in Heide, <text:s/>bei dem bis 2026 3 000 Mitarbeiterinnen und Mitarbeiter beschäftigt sein sollen. <text:s/>Hier werden Batterien in Deutschland gefertigt. Der Bund geht da mit einer Investition rein, um das möglich zu machen. Und das Entscheidende daran: Northvolt hat diese Entscheidung auch davon abhängig gemacht, dass am Standort erneuerbare Energien verfügbar sind – das ist das, was Sie in der letzten Zeit nicht vorangebracht haben. <text:s/>Jetzt haben wir die Erneuerbaren, <text:s/>jetzt haben wir die Grundlage, dass Batteriezellenfertigung nachhaltig in Deutschland entstehen kann – und sie entsteht. Das ist die Arbeit auch dieser Bundesregierung. <text:s/>Es verwundert mich auch, dass an dieser Stelle wenige Worte darüber verloren worden sind, wie wenig effizient leider in der Vergangenheit Investitionen im Forschungsbereich in den Bereich Batterieforschung gegangen sind. Wir haben in der letzten Wahlperiode intensive Debatten darüber geführt, wie man die Spitzenstandorte, die es in der Batterieforschung in Deutschland ja gibt, stärken kann. Leider hat die damalige Ministerin, die heute unter uns ist, sich entschieden, einseitig etwas an einen Standort zu geben, an dem – das war fachlich belegt – nicht die besten Voraussetzungen bestanden. <text:s/>Ich freue mich für Münster, dass es dort jetzt losgeht und da etwas stattfindet. Aber man hätte die Mittel sehr viel effizienter ausgeben müssen, die Spitzenstandorte, die wir haben, in der Breite fördern müssen. Das wäre effiziente Förderung der Batterieforschung gewesen – und nicht einseitiges Finanzieren im eigenen Wahlkreis. <text:s/>Nichtsdestotrotz führen wir diese Batterieforschung weiter. Die Mittel sind in der Bereinigungssitzung noch mal, wieder, aufgestockt worden. Das war richtig und wichtig. Denn natürlich ist es oberstes Ziel dieser Bundesregierung, Spitzenforschung gerade in Klimatechnologien – und da gehört die Batterieforschung absolut dazu – weiter zu unterstützen. <text:s/>Es ist auch richtig – das wird ja im Antrag erwähnt –, dass wir dafür auch Leute brauchen, die das machen. Deswegen fördert das BMWK auch mit 60 Millionen Euro ein Batteriequalifizierungscluster an sechs Standorten, wo Fachkräfte für die Batterieforschung ausgebildet werden. Wir sorgen nicht nur dafür, dass die Erneuerbaren und die Klimatechnologien hier entwickelt werden, wir bilden auch die Leute dafür aus; das schafft Arbeitsplätze, das bringt die Leute in den richtigen Sektor. <text:s/>Das ist genau die richtige Strategie für starke Batterieforschung und -fertigung am Standort Deutschland. <text:s/>Nicht zuletzt ist die Batterieforschung tatsächlich wichtig für die Resilienz eines souveränen Standortes Deutschland und Europa. Deswegen gibt es noch eine weitere Förderrichtlinie, die ich erwähnen möchte, nämlich die Förderrichtlinie „Resilienz und Nachhaltigkeit des Ökosystems der Batteriezellfertigung“. Diese wurde im letzten Jahr veröffentlicht. Hier werden auch bald entsprechende Projekte gefördert werden. Das heißt, diese Bundesregierung hat die Breite der Palette – von der Forschung bis zur tatsächlichen Fertigung hier am Standort; von der Fachkräftequalifizierung bis zur Unterstützung von Resilienzprojekten – auf dem Schirm. Man sieht hier, wie wir die Klimafragen voranbringen. – Dieser Antrag tut das leider nicht besonders. <text:s/>Herzlichen Dank. <text:s/>Der nächste Redner ist Dr. Stephan Seiter für die FDP-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78</text:p>
          </table:table-cell>
          <table:table-cell table:style-name="ce2" office:value-type="string" calcext:value-type="string">
            <text:p>18.01.2023</text:p>
          </table:table-cell>
          <table:table-cell table:style-name="ce2" office:value-type="string" calcext:value-type="string">
            <text:p>ID207808500</text:p>
          </table:table-cell>
          <table:table-cell table:style-name="ce2" office:value-type="string" calcext:value-type="string">
            <text:p>Svenja Schulze, Bundesministerin für wirtschaftliche Zusammenarbeit und Entwicklung</text:p>
          </table:table-cell>
          <table:table-cell table:style-name="ce2" office:value-type="string" calcext:value-type="string">
            <text:p>Herr Mansmann, da sprechen Sie einen wunden Punkt an, der nicht nur Deutschland, sondern auch die europäische Politik betrifft: dass wir das Feld großer Infrastrukturprojekte sehr stark anderen überlassen haben und China diese Lücke dann sehr intensiv gefüllt hat. <text:s/>Wir haben uns nicht nur in Deutschland, sondern als G 7 und in Europa vorgenommen, jetzt auch größere Infrastrukturprojekte gemeinsam zu stemmen. Wir haben mit Global Gateway und mit Team Europe Initiativen, mit denen wir Maßnahmen bündeln, um auch größere Maßnahmen gemeinsam umzusetzen. Das läuft jetzt gerade erst an. Also wir als Bundesregierung wünschen uns da deutlich mehr Dynamik, dass das schneller vorankommt. Aber wir müssen mit Blick auf diese großen Infrastrukturbedarfe Angebote machen. Die G 7 hat Infrastrukturinitiativen beschlossen; mit den Just Energy Transition Partnerships haben wir erste Angebote. Aber größere Infrastrukturprojekte gemeinsam zu stemmen, ist eine der Zielrichtungen, die wir eingeschlagen haben. <text:s/>Sie haben keine weitere Nachfrage? – Okay. Dann ist Herr Kraft dra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82</text:p>
          </table:table-cell>
          <table:table-cell table:style-name="ce2" office:value-type="string" calcext:value-type="string">
            <text:p>26.01.2023</text:p>
          </table:table-cell>
          <table:table-cell table:style-name="ce2" office:value-type="string" calcext:value-type="string">
            <text:p>ID208207200</text:p>
          </table:table-cell>
          <table:table-cell table:style-name="ce2" office:value-type="string" calcext:value-type="string">
            <text:p>Stephan Thomae (FDP)</text:p>
          </table:table-cell>
          <table:table-cell table:style-name="ce2" office:value-type="string" calcext:value-type="string">
            <text:p>Frau Präsidentin! Sehr geehrte Damen und Herren! Meine lieben Kolleginnen und Kollegen! Vorab zwei Bemerkungen: <text:s/>Zum Ersten möchte ich schon richtigstellen, Herr Kollege Korte, dass es nicht zutrifft, dass die Kollegin Strack-Zimmermann auch nur in irgendeiner kleinsten Weise davon profitiert hätte, dass sie sich in der Weise, wie sie das jetzt tut, für Rüstungsexporte in die Ukraine einsetzt. Das muss hier schon klargestellt werden. <text:s/>Das hier zu behaupten, diffamiert die Kollegin Strack-Zimmermann, die sich wirklich viele Verdienste erworben hat. <text:s/>Das Zweite, was ich sagen möchte: Wenn man sich die Rede des Kollegen Brandner anhört, hat man schon irgendwie das Gefühl, als hätte jetzt die AfD den Parlamentarismus gerettet und als wäre die AfD in Karlsruhe strahlender Sieger in ihrem Verfahren gewesen. <text:s/>So ist das nicht gewesen, meine Damen und Herren. In Wirklichkeit erfolgte das Organstreitverfahren der AfD nicht vor, sondern nach dem Normenkontrollantrag von Linken, Grünen und FDP. Und sie hat keineswegs obsiegt, sondern es ist in Karlsruhe als unzulässig zurückgewiesen worden. Es ist schon notwendig, das hier mal richtigzustellen. <text:s/>Meine Damen und Herren, das Grundgesetz weist den Parteien eine Vermittlerrolle zwischen Staat und Gesellschaft zu. Sie sollen eine stabilisierende Funktion in unserer parlamentarischen Demokratie ausüben, und jedenfalls die meisten Parteien nehmen diese Rolle auch wirklich sehr ernst. Dazu bedarf es einer soliden finanziellen Basis. Deswegen sollen nach den Parteienfinanzierungsurteilen des Verfassungsgerichtes die Parteien in erster Linie auch auf die Unterstützung der Bürger angewiesen sein. Denn eine staatliche Einflussnahme auf die Parteien ist und bleibt verboten, und deswegen sollen Parteien auch nicht vom Staat finanziell abhängig sein. Der Staat darf allenfalls die Parteien teilfinanzieren mit diesen beiden Obergrenzen, von denen schon die Rede gewesen ist: <text:s/>Zum einen ist das die relative Obergrenze, die sich nach der Zustimmung der Menschen bemisst, sich abmessen lässt am Wahlerfolg, an Mitgliedsbeiträgen und an Spenden und nicht mehr als die Hälfte der finanziellen Mittel der Parteien darstellen darf. <text:s/>Zum anderen ist das die absolute Obergrenze, also ein gesetzlich festgelegter Maximalbetrag, der notwendig ist, damit die Parteien ihren Verfassungsauftrag erfüllen können, und den sie nicht aus Eigenmitteln aufbringen können. Diese absolute Obergrenze wird an die allgemeine Preisentwicklung angepasst und darf allenfalls bei einschneidenden Veränderungen der äußeren Umstände stärker angehoben werden. <text:s/>Hier hat das Gericht in Leitsatz 5 seiner Entscheidung vom Dienstag ausdrücklich anerkannt, dass Digitalisierung eine einschneidende Veränderung der äußeren Umstände darstellt. Denn beim letzten Parteienfinanzierungsurteil von 1992 vor mehr als 30 Jahren gab es Digitalisierung in dieser Form eben noch nicht. In diesen 30 Jahren haben sich die Umstände also entscheidend verändert. <text:s/>Natürlich bringt die Digitalisierung auch Einspareffekte, in der Verwaltung beispielsweise. Aber wir alle wissen doch, dass in der Kommunikation, im Social-Media-Bereich erhebliche Mehrkosten entstehen. Halten wir uns einfach mal vor Augen, dass die Menschen, die Bürgerinnen und Bürger, tagein, tagaus, 24 Stunden am Tag, 7 Tage die Woche, mit uns kommunizieren, worauf wir auch reagieren müssen, und dass wir auch aktiv über alle möglichen Kanäle – Twitter, Instagram, Facebook und dergleichen – unsere Mitteilungen nach außen versenden. <text:s/>Das Problem ist nicht, dass das Gericht daran zweifelt, dass die Digitalisierung Mehrkosten auslöst, sondern es war das Verfahren der Gesetzgebung 2018. Denn wenn der Bundestag über die Parteienfinanzierung entscheidet, dann spricht er in eigener Sache. Das eigentliche Problem ist, dass hier der Eindruck der Interessenvermischung im Raume steht. Das erhöht die Anforderungen an Transparenz und Begründungstiefe. Das ist 2018 nicht gelungen. Das ist der entscheidende Punkt beim Urteil vom Dienstag gewesen. <text:s/>Deshalb haben Linke, Grüne und FDP 2018 den Normenkontrollantrag gestellt, um zu beweisen, dass auch bei Eigeninteressen der Parteien die Selbstkontrolle des Parlaments noch funktioniert. Deswegen bringt das Urteil vom Dienstag Klarheit darin, dass Digitalisierung eine einschneidende Veränderung der Umstände ist. Es reicht aber nicht, in der Gesetzesbegründung nur zu behaupten, dass Digitalisierung Mehrkosten auslöse, man muss es auch darlegen, vorrechnen und in der Gesetzesbegründung dokumentieren. <text:s/>Das heißt für die Zukunft, dass wir uns über die Parteienfinanzierung noch einmal Gedanken machen müssen, aber dann eben in einem ausgeruhten Verfahren ausführlich darlegen und begründen müssen, wie sich der Finanzbedarf der Parteien verändert hat. Deswegen dürfen wir jetzt nicht den Fehler von 2018 wiederholen und in großer Hast agieren, sondern wir müssen ein geordnetes, ausgeruhtes und transparentes Verfahren durchführen. Dazu stehen wir jedenfalls bereit. <text:s/>Vielen Dank. <text:s/>Für die AfD-Fraktion hat nun der Abgeordnete Albrecht Glaser das Wor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96</text:p>
          </table:table-cell>
          <table:table-cell table:style-name="ce2" office:value-type="string" calcext:value-type="string">
            <text:p>19.04.2023</text:p>
          </table:table-cell>
          <table:table-cell table:style-name="ce2" office:value-type="string" calcext:value-type="string">
            <text:p>ID209608700</text:p>
          </table:table-cell>
          <table:table-cell table:style-name="ce2" office:value-type="string" calcext:value-type="string">
            <text:p>Dr. Sandra Detzer (BÜNDNIS 90/DIE GRÜNEN)</text:p>
          </table:table-cell>
          <table:table-cell table:style-name="ce2" office:value-type="string" calcext:value-type="string">
            <text:p>Herzlichen Dank, Herr Präsident. – Meine Frage geht an Außenministerin Baerbock. Frau Ministerin, Sie hatten in Ihrem Eingangsstatement sehr klargemacht, dass das letzte Jahr sehr entscheidend war für die Stärkung von Resilienz und die Einführung eines neuen Risikomanagements, das wir für Deutschland und Europa brauchen. Die deutsche Wirtschaft, Verbraucherinnen und Verbraucher haben sehr dafür bezahlt, dass es in den früheren Bundesregierungen kein Risikomanagement gegenüber dieser hohen Abhängigkeit von russischem Gas gab. Nun ist die Abhängigkeit von China in vielen Bereichen der deutschen Wirtschaft um ein Vielfaches größer. <text:s/>Ich frage Sie in diesem Zusammenhang, welche Bedeutung Sie einem Risikomanagement in Bezug auf die kritische Infrastruktur in Deutschland und Europa beimessen. Wir diskutieren in unterschiedlichen Bereichen wie Häfen und Hochtechnologien konkrete Anwendungsfälle. Dazu würde mich Ihre Einschätzung interessieren. – Herzlichen Dank.</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30</text:p>
          </table:table-cell>
          <table:table-cell table:style-name="ce2" office:value-type="string" calcext:value-type="string">
            <text:p>18.10.2023</text:p>
          </table:table-cell>
          <table:table-cell table:style-name="ce2" office:value-type="string" calcext:value-type="string">
            <text:p>ID2013013000</text:p>
          </table:table-cell>
          <table:table-cell table:style-name="ce2" office:value-type="string" calcext:value-type="string">
            <text:p>Aydan Özoğuz (SPD)</text:p>
          </table:table-cell>
          <table:table-cell table:style-name="ce2" office:value-type="string" calcext:value-type="string">
            <text:p>Sehr geehrte Frau Präsidentin! Liebe Kolleginnen und Kollegen! Liebe Zuschauerinnen und Zuschauer! Herr Röttgen, ich habe es jetzt so verstanden: Sie stimmen diesem Mandat zu. – Das haben Sie immer getan, und das ist auch richtig so. Was Sie weiterhin ausgeführt haben, ist ein ganz neuer Befund, der jetzt sehr weit ausgeprägt ist. Dieses Mandat haben wir vor drei Wochen in den Bundestag eingebracht. Damals haben sehr viele zu Recht gesagt – das habe ich auch bei Ihnen und bei Lamya Kaddor herausgehört –, dass der Irak eigentlich schon völlig aus den Schlagzeilen verschwunden war, dass wir eigentlich überhaupt nicht mehr darüber reden, weil es uns tatsächlich gelungen ist, Strukturen des IS zu zerschlagen, weil es eben sehr viele Erfolge mit diesem Mandat gegeben hat. Selbstverständlich müssen wir uns auch den neuen Gegebenheiten zuwenden. Aber zuerst müssen wir dieses Mandat ordentlich miteinander verabschieden. <text:s/>Ich möchte noch mal daran erinnern – das ist auch bei der Einbringung des Mandats gesagt worden, und es ist gut, wenn wir daran zurückdenken –, dass der „Islamische Staat“ die Welt mit seinem Terror sehr in Atem gehalten hatte. Er beging viele Verbrechen an Zivilisten; der Völkermord an den Jesiden sei hier noch mal genannt. Auch die jahrtausendealte Kulturregion des Irak, ein Weltkulturerbe, wurde angegriffen, zum Beispiel die mesopotamische Stadt Hatra. Da wurde alles zerstört; das können wir auch nicht wieder aufbauen. <text:s/>Es hat sich aber etwas getan. Seitdem die irakische Regierung die internationale Gemeinschaft 2014 um Hilfe und Unterstützung im Kampf gegen die Terroristen gebeten hat, hat der IS in seinem ehemaligen Kerngebiet die Kontrolle verloren. Der „Islamische Staat“ konnte dort zerschlagen werden; er wurde zurückgedrängt. Die Operation Inherent Resolve der internationalen Anti-IS-Koalition, die unsere Bundeswehr seit Beginn im Dezember 2014 unterstützt, hat einen wesentlichen Anteil daran, dass all dies gelungen ist. Und deswegen gilt natürlich unser sehr großer Dank allen Soldatinnen und Soldaten, die dort ihren Dienst für uns alle und für die Sicherheit in der Region tun. <text:s/>Im Rahmen der NATO Mission Iraq bilden unsere Soldatinnen und Soldaten weiterhin die irakischen Kollegen aus. Sie befähigen sie dazu, ihr Land zu sichern. Dennoch sucht sich die Terrorgruppe weiterhin Rückzugsräume, und sie ist auch fähig und willens – das habe ich jetzt auch bei Ihnen herausgehört –, Anschläge im Irak zu verüben. Die Sicherheitslage ist eben volatil, weshalb wir den Einsatz nicht einfach abschließen können. Auch deshalb haben Ministerpräsident Mohammed Shia Al-Sudani und Außenminister Fuad Hussein sowie der Präsident der Region, Netschirwan Barzani, die Bundesregierung dieses Jahr mehrfach gebeten, unser Engagement vor Ort zu verlängern. Dem kommen wir gerne nach. Denn für uns steht fest: Wir sind gewollt, wir werden gebraucht, und wir erzielen Fortschritte. Und deshalb bleiben wir auch. <text:s/>Wir unterstützen also weiterhin die Bekämpfung der Terroristen, und wir arbeiten weiter am Fähigkeitsaufbau der irakischen Sicherheitskräfte. Genauso wie im laufenden Mandatszeitraum wollen wir unsere Soldatinnen und Soldaten auch in Zukunft einsetzen können. Es sind meistens 250 bis 280 vor Ort; wir könnten bis zu 500 schicken. Aber unser Ziel dabei bleibt, dass die irakischen Kräfte ihr Land perspektivisch eigenständig sichern können. Das ist das Ziel dieses Mandats, und das bleibt natürlich so. <text:s/>Der Blick auf Israel – und das ist hier ja schon sehr deutlich genannt worden – zeigt in diesen Tagen, wie volatil die Lage im gesamten Nahen Osten ist. Wir müssen leider damit rechnen, dass der IS und auch andere Akteure versuchen werden, jetzt aus dieser Lage Kapital zu schlagen und wieder stärker aktiv zu werden. Wir müssen darauf vorbereitet sein, und wir müssen eben entsprechende Gegenmaßnahmen vorbereiten. Auch dafür ist dieses Mandat von ganz wichtiger Bedeutung. <text:s/>Klar ist auch, dass unser Engagement im Irak keinesfalls allein auf die Sicherheitsarchitektur konzentriert ist. Ganz im Gegenteil: Der deutsche Beitrag zur Stabilisierung dieses kriegsgezeichneten Landes erfolgt in enger Zusammenarbeit mit zivilen und militärischen Kräften. Ganz im Sinne der integrierten Sicherheit und ganz im Sinne des vernetzten Ansatzes engagiert sich Deutschland zivil und politisch für den Irak. Mit unseren zivilen Experten tragen wir zur nachhaltigen Stabilisierung befreiter Gebiete und zur Aufarbeitung der IS-Schreckensherrschaft bei, und in der Entwicklungszusammenarbeit bringen wir die Diversifizierung der Wirtschaft voran und schaffen vor allen Dingen – dass das wichtig ist, ist doch eine Erfahrung, die wir nun wirklich in ganz vielen Einsätzen gemacht haben – Ausbildungsmöglichkeiten und Jobs für junge Menschen. Gerade das ist entscheidend; denn über die Hälfte der Irakerinnen und Iraker ist unter 25 Jahre alt, und die junge Generation braucht eine Perspektive. Sie muss ohne Terror gut leben können, sich selbst stabilisieren und sichern können. Das ist doch eine der größten Lehren, die wir ziehen müssen. <text:s/>Ich bitte um Zustimmung zu diesem wirklich wichtigen Mandat. <text:s/>Für die AfD-Fraktion hat das Wort Gerold Ott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73</text:p>
          </table:table-cell>
          <table:table-cell table:style-name="ce2" office:value-type="string" calcext:value-type="string">
            <text:p>01.12.2022</text:p>
          </table:table-cell>
          <table:table-cell table:style-name="ce2" office:value-type="string" calcext:value-type="string">
            <text:p>ID207311700</text:p>
          </table:table-cell>
          <table:table-cell table:style-name="ce2" office:value-type="string" calcext:value-type="string">
            <text:p>Sabine Poschmann (SPD)</text:p>
          </table:table-cell>
          <table:table-cell table:style-name="ce2" office:value-type="string" calcext:value-type="string">
            <text:p>Sehr geehrte Frau Präsidentin! Liebe Kolleginnen und Kollegen! Ich wundere mich schon sehr über die Inhalte der beiden Unionsanträge, jetzt, im <text:s/>Dezember, wo bereits alles im Fluss ist. Dies gibt mir aber die Möglichkeit, auch von dieser Stelle die Öffentlichkeit noch einmal mitzunehmen. <text:s/>Diese Regierung hat sich die Neuausrichtung der Sportpolitik auf die Fahne geschrieben, und zwar im Bereich des Breiten- und des Spitzensports. Im <text:s/>Bereich Breitensport erfolgt bereits in diesem Jahr als Auftakt der Bewegungsgipfel. Hier sollen alle Akteure aus Verbänden, Politik, Gesellschaft ihre Impulse <text:s/>zur Stärkung des Sports und der Bewegung einfließen lassen. Mit diesem Input soll im weiteren Verfahren der Entwicklungsplan Sport erarbeitet werden. Dies ist <text:s/>eine Chance für unsere Gesellschaft, nachhaltig fit zu werden. <text:s/>Das Zweite ist die eigentliche Aufgabe des Bundes, der Spitzensport. Hier liegt bereits ein Grobkonzept für eine Spitzensportreform vor, die sogar ein <text:s/>eigenes Sportfördergesetz vorsieht. Sie sehen also, wie wir beide Bereiche zusammendenken; <text:s/>denn sowohl Breiten- als auch Spitzensport sind wichtig für unsere Gesellschaft. <text:s/>Wichtig bei beiden Konzepten ist, dass die Akteure mitgenommen werden und Konzepte nicht nur, wie vormals, auf dem Papier stehen, sondern zeitnah <text:s/>umgesetzt werden. <text:s/>Deshalb gibt es einen ambitionierten Zeitplan bis Ende 2023. Wir müssen im nächsten Jahr gemeinsam aus den Startblöcken kommen. Beide Ansätze zeigen, <text:s/>welch hohen Stellenwert der Sport in dieser Regierung hat. <text:s/>Wir lassen den Sport auch in der Krise nicht allein. Die Message des Kanzlers lautete: „You’ll never walk alone“. Gerade als Dortmunderin geht mir <text:s/>diese Zeile ans Herz; denn bei uns wird dieser Spruch gelebt: in guten wie in schlechten Zeiten füreinander da sein. <text:s/>Deswegen war es für die SPD-Fraktion ganz klar, dass wir dem Sport in der Coronazeit unter die Arme greifen und ihn mit dem <text:s/>25-Millionen-Euro-ReStart-Programm stützen. <text:s/>Auch beim Thema Energiekrise war für uns klar, dass Sportanlagen geöffnet bleiben; das war wichtig. Durch verschiedene Maßnahmen hat es die Regierung <text:s/>geschafft, eine Gasmangellage zu vermeiden. Flächendeckende Schließungen von Sportstätten stehen deshalb heute nicht zur Debatte. <text:s/>Auch bei den Kosten springen wir den Vereinen zur Seite. Von Anfang an war es das Ziel, alle Letztverbraucher von hohen Gas- und Stromkosten zu <text:s/>entlasten – und „alle“ heißt auch alle. <text:s/>Zusätzlich unterstützen wir die Kommunen und Vereine mit einem Sanierungsprogramm für Sportstätten. Der Schwerpunkt liegt auf der Verbesserung der <text:s/>Energieeffizienz, um langfristig klimaneutrale Sportstätten zu schaffen. Dies nutzt der Umwelt und der finanziellen Situation der Sportvereine und der <text:s/>Kommunen. <text:s/>Insgesamt wird 2023 ein Jahr des Sports, <text:s/>sowohl des Breiten- als auch das Spitzensports. Gelingen wird das nur gemeinsam. Daher freue ich mich, dass der DOSB und auch der DBS bereit sind, <text:s/>noch einmal durchzustarten, und auch Athleten Deutschland seinen Fachverstand einbringt. <text:s/>Herzlichen Dank. <text:s/>Für die AfD-Fraktion hat das Wort Edgar Naujok.</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69</text:p>
          </table:table-cell>
          <table:table-cell table:style-name="ce2" office:value-type="string" calcext:value-type="string">
            <text:p>16.05.2024</text:p>
          </table:table-cell>
          <table:table-cell table:style-name="ce2" office:value-type="string" calcext:value-type="string">
            <text:p>ID2016914300</text:p>
          </table:table-cell>
          <table:table-cell table:style-name="ce2" office:value-type="string" calcext:value-type="string">
            <text:p>Daniel Föst (FDP)</text:p>
          </table:table-cell>
          <table:table-cell table:style-name="ce2" office:value-type="string" calcext:value-type="string">
            <text:p>Vielen Dank. – Herr Präsident! Werte Kolleginnen und Kollegen! Ich weiß, es ist jetzt anscheinend irgendwie aus der Mode gekommen, zu dem vorliegenden Gesetzentwurf zu reden. Das finde ich überraschend; denn wir sind das Legislativorgan. Deswegen werde ich mal zwei, drei Sachen zu diesem Gesetzentwurf sagen. <text:s/>Frau König, natürlich werden dadurch keine neuen Wohnungen gebaut. Das ist auch nicht Sinn und Zweck des Gesetzentwurfs. <text:s/>Der Gesetzentwurf hat zum Inhalt, dass die Länder – 16 an der Zahl – die ihnen vorliegenden Daten häufiger und vollständiger melden als bisher. Das ist Kern dieses Gesetzes. <text:s/>Würden die Länder ihren Aufgaben nachkommen, bräuchten wir dieses Gesetz auch gar nicht. Wenn Sie jetzt plötzlich erwähnen: „Da werden keine neuen Wohnungen gebaut“, dann ist dazu zu sagen: Das ist auch nicht Sinn und Zweck dieses Gesetzentwurfs. <text:s/>Meine sehr geehrten Damen und Herren von der Union, Sie rufen hier rein: Es ist zu viel Bürokratie! – Ich frage jetzt mal die Damen und Herren, die uns zuhören, und auch die Kolleginnen und Kollegen, die etwas davon verstehen: Ist es Bürokratie, wenn die Daten, die der Staat erhoben hat, von der Landesebene zur Bundesebene kommen? Ist das Bürokratie? – Die Entlastung der Bürgerinnen und Bürger, die Entlastung der Unternehmen ist eins zu eins im Gesetz beziffert. Im Gegensatz zu den Gesetzen der Union kommt dabei eine Minuszahl heraus. Die Unternehmerinnen und Unternehmer werden durch dieses Gesetz entlastet. Das wurde errechnet, und so stimmt das auch. <text:s/>Sie wissen ja, ich bin ein leicht erregbarer Typ; das ist nun wirklich keinem verborgen geblieben. Es ist mir ja auch bewusst, und zumindest ich mag das an mir. <text:s/>Aber dazu, dass sich ausgerechnet die CDU/CSU-Fraktion hierhinstellt und von einem Bürokratiemonster spricht, weil die Länder die ihnen vorliegenden Daten dem Bund melden sollen – ausgerechnet die Fraktion der Kommissionspräsidentin Ursula von der Leyen, <text:s/>unter deren Regentschaft Bürokratie auf uns niedergeregnet ist wie noch nie zuvor in Europa –, <text:s/>muss ich ernsthaft sagen: Ich glaube, Sie haben sich weder mit dem Gesetz noch mit der Baubranche beschäftigt. <text:s/>Zur Baubranche. Das tut Ihnen jetzt weh, meine sehr geehrten Damen und Herren von der Union: Stichwort „Baufertigstellungen 2021“. Ich würde Ihnen das Jahr noch zurechnen, weil wir ja erst im Dezember die neue Bundesregierung gestellt haben. Ich weiß nicht, ob wir da einen Konsens haben; aber ich würde Ihnen das Jahr 2021 höflichkeitshalber zurechnen. 293 393 Baufertigstellungen im Jahr 2021. 2023 vermutlich – so war heute in den Zeitungen zu lesen – 295 000 Baufertigstellungen. Ich weiß, die Situation der Branche ist schwierig; ich weiß es. Ich sehe es auch an den Zahlen der Baugenehmigungen. Aber wenn Sie sich hierhinstellen und sagen, es wäre alles vorbei, wir hätten das Armageddon erlebt, obwohl 2023 2 000 Wohneinheiten mehr fertiggestellt wurden als in Ihrem letzten Regierungsjahr, <text:s/>dann muss ich sagen, dass es wirklich notwendig ist, dass Sie mehr Daten für Ihre Arbeit zur Verfügung haben; und die liefert Ihnen dieses Gesetz dieser Regierung. Gern geschehen, liebe CDU/CSU! <text:s/>Und abschließend: Das Gesetz sieht vor, dass, wenn die Länder die Daten, die ihnen durch Bauantragsverfahren – übrigens auch durch die Förderverfahren, die durchlaufen werden – vorliegen, nicht haben, nicht übertragen können oder wollen, auf den Bauherren zurückgegriffen werden kann. Das steht momentan noch im Gesetz. <text:s/>Ich weiß, das ist Ihnen gar nicht aufgefallen; ich merke es gerade. <text:s/>Das steht im Gesetz. Wir sind hier in der ersten Lesung. Ich bin sehr dafür, dass wir diesen Passus verbessern. Ich bin sehr dafür; denn die Daten liegen den Ländern vor. <text:s/>Ich bin es leid, dass wir wieder auf die Bauherren zurückgreifen müssen, weil die Länder nicht mal das seit Jahren zur Verfügung stehende XBau nutzen. <text:s/>Deswegen lassen Sie uns die Daten, die wir brauchen, von den Ländern, die sie haben, in den vorgesehenen Zeiträumen holen. <text:s/>Vielen Dank. <text:s/>Vielen Dank, Herr Kollege Föst. – Nächster Redner ist der Kollege Michael Kießling, CDU/CSU-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31</text:p>
          </table:table-cell>
          <table:table-cell table:style-name="ce2" office:value-type="string" calcext:value-type="string">
            <text:p>28.04.2022</text:p>
          </table:table-cell>
          <table:table-cell table:style-name="ce2" office:value-type="string" calcext:value-type="string">
            <text:p>ID203107800</text:p>
          </table:table-cell>
          <table:table-cell table:style-name="ce2" office:value-type="string" calcext:value-type="string">
            <text:p>Kai Whittaker (CDU/CSU)</text:p>
          </table:table-cell>
          <table:table-cell table:style-name="ce2" office:value-type="string" calcext:value-type="string">
            <text:p>Herr Präsident! Werte Kolleginnen und Kollegen! Ich möchte die Nerven der Ampelkoalition nicht übermäßig strapazieren. Deshalb verkünde ich die frohe Botschaft gleich zu Beginn: Wir, die Union, unterstützen dieses Gesetz ausdrücklich! Lassen Sie mich das sagen. <text:s/>Uns fällt es auch sehr leicht, dieses Gesetz zu unterstützen; denn Sie machen de facto das nach, was wir mit der SPD bereits in der letzten Legislaturperiode vorgemacht haben. Bekanntlich ist Nachahmung ja die höchste Form der Anerkennung. Was damals richtig war, kann heute nicht falsch sein. <text:s/>Aber ich muss sagen: Endlich legen Sie diesen Gesetzentwurf vor! Denn wir waren in der letzten Koalition, Herr Minister, deutlich schneller. Wir haben Anfang Februar letzten Jahres so eine Hilfe vereinbart, bereits im selben Monat das Sozialschutz-Paket III durch den Deutschen Bundestag gebracht und im Mai die Hilfen ausgezahlt. Sie haben zwei Monate gebraucht, um überhaupt zu klären, ob Sie was machen wollen. Sie haben weitere zwei Monate gebraucht, um jetzt diesen Gesetzentwurf vorzulegen. Und es dauert noch mal zwei Monate, bis Sie das Geld auszahlen. Ein halbes Jahr haben Sie jetzt gebraucht! So viel Zeit haben die Menschen in diesem Land nicht, Herr Minister. <text:s/>Angesichts der grassierenden Inflation ist wirklich Tempo angesagt. Gestern konnte man noch eine volle Einkaufstasche nach Hause tragen. Heute kann man für denselben Geldbetrag die Tasche am kleinen Finger nach Hause tragen. <text:s/>Bei allen außenpolitischen Herausforderungen, die wir haben, zeigt der Blick nach Frankreich eines: Das Thema Kaufkraft wird das Hauptthema sein, was Millionen von Menschen in den nächsten Jahren bekümmern wird. Ihr Entlastungspaket liefert darauf keine hinreichende Antwort. Ihre Hilfen sind befristet. Sie sind einmalig. Sie besteuern sie. Angesichts der Tatsache, dass Arbeitslosenversicherungsbeiträge und Krankenversicherungsbeiträge steigen werden, wird weniger Netto vom Brutto für die Menschen übrig bleiben. Und die Rentnerinnen und Rentner und die Studenten haben Sie auch noch vergessen. <text:s/>Das ist keine Entlastungspolitik, Herr Minister. <text:s/>Diese Politik muss man sich wahrlich leisten können. Ich habe bei dieser Nachlässigkeit etwas Sorge; denn Sie streiten seit Monaten ebenfalls um das Sanktionsmoratorium. Sie wollten bis zum Ende des Jahres alle Sanktionen bei Hartz IV aussetzen. Gestern haben Sie dieses Thema im Ausschuss kurzfristig von der Tagesordnung genommen. Wenn Sie so weitermachen, ist das Jahr vorbei, und man braucht dieses Sanktionsmoratorium gar nicht mehr. <text:s/>Es zeigt sich, dass Sie schon bei diesen zwei kleinen Eingriffen, die Sie vornehmen, wahnsinnig viel Zeit vergeuden. Das lässt für Ihre Megareform „Bürgergeld“ Schlimmes befürchten. Da wollen Sie ja die große Reform wagen, die bereits zum 1. Januar nächsten Jahres gelten soll. Aber damit das gut klappt, muss die Verwaltung das sorgfältig vorbereiten. Spätestens Ende September müssen Sie hier mit dem Gesetzgebungsverfahren durch sein, damit die BA noch drei Monate Zeit hat, das einigermaßen hinzukriegen. <text:s/>Bis heute liegt aber noch nicht mal ein Eckpunkteentwurf vor. Da muss ich schon fragen: Wo bleibt der? – Ich könnte mir vorstellen, dass es daran liegt, dass Sie sich nicht ganz einig darüber sind, was Sie wollen. Sie müssen nämlich die Frage beantworten: Wollen Sie vom Prinzip „Fördern und Fordern“ abweichen – ja oder nein? Sie müssen die Frage beantworten, ob Sie das Arbeitslosengeld II erhöhen wollen – ja oder nein? Sie müssen die Frage beantworten, ob Sie wieder zum Bundessozialhilfegesetz mit individuellen Rechtsansprüchen zurückwollen, oder ob Sie beim pauschalen Recht bleiben wollen. Ich vermute, die rote und die grüne Fraktion wollen das, und die FDP will es nicht. <text:s/>Ich kann der Ampelkoalition deshalb nur raten: Fangen Sie endlich an, zu arbeiten! Die Menschen, die in diesem Land am ärmsten sind, haben es verdient. <text:s/>Wenn Sie das nicht schaffen, stürzen Sie das Sozialgesetzbuch in ein Chaos, und das haben die Menschen nicht verdient. <text:s/>Vielen Dank, Herr Kollege Whittaker. Das war eine Punktlandung. – Als nächste Rednerin hat das Wort Frau Bundesministerin Lisa Paus für die Bundesregierung.</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65</text:p>
          </table:table-cell>
          <table:table-cell table:style-name="ce2" office:value-type="string" calcext:value-type="string">
            <text:p>24.04.2024</text:p>
          </table:table-cell>
          <table:table-cell table:style-name="ce2" office:value-type="string" calcext:value-type="string">
            <text:p>ID2016500700</text:p>
          </table:table-cell>
          <table:table-cell table:style-name="ce2" office:value-type="string" calcext:value-type="string">
            <text:p>Dr. Janosch Dahmen (BÜNDNIS 90/DIE GRÜNEN)</text:p>
          </table:table-cell>
          <table:table-cell table:style-name="ce2" office:value-type="string" calcext:value-type="string">
            <text:p>Vielen Dank, Frau Präsidentin. – Auch ich würde meine Frage an den Bundesminister für Gesundheit richten wollen. Sehr geehrter Herr Bundesminister, Sie haben im Januar Eckpunkte zu einer Reform der Notfallversorgung in Deutschland vorgestellt. Die Notfallversorgung besteht aus den Notaufnahmen, der ambulanten Notfallversorgung und dem Rettungsdienst. Können Sie uns vielleicht ausführen, warum auch eine Reform des Rettungswesens Teil einer solchen Reform sein muss, um eine bessere Patientensteuerung zu erreich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15</text:p>
          </table:table-cell>
          <table:table-cell table:style-name="ce2" office:value-type="string" calcext:value-type="string">
            <text:p>06.07.2023</text:p>
          </table:table-cell>
          <table:table-cell table:style-name="ce2" office:value-type="string" calcext:value-type="string">
            <text:p>ID2011508100</text:p>
          </table:table-cell>
          <table:table-cell table:style-name="ce2" office:value-type="string" calcext:value-type="string">
            <text:p>Matthias Helferich (fraktionslos)</text:p>
          </table:table-cell>
          <table:table-cell table:style-name="ce2" office:value-type="string" calcext:value-type="string">
            <text:p>Herr Präsident! Meine Damen und Herren! „Wir sind im Krieg.“ – „Angesichts dieser wilden Horden reicht es nicht mehr aus, um Ruhe zu bitten, man muss sie erzwingen.“ Dies erklärten Frankreichs größte Polizeigewerkschaften. Sie sprechen das aus, was immer mehr Europäer denken. <text:s/>Brennende Autos, Angriffe auf Ordnungskräfte, „Allahu akbar“-Rufe in Europas Gassen – der Migrantenmob probt erneut den Bürgerkrieg gegen die Ordnung Frankreichs. Es ist ein Migrantenmob, eine Bürgerkriegspartei, die sich dank Ihrer Massenmigration stetig mästet, die dank Ihres Zuwanderungsfetischismus stärker wird. Ihr Rekrutierungspotenzial ist schier unerschöpflich – unerschöpflich, weil Sie nicht bereit sind, Europas Nationen vor der Selbstauflösung zu verteidigen. <text:s/>Sie stürzen Europa ins Chaos aus tiefem Selbsthass. Doch es gibt immer mehr Europäer, die sich Ihrem migrationspolitischen erweiterten Suizid verweigern. Europa erwacht! Europas Patrioten sind überall auf dem Vormarsch: Le Pen, Orban und nicht zuletzt die AfD. Auch für viele Deutsche heißt es inzwischen: Wir wollen kein Banlieue werden; wir wollen Sonneberg bleiben. <text:s/>Die Bürger sind es leid, dass Sie seit Jahrzehnten versuchen, ihr Immunsystem durch schwarze Messen der Selbstverleugnung, der kolonialen Vergangenheitsbewältigung zu schwächen. Der Fahrkartenschalter nach Canossa ist geschlossen. Und sie sind es leid, dass Randale-Rafikis und Krawall-Karims ihnen stetig auf der Nase herumtanzen. <text:s/>Wenn der Bundeskanzler dann erklärt, es gebe keine Anzeichen für Ausschreitungen in Deutschland, dann ist das im besten Falle naiv und im schlimmsten Falle bösartig. <text:s/>Schwimmbadschlägereien, Clanaufstände, Silvesterüberfälle – von Ihnen erwartet niemand mehr eine Umkehr; da können Sie noch so rumschreien. <text:s/>Die Antwort lautet: Landrat Robert Sesselmann, Ministerpräsident Björn Höcke und Kanzlerin Dr. Alice Weidel. Dann wird aufgeräumt – gründlich und ohne Gnade für Kriminelle. <text:s/>Vielen Dank. <text:s/>Nächster Redner ist der Kollege Muhanad Al-Halak, FDP-Fraktion.</text:p>
          </table:table-cell>
          <table:table-cell table:style-name="ce2" office:value-type="string" calcext:value-type="string">
            <text:p>-</text:p>
          </table:table-cell>
          <table:table-cell table:number-columns-repeated="2" table:style-name="ce2" office:value-type="string" calcext:value-type="string">
            <text:p>x</text:p>
          </table:table-cell>
          <table:table-cell table:number-columns-repeated="1016"/>
        </table:table-row>
        <table:table-row table:style-name="ro1">
          <table:table-cell table:style-name="ce2" office:value-type="string" calcext:value-type="string">
            <text:p>6</text:p>
          </table:table-cell>
          <table:table-cell table:style-name="ce2" office:value-type="string" calcext:value-type="string">
            <text:p>09.12.2021</text:p>
          </table:table-cell>
          <table:table-cell table:style-name="ce2" office:value-type="string" calcext:value-type="string">
            <text:p>ID20600700</text:p>
          </table:table-cell>
          <table:table-cell table:style-name="ce2" office:value-type="string" calcext:value-type="string">
            <text:p>Carsten Müller (Braunschweig) (CDU/CSU)</text:p>
          </table:table-cell>
          <table:table-cell table:style-name="ce2" office:value-type="string" calcext:value-type="string">
            <text:p>Nächster Redner: für die CDU/CSU-Fraktion Carsten Müller. <text:s/>Frau Präsidentin! Meine sehr geehrten Damen und Herren! Die Pandemie ist noch nicht besiegt, und wir haben gestern von einigen Regierungsmitgliedern hören können, dass zur Bekämpfung der Pandemie auch rote Linien überschritten werden. Wir haben allerdings – das gehört zur Wahrheit – in den letzten Wochen in diesem Hause ebenfalls lernen müssen, dass einige gelbe Linien nicht überschritten werden. Wir als Union glauben, dass all das, was hilfreich, erforderlich, sinnvoll und wirtschaftlich vertretbar ist, getan werden muss. <text:s/>Aus diesem Grund ist die Zustimmung zur Verlängerung der Befristungsregelungen im Stabilisierungsfondsgesetz und im Wirtschaftsstabilisierungsbeschleunigungsgesetz bis zum 30. Juni 2022 aus unserer Sicht grundsätzlich erforderlich und richtig. Die Europäische Kommission – das ist eben angesprochen worden – sieht das ähnlich und hat insofern die Verlängerung der entsprechenden Maßnahmen beschlossen. <text:s/>Allerdings – das will ich noch mal mit Blick auf den Redner der SPD-Fraktion sagen; er hat sich dann zum Schluss seiner Rede etwas korrigiert –: <text:s/>Der WSF ist kein neues Instrument, sondern tatsächlich, wie Sie dann im zweiten Teil Ihrer Rede gesagt haben, ein Instrument aus dem März 2020, ganz wesentlich von der Union initiiert. <text:s/>Warum damals diese Maßnahme? Weil uns der Erhalt von Unternehmen, Arbeitsplätzen und Wirtschaftskraft wichtig ist. Ich richte das durchaus deutlich an die weiteren Oppositionsfraktionen: Ich finde es nicht okay, dass Sie versuchen, Arbeitnehmerinnen und Arbeitnehmer, abhängig davon, wer der Arbeitgeber ist, hier im Bundestag gegeneinander auszuspielen. <text:s/>Meine Damen und Herren, wir haben, angelehnt an den Finanzmarktstabilisierungsfonds aus dem Jahr 2008, diesen Fonds zur Stärkung der Wirtschaft ins Leben gerufen. Das ist, wie gesagt, wichtig, um auch unverschuldete Insolvenzen in dieser schwierigen Zeit zu verhindern. <text:s/>Ich will allerdings noch mal auf einen aus Sicht der Union wichtigen Punkt hinweisen. Sie haben es bedauerlicherweise auch in den Begründungen zu Ihrem Gesetzentwurf vollkommen unterlassen, darauf hinzuweisen – der Kollege Fricke hatte versucht, das mit einem Halbsatz abzutun –, dass wir jetzt doch eine leichte Änderung der Spielregeln bekommen. Sie lassen nämlich den Geltungszeitraum und die Möglichkeit, entsprechende Anträge zu stellen, zeitlich auseinanderfallen. Weil aber die Maßnahmen, die wir hier heute verlängern wollen, im Wesentlichen auf die Vermeidung von Liquiditätsengpässen abzielen und diese kurzfristig eintreten, bitte ich Sie bzw. fordere ich Sie regelrecht auf – und das ist der Wunsch der Union –, die Antragsfrist nicht bereits am 30. April enden zu lassen. <text:s/>Sie führen damit zwei ungedeckte Monate ein. Wir, sehr geehrter Herr Kollege Fricke, sind sehr dafür, den Programmzeitraum und den Zeitraum zur Stellung entsprechender Anträge kongruent auszugestalten <text:s/>und deswegen, wie in der Vergangenheit, die Frist auf denselben Tag fallen zu lassen. Sie sollten darüber beraten. <text:s/>Wir werden dem Gesetzentwurf grundsätzlich zustimmen, haben aber diese dringende Änderungsanregung. <text:s/>Vielen Dank für Ihre Aufmerksamkei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60</text:p>
          </table:table-cell>
          <table:table-cell table:style-name="ce2" office:value-type="string" calcext:value-type="string">
            <text:p>21.03.2024</text:p>
          </table:table-cell>
          <table:table-cell table:style-name="ce2" office:value-type="string" calcext:value-type="string">
            <text:p>ID2016013600</text:p>
          </table:table-cell>
          <table:table-cell table:style-name="ce2" office:value-type="string" calcext:value-type="string">
            <text:p>Dr. Holger Becker (SPD)</text:p>
          </table:table-cell>
          <table:table-cell table:style-name="ce2" office:value-type="string" calcext:value-type="string">
            <text:p>Sehr geehrte Frau Präsidentin! Liebe Kolleginnen und Kollegen! Die Faszination, die uns Menschen beim Blick in den Sternenhimmel überkommt, ist so alt wie die Menschheit selbst. Seit Jahrtausenden ist diese Faszination eine kulturübergreifende feste Größe. Die Astronomie gilt daher als die älteste Wissenschaft der Welt. Der Drang, uns Menschen in dieser Welt zu verorten, die Neugier, die uns treibt, grundlegende Fragen zur Natur des Universums zu erforschen, ist darin begründet. <text:s/>Sie alle haben sicherlich schon Bilder von Galaxien oder kosmischen Nebeln gesehen, die durch optische Teleskope aufgenommen worden sind. Ein Großteil der Sinneseindrücke des Menschen kommt durch solche optischen Beobachtungen. Das Spektrum elektromagnetischer Wellen allerdings ist noch viel, viel breiter. Nehmen wir als Beispiel das James-Webb-Teleskop, das im bereits für den Menschen nicht mehr sichtbaren Infrarotbereich arbeitet und schon zwei Jahre nach Missionsbeginn neue Maßstäbe in der Weltraumforschung gesetzt hat. <text:s/>Wandert man nun noch weiter im elektromagnetischen Spektrum hin zu längeren Wellenlängen, betritt man das Gebiet der Radioastronomie. Dabei werden keine klassischen optischen Teleskope, sondern Antennen verwendet. Ein Beispiel dafür ist das berühmte Arecibo-Teleskop, das durch den James-Bond-Film „GoldenEye“ weltbekannt wurde. <text:s/>Radioastronomie ist dabei ein Werkzeug, das uns ermöglicht, grundlegende Fragen der Kosmologie zu beantworten. Von der Entdeckung der kosmischen Hintergrundstrahlung 1964 – Nobelpreis 1978 –, der Entdeckung von Pulsaren – Nobelpreis 1974 – bis hin zur Untersuchung zur Galaxienbildung im frühen Universum – Nobelpreis 2006 –: All dies waren Meilensteine in der Geschichte der Kosmologie, ermöglicht durch die Radioastronomie. <text:s/>Generell gilt für astronomische Geräte eine physikalisch bedingte Grundregel: Je größer das Teleskop, desto besser die Empfindlichkeit – das heißt, man kann schwächere Signale empfangen – und desto besser auch das Auflösungsvermögen – bedeutet: Zwei eng nebeneinander liegende Signalquellen können noch voneinander getrennt werden. <text:s/>Man kann einen Teleskopspiegel oder eine Antenne aus technologischen und mechanischen Gründen allerdings nicht beliebig groß machen. Und damit wären wir bei dem Kern der heutigen Gesetzesvorlage, dem Square Kilometre Array Observatory, kurz SKAO genannt. Diese Anlage bedient sich nämlich einer bereits bewährten Methode in der Astronomie, viele Einzelinstrumente zu einem Feld zusammenzuschalten – daher der Begriff „Array“ –, das einen Quadratkilometer, also einen Square Kilometre, groß ist; daher der Name dieser Anlage. <text:s/>Welchen wissenschaftlichen Fragestellungen wird sich das SKAO widmen? Beispielsweise werden wir dank dieses Projekts Einblicke in die Frühzeit des Universums bekommen, das nach dem Urknall gerade abkühlte, in der das noch dunkle Universum durch die Bildung der ersten Sterne erhellt wurde. Diese erste Sternentstehung ist mit einem der größten Rätsel unseres Universums verknüpft, der sogenannten Dunklen Materie bzw. Dunklen Energie. <text:s/>Wir wissen seit vielen Jahrzehnten, dass sich unser Universum kontinuierlich ausdehnt. Eigentlich sollte die Gravitation diese Ausdehnung im Laufe der Zeit abbremsen. Aber die gegenwärtigen Beobachtungen zeigen das genaue Gegenteil: Die Ausdehnungsgeschwindigkeit des Universums nimmt zu. Um diesen Effekt zu beschreiben, wurde Ende des letzten Jahrtausends der Begriff der Dunklen Materie bzw. Dunklen Energie eingeführt. Sie macht heute Abschätzungen nach etwa 95 Prozent aller Materie und Energie im Universum aus. Und wir wissen fast nichts darüber. Ihre Existenz konnte noch nie experimentell direkt nachgewiesen werden. Diesem Rätsel auf den Grund zu gehen, dabei soll SKAO helfen – unglaublich spannende kosmologische Grundlagenforschung! <text:s/>Was macht das Projekt nun auch aus politischer Perspektive so spannend? <text:s/>Zunächst haben wir es mit überschaubaren Aufwendungen von 21 Millionen Euro bis 2030 zu tun, die zudem bereits über den Haushalt der Max-Planck-Gesellschaft gedeckt sind. Also: Wir brauchen hier keine neuen Gelder in den Haushalt einzustellen. <text:s/>Das Risiko der Machbarkeit ist ebenfalls überschaubar; denn die knapp 200 Radioteleskope sind weitestgehend baugleich und stellen technologisch betrachtet für sich kein technologisches Neuland dar. Und auch da wird die Max-Planck-Gesellschaft entsprechende Anlagen beistellen. <text:s/>Neu ist die Größe, die Fähigkeit und eben auch das Level der internationalen Kooperation; der Staatssekretär hat es bereits erwähnt. Ein Teil der Anlage steht in Westaustralien, ein weiterer in Südafrika. Auch das ist physikalisch begründet; das nennt man Interferometrie. Gesteuert wird das Ganze aus Großbritannien. Das Vertragswerk selbst ist angelehnt an andere internationale Forschungskooperationen wie zum Beispiel dem CERN. <text:s/>Internationale Kooperationen, neue Erkenntnisgewinne, ein Projekt der reinen Grundlagenforschung, das unser Wissen um das Universum erweitert: Das alles ist schon wirklich spannende Wissenschaft. Aber: Es gibt noch eine zweite Ebene, auf der Deutschland von der Teilnahme an diesem Projekt profitieren wird. Das liegt daran, dass SKAO eine der größten Datenmaschinen in der Forschungswelt sein wird. Zur Be- und Verarbeitung dieser Daten entstehen regionale Datenzentren, von denen eins in Deutschland stehen soll. <text:s/>Die Datenraten sind dabei tatsächlich atemberaubend. An Rohdaten fallen in der Endausbaustufe mehrere Petabyte pro Sekunde an. <text:s/>Damit Ihnen die Dimensionen klar werden: Ein Petabyte entspricht 1 Million Gigabyte. Diese enorme Menge von Rohdaten muss vor Ort und in Echtzeit komprimiert werden. Selbst danach ergibt sich ein Datenvolumen von 750 Petabyte Science-ready Data pro Jahr, mit dem die Wissenschaft arbeiten kann. Datenverarbeitung in so großen Mengen wird neue Methoden in der Informatik, Hard- und Software benötigen, von denen auch andere datenintensive Wissenschaften profitieren werden. Ja, das SKAO ist auch ein Big-Data-Projekt. <text:s/>Ich fasse zusammen: internationale Forschungskooperation, tolle Wissenschaft, ein geringes Risiko, quasi schon bezahlt <text:s/>und gute, auf andere Bereiche ausstrahlende Nebeneffekte. Als Forschungspolitiker wünsche ich, – <text:s/>Kommen Sie bitte zum Schluss. <text:s/>– ich könnte öfter über solche tollen Projekte berichten. <text:s/>Vielen Dank. <text:s/>Dr. Michael Kaufmann für die AfD-Fraktion ist der nächste Redner.</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08</text:p>
          </table:table-cell>
          <table:table-cell table:style-name="ce2" office:value-type="string" calcext:value-type="string">
            <text:p>14.06.2023</text:p>
          </table:table-cell>
          <table:table-cell table:style-name="ce2" office:value-type="string" calcext:value-type="string">
            <text:p>ID2010808800</text:p>
          </table:table-cell>
          <table:table-cell table:style-name="ce2" office:value-type="string" calcext:value-type="string">
            <text:p>Lisa Paus, Bundesministerin für Familie, Senioren, Frauen und Jugend</text:p>
          </table:table-cell>
          <table:table-cell table:style-name="ce2" office:value-type="string" calcext:value-type="string">
            <text:p>Also, ich würde sagen: 15 Euro sind 15 Euro. <text:s/>Und ich würde sagen, dass das Ehrenamt in der Tat eine tragende Säule unserer Gesellschaft ist. Über 29 Millionen Menschen in Deutschland sind im Ehrenamt tätig. Ich möchte gerne, dass es gerade für Kinder aus armen Familien wenig bürokratische Hürden gibt, in entsprechenden Sportvereinen tätig zu sein. Deswegen, glaube ich, stärken wir sie, wenn wir diese unnötigen Hürden abschaffen und dieses Geld direkt zur Verfügung stellen und auch ansonsten den Sport vor Ort und die Kommunen entsprechend stärken. <text:s/>Vielen Dank. – Ich habe bereits drei Nachfragen. Die erste kommt von Herrn Brandner.</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57</text:p>
          </table:table-cell>
          <table:table-cell table:style-name="ce2" office:value-type="string" calcext:value-type="string">
            <text:p>14.03.2024</text:p>
          </table:table-cell>
          <table:table-cell table:style-name="ce2" office:value-type="string" calcext:value-type="string">
            <text:p>ID2015706800</text:p>
          </table:table-cell>
          <table:table-cell table:style-name="ce2" office:value-type="string" calcext:value-type="string">
            <text:p>Sonja Eichwede (SPD)</text:p>
          </table:table-cell>
          <table:table-cell table:style-name="ce2" office:value-type="string" calcext:value-type="string">
            <text:p>Sehr geehrter Herr Präsident! Werte Kolleginnen und Kollegen der demokratischen Fraktionen! <text:s/>Diese Debatte ist, wie die Vorredner gesagt haben, insofern überflüssig, als wir hier nicht über den Streitgegenstand sprechen müssen, weil der Streitgegenstand vor Gericht erörtert wird. Ich muss aber Herrn Heveling ein Kompliment machen hinsichtlich der Aussage zum „kremlnahen Krawallklub“, der das Ganze inhaltlich sehr gut trifft. Wir werden uns vor Gericht sehen. Hier sind Verfahren einzuhalten. Es geht natürlich immer um die wichtige Frage der Neutralität, die geboten sein muss und die auch geboten ist. Vor dem Hintergrund der Aussagen und des Verhaltens der Fraktion und der Partei, die den Streit vor das Gericht getragen hat, zeigt sich, dass hier reine Tatsachenbehauptungen getroffen worden sind. <text:s/>Vielen Dank. <text:s/>Vielen Dank, Frau Kollegin Eichwede. – Nächster Redner ist der Kollege Stephan Brandner, Af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35</text:p>
          </table:table-cell>
          <table:table-cell table:style-name="ce2" office:value-type="string" calcext:value-type="string">
            <text:p>10.11.2023</text:p>
          </table:table-cell>
          <table:table-cell table:style-name="ce2" office:value-type="string" calcext:value-type="string">
            <text:p>ID2013508000</text:p>
          </table:table-cell>
          <table:table-cell table:style-name="ce2" office:value-type="string" calcext:value-type="string">
            <text:p>Petra Nicolaisen (CDU/CSU)</text:p>
          </table:table-cell>
          <table:table-cell table:style-name="ce2" office:value-type="string" calcext:value-type="string">
            <text:p>Sehr geehrte Frau Präsidentin! Liebe Kolleginnen und Kollegen! Auch ich möchte zuerst einmal die Gelegenheit nutzen, unseren Polizisten auf Bundes- und auf Landesebene ganz herzlich zu danken. Sie sind alle der Grundpfeiler für unsere öffentliche Sicherheit und kommen vor lauter Lagen jetzt nicht aus den Stiefeln, wie es so schön heißt. Herzlichen Dank dafür! <text:s/>In einer Zeit, in der die Herausforderungen für unsere Polizisten und Polizistinnen wachsen und in der wir immer mehr auf den Schutz vor den vielfältigen Bedrohungen angewiesen sind, sollte man sich genau überlegen, ob man der Polizei wirklich so misstrauen möchte, wie es der vorliegende Gesetzentwurf suggeriert – und ich habe ihn gelesen! –, <text:s/>insbesondere, liebe Kolleginnen und Kollegen, wenn man keinerlei Zahlen liefert, die diese Unterstellungen in irgendeiner Weise rechtfertigen. <text:s/>Dennoch überrascht mich der Gesetzentwurf nicht im Geringsten; denn es ist nicht das erste Mal, dass wir über die Einführung eines Polizeibeauftragten debattieren. Bereits 2016 und 2019 brachte die Fraktion Bündnis 90/Die Grünen zwei quasi inhaltsgleiche Entwürfe zur Abstimmung. <text:s/>Und damals wie heute stellt sich mir die Frage: Haben wir denn überhaupt ein strukturelles Problem bei der Bundespolizei, beim Bundeskriminalamt und der Polizei des Deutschen Bundestages? Ich meine, nein. <text:s/>Wir haben bereits einen unabhängigen Beschwerdemechanismus in jeder Bundespolizeibehörde eingeführt und brauchen deshalb keinen Polizeibeauftragten mit Behördenstruktur. <text:s/>Es ist mir wichtig, zu betonen, dass wir als CDU/CSU-Fraktion in keiner Weise kleinreden, wenn Bundesbeamte und Bundesbeschäftigte das in sie gesetzte Vertrauen missbrauchen. Bei nachgewiesenem Fehlverhalten egal welcher Art durch Bundespolizei, Bundeskriminalamt oder die Polizei des Bundestages muss es Konsequenzen geben; das ist völlig klar. <text:s/>Es ist in einem solchen Fall aber Aufgabe der Justiz, Verstöße gegen Gesetze zu untersuchen und gegebenenfalls natürlich dann auch zu ahnden. <text:s/>Es gibt keine vergleichbaren Fälle, in denen der Deutsche Bundestag die Aufgabe hat, die Einhaltung der Gesetze zu kontrollieren. <text:s/>Liebe Kolleginnen und Kollegen, am grundsätzlichen Vertrauen in unsere Sicherheitsbehörden besteht vonseiten der CDU/CSU-Fraktion kein Zweifel; das haben wir bereits durch die Einbringung unseres Antrags „Die Bundespolizei weiter stärken“ Ende des Jahres 2022 klargestellt. Und ich bitte Sie, den doch noch mal zu lesen. <text:s/>Ich hoffe, dass wir Ihnen die Augen geöffnet haben, bin gespannt auf die Beratungen und auch auf die Anhörung und hoffe, Sie eines Besseren belehren zu können. <text:s/>Herzlichen Dank. <text:s/>Das Wort hat der Kollege Daniel Baldy für die SP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41</text:p>
          </table:table-cell>
          <table:table-cell table:style-name="ce2" office:value-type="string" calcext:value-type="string">
            <text:p>30.11.2023</text:p>
          </table:table-cell>
          <table:table-cell table:style-name="ce2" office:value-type="string" calcext:value-type="string">
            <text:p>ID2014112800</text:p>
          </table:table-cell>
          <table:table-cell table:style-name="ce2" office:value-type="string" calcext:value-type="string">
            <text:p>Gerald Ullrich (FDP)</text:p>
          </table:table-cell>
          <table:table-cell table:style-name="ce2" office:value-type="string" calcext:value-type="string">
            <text:p>Sehr geehrter Herr Präsident! Liebe Kolleginnen und Kollegen! Lieber Michael Grosse-Brömer, euer Reformprogramm heißt Opposition. Das wollte ich euch nur mal sagen. Ich bitte euch: Nutzt die Chance; dann werden die Reden hier auch eindeutig besser. Und euer Wirtschaftsprogramm – das sage ich heute schon zum zweiten Mal – hieß Gerhard Schröder. Davon habt ihr ja lange gelebt; aber jetzt ist damit auch Schluss. <text:s/>Also, da müsst ihr euch beim nächsten Mal irgendwas Besseres einfallen lassen. <text:s/>– Ich weiß, aber ihr habt davon gelebt. Aber egal. <text:s/>Mit dem Nationalen Reformprogramm 2023 nimmt die Bundesregierung Stellung zu den Maßnahmen, die der Umsetzung der länderspezifischen Empfehlungen der EU-Kommission dienen. Damit soll die Wirtschafts- und Finanzpolitik innerhalb des Europäischen Semesters besser koordiniert werden. Die FDP-Fraktion begrüßt das außerordentlich. Aber auch wir stellen fest, dass das Dokument in diesem Jahr weniger als halb so umfangreich ist wie in den letzten Jahren. Die Erklärung dafür ist nicht, dass wir zu wenig Reformen haben, sondern dass in diesem Jahr innerhalb des Dokuments auf andere Berichte der Bundesregierung verwiesen wurde. Man muss es aber erst mal gelesen haben, um das zu verstehen. Zwar müssen wir uns auch die Frage stellen, ob die Beamten im BMWK an der Lösung von Problemen arbeiten oder lieber formschöne Berichte verfassen. Mein Prä läge auf alle Fälle bei der Lösung von Problemen. Ich glaube aber, dass man das tut und dass auch deshalb der Bericht dieses Jahr kürzer ausgefallen ist als in den letzten Jahren. <text:s/>Zudem finden auch wir diese Verweise nicht unbedingt gelungen. Die Gefahr besteht, dass in Brüssel schlicht und einfach weniger ankommt, als wir wirklich gemacht haben. Deswegen sollten wir von dieser Praxis in Zukunft wieder abweichen. Denn durch die Verweise stellen wir unser Licht meiner Meinung nach selbst unter den Scheffel. Wir haben ja mehr Reformen auf nationaler Ebene vorangebracht, als dort drinstehen. Und man vergisst, dass wir auch andere Bereiche im Auge haben, ja im Auge haben müssen. <text:s/>Ohne den Mittelstand werden wir keine Nachhaltigkeitsziele in diesem Land erreichen. Ohne Start-ups und Gründungen werden wir keine Nachhaltigkeitsziele in diesem Land erreichen. Und auch ohne private Investitionen, die sich wirtschaftlich lohnen, werden wir keine Nachhaltigkeitsziele erreichen. Deshalb ist es wichtig, dass wir unsere gesetzten Ziele, gerade aus der Start-up-Strategie, auch weiter verfolgen. Wir hatten das ja heute schon: Wir sind da sehr weit. Wir kommen voran und bringen das zu einem guten Ende. Bisher sind wir da wirklich auf einem guten Weg. <text:s/>Mit dem Zukunftsfinanzierungsgesetz und dem Wachstumschancengesetz sind außerdem zwei weitere große Projekte kurz vor dem Abschluss. Das Wachstumschancengesetz wird die steuerlichen Investitionsbedingungen für Unternehmen deutlich verbessern, und mit dem Zukunftsfinanzierungsgesetz erleichtern wir Investitionen und die Mitarbeiterkapitalbeteiligung. Das ist ja etwas, was wir alle schon wirklich lange gewollt haben. Wir bauen Investitionshemmnisse ab und schaffen Reformen mit einem nachhaltigen Impuls für die deutsche Wirtschaft. <text:s/>Zum Abschluss einer Investition für Industrie und Mittelstand gehört aber nicht nur Geld, sondern auch die nötigen Genehmigungen. Deshalb ist es so wichtig gewesen, dass wir als Ampel eine erhebliche Erleichterung im Genehmigungsverfahren für erneuerbare Energien beschlossen haben. Dasselbe gilt für Straßen und andere Infrastrukturmaßnahmen. Es muss aber auch für industrielle Produktions- und Verarbeitungsanlagen gelten. So unterstützen wir die Unternehmen dabei, selbst voranzukommen. <text:s/>Und wir müssen ihnen die Möglichkeit zum Experimentieren geben. Aus diesem Grund begrüßen wir es ausdrücklich, dass vom BMWK nun die Konsultationen zum Reallabore-Gesetz abgeschlossen wurden und man nun einen Gesetzentwurf in Vorbereitung hat. Denn wenn die Innovationsfähigkeit in diesem Land gewährleistet ist, dann gewährleisten wir auch die Fähigkeit, die Probleme zu lösen. <text:s/>Um Probleme in Zukunft zu lösen, benötigen spätere Generationen aber auch den nötigen finanziellen Spielraum. Deshalb ist der Verweis auf die Maastricht-Kriterien für die Verschuldung im vorliegenden Nationalen Reformprogramm auch wirklich so wichtig. Wir müssen die lang- und mittelfristige fiskalische Tragfähigkeit sichern. Deshalb ist die Schuldenbremse so zentral für uns. <text:s/>Bei all den Investitionen müssen wir aber auch schauen, was wir generell im Bundeshaushalt brauchen und was nicht. Denn gerade die Schuldenbremse zwingt uns zu wirklichen Reformen, anstatt einfach nur mehr Geld auszugeben und dann wieder von Problemen wegzusehen. <text:s/>Wir können nicht immer nur mehr Geld ausgeben. Aber wofür wir jetzt mehr Geld ausgeben, das sind die Zinsen. <text:s/>2021 zahlte der Bund noch 3,8 Milliarden Euro Zinsen. Es werden dieses Jahr 40 Milliarden Euro sein. Diese 40 Milliarden Euro sind mehr, als der Haushalt des Bundesministeriums für Digitales und Verkehr umfasst. Ich kann nur davon abraten, dass wir durch ein Aufweichen der Schuldenbremse eine solche Last an Zinsen den zukünftigen Generationen auflasten. Auch das gehört zu einer nachhaltigen Politik. Auch das ist ein Reformprogramm. <text:s/>Vielen Dank. <text:s/>Vielen Dank, Herr Kollege Ullrich. – Nächster Redner ist der Kollege Bernd Riexinger, Fraktion Die Linke.</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97</text:p>
          </table:table-cell>
          <table:table-cell table:style-name="ce2" office:value-type="string" calcext:value-type="string">
            <text:p>20.04.2023</text:p>
          </table:table-cell>
          <table:table-cell table:style-name="ce2" office:value-type="string" calcext:value-type="string">
            <text:p>ID209705300</text:p>
          </table:table-cell>
          <table:table-cell table:style-name="ce2" office:value-type="string" calcext:value-type="string">
            <text:p>Ralph Lenkert (DIE LINKE)</text:p>
          </table:table-cell>
          <table:table-cell table:style-name="ce2" office:value-type="string" calcext:value-type="string">
            <text:p>Sehr geehrter Herr Präsident! Kolleginnen und Kollegen! 2022 war der heißeste Sommer, den es je in Deutschland gab. Da müssten alle Alarmglocken schrillen. <text:s/>Zwar regnet es derzeit viel in Deutschland, aber in Spanien, Frankreich, Italien blicken die Menschen sorgenvoll wie noch nie auf austrocknende Flüsse und Wasserspeicher. Nach der Dürre letztes Jahr ist dort auch noch der regenreiche Winter ausgefallen. <text:s/>Doch bald werden wir den nächsten Rekordhitzesommer, die nächste Jahrhundertdürre erleben. Unsere Gesellschaft muss handeln, sonst werden unsere Sommer unerträglich. <text:s/>Die Betroffenheit und Ratlosigkeit bei vielen ist riesig. In dieser brisanten Lage erweist die Bundesregierung dem Klimaschutz einen Bärendienst. Das Durchstechen halbgarer Ideen zu Öl- und Gasheizungen, die weder zeitlich umsetzbar noch sozial ausgewogen sind, ist verantwortungslos. <text:s/>Es ginge auch anders. Die Linke schlägt als Alternative fünf Eckpunkte für die Wärmewende vor: <text:s/>Erstens. Gegen die Angst vor kalten und unbezahlbaren Wohnungen muss nach einem Heizungstausch, einer Gebäudedämmung die Warmmiete gleich bleiben. <text:s/>Das ist sozial und gerecht. <text:s/>Gegen die einseitige Belastung von Mieterinnen und Mietern wollen wir die Modernisierungsumlage abschaffen. Das gibt Sicherheit. <text:s/>Zweitens. Statt pauschaler Zuschüsse wollen wir eine gezielte Förderung von Eigenheimbesitzerinnen und Vermietern nach Einkommen. Das heißt: Wer wenig Einkommen hat, bekommt mehr Förderung; wir Bundestagsabgeordneten bekämen nichts. <text:s/>Genossenschaften, alle Wohnungsunternehmen, die weder Dividenden noch Gewinne ausschütten, erhalten Förderung in der Höhe, die zur Sanierung notwendig ist. Wir machen Schluss mit der Praxis, dass staatliche Fördergelder als Boni oder Dividenden die Taschen weniger Spekulanten füllen. <text:s/>Drittens. Kommunale Wärmeplanung ist die Grundlage für eine Wärmewende. Fragen wie „Wo gibt es zukünftig Wärmenetze?“, „Gibt es Abwärme aus der Industrie?“, „Wie viel Geothermie ist möglich?“ werden mit der verpflichtenden kommunalen Wärmeplanung beantwortet, und Sanierungsbeauftragte werden jede Vermieterin und jeden Eigentümer beraten, welche Lösungen möglich und praktikabel sind. <text:s/>Viertens. Für all das braucht man Fachkräfte. Neben einer unerlässlichen Ausbildungsoffensive im Handwerk müssen Löhne und Arbeitsbedingungen dort endlich attraktiver werden. Deshalb will Die Linke allgemeinverbindliche Tarifverträge. <text:s/>Ein weiterer Schritt wäre, ganze Quartiere abgestimmt zu sanieren. Das ermöglicht, die knappe Ressource Arbeitskräfte effizienter einzusetzen. <text:s/>Fünftens. Ohne Finanzierung der Fördermittel durch den Bund ist die Wärmewende nicht umsetzbar. An überlebensnotwendigen Investitionen, von denen unsere Zukunft abhängt, führt kein Weg vorbei. Das Abschaffen der Schuldenbremse ist unerlässlich. <text:s/>Falls Sie es vergessen haben: Für 20 Prozent der Klimaschäden ist das reichste 1 Prozent der Menschheit verantwortlich. <text:s/>Da ist doch eine Vermögensteuer zur Klimaschutzfinanzierung das Mindeste. <text:s/>Kolleginnen und Kollegen, als Techniker und Klimapolitiker sage ich deutlich: Wer in Deutschland zukünftig die energetische Sanierung von Gebäuden plant, muss das Heizen im Winter und das Kühlen im Sommer gleichzeitig berücksichtigen. Darauf muss das neue Gebäudeenergiegesetz ausgerichtet werden, und zwar sofort. <text:s/>Vielen Dank. <text:s/>Vielen Dank, Herr Kollege Lenkert. – Ich rufe nunmehr auf den Kollegen Daniel Föst, FDP-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87</text:p>
          </table:table-cell>
          <table:table-cell table:style-name="ce2" office:value-type="string" calcext:value-type="string">
            <text:p>25.09.2024</text:p>
          </table:table-cell>
          <table:table-cell table:style-name="ce2" office:value-type="string" calcext:value-type="string">
            <text:p>ID2018712400</text:p>
          </table:table-cell>
          <table:table-cell table:style-name="ce2" office:value-type="string" calcext:value-type="string">
            <text:p>Johannes Wagner (BÜNDNIS 90/DIE GRÜNEN)</text:p>
          </table:table-cell>
          <table:table-cell table:style-name="ce2" office:value-type="string" calcext:value-type="string">
            <text:p>Sehr geehrte Frau Präsidentin! Lieber Herr Minister! Liebe Kolleginnen und Kollegen! Karl Lauterbach hat es heute Morgen im Ausschuss gesagt: Wir haben das teuerste Gesundheitssystem Europas. Kein anderes Land in Europa gibt so viel Geld für Gesundheit aus wie Deutschland – kein anderes Land! –: über 5 000 Euro pro Kopf und Jahr. <text:s/>Trotzdem leben wir ungesünder und im Durchschnitt sogar kürzer als der europäische Durchschnitt. Hinzu kommt, dass die Gesundheitschancen und -risiken auch innerhalb Deutschlands sehr ungleich – man könnte auch sagen: sehr ungerecht – verteilt sind. In manchen Städten liegen die Lebenserwartungen von einer S-Bahn-Station zur nächsten ganze neun Jahre auseinander. Man könnte quasi sagen: Sag mir, wo du wohnst, und ich sage dir, wie lange du lebst. – Das ist ungerecht und vollkommen inakzeptabel. <text:s/>Aber das Gute ist: Auf dieses Problem gibt es eine Antwort, und die lautet Prävention. <text:s/>In der Prävention liegt ein großes Potenzial, das wir in Deutschland noch lange nicht genug ausschöpfen. Mit Prävention lässt sich die Lebenserwartung steigern und Geld sparen. Bisher fließen aber nur rund 2 Prozent der Krankenversicherungsgelder in Vorsorge. Bei diesen Maßnahmen ist meistens nicht mal klar, wer genau damit erreicht werden soll. Man landet schnell dabei, Sportkurse für diejenigen zu finanzieren, die sowieso schon Sport machen, oder Blutwerte von Menschen zu messen, die gar keine Gesundheitsprobleme haben. <text:s/>Jetzt schaffen wir ein Institut, das dafür sorgen wird, dass Prävention zukünftig dort ankommt, wo sie am dringendsten gebraucht wird; <text:s/>ein Institut, das die in Deutschland bereits vorhandene Expertise bündelt und daraus unabhängige Handlungsempfehlungen auch an die Politik ableitet; ein Institut, das entsprechend zielgerichtet kommunizieren kann. Wenn es gut gemacht ist, könnte unsere Public-Health-Landschaft von einem solchen Institut nachhaltig profitieren und noch mal einen ordentlichen Sprung nach vorne machen. <text:s/>Zum Glück haben wir in unserem Land zwei Institutionen, die bereits in der Vergangenheit für die öffentliche Gesundheit Herausragendes geleistet haben. Da ist das RKI, das vielen von Ihnen wahrscheinlich vor allem durch die Arbeit während der Pandemie bekannt ist, und da ist die BZgA, die wegen ihrer HIV-Kampagnen sicher vielen ein Begriff ist. Die Mitarbeitenden verdienen unser aller Respekt und Dank für ihren großen Einsatz. <text:s/>Aber auch wenn sie nachweislich gute Arbeit leisten, sind sie strukturell darin begrenzt, was sie leisten können. Denn öffentliche Gesundheit basiert in Deutschland zum großen Teil nicht auf Strukturen der Bundesebene, sondern auf Strukturen vor Ort. Zuständig sind vor allem die kommunalen Gesundheitsämter. Wenn wir also mehr Prävention wollen, brauchen wir einen starken Öffentlichen Gesundheitsdienst vor Ort. Der Bund kann und muss hierfür die geeigneten Rahmenbedingungen setzen. <text:s/>Genau das gehen wir jetzt mit dem neuen Bundesinstitut an. Denn in Bezug auf die öffentliche Gesundheit hat uns die Pandemie drei konkrete Dinge gelehrt: <text:s/>Erstens. Gesundheitsämter müssen besser zusammenarbeiten. Das neue Institut soll eine Netzwerkstelle beinhalten, die den Gesundheitsämtern die Möglichkeit zur Vernetzung gibt – untereinander, aber auch mit anderen Akteuren der öffentlichen Gesundheit. <text:s/>Zweitens. Wir brauchen bessere Gesundheitskommunikation und mehr Gesundheitskompetenz in der Bevölkerung. <text:s/>Das neue Institut wird zukünftig so über Gesundheit informieren, dass die Nachrichten bei den Menschen auch ankommen – zielgruppengerecht und auf Fakten basierend. <text:s/>Drittens. Für eine evidenzbasierte Gesundheitspolitik brauchen wir eine bessere Datengrundlage. Die Daten sind teilweise schon da, sie werden aber bisher nicht entsprechend genutzt. Sie müssen verknüpft, analysiert und aufbereitet werden. All das sind Dinge, die das neue Bundesinstitut übernehmen kann und soll. <text:s/>Wir schaffen so ein neues Institut, das in der öffentlichen Gesundheit Standards setzt und sicherstellt, dass präventive Maßnahmen nicht nur gut gemeint, sondern auch gut gemacht sind. Es fördert ganzheitliche Ansätze und sorgt dafür, dass auch die Folgen der Klimakrise als Gesundheitsgefahr ernst genommen und angegangen werden. <text:s/>Eins ist klar: Wenn wir die Gesundheit der Bevölkerung nachhaltig verbessern wollen, dürfen wir nicht nur auf die Medizin schauen. <text:s/>Prävention ist so viel mehr. Prävention ist das ausgewogene Mittagessen in der Kita, das Kinder gesund aufwachsen lässt. Prävention ist der Ausbau von Radwegen, auf denen man sicher und gesund zur Arbeit oder zur Schule fahren kann. Und zur Prävention gehört natürlich auch, die mentale Gesundheit ernst zu nehmen <text:s/>und auf eine Stufe mit der körperlichen Gesundheit zu stellen. <text:s/>Sehr verehrte Damen und Herren, lassen Sie uns gemeinsam dafür sorgen, dass Deutschland nicht das Land mit den höchsten Gesundheitsausgaben ist, sondern das Land mit den gesündesten Menschen. Das sind wir der Bevölkerung schuldig, aber auch den Mitarbeitenden von RKI und BZgA, die jetzt so schnell wie möglich Klarheit haben wollen, wie es für sie weitergeht. Das finde ich absolut berechtigt. <text:s/>Ich bin den drei Koalitionsfraktionen deshalb sehr dankbar, dass wir dieses Gesetz jetzt so schnell auf die Tagesordnung bringen konnten, und freue mich auf die anstehenden Verhandlungen. <text:s/>Vielen Dank. <text:s/>Martin Sichert für die AfD-Fraktion hat das Wor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85</text:p>
          </table:table-cell>
          <table:table-cell table:style-name="ce2" office:value-type="string" calcext:value-type="string">
            <text:p>12.09.2024</text:p>
          </table:table-cell>
          <table:table-cell table:style-name="ce2" office:value-type="string" calcext:value-type="string">
            <text:p>ID2018502000</text:p>
          </table:table-cell>
          <table:table-cell table:style-name="ce2" office:value-type="string" calcext:value-type="string">
            <text:p>Robert Farle (fraktionslos)</text:p>
          </table:table-cell>
          <table:table-cell table:style-name="ce2" office:value-type="string" calcext:value-type="string">
            <text:p>Sehr geehrte Frau Präsidentin! Sehr geehrte Frau Wissler, Sie als Vertreterin der Linken haben gerade wieder ausgeführt, dass Sie immer noch auf dem Standpunkt stehen, die Massenzuwanderung soll genau so bleiben, wie sie ist: Immer mehr Menschen in unser Land, die wir zum Teil nicht integrieren können. Ist es wirklich Ihre Auffassung, gegen den Willen der Mehrheit unserer ganzen Bevölkerung immer mehr Frauen dem Messermord auszusetzen und andere Menschen in Gefahr zu bringen auf Volksfesten, indem nicht wirksame Maßnahmen getroffen werden? Denn das habe ich heute in der Diskussion gelernt: dass die entscheidende Frage die Zurückweisung direkt an der Grenze ist, wenn Leute aus sicheren Grenzstaaten in dieses Land kommen, und die dürfen dann auch nicht reinkommen – Schluss! –, weil wir unsere Menschen schützen müssen. <text:s/>Oder will Die Linke überhaupt niemanden mehr schützen in diesem Land? Das ist meine Frage an Sie. <text:s/>Frau Wissler, möchten Sie antworten?</text:p>
          </table:table-cell>
          <table:table-cell table:style-name="ce2" office:value-type="string" calcext:value-type="string">
            <text:p>-</text:p>
          </table:table-cell>
          <table:table-cell table:number-columns-repeated="2" table:style-name="ce2" office:value-type="string" calcext:value-type="string">
            <text:p>x</text:p>
          </table:table-cell>
          <table:table-cell table:number-columns-repeated="1016"/>
        </table:table-row>
        <table:table-row table:style-name="ro1">
          <table:table-cell table:style-name="ce2" office:value-type="string" calcext:value-type="string">
            <text:p>163</text:p>
          </table:table-cell>
          <table:table-cell table:style-name="ce2" office:value-type="string" calcext:value-type="string">
            <text:p>11.04.2024</text:p>
          </table:table-cell>
          <table:table-cell table:style-name="ce2" office:value-type="string" calcext:value-type="string">
            <text:p>ID2016311000</text:p>
          </table:table-cell>
          <table:table-cell table:style-name="ce2" office:value-type="string" calcext:value-type="string">
            <text:p>Luiza Licina-Bode (SPD)</text:p>
          </table:table-cell>
          <table:table-cell table:style-name="ce2" office:value-type="string" calcext:value-type="string">
            <text:p>Sehr geehrter Herr Präsident! Werte Kolleginnen und Kollegen! Sehr geehrte Zuschauende! Herr Minister! Heute beraten wir den Gesetzentwurf der Bundesregierung zur zweiten Reform des Kapitalanleger-Musterverfahrensgesetzes, des sogenannten KapMuG. 2005 wurde Anlegern damit ein starkes Werkzeug in die Hand gegeben. Dieses Gesetz war eine notwendige Antwort auf die wachsenden privaten Investitionen auf dem Kapitalmarkt und dient vor allen Dingen dem Anlegerschutz. <text:s/>Der Anlegerschutz ist ein essenzieller Pfeiler der sozialdemokratischen Rechts- und Finanzpolitik. Verbraucher, die in den Kapitalmarkt investieren, weisen nämlich eine besondere Schutzbedürftigkeit auf. Diese stehen oft einer Übermacht, auch an Informationen, gegenüber, die nicht nur für sie, sondern auch für Juristen oft sehr schwer zu durchschauen sind. Fehlerhafte oder irreführende Informationen am Kapitalmarkt können nämlich zu erheblichen Schäden führen – bis dahin, dass sich am Ende das gesamte hart ersparte Geld in Luft auflöst. Auch mit Betrügern, die wir in der Vergangenheit kennengelernt haben, wie einem Bernard Madoff oder einem Sam Bankman-Fried, die aus dem Zentrum der Kapitalmärkte heraus Anlegerinnen und Anleger um ihr Geld bringen, ist immer wieder zu rechnen. Deshalb ist es richtig und wichtig, dass wir mit dem KapMuG am Finanzmarkt Geschädigten im Rahmen eines Musterverfahrens die Möglichkeit geben, ihre Ansprüche gebündelt in einem Zivilprozess geltend zu machen. Und ja, die Verfahren sind kompliziert und können Jahre dauern. Aber wir wollen nicht darauf verzichten. <text:s/>Auch in Deutschland steigt die Anzahl der Menschen, wenn auch langsam, die in den Kapitalmarkt investieren, und damit auch die Bedeutung des Kapitalmarktes für die breite Bevölkerung. Ein effizientes Kapitalanleger-Musterverfahrensgesetz ist deshalb enorm wichtig für diese Verbraucherinnen und Verbraucher. Es erleichtert ihnen den Zugang zur Justiz und entlastet zugleich die Gerichte von Tausenden gleichgelagerten Klageverfahren, so wie beispielsweise seit 2019 am Landgericht in München im Wirecard-Prozess anhängig. <text:s/>Die Praxisbefragung des BMJ von 2019 hat das KapMuG zwar grundsätzlich positiv bewertet – ja –, aber auch Verbesserungsbedarf hinsichtlich der Komplexität, der Dauer und der Verfahrensführung gesehen. Vor diesem Hintergrund entfristen wir nun das KapMuG und tragen mit diesem Gesetz auch dem Reformbedarf entsprechend Rechnung. Es gelten für uns die gleichen Leitplanken wie damals, nämlich kollektiven Rechtsschutz zu erleichtern und den zuständigen Gerichten zu ermöglichen, dass sie diese Musterverfahren schneller und unkomplizierter durchführen können. <text:s/>Vor diesem Hintergrund ist es effizient, dass der Gesetzentwurf eine Fristverkürzung hinsichtlich des Musterverfahrensantrages vorsieht. Wir haben jetzt geregelt, dass die Frist zur Bekanntmachung durch das Ausgangsgericht von sechs auf drei Monate verkürzt wird, und auch, dass der Eröffnungsbeschluss des Musterverfahrens beim OLG binnen vier Monaten zu erfolgen hat. <text:s/>Aber auch der Umfang des Musterverfahrens muss aus meiner Sicht praktikabel sein. Deshalb stärken wir die Oberlandesgerichte, indem wir ihnen nun die eigenständige Abwägung hinsichtlich der Feststellungsziele der Musterklage ermöglichen und sie damit für eine effektive Verfahrensdurchführung ausstatten. <text:s/>Das Musterverfahren nach dem KapMuG ist aber auch neben der neu eingeführten Verbandsklage weiter zulässig. Das ist vor dem Hintergrund des Verbraucherschutzes noch ein Plus und ein zusätzliches Rechtsmittel, das wir da zur Verfügung stellen. <text:s/>Soweit aber § 8 KapMuG, der grundsätzlich die aktuell geltende zwingende Aussetzung der entsprechenden Ausgangsverfahren vorsieht, im Gesetzentwurf entfallen soll, müssen wir hierauf meines Erachtens noch einmal besondere Aufmerksamkeit richten. Denn genau diese Vorschrift ist bisher die zentrale Vorschrift, durch die eben eine Verfahrensbündelung angestrebt und erreicht wurde. Die Aussetzung aller Ausgangsverfahren und die damit verbundene potenziell große Anzahl an Beteiligten im Musterverfahren stellt nämlich in der gerichtlichen Praxis meines Erachtens regelmäßig kein Problem dar, sondern vermeidet, dass Tausende parallele Prozesse in unterschiedlichen Instanzen zu Tatsachen und Rechtsfragen geführt werden, die gleich gelagert sind und bei denen wir am Ende auch noch unterschiedliche Urteile vorliegen haben. <text:s/>Ein weiterer Punkt, den ich in dem Zusammenhang ansprechen möchte, ist das Problem, dass besonders in kapitalmarktrechtlichen Streitigkeiten Verbraucherinnen und Verbraucher die Organisationsstruktur nicht einsehen können. Auf der anderen Seite tragen sie aber die volle Darlegungs- und Beweislast. Diesem Ungleichgewicht, liebe Kolleginnen und Kollegen, sollten wir vielleicht auch damit begegnen, dass wir uns im Rahmen der Beratungen einmal das Gesetz gegen Wettbewerbsbeschränkungen anschauen, und zwar insbesondere den § 33g, der eine Umkehr der Beweislast insoweit vorsieht, als man einen Auskunftsanspruch hinsichtlich der entsprechenden Beweismittel hat, die eben nur die Beklagtenseite besitzt. Ich meine, dass wir die Verbraucherinnen und Verbraucher da im gerichtlichen Verfahren unterstützen müssen und mit Auskunfts- und Herausgabeansprüchen die Rechtsdurchsetzung insoweit flankieren müssen. <text:s/>Ich freue mich auf die Beratungen. Da haben wir ganz viel Gelegenheit, auch zu den Einzelheiten noch einmal ins Gespräch zu gehen. <text:s/>Vielen Dank für die Aufmerksamkeit. <text:s/>Vielen Dank, Frau Kollegin. – Nächster Redner ist der Kollege Fabian Jacobi, Af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78</text:p>
          </table:table-cell>
          <table:table-cell table:style-name="ce2" office:value-type="string" calcext:value-type="string">
            <text:p>18.01.2023</text:p>
          </table:table-cell>
          <table:table-cell table:style-name="ce2" office:value-type="string" calcext:value-type="string">
            <text:p>ID207806700</text:p>
          </table:table-cell>
          <table:table-cell table:style-name="ce2" office:value-type="string" calcext:value-type="string">
            <text:p>Svenja Schulze, Bundesministerin für wirtschaftliche Zusammenarbeit und Entwicklung</text:p>
          </table:table-cell>
          <table:table-cell table:style-name="ce2" office:value-type="string" calcext:value-type="string">
            <text:p>Herr Abgeordneter, neben der Pandemieprävention ist natürlich die Frage: Wie umgehen mit den Veränderungen, die wir gerade im Globalen Süden ja schon verstärkt erleben? Das ist ja ein Thema, das ganz massiv ist, wie man mit Dürre, wie man mit Flutkatastrophen umgeht. Deswegen ist das auch in der Gesundheitsversorgung das zentrale Thema. <text:s/>Deswegen arbeiten wir auch nicht nur daran, zum Beispiel Impfstoffe gegen die Covid‑19-Pandemie in Afrika produzieren zu können – das ist ein Teil dessen, was sich unsere afrikanischen Partner gewünscht haben –, sondern eben auch daran, Impfstoffe gegen die in Afrika am meisten verbreiteten Krankheiten, damit auch wirklich vor Ort auf die Gegebenheiten, auf die Bedingungen reagiert werden kann. Malariaimpfstoff wäre gerade etwas, was unbedingt notwendig ist und wo die Entwicklung jetzt auch mit unserer Unterstützung vorangetrieben wird. <text:s/>Nächste Nachfrage zum Thema: aus der AfD-Fraktion Herr Brandner.</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30</text:p>
          </table:table-cell>
          <table:table-cell table:style-name="ce2" office:value-type="string" calcext:value-type="string">
            <text:p>18.10.2023</text:p>
          </table:table-cell>
          <table:table-cell table:style-name="ce2" office:value-type="string" calcext:value-type="string">
            <text:p>ID2013014900</text:p>
          </table:table-cell>
          <table:table-cell table:style-name="ce2" office:value-type="string" calcext:value-type="string">
            <text:p>Ates Gürpinar (DIE LINKE)</text:p>
          </table:table-cell>
          <table:table-cell table:style-name="ce2" office:value-type="string" calcext:value-type="string">
            <text:p>Sehr geehrte Frau Präsidentin! Sehr geehrte Damen und Herren! Zunächst muss man einmal gratulieren: Es ist ein Riesenerfolg, dass heute ein Gesetzentwurf zur Legalisierung von Cannabis vorliegt. Ein Ergebnis jahrzehntelanger Arbeit von Wissenschaftlerinnen und Wissenschaftlern, Drogen- und Suchtexperten, Menschen aus der Cannabiscommunity, aber auch von Justiz und Polizei, die deutlich gemacht haben, dass Verbotspolitik hier der falsche, eben der gesundheitsgefährdendere Weg ist. <text:s/>Stellvertretend hat heute oben auf der Tribüne ein Legalizer der ersten Stunde, Jugendrichter Müller, Platz genommen. So viel aus der Justiz zum Beispiel. Ich freue mich sehr. Schön, dass Sie da sind! <text:s/>Nun war es absehbar, wie die Parteien hier rechts, die Verbotsparteien quasi – es wäre schön, wenn die „Bild“-Zeitung morgen früh titelt „Verbotsparteien Union und AfD“; mal schauen, ob es kommt –, wieder agieren werden. <text:s/>Wie übrigens in Ihren Anträgen wider besseres Wissen einmal mehr an Tatsachenverdrehung gearbeitet wird, das ist nicht in Ordnung, aber es ist so weit auch bekannt. <text:s/>Ich will aber auch sagen, dass es der bisherige Entwurf denen einigermaßen leicht macht. Sie sind mit dem bisherigen Vorschlag dem Cannabisverbot immer noch ein Stück näher als einer umfassenden Legalisierung, und wir sollten nun in den nächsten Wochen noch ein gutes Stück gehen. <text:s/>Im Einzelnen: <text:s/>Überforderungen der Exekutive und der Bevölkerung. Nahezu alles kann und wird in Zukunft kontrolliert werden: Abstandsregeln, Mengen an Besitz, Anzahl der Pflanzen beim Eigenanbau, bei jüngeren Menschen auch der THC-Gehalt. Das wird die Polizei überfordern und wird nicht zum Verständnis der Legalisierung beitragen. Sie sind 199 Meter entfernt von der nächsten Kita und rauchen einen? Das kostet bis zu 100 000 Euro. Ich halte das für einigermaßen absurd. Ich glaube, da gibt es noch Änderungsbedarf. <text:s/>Wir werden den illegalen Markt so tatsächlich nicht beseitigen. Sie trocknen ihn nicht aus, wenn Sie Cannabisklubs durch eine Überregulierung quasi verunmöglichen. <text:s/>Wenn Sie wirklich den gesundheitlichen Schaden minimieren wollen, dann sollten Sie den gemeinschaftlichen Konsum in den Cannabisklubs genauso erlauben wie Verzehrmöglichkeiten von Cannabis durch sogenannte Edibles, damit dieser eben nicht nur mit Tabak konsumiert wird. <text:s/>Zum Führerschein, einer altbekannten Forderung der Legalizer/-innen: Kommen Sie Ihrer Ankündigung nach, und schaffen Sie andere Grenzwerte im Straßenverkehr! <text:s/>Zu guter Letzt auch zur Präventionsarbeit: Es fehlt – und das haben Sie anders angekündigt, Herr Lauterbach – das versprochene Präventionskonzept. 4 Millionen Euro sollen bei der Suchtprävention gekürzt werden. Das ist doch Wasser auf die Mühlen derjenigen, die alles verhindern wollen. <text:s/>Wir haben also noch einiges an Arbeit vor uns. <text:s/>Wir müssen zumindest die größten Enten im Gesetz einfangen, um den Rechten möglichst wenig Platz im Kulturkampf zu lassen. <text:s/>Allerdings ist es mit diesem Gesetz nicht getan. Wenn wir gemeinsam erkannt haben, dass Prohibition bei Cannabis nicht der richtige Weg ist, lassen Sie uns daran arbeiten, den Weg der Entkriminalisierung auch bei anderen Drogen zu gehen. <text:s/>Bauen Sie Druck auf! Machen Sie mit! Portugal macht es vor. Dort ist die Zahl der Drogentoten zurückgegangen; das sollten Sie sich mal anhören. Lassen Sie uns hier nicht stehen bleiben. <text:s/>Wenn es Ihnen wirklich wichtig sein sollte, Substanzmissbrauch zu minimieren, dann müssten wir über den drogenpolitischen Tellerrand hinausschauen. Dann sollten wir uns die Verhältnisse anschauen, den Druck, der auf den Menschen dieser Gesellschaft lastet, der sie Ausflüchte suchen lässt. <text:s/>Da sind wir die Einzigen. Ich lade die Zuschauerinnen und Zuschauer ein, mitzutun. <text:s/>Vielen, vielen Dank. <text:s/>Ich fürchte, das wird das Protokoll nicht alles geschafft haben auseinanderzuhalten. <text:s/>Die nächste Rednerin ist Carmen Wegge für die SP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94</text:p>
          </table:table-cell>
          <table:table-cell table:style-name="ce2" office:value-type="string" calcext:value-type="string">
            <text:p>30.03.2023</text:p>
          </table:table-cell>
          <table:table-cell table:style-name="ce2" office:value-type="string" calcext:value-type="string">
            <text:p>ID209411900</text:p>
          </table:table-cell>
          <table:table-cell table:style-name="ce2" office:value-type="string" calcext:value-type="string">
            <text:p>Karl Bär (BÜNDNIS 90/DIE GRÜNEN)</text:p>
          </table:table-cell>
          <table:table-cell table:style-name="ce2" office:value-type="string" calcext:value-type="string">
            <text:p>Sehr geehrte Frau Präsidentin! Liebe Kollegen und Kolleginnen aus den demokratischen Fraktionen! Die Europäische Kommission will den Einsatz von <text:s/>Pestiziden und das Risiko, das davon ausgeht, halbieren. Dafür hat sie im Juni letzten Jahres einen konkreten Vorschlag gemacht. Die Anträge geben uns hier die <text:s/>Möglichkeit, darüber noch einmal zu reden. <text:s/>Der Vorschlag der Kommission hat in den letzten neun Monaten sehr viel Kritik einstecken müssen. <text:s/>Die Kritik kommt hauptsächlich von Leuten, die nicht wollen, dass sich überhaupt etwas ändert, entweder weil sie von der Ackerchemie profitieren oder <text:s/>weil sie denken, dass sie davon profitieren, oder weil sie sowieso gegen Veränderungen sind. Ich muss leider sagen: Diese Kräfte sind sehr stark. Wer weniger <text:s/>Gift <text:s/>auf den Äckern haben will, der muss darum kämpfen. <text:s/>Ich will darum kämpfen. Deswegen muss ich auch sagen, dass ein Teil der Kritik an dem Vorschlag der Kommission völlig berechtigt ist. Er enthält zum <text:s/>Beispiel kein sinnvolles System für die Messung des Risikos von Pestiziden. <text:s/>Das hätte dazu geführt, dass alle Mitgliedstaaten das Ziel der Halbierung des Risikos ganz automatisch erreichen, bloß aufgrund von Stoffverboten. Es <text:s/>finden sich im Entwurf auch keine konkreten Methoden, wie die Landwirtinnen und Landwirte das Ziel der Mengenreduktion erreichen können, außer über ein <text:s/>pauschales Verbot in sensiblen Gebieten. Es spricht überhaupt nichts dagegen, dass in Trinkwasserschutzgebieten nicht gespritzt wird; es macht auch ökologisch <text:s/>Sinn, dass es Orte gibt, die frei von Gift sind. Aber wenn man den Kommissionsvorschlag eins zu eins umsetzt, führt das dazu, dass auch ein Biowinzer im <text:s/>Landschaftsschutzgebiet kein Backpulver mehr ausbringen kann, während in weiten Teilen vom Rest der Union weitergespritzt wird wie bisher. Das ist einfach nicht <text:s/>Sinn der Sache. <text:s/>Sarah Wiener, die Berichterstatterin im Europäischen Parlament, hat vor vier Wochen einen Entwurf für die Parlamentsposition vorgelegt. Das ist, wie <text:s/>ich finde, ein sehr intelligenter Vorschlag. Die sensiblen Gebiete werden darin deutlich reduziert. <text:s/>Da sind dann nur noch Gebiete drin, die tatsächlich dem Schutz der Artenvielfalt und des Grundwassers dienen. Und dort sollen auch Mittel eingesetzt <text:s/>werden dürfen, die im ökologischen Landbau zugelassen sind. Die Messung des Risikos wird besser geregelt. Und wir dürfen nicht pauschal alles reduzieren, <text:s/>sondern müssen schauen, dass bei den Mitteln, die giftiger sind, stärker reduziert wird als bei denen, die weniger giftig sind. <text:s/>Der Entwurf zeigt auch Methoden auf, wie mit weniger Pestiziden gearbeitet werden kann. Wir haben nämlich seit 2014 in ganz Europa die Pflicht, <text:s/>integrierte Schädlingsbekämpfung zu betreiben. Da geht es darum, dass, bevor Chemie gespritzt wird, alle anderen Methoden ausgeschöpft werden müssen. Das <text:s/>Konzept ist gescheitert – das hat auch die EU-Kommission eingesehen –, weil es viel zu unverbindlich und unkonkret war. Mit dem Parlamentsentwurf würde das viel <text:s/>besser werden. Allein mit Fruchtfolgen und Sortenwahl ließe sich viel Gift einsparen. Das sind Vorschläge, über die wir weiter diskutieren sollten. <text:s/>Wir müssen etwas tun gegen die Pestizide. <text:s/>Wir machen das nicht zum Spaß, auch nicht, weil wir Bienen so süß finden, sondern weil unser Überleben an funktionierenden Ökosystemen hängt. Ohne die <text:s/>Natur gibt es keine Landwirtschaft. Ohne Landwirte gibt es keine Zivilisation. Deswegen steht im Vertrag von Montreal, dass wir weg müssen von den <text:s/>Pestiziden. <text:s/>Es steht im Koalitionsvertrag, und auch die EU geht in diese Richtung. Wir müssen da was tun, und das Gute ist: Es geht. Dänemark hat es vorgemacht. <text:s/>Da ist ohne großen Ertragsrückgang der Pestizideinsatz deutlich zurückgegangen in den letzten Jahren, <text:s/>weil mit dem rein marktwirtschaftlichen System die Preise für die Mittel durch eine Abgabe erhöht wurden. <text:s/>– Doch, in dem Fall passt das super; wir führen eine Pestizidabgabe ein. – Im Entwurf für die Parlamentsposition steht, dass alle Mitgliedstaaten eine <text:s/>solche Abgabe prüfen sollen. Das ist eine Debatte hier im Hause, auf die ich mich schon freue. Wir müssen nämlich etwas tun. Nur zu sagen, was nicht geht, <text:s/>reicht nicht. Deswegen lehnen wir die Anträge der Opposition hier auch ab. <text:s/>Vielen Dank.</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57</text:p>
          </table:table-cell>
          <table:table-cell table:style-name="ce2" office:value-type="string" calcext:value-type="string">
            <text:p>14.03.2024</text:p>
          </table:table-cell>
          <table:table-cell table:style-name="ce2" office:value-type="string" calcext:value-type="string">
            <text:p>ID2015708400</text:p>
          </table:table-cell>
          <table:table-cell table:style-name="ce2" office:value-type="string" calcext:value-type="string">
            <text:p>Klaus Ernst (BSW)</text:p>
          </table:table-cell>
          <table:table-cell table:style-name="ce2" office:value-type="string" calcext:value-type="string">
            <text:p>Frau Präsidentin! Meine sehr verehrten Damen und Herren! Also, die Debatte ist schon spannend. Da gibt es einen Bericht vom Bundesrechnungshof. Auf Bayerisch gesagt: Das ist eine Watschn für die Koalition, eine Riesenwatschn! Wer es nicht versteht: Ohrfeige. <text:s/>Der Punkt ist: Wie begegnen Sie nun dieser Kritik? Da sagen die einen: Ja, der meint ja gar nicht uns, der meint ja die alte Regierung. Die anderen sagen: Nee, nee, das ist ja alles gar nicht so schlimm, wie es da dargestellt ist. Das Argument ist vorhin gesagt worden: Es heißt, der Präsident hat das falsche Parteibuch. Das alles ist nichts anderes als der Versuch, sich mit der Kritik des Bundesrechnungshofes gar nicht auseinandersetzen zu müssen, meine Damen und Herren. <text:s/>Das ist der Punkt; das nehme ich Ihnen wirklich übel. Wenn ihr recht habt, dann setzt euch doch damit auseinander. Aber so fegt man die Kritik einfach vom Tisch. <text:s/>Meine Damen und Herren, vernichtender kann das Urteil des Rechnungshofs gar nicht sein: Die Versorgungssicherheit ist gefährdet, der Strom ist teuer, und Auswirkungen der Energiewende auf Landschaft, Natur und Umwelt kann die Bundesregierung nicht umfassend bewerten. – Wenn ich als zuständiger Minister eine solch Kritik erhielte, dann würde ich mich doch zumindest in Ruhe mit meinen Leuten zusammensetzen und überlegen, was falsch gemacht wurde. Aber das macht ihr nicht. Im Klartext heißt es: Die Energiepolitik hat zu extremen Energiepreisen geführt. Die Versorgungssicherheit ist nach wie vor nicht gewährleistet, und Umweltfolgen sind Ihnen eigentlich egal. <text:s/>Das ist das Schlimme an Ihrer Energiepolitik, und das empfinden auch die Leute so. Umwelt spielt keine Rolle mehr. Gucken Sie nach Rügen, wo die Leute protestieren. Das Institut der deutschen Wirtschaft spricht erneut von Deindustrialisierung. Gleichzeitig beziehen wir Fracking-Gas aus den USA. Umweltschädlicher geht’s kaum, und sicher ist es auch nicht. Wie man weiß, wird überlegt, uns weniger zu liefern. <text:s/>Wissen Sie, was da angesagt ist, meine Damen und Herren der Ampel? Da ist eigentlich eine Umkehr angesagt. Wenn Sie schon nicht umkehren, dann sollten Sie wenigstens sachlich bleiben <text:s/>und nicht sagen, der Präsident habe das falsche Parteibuch. Mit diesem Argument haben Sie den Vogel abgeschossen. <text:s/>Für die Fraktion Bündnis 90/Die Grünen hat die Kollegin Katrin Uhlig das Wor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29</text:p>
          </table:table-cell>
          <table:table-cell table:style-name="ce2" office:value-type="string" calcext:value-type="string">
            <text:p>08.04.2022</text:p>
          </table:table-cell>
          <table:table-cell table:style-name="ce2" office:value-type="string" calcext:value-type="string">
            <text:p>ID202902300</text:p>
          </table:table-cell>
          <table:table-cell table:style-name="ce2" office:value-type="string" calcext:value-type="string">
            <text:p>Deborah Düring (BÜNDNIS 90/DIE GRÜNEN)</text:p>
          </table:table-cell>
          <table:table-cell table:style-name="ce2" office:value-type="string" calcext:value-type="string">
            <text:p>Sehr geehrte Frau Präsidentin! Liebe Kolleginnen und Kollegen! Weltweit hungern zurzeit über 800 Millionen Menschen. Das entspricht der Bevölkerung der EU und Nordamerikas zusammen. Aber wer sich jetzt hierhinstellt und einfach nur mehr Weizenproduktion gepaart mit weniger Klimaschutz fordert, der hat das Problem in Gänze nicht verstanden. <text:s/>44 Millionen Menschen stehen kurz vor dem Hungertod, und die Zahl steigt rasant an. Deswegen brauchen wir jetzt eine massive Aufstockung des chronisch unterfinanzierten Welternährungsprogramms. Wir müssen den akuten Hunger bekämpfen, ja. Aber das allein reicht nicht aus. Wir haben aktuell genug Lebensmittel in der Welt. Sie sind einfach nur ungerecht verteilt. Das ist an sich auch keine neue Erkenntnis. Aber wenn ich die Anträge so lese und mir die Redebeiträge hier anhöre, dann scheint das wohl noch nicht bei allen hier im Plenum angekommen zu sein. <text:s/>Unsere Freihandelspolitik hat die Abhängigkeit des Globalen Südens von Nahrungsmittelimporten geschaffen. Zu den aktuellen Hungerkrisen haben wir in der EU und mit unserem Weltwirtschaftssystem beigetragen. Diese Politik hat lokale Ernährungssysteme systematisch zerstört, Kleinbäuerinnen und ‑bauern verdrängt und die Übermacht von multinationalen Konzernen begünstigt. Liebe Union, Ihre Verweigerung in den letzten 16 Jahren, die Klimakrise konsequent anzugehen, diese Haltung hat auch dazu geführt, dass Tausende von Menschen auf der Suche nach Wasser und Weideland jetzt schon vertrieben werden. Klimakrisenbedingte Dürren und Heuschreckenplagen führen zu massiven Ernteausfällen und werden es auch weiter tun. Deswegen müssen wir für mehr Klimaschutz sorgen und nicht für weniger. <text:s/>Hinzu kommt noch die Coronapandemie, die zu extremen wirtschaftlichen und sozialen Verwerfungen im Globalen Süden geführt hat. In den letzten zwei Jahren sind die Lebensmittelpreise gerade wegen dieser Polypandemie noch weiter rasant gestiegen. Der Krieg gegen die Ukraine hat diese Preisproblematik noch mal verschärft. Staaten müssen sich jetzt weiter verschulden, um das Brot für ihre Bevölkerung zu subventionieren, damit sich die Menschen dieses überhaupt noch leisten können. In einigen Ländern im Globalen Süden geben Familien mehr als 60 Prozent ihres gesamten Einkommens für Nahrungsmittel aus. Genau das meine ich, wenn ich sage: Diese Krisen hängen zusammen, sie verstärken sich gegenseitig. Und: Es gibt keine eindimensionalen Lösungen à la Union für diese mehrdimensionalen Probleme. <text:s/>Wir müssen aufhören, mit kurzfristig gedachten Lösungen diese langfristigen Probleme anzugehen. Klima- und Umweltschutz darf nicht gegen Ernährungssouveränität ausgespielt werden. Stattdessen müssen wir an die Strukturen ran. Ansonsten stehen wir doch bei den nächsten Krisen genauso da, wie wir jetzt dastehen. Wir brauchen den biologischen Umbau der globalen Landwirtschaft. Wir müssen Nahrungsmittelspekulationen regulieren und Schuldenmoratorien ermöglichen. Wir müssen die globalen Ernährungssysteme endlich resilienter machen. Das gilt es jetzt anzugehen. <text:s/>Dafür müssen wir vor allen Dingen im Globalen Süden die lokale Produktion und Vermarktung von Lebensmitteln wieder in Gang bringen. Wir müssen Kleinbäuerinnen und Kleinbauern im Globalen Süden stärken. Agrarökologische Ansätze müssen ausgebaut werden, um die Abhängigkeit von Pestiziden und Mineraldüngern zu verringern. <text:s/>Im Globalen Norden, ja, auch hier müssen wir handeln. Wir müssen die Nahrungsmittelverschwendung drastisch reduzieren. Auch wenn es einigen hier nicht passt: Ja, das bedeutet auch, dass wir werden lernen müssen, weniger tierische Produkte zu konsumieren. <text:s/>Da der Kollege der AfD gestern mal wieder anfing, die Gleichberechtigung infrage zu stellen, hier noch einmal ganz klar und deutlich: Wir müssen die Gleichberechtigung der Geschlechter voranbringen; denn der Hunger auf der Welt kann nur besiegt werden, wenn weiblich gelesene Menschen endlich gleichberechtigt sind. Weltweit sichern vor allen Dingen Frauen die Ernährung ihrer Familien. Aber sie werden nicht gehört, sie werden unsichtbar gemacht. Bäuerinnen sind der Motor für Ernährungssouveränität. <text:s/>Ihre Potenziale und Fähigkeiten brauchen wir, um den Hunger in der Welt zu überwinden, und das werden wir angehen. <text:s/>Statt patriarchale Strukturen zu stützen, müssen wir die Rechte von Frauen stärken. <text:s/>– Ich komme gar nicht runter. Sie hören mir jetzt zu! <text:s/>Statt Schuldendienst den Vorrang einzuräumen, müssen wir Ländern endlich ermöglichen, soziale Sicherungssysteme aufzubauen. Wir müssen Menschenrechte vor Profit stellen. Wir müssen menschenwürdige Arbeitsbedingungen schaffen. <text:s/>Wir brauchen eine agrarökologische Transformation mit fairem und gerechtem Handel. Ernährungssouveränität und Verteilungsgerechtigkeit werden wir angehen. Das sind langfristige Lösungen, liebe Union. <text:s/>Das Wort erhält für die FDP-Fraktion Dr. Christoph Hoffman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88</text:p>
          </table:table-cell>
          <table:table-cell table:style-name="ce2" office:value-type="string" calcext:value-type="string">
            <text:p>26.09.2024</text:p>
          </table:table-cell>
          <table:table-cell table:style-name="ce2" office:value-type="string" calcext:value-type="string">
            <text:p>ID2018815000</text:p>
          </table:table-cell>
          <table:table-cell table:style-name="ce2" office:value-type="string" calcext:value-type="string">
            <text:p>Fabian Griewel (FDP)</text:p>
          </table:table-cell>
          <table:table-cell table:style-name="ce2" office:value-type="string" calcext:value-type="string">
            <text:p>Sehr geehrte Frau Präsidentin! Liebe Kolleginnen und Kollegen! Erlauben Sie mir zu Beginn einen Satz zur AfD. Ihre grundsätzliche Ablehnung der Europäischen Union und Verdrehung naturwissenschaftlicher Tatsachen werden niemals eine Lösung sein, niemals! <text:s/>Die Herausforderungen der Automobilbranche sind groß; das ist uns allen bewusst. Deswegen haben wir erste Maßnahmen für eine Wirtschaftswende eingeleitet, die die Zukunft sichern, Arbeitsplätze erhalten und die Industrie unterstützen. Ausbau der Ladeinfrastruktur, verbesserte Möglichkeiten für die Anwerbung von ausländischen Fachkräften, Einführung von Sonderabschreibung für Null-Emissions-Fahrzeuge, Maßnahmen zur Vereinfachung der Exportprozesse, verbesserte steuerliche Rahmenbedingungen für Forschung und Entwicklung, Maßnahmen zur CO2-Speicherung und zur Wasserstoffinfrastruktur, das sind konkrete, erste Maßnahmen. Wir reden nicht nur, wir handeln. <text:s/>Das müssen wir tun, und das tun wir auch. <text:s/>Als FDP sind wir seit vielen Jahren die Einzigen gewesen, <text:s/>die konsequent für Technologieoffenheit und für die Abkehr vom Verbrennerverbot eingestanden sind. <text:s/>Lieber Herr Kollege Hirte, was die Union auf europäischer Ebene macht, sorgt allerdings für Unsicherheit. <text:s/>Das lange Jahre von Ursula von der Leyen vorangetriebene Verbrennerverbot darf nicht kommen. Technologieoffenheit bedeutet, dass Verbrenner auch nach 2035 klimaneutral betankt, neu zugelassen und benutzt werden können. Die Abschaffung der Flottengrenzwerte muss kommen; denn eine zeitnahe Verschärfung hätte fatale Folgen für unsere Automobilwirtschaft. <text:s/>Ihr politisches Handeln ist allerdings seit Jahren von Widersprüchlichkeit geprägt. Der Kollege aus Ihrer befreundeten Partei, Markus Söder, hat in den letzten 15 Jahren wie ein Fähnchen im Wind tagtäglich die Richtung verändert. <text:s/>2007 hat er noch gefordert, dass der Verbrennungsmotor 2020 abgeschafft werden soll. Dann hätten wir ihn schon seit vier Jahren nicht mehr. 2020 hat er dann ein Verbot für 2035 gefordert, und nun, 2024, ist er zur Besinnung gekommen und hat gesagt: Jetzt machen wir das Ganze doch nicht mehr. – Das ist das Gegenteil von politischer Stabilität. <text:s/>Nicht zuletzt: Ursula von der Leyen hat mit ihrem Hin und Her beim Green Deal vor der Wahl, während der Wahl und nach der Wahl für Unsicherheit in der Bevölkerung, in der Industrie, bei den Arbeitnehmerinnen und Arbeitnehmern, eigentlich bei allen, die sich damit beschäftigen, gesorgt. Sie versprechen das Blaue vom Himmel, tun aber nichts. Aber Sie könnten ja was tun. Ursula von der Leyen ist gewählte Kommissionspräsidentin. Sie könnte Anweisungen an die Kommissare in die Mission Papers schreiben. Tut sie aber nicht! Sie könnte es ins 100-Tage-Kommissionsprogramm schreiben. Tut sie aber nicht! Sie könnte zumindest deutlich öffentlich Stellung beziehen. Tut sie aber nicht! Das schafft Verunsicherung. <text:s/>Wenn Sie es ernst meinen mit Ihren Aussagen: Nehmen Sie das Telefon zur Hand, rufen Sie die Kollegin an und sagen ihr das so deutlich, wie Sie es ja auch hier tun. Sie müssen Ihre Hausaufgaben machen, wir machen unsere hier. Als FDP sind und bleiben wir verlässlicher Partner der Automobilindustrie. <text:s/>Für die Industrie brauchen wir keine Einzelsubventionen, wie sie im vorliegenden Antrag, lieber Herr Ernst, gefordert werden; wir brauchen auch keine Geldgießkannenpolitik. Wir brauchen Planungssicherheit, gute Rahmenbedingungen, eine solide Standortpolitik und Innovation für die Mobilität der Zukunft, <text:s/>und das kann nur technologieoffen gehen. <text:s/>Das Wichtigste, das immer gelten muss: Die hervorragenden Ingenieurinnen und Ingenieure in unserem Land brauchen Freiheit, um die besten Technologien für die Wirtschaft und für funktionierenden Klimaschutz zu entwickeln. Denn – das sage ich Ihnen aus voller Überzeugung – <text:s/>jeder Ingenieur weiß am Ende besser, welche Technologie es sein wird, als wir Politiker. <text:s/>Vielen Dank. <text:s/>Ich gebe das Wort für die CDU/CSU-Fraktion der Kollegin Martina Englhardt-Kopf.</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91</text:p>
          </table:table-cell>
          <table:table-cell table:style-name="ce2" office:value-type="string" calcext:value-type="string">
            <text:p>10.10.2024</text:p>
          </table:table-cell>
          <table:table-cell table:style-name="ce2" office:value-type="string" calcext:value-type="string">
            <text:p>ID2019102400</text:p>
          </table:table-cell>
          <table:table-cell table:style-name="ce2" office:value-type="string" calcext:value-type="string">
            <text:p>Markus Herbrand (FDP)</text:p>
          </table:table-cell>
          <table:table-cell table:style-name="ce2" office:value-type="string" calcext:value-type="string">
            <text:p>Vielen Dank. – Frau Präsidentin! Liebe Kolleginnen und Kollegen! Um eins gleich vorwegzunehmen: Es wird der Union auch mit diesem Antrag nicht gelingen, von ihrem jahrelangen eigenen Versagen bei der Bekämpfung von Geldwäsche sowie Terrorismus- und Extremismusfinanzierung abzulenken. So leicht kommen Sie da nicht raus. <text:s/>Sie dokumentieren dieses Versagen auf der ersten Seite des Antrags durchaus selbstbewusst. Bei der Analyse der Vergangenheit stimmen wir alle Ihnen weitgehend zu. <text:s/>Allerdings stellte die Financial Action Task Force – das ist die interne Prüfeinheit der OECD in diesem Bereich – schon im Jahre 2022 im Rückblick auf die vergangenen Jahre, also die Jahre vor 2022, erhebliche, vielfältige Defizite fest. Kenner wissen: Das war nicht die allererste Prüfung der FATF in Deutschland. <text:s/>Schon Jahre zuvor hat sie sich ganz ähnlich mit diesen strukturellen Schwächen befasst. Damals nahm die Union das bestenfalls zur Kenntnis. Geändert hat sie jedenfalls nichts. Insofern bedanke ich mich, auch hier noch mal herausstellen zu dürfen, dass Deutschland diesen zweifelhaften Ruf als Geldwäscheparadies nicht erst seit den Regierungsjahren ab 2021 genießt. <text:s/>Im Gegenteil: Mit der Ampel und mit Christian Lindner als Finanzminister wurde ab 2021 der Kampf gegen diese mafiösen Strukturen erstmals entschlossen angegangen. <text:s/>Mit dem Finanzkriminalitätsbekämpfungsgesetz, das ja bereits im Finanzausschuss abschließend beraten und auch beschlossen worden ist, werden wir, wie von der FATF gefordert, genau dort Abhilfe schaffen, wo die Fehler festgestellt wurden. <text:s/>Das Finanzkriminalitätsbekämpfungsgesetz nimmt mit der Errichtung des Bundesamtes zur Bekämpfung von Finanzkriminalität, kurz „BBF“ genannt, eine grundlegend strukturelle Neuordnung bei der Bekämpfung von Finanzkriminalität in Angriff. <text:s/>Dabei werden nicht nur Institutionen besser aufgestellt und ausgestattet, sondern vor allem auch Ausbildung, Methodik und Instrumente weiter verbessert. Beim BBF werden Schlüsselkompetenzen bei der Bekämpfung von Geldwäsche unter einem Dach gebündelt; ich spreche von Analyse, Ermittlung und Aufsicht. Mit dieser Zusammenführung werden bestehende Fragmentierungen überwunden. Das alles adressiert wesentliche Kritikpunkte der FATF aus den Berichten von 2022 und früher und schafft genau dort Abhilfe. <text:s/>Das Gesetz nimmt nicht weniger als einen Paradigmenwechsel vor. Erfolgte die Geldwäschebekämpfung in der Vergangenheit oftmals vortatenorientiert, werden zukünftig die Zahlungsströme verfolgt, ganz nach dem Motto „Follow the Money“, so wie das international längst üblich ist. Der Antrag der Union dagegen fokussiert sich meines und unseres Erachtens zu stark auf polizeiliche Kompetenzerweiterung bestimmter Behörden, von deren Richtigkeit wir nicht überzeugt sind. <text:s/>Liebe Kolleginnen und Kollegen, ein Thema soll nicht unter den Tisch fallen: Die Union fordert auch eine gesetzliche Regelung zur Schaffung administrativer Vermögensermittlungsverfahren. Wir in der Ampel sind uns einig, dass es eines solchen Instrumentariums auch bedarf; das hatten wir bereits im Koalitionsvertrag vereinbart. <text:s/>Debatten gibt es darüber, wie eine solche administrative Vermögensermittlung konkret ausgestaltet werden kann, ohne in die Rechte unbescholtener Bürgerinnen und Bürger sowie von Unternehmen, die sich nichts zuschulden haben kommen lassen, in unverhältnismäßiger Art einzugreifen. Hier stellen sich komplexe verfassungsrechtliche Fragen, die in Regierungsverantwortung beantwortet werden müssen. Die Opposition kann da einfach mal fordern, Herr Hauer. <text:s/>Aber seien Sie sicher: Schon bald werden Sie die Ergebnisse auch dieser komplexen Analyse ins parlamentarische Verfahren bekommen. Das ist dann der nächste Baustein zu einer effektiven Geldwäschebekämpfung. <text:s/>Mit beidem – dem Finanzkriminalitätsbekämpfungsgesetz und der administrativen Vermögensermittlung – werden dann die richtigen Folgen aus vielen Jahren untätiger Geldwäschebekämpfung gezogen sein – ganz praktisch und nicht nur theoretisch. <text:s/>Wir Freien Demokraten freuen uns, wenn nun ohne weiteren Verzug die Lesungen zu beiden Gesetzen hier im Hohen Hause stattfinden werden, <text:s/>die dann solche Anträge der Opposition überflüssig machen werden. <text:s/>Vielen Dank. <text:s/>Für die Unionsfraktion hat jetzt das Wort der Kollege Matthias Hauer.</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32</text:p>
          </table:table-cell>
          <table:table-cell table:style-name="ce2" office:value-type="string" calcext:value-type="string">
            <text:p>20.10.2023</text:p>
          </table:table-cell>
          <table:table-cell table:style-name="ce2" office:value-type="string" calcext:value-type="string">
            <text:p>ID2013204000</text:p>
          </table:table-cell>
          <table:table-cell table:style-name="ce2" office:value-type="string" calcext:value-type="string">
            <text:p>Anja Troff-Schaffarzyk (SPD)</text:p>
          </table:table-cell>
          <table:table-cell table:style-name="ce2" office:value-type="string" calcext:value-type="string">
            <text:p>Sehr geehrter Herr Präsident! Liebe Kolleginnen und Kollegen! Es gibt manche Wörter, die wir Politikerinnen und Politiker besonders gerne benutzen: „Verkehrswende“, <text:s/>„moderne Infrastruktur“, „Beschleunigung“. Und dieses Gesetz zeigt einmal mehr: Wir meinen es damit ernst, und wir lassen den Worten auch Taten folgen. <text:s/>Seit 2021 haben wir uns sehr intensiv und breit mit den Hindernissen im Planungsbereich auseinandergesetzt und dazu auch schon verschiedene Lösungen vorgelegt und umgesetzt. Das vorliegende Genehmigungsbeschleunigungsgesetz ist ein weiteres Puzzleteil, das in ein klares Bild passt. Diese Koalition löst ihr Versprechen der Beschleunigung und Vereinfachung <text:s/>ein. <text:s/>Wie bei einem Puzzle erfordern unsere Bemühungen durchaus Hartnäckigkeit und viel Geduld, zumal dieses äußerst umfassende Gesetz mit großer Präzision in die bestehende Rechtslage eingearbeitet werden musste. Was aber am Ende zählt, ist das Ergebnis, und das kann sich sehen lassen. <text:s/>Die Verkehrswende voranzubringen, ist komplex. Mit dem Genehmigungsbeschleunigungsgesetz zeigen wir aber, dass tragfähige Kompromisse gefunden werden können, die alle Verkehrsträger zusammendenken. Für uns als SPD war immer klar: <text:s/>Erstens. Die Beschleunigung der Bahnprojekte hat Priorität; denn die Schiene hat den größten Modernisierungsstau und kann den größten Beitrag zu mehr Nachhaltigkeit und Kapazität im Verkehr leisten. <text:s/>Zweitens. Wir brauchen alle Mobilitätsformen und müssen sie zusammendenken. <text:s/>„Mehr Schiene“ heißt nicht „weniger Straße“ oder „weniger Wasserstraße“. Mit dem Ausspielen der unterschiedlichen Verkehrsträger gegeneinander muss Schluss sein. <text:s/>Eine weitere Prämisse der SPD ist: Wer gleichwertige Lebensverhältnisse im Land will, braucht einen gleichberechtigten Zugang zu Mobilität. Es geht nicht alleine darum, die großen Metropolen bestmöglich an das Schienennetz anzubinden, sondern allen Städten und Gemeinden eine gute Erreichbarkeit bieten zu können. Deswegen ist es eine gute Nachricht, dass alle Bahnprojekte des Bundesschienenwegeausbaugesetzes mit dem vorliegenden Gesetz beschleunigt werden. <text:s/>Zugleich wissen wir auch, dass Regionen im Strukturwandel eine besondere Unterstützung benötigen und dort eine gute Verkehrsinfrastruktur den Weg der Transformation aktiv unterstützen kann. Deswegen ist die explizite Beschleunigung aller Bahnprojekte in den Kohleregionen eine wichtige Perspektive für die Menschen vor Ort. <text:s/>Klar ist: Wir beschleunigen nicht um der Beschleunigung willen, sondern weil wir sowohl im Personen- als auch im Güterverkehr dringend mehr Leistung brauchen und unser Land darauf angewiesen ist, sowohl sozial als auch wirtschaftlich. <text:s/>Ein Gesetz reicht für diese Mammutaufgaben nicht aus. Deswegen müssen viele verkehrspolitische Gesetze zusammengedacht und umgesetzt werden; es ist eben ein Puzzle. Die eben beschlossene Lkw-Maut schafft neue Finanzierungsmöglichkeiten für den Ausbau unserer Verkehrsinfrastruktur. Mit der anstehenden Änderung des Bundesschienenwegeausbaugesetzes wird eine weitere Lücke auf der Einnahmenseite der Bahnfinanzierung geschlossen. <text:s/>Von der Politik wird aber auch erwartet, zu sagen, wohin das zusätzliche Geld fließen soll. <text:s/>Dafür steht dieses Genehmigungsbeschleunigungsgesetz. Es zeigt detailliert auf, welche Verkehrsprojekte mit Vorrang vorangetrieben werden sollen. Die Schiene wird durch ihre Priorisierung insgesamt beschleunigt. <text:s/>Diese Klarheit ist gut. Sie zeigt den Bürgerinnen und Bürgern: Die Verkehrswende kommt, und sie wird lückenlos vorangetrieben. Die Pendlerinnen und Pendler erfahren, entlang welcher Korridore sie bald besser vorankommen, und die Verwaltungen, Planungsbüros und die Bauindustrie bekommen mehr Planbarkeit und bessere Verfahren. Es fügt sich also alles zusammen. <text:s/>Vielen Dank. <text:s/>Vielen Dank, Frau Kollegin. – Als nächster Redner erhält das Wort der Kollege Björn Simon, CDU/CSU.</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3</text:p>
          </table:table-cell>
          <table:table-cell table:style-name="ce2" office:value-type="string" calcext:value-type="string">
            <text:p>26.01.2022</text:p>
          </table:table-cell>
          <table:table-cell table:style-name="ce2" office:value-type="string" calcext:value-type="string">
            <text:p>ID201305800</text:p>
          </table:table-cell>
          <table:table-cell table:style-name="ce2" office:value-type="string" calcext:value-type="string">
            <text:p>Maik Außendorf (BÜNDNIS 90/DIE GRÜNEN)</text:p>
          </table:table-cell>
          <table:table-cell table:style-name="ce2" office:value-type="string" calcext:value-type="string">
            <text:p>Danke, Frau Präsidentin. – Herr Minister, Sie haben heute den Jahreswirtschaftsbericht mit dem schönen Untertitel „Für eine Sozial-ökologische Marktwirtschaft – Transformation innovativ gestalten“ vorgestellt. Transformation bringt nun meistens Bautätigkeit und, dem vorgelagert, Planungsaktivitäten mit sich. Ingrid Nestle hat eben das Beispiel erneuerbare Energien bzw. Ausbau der Windenergie angesprochen. Auch da behindern uns langwierige Planungsverfahren. Wie ist da die Planung der Bundesregierung, um diese Planungsverfahren zu beschleunigen, und gibt es dafür einen Zeitpla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09</text:p>
          </table:table-cell>
          <table:table-cell table:style-name="ce2" office:value-type="string" calcext:value-type="string">
            <text:p>15.06.2023</text:p>
          </table:table-cell>
          <table:table-cell table:style-name="ce2" office:value-type="string" calcext:value-type="string">
            <text:p>ID2010915500</text:p>
          </table:table-cell>
          <table:table-cell table:style-name="ce2" office:value-type="string" calcext:value-type="string">
            <text:p>Robert Farle (fraktionslos)</text:p>
          </table:table-cell>
          <table:table-cell table:style-name="ce2" office:value-type="string" calcext:value-type="string">
            <text:p>Sehr geehrte Frau Präsidentin! Sehr geehrte Damen und Herren! Noch vor wenigen Tagen kam es im Norden des Kosovo zu Schusswechseln und heftigen Konfrontationen zwischen kosovarischen Behörden, KFOR-Soldaten und serbischen Minderheiten. Die serbische Minderheit verteidigt ihr Recht auf Selbstverwaltung. Nach dem Afghanistan-Fiasko deutet sich auf dem Balkan das nächste Scheitern westlicher Interventionspolitik und angeblicher Friedensmission an. <text:s/>Die EU und die NATO wollen alle Balkanländer aufnehmen, obwohl einige EU-Länder das Kosovo als unabhängigen Staat bis heute nicht anerkennen. Im Gegenzug für die EU-Aufnahme winkt die EU-Spitze mit Fördermitteln. Gleichzeitig wird die Übernahme der antirussischen EU-Außen- und Sicherheitspolitik eingefordert. Insbesondere will man Serbien gegen Russland in Stellung bringen. Der serbische Verteidigungsminister Vucevic warnte davor, dass die Auseinandersetzungen in einen bewaffneten Konflikt umschlagen könnten. <text:s/>Die serbischen Streitkräfte wurden in höchste Alarmbereitschaft versetzt. Ein Scheitern des krampfhaften Bemühens der EU-Spitze und der NATO hinsichtlich der antirussischen Osterweiterung um die Balkanstaaten deutet sich jetzt schon an. <text:s/>Bitte nehmen Sie Abstand von Ihrem Antrag! <text:s/>Vielen Dank.</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92</text:p>
          </table:table-cell>
          <table:table-cell table:style-name="ce2" office:value-type="string" calcext:value-type="string">
            <text:p>17.03.2023</text:p>
          </table:table-cell>
          <table:table-cell table:style-name="ce2" office:value-type="string" calcext:value-type="string">
            <text:p>ID209208100</text:p>
          </table:table-cell>
          <table:table-cell table:style-name="ce2" office:value-type="string" calcext:value-type="string">
            <text:p>Bernd Rützel (SPD)</text:p>
          </table:table-cell>
          <table:table-cell table:style-name="ce2" office:value-type="string" calcext:value-type="string">
            <text:p>Sehr geehrte Frau Präsidentin! Sehr geehrte Damen und Herren! Liebe Kolleginnen und Kollegen! In Ihrem Antrag beschreiben Sie, Die Linke, dass eine selbstständige Existenzsicherung von Frauen gefördert werden muss. Ja, das stimmt natürlich, das ist so. Deswegen danke ich Ihnen für den Antrag. Es ist wichtig, das jetzt näher zu betrachten. <text:s/>Meine Kollegin Annika Klose hat erwähnt, dass am 7. März dieses Jahres der Equal Pay Day stattfand. Bis zu diesem Tag mussten die Frauen quasi umsonst arbeiten, um das Gleiche zu bekommen wie die Männer. Das ist durch nichts, durch gar nichts zu rechtfertigen. 18 Prozent bekommen Frauen weniger. Wenn man noch die Teilzeitquoten berücksichtigt, dann sind es 11 Prozent weniger. Warum? Weil sie in Pflegeberufen, in sozialen Berufen und im Einzelhandel arbeiten, <text:s/>also in vielen Bereichen, wo immer noch die Denkweise herrscht: Der Mann verdient das Geld, und die Frau verdient etwas hinzu. Das war schon immer falsch. Das ist altväterlich und muss dringend geändert werden. So geht das nicht weiter, meine sehr verehrten Damen und Herren. <text:s/>Wir dürfen erst ruhen, wenn der Equal Pay Day auf den 1. Januar fällt. Ich glaube, dann sind wir angekommen. Bis dahin haben wir viel zu tun. <text:s/>Letzte Woche hatten wir eine Veranstaltung bei mir im Wahlkreis mit Helma Sick. Sie hat zusammen mit Renate Schmidt, die das Elterngeld erfunden hat, das Buch „Ein Mann ist keine Altersvorsorge“ geschrieben. Das kann ich jedem empfehlen zu lesen. Sie schreibt in ihrem Buch: <text:s/>Frauen leben riskant. Je mehr ich mich mit dem Thema Frauen und Geld beschäftigte, desto mehr wurde mir bewusst, dass Frauen ein hohes Risiko eingehen, wenn sie sich ausschließlich auf ihren Mann verlassen, wegen der Kinder jahrelang aus dem Beruf aussteigen. Geht die Ehe schief, sind in der Regel sie die Gelackmeierten. <text:s/>So steht es in diesem Buch. <text:s/>Meine sehr verehrten Damen und Herren, es ist ja angesprochen worden: Mit dem Mindestlohn haben wir im jetzt neunten Jahr, seit es den Mindestlohn gibt, das Einkommen von 6 Millionen Menschen noch einmal deutlich verbessert; das sind hauptsächlich Frauen. Seit Oktober gibt es 12 Euro, und wir haben auch die Minijobgrenze auf 520 Euro erhöht. Das ist sozusagen Cash in the Täsch. Das hört sich gut an. Aber es ist eine Falle für alle, die darauf angewiesen sind. Für Studierende, für Rentenempfängerinnen und ‑empfänger ist das in Ordnung; aber für alle anderen ist das eine große Falle. Die Kollegin Reichinnek hat darauf hingewiesen: Es entpuppt sich als schwere Enttäuschung. Es gibt kein Kurzarbeitergeld. Es gibt keine Krankenversicherung. Es fließt kein Rentenbeitrag. <text:s/>Deswegen haben wir ein Zweites getan, Max Straubinger: Wir haben die Grenze zwischen den Minijobs und den Midijobs quasi aufgehoben. <text:s/>Früher war es immer so: Hast du einen Euro mehr verdient – damals mehr als 450 Euro –, dann hast du deutlich weniger bekommen. Das hat viele abgehalten, in sozialversicherungspflichtige Beschäftigung zu gehen. Das ist jetzt weg. Es lohnt sich, mehr zu verdienen, weil man mehr bekommt. Es lohnt sich, mehr Sicherheit zu erlangen. Das ist ein wichtiger Punkt. Viele arbeiten in Midijobs. Minijobs sind nicht das, was wir wollen. <text:s/>Meine Kollegin Rasha Nasr wird noch darauf eingehen, dass wir auch viel mehr Einwanderung und Zuwanderung brauchen. <text:s/>Ich danke Ihnen, liebe Kolleginnen und Kollegen von den Linken, dass Sie diesen Antrag heute eingebracht haben und wir nicht nur heute hier, sondern auch im Ausschuss darüber sprechen. Eines garantiere ich Ihnen: Wir von der SPD werden nicht eher Ruh’ geben, bis der Equal Pay Day auf den Neujahrstag fällt. <text:s/>Vielen Dank. <text:s/>Jana Schimke ist die nächste Rednerin für die CDU/CSU-Fraktion.</text:p>
          </table:table-cell>
          <table:table-cell table:style-name="ce2" office:value-type="string" calcext:value-type="string">
            <text:p>-</text:p>
          </table:table-cell>
          <table:table-cell table:style-name="ce2" office:value-type="string" calcext:value-type="string">
            <text:p>x</text:p>
          </table:table-cell>
          <table:table-cell table:number-columns-repeated="1017"/>
        </table:table-row>
        <table:table-row table:style-name="ro1">
          <table:table-cell table:style-name="ce2" office:value-type="string" calcext:value-type="string">
            <text:p>138</text:p>
          </table:table-cell>
          <table:table-cell table:style-name="ce2" office:value-type="string" calcext:value-type="string">
            <text:p>17.11.2023</text:p>
          </table:table-cell>
          <table:table-cell table:style-name="ce2" office:value-type="string" calcext:value-type="string">
            <text:p>ID2013808800</text:p>
          </table:table-cell>
          <table:table-cell table:style-name="ce2" office:value-type="string" calcext:value-type="string">
            <text:p>Fritz Güntzler (CDU/CSU)</text:p>
          </table:table-cell>
          <table:table-cell table:style-name="ce2" office:value-type="string" calcext:value-type="string">
            <text:p>Sehr geehrte Frau Präsidentin! Liebe Kolleginnen und Kollegen! Wir debattieren am heutigen Freitag nun ein zweites großes Steuergesetz. Heute Morgen haben wir das Wachstumschancengesetz beraten; jetzt debattieren wir das Zukunftsfinanzierungsgesetz. Ich finde, das sind schöne Namen für die Gesetze. <text:s/>Beide Gesetze unterscheiden sich in einem Punkt: Das Gesetz, das wir jetzt beraten, hat die Chance, dass es eine Wirkung entfaltet, während das Gesetz, über das wir heute Morgen debattiert haben, keine Chance hat, mehr Wachstum anzuregen. <text:s/>Deshalb ist unser Abstimmungsverhalten hier auch unterschiedlich. Kollege Müller hat darauf hingewiesen. Wir werden diesem Gesetz hier heute zustimmen. <text:s/>Trotzdem ist darauf hinzuweisen, dass es im Rahmen des gesamten Prozesses doch erhebliche Abstriche an Dingen gegeben hat, bei denen es gut gewesen wäre, wenn sie dringeblieben wären. Wir hatten ein Eckpunktepapier, dann gab es den Referentenentwurf, dann den Regierungsentwurf und jetzt die Beratungen hier im Parlament und im Ausschuss. Ich will Ihnen nur vier Beispiele dafür nennen, wo Sie leider Rückschritte gemacht haben: <text:s/>Erstes Beispiel. Sie haben die Möglichkeit für Investmentfonds gestrichen, auch Kapital für Erneuerbare-Energie-Anlagen auf Freiflächen anzusammeln. <text:s/>Wir wollen die Energiewende gemeinsam gestalten. Wir werden sie aber nur mit auch privaten Investitionen gestalten können. Von daher ist es für mich völlig unverständlich, dass Sie diesen Punkt aus dem Gesetz gestrichen haben, meine Damen und Herren. <text:s/>Zweiter Punkt. Sie haben vorhin erwähnt – das ist auch gut –, dass wir die Umsatzsteuerbefreiung für alternative Investmentfonds erweitert haben. Sie haben aber vergessen, zu erwähnen, dass Sie die Umsatzsteuerbefreiung für die Verwaltung von Krediten im Konsortialgeschäft gestrichen haben. Das führt zu einem erheblichen Wettbewerbsnachteil für unsere Banken in Deutschland, den wir nicht hinnehmen können. <text:s/>Interessant ist auch – da ich jetzt von der Ampelkoalition höre, das stimme nicht –: <text:s/>Sie haben Dinge aus dem Gesetz herausgenommen, obwohl die Bundesregierung in der Gesetzesbegründung geschrieben hat, dass es zwingend notwendig sei, den Standort Deutschland weiterzuentwickeln. Sie sind anderer Auffassung als diese Regierung. Das ist dokumentiert durch Ihr Handeln hier, meine Damen und Herren. <text:s/>Ich will gar nicht erwähnen, dass Sie in der Gesetzesbegründung zunächst geschrieben hatten, dass die Umsatzsteuerbefreiung europarechtlich geboten sei, was nun offenbar nicht mehr der Fall sein soll. <text:s/>Dritter Punkt: Mitarbeiterbeteiligung. Es ist gut, was da geschieht. Das muss sich weiterentwickeln. Sie sind aber auch da zurückgegangen; manche Dinge sind jetzt nicht mehr aufgeführt. Es sind nicht mehr 20 Jahre, sondern nur noch 15 Jahre bis zur Besteuerung. Sie haben die Konzernklausel gestrichen, die in der Gesetzesbegründung als besonders wichtig erachtet wurde, damit es nicht nur eine Mitarbeiterbeteiligung bei dem Unternehmen, bei dem der Arbeitnehmer beschäftigt ist, sondern auch im Konzern geben kann. Sie haben die Pauschalbesteuerung gestrichen, die ursprünglich vorgesehen war. Ich könnte noch weitere Dinge ansprechen. <text:s/>Von daher besteht die große Gefahr, dass das zwar in die richtige Richtung geht – das ist eine Weiterentwicklung dessen, was wir mit dem Fondsstandortgesetz angeschoben haben –, aber nicht weitgehend genug ist. Ich ermutige Sie, hier noch mutiger zu sein und weitere Dinge anzuschieben. <text:s/>Vierter und letzter Punkt; dann komme ich leider schon zum Ende. <text:s/>Schon sehr schnell zum Ende. <text:s/>Sie haben die Verlustverrechnung wieder nicht angepackt, obwohl im Eckpunktepapier angesprochen. <text:s/>Herr Kollege. <text:s/>Das wäre sehr wichtig, damit investiertes Kapital, das zu Verlusten führt, – <text:s/>Herr Kollege. <text:s/>– auch mit Gewinnen verrechnet werden kann. <text:s/>Dennoch werden wir dem Gesetz zustimmen. <text:s/>Schön, dass Sie mir zugehört hab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06</text:p>
          </table:table-cell>
          <table:table-cell table:style-name="ce2" office:value-type="string" calcext:value-type="string">
            <text:p>25.05.2023</text:p>
          </table:table-cell>
          <table:table-cell table:style-name="ce2" office:value-type="string" calcext:value-type="string">
            <text:p>ID2010609700</text:p>
          </table:table-cell>
          <table:table-cell table:style-name="ce2" office:value-type="string" calcext:value-type="string">
            <text:p>Harald Ebner (BÜNDNIS 90/DIE GRÜNEN)</text:p>
          </table:table-cell>
          <table:table-cell table:style-name="ce2" office:value-type="string" calcext:value-type="string">
            <text:p>Sehr geehrte Frau Präsidentin! Werte Kolleginnen und Kollegen! Heute, Kollege Jarzombek, ist nicht die Stunde der Wahrheit, sondern mal wieder <text:s/>Unions-Märchenstunde, würde ich sagen. Heute geht es aber nicht um „Rotkäppchen und den bösen Wolf“, sondern um „Tischleindeckdich“, um „Goldesel“ und um „Den <text:s/>süßen Brei“. <text:s/>Ich darf an dieser Stelle noch mal auf die sogenannte Kernfusionskonstante hinweisen – vielleicht ist mit ihr irgendwann mal Schluss, bis zum heutigen <text:s/>Tage noch nicht –, die da sagt: In 30 bis 40 Jahren wird es mal so weit sein. – Also: Sie jagen mit der Kernfusion offenbar einem Tagtraum oder einem Märchen <text:s/>von der anstrengungslos erzeugten unendlichen Energie hinterher. <text:s/>Wenn das nicht so traurig wäre, müsste man sagen: Das ist folgerichtig, liebe Union. Nach 16 Jahren blockierter Energiewende und blockiertem <text:s/>Netzausbau brauchen Sie dringend so was wie eine Wunderlösung, einen Gamechanger, um aus dem selber verschuldeten Schlamassel auch wieder rauszukommen. <text:s/>In der Nutzung der Fusionsenergie könnten wir in der Tat schon viel weiter sein, wenn Sie und Ihre fossilen Gas- und Ölfreunde nicht den Ausbau der <text:s/>Photovoltaik in Deutschland so radikal blockiert und einen ganzen Industriezweig in Deutschland ausradiert hätten. Damit könnten wir den einzig wirklich <text:s/>funktionierenden Fusionsreaktor in unserem Sonnensystem, unsere Sonne, schon viel klüger und besser nutzen. <text:s/>Das Expertengremium des Forschungsministeriums geht davon aus, dass – ich zitiere – „die Fusionsenergie voraussichtlich nicht zur laufenden <text:s/>Energiewende beitragen wird.“ Oh Wunder! <text:s/>Auch die Union sagt, sie wolle trotzdem die heute verfügbaren klimaneutralen Energiesysteme maximal vorantreiben. Aber genau das ist der zweite <text:s/>Tagtraum, den Sie träumen. Sie wollen noch mehr Geld ausgeben, obwohl Sie es nicht haben; denn für den Durchbruch dieser Technologie brauchen Sie unendlich viel <text:s/>Geld. Aber auch Sie können jeden Euro nur einmal ausgeben. <text:s/>Ja, Kernfusion ist – auch physikalisch – hochspannend, und falls sie jemals funktionieren sollte, könnte sie einen Beitrag zu einer weitgehend <text:s/>CO2-freien Energieversorgung leisten. Die Betonung liegt aber auf „falls“ und „könnte“, und das sind einfach zu viele Konjunktive für die heutige Zeit, wo wir <text:s/>umsetzbare, praktikable Lösungen brauchen. <text:s/>Das BMBF, das Forschungsministerium, sagt: Konkrete anerkannte Prognosen über die Zeit bis zur technischen Anwendungsreife gibt es derzeit nicht. – <text:s/>Also auf gut Deutsch: Die Fusionskonstante scheint derzeit weiterhin zu gelten. <text:s/>Liebe Kolleginnen und Kollegen von der Union, Ihnen reicht es bisher nicht aus; Sie wollen doch lieber noch mehr Geld rausschmeißen. Ich sage Ihnen <text:s/>aber eines: Sie wollen Reaktoren bauen; die müssen aber noch um den Faktor 1 Million effizienter werden, um überhaupt Energie rauszubekommen. Ich würde Ihnen <text:s/>empfehlen: Stecken Sie Ihre Energie lieber in Faktentreue beim Thema „Energieeffizienz bei der Gebäudewärme“! <text:s/>Herr Kollege. <text:s/>Dann kämen wir deutlich weiter. <text:s/>Vielen herzlichen Dank. <text:s/>Ruppert Stüwe ist der nächste Redner für die SP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77</text:p>
          </table:table-cell>
          <table:table-cell table:style-name="ce2" office:value-type="string" calcext:value-type="string">
            <text:p>26.06.2024</text:p>
          </table:table-cell>
          <table:table-cell table:style-name="ce2" office:value-type="string" calcext:value-type="string">
            <text:p>ID2017711500</text:p>
          </table:table-cell>
          <table:table-cell table:style-name="ce2" office:value-type="string" calcext:value-type="string">
            <text:p>Dr. Anna Christmann (BÜNDNIS 90/DIE GRÜNEN)</text:p>
          </table:table-cell>
          <table:table-cell table:style-name="ce2" office:value-type="string" calcext:value-type="string">
            <text:p>Meine Frage geht an die Ministerin. – Ich möchte eine Frage zum Projekt DATI stellen, der neuen Agentur für Transfer und Innovation, die gerade im Werden begriffen ist, und einmal sehr positiv hervorheben, dass die Innovations-Communitys und SPRINDs jetzt ausgewählt worden sind. Ich konnte eine Community besuchen und habe den Eindruck gewonnen: Die haben Lust, loszulegen. <text:s/>Ich möchte Sie fragen: Teilen Sie mit mir die Einschätzung, dass für den Start der DATI ganz entscheidend sein wird, dass wir das, was wir aus der Gründung der SPRIND, auch im Zusammenhang mit dem SPRIND-Freiheitsgesetz, gelernt haben, auch für DATI berücksichtigen? Die Freiheiten, die wir den Innovations-Communitys, die jetzt schon loslegen, gegeben haben, die wir auch der DATI selbst geben werden, sind entscheidende Stellschrauben bei der Gründung der Agentur. Zudem ist es natürlich wichtig, dass die Agentur selbst jetzt loslegen kann. Wie sehen Sie da den Zeitplan, dass die Agentur tatsächlich gegründet werden kan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48</text:p>
          </table:table-cell>
          <table:table-cell table:style-name="ce2" office:value-type="string" calcext:value-type="string">
            <text:p>19.01.2024</text:p>
          </table:table-cell>
          <table:table-cell table:style-name="ce2" office:value-type="string" calcext:value-type="string">
            <text:p>ID2014806900</text:p>
          </table:table-cell>
          <table:table-cell table:style-name="ce2" office:value-type="string" calcext:value-type="string">
            <text:p>Jamila Schäfer (BÜNDNIS 90/DIE GRÜNEN)</text:p>
          </table:table-cell>
          <table:table-cell table:style-name="ce2" office:value-type="string" calcext:value-type="string">
            <text:p>Sehr geehrte Frau Präsidentin! Liebe Kolleginnen und Kollegen! Der Antrag, den wir hier vor uns haben, zeigt uns mal wieder, wie rückwärtsgewandt und realitätsfern die Ideen der AfD sind. <text:s/>Denn im Antrag wird behauptet, dass die EU keine weiteren Eigenmittel benötigt. Doch die europäischen Eigenmittel sind eine wichtige Grundlage dafür, dass die EU und auch ihre Mitgliedstaaten im 21. Jahrhundert überhaupt handlungsfähig sind. <text:s/>Die Behauptung in dem Antrag, dass die EU keine zusätzlichen Eigenmittel braucht, weil die Mitgliedstaaten ohnehin zur Finanzierung verpflichtet sind, ist ein ganz grundsätzliches Missverständnis darüber, wie die internationale Zusammenarbeit in der EU funktioniert. <text:s/>Ja, es gibt Verpflichtungen der EU-Mitgliedstaaten, aber es geht ja auch darum, die finanziellen Ressourcen so zu gestalten, dass wir gemeinsam europäisch handlungsfähig sind. <text:s/>Und von dieser Handlungsfähigkeit brauchen wir doch angesichts der Klimakrise, angesichts eines internationalen Systemwettbewerbs und einer Bedrohung unserer Souveränität durch Autokraten wie Putin viel mehr und eben nicht weniger. <text:s/>Wer glaubt denn ernsthaft, dass wir diese Probleme eher mit nationalen Egoismen lösen können als damit, gemeinsam europäisch lösungsorientiert zu sein? <text:s/>– Ja, okay, ich weiß, die AfD glaubt natürlich daran; deswegen müssen wir uns auch mit diesem Antrag beschäftigen. – Die AfD fordert hier aber nicht nur das Ende von mehr Eigenmitteln, sondern sie will auch den Handlungsspielraum im europäischen Mehrjährigen Finanzrahmen drastisch reduzieren. <text:s/>Das ist nichts anderes als ein Aufruf zur finanziellen Selbstgeißelung, und das in Zeiten, in denen wir vor sehr, sehr großen internationalen Herausforderungen stehen. <text:s/>Wer glaubt denn im Ernst, dass wir mit einer solchen Politik auch nur im Ansatz gegen die industriepolitischen Subventionswettbewerbe von USA und China bestehen können? In Zeiten, in denen die europäische Handlungsfähigkeit so wichtig ist, daran die Axt anzulegen, gefährdet die Zukunft der Bürgerinnen und Bürger; denn ein geeintes und handlungsfähiges Europa, das bedeutet eben nicht den Verlust von Souveränität, sondern die Stärkung der kollektiven Handlungsfähigkeit. Davon profitieren gerade wir in Deutschland. <text:s/>Es ist an der Zeit, sich endlich auf die Vorteile einer engeren Zusammenarbeit zu konzentrieren. Und es ist an der Zeit, dass wir endlich mal aufhören, die Investitionen in eine gemeinsame europäische Souveränität als Belastung zu sehen. <text:s/>Es ist natürlich auch keine Überraschung, dass die AfD so denkt; denn sie ist nun einmal die Partei der nationalen Kleinstaaterei. <text:s/>Sie pflegt ja auch enge Connections zu denjenigen, die an einem starken Europa überhaupt nicht interessiert sind. Die AfD ist auch eine Partei, die die wissenschaftlichen Fakten zur Klimakrise leugnet. <text:s/>Darum ist die Begründung gegen die Anpassung bei den Eigenmitteln auf Grundlage des Emissionshandelssystems – was wir übrigens überhaupt nicht ablehnen, Herr Ploß – und des CO2-Grenzausgleichssystems auch so absurd. Der Vorwurf, dies würde eine – Zitat – „CO2-Planwirtschaft vorantreiben, welche letztlich die Verarmung des gesamten Kontinents herbeiführen wird“, zeigt doch, dass die AfD es immer noch nicht verstanden hat: Nicht Klimaschutz, sondern die Klimakrise bedroht unsere Wirtschaft! <text:s/>Ein vereintes Vorgehen gegen die Klimakrise ist keine Bedrohung, <text:s/>sondern eine riesige Chance, um auch in Zukunft hier in Europa sichere Arbeitsplätze zu schaffen und in den Märkten der Zukunft zu bestehen. <text:s/>Ebenso absurd ist übrigens auch der Vorwurf in dem Antrag, die Vorschläge der EU-Kommission und des Europäischen Parlamentes seien lediglich der Versuch, ein europäisches Steuersystem zu etablieren, um die nationalen Hoheitsrechte zu untergraben. <text:s/>Ja, natürlich sollten wir über die Art und Weise, wie wir Steuern erheben, diskutieren. <text:s/>Aber mehr Handlungsfähigkeit der EU ist ja kein Angriff auf die nationale Steuerhoheit. <text:s/>Die vorgeschlagenen befristeten Eigenmittel auf Grundlage von Statistiken zu Unternehmensgewinnen sind eben keine Abschöpfung aus den Steuereinnahmen der Mitgliedstaaten. Diese Mittel sind notwendig, um diejenigen in Verantwortung zu nehmen, die sich oft genug geschickt vor ihrer Steuerpflicht drücken. <text:s/>Die AfD ist auch mit diesem Antrag mal wieder nichts weiter als ein Schutzschild für die Interessen der engstirnigen Geister und auch der Superreichen, <text:s/>die sich lieber nationalen Egoismen hingeben, als sich für das Gemeinwohl starkzumachen. Es überrascht deshalb auch nicht, dass sich Mitglieder der AfD mit reichen Geldgebern getroffen haben, <text:s/>um gemeinsam ihre völkischen Deportationsfantasien und menschenverachtenden Umvolkungsideen zu besprechen. <text:s/>Ich bin sehr dankbar, dass gerade so viele Menschen gegen diese gefährliche Politik auf die Straße gehen: <text:s/>in Köln, in Berlin, in Potsdam, <text:s/>in Hannover und in Duisburg und am nächsten Wochenende auch in München und an so vielen Orten dieser Republik. Es macht Hoffnung, dass dieses Mal die rechte Propaganda keinen Erfolg haben wird, dass wir dieses Mal schlauer sind, dass unsere Demokratie wehrhaft ist und dass wir uns dieses Mal für eine solidarische Politik entscheiden und nicht für die Spaltung. <text:s/>Danke an alle Menschen da draußen, die sich für die Demokratie einsetzen und die jetzt aufstehen – mit dem Pessimismus des Verstandes und dem Optimismus des Willens. <text:s/>Vielen Dank. <text:s/>Für die FDP-Fraktion hat das Wort Dr. Thorsten Lieb.</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14</text:p>
          </table:table-cell>
          <table:table-cell table:style-name="ce2" office:value-type="string" calcext:value-type="string">
            <text:p>05.07.2023</text:p>
          </table:table-cell>
          <table:table-cell table:style-name="ce2" office:value-type="string" calcext:value-type="string">
            <text:p>ID2011400200</text:p>
          </table:table-cell>
          <table:table-cell table:style-name="ce2" office:value-type="string" calcext:value-type="string">
            <text:p>Dorothee Bär (CDU/CSU)</text:p>
          </table:table-cell>
          <table:table-cell table:style-name="ce2" office:value-type="string" calcext:value-type="string">
            <text:p>Herzlichen Dank, Frau Präsidentin. – Herr Bundeskanzler, für uns ist das Elterngeld eine der größten familien- und vor allem auch frauenpolitischen <text:s/>Errungenschaften der letzten Jahre. Wir haben das als unionsgeführte Bundesregierung 2007 eingeführt. Es war dafür gedacht, Einkommensverluste durch ein Baby <text:s/>abzufedern, insbesondere für gut ausgebildete junge Frauen, <text:s/>damit Paare ermutigt werden, sich für ein Kind zu entscheiden, damit Paare sich auch für Kind und Karriere entscheiden können. <text:s/>Ihre in dieser Woche angekündigte Entscheidung trifft vor allem die Mitte der Gesellschaft ins Mark, die Leistungsträgerinnen in unserer Gesellschaft, <text:s/>diejenigen, die die Steuern zahlen, damit die hohen Sozialleistungen auch gezahlt werden können. <text:s/>Deswegen frage ich Sie: Warum glauben Sie, dass ausgerechnet in diesem Bundeshaushalt bei Familien und bei Kindern gespart werden muss, und warum <text:s/>wollen Sie besonders die Leistungsträger abstraf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21</text:p>
          </table:table-cell>
          <table:table-cell table:style-name="ce2" office:value-type="string" calcext:value-type="string">
            <text:p>20.09.2023</text:p>
          </table:table-cell>
          <table:table-cell table:style-name="ce2" office:value-type="string" calcext:value-type="string">
            <text:p>ID2012101300</text:p>
          </table:table-cell>
          <table:table-cell table:style-name="ce2" office:value-type="string" calcext:value-type="string">
            <text:p>Dr. Gottfried Curio (AfD)</text:p>
          </table:table-cell>
          <table:table-cell table:style-name="ce2" office:value-type="string" calcext:value-type="string">
            <text:p>Ja, drei Monate oder Jahre. Es hieß ja: „katastrophaler redaktioneller Fehler“. Jetzt mal abgesehen davon, ob die gesamte Ampelmigrationspolitik und nicht nur diese Wahlrechtsermächtigung einen katastrophalen redaktionellen Fehler darstellt, zum Stichwort „Ausländerwahlrecht“: Wie dürfen sich die letzten Deutschen in so einem gekippten migrantischen Wohnviertel das dann vorstellen? Sollen bei kommunaler politischer Selbstermächtigung Orte, die jetzt schon No-go-Areas sind, per selbstverwaltender politischer Gestaltung mehrheitlich durch Ausländer dann für uns Deutsche endgültig zum Ausland werden?</text:p>
          </table:table-cell>
          <table:table-cell table:style-name="ce2" office:value-type="string" calcext:value-type="string">
            <text:p>-</text:p>
          </table:table-cell>
          <table:table-cell table:number-columns-repeated="2" table:style-name="ce2" office:value-type="string" calcext:value-type="string">
            <text:p>x</text:p>
          </table:table-cell>
          <table:table-cell table:number-columns-repeated="1016"/>
        </table:table-row>
        <table:table-row table:style-name="ro1">
          <table:table-cell table:style-name="ce2" office:value-type="string" calcext:value-type="string">
            <text:p>57</text:p>
          </table:table-cell>
          <table:table-cell table:style-name="ce2" office:value-type="string" calcext:value-type="string">
            <text:p>29.09.2022</text:p>
          </table:table-cell>
          <table:table-cell table:style-name="ce2" office:value-type="string" calcext:value-type="string">
            <text:p>ID205706900</text:p>
          </table:table-cell>
          <table:table-cell table:style-name="ce2" office:value-type="string" calcext:value-type="string">
            <text:p>Lars Rohwer (CDU/CSU)</text:p>
          </table:table-cell>
          <table:table-cell table:style-name="ce2" office:value-type="string" calcext:value-type="string">
            <text:p>Glück auf! Frau Präsidentin! Meine sehr geehrten Damen und Herren! Ich glaube, die Debatte hat schon ganz gut gezeigt: Wir haben kein Erkenntnisproblem, wir haben auch kein Umsetzungsproblem, wir haben ein Problem, die Menschen dafür zu gewinnen, dass sie diesen wunderbaren Beruf des Lehrers oder der Lehrerin ergreifen. <text:s/>Ich will Ihnen gern darlegen, weshalb es den Antrag von Ihnen, der AfD, an dieser Stelle ganz und gar nicht braucht: Er hat keine Lösung für dieses Problem. Ja, der Mangel an Lehrerinnen und Lehrern ist in den letzten Jahren verstärkt bemerkbar geworden. Sie wissen jedoch in Ihrem eigenen Antrag, meine Damen und Herren von der AfD, nicht, wie Sie dem Lehrermangel in Deutschland nun wirklich begegnen wollen. Sie schwanken munter zwischen Bestenauslese und Quereinsteigern; Sie sehen die Pensionierungswelle als Ursache für den Lehrermangel, sprechen sich dann aber für einen flexiblen Eintritt in den Ruhestand je nach Lebenssituation aus. Der Antrag ist so widersprüchlich wie Ihre komplette Politik. Ihr Antrag schafft nach meiner festen Überzeugung nicht Lehrerinnen und Lehrer an die Schule, sondern ausufernde Kosten, und er zeigt Ihre Planlosigkeit. <text:s/>Es ist schon angesprochen worden: Wir haben einen föderalen Staatsaufbau. Die Zuständigkeit in Bildungsfragen liegt bekanntlich bei den Ländern; das ist im Grundgesetz klar geregelt. Die Bereitstellung personeller Ressourcen zur Aufrechterhaltung der Unterrichtsversorgung gehört explizit dazu. In den letzten Jahren hat die CDU-geführte Bundesregierung die Länder immer wieder bei der Bildung unterstützt und das Kooperationsverbot zwischen Bund und Ländern gelockert, um ihnen beispielsweise bei der Digitalisierung unter die Arme zu greifen. <text:s/>Mein erster Punkt ist, wie gesagt: Wir haben kein Erkenntnisproblem. <text:s/>In den meisten Bereichen entspannt sich die Lage in den nächsten Jahren. Bereits 2025 werden wir ein Überangebot an Lehrerinnen und Lehrern im Primar- und Grundschulbereich haben, so eine Studie der KMK. Auch im Sekundarbereich II und beim Gymnasium generell wird von einem Bewerberüberhang ausgegangen. Allerdings: In den Fächern mit Berufsbezug, insbesondere in den 22 MINT-Fächern, und in den Berufsschulen bleibt die Lage sehr angespannt. Hier besteht ein durchschnittlicher Deckungsgrad von 62 Prozent. Wir müssen die Lage also differenziert betrachten. <text:s/>Mein Bundesland Sachsen hat die Zahl der Studienplätze für das Lehramt zuletzt auf 2 700 erhöht. Damit bildet Sachsen jährlich deutlich mehr Lehrerinnen und Lehrer aus, als aus dem Beruf ausscheiden. Leider – und das will ich an dieser Stelle betonen – gibt es immer noch Bundesländer, die ganz klar nicht genügend Studienplätze für ihren eigenen Bedarf anbieten. <text:s/>Mein zweiter Punkt: Wir haben kein Umsetzungsproblem. In Sachsen ist es durch verschiedene personalpolitische Weichenstellungen gelungen, 94 Prozent aller Absolventen der sächsischen Universitäten in den sächsischen Schuldienst zu übernehmen. <text:s/>Der Freistaat Sachsen stellt aktuell deutlich mehr Lehrpersonal ein, als aus dem Dienst scheidet. <text:s/>Aber den aktuell stark steigenden Anstieg der Schülerzahlen kann das nicht kompensieren. Es ist also nicht alles in bester Ordnung in Sachsen – wie man vielleicht bei meiner Rede glauben mag –; denn wir haben ein Problem, genug Menschen für den wichtigen Lehrerberuf zu gewinnen. <text:s/>Die Zahl an Studienbewerbern ist begrenzt, auch im Bereich des Lehramtes. In Sachsen konnten von den insgesamt 2 700 Studienplätzen zu Beginn des letzten Wintersemesters nur rund 2 200 belegt werden. Der Lehrermangel ist also kein Problem der fehlenden Studienplätze, sondern fehlender Absolventen. Daran kann aus meiner Sicht auch die beste Werbekampagne nur bedingt etwas ändern. <text:s/>Nach meiner Auffassung werden wir bei der Vielfalt unserer Gesellschaft auch eine Vielfalt von Professionen an den Schulen benötigen. Ich gehe fest davon aus, dass wir in den nächsten Jahren multiprofessionelle Schulteams erleben werden. <text:s/>Und dies ist keine Zurücksetzung des klassisch ausgebildeten Lehrpersonals. Jeder Mensch ist einzigartig. Jede Region ist einzigartig und braucht deshalb auch keine Einheitsschule, sondern immer wieder differenzierte Lösungen für jede Situation. <text:s/>Da werden Schulsozialarbeiter und Schulassistenten genauso gebraucht wie Logopäden für die sprachliche Entwicklung der Kinder. Wir brauchen die Inklusionsassistenz genauso wie die Integrationshilfe für Kinder mit Handicap. Psychologen und Seelsorger werden wir nicht nur brauchen, wenn es schlimme Vorfälle an Schulen gegeben hat. Vielmehr braucht es, gerade weil das Leben so vielfältig ist, viele Kompetenzen, um die Kinder zu bilden und für das Leben zu rüsten. „Um ein Kind zu erziehen, braucht es ein ganzes Dorf“, ist einmal gesagt worden. Wir brauchen den engagierten Informatiker für die digitale Bildung genauso wie den klassischen Hausmeister im Schulhaus und auf dem Schulgelände, damit möglichst alles tipptopp in Ordnung ist. <text:s/>Deutschland ist ein föderales Land, in dem die Schulbildung in der Hoheit der Länder liegt. Wir können und sollten die Länder bei der Sanierung ihrer Schulgebäude und der Digitalisierung der Infrastruktur unterstützen. Die personelle Ausstattung der Schulen ist Aufgabe der Länder. Wir haben sie nicht alleine gelassen. Wie das Beispiel aus Sachsen zeigt, können die Länder den Lehrerberuf attraktiver gestalten. Unterstützen wir sie dabei! <text:s/>Vielen Dank für die Aufmerksamkeit. <text:s/>Der Kollege Ruppert Stüwe hat jetzt das Wort für die SP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68</text:p>
          </table:table-cell>
          <table:table-cell table:style-name="ce2" office:value-type="string" calcext:value-type="string">
            <text:p>21.11.2022</text:p>
          </table:table-cell>
          <table:table-cell table:style-name="ce2" office:value-type="string" calcext:value-type="string">
            <text:p>ID206804700</text:p>
          </table:table-cell>
          <table:table-cell table:style-name="ce2" office:value-type="string" calcext:value-type="string">
            <text:p>Claudia Raffelhüschen (FDP)</text:p>
          </table:table-cell>
          <table:table-cell table:style-name="ce2" office:value-type="string" calcext:value-type="string">
            <text:p>Sehr geehrter Herr Präsident! Liebe Ministerin! Liebe Kolleginnen und Kollegen! Der Etat des Familienministeriums lag schon im Regierungsentwurf <text:s/>280 Millionen Euro über dem Soll 2022, und er wurde nun im Laufe des parlamentarischen Verfahrens auf knapp 13,6 Milliarden Euro aufgestockt. Das ist in jedem <text:s/>Fall eine gute Nachricht, vor allem für viele Familien, die von erhöhten gesetzlichen Leistungen profitieren, zum Beispiel vom Kinderzuschlag oder von den <text:s/>Zahlungen nach dem Unterhaltsvorschussgesetz. <text:s/>Es bedeutet aber auch, dass erschreckend viele Menschen auf Hilfe angewiesen sind und dass diese Zahl im Zuge von Corona, Lockdowns und Ukrainekrieg <text:s/>schier ungebremst zu wachsen scheint. Gerade im Bereich der psychosozialen Hilfe sind die Bedarfe immens, und zwar sowohl für deutsche Kinder und Familien als <text:s/>auch seit Februar dieses Jahres für die vielen Flüchtlinge aus der Ukraine. Ich freue mich daher sehr, dass wir in dieser letzten Haushaltsrunde die Gelder für <text:s/>die Frühen Hilfen nochmals um 5 Millionen Euro und diejenigen für die psychosoziale Versorgung Geflüchteter sogar um 9,7 Millionen Euro aufstocken konnten. <text:s/>Ich selber war kürzlich als Delegationsleiterin bei der Reise einer Delegation des Haushaltsausschusses in Moldau und der Ukraine und bin von den <text:s/>Eindrücken dort immer noch nachhaltig beeindruckt. Ich weiß jetzt aus eigener Anschauung, dass unsere Hilfen vor Ort dringend gebraucht werden, und ich weiß, <text:s/>dass das für unsere Unterstützung der Flüchtlinge hier im Land gerade auch im Einzelplan 17 ganz genauso gilt. <text:s/>Was mich in Moldau wirklich ganz besonders beeindruckt hat: Obwohl die Aufgaben für dieses kleine Land schier unglaublich sind – 500 000 ukrainische <text:s/>Flüchtlinge kamen in ein Land mit knapp 4 Millionen Einwohnern –, werden sie dort ohne Gejammer und Klagen angepackt, und zwar schnell, pragmatisch und sehr <text:s/>effizient. Jeder tut, was er kann, und niemand versucht, erst einmal zu klären, ob vielleicht jemand anderes zuständig ist. <text:s/>So ein bisschen mehr von diesem zupackenden Wesen würde ich mir seitdem in Deutschland wünschen, wenn ich auf die Länder schaue, <text:s/>die in Haushaltsdebatten mit chronischer Abwesenheit glänzen. <text:s/>Denn die Länder haben inzwischen deutlich weniger Pro-Kopf-Schulden und höhere Einnahmen als der Bund, bekommen aber massive Unterstützung in vielen <text:s/>Bereichen, die ganz klar Länderaufgabe sind. Dennoch hört man natürlich nie ein Dankeschön. <text:s/>Im Gegenteil: Die Forderungen an den Bund werden immer mehr, immer dreister, und der Tonfall wird immer hysterischer. <text:s/>Ich muss schon sagen: Die Debatte um die Sprach-Kitas und das Gerangel um eine Übergangsfinanzierung bis zum Sommer war für mich der traurige <text:s/>Höhepunkt in dieser seltsamen Haltung der Länder gegenüber dem Bund und insbesondere gegenüber den Haushälterinnen und Haushältern. <text:s/>Um das ganz klar zu sagen: In der Sache gab und gibt es hier niemanden, der nicht für die Sprach-Kitas wäre. <text:s/>Wir alle sehen in frühkindlicher Bildung und Teilhabe einen der wichtigsten Bausteine für eine gelingende Integration. Gerade deshalb hätte ich aber – <text:s/>neben einer besseren und früheren Kommunikation seitens des Ministeriums – vor allem von den Ländern wesentlich mehr Eigeninitiative erwartet. Gerne weise ich <text:s/>noch mal darauf hin: Hier würde ich mir neben den Grundsätzen der Haushaltswahrheit und ‑klarheit in Zukunft auch mehr Haushaltsfairness wünschen. <text:s/>Die Länder haben es nun in der Hand, diese Bundesgelder schnell und zielgerichtet einzusetzen und das KiTa-Qualitätsgesetz zu einem Erfolg zu machen. <text:s/>Wie wichtig ihnen die Zukunft der Kinder in ihrem Land jeweils ist, wird man sehr schön daran ablesen können, ob nur das Minimum von 50 Prozent in Qualität <text:s/>gesteckt wird oder ob ein Land nahezu 100 Prozent der Mittel in wirkliche Verbesserung investiert, darunter auch gerne in das zukunftsweisende Thema der <text:s/>Sprach-Kitas. <text:s/>Jetzt noch ein letzter Punkt in Sachen „Kinder und Zukunft“: Neben all den Geldern, die wir im Einzelplan 17 und anderswo verteilen und umschichten <text:s/>können, ist das Wichtigste, dass wir endlich wieder die Schuldenbremse einhalten. Damit beweisen wir als Parlamentarier unseren Respekt vor dem Grundgesetz, <text:s/>damit handeln wir als Haushälterinnen und Haushälter verantwortungsvoll und nachhaltig, und damit leisten wir als Eltern und Politiker den wichtigsten Beitrag <text:s/>zur Generationengerechtigkeit, <text:s/>nämlich unseren Kindern und Enkeln etwas Besseres zu vererben als Schulden. <text:s/>Vielen Dank. <text:s/>Vielen Dank, Frau Kollegin Raffelhüschen. – Nächste Rednerin ist die Kollegin Silvia Breher, CDU/CSU-Fraktion.</text:p>
          </table:table-cell>
          <table:table-cell table:style-name="ce2" office:value-type="string" calcext:value-type="string">
            <text:p>-</text:p>
          </table:table-cell>
          <table:table-cell table:number-columns-repeated="2" table:style-name="ce2" office:value-type="string" calcext:value-type="string">
            <text:p>x</text:p>
          </table:table-cell>
          <table:table-cell table:number-columns-repeated="1016"/>
        </table:table-row>
        <table:table-row table:style-name="ro1">
          <table:table-cell table:style-name="ce2" office:value-type="string" calcext:value-type="string">
            <text:p>144</text:p>
          </table:table-cell>
          <table:table-cell table:style-name="ce2" office:value-type="string" calcext:value-type="string">
            <text:p>14.12.2023</text:p>
          </table:table-cell>
          <table:table-cell table:style-name="ce2" office:value-type="string" calcext:value-type="string">
            <text:p>ID2014401800</text:p>
          </table:table-cell>
          <table:table-cell table:style-name="ce2" office:value-type="string" calcext:value-type="string">
            <text:p>Robert Farle (fraktionslos)</text:p>
          </table:table-cell>
          <table:table-cell table:style-name="ce2" office:value-type="string" calcext:value-type="string">
            <text:p>Sehr geehrte Frau Präsidentin! Vielen Dank für die Möglichkeit, kurz etwas dazu zu sagen. <text:s/>Der Redner von der SPD – <text:s/>Westphal. <text:s/>– der Kollege Westphal – hat in Abrede gestellt, dass der Vorredner von der CDU – das war Herr Linnemann – die reale Situation in unserem Land richtig wiedergegeben hat. <text:s/>Er hat sie richtig wiedergegeben. <text:s/>Es gibt eine enorme Asylkrise in dem Land. Es gibt eine richtige Depression in diesem Land. In der Wirtschaft geht es steil bergab. Ich frage mich, ob Sie in der SPD überhaupt ein Verhältnis zu dem haben, was in diesem Land vor sich geht, ob Sie in der SPD überhaupt mitkriegen, was in diesem Land los ist. <text:s/>Allerdings muss ich auch eine Kritik loswerden zu dem, was er am Anfang gesagt hat und was Sie gut finden. In einem Punkt stimmen Sie nämlich überein. Aber wie viele Milliarden wollen Sie denn noch in die Ukraine reinpumpen, die unseren armen Leuten hier im Land fehlen? Tun Sie endlich etwas dafür, dass die Probleme unseres Landes gelöst werden. Wir sind nicht die Regierung der Ukraine und nicht das Parlament der Ukraine. Die sollen sich einmal in ihrem Parlament um ihr eigenes Land kümmern. Wir sind das Parlament der Bundesrepublik Deutschland, und wir haben die Aufgaben im Land Deutschland zu lösen. <text:s/>Und die lösen Sie als Ampel überhaupt nicht. <text:s/>Ich hoffe, dass die CDU einen Weg findet, dabei mitzuhelfen, dass es in diesem Land wirklich wieder nach vorne geht. <text:s/>Vielen Dank. <text:s/>Herr Farle, bleiben Sie bitte stehen; denn der Kollege Westphal hat jetzt die Möglichkeit, zu antworten, wenn er möchte.</text:p>
          </table:table-cell>
          <table:table-cell table:style-name="ce2" office:value-type="string" calcext:value-type="string">
            <text:p>-</text:p>
          </table:table-cell>
          <table:table-cell table:number-columns-repeated="2" table:style-name="ce2" office:value-type="string" calcext:value-type="string">
            <text:p>x</text:p>
          </table:table-cell>
          <table:table-cell table:number-columns-repeated="1016"/>
        </table:table-row>
        <table:table-row table:style-name="ro1">
          <table:table-cell table:style-name="ce2" office:value-type="string" calcext:value-type="string">
            <text:p>35</text:p>
          </table:table-cell>
          <table:table-cell table:style-name="ce2" office:value-type="string" calcext:value-type="string">
            <text:p>13.05.2022</text:p>
          </table:table-cell>
          <table:table-cell table:style-name="ce2" office:value-type="string" calcext:value-type="string">
            <text:p>ID203505000</text:p>
          </table:table-cell>
          <table:table-cell table:style-name="ce2" office:value-type="string" calcext:value-type="string">
            <text:p>Roderich Kiesewetter (CDU/CSU)</text:p>
          </table:table-cell>
          <table:table-cell table:style-name="ce2" office:value-type="string" calcext:value-type="string">
            <text:p>Herr Präsident! Liebe Kolleginnen und Kollegen! Meine sehr geehrten Damen und Herren! Ich appelliere an uns und bitte darum, dass die nächsten Rednerinnen und Redner sich dem Thema widmen. Wir haben ganz viele Zuschauerinnen und Zuschauer. <text:s/>– Das ist falscher Beifall von der falschen Seite. <text:s/>Wir sollten uns über die Zukunft unseres Landes unterhalten. Den Antrag der Antragsteller, um das gleich vorweg zu sagen, lehnen wir ab, weil sie Multilateralismus schlichtweg ablehnen, die Vernetzung unseres Landes, die unbedingt notwendig ist, als zu kompliziert bezeichnen. Damit ist das für uns kein Beratungsgegenstand. <text:s/>Lieber Herr Kollege Stegner, ich habe mir erhofft, dass Sie die Gelegenheit nutzen und in Ihrem Redebeitrag aus der Sicht der Sozialdemokratie darstellen, wie die Sozialdemokratie die nationale Sicherheitsstrategie sieht. Wenn Sie schon Helmut Schmidt und Willy Brandt ins Feld führen und die Entspannungspolitik ansprechen, dann führe ich ins Feld, dass es unter diesen beiden Bundeskanzlern nicht den 2‑Prozent-Anteil gab, sondern unter Willy Brandt 3,4 Prozent und unter Helmut Schmidt 3,1 Prozent des Bruttoinlandsprodukts für Verteidigung ausgegeben wurden. Nehmen Sie sich das als Vorbild! 2 Prozent schaffen Sie ja schon nicht. <text:s/>Liebe Kolleginnen und Kollegen, wir als Union sind der Bundesregierung sehr dankbar, dass sie das Thema „nationale Sicherheitsstrategie“ auf die Tagesordnung setzt. Wir sind nicht nur deshalb dankbar, weil es bei uns im Wahlprogramm stand, sondern auch deshalb, weil wir mit Blick auf unsere Bevölkerung, eine alternde Gesellschaft, und auf die Herausforderungen durch den Klimawandel, durch Dürren und Katastrophen, durch Migration und extreme Sicherheitsbedrohung durch den völkerrechtswidrigen Krieg Russlands vor Aufgaben stehen, die wir nicht mehr mit dem Tagesgeschäft bewältigen können. <text:s/>Wenn wir dann die knappen Ressourcen, die Deutschland hat, ohne Maß und ohne Ziel, einfach fallweise ausgeben oder verwenden, dann wäre das eine große Fehlinvestition. Wir erleben das gerade auch in der Debatte über die 100 Milliarden Euro und das 2‑Prozent-Ziel. <text:s/>Aber das Thema „nationale Sicherheitsstrategie“ ist mehr. Ich erwarte von der Bundesregierung, dass sie den Bundestag hier intensiv einbindet. Denn das oberste Ziel in der Verantwortung des Staates ist der Schutz unserer Bevölkerung vor äußerer Gefahr, vor inneren Gefahren, vor Bedrohungen, vor Pandemien und vielem mehr. Das ist der eigentliche Staatszweck. Das ist der Grund, warum sich Völker Staaten, Rechtsstaatlichkeit, Demokratie, Parlamente gegeben haben. <text:s/>Wenn wir nun in einer alternden Gesellschaft sind, werden wir in einer ganz großen Ressourcenkonkurrenz sein. Dann wird es um die Frage gehen: Wo setzen wir die knappen Mittel ein? Deshalb brauchen wir eine nationale Sicherheitsstrategie, die Prioritäten beschreibt und daraus auch Fähigkeiten ableitet: Was wollen wir in welcher Weise erreichen? <text:s/>Wir als Union sind bereit, die Regierung hier zu unterstützen. Ich bin froh, dass es ein Prozess ist, der die Bevölkerung, die Thinktanks, das Parlament, Institutionen und ausländische Partner breit einbindet. Aber wir sollten wenigstens vier Punkte betrachten, die unbedingt eingebaut werden müssen. <text:s/>Das Erste ist der Schutz unserer Bevölkerung. Wenn wir Sicherheit breit definieren, geht es um soziale Sicherheit, um äußere und innere Sicherheit sowie wirtschaftliche Wettbewerbsfähigkeit. Das alles muss natürlich auf der wirtschaftlichen Wettbewerbsfähigkeit aufbauen, damit wir die Gelder haben für innere, äußere und soziale Sicherheit. Dabei stehen wir in einer internationalen Konkurrenz, wo wir uns Partner und Wertschöpfungsketten suchen müssen, die uns nicht erpressbar machen – ich blicke auf China. <text:s/>Zweitens brauchen wir eine Bundeswehr, die das außenpolitische Handeln unseres Landes verlässlich als Instrument von Smart und Hard Power unterstreicht. <text:s/>Drittens brauchen wir eine strategische Kultur, die aus den abzuleitenden Fähigkeiten und den notwendigen Priorisierungen das ermöglicht, was die Außenministerin als „Diplomatie und Härte“ bezeichnet. <text:s/>Wir haben uns zu lange, gleich unter welcher Regierung, mit dem Narrativ beschäftigt, wir seien von Freunden und Partnern umgeben, und mit dem Narrativ – das klang leider an, Herr Stegner – „Wandel durch Handel, Wandel durch Annäherung, Wandel durch Verflechtung“. Wer sich in den letzten 20, 30 Jahren geändert hat, ist nicht Russland, sondern das sind wir. Wir haben uns durch billige Energie aus Russland, durch vergleichsweise günstigen Schutz aus den USA und durch billige Wertschöpfungsketten aus China abhängig gemacht. So wird es nicht weitergehen, weil wir in einer systemischen Konkurrenz mit China und Russland sein werden und die afrikanischen Staaten sehr genau schauen werden: Helfen wir der Ukraine? Helfen wir ihr, dass sie Teil der rechtsstaatlichen Ordnung wird, dass sie Teil der Europäischen Union wird, einer Friedensordnung? Oder lassen wir sie durch Zögern und Zaudern in ein Chaos stürzen, aus dem sie nicht mehr herauskommt? – Warum sollten sich afrikanische Staaten an die Seite der EU stellen und unsere regelbasierte internationale Ordnung verteidigen, wenn wir, wenn es darauf ankommt, nicht in der Lage sind, die Werte mit ihnen gemeinsam zu schützen und, wenn es sein muss, auch zu verteidigen? <text:s/>Deshalb lassen Sie mich abschließend sehr deutlich einen Appell richten: Nutzen wir die nächsten Redebeiträge, aber auch die nächsten Debatten über die nationale Sicherheitsstrategie dafür, dass wir eine strategische Kultur in Deutschland entwickeln, beispielsweise jedes Jahr eine „Woche der Sicherheit“, wie wir auch eine Haushaltswoche haben, beispielsweise eine Evaluierung unseres außenpolitischen Handelns, das die Bundesregierung vorstellt, aber auch mit einem aufgewerteten Bundessicherheitsrat, der als Entscheidungsvorbereitungs- und Koordinierungsgremium der Regierung hilft, Interessen zu formulieren und Positionen zu erarbeiten in EU, NATO, OSZE und den Vereinten Nationen. <text:s/>In diesem Sinne werbe ich dafür, dass wir eine breite, inklusive Debatte führen. Wenn die Bundesregierung es wünscht, werden wir das als Union intensiv unterstützen. Ansonsten machen wir eigene Vorschläge. <text:s/>Herzlichen Dank. <text:s/>Vielen Dank, Herr Kollege Kiesewetter. – Nächste Rednerin ist die Kollegin Merle Spellerberg, Fraktion Bündnis 90/Die Grünen.</text:p>
          </table:table-cell>
          <table:table-cell table:style-name="ce2" office:value-type="string" calcext:value-type="string">
            <text:p>-</text:p>
          </table:table-cell>
          <table:table-cell table:style-name="ce2" office:value-type="string" calcext:value-type="string">
            <text:p>x</text:p>
          </table:table-cell>
          <table:table-cell table:number-columns-repeated="1017"/>
        </table:table-row>
        <table:table-row table:style-name="ro1">
          <table:table-cell table:style-name="ce2" office:value-type="string" calcext:value-type="string">
            <text:p>102</text:p>
          </table:table-cell>
          <table:table-cell table:style-name="ce2" office:value-type="string" calcext:value-type="string">
            <text:p>10.05.2023</text:p>
          </table:table-cell>
          <table:table-cell table:style-name="ce2" office:value-type="string" calcext:value-type="string">
            <text:p>ID2010211700</text:p>
          </table:table-cell>
          <table:table-cell table:style-name="ce2" office:value-type="string" calcext:value-type="string">
            <text:p>Tilman Kuban (CDU/CSU)</text:p>
          </table:table-cell>
          <table:table-cell table:style-name="ce2" office:value-type="string" calcext:value-type="string">
            <text:p>Sehr geehrter Herr Präsident! Liebe Kolleginnen und Kollegen! Sehr geehrter Herr Kollege Houben, Sie waren in der letzten Woche einer der Ersten, <text:s/>die den Rücktritt von Herrn Staatssekretär Graichen gefordert haben. Ich frage mich: Wo ist Ihr Mut geblieben? Es wäre doch gut gewesen, wenn Sie sich auch <text:s/>heute getraut hätten. <text:s/>Sehr geehrter Herr Minister Habeck, ich habe Ihnen mal den Fünf-Punkte-Plan für saubere und transparente Politik der Grünen, <text:s/>den Sie noch als Parteivorsitzender beschlossen haben, mitgebracht. Darin heißt es – ich zitiere –: „Schon dem bösen Schein gekaufter und <text:s/>beeinflusster Politik muss entgegengewirkt werden.“ <text:s/>„Der Einfluss von organisierten Lobbyisten hat stark zugenommen, dennoch tut sich nichts.“ <text:s/>Das stimmt: Nicht nur dem bösen Schein – der ist nämlich schon längst vorhanden – muss entgegengewirkt werden; heute sitzen die Lobbyisten mit ihren <text:s/>Familien sogar in der Regierung; das ist der Unterschied. <text:s/>Heute hätten Sie für saubere und transparente Politik einstehen können. Aber als Allererstes legen Sie die beiden Ausschüsse zusammen, um eine <text:s/>getrennte Vernehmung, <text:s/>um eine getrennte Anhörung von Ihnen beiden – von Herrn Graichen und von Ihnen, Herr Habeck – und widersprüchliche Aussagen zu verhindern. Solch eine <text:s/>Sorge angesichts einer getrennten Vernehmung kennt man eigentlich nur aus dem Strafprozess, und da hat man meistens etwas zu verbergen. <text:s/>Dass Sie nun glauben, man könne mit vier Fragen pro Fraktion dieses Netz an Verquickungen aufklären, ist schon fragwürdig. Aber – Stichwort <text:s/>„Transparenz“ – dass Sie die Öffentlichkeit gleich zweimal ausschließen, dieses Verhalten ist einer „Transparenzpartei“, wie Sie von Bündnis 90/Die Grünen sich <text:s/>selber nennen, nicht würdig. Sie predigen den Wein, den Sie am Ende trinken. <text:s/>– Kleiner Versprecher. – Sie haben Wasser gepredigt und Wein getrunken. Dies scheint die neue grüne Devise zu sein. <text:s/>– Wir trinken gerne auch mal ein Bier zusammen, Herr Kollege Limburg. <text:s/>Wenn man Ihnen dann den Spiegel vorhält, dann werden Sie schnell dünnhäutig. Ich kann nicht verstehen, dass Sie nach Kabinettsbeschlüssen zum <text:s/>Heizungsverbot im Ministerium feiern, während viele Leute Angst haben und sich Sorgen machen, ihr Haus zu verlieren. <text:s/>Gleichzeitig reden Sie hier, Herr Kollege Audretsch, von der Fossillobby. Ich sage Ihnen: Was fossil ist, ist die Personalpolitik, die Sie in diesem <text:s/>Ministerium machen. <text:s/>Dann erklärt Herr Banaszak noch, dass wir ja wieder die Schuldigen wären. <text:s/>Ich sage Ihnen: Im Ablenken von Problemen sind Sie Weltmeister; im Lösen der Probleme sind Sie Kreisklasse. <text:s/>Bei Ihnen gilt das Motto: Verdecken! Vertuschen! Verschleiern! – Aufgeklärt und „geheilt“, wie Sie es nennen, Herr Minister, wurde bislang immer nur <text:s/>das, was ohnehin scheibchenweise ans Tageslicht gekommen ist. <text:s/>Sie machen dann reinen Tisch, wenn es nottut. <text:s/>Gestern ziehen Sie den Trauzeugen Schäfer aus dem Verkehr. Heute kommt raus, dass er einen unterschriebenen Arbeitsvertrag hat und finanzielle <text:s/>Forderungen gegenüber der dena respektive dem Staat bestehen. <text:s/>Der Ablauf ist spannend: Der Aufsichtsrat entscheidet Anfang April, dass der Trauzeuge Schäfer benannt werden soll. Erst zwei Wochen später wird der <text:s/>Arbeitsvertrag unterschrieben, und urplötzlich fällt Herrn Staatssekretär Graichen ein: Oh, das ist ja mein Trauzeuge. – Und dann sagt er genau drei Tage nach <text:s/>dieser Vertragsunterzeichnung, dass das Ganze nicht geht, weil das ja sein Trauzeuge ist. Dieser Staatssekretär Graichen versorgt nicht nur Familie und Freunde, <text:s/>er sorgt sogar für einen finanziellen Schaden, und das mit Vorsatz. Deswegen werden wir das weiter aufklären. <text:s/>Dabei sind noch lange nicht alle Fragen beantwortet. Welche dienstrechtlichen Konsequenzen hat das Verhalten von Herrn Graichen? Welchen Kontakt hatte <text:s/>Herr Graichen zur Personalagentur, und wie wurden aus sechs Kandidaten ein Trauzeuge? Wie viele Stellen wurden in den letzten Monaten eigentlich mit Freunden <text:s/>und Bekannten von der Agora Energiewende, dem Öko-Institut und anderen Organisationen besetzt? <text:s/>Und kann Herr Graichen eigentlich versichern, dass er und seine Familienmitglieder nicht sogar selbst von dieser Politik profitieren? <text:s/>Ich sage Ihnen: Vorhang zu und alle Fragen offen – damit werden Sie nicht durchkommen. Herr Minister, es wird Zeit, dass Sie Ihren Staatssekretär <text:s/>entlassen, und zwar schneller, als die Deutschen ihre Heizung austauschen! <text:s/>Vielen herzlichen Dank.</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87</text:p>
          </table:table-cell>
          <table:table-cell table:style-name="ce2" office:value-type="string" calcext:value-type="string">
            <text:p>25.09.2024</text:p>
          </table:table-cell>
          <table:table-cell table:style-name="ce2" office:value-type="string" calcext:value-type="string">
            <text:p>ID2018700800</text:p>
          </table:table-cell>
          <table:table-cell table:style-name="ce2" office:value-type="string" calcext:value-type="string">
            <text:p>Christian Lindner, Bundesminister der Finanzen</text:p>
          </table:table-cell>
          <table:table-cell table:style-name="ce2" office:value-type="string" calcext:value-type="string">
            <text:p>Vielen Dank, Herr Kollege Schrodi. – Das Bundesministerium für Wirtschaft und Klimaschutz hat in seiner Zuständigkeit für die Bewertung konjunktureller Entwicklungen das Paket der Wachstumsinitiative vermessen und kommt bei einer Umsetzung des Pakets zu einem doch sichtbar dynamisierten Wachstum. Ich glaube, die Rechnung war: 0,4 Prozentpunkte alleine aufgrund dieser Maßnahmen. <text:s/>Wir werden nunmehr in wenigen Tagen bei der Gemeinschaftsdiagnose, die am morgigen Tag vorgelegt wird, sehen, wie insgesamt die wirtschaftliche Entwicklung von den Instituten eingeschätzt wird. Dort werden die Maßnahmen der Wachstumsinitiative allerdings nur zum Teil berücksichtigt sein, noch nicht alle. Es haben ja auch noch nicht alle Rechtskraft. <text:s/>Richtig ist jedenfalls, dass die Wachstumsinitiative ein wichtiger Baustein ist. Aber sie ist ein Schritt, um Wettbewerbsfähigkeit in einem international vorzeigbaren Maß zurückzugewinnen. Es werden weitere Schritte folgen müssen, sowohl hinsichtlich der Investitionen als auch der Angebotsbedingungen unserer Wirtschaft. <text:s/>Sie dürfen eine Nachfrage stell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45</text:p>
          </table:table-cell>
          <table:table-cell table:style-name="ce2" office:value-type="string" calcext:value-type="string">
            <text:p>24.06.2022</text:p>
          </table:table-cell>
          <table:table-cell table:style-name="ce2" office:value-type="string" calcext:value-type="string">
            <text:p>ID204500500</text:p>
          </table:table-cell>
          <table:table-cell table:style-name="ce2" office:value-type="string" calcext:value-type="string">
            <text:p>Lisa Paus, Bundesministerin für Familie, Senioren, Frauen und Jugend</text:p>
          </table:table-cell>
          <table:table-cell table:style-name="ce2" office:value-type="string" calcext:value-type="string">
            <text:p>Frau Präsidentin! Liebe Kolleginnen und Kollegen! Werte Zuschauende! Heute ist ein großartiger Tag, <text:s/>für die Ärztinnen und Ärzte, aber vor allen Dingen für alle Frauen in diesem Land. Ein Tag, an dem ich voller Empathie auch an all die Frauen denke, die jahrzehntelang – exakt 89 Jahre lang – an den Folgen dieses Gesetzes gelitten haben und bis heute unter den schweren Folgen des sogenannten Werbeverbots für Schwangerschaftsabbrüche leiden, <text:s/>allein weil sie nicht den Zugang zu den Informationen erhalten haben, auf die sie ein Recht haben, nämlich das Recht auf ärztliche Auskunft, wie sie unter dem Schutz ihrer Gesundheit eine ungewollte Schwangerschaft beenden können. <text:s/>Ausgerechnet dieses Recht hat der § 219a vereitelt. <text:s/>Um Werbung allerdings, wie es dieser Paragraf formuliert, ging es eben nie, meine Damen und Herren. <text:s/>Ungewollt schwangere Frauen suchten vielmehr Rat, und Ärztinnen und Ärzte wollten aufklären über verschiedene Methoden und Medikamente, über Vorzüge, über Risiken und auch über Komplikationen – je nach körperlicher und seelischer Verfassung der Schwangeren. <text:s/>Der § 219a hat stattdessen erstens ein zutiefst menschliches Ereignis, nämlich eine ungewollte Schwangerschaft, unmenschlich sanktioniert und bestraft. <text:s/>Zweitens hat er sich gezielt über wissenschaftliche Forschung und über medizinische Standards erhoben. Auch Juristinnen und Juristen halten den § 219a schon lange für überkommen; aber sie müssen bis zum heutigen Tage dieses Recht anwenden. Drittens hat dieser Paragraf der guten medizinischen Beratung und Versorgung von Schwangeren eben auch unnötig Steine in den Weg gelegt. Mit alldem wird nun endlich Schluss sein, meine Damen und Herren. <text:s/>Mit der Abschaffung des § 219a endet endlich die jahrzehntelange Stigmatisierung und Kriminalisierung von Ärztinnen und Ärzten. Das Signal an sie lautet heute: Sie können endlich beraten und aufklären, wie sie es für richtig und wie sie es für geboten halten. <text:s/>Gesundheit und Selbstbestimmung von Frauen sind Menschenrechte. Wir machen heute genau dafür den Weg frei. <text:s/>Und ja, ich finde, im Jahr 2022 muss man auch über den § 218 reden. Deswegen wird diese Bundesregierung eine Kommission dafür einrichten. <text:s/>Im Übrigen halte ich es nur für folgerichtig, dass im Medizinstudium künftig auch die Methoden eines Abbruchs gelehrt werden – medizintechnisch und medikamentös. <text:s/>Denn frauenärztliche Versorgung ist mehr als Ultraschall, als Kreißsaal und als Krebsvorsorge. <text:s/>Liebe Kolleginnen und Kollegen Abgeordnete, wir haben gemeinsam für die Abschaffung des § 219a gestritten, auch gemeinsam mit Gästen heute auf der Tribüne. Ein ganz großes Dankeschön an die Bündnisse von Pro Choice, an die Ärztinnen und Ärzte, an pro familia, an die AWO, an den djb und an viele andere. Sie haben über Jahre gekämpft. Sie haben sich anfeinden und bedrohen lassen. Sie mussten Prozesse führen. Doch immer haben sie an der Seite der Frauen gestanden, die den Weg zu ihnen gesucht haben. <text:s/>Sie haben allen Parteien Druck gemacht, und dank ihres bewundernswerten Einsatzes dürfen sich Frauen künftig darauf verlassen, endlich sachkundig beraten und unterstützt zu werden. Ein großes Dankeschön! <text:s/>Ich freue mich aus tiefstem Herzen, dass die Koalition aus SPD, Grünen und FDP nun den Weg frei macht für sie, für ihre Patientinnen und für alle Frauen in Deutschland. <text:s/>Danke schön. <text:s/>Nächste Rednerin: für die Fraktion Die Linke Heidi Reichinnek.</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39</text:p>
          </table:table-cell>
          <table:table-cell table:style-name="ce2" office:value-type="string" calcext:value-type="string">
            <text:p>31.05.2022</text:p>
          </table:table-cell>
          <table:table-cell table:style-name="ce2" office:value-type="string" calcext:value-type="string">
            <text:p>ID203902700</text:p>
          </table:table-cell>
          <table:table-cell table:style-name="ce2" office:value-type="string" calcext:value-type="string">
            <text:p>Marcus Bühl (AfD)</text:p>
          </table:table-cell>
          <table:table-cell table:style-name="ce2" office:value-type="string" calcext:value-type="string">
            <text:p>Frau Präsidentin! Sehr geehrte Damen und Herren! Bezahlbares Wohnen ist eine der großen sozialen Fragen in dieser Zeit. Inflation, astronomische Energiepreise und grüne Auflagen und Verbote für Hausbauwillige ziehen unseren Bürgern das Geld aus der Tasche. Hinzu kommt die Wohnungsknappheit, vor allem in Ballungsräumen, die unter anderem durch die völlig gescheiterte Migrationspolitik entstanden ist. Diese Politik wird mit der neuen Regierung noch viel schlimmer. <text:s/>Bauen ist in Deutschland so teuer wie nie. Die Preise für Baumaterial sind enorm hoch, und durch Lieferengpässe ist Material knapp. Das stellt gerade Handwerks- und Baubetriebe bei der Abgabe von Angeboten vor die enorme Herausforderung, ob ihr Angebot im Laufe des Baufortschritts überhaupt haltbar sein wird. Nicht wenige Betriebe bringt das in existenzielle Nöte. Durch die Materialknappheit können vielerorts die Bauzeiten nicht eingehalten werden. Das wird im diesem Jahr zu einer Stagnation im Baugewerbe führen. Das betrifft nicht nur die Zielerreichung der versprochenen 400 000 Wohnungen, sondern betrifft auch viele Familien, die sich selbst gerne ihre eigenen vier Wände schaffen wollen. Die hohen Baupreise führen dazu, dass die Baukosten für diese Familien massiv steigen und damit deren Finanzen ins Wanken geraten. <text:s/>Wir befinden uns in schweren Zeiten, <text:s/>und es braucht Hilfe vonseiten der Politik, vor allem was die Dämpfung von Materialpreisen angeht, aber auch durch eine Politik, die Regeln vereinfacht und diese nicht weiter verschärft. Unter dem Deckmantel „klimaneutral“ wird die Kostenspirale durch die links-gelbe Koalition weiter hochgetrieben. Das kann sich unser Land jedoch nicht leisten. <text:s/>Sie würgen mit Ihren Verboten und Auflagen privates Bauen in entsprechenden Größenordnungen ab, weil es dadurch kaum oder gar nicht mehr finanzierbar wird. <text:s/>Frau Ministerin, Ihr Haus steht vor großen Aufgaben mit der Einhaltung des gegebenen Versprechens, jährlich 400 000 Wohnungen bauen zu wollen. Mit dem im Ergänzungshaushalt vorgesehenen einmaligen Zuschuss für Heizkosten zum Wohngeld dieses Jahr wird es nicht getan sein. Dieser einmalige Zuschuss ist nur ein Tropfen auf den heißen Stein. Hier sind Sie und Ihre Kollegen zum Handeln aufgefordert, damit sich viele Bürger im kommenden Winter nicht die Frage stellen müssen, ob sie entweder heizen oder etwas zu essen kaufen. <text:s/>Wir werden diesem Haushalt in dieser Form daher nicht zustimmen. <text:s/>Ich danke für Ihre Aufmerksamkeit. <text:s/>Das Wort hat die Kollegin Anja Liebert für die Fraktion Bündnis 90/Die Grünen.</text:p>
          </table:table-cell>
          <table:table-cell table:style-name="ce2" office:value-type="string" calcext:value-type="string">
            <text:p>-</text:p>
          </table:table-cell>
          <table:table-cell table:style-name="ce2" office:value-type="string" calcext:value-type="string">
            <text:p>x</text:p>
          </table:table-cell>
          <table:table-cell table:number-columns-repeated="1017"/>
        </table:table-row>
        <table:table-row table:style-name="ro1">
          <table:table-cell table:style-name="ce2" office:value-type="string" calcext:value-type="string">
            <text:p>54</text:p>
          </table:table-cell>
          <table:table-cell table:style-name="ce2" office:value-type="string" calcext:value-type="string">
            <text:p>22.09.2022</text:p>
          </table:table-cell>
          <table:table-cell table:style-name="ce2" office:value-type="string" calcext:value-type="string">
            <text:p>ID205415000</text:p>
          </table:table-cell>
          <table:table-cell table:style-name="ce2" office:value-type="string" calcext:value-type="string">
            <text:p>Karl Bär (BÜNDNIS 90/DIE GRÜNEN)</text:p>
          </table:table-cell>
          <table:table-cell table:style-name="ce2" office:value-type="string" calcext:value-type="string">
            <text:p>Entschuldigung, dass ich so stürmisch war, Frau Präsidentin. Guten Abend! <text:s/>Gar kein Problem, also wirklich! Stürmisch im Parlament, das kann man jederzeit sein, auch abends. <text:s/>Sehr geehrte Frau Präsidentin! Sehr geehrte Damen und Herren! Der beste Grund, diesen Antrag der Union abzulehnen, steht im Antrag selbst: Sie fordern die Bundesregierung auf, die Ernährungssicherung zu priorisieren. Das wird diese Regierung tun. <text:s/>Unser Bundeslandwirtschaftsminister Cem Özdemir hat immer wieder gesagt, dass es nicht sinnvoll ist, die Krisen gegeneinander auszuspielen. <text:s/>Die größten Bedrohungen für die Ernährungssicherung sind die Klimakrise und die Zerstörung der Biodiversität. <text:s/>Das ignorieren Sie absichtlich; sonst könnten Sie nicht in ein und demselben Antrag die Ernährungssicherheit und einen lockereren Umgang mit Ackergiften zusammenbringen. <text:s/>Ich erkläre Ihnen jetzt einmal, wie das Zulassungsverfahren der EU in der Praxis aussieht, und zwar am Beispiel von Imidacloprid; das ist der Stoff, der gemeint war, als Julia Klöckner gesagt hat: „… was der Biene schadet, muss vom Markt.“ Es war ja nicht alles schlecht. <text:s/>Wenn man genauer hinschaut, hat die damalige Ministerin Klöckner drei Gründe genannt, warum sie 2018 noch etwas zögernd dann doch einem Quasiverbot des Gifts außerhalb von Gewächshäusern zugestimmt hat: Erstens. Das Zeug ist sehr giftig für Honigbienen und andere Bestäuber. Zweitens. Es verbreitet sich von der Wurzel bis in die Blüten in der ganzen Pflanze. Und drittens. Es reichert sich im Boden an, wir finden es noch Jahre später in den Pflanzen. <text:s/>Spannend ist jetzt, seit wann wir das alles wissen. Dass 3,5 Nanogramm Imidacloprid für eine Honigbiene reichen, steht in den Zulassungsunterlagen der EU. Wie es sich im Boden verhält, hat die Firma Bayer selbst in den 1990er-Jahren erforscht. Dass sich das Gift in allen Pflanzenteilen verbreitet, ist ein absoluter Vorteil für die Landwirtschaft und wurde von Herstellerfirmen so beworben. <text:s/>Seit den 90er-Jahren wird Imidacloprid industriell hergestellt. Es gab seit 1992 Proteste von Imkern und Imkerinnen dagegen. Das Mittel wurde zugelassen, als wir schon all das wussten, was 26 Jahre später der Grund für das Verbot war. Dieses Zulassungsverfahren ist nicht zu streng, es ist zu unvorsichtig. Wir müssen endlich heraus aus dem Pestizidkarussell, <text:s/>wo ein Wirkstoff einsteigt, ein paar Runden dreht, dann wieder rausfliegt, und dafür der nächste einsteigt. Wir müssen stattdessen das Vorsorgeprinzip stärken. <text:s/>Damit komme ich zum Kern Ihres Antrags. Sie wollen die geplante EU-Verordnung, die die Mitgliedstaaten verpflichten soll, den Pestizideinsatz zu halbieren, entkernen. Sie greifen hier die beiden zentralen Punkte dieser Verordnung an. <text:s/>– Ich weiß, was er gestern gesagt hat. Ich war mit dabei, ich habe Fragen gestellt. Ich komme später noch dazu. <text:s/>Sie greifen die beiden wirksamsten Maßnahmen an, die die Kommission vorschlägt, nämlich das Verbot des Einsatzes in Schutzgebieten und die Reduktionsziele, die für alle Mitgliedstaaten verpflichtend sind. <text:s/>An dieser Stelle ist Ihr Antrag übrigens ziemlich widersprüchlich. Mit Punkt 6 möchten Sie sicherstellen, „dass die nationalen Reduktionsziele zu einem … einheitlichen Ergebnis führen und jeder Mitgliedstaat den gleichen Wert … erreicht“. Unter Punkt 7 möchten Sie, „dass die Reduktionsziele auf EU-Ebene und nicht auf Ebene der Mitgliedstaaten verfolgt werden“. Laut Punkt 8 sollen die „Unterschiede der landwirtschaftlichen Produktion in den Mitgliedstaaten angemessen berücksichtigt werden“. <text:s/>Das ist ein bisschen durcheinander. <text:s/>Ich vermute, dass Sie mit diesem Durcheinander verschleiern wollen, dass es Ihnen am liebsten wäre, wenn gar nichts passiert; dann könnten Bayer und Co weiter Profite machen. Die Umwelt ist Ihnen sowieso egal. <text:s/>So kennen wir die Politik der CDU/CSU: große Ziele setzen, doch am Ende passiert nichts. <text:s/>Das ist eine Politik, die uns auf Dauer in eine Katastrophe führt, sehenden Auges, von einer Krise in die nächste. <text:s/>Ich sage es noch einmal sehr deutlich: Von den Ackergiften wegzukommen, ist ein notwendiger Schritt für den Erhalt der Ökosysteme, die uns ernähren. <text:s/>– Ich nenne das „Ackergift“. So etwas wie Glyphosat, das eine jede Pflanze tötet, nennen Sie „Pflanzenschutzmittel“? Das ist ja wohl ein Euphemismus. <text:s/>Wir sind jetzt mit dem Verordnungsvorschlag am Anfang dieser Debatte; wir werden bestimmt noch öfter darüber diskutieren. Ich hoffe, dass die Verordnung uns am Ende einen großen Schritt weiterbringt hin zu einer Landwirtschaft, die ganz ohne chemisch-synthetische Pestizide auskommt. <text:s/>Danke. <text:s/>Ina Latendorf hat jetzt das Wort für die Fraktion Die Linke.</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84</text:p>
          </table:table-cell>
          <table:table-cell table:style-name="ce2" office:value-type="string" calcext:value-type="string">
            <text:p>08.02.2023</text:p>
          </table:table-cell>
          <table:table-cell table:style-name="ce2" office:value-type="string" calcext:value-type="string">
            <text:p>ID208413100</text:p>
          </table:table-cell>
          <table:table-cell table:style-name="ce2" office:value-type="string" calcext:value-type="string">
            <text:p>Hanna Steinmüller (BÜNDNIS 90/DIE GRÜNEN)</text:p>
          </table:table-cell>
          <table:table-cell table:style-name="ce2" office:value-type="string" calcext:value-type="string">
            <text:p>Sehr geehrte Frau Präsidentin! Liebe Kolleginnen und Kollegen! Liebe Bürgerinnen und Bürger! Ja, wir haben eine Krise auf dem Wohnungsmarkt. Aber <text:s/>die Debatte heute erinnert mich mal wieder ein bisschen an Kaa, die Schlange aus dem Dschungelbuch, auf die alle ganz starr fokussieren. Hier ist es der Neubau. <text:s/>Aber letztlich ist das ein Ablenkungsmanöver. Ja, wir haben eine Krise auf dem Wohnungsmarkt; aber die große Krise gibt es vor allen Dingen bei der Frage nach <text:s/>bezahlbarem Wohnraum. <text:s/>Das bedeutet, dass Menschen mit einem niedrigen Einkommen mittlerweile 40 Prozent ihres Nettoeinkommens für die Wohnung ausgeben müssen, dass Familien <text:s/>weiterhin in unsanierten Wohnungen leben müssen und unter den hohen Energiekosten leiden. Und es ist eine Krise für Menschen, die gar keine Wohnung haben, die <text:s/>sich Nacht für Nacht eine neue Unterkunft suchen müssen oder auf der Straße leben. Es stimmt: Wir haben eine Krise auf dem Wohnungsmarkt. Aber sie ist vor allen <text:s/>Dingen eine soziale Krise. <text:s/>Und woran liegt das? Es liegt erstens zum Beispiel daran, dass die Union vor 30 Jahren die Wohngemeinnützigkeit abgeschafft hat. 3 Millionen zuvor <text:s/>preisgebundene Wohnungen sind damals auf den freien Markt gekommen und sind heute deutlich teurer. <text:s/>Das Zweite ist: Maßgeblich die Union hat in den letzten Jahren den sozialen Wohnungsbau ausgebremst. Es ist vorhin schon gesagt worden: Wir haben <text:s/>mittlerweile nur noch halb so viele Sozialwohnungen wie vor 15 Jahren. <text:s/>Die Union hat drittens auch die Wärmewende ausgebremst. Bis vor Kurzem haben Sie noch gefordert, dass wir hauptsächlich Gasetagenheizungen einbauen <text:s/>und Energieeffizienzstandards blockieren. <text:s/>Die Rechnung dafür zahlen jetzt Mieterinnen und Mieter. <text:s/>Und viertens wollen bis heute Teile von Ihnen nicht anerkennen, dass wir ein Einwanderungsland sind. Deutschland ist ein Einwanderungsland. Und ja, <text:s/>das ist gut so! – Das geht auch an die AfD. <text:s/>Statt also Wohnungen für Geflüchtete zu bauen, haben Sie in den letzten Jahren viel zu oft die Energie einfach für den Bau von Abschiebezentren <text:s/>verschwendet. <text:s/>Und diese Folgen spüren wir bis heute. <text:s/>Zum letzten Punkt. Die Union beschäftigt sich bis heute am liebsten mit der Förderung von teuren Eigentumswohnungen und Einfamilienhäusern. Glauben <text:s/>Sie eigentlich nicht, dass auch wohnungslose Menschen den Traum vom Eigenheim oder von den eigenen vier Wänden haben, wie Sie es neulich in einem Antrag <text:s/>formuliert haben, zu dem es auch eine Anhörung gab? Seien wir ehrlich: Ich wundere mich überhaupt nicht über die Situation. Sie ist zu großen Teilen <text:s/>hausgemacht. <text:s/>Dabei ist klar: Uns fehlt bezahlbarer Wohnraum. Ich habe heute Morgen an einem Wahlkampfstand im Wedding gestanden. <text:s/>Die Bürgerinnen und Bürger können sehr klar benennen, was momentan Phase ist. Die Hütte brennt beim Thema Wohnen, und deswegen müssen wir uns auf zwei <text:s/>Dinge konzentrieren: <text:s/>Zum Ersten. Wir müssen wieder mehr bezahlbare Wohnungen schaffen. <text:s/>Deswegen haben wir in diesem Jahr 2,5 Milliarden Euro für die soziale Wohnraumförderung bereitgestellt. Und deswegen werden wir auch in diesem Jahr <text:s/>die neue Wohngemeinnützigkeit auf den Weg bringen, damit wir die Grundlage für dauerhaft bezahlbare Wohnungen in Deutschland schaffen. <text:s/>Zweitens – da kommen wir jetzt wieder zu der Schlange Kaa und dem Fokus auf den Neubau –: Wir müssen dafür sorgen, dass die Wohnungen, die bezahlbar <text:s/>sind, auch bezahlbar bleiben. 99 Prozent der Wohnungen in Deutschland sind bereits gebaut. Wir fokussieren uns immer auf ein paar Zehntausend Wohnungen, die neu <text:s/>gebaut werden sollen. <text:s/>Aber die Musik spielt im Bestand. Deswegen müssen wir in diesem Jahr das Mietrecht stärken. Wir haben uns im Koalitionsvertrag klar verpflichtet: Wir <text:s/>wollen die Kappungsgrenzen absenken, qualifizierte Mietspiegel stärken und die Mietpreisbremse verlängern. <text:s/>Klar ist aber auch: Der Koalitionsvertrag ist vor über einem Jahr geschrieben worden. Die Situation hat sich verändert. Von daher brauchen wir auch <text:s/>Lösungen für die Indexmieten, die eine weitere Erhöhung für die Mieterinnen und Mieter bedeuten. Wir müssen über Schonfristzahlungen sprechen. Und ja, auch das <text:s/>Vorkaufsrecht – dazu habe ich hier schon ein paarmal geredet – muss endlich angegangen werden. <text:s/>Wenn wir bei den 99 Prozent, bei dem Bestand, bleiben, müssen wir aber auch sehen: Wir müssen in die energetische Sanierung investieren. Und das tun <text:s/>wir. 13 Milliarden Euro stehen bereit, um Mieterinnen und Mieter und um Vermieter bei einer klimaneutralen Sanierung zu unterstützen. <text:s/>Ich muss sagen: Da lohnt sich auch wieder mal der Blick nach Berlin. Bettina Jarasch hat vorgeschlagen, 2 Milliarden Euro für eine ökosoziale <text:s/>Wärmewende bereitzustellen. Damit helfen wir einerseits Mieterinnen und Mietern, die die hohen Energiekosten nicht tragen können. Wir unterstützen Vermieter. <text:s/>Das ist grün und gerecht, und davon brauchen wir deutlich mehr. <text:s/>Sie sehen also: Wir arbeiten daran, die Fehler der Vergangenheit auszubessern. Denn wir wissen: Wohnen ist die soziale Frage. Gemeinsam mit allen <text:s/>Ebenen wollen wir sie lösen. <text:s/>Vielen Dank für Ihre Aufmerksamkeit. <text:s/>Für die Fraktion Die Linke hat das Wort Caren Lay.</text:p>
          </table:table-cell>
          <table:table-cell table:style-name="ce2" office:value-type="string" calcext:value-type="string">
            <text:p>-</text:p>
          </table:table-cell>
          <table:table-cell table:style-name="ce2" office:value-type="string" calcext:value-type="string">
            <text:p>x</text:p>
          </table:table-cell>
          <table:table-cell table:number-columns-repeated="1017"/>
        </table:table-row>
        <table:table-row table:style-name="ro1">
          <table:table-cell table:style-name="ce2" office:value-type="string" calcext:value-type="string">
            <text:p>31</text:p>
          </table:table-cell>
          <table:table-cell table:style-name="ce2" office:value-type="string" calcext:value-type="string">
            <text:p>28.04.2022</text:p>
          </table:table-cell>
          <table:table-cell table:style-name="ce2" office:value-type="string" calcext:value-type="string">
            <text:p>ID203107000</text:p>
          </table:table-cell>
          <table:table-cell table:style-name="ce2" office:value-type="string" calcext:value-type="string">
            <text:p>Jens Spahn (CDU/CSU)</text:p>
          </table:table-cell>
          <table:table-cell table:style-name="ce2" office:value-type="string" calcext:value-type="string">
            <text:p>Herr Präsident! Liebe Kolleginnen und Kollegen! Vielen Dank, Herr Minister Pinkwart, dass Sie noch mal deutlich gemacht haben: Wo die CDU regiert, da geht es mit dem Ausbau der erneuerbaren Energien voran. Vielen Dank dafür! <text:s/>Zur aktuellen Debatte. Wir hätten uns übrigens einen politischeren Titel der Debatte gewünscht, aber bei den Titeln der Aktuellen Stunden ist es leider immer so, dass sie neutral sein sollen. Unser Titel wäre gewesen: „Kehrtwende der Bundesregierung – zu spät, zu wenig, zu bürokratisch“. Alles drin in dem Titel. Das träfe es dann ziemlich genau. <text:s/>Zu „zu spät“ will ich sagen: Wir haben hier auf Antrag der Union bereits am 18. Februar und am 17. März Debatten zu den Energiepreisen gehabt. Ich habe sie noch im Ohr, die Kollegen Mohrs, Gremmels und Audretsch. Heute machen Sie zum Teil das, wogegen Sie vor zwei Monaten noch gesprochen haben. Ich empfehle Ihnen, Herr Kollege Gremmels: Denken Sie daran, wenn Sie hier gleich wieder lautstark reden! Sie könnten Ihre Worte in vier oder sechs Wochen wieder ändern müssen, weil Sie am Ende doch tun, was richtig ist und was wir hier vorschlagen. <text:s/>Nachdem Sie es vor zwei Monaten nicht anerkannt haben, erkennen Sie nun endlich an, dass es ein Problem bei den Energiepreisen gibt, und Sie tun etwas – immerhin. Das ist eine Kehrtwende, aber eben zu spät, zu wenig, zu bürokratisch. <text:s/>„Zu spät“ ist am Ende auch ein Problem für die Bürgerinnen und Bürger. Seit vielen Wochen und Monaten überlegen sich Pendler und diejenigen, die heizen, Handwerk und Mittelstand, wie sie am Ende die Tankfüllungen und das Heizen noch bezahlen können. Jede Woche später, in der die notwendigen Entscheidungen getroffen werden, ist für diese Bürgerinnen und Bürger, für die breite Mitte der Bevölkerung, eine Woche zu spät an Hilfe in dieser schwierigen Zeit. Deswegen: Tun Sie endlich, was wir schon seit zwei Monaten einfordern, und beschließen Sie es hier im Deutschen Bundestag! <text:s/>Es ist zu wenig in der Breite und der Tiefe. Rentner, Studenten, Handwerk und Mittelstand gehen leer aus. Viele Millionen Menschen lassen Sie mit den steigenden Energiekosten alleine. Ja, es ist richtig, dass Sie, wie gerade von Ihnen angekündigt, etwas für die Geringverdiener tun. Das ist gut. Aber es sind mittlerweile auch die Normalverdiener, die breite Mitte in Deutschland, von diesen starken Energiepreisen betroffen. Und zu viele davon erreichen Sie mit Ihren Maßnahmen nicht, und das ist ein Problem. Das ist zu wenig, liebe Kolleginnen und Kollegen von der Ampel. <text:s/>Es ist übrigens auch zu wenig in der Summe. Selbst die 300 Euro Pauschale kommen ja, weil Sie die noch besteuern, bei niemandem als 300 Euro an. Das muss man einmal dazusagen, weil Sie das hier immer so rausstellen. <text:s/>Es ist deswegen zu wenig in der Breite und in der Tiefe, weil Sie nicht das Problem in den Mittelpunkt stellen, die hohen Energiepreise, sondern weil Sie in der Binnenlogik einer Ampelkoalition am Ende versucht haben, ein Paket zu schnüren, wo jeder seine Spielwiese hat. Wenn Sie wirklich die Gesellschaft zusammenhalten wollen, dann machen Sie das, was richtig ist, und nicht das, was sich aus der Binnenlogik einer Ampelkoalition ergibt, weil jeder ein bisschen was haben muss. <text:s/>Dadurch ist es eben auch zu bürokratisch geworden. Der Kollege Steiniger hat schon darauf hingewiesen: Über 1 Milliarde Euro Bürokratiekosten bei der Pauschale von 300 Euro! Wir haben heute Morgen über ein Belastungsmoratorium für Bürokratie diskutiert. Auch für die Arbeitgeber bedeutet es zusätzlichen Aufwand, wenn die Pauschale über den Lohn mit ausgezahlt werden soll. Das ist genau das, was wir heute Morgen gemeint haben. In dieser schwierigen Zeit ist es eben das Falsche, die Wirtschaft, Handwerk, Mittelstand, vor allem die kleinen Unternehmen mit zusätzlicher Bürokratie für Ihre Pauschale zu belasten. Genau damit so etwas nicht mehr passiert, brauchen wir dieses Bürokratiemoratorium, liebe Kolleginnen und Kollegen. <text:s/>Dann ist die Frage: Was denn stattdessen? Ich kann Ihnen sagen, was stattdessen: eine Entlastung über Steuern, über die Steuern auf die Energie. Das wäre der richtige Weg gewesen. Das wäre schneller gegangen. Etwa bei der Mehrwertsteuer: Streiche 19, setze 7! Den Gesetzentwurf hätte ich Ihnen noch schreiben können. <text:s/>Den hätten wir in einer Woche hier im Deutschen Bundestag beschließen können, wenn wir gewollt hätten. Der Weg über die Steuern wäre einfach gewesen, es wäre schnell gegangen, und es hätte vor allem alle erreicht. <text:s/>Deswegen bitten wir Sie inständig im Interesse der Bürgerinnen und Bürger, von Handwerk und Mittelstand: Gehen Sie weg von Ihrem Paket mit den unterschiedlichsten bürokratischen Maßnahmen, die am Ende bei vielen gar nicht ankommen, und gehen Sie den Weg über eine Entlastung bei den Energiesteuern! Denn die kommt bei allen an, die gerade betroffen sind. <text:s/>Ein Letztes. Planbarkeit und Bezahlbarkeit sind zwei Seiten einer Medaille. Das sehen wir übrigens gerade auch bei der Situation in Polen und Bulgarien. Der Stopp der Lieferungen von Gas führt zu Unsicherheit an den Gasmärkten und zu steigenden Preisen. Das tut es unter anderem deswegen, weil es keinen Plan gibt. Den fordern wir auch seit Monaten ein. Ich finde das mit Insta gut; das ist die Kür. Ich freue mich auch, wenn die Kommunikation da gelingt. Ich würde mich nur gelegentlich freuen, wenn auch die Pflicht mit dabei wäre, nämlich dass dem Deutschen Bundestag, diesem Parlament, ein Konzept vorgelegt wird. <text:s/>Übrigens haben Sie heute Morgen in einem Antrag einen „Ausstiegsfahrplan“ aus der russischen Abhängigkeit beschlossen. Das fordern wir seit zwei Monaten ein. Wenn es diesen Fahrplan gäbe, dann könnten sich auch alle Marktteilnehmer darauf einstellen, – <text:s/>Kommen Sie bitte zum Schluss. <text:s/>– und nicht jede kleine Verunsicherung durch Neuigkeiten würde zu steigenden Preisen führen. Das ist der entscheidende Teil. Also legen Sie endlich diesen Ausstiegsfahrplan vor! Auch das beruhigt die Preise. <text:s/>Vielen Dank, Herr Kollege Spahn. – Nächster Redner ist der bereits angesprochene Kollege Timon Gremmels, SP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88</text:p>
          </table:table-cell>
          <table:table-cell table:style-name="ce2" office:value-type="string" calcext:value-type="string">
            <text:p>26.09.2024</text:p>
          </table:table-cell>
          <table:table-cell table:style-name="ce2" office:value-type="string" calcext:value-type="string">
            <text:p>ID2018818100</text:p>
          </table:table-cell>
          <table:table-cell table:style-name="ce2" office:value-type="string" calcext:value-type="string">
            <text:p>Gereon Bollmann (AfD)</text:p>
          </table:table-cell>
          <table:table-cell table:style-name="ce2" office:value-type="string" calcext:value-type="string">
            <text:p>Herr Präsident! Meine Damen und Herren! Liebe Kollegen! Es geht also um Schrottimmobilien. Herr Dr. Plum, Sie haben es ja eben gerade schon erwähnt: Was ist das eigentlich für ein Begriff, für eine Bezeichnung? Wir sagen zu unserer Regierung doch auch nicht „Schrottregierung“, oder? <text:s/>Kennen Sie noch die „Problembürger“ in der DDR? Sagen wir doch lieber: Man will den missbräuchlichen Erwerb von Problemimmobilien verhindern. <text:s/>Diesen Ansatz kann man voll und ganz verstehen. Wenn jemand eine Immobilie ersteigert, wird er durch den Zuschlag sofort Grundstückseigentümer. Es gibt offensichtlich Leute, die diese Regelung missbrauchen. Die leisten also auf den Zuschlag eine 10-prozentige Sicherheitsleistung, haben aber gar nicht die Absicht, den vollen Kaufpreis zu zahlen. Diese Leute wollen nur über viele Monate hinweg die Miete kassieren. Dies scheint in den betroffenen Gemeinden langsam zu einem Geschäftsmodell geworden zu sein. <text:s/>Man kann dem Entwurf also immerhin gute Absichten unterstellen. Aber wie heißt es so schön in Goethes „Torquato Tasso“? Man bemerkt die Absicht und ist verstimmt. <text:s/>Warum? Herr Dr. Plum, Sie haben ja auch schon auf die Zahlen hingewiesen: Wir gehen von 25 Missbrauchsfällen pro Jahr aus – bei rund 21 000 Versteigerungsverfahren. Muss man für gerade einmal 0,12 Prozent der Fälle ein Gesetz ändern? <text:s/>Selbst wenn man dies bejahte, stellte sich die nächste Frage: Sollte das Problem so gelöst werden, wie die Regierung es vorschlägt? Die Antwort ist eindeutig Nein. Schon jetzt kann die Gläubigergemeinschaft gemäß § 94 Zwangsversteigerungsgesetz einen Antrag auf Anordnung der gerichtlichen Verwaltung stellen. Mit nur einem einzigen Satz, der diese Regelung auf Gemeinden erstreckt, könnte man das Problem lösen. Wenn die Gemeinden nachweisen, dass die gerichtliche Verwaltung erforderlich ist, um öffentliche Belange nicht zu gefährden, dann könnten doch auch die Gemeinden einen solchen Antrag stellen. <text:s/>Man könnte auch daran denken, den Eigentumsübergang schon mit dem Zuschlag gänzlich abzuschaffen. Warum soll man eigentlich den Eigentumsübergang im Zwangsversteigerungsverfahren anders regeln als sonst bei Grundstückskaufverträgen? <text:s/>Nach der Gesetzesbegründung kann eine solche Änderung angeblich nicht kurzfristig umgesetzt werden. Das überzeugt allerdings nicht. Es müssten nur zusätzlich die Normen im ZVG geändert werden, die auf der jetzigen Regelung aufbauen. Bei halbwegs zügiger Arbeitsweise geht das innerhalb einer Woche. <text:s/>Wir stellen also fest, dass der guten Absicht leider keine gute Regelung folgt. Eigentlich müsste der Entwurf wegen Überjustizialisierung abgelehnt werden. Wir werden uns aber enthalten, um die gute Absicht zu honorieren. <text:s/>Vielen Dank.</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71</text:p>
          </table:table-cell>
          <table:table-cell table:style-name="ce2" office:value-type="string" calcext:value-type="string">
            <text:p>05.06.2024</text:p>
          </table:table-cell>
          <table:table-cell table:style-name="ce2" office:value-type="string" calcext:value-type="string">
            <text:p>ID2017112800</text:p>
          </table:table-cell>
          <table:table-cell table:style-name="ce2" office:value-type="string" calcext:value-type="string">
            <text:p>Jürgen Kretz (BÜNDNIS 90/DIE GRÜNEN)</text:p>
          </table:table-cell>
          <table:table-cell table:style-name="ce2" office:value-type="string" calcext:value-type="string">
            <text:p>Sehr geehrte Frau Präsidentin! Liebe Kolleginnen und Kollegen! Für etwa 150 Jahre lebte der Wolf nicht mehr in Mitteleuropa. Naturfilmer mussten nach Nordamerika oder Osteuropa fahren, um Wölfe in der Wildnis filmen zu können. Doch Wölfe haben nicht deshalb in der Wildnis überlebt, weil sie nur dort gute Lebensbedingungen haben, sondern weil dort keine oder nur wenige Menschen sind, die sie verfolgen. <text:s/>Anders in Europa: Hier war der Wolf ausgerottet worden. Ihn einfach aus dem Weg zu räumen, war ein historischer Irrtum. Die Bedeutung des Wolfes für das Ökosystem hatte man jahrzehntelang völlig verkannt. <text:s/>Der Wolf hat bei uns auch eine Daseinsberechtigung, und deshalb ist es eine gute Nachricht für den Naturschutz, dass er zurück ist. Wölfe regulieren unter anderem Bestände von Rehen und Hirschen und verhindern, dass sie junge Pflanzen fressen. Das ist ein wichtiger Beitrag für das Ökosystem. <text:s/>Deswegen lehnen wir eine Wiederausrottung des Wolfes, die manchmal gefordert wird, oder eine generelle Begrenzung der Anzahl der Tiere ab. Unser Ziel ist es, durch konkrete Maßnahmen die langfristige verträgliche Koexistenz von Mensch und Wolf zu sichern. <text:s/>Dafür brauchen wir einen guten Herdenschutz. Das zentrale Problem durch die Rückkehr des Wolfes sind Risse bei Weidetieren, wie wir hier schon ausführlich diskutiert haben. Es ist wissenschaftlich belegt, dass der Herdenschutz das Entscheidende ist, um Risse zu verhindern. Es ist wichtig, die Weidetierhaltenden besser als bisher dabei zu unterstützen, zum Beispiel durch die finanzielle Förderung von Herdenschutzmaßnahmen sowie durch frühzeitige Beratung, und auch in Regionen, wo bislang noch keine Wölfe existieren, brauchen wir diese Beratung. <text:s/>Zur Wahrheit gehört aber auch: Wenn Wölfe gelernt haben, Herdenschutzmaßnahmen zu überwinden, ist ein Abschuss leider alternativlos. Denn sonst wird dieses Verhalten an den Nachwuchs weitergegeben. <text:s/>Bundesumweltministerin Steffi Lemke hat im Dialog mit den Bundesländern ein neues Verfahren zur schnelleren Entnahme von entsprechenden Wölfen erarbeitet, das heute hier auch schon erwähnt wurde. Mit dieser geplanten Neuregelung ist es jetzt in Regionen mit gehäuften Rissen möglich, sehr zügig und weniger bürokratisch schon nach dem ersten Riss eine Abschussgenehmigung zu erteilen. <text:s/>Der Wolf hat es nicht auf den Menschen abgesehen. Bitte hören Sie mit Ihren Märchen auf, mit denen Sie unnötig Ängste schüren! Damit meine ich auch Sie, liebe Union, ganz speziell. Was wir jetzt brauchen, ist eine gute Aufklärung der Bevölkerung. Wir setzen auf gute Informationspolitik, um Ängste abzubauen und diese nicht noch unnötig anzuheizen. <text:s/>Vielen Dank. <text:s/>Für die FDP-Fraktion hat nun die Kollegin Ulrike Harzer das Wor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47</text:p>
          </table:table-cell>
          <table:table-cell table:style-name="ce2" office:value-type="string" calcext:value-type="string">
            <text:p>18.01.2024</text:p>
          </table:table-cell>
          <table:table-cell table:style-name="ce2" office:value-type="string" calcext:value-type="string">
            <text:p>ID2014705600</text:p>
          </table:table-cell>
          <table:table-cell table:style-name="ce2" office:value-type="string" calcext:value-type="string">
            <text:p>Knut Abraham (CDU/CSU)</text:p>
          </table:table-cell>
          <table:table-cell table:style-name="ce2" office:value-type="string" calcext:value-type="string">
            <text:p>Sehr gerne; vielen Dank, Frau Präsidentin. – Herr Kollege Moosdorf, ich glaube, wir können doch ganz klar festhalten: Die Grundlage für jeden Gedanken nur an Verhandlungen muss doch sein, dass Russland das Existenzrecht seiner Nachbarn anerkennt. <text:s/>Und dies tut dieses Land nicht. Mit 180 000 Soldaten hat es das völlig friedliche Nachbarland überfallen. Dies ist der Schlüssel: die Anerkennung des Existenzrechts der Nachbarn. <text:s/>Sie haben gesagt, Europa habe es nicht geschafft, Frieden an der Ostgrenze zu schaffen. Das wabert auch so durch Ihren Antrag. Da steht nämlich drin, die EU habe es nicht geschafft – die EU! –, diesen Krieg zu verhindern. Damit schieben Sie die Verantwortung von Putin auf die EU. Allein der Gedanke ist mir völlig fremd. Wie soll die EU denn den russischen Aggressionskrieg – – <text:s/>– Wir waren da überhaupt nicht beteiligt. <text:s/>– Jetzt hören Sie mal auf! <text:s/>Wenn Sie sich die Geschichte Europas in den letzten Jahrzehnten anschauen, kann der Vorwurf doch nicht sein, Europa habe nicht Frieden geschaffen. Es ist doch das Wunderwerk der europäischen Einigung <text:s/>und übrigens das Wunderwerk der europäischen Wiedervereinigung, dass wir in Ost- und Ostmitteleuropa Frieden, Stabilität, Wohlstand haben. <text:s/>All das wird von Putin angegriffen. <text:s/>Und an Angeboten an Russland – da muss ich nur zur SPD gucken – hat es nun wirklich nicht gefehlt deutscherseits. <text:s/>Vielen Dank. – Wir machen auch gleich weiter, bei der SPD, mit Derya Türk-Nachbaur.</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71</text:p>
          </table:table-cell>
          <table:table-cell table:style-name="ce2" office:value-type="string" calcext:value-type="string">
            <text:p>05.06.2024</text:p>
          </table:table-cell>
          <table:table-cell table:style-name="ce2" office:value-type="string" calcext:value-type="string">
            <text:p>ID2017110000</text:p>
          </table:table-cell>
          <table:table-cell table:style-name="ce2" office:value-type="string" calcext:value-type="string">
            <text:p>Stephan Brandner (AfD)</text:p>
          </table:table-cell>
          <table:table-cell table:style-name="ce2" office:value-type="string" calcext:value-type="string">
            <text:p>Sie sollen ja nichts kommentieren, sondern ich habe Sie nach Ihrer Einschätzung gefragt als ständiger Begleiter des Bundeskanzlers; und die Frage könnten Sie durchaus beantworten. Dann schließt sich natürlich zwingend die Frage an – vielleicht schieben Sie noch ein Ja oder Nein hinterher, ob er aus Ihrer Sicht autistische Züge hat oder nicht –, ob das der übliche Ton in der Koalition ist. Und wenn es so ist, vielleicht können Sie uns ein bisschen erhellend darüber informieren, welche Adjektive der Bundeskanzler <text:s/>beispielsweise in Bezug auf FDP-Parlamentarier oder FDP-Minister benutz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09</text:p>
          </table:table-cell>
          <table:table-cell table:style-name="ce2" office:value-type="string" calcext:value-type="string">
            <text:p>15.06.2023</text:p>
          </table:table-cell>
          <table:table-cell table:style-name="ce2" office:value-type="string" calcext:value-type="string">
            <text:p>ID2010901900</text:p>
          </table:table-cell>
          <table:table-cell table:style-name="ce2" office:value-type="string" calcext:value-type="string">
            <text:p>Dr. Andreas Lenz (CDU/CSU)</text:p>
          </table:table-cell>
          <table:table-cell table:style-name="ce2" office:value-type="string" calcext:value-type="string">
            <text:p>Sehr geehrte Frau Präsidentin! Sehr geehrte Damen und Herren! Liebe Kolleginnen und Kollegen! Wenn man es schaffen will, die Menschen im Land maximal, aber auch wirklich maximal zu verunsichern, dann muss man es genauso machen wie die Ampel beim Heizungsgesetz. <text:s/>Eines muss man der Ampel lassen: Das hat sie nachhaltig geschafft. Sie sind verantwortlich für eine Riesenverunsicherung, die bis tief in die Mitte der Gesellschaft reicht, und Ursache ist ein von Beginn an vermurkstes Gesetz und nichts anderes, meine Damen und Herren. <text:s/>Es gab und gibt Petitionen. Es gab Demonstrationen, an denen Menschen teilnahmen, die noch nie vorher in ihrem Leben demonstriert haben, beispielsweise auch in meinem Wahlkreis in der Stadt Erding – 13 000 Menschen! <text:s/>Und das waren nicht lauter Rechtsradikale. Das waren – bis auf einige Störer – zum ganz überwiegenden Teil normale Menschen. <text:s/>Das waren Handwerker, Landwirte, Verwaltungsangestellte, Ärzte, Arbeiter – alles Menschen, die wegen Ihnen und Ihrer Pläne verunsichert sind, die einfach Angst haben, finanziell überfordert zu werden, Menschen, die eben keine grüne Bevormundungs- und Verbotspolitik wollen, meine Damen und Herren. <text:s/>Alle mal wieder ein bisschen ruhig! – Herr Dr. Lenz, gestatten Sie eine Frage oder Zwischenbemerkung aus der Fraktion Bündnis 90/Die Grünen? <text:s/>Ja. <text:s/>Frau Kollegin, Sie haben das Wort. <text:s/>Lieber Kollege Lenz, vielen Dank, dass Sie die Zwischenfrage zulassen. – Sie sprechen die Demo in Erding selbst an. Nicht alle verfolgen Tag und Nacht, was in Bayern los ist. Aber Sie sind von der CSU; Sie haben es offensichtlich genau verfolgt. <text:s/>Ich würde Sie jetzt gern fragen, wie Sie zu dieser sogenannten Heizdemo stehen – Sie haben eigentlich klargemacht, dass Sie dahinterstehen –, einer Demonstration, wo Menschen Morddrohungen gegen demokratische Parteien erhoben haben, <text:s/>einer Demonstration, die massiv aufgewertet wurde durch einen Besuch des bayerischen Ministerpräsidenten und wo der stellvertretende Ministerpräsident, Herr Aiwanger, erklärt hat, er wolle sich die „Demokratie zurückholen“ – übrigens die Demokratie, die ihn als stellvertretenden Ministerpräsidenten in seinem Land legitimiert hat. <text:s/>Das Schlimme ist: Wir haben keine Dementi gehört, nicht von Herrn Aiwanger und auch nicht von der gesamten Staatsregierung. Wir sehen jetzt an Ihrer Haltung heute, dass Sie anscheinend entschlossen sind, diese Heizungsdebatte, die Debatte über Heizungen in unserem Land – eine technische Debatte –, <text:s/>weiter zu nutzen, um den Populistinnen und Populisten Menschen zuzutreiben und unsere Demokratie anzuzünden. <text:s/>Wollen Sie diese Debatte weiter dazu nutzen, oder werden Sie sich hier und heute davon distanzieren? <text:s/>Frau Badum, danke für diese Frage. – Es war die Ampel und kein anderer, der diese Verunsicherung bis tief in die Mitte unserer Gesellschaft verursacht hat. <text:s/>Das waren Sie; das war Ihre Schuld. Die Menschen hatten wegen Ihrer Pläne, die Sie jetzt vielleicht wieder einkassieren, Angst; so war es nämlich. <text:s/>Ich kann Ihnen sagen, wenn Sie normale Menschen nicht ernst nehmen, – <text:s/>Herr Lenz hat das Wort. <text:s/>– dann wird Ihre Politik scheitern. <text:s/>Ich war vor Ort; ich habe mir das angeschaut. <text:s/>Es war nicht so, dass das ein rechter Mob war. Bei einer Demonstration von 13 000 Menschen sind natürlich auch Idioten dabei, da sind auch Unbelehrbare dabei. Aber die Masse derer waren Menschen, die Angst haben. <text:s/>Ich verbitte mir, dass Sie jeden, der gegen dieses Gesetz demonstriert hat, in Geiselhaft nehmen. <text:s/>Menschen hatten und haben Angst wegen Ihrer Pläne. Machen Sie anständige, ordentliche Politik, dann wird es auch keine Demonstrationen geben. – Herzlichen Dank. <text:s/>Übrigens war es auch so, dass sich der bayerische Ministerpräsident bei dieser Demo ganz klar von der AfD, aber auch von Verschwörungstheorien abgegrenzt hat. <text:s/>– Das war so; das können Sie auch entsprechend nachverfolgen. <text:s/>Allein Ihre Heizungspläne zum Holz haben zu einer großen Verunsicherung geführt; das muss man doch sagen. Darauf muss man erst mal kommen, Holzheizungen im Neubau zu verbieten. Das ist doch völlig gaga; das ist doch ein schlechter Witz, meine Damen und Herren. <text:s/>Es ist natürlich gut, dass dagegen gekämpft wurde, dass demonstriert wurde, dass gezeigt wurde, dass der Begriff der Nachhaltigkeit eigentlich aus der Forstwirtschaft kommt, dass Nachhaltigkeit „nachhaltige Nutzung“ bedeutet, dass man das Holz des Waldes, den wir schützen, nutzen. Das ist doch die eigentliche Definition von Nachhaltigkeit. Dazu stehen wir. <text:s/>Eins noch zum Holz. Jeder Ster, jeder Raummeter Brennholz, nachhaltig genutzt, ersetzt 130 Liter Heizöl und über 100 Kubikmeter Erdgas – das entspricht 350 Kilogramm CO2 – und trägt zum Klimaschutz bei, meine Damen und Herren. <text:s/>Jetzt feiert sich die FDP, dass sie im Bereich Holz unter Umständen ein Problem gelöst hat – wir wissen es noch nicht –, das es ohne die Ampel nie gegeben hätte. Das ist doch bizarr. <text:s/>Biomasse trägt momentan laut BMWK selbst zu über 80 Prozent der erneuerbaren Wärmeproduktion in Deutschland bei. Wir als Union stehen zu einer nachhaltigen Holz- und einer nachhaltigen Biomassenutzung insgesamt, meine Damen und Herren. <text:s/>Viele Ihrer Änderungen, die Sie jetzt nach hartnäckigen Protesten andeuten, hätten Sie viel früher haben können, wenn Sie auf die entsprechenden Fachleute, auf Handwerker aus der Branche gehört hätten, wenn Sie mit Waldbesitzern und Förstern gesprochen hätten, wenn Sie Ihr Gesetz einem Praxischeck unterzogen hätten. <text:s/>Nach Ihrem Versuch, zuerst die kleine Wasserkraft abzuschalten, nach Ihrer vermurksten Gasumlage, nach einem planlosen Kernkraftausstieg nun das Gebäudeenergiegesetz, das Heizungsgesetz, das auch völlig vermurkst ist! Die Ampel schafft vielfach überhaupt keine Lösungen, sondern ist lediglich Teil des Problems, meine Damen und Herren. <text:s/>Nach wie vor ist völlig offen, wie die entsprechende Förderkulisse aussehen soll. Nach wie vor ist völlig offen, was diese Leitplanken eigentlich bedeuten. Leitplanken braucht man übrigens nur, wenn man ins Schleudern geraten ist, wie die Ampel im Moment. Nach wie vor ist auch der Ablauf völlig unklar. <text:s/>Wenn Sie sagen: „Wir brauchen normalerweise eigentlich zuerst eine kommunale Wärmeplanung“: Wieso verabschieden Sie nicht zuerst das Gesetz zur kommunalen Wärmeplanung und dann entsprechend in Ruhe das Gebäudeenergiegesetz? <text:s/>Sie schaffen weiter massive Verunsicherung. Wir werden Sie dabei genau beobachten, <text:s/>um entsprechend vielleicht doch noch funktionale Lösungen zu finden. <text:s/>Herzlichen Dank. <text:s/>Nächste Rednerin: für die SPD-Fraktion Verena Hubertz.</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23</text:p>
          </table:table-cell>
          <table:table-cell table:style-name="ce2" office:value-type="string" calcext:value-type="string">
            <text:p>22.09.2023</text:p>
          </table:table-cell>
          <table:table-cell table:style-name="ce2" office:value-type="string" calcext:value-type="string">
            <text:p>ID2012306800</text:p>
          </table:table-cell>
          <table:table-cell table:style-name="ce2" office:value-type="string" calcext:value-type="string">
            <text:p>Dr. Gero Clemens Hocker (FDP)</text:p>
          </table:table-cell>
          <table:table-cell table:style-name="ce2" office:value-type="string" calcext:value-type="string">
            <text:p>Verehrte Frau Präsidentin! Liebe Kolleginnen und Kollegen! Wenn Menschen, gerade in den ländlichen Räumen, den Eindruck gewinnen, dass ihre Lebensrealität in den Parlamenten nicht hinreichend gewürdigt wird, dass Politik keine Lösungen für die Probleme anbietet, die sie tagtäglich umtreiben, dann wenden sie sich von Politik ab. <text:s/>Wir haben jetzt seit über zehn Jahren wieder Wölfe in Deutschland. Es ist in diesen zehn Jahren – und zwar parteiübergreifend, losgelöst von parlamentarischen Mehrheiten – nicht gelungen, die Sorgen und Nöte der Menschen in den ländlichen Regionen, was den Wolf anbetrifft, anzugehen. Deswegen, meine Damen und Herren, sage ich Ihnen: Es ist ein Armutszeugnis, dass man hier noch keine Lösung hat herbeiführen können. <text:s/>Wir sind alle gemeinsam aufgerufen, <text:s/>hier zu einer tragfähigen Lösung zu kommen – für die ländlichen Regionen in unserem Land. <text:s/>Natürlich, verehrte Kolleginnen und Kollegen der Union, bedarf es hier eines Gleichklanges von Bundesregierung auf der einen Seite und Kommission auf der anderen Seite. Aber Sie sind nun wirklich, mit Verlaub, der allerschlechteste Ratgeber, uns erzählen zu wollen, wie wirksames Wolfsmanagement funktionieren würde. Die Präsidentin der Kommission ist seit vier Jahren im Amt, stammt aus Niedersachsen, hat ein schwarzes Parteibuch. <text:s/>Während der vergangenen vier Jahre ist es ihr, die auch noch Nutztierhalterin ist, nicht gelungen, irgendeine Initiative in diesem Bereich auf den Weg zu bringen. Sie sollten sich hier weniger aufplustern. <text:s/>Nach Jahren der Untätigkeit und des Laisser-faire in dieser Frage passiert aktuell etwas. Das ist gut, und das ist richtig. Die Spitzen von zwei Grün-geführten Häusern, Cem Özdemir und Steffi Lemke, haben sich unlängst dazu durchgerungen, das Bekenntnis abzugeben, dass der Abschuss natürlich erleichtert werden muss – ein Bekenntnis übrigens, was viele Jahre lang aus Ihrem Munde nicht zu vernehmen gewesen ist. <text:s/>Machen wir uns ehrlich. Natürlich ist es so, dass es zwischen den drei Koalitionspartnern nicht immer, ich sage mal, Einigkeit über dieses Thema gegeben hat. <text:s/>Aber trotzdem ist es Kollegen wie Karlheinz Busen und anderen, vielleicht auch mir und meiner Fraktion gelungen, über ein Gutachten den Druck zu erzeugen und die geschätzten Minister und Ministerinnen auf den Weg zu diesem Bekenntnis zu bringen. <text:s/>Das ist richtig, und das ist gut. Das ist mehr, als Sie in vielen Jahren, die Sie Verantwortung getragen haben, jemals auf den Weg gebracht haben. <text:s/>Jetzt geht es darum, dass das kein Lippenbekenntnis bleibt, sondern dass diesen Ankündigungen auch Taten folgen werden. <text:s/>Aber da haben die Menschen in den ländlichen Räumen uns als ihren Anwalt an der Seite, verehrte Kolleginnen und Kollegen. <text:s/>Ich sage Ihnen ganz ausdrücklich – das ist der zweite wichtige Punkt, den ich gerne zur Sprache bringen möchte –: Es gibt Gründe dafür, dass sich einige, auch in diesem Haus, schwerer damit tun, zu einer Regelung zu kommen, die den Idealvorstellungen, die ich und viele andere Kollegen hier haben, entspricht. <text:s/>Es gibt mittlerweile in unserem Land eine immer größer werdende Industrie, die Geschäftsmodelle entwickelt hat, um den Wolf erfolgreich zu vermarkten – <text:s/>häufig ausgerechnet diejenigen Organisationen, die sich zu Recht ja auf die Fahne schreiben, für Biodiversität und für ein verantwortungsvolles Miteinander von Mensch und Umwelt einzutreten. <text:s/>Ich möchte das hier ganz kurz deutlich machen: Mir ist vor einigen Tagen eine Broschüre des NABU in die Hände gefallen, in der man auswählen darf, ob man gerne 15 oder 30 Euro oder einen frei gewählten Betrag spenden möchte. Wenn man nicht selber spenden möchte, kann man Wolfspatenschaften verschenken. <text:s/>Meine Damen und Herren, wir müssen gemeinsam wachsam bleiben, dass nicht die die Meinungsführerschaft und Deutungshoheit über ein so existenzielles und relevantes Thema erhalten, <text:s/>die es zu einem erfolgreichen Geschäftsmodell entwickelt haben, Spenden einzunehmen. Es ist doch klar, dass diese Seite nicht bereit ist, ein verantwortungsvolles Wolfsmanagement, was auch den Abschuss von Wölfen beinhaltet, zu übernehmen. <text:s/>Deswegen, meine sehr verehrten Damen und Herren: Wir werden dafür sorgen, dass es zu einem Umdenken in dieser Koalition kommt. <text:s/>Wir werden dafür sorgen, dass tatsächlich Wolfsmanagement entsprechend dem Koalitionsvertrag betrieben wird. <text:s/>Es ist unsere Aufgabe als Anwalt dieses Koalitionsvertrages, dafür zu sorgen, dass er auch eingehalten wird. <text:s/>Vielen Dank. <text:s/>Für die Unionsfraktion hat das Wort Henning Otte.</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19</text:p>
          </table:table-cell>
          <table:table-cell table:style-name="ce2" office:value-type="string" calcext:value-type="string">
            <text:p>07.09.2023</text:p>
          </table:table-cell>
          <table:table-cell table:style-name="ce2" office:value-type="string" calcext:value-type="string">
            <text:p>ID2011909800</text:p>
          </table:table-cell>
          <table:table-cell table:style-name="ce2" office:value-type="string" calcext:value-type="string">
            <text:p>Stephan Protschka (AfD)</text:p>
          </table:table-cell>
          <table:table-cell table:style-name="ce2" office:value-type="string" calcext:value-type="string">
            <text:p>Sehr geehrter Herr Präsident! Herr Minister! Meine Damen und Herren! Diese Bundesregierung hat fertig! Trotz erneuter Rekordsteuereinnahmen behauptet die Ampel, dass jetzt bei den Ausgaben gekürzt werden müsse. Dabei wissen wir doch alle, wofür Sie dieses Geld verschwenden: grüne Inflation, unbegrenzte Massenmigration in die Sozialsysteme, die dümmste Energiepolitik der Welt, die nachweislich völlig nutzlosen Russlandsanktionen und Abermilliarden für alle möglichen Entwicklungsländer. Darunter sind übrigens auch die Taliban, die Weltmacht China und Indien. Indien hat übrigens erst vor Kurzem eine erfolgreiche Mondmission gefeiert, meine Damen und Herren. Also für Hinz und Kunz und die ganze Welt verschleudert diese Ampelregierung das hart erarbeitete Geld unserer lieben Steuerzahler, die tagtäglich da draußen aufstehen und für uns arbeiten. Nur für die Deutschen selbst bleibt nichts übrig. <text:s/>Deutschland verarmt, und verantwortlich dafür ist einzig und allein diese Ampelregierung, meine Damen und Herren. <text:s/>Das spiegelt sich leider auch im geplanten Haushalt für die Landwirtschaft wider. Hier hat der Minister ausgerechnet bei den Mitteln für den ländlichen Raum den dicksten Rotstift angesetzt und will knapp 300 Millionen Euro ersatzlos streichen. Damit entziehen Sie dem ländlichen Raum im kommenden Jahr rund eine halbe Milliarde Euro, wenn man die Kofinanzierung der Länder mit einbezieht. Viele Bundesländer haben deshalb notgedrungen bereits jetzt umfangreiche Förderstopps für zahlreiche Agrarumweltprogramme ankündigen müssen. <text:s/>Das muss man sich einmal vorstellen! Hier wird einer der wichtigsten Wirtschaftsbereiche Deutschlands, der ohnehin seit mehr als zwei Jahren schwer unter den massiv gestiegenen Energiekosten und der lähmenden Überbürokratisierung leidet, bewusst mit einer weiteren halben Milliarde Euro belastet. Was für ein Wahnsinn und was für ein Schlag ins Gesicht für die bäuerlichen Familienbetriebe, die strukturschwachen Regionen und für den Naturschutz, meine Damen und Herren! <text:s/>Auch die Tierhalter lässt der Minister allein im Regen stehen. Seit Özdemirs Antritt mussten bereits 3 600 Schweinehalterbetriebe ihre Hoftore für immer schließen. Die Zahl der Schweine ist im gleichen Zeitraum um knapp 4 Millionen gesunken. Noch nie gab es seit der Wiedervereinigung weniger Schweine in Deutschland. <text:s/>Das bedeutet natürlich wieder, dass auch unsere Importabhängigkeit bei den hierzulande verzehrten Edelteilen vom Schwein noch nie größer war als jetzt. <text:s/>Wenn die schweinehaltenden Betriebe nicht schnell eine spürbare Unterstützung bekommen, dann wird dieser Strukturbruch in der Schweinehaltung erst der Anfang sein. Da nützen die eventuell eingeplanten 150 Millionen Euro übrigens auch nichts. Denn das ist a) nur ein Tropfen auf den heißen Stein, und b) haben mehr als 90 Prozent der Betriebe ja überhaupt keine Chance, jemals an diese Mittel ranzukommen. Und das weiß der Minister auch. Aber deswegen lobt er es immer wieder so hoch. <text:s/>Gleiches gilt für die Weidetierhaltung. Seit Monaten drücken Sie sich um das Thema Wolf herum. <text:s/>Dabei hat sich doch gezeigt, dass der gegenwärtig praktizierte Herdenschutz sich als völlig unbrauchbar erwiesen hat. Wenn der Wolf nicht bald reguliert und kontrolliert bejagt werden darf, dann verlieren wir als Nächstes die ökologisch wertvolle und artgerechte Weidetierhaltung in Deutschland, meine Damen und Herren. <text:s/>Aber immerhin waren Sie ja von Anfang an ehrlich, Herr Özdemir, und haben stets betont, dass Sie die Tierhaltung in Deutschland halbieren wollen. Dass Sie dies jedoch so brutal und auf dem Rücken der Bauernfamilien durchziehen würden, das habe selbst ich mir nicht vorstellen können. <text:s/>Sehr geehrte Damen und Herren, insgesamt kann ich den vorgelegten bauernfeindlichen Haushaltsentwurf nur als bodenlose Frechheit bezeichnen. Wer die deutsche Landwirtschaft in einer so schwierigen Zeit noch massiv zusätzlich belasten will, der scheint mit seinem Amt heillos überfordert zu sein und sollte über seinen Rücktritt nachdenken, meine Damen und Herren. <text:s/>Mit uns ist diese unverantwortliche Haushaltspolitik jedenfalls nicht zu machen. Aber zum Glück haben ja die Landwirte mit uns von der AfD eine gute Alternative, auf die sich die deutschen Landwirte immer verlassen können. Und der nächste Landwirtschaftsminister in diesem Bundestag heißt Stephan Protschka. <text:s/>Danke für die Aufmerksamkeit. Ich wünsche einen schönen Tag! <text:s/>Nächster Redner ist der Kollege Dr. Gero Hocker, FDP-Fraktion.</text:p>
          </table:table-cell>
          <table:table-cell table:style-name="ce2" office:value-type="string" calcext:value-type="string">
            <text:p>-</text:p>
          </table:table-cell>
          <table:table-cell table:style-name="ce2" office:value-type="string" calcext:value-type="string">
            <text:p>x</text:p>
          </table:table-cell>
          <table:table-cell table:number-columns-repeated="1017"/>
        </table:table-row>
        <table:table-row table:style-name="ro1">
          <table:table-cell table:style-name="ce2" office:value-type="string" calcext:value-type="string">
            <text:p>127</text:p>
          </table:table-cell>
          <table:table-cell table:style-name="ce2" office:value-type="string" calcext:value-type="string">
            <text:p>11.10.2023</text:p>
          </table:table-cell>
          <table:table-cell table:style-name="ce2" office:value-type="string" calcext:value-type="string">
            <text:p>ID2012702600</text:p>
          </table:table-cell>
          <table:table-cell table:style-name="ce2" office:value-type="string" calcext:value-type="string">
            <text:p>Dr. Norbert Röttgen (CDU/CSU)</text:p>
          </table:table-cell>
          <table:table-cell table:style-name="ce2" office:value-type="string" calcext:value-type="string">
            <text:p>Meine Frage richtet sich an die Bundesaußenministerin. – Sehr geehrte Frau Bundesaußenministerin, der menschenverachtende Terrorangriff der Hamas auf Israel ist nach seiner ganzen Anlage, seiner Art und Weise, seiner Massivität ohne Ausrüstung, Training und Finanzierung von außen nicht denkbar. Das bedeutet, dass diese schrecklichen Verbrechen ohne die Unterstützung des iranischen Regimes nicht stattgefunden hätten. Meine Frage an Sie ist darum: Welche Konsequenzen ziehen Sie in Ihrer deutschen Iranpolitik aus dem schrecklichen Terrorismus und seiner Unterstützung durch das iranische Regime, den wir gerade erlebt hab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82</text:p>
          </table:table-cell>
          <table:table-cell table:style-name="ce2" office:value-type="string" calcext:value-type="string">
            <text:p>05.07.2024</text:p>
          </table:table-cell>
          <table:table-cell table:style-name="ce2" office:value-type="string" calcext:value-type="string">
            <text:p>ID2018200200</text:p>
          </table:table-cell>
          <table:table-cell table:style-name="ce2" office:value-type="string" calcext:value-type="string">
            <text:p>Andreas Jung (CDU/CSU)</text:p>
          </table:table-cell>
          <table:table-cell table:style-name="ce2" office:value-type="string" calcext:value-type="string">
            <text:p>Frau Präsidentin! Liebe Kolleginnen und Kollegen! Liebe Kollegin Nestle, selbstverständlich interessieren wir uns für die Einigung im Haushaltsstreit der Ampel, weil sich jetzt konkrete Fragen stellen, die genau diesen Bereich betreffen. <text:s/>Herr Kellner, seit Monaten warten wir auf die Kraftwerksstrategie. Es wurden immer wieder neue Einigungen verkündet. Im Energieausschuss am Mittwoch hieß es, man habe alles geeint, es fehle nur noch die Einigung über den Haushalt. Und deshalb bitten wir Sie, hier heute Transparenz zu schaffen. Wann kommt die Kraftwerksstrategie? <text:s/>– Heute kommt die Kraftwerksstrategie – Dann sagen Sie uns: Wann werden Sie die erste Runde der 5 Gigawatt ausschreiben? Wann werden Sie die zweite Runde der 5 Gigawatt ausschreiben? Warum schreiben Sie nur 10 Gigawatt aus, obwohl Ihre Regierung und die Bundesnetzagentur gesagt haben, die Lücke ist doppelt so groß? Wie soll eine Lücke von 20 Gigawatt mit 10 Gigawatt geschlossen werden? Bleibt es bei dem, was die Regierung einmal angekündigt hat, dass bei der Dekarbonisierung neben der Option Wasserstoff auch die Option CCS ermöglicht wird? Das haben Sie in Ihre Strategie geschrieben. Aber es wird bisher von den Fraktionen der Grünen und der SPD blockiert. Da brauchen wir jetzt Klarheit. Bitte schaffen Sie hier und heute Transparenz. <text:s/>Wir brauchen Klarheit zu der Frage, wo die 9 Milliarden Euro Mehrkosten beim EEG herkommen. Die Bundesregierung, Staatssekretär Toncar, weiß das seit dem 22. Januar. Sie haben geschrieben: Zum Zeitpunkt des Haushaltsbeschlusses im Februar sei es nicht bekannt gewesen. – Das hat sich als unzutreffend, als falsch erwiesen. <text:s/>Herr Habeck hat hier bei der Regierungsbefragung gesagt, dass Sie es seit Januar wissen. Sie haben falsch geplant, CO2-Einnahmen anderweitig ausgegeben. Dadurch haben Sie dieses Haushaltsloch selbst verschuldet. Jetzt wollen wir wissen: Wie wird das finanziert? Bleibt es dabei, dass es aus dem Klima- und Transformationsfonds finanziert wird, dass also beim Klimaschutz gekürzt wird? Bleibt es dabei, oder gilt das, was Sie jetzt wieder in Ihrer Rede gesagt haben: „Priorität von Klimaschutz“? Kommt das endlich mal von Ihren Reden auch in den Bundeshaushalt? Dort erwarten wir Klarheit und Wahrheit und Priorität für Klimaschutz. Schaffen Sie Klarheit. Schaffen Sie Transparenz. <text:s/>Was die Stromtrassen angeht: Ja, wir brauchen diesen Ausbau, und wir brauchen beschleunigten Ausbau. Die Große Koalition hatte beschlossen, dass die Erdverkabelung die Regel ist und die Freilandleitung die Ausnahme. Es gibt jetzt aber eine neue Debatte. Diese wurde angestoßen von Winfried Kretschmann, Ihrem Parteifreund, und Michael Kretschmer, unserem Parteifreund, über die Grenzen von Ländern und Parteien hinweg, mit viel Zuspruch im Bundestag und mit viel Zuspruch in der Gesellschaft. Denn es hat sich erwiesen, dass das, was man sich damals davon versprochen hatte, nämlich dass es die Akzeptanzfrage löst, nicht eingetreten ist, weil hier breite Furchen durch das Land gezogen werden und sich Akzeptanzfragen hinsichtlich Landschaft, Natur und Landwirtschaft stellen. <text:s/>Deshalb meinen wir, man muss noch mal neu darüber nachdenken. Man muss es neu bewerten, gerade auch, weil die Bundesnetzagentur sagt: Wenn man dieses Regel-Ausnahme-Verhältnis umdreht – und das ist unsere Initiative –, dann kann man mindestens 20 Milliarden Euro einsparen. – Das ist kein Pappenstiel. Da geht es um richtig viel Geld. Wir sind in einer Situation, in der die Kosten für die Energiewende drohen aus dem Ruder zu laufen. Dann bricht die Akzeptanz weg, und ohne Akzeptanz werden wir nicht klimaneutral. <text:s/>Deshalb müssen wir diese Debatte über die Kosteneffizienz der Energiewende bei den Netzen neu führen. Wir brauchen Initiativen für Speicher; einen entsprechenden Antrag auch zu dem, was netzdienlich ist, haben wir gestern in den Bundestag eingebracht. Diese Debatte muss geführt werden. Sie machen das Gegenteil. <text:s/>Sie haben unseren Antrag gestern in die Ausschüsse verwiesen. Der Bundesrat hat sich noch gar nicht befasst, und mit dem Gesetz, das Sie heute auf den Weg bringen, schaffen Sie Fakten und drücken neun Trassen unverändert, ohne neue Debatte ins Verfahren. Das ist nicht Offenheit, Transparenz oder neue Debatte, sondern das ist „Augen zu und durch“. Das ist der falsche Weg. <text:s/>Herr Jung, gestatten Sie eine Zwischenfrage oder Zwischenbemerkung der Kollegin Nestle? <text:s/>Ja. <text:s/>Kollegin, Sie haben das Wort. <text:s/>Herzlichen Dank, Herr Kollege. – Ich schätze die Debatte mit Ihnen sehr. Sie haben ja richtig dargestellt, dass es im Bundesrat eine Initiative gab. <text:s/>Gibt. <text:s/>Gibt, ja. Dazu komme ich vielleicht gleich. <text:s/>Winfried Kretschmann hält daran fest! Der grüne Ministerpräsident von Baden-Württemberg hält daran fest und wirbt dafür! <text:s/>Genau darauf wäre ich jetzt gleich gekommen. Der grüne Ministerpräsident von Baden-Württemberg hält daran fest. <text:s/>Sie sprechen die Frage an: Erdkabel oder Freileitung bei den großen Stromtrassen. Beim Erdkabel gibt es die Hoffnung auf mehr Akzeptanz, bei der Freileitung eine Senkung der Kosten. Sie stellen es hier so dar, als würde die CDU/CSU sich für die Kostensenkung engagieren. <text:s/>Ich habe gerade gesagt: Ja, es stimmt, dass es auf Länderebene eine Initiative gab. Es gab aber auch eine Diskussion bei der Ministerpräsidentenkonferenz, wo der Kanzler deutlich gemacht hat: nur mit Zustimmung aller Länder. Ja, wir können das machen, aber nur, wenn alle Länder dabei sind. <text:s/>Sie haben es gerade selbst gesagt: Der grüne Ministerpräsident wäre dabei gewesen. Von den Ministerpräsidenten der CDU und CSU hat sich kein einziger klar dafür ausgesprochen. Auch deshalb ist dieser Entschluss jetzt anders gefasst und ist dieses Thema abgeräumt. <text:s/>Meine Frage ist: Finden Sie es wirklich redlich und ehrlich, jetzt hier das Thema weiter so nach vorne zu tragen, wenn sich im geschlossenen Raum Ihre eigenen Ministerpräsidenten eben nicht dazu bekennen? <text:s/>Frau Nestle, dem will ich klar entgegenhalten: Unsere Ministerpräsidenten bekennen sich dazu. Ich habe jüngst noch mal mit Michael Kretschmer gesprochen, der nach wie vor ganz klar für diese Initiative wirbt, <text:s/>die er gemeinsam mit Winfried Kretschmann auf den Weg gebracht hat. Unser Verständnis von demokratischen Prozessen ist nicht, dass der Bundeskanzler in einer Ministerpräsidentenkonferenz par ordre du mufti etwas verordnet und dann eine Debatte beendet ist. Für die Debatten gibt es die Verfahren im Deutschen Bundestag und im Bundesrat. Dafür sind sie angelegt. Das ist unsere Demokratie, und da laufen die Verfahren. <text:s/>Diese werden weiterhin unterstützt. Sie schaffen mit dem, was Sie heute machen, Fakten und würgen die Debatte ab. <text:s/>Das ist unredlich und der falsche Weg. <text:s/>Ich will einen weiteren Punkt ansprechen. Es ist notwendig, dass wir die Stromtrassen voranbringen und dass wir insgesamt Infrastrukturen voranbringen, das Wasserstoffkernnetz und CO2-Infrastrukturen. Das müssen wir integriert denken. Auch deshalb müssen wir neu überlegen: Wie kriegen wir das alles zusammen? <text:s/>Ich habe bereits im November darauf gedrungen, dass der Entwurf eines Gesetzes zur Schaffung eines Wasserstoffkernnetzes nachgebessert wird. Robert Habeck sagt: Das sind die Autobahnen der Zukunft. – Ja, es sind die Lebensadern der Zukunft. Dort, wo Wasserstoff ist, wird Industrie, Wertschöpfung, Wirtschaft, Perspektive sein. Aber wir haben in erheblichem Umfang weiße Flecken. Wir haben diese weißen Flecken im Südwesten von Sachsen, ein Cluster der Automobilindustrie – dort gibt es einen hohen Bedarf an Wasserstoff – droht, abgehängt zu werden. <text:s/>Wir haben diese weißen Flecken in weiten Teilen von Bayern. Wir haben die weißen Flecken in weiten Teilen von Baden-Württemberg, im Schwarzwald und in den Regionen am Bodensee, Hochrhein und Oberrhein. Da müssen Sie nachbessern. Das sagen wir seit November. Es ist bisher nichts passiert. <text:s/>Auch da bin ich dankbar, dass Winfried Kretschmann mit uns und gegen diesen Vorschlag kämpft. Es muss nachgebessert werden. Auch Michael Kretschmer fordert das. Die Ministerpräsidenten haben Sie gerade genannt. Wir haben seit November nichts gehört. Da muss es jetzt Fortschritte geben. Es geht um die industrielle Substanz unseres Landes. <text:s/>Es geht um das, was uns stark macht: die föderale Vielfalt, nicht Zentralismus. Diese Vielfalt muss erreicht werden. Dieses Kernnetz hängt weite Regionen ab. Es wird zu Spaltungen und Polarisierung führen. <text:s/>Wir müssen das ganze Land, alle wichtigen Industrieregionen erfassen. Deshalb brauchen wir jetzt diese Nachbesserungen; die müssen jetzt auf den Tisch. Dazu fordern wir Sie auf. <text:s/>Herzlichen Dank. <text:s/>Als Nächste hat das Wort für die SPD-Fraktion Dr. Nina Scheer.</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78</text:p>
          </table:table-cell>
          <table:table-cell table:style-name="ce2" office:value-type="string" calcext:value-type="string">
            <text:p>27.06.2024</text:p>
          </table:table-cell>
          <table:table-cell table:style-name="ce2" office:value-type="string" calcext:value-type="string">
            <text:p>ID2017810500</text:p>
          </table:table-cell>
          <table:table-cell table:style-name="ce2" office:value-type="string" calcext:value-type="string">
            <text:p>Nils Gründer (FDP)</text:p>
          </table:table-cell>
          <table:table-cell table:style-name="ce2" office:value-type="string" calcext:value-type="string">
            <text:p>Herr Präsident! Frau Ministerin! Frau Wehrbeauftragte! Gerade eben fand ein Treffen mit Veteranen, die im Kosovo gedient haben, statt. Auch wenn die Gespräche nur kurz waren, waren die Eindrücke dafür umso tiefgehender; sie haben mich sehr bewegt. Die persönlichen Geschichten, die damit verknüpft waren, die Emotionen, die Gefühle, die Anstrengungen, die Sie in diesen Einsatz investiert haben, haben mich tief bewegt und jetzt gerade bei den Schritten hier ans Rednerpult begleitet. <text:s/>Deswegen: Vielen Dank Ihnen noch mal, dass Sie heute hier sind, dass Sie sich die Zeit nehmen, an dieser Debatte teilzunehmen! Und ich denke, Sie haben an der Reaktion vorhin hier im Hohen Haus auch gesehen, als Sie mit Standing Ovations begrüßt wurden, welche Wertschätzung Ihnen im überwiegenden Teil hier im Haus zuteilwird. Vielen Dank noch mal für Ihren Einsatz! <text:s/>Was bedeutet Frieden? Für die Menschen im Kosovo, die vor 26 Jahren von Konflikten zerrissen wurden, bedeutete die KFOR-Mission der NATO Frieden, Hoffnung, Wiederaufbau und vor allem eine Zukunft ohne Angst. Vor einem Vierteljahrhundert hat die Bundeswehr genau diese Hoffnung und auch Sicherheit gebracht. Insgesamt haben im Kosovo 84 000 unserer Soldatinnen und Soldaten Dienst geleistet und vor allem die Freiheit aller im Kosovo lebenden Menschen verteidigt. <text:s/>Mir ist es auch wichtig, zu Beginn der Rede einmal festzuhalten: Die Bundeswehr hat ihren militärischen Auftrag dort erfüllt. Es gab aber auch 29 deutsche Soldaten, die nicht mehr aus dem Kosovo nach Hause gekommen sind. Das sind 29 deutsche Familien, die den höchsten Preis für Freiheit bezahlt haben. <text:s/>Es gab aber auch viele, für die das Leben nicht mehr das war wie zuvor, weil sie mit Spätfolgen wie zum Beispiel PTBS zu kämpfen haben. Daher ist es so wichtig, dass wir in Zukunft darauf achten, wie die Versorgung von denen, die an den Spätfolgen von solchen Einsätzen leiden, aussieht und wie wir sie verbessern können. <text:s/>Und es ist wichtig, dass wir nicht nur die Soldatinnen und Soldaten, die dort ihren Dienst geleistet haben, sehen, sondern auch die Familien mitnehmen, weil die oft genauso von den Folgen betroffen sind. <text:s/>Aber wie sieht denn jetzt eigentlich die Zukunft im Kosovo aus? Wie sieht die Zukunft der Bundeswehr im Kosovo aus? Wir haben ja schon von verschiedener Seite gehört, dass der Einsatz ein Erfolg war und ist. Und trotz des Erfolgs der Mission liegt in der Region bis heute ein enormes Konfliktpotenzial. Die Spannungen zwischen Kosovo und Serbien sind nach wie vor präsent. Und die Unruhen, die wir im letzten Jahr gesehen haben, und die anhaltende Unsicherheit im Nordkosovo haben die NATO zu Recht veranlasst, KFOR zu verstärken. <text:s/>Für uns ist auch klar, dass die Sicherheit und die Stabilität auf dem Balkan entscheidend für die Stabilität in ganz Europa sind. Daher ist es richtig, die Präsenz dort auszubauen. Und daher ist es auch wichtig, dass eine neue Kompanie dorthin verlegt wurde. Das bedeutet ganz konkret 220 zusätzliche Soldatinnen und Soldaten, die in drei Infanteriezügen in diversen Unterstützungseinheiten wie Pionieren, Logistikern und Feldjägern verlegt wurden. <text:s/>Liebe Kolleginnen und Kollegen, unser Engagement im Kosovo ist nicht nur für das Land selbst, sondern auch für Deutschland und ganz Europa. Eine instabile Balkanregion schafft nämlich auch den Nährboden für Autokraten. Russland nutzt diese Unsicherheiten gezielt aus, um seine eigenen Großmachtfantasien zu verfolgen und uns als europäische Einheit zu schwächen. Die Bundeswehr vor Ort hilft, unsere Interessen zu wahren und die Region vor externen Einflüssen zu schützen. In einem sicheren Umfeld sind diplomatische Lösungen greifbarer. Unsere Soldaten schaffen genau dafür die Voraussetzungen. <text:s/>Gerade an die jungen Menschen, die sich vielleicht zu Hause vor den Fernsehern fragen: „Warum machen wir denn bei Missionen wie KFOR mit, und was bringt das eigentlich? Das klingt irgendwie weit weg und ist ein sperriger Begriff“, möchte ich sagen: Frieden ist nicht selbstverständlich. Frieden muss verteidigt werden. Wir müssen die Bedeutung von Friedensmissionen wie KFOR erkennen und diese unterstützen. <text:s/>Herr Kollege Gründer, kann ich Sie einen kleinen Augenblick unterbrechen? – Herr Kollege Hilse, ich erteile Ihnen einen Ordnungsruf, weil Sie im Plenarsaal telefoniert haben. Das ist nicht zulässig. <text:s/>Sie können weiterreden, Herr Kollege Gründer. <text:s/>Vielen Dank, Herr Präsident. – Wie gesagt, Frieden muss verteidigt werden. Wir müssen die Bedeutung von Friedensmissionen wie KFOR erkennen und unterstützen. Für einzelne Menschen macht es einen Unterschied. Konkret hat die Bundeswehr für Millionen von Menschen eine bessere Zukunft ermöglicht, gerade auch für die jungen Menschen. Dafür können wir an dieser Stelle nur Dank sagen und für eine Fortsetzung des KFOR-Mandats werben. <text:s/>Vielen Dank. <text:s/>Vielen Dank, Herr Kollege Gründer. – Als nächster Redner hat der Kollege Volker Mayer-Lay, CDU/CSU-Fraktion, das Wor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55</text:p>
          </table:table-cell>
          <table:table-cell table:style-name="ce2" office:value-type="string" calcext:value-type="string">
            <text:p>23.09.2022</text:p>
          </table:table-cell>
          <table:table-cell table:style-name="ce2" office:value-type="string" calcext:value-type="string">
            <text:p>ID205507000</text:p>
          </table:table-cell>
          <table:table-cell table:style-name="ce2" office:value-type="string" calcext:value-type="string">
            <text:p>Ulrich Lange (CDU/CSU)</text:p>
          </table:table-cell>
          <table:table-cell table:style-name="ce2" office:value-type="string" calcext:value-type="string">
            <text:p>Frau Präsidentin! Liebe Kolleginnen und Kollegen! Ich will das sperrige Wort gar nicht verwenden. Es soll eine faire Aufteilung der CO2-Kosten sein; so will es uns die Ampel glauben machen. Aber was heißt schon fair und gerecht in diesem Zusammenhang? Ich glaube, an dieser Stelle müssen Sie Ihren Gesetzentwurf selber noch mal genau lesen. <text:s/>Man sollte nicht damit beginnen, Mieterinnen und Mieter gegen Vermieter auszuspielen. <text:s/>Denn es gibt nicht die eine übermächtige Seite, und es gibt nicht den einen, den Guten, und den anderen, den Bösen. <text:s/>Ich erlaube mir, darauf hinzuweisen, dass zwei Drittel der Mietwohnungen in privater Hand kleiner Vermieter sind, die Ihren bürokratischen Wahnsinn jetzt bearbeiten müssen, liebe Kolleginnen und Kollegen. <text:s/>Wir brauchen keine ideologische Lösung, sondern eine sachgerechte, klimagerechte und bezahlbare. Da zeigt sich natürlich schon der Konstruktionsfehler dieses Gesetzentwurfes, den wir heute in der ersten Lesung diskutieren; denn das Gesetz orientiert sich eben nicht daran, wie gut oder schlecht der energetische Standard des Gebäudes ist, sondern daran, wie viel tatsächlich geheizt wird, also wie viel CO2 ausgestoßen wird. Wird mehr geheizt, auch bei offenem Fenster, übernimmt der Vermieter den höheren Anteil an den CO2-Kosten. Da fehlt die Anreizwirkung, die Sie gerade behauptet haben. Die können wir in diesem Gesetzentwurf tatsächlich nicht erkennen, liebe Kolleginnen und Kollegen. <text:s/>Die Pflicht zur energetischen Sanierung für den Vermieter müssen Sie natürlich auch entsprechend entlohnen. Da müssen Sie mit investieren. Aber genau die entsprechenden Förderprogramme haben Sie dieses Jahr entweder gekürzt oder gestrichen, <text:s/>oder Sie haben es angeblich neu aufgesetzt, und darauf warten wir heute noch. <text:s/>Liebe Kolleginnen und Kollegen, das ist keine verlässliche Politik, weder für Vermieter und Vermieterinnen noch für Mieter. So schafft man keinen Wohnraum, so schafft man kein klimagerechtes Bauen. So schafft man kein Zuhause für die Menschen. <text:s/>Wie wollen Sie denn mit großen Familien umgehen, mit alten Menschen umgehen, die definitiv einen höheren Wärmebedarf haben? Da wird sich der Vermieter überlegen: Nehme ich den Ein-Personen-Haushalt oder die große Familie? Das sind doch die Dinge. <text:s/>Das, was Sie hier vorgelegt haben, Frau Staatssekretärin, das ist nicht gerecht und fair. Nein, das ist unsozial, es ist kontraproduktiv gegenüber Familien und älteren Menschen. Das ist eigentlich genau das, was Sie versprochen haben, nicht, liebe Kolleginnen und Kollegen. <text:s/>Dann kommt ein extrem kompliziertes Zehnstufenmodell über die Brennstoffabrechnung und den Ausweis des Abrechnungsverfahrens. Eingruppierungsstufen müssen dann ermittelt werden, natürlich am Ende mit der Heizkostenabrechnung. Aber schauen Sie sich doch heute schon mal eine Heizkostenabrechnung an: Es kommen zehn Stufen dazu. Und dann machen wir auch noch ein Heizkostenabrechnungsbrennstoffverfahren, am besten noch eine Verordnung dazu; dann wird es richtig gut. Dann haben wir Bürokratie pur und keine wirkliche Anreizwirkung, für keine der Parteien in einem Mietverhältnis. <text:s/>Das ist Bürokratie, aber das ist nicht Qualität, liebe Kolleginnen und Kollegen! <text:s/>Da muss ich Sie von der FDP etwas fragen. Wir haben da mal gelesen: „Entbürokratisieren wir das Land.“ Liebe Kolleginnen und Kollegen der FDP; so haben Sie getönt. Das, was Sie jetzt tun, ist die Hyperbürokratisierung des Landes. Sie machen es schlechter, nicht besser damit. <text:s/>Sie haben offensichtliche Schwächen in dem Entwurf; das haben sogar schon Ihre Bauminister in den Ländern festgestellt. Schauen Sie sich mal an, was diese Länderminister Ihnen so auf den Weg geben – Lesen bildet. Dazu kann ich Ihnen wirklich nur raten. <text:s/>Wir müssen Vermieter auch dabei unterstützen, zu sanieren und energetisch entsprechend aufzurüsten. <text:s/>Klimaschutz geht nicht mit Federstrich und Gesetz; Klimaschutz geht nur mit Investitionen. Und genau da haben Sie seit Januar gröblich versagt, liebe Kolleginnen und Kollegen. <text:s/>Was Sie hier machen, ist keine Politik für bezahlbaren Wohnraum; für 400 000 Wohnungen. Es ist keine Politik für klimagerechtes Bauen. Es ist ideologische Umverteilung. Es ist genau das Gegenteil von Nachhaltigkeit. Zum Glück gibt es parlamentarische Beratungen. <text:s/>Danke schön. <text:s/>Die nächste Rednerin ist Hanna Steinmüller für Bündnis 90/Die Grün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21</text:p>
          </table:table-cell>
          <table:table-cell table:style-name="ce2" office:value-type="string" calcext:value-type="string">
            <text:p>17.03.2022</text:p>
          </table:table-cell>
          <table:table-cell table:style-name="ce2" office:value-type="string" calcext:value-type="string">
            <text:p>ID202100700</text:p>
          </table:table-cell>
          <table:table-cell table:style-name="ce2" office:value-type="string" calcext:value-type="string">
            <text:p>Tino Sorge (CDU/CSU)</text:p>
          </table:table-cell>
          <table:table-cell table:style-name="ce2" office:value-type="string" calcext:value-type="string">
            <text:p>Frau Präsidentin! Liebe Kolleginnen und Kollegen! Sehr geehrter Herr Habeck, Sie haben vollkommen recht. Wir hätten hier im Plenum schon viel, viel früher über dieses Thema debattieren müssen. Dass wir das nicht getan haben, dass wir nicht früher darüber debattiert haben, das lag an Bundeskanzler Scholz und an Bundesgesundheitsminister Lauterbach, die noch Ende letzten Jahres vollmundig bekundet haben, sie seien für eine allgemeine Impfpflicht, aber nicht die Kraft besessen haben, hier in diesem Hohen Haus einen kompromissfähigen Antrag einzubringen. Genau das ist das Problem. Und deshalb haben wir jetzt die Situation, wie wir sie haben. <text:s/>Sie haben den Weg der Gruppenanträge gewählt – dieser ist mit unsicheren Mehrheiten verbunden und sehr langsam – und wissen letztendlich nicht, wie die ganze Sache ausgeht. Wenn jetzt immer argumentiert wird, wir müssten alle an einem Strang ziehen, dann erklären Sie doch mal, wie dieser Strang aussieht. <text:s/>Wir haben hier als einzige Fraktion gesagt: Wir unterbreiten einen Kompromissvorschlag. Wir sind fast 200 Kolleginnen und Kollegen in der Unionsfraktion, und wir haben genau das getan, was die Aufgabe der Ampel gewesen wäre, nämlich einen Kompromissvorschlag für dieses komplexe Thema zu unterbreiten. Ich habe in den letzten Tagen immer wieder gehört, es wäre ja schön, wenn man sich hier im Hohen Hause einigen würde, wenn man einen Kompromiss finden würde. Ich sage Ihnen ganz klar: Dieser Kompromiss liegt seit Wochen auf dem Tisch. <text:s/>Als Kompromiss sieht der Antrag unserer Fraktion einen Impfvorsorgemechanismus vor, liebe Kolleginnen und Kollegen. <text:s/>Ich kann Ihnen nur sagen: Es geht bei diesem Thema nicht um pauschale Lösungen. Wir haben ein sehr komplexes Problem. Wir haben geänderte Rahmenbedingungen. Wir haben mit der Omikron-Variante höhere Infektionszahlen, aber viel, viel mildere Verläufe. Deshalb wäre es völlig falsch, mit einer pauschalen Lösung, wie hier suggeriert wird, das Problem lösen zu wollen. Alle sollen sich impfen lassen, impfen ist gut – ja, aber alle Menschen zu zwingen, sich impfen zu lassen, wird nicht dazu führen, dass wir das Problem lösen. <text:s/>Erster Punkt. In dem Gesetzentwurf, nach dem eine Impfpflicht für alle vorgesehen ist, wird nicht differenziert. Deshalb haben wir als Unionsfraktion gesagt: Wir brauchen einen Impfvorsorgemechanismus. Das heißt, wir schauen uns an, ob wir überhaupt eine ordentliche Datengrundlage haben. Genau das ist doch das Kernproblem. Wir reden seit über zwei Jahren darüber, dass wir die Menschen zum Impfen animieren wollen, aber wir wissen gar nicht, wer geimpft ist. Deshalb ist die klare Forderung in diesem Antrag, ein Impfregister einzuführen, damit wir erst einmal die entsprechende Datengrundlage haben, um die Pandemie bekämpfen zu können. <text:s/>Zweiter Punkt. Es bringt doch nichts, jetzt zu sagen, alle sollten sich impfen lassen. Natürlich helfen uns Impfungen. Jeder kann individuell entscheiden. Impfungen führen dazu, dass man keinen schweren Verlauf hat. Aber die Impfung mit den jetzigen Impfstoffen gibt uns doch nicht die Gewähr, dass wir im Herbst bei einer Variante, die wir momentan überhaupt noch nicht kennen, mit einem Impfstoff, den wir momentan überhaupt noch nicht haben, aus dieser Dauerschleife herauskommen. Deshalb, liebe Kolleginnen und Kollegen, geht es um Differenzierung, und genau das tun wir in unserem Antrag. <text:s/>In unserem Antrag nehmen wir die notwendige Differenzierung vor. Wir sagen erstens: Wir brauchen die Impfinfrastruktur. Sie wird vorgehalten. Und wenn sich die Lage verschlechtert, können wir diese schnell wieder hochfahren. Gleichzeitig sagen wir aber: Wir müssen wissenschaftlich evaluiert, wissenschaftlich determiniert sagen können, welche Gruppen es betrifft. Wer hat ein hohes Risiko? Können wir diese Gruppen damit schützen? Haben wir ein geeignetes Mittel? Als letzten Punkt sagen wir: Dieses Mittel muss verhältnismäßig sein. Eine Verhältnismäßigkeit ist nur dann gegeben, wenn wir damit auch das Ziel, das wir erreichen wollen, nämlich den Schutz der Bevölkerung, erreichen können. <text:s/>Herr Kollege. <text:s/>Ich komme zum Schluss, Frau Präsidentin. – Stimmen Sie unserem Impfvorsorgemechanismus zu. Das ist der einzige sinnvolle Kompromiss und gangbare Weg. Tun Sie das nicht ab mit Parteipolitik, wie es der Minister immer wieder macht. <text:s/>Herr Kollege! <text:s/>Wenn es Parteipolitik ist, dass wir als Opposition Vorschläge unterbreiten oder die Regierung kritisieren, empfinde ich das als Kompliment. <text:s/>Sie können das gerne als Kompliment empfinden, aber nicht meine Ermahnung. Das nehme ich nicht an. Wir alle haben in dieser Debatte nur sehr kurze Redezeiten. Deswegen kann ich jetzt nicht locker sagen, dass Sie 50 Sekunden überziehen dürfen. Das muss dann ausgeglichen werden. <text:s/>Vielen Dank für den konstruktiven Hinweis. Ich bin am Ende meiner Rede. <text:s/>Danke für die Aufmerksamkeit. Ich bitte um Zustimmung zu unserem Antrag. <text:s/>Jetzt hat für die AfD-Fraktion der Kollege Martin Sichert das Wor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79</text:p>
          </table:table-cell>
          <table:table-cell table:style-name="ce2" office:value-type="string" calcext:value-type="string">
            <text:p>28.06.2024</text:p>
          </table:table-cell>
          <table:table-cell table:style-name="ce2" office:value-type="string" calcext:value-type="string">
            <text:p>ID2017907900</text:p>
          </table:table-cell>
          <table:table-cell table:style-name="ce2" office:value-type="string" calcext:value-type="string">
            <text:p>Artur Auernhammer (CDU/CSU)</text:p>
          </table:table-cell>
          <table:table-cell table:style-name="ce2" office:value-type="string" calcext:value-type="string">
            <text:p>Verehrte Frau Präsidentin! Meine sehr verehrten Damen und Herren! Liebe Kolleginnen und Kollegen! Herr Bundesminister, wenn man die FDP so reden hört, dann muss man sich schon fragen: Warum sind in so einer wichtigen Debatte, wo es um Agrarpolitik geht, die Agrarsprecher nicht hier? Anscheinend schämen sie sich schon, an einer solchen Debatte teilzunehmen. <text:s/>Meine Damen und Herren, anfangs haben die Grünen erklärt, sie sähen die Probleme in der Landwirtschaft. Warum lösen Sie die Probleme nicht? <text:s/>Sie benennen sie einfach nur und bieten keine Lösung an. <text:s/>Und zu den Krokodilstränen der SPD, wenn es wieder heißt „16 Jahre Merkel-Regierung!“: Nur zur Information: Von diesen 16 Jahren waren 12 Jahre SPD-Umweltminister und -Umweltministerinnen im Amt, <text:s/>die alles blockiert und verhindert haben, was der Landwirtschaft geholfen hätte. Auch das gehört zur Wahrheit dazu, meine sehr verehrten Damen und Herren. <text:s/>Dieses großartig angekündigte Agrarpaket entpuppt sich immer mehr als Mogelpackung für die deutsche Landwirtschaft. <text:s/>Wenn man die Pressemitteilung der drei Fraktionsvorsitzenden gelesen hat, konnte man meinen, es sei Agrargeschichte geschrieben worden; das größte Entlastungspaket für die Landwirtschaft, seit es Ackerbau und Viehzucht gibt. Also wirklich, solche Übertreibungen finde ich peinlich. Das ist eine Beleidigung für unsere Bauernfamilien draußen. <text:s/>Das grenzt schon an Agrarsatire. <text:s/>Meine sehr verehrten Damen und Herren, wenn man die Wiedereinführung der Tarifglättung als Kompensation für die gestrichene Agrardieselrückerstattung und als Entlastung verkaufen will, <text:s/>dann bitte ich Sie: Machen Sie keine weiteren Entlastungen in dieser Art und Weise! Den Bauernfamilien einen Euro nehmen und dann vielleicht 10 Cent zurückgeben – auf solche Entlastungen können wir verzichten. <text:s/>– Nein, ich rede als Fachmann, Frau Kollegin Künast. <text:s/>Ich rede hier als jemand, der noch Ahnung von der Landwirtschaft hat. Das muss ich der Ampel langsam abstreiten. <text:s/>Wenn jetzt die große Lösung bei den Themen Weidetiere und Grünland kommt, frage ich Sie: Haben Sie bereits das Geld? Hat das die FDP schon mitgetragen? <text:s/>Doch die eigentlichen Sorgen, die die Weidetierhalter haben, sind nicht irgendwelche Prämien. <text:s/>Das eigentliche Problem nennt sich Wolf, und dieses Problem muss gelöst werden. <text:s/>Wenn der Bundesminister auf dem Bauerntag lautstark verkündet, das Thema Wolf müsse geregelt werden, ja, wo ist denn dann die Bundesumweltministerin in Brüssel? Warum haut sie da nicht auf den Tisch und trägt endlich eine Änderung der FFH-Richtlinie mit, damit hier eine mögliche Lösung herbeigeführt wird? <text:s/>Meine Damen und Herren, so geht das nicht. <text:s/>Danke. <text:s/>Für Die Linke hat Ina Latendorf das Wor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45</text:p>
          </table:table-cell>
          <table:table-cell table:style-name="ce2" office:value-type="string" calcext:value-type="string">
            <text:p>24.06.2022</text:p>
          </table:table-cell>
          <table:table-cell table:style-name="ce2" office:value-type="string" calcext:value-type="string">
            <text:p>ID204501700</text:p>
          </table:table-cell>
          <table:table-cell table:style-name="ce2" office:value-type="string" calcext:value-type="string">
            <text:p>Canan Bayram (BÜNDNIS 90/DIE GRÜNEN)</text:p>
          </table:table-cell>
          <table:table-cell table:style-name="ce2" office:value-type="string" calcext:value-type="string">
            <text:p>Vielen Dank. – Frau Präsidentin! Liebe Kolleginnen und Kollegen! Liebe Damen und Herren! Es ist in der Tat ein besonderer Tag für alle betroffenen Menschen: für jene, die Informationen zu Schwangerschaftsabbrüchen brauchen, für jene, die sie weitergaben und dafür vor Gericht gestellt und kriminalisiert wurden, und für Menschen, für die es ein Problem ist, dass andere kriminalisiert werden, weil sie sich in einer Konfliktlage entscheiden. Heute wollen wir als Gesetzgeberinnen und Gesetzgeber eine Situation für die Gesellschaft verbessern; dazu dient auch der Ausspruch: Weg mit § 219a. Das ist doch erst einmal gut, meine Damen und Herren. <text:s/>Was in der Debatte noch nicht so oft beleuchtet wurde, ist, dass es hier um Familienplanungsthemen geht. Wenn Sie sich die Zahlen anschauen, dann sehen Sie: Es sind häufig Familien, die schon Kinder haben und die sich entscheiden müssen, ob sie noch die Kraft haben, ein weiteres Kind zur Welt zu bringen. <text:s/>Es sind Väter, die mitentscheiden, dass die Frauen diese medizinische Behandlung durchführen lassen. Diese Menschen haben doch einen Anspruch darauf, dass sie medizinisch aufgeklärt werden und dann ihre Entscheidung treffen können. <text:s/>Wir können das doch nicht voneinander trennen. <text:s/>Ich finde es wirklich sehr grenzwertig, Frau Bär, wie Sie sich hier selbst instrumentalisieren, <text:s/>um letztlich der Debatte aus dem Weg zu gehen, dass Menschen diesen Bedarf haben, dass es Menschen gibt, die diese Lebensrealität haben. Damit lassen Sie die Frauen, die Väter, die Männer und die Kinder im Stich, die unsere Unterstützung brauchen. <text:s/>Wir sind doch hier die Gesetzgeber, die Antworten finden müssen in Bezug auf die Lebensrealität der Menschen, meine Damen und Herren. <text:s/>Darum geht es doch heute und nicht um irgendwelche Scheindebatten, wie Sie die Welt gerne hätten in Ihrem Bayern; denn Bayern ist doch Teil des Problems. <text:s/>Seien Sie doch ganz ehrlich. <text:s/>Ich habe eine Zuschrift von einem älteren Arzt, der gerne in den Ruhestand gehen würde, sich das aber nicht leisten kann, weil dort keine Ärzte die Versorgung der Frauen bzw. der Menschen sicherstellen können. Das ist doch die Realität in Deutschland. Und die wollen wir ändern, meine Damen und Herren. <text:s/>Nächste Rednerin: für die SPD-Fraktion Josephine Ortleb.</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87</text:p>
          </table:table-cell>
          <table:table-cell table:style-name="ce2" office:value-type="string" calcext:value-type="string">
            <text:p>25.09.2024</text:p>
          </table:table-cell>
          <table:table-cell table:style-name="ce2" office:value-type="string" calcext:value-type="string">
            <text:p>ID2018706300</text:p>
          </table:table-cell>
          <table:table-cell table:style-name="ce2" office:value-type="string" calcext:value-type="string">
            <text:p>Dr. Armin Grau (BÜNDNIS 90/DIE GRÜNEN)</text:p>
          </table:table-cell>
          <table:table-cell table:style-name="ce2" office:value-type="string" calcext:value-type="string">
            <text:p>Vielen Dank, Herr Präsident. – Ich möchte Sie gerne fragen: Welche Möglichkeiten eröffnet der Bund bereits heute den Ländern, um Hochwasserschutz zu betreiben? In welcher Form fördert der Bund den Hochwasserschutz für die Länder, mit besonderem Schwerpunkt auf den Maßnahmen im Bereich des natürlichen Hochwasserschutzes?</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81</text:p>
          </table:table-cell>
          <table:table-cell table:style-name="ce2" office:value-type="string" calcext:value-type="string">
            <text:p>04.07.2024</text:p>
          </table:table-cell>
          <table:table-cell table:style-name="ce2" office:value-type="string" calcext:value-type="string">
            <text:p>ID2018114300</text:p>
          </table:table-cell>
          <table:table-cell table:style-name="ce2" office:value-type="string" calcext:value-type="string">
            <text:p>Alexander Föhr (CDU/CSU)</text:p>
          </table:table-cell>
          <table:table-cell table:style-name="ce2" office:value-type="string" calcext:value-type="string">
            <text:p>Sehr geehrte Frau Präsidentin! Sehr geehrte Kolleginnen und Kollegen! Wir wollen das Beste für unsere Kinder, wissend, dass sie uns brauchen, dass sie zu uns aufschauen, dass wir sie prägen. Doch gleichzeitig machen uns die große Verantwortung oder einfach die alltäglichen zusätzlichen Aufgaben schwer zu schaffen. Wir müssen uns anstrengen, gute Eltern zu sein. Und wenn wir ganz ehrlich sind, zweifeln wir auch oft dabei. <text:s/>Es braucht keine große Fantasie, um sich vorzustellen, wie belastend es wäre, wenn wir die Liebe zu unseren Kindern nicht zeigen, die Sicherheit nicht vermitteln, die nötige Zuversicht nicht geben könnten, wenn wir selbst zu sehr von einer psychischen Krankheit oder Sucht geschwächt wären. <text:s/>Erlauben Sie eine Zwischenfrage aus der Fraktion Bündnis 90/Die Grünen? <text:s/>Na klar, natürlich. <text:s/>Herzlichen Dank, dass Sie die Zwischenfrage zulassen. – Ich freue mich wirklich sehr, dass es hier gelungen ist, diesen Antrag fraktionsübergreifend zu einen – auch mit Ihnen zusammen. Und ich freue mich ganz besonders über den Punkt 5 in diesem Antrag, wo es darum geht, die Verhältnisprävention in Bezug auf Suchtmittel in diesem Land zu stärken – zum Schutz unserer Kinder und Jugendlichen. Ich glaube, wenn wir die Verhältnisprävention stärken, gerade auch in Bezug auf Alkohol, dann profitieren davon wirklich alle in dieser Gesellschaft. Deshalb meine Frage, ob Sie mit uns auch in Zukunft an einem Strang ziehen werden, die Verhältnisprävention bei Suchtmitteln gemeinsam zu stärken. <text:s/>Liebe Frau Kollegin, dass wir jetzt gemeinsam diesen Antrag erarbeitet haben und im Konsens dieses Thema mit einer großen parlamentarischen Mehrheit hier angehen, zeigt ja, glaube ich, dass wir es alle ernst meinen und dass wir auch bereit sind, da die eine oder andere Hürde zu überspringen. <text:s/>Ich kann es vielleicht mal sagen: Mein Wahlkreis ist Heidelberg. Da gibt es das Deutsche Krebsforschungszentrum, eine Einrichtung, die beispielsweise sowohl beim Thema Rauchen, aber auch beim Thema Alkoholmissbrauch eine sehr zentrale Rolle einnimmt. Ich stehe mit dem Zentrum im engen Kontakt und rückkopple mich diesbezüglich auch immer mit meinen Kolleginnen und Kollegen. <text:s/>Sehen Sie doch das, was wir jetzt gerade erreicht haben, als schönes Ziel an. Über alle weiteren Ziele müssen wir natürlich diskutieren, und wir müssen für sie gemeinsame Wege finden; das ist ja schon manchmal bei der Ampel intern nicht ganz so einfach. Aber wir gemeinsam – da bin ich mir sicher – werden die nächsten guten Schritte gehen und zu guten Zielen kommen. Von daher bin ich unglaublich zuversichtlich, dass wir das hinbekommen. <text:s/>Meine Damen und Herren, es ist dramatisch und tragisch, wenn Eltern nicht Schutzschild, sondern Risikofaktor für die Gesundheit der eigenen Kinder sind. Es braucht kein besonderes Maß an Empathie, um zu begreifen, welchen Beeinträchtigungen und Gefahren Kinder dann in einem solchen Umfeld ausgesetzt sein können. Deshalb ist heute unsere wichtige Botschaft: Wir lassen Betroffene und besonders die gefährdeten Kinder in solchen Situationen nicht alleine, weil wir wissen, dass das Leben schwere Schicksalsschläge bereithalten kann, weil wir wissen, dass krank zu sein, keine Schande ist, ganz gleich, ob physisch oder mental, <text:s/>weil das zentrale Funktionsprinzip unseres Gesundheitssystems das Solidaritätsprinzip ist. Die Gesunden helfen den Kranken. <text:s/>Sehr geehrte Damen und Herren, psychische Erkrankungen haben in Deutschland in den letzten Jahren leider deutlich zugenommen. Wenn Eltern eine Suchterkrankung oder eine psychische Erkrankung haben, betrifft das auch die Kinder. Verglichen mit der allgemeinen Bevölkerung haben sie ein erhöhtes Risiko, selbst an einer psychischen Störung zu erkranken oder verhaltensauffällig zu werden. Etwa die Hälfte der Kinder und Jugendlichen in psychiatrischer Behandlung hat mindestens ein psychisch erkranktes Elternteil. <text:s/>Das Bewusstsein für die Thematik ist in den vergangenen Jahren – man kann sagen: zum Glück! – gestiegen. Politik, vor allem Parlamentarier und Fachleute haben besser zueinander gefunden, und das ist gut so. <text:s/>Ein Ergebnis beraten wir heute; es ist der vorliegende Antrag – elf Forderungen an die Bundesregierung, deren Umsetzung Kinder mit psychisch- oder suchterkrankten Eltern in Zukunft besser unterstützen würde. Dazu gehört eine stärkere Bündelung der Erkenntnisse durch den Bund, sodass eine gemeinsame Basis für alle Länder und Kommunen geschaffen wird. Dazu gehört, die Zugänglichkeit verfügbarer Hilfsangebote zu erhöhen und deren Vernetzung zu stärken. Dazu gehört, die rechtlichen Rahmenbedingungen zu erweitern, um psychotherapeutische Versorgung bedarfsorientiert auch in Kitas und Schulen anbieten zu können. <text:s/>Meine sehr geehrten Damen und Herren, Kinder, denen nicht geholfen wird, leiden nicht nur im Moment, sondern möglicherweise ein Leben lang. Als Gesellschaft und Staat müssen wir alles tun, um die Situation der betroffenen Kinder zu verbessern. Dass wir zu diesem wichtigen Anliegen einen gemeinsamen Antrag einbringen, ist ein gutes Zeichen. <text:s/>Vielen herzlichen Dank. <text:s/>Jetzt erhält das Wort Dirk Heidenblut für die SP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51</text:p>
          </table:table-cell>
          <table:table-cell table:style-name="ce2" office:value-type="string" calcext:value-type="string">
            <text:p>01.02.2024</text:p>
          </table:table-cell>
          <table:table-cell table:style-name="ce2" office:value-type="string" calcext:value-type="string">
            <text:p>ID2015108000</text:p>
          </table:table-cell>
          <table:table-cell table:style-name="ce2" office:value-type="string" calcext:value-type="string">
            <text:p>Wolfgang Wiehle (AfD)</text:p>
          </table:table-cell>
          <table:table-cell table:style-name="ce2" office:value-type="string" calcext:value-type="string">
            <text:p>Sehr geehrte Frau Präsidentin! Geschätzte Kolleginnen und Kollegen! Man muss nur den Wegen des Geldes folgen, um zu erkennen: Grüne Politik dient der grünen Ideologie, aber eben nicht dem Umwelt- und Heimatschutz in Deutschland. <text:s/>In dem Bundeshaushalt, den Sie jetzt beschließen wollen, gibt es einen Bundesnaturschutzfonds und darin ein sogenanntes Artenhilfsprogramm. Welchen Tierarten soll denn da geholfen werden? Bedrohten Vögeln, die häufig von Windindustrieanlagen regelrecht geschreddert werden? <text:s/>Wenn es um Verkehrsinfrastruktur geht, genügt schon ein seltener Käfer oder eine Maus, um ein Projekt jahrelang zu blockieren. Aber bei der grünen Lieblingsenergie Windkraft ist der Artenschutz plötzlich egal. <text:s/>Da dürfen die Gelder sogar ins Ausland transferiert werden, um den betroffenen Arten dort zu helfen. <text:s/>So steht es schwarz auf weiß in einem Haushaltsvermerk. <text:s/>Und das ist noch nicht alles. Auch im Bundesnaturschutzgesetz haben Sie den Artenschutz systematisch geschwächt. Viele Vogelarten haben Sie aus dem besonderen Schutz vor den Rotoren herausgenommen, so, als ob man am grünen Tisch festlegen könnte, welche Vogelarten den Riesenwindmühlen zum Opfer fallen und welche nicht. <text:s/>Der Weißstorch genießt da noch Artenschutz, der Schwarzstorch nicht mehr. Was ist die Logik darin? Wohl die: Die Windindustrie profitiert. Ja, man muss nur dem Weg des Geldes folgen, um es zu erkennen: Die grüne Ideologie und ihre Profiteure sind Ihnen viel wichtiger als Natur und Heimat. <text:s/>Anders wäre es mit der AfD. Wir wollen nicht 2 Prozent der Fläche unseres schönen Landes mit über 100 Meter hohen Rotoren vollstellen. <text:s/>Wir wollen, wie es immer mehr Nachbarländer auch machen, der Kernenergie wieder eine Zukunft geben. Bei dieser Frage zeigen Sie sich, Frau Ministerin Lemke, völlig beratungsresistent. <text:s/>Dabei könnten moderne Reaktoren der vierten Generation sogar die Reststoffe aus älteren Kraftwerken nutzen. <text:s/>Ihr Endlagerproblem wäre damit zu einem großen Teil gelöst. Aber für die Endlagersuche geben Sie lieber jedes Jahr weiter Hunderte Millionen Euro aus. Ja, man muss nur dem Weg des Geldes folgen, und man erkennt die Logik – oder besser: Unlogik – der grünen Politik. <text:s/>Im September letzten Jahres habe ich Sie, Frau Ministerin, von diesem Rednerpult aus davor gewarnt, die Landwirte weiter zu schikanieren. Ich wiederhole meinen zentralen Satz von damals: <text:s/>„Mit Ökoideologie gegen die Landwirtschaft kann man eine Hungersnot auslösen wie in Sri Lanka und die Bauern auf die Barrikaden treiben wie in den Niederlanden.“ <text:s/>Sie haben nichts daraus gelernt, sondern auch noch die Steuern für den Agrardiesel erhöht. Und jetzt ernten Sie die verdienten Reaktionen. <text:s/>Auch der Versuch, mit einer unwahren Geschichte eine andere Demonstrationswelle auf die Straße zu schicken, wird am Ende keine dauerhafte Ablenkung bringen. Wohlgemerkt, die gar nicht so korrekten Schmierfinken, die diese Geschichte in die Welt gesetzt haben, dürften die einzigen Vögel sein, die bei Ihnen noch wirklich Artenschutz genießen. <text:s/>Wir von der AfD würden die Landwirte besser behandeln. <text:s/>Wir würden für eine sichere und günstige Energieversorgung ohne Zehntausende Windräder sorgen. Wir würden auf ein wärmeres Klima mit Anpassung reagieren, statt im Panikmodus die Volkswirtschaft zu ruinieren. Statt grüner Ideologie wollen wir Umwelt und Heimat in Deutschland schützen. <text:s/>Ihren Haushalt lehnt die AfD-Fraktion mit ganzer Überzeugung ab.</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82</text:p>
          </table:table-cell>
          <table:table-cell table:style-name="ce2" office:value-type="string" calcext:value-type="string">
            <text:p>05.07.2024</text:p>
          </table:table-cell>
          <table:table-cell table:style-name="ce2" office:value-type="string" calcext:value-type="string">
            <text:p>ID2018200400</text:p>
          </table:table-cell>
          <table:table-cell table:style-name="ce2" office:value-type="string" calcext:value-type="string">
            <text:p>Dr. Rainer Kraft (AfD)</text:p>
          </table:table-cell>
          <table:table-cell table:style-name="ce2" office:value-type="string" calcext:value-type="string">
            <text:p>Sehr geehrte Präsidentin! Werte Kollegen! Der vorliegende Gesetzentwurf der Regierung dient dem Ziel, koste es, was es wolle, die planwirtschaftlichen Vorgaben der EU zur erneuerbaren Stromerzeugung zu erreichen. Und diesem Ziel ordnen Sie – wahrscheinlich vom Ökowahn beseelt – alles unter. <text:s/>Sie streben nicht weniger als eine umfassende Industrialisierung des deutschen Meeresgebietes an und werfen in Ihrem blinden Wahn alle Befindlichkeiten über Bord. <text:s/>Wenn Sie sich mit gleichem Elan für die Bürger dieses Landes interessieren würden wie für das Plansoll der EU – bei Letzterem wird Ihr feuchter Traum wahr –, müsste ich heute nicht hier stehen, Frau Künast. <text:s/>Sie schleifen deutsches Planungs-, Umwelt- und Naturschutzrecht, als würden Sie das Chemiekombinat Bitterfeld oder einen Sweatshop in Bangladesch leiten – alles im Namen des Ökosozialismus zur Errichtung der neuen, der grünen Weltordnung. <text:s/>Sie gefährden die internationale Schifffahrt, indem Sie die Abstände der Monsterwindparks durch Schifffahrtsrouten fahrlässig kurzhalten. 4 200 Meter entspricht nicht den Anforderungen an die moderne Schifffahrt. Ihre Ignoranz von Sicherheitsaspekten gefährdet also Menschenleben und erhöht die Gefahr von Havarien mit dann folgenden desaströsen Umweltkatastrophen. Vor gerade mal drei Jahren haben Sie den Kindern Luftballons verboten und Plastikstrohhalme durch mit Perfluoroctansäure verseuchte Papierhalme ersetzt. Jetzt wollen Sie dafür sorgen, dass wir jedes Jahr Hunderte Tonnen Mikroplastikabrieb pro Windkraftpark ins Meer freisetzen – jedes Jahr Hunderte Tonnen Mikroplastik. Ihre Doppelmoral wird dabei nur von Ihrer wirtschaftlichen Inkompetenz übertroffen; denn ein Abnehmer oder Leitungen für Ihren Strom und Ihren Wasserstoff an Land – das existiert alles noch gar nicht. <text:s/>Bleiben wir gleich beim Wasserstoff, dessen Erzeugung Sie offshore planen. In Zeiten, in denen die deutsche Industrie die Energiekosten als Abwanderungs- sowie Insolvenzgrund Nummer eins anführt, da möchten Sie den Wasserstoff aus Offshorestrom als neuen Energieträger etablieren. Okay, schauen wir uns mal an, was das kostet. Für eine Kilowattstunde Wasserstoff benötigt man rund 3 Kilowattstunden Strom für die Elektrolyse. Eine Kilowattstunde aus Ihrem Monsterpark kostet in der Erzeugung rund 10 Cent die Kilowattstunde. <text:s/>Da wären wir also schon bei 30 Cent Energiekosten pro Kilowattstunde Wasserstoff – reine Energiekosten. Die Gestehungs- und Abschreibungskosten der Elektrolyseanlage mitten in der korrosiven Meeresumgebung sind noch gar nicht miteingerechnet. Nur zur Erinnerung: Diese Regierung, diese Koalition, hat eine Deckelung des Gaspreises bei 12 Cent die Kilowattstunde eingeführt, damit der Gaspreis nicht zur Verarmung der Menschen und zum Ruin der deutschen Wirtschaft führt. Und die gleiche Regierung mit der gleichen Koalition will einen zukünftigen Energieträger etablieren, bei dem wir heute allein 30 Cent pro Kilowattstunde an Energiekosten mitbringen müssen. Also, liebe Koalition, wer diesen Ihren Wasserstoff jemals brauchen muss, der kann das Geldbündel direkt in den Ofen schmeißen. <text:s/>Aber Wirtschaft spielt im Wirtschaftsministerium ohnehin nur noch eine untergeordnete Rolle. In der Zielsetzung des Gesetzes heißt es da ganz offen – Zitat –: <text:s/>„Die Änderungen fügen sich in die Gesamtlinie Deutschlands ein, seine gesamte Klima-, Energie- und Wirtschaftspolitik auf den 1,5-Grad-Klimaschutzpfad auszurichten ...“ <text:s/>Aha! Die deutsche Wirtschaft, der Motor unseres Wohlstandes, ist für diese Regierung also nur ein Hindernis, das überwunden werden muss auf dem Weg zum rot-grünen Utopia. Diese Regierung verbrennt vorsätzlich zig Milliarden Euro an Steuergeldern beim Aufbau eines verkrüppelten Energiesystems, das diese Nation seiner gesamten Wettbewerbsfähigkeit berauben wird. Und die einzigen Profiteure werden fremde Staaten, multinationale Investoren und weitere Subventionsabgreifer sein. <text:s/>Die Ertragskraft unserer Wirtschaft mittels überteuerter und verknappter Energie zu sabotieren, gefährdet unseren Wohlstand, die Zukunft unserer Kinder und die soziale Sicherheit der Nation. <text:s/>Ein fundamentaler Richtungswandel in der deutschen Energiepolitik ist daher unumgänglich, und an die Stelle von sozialistischer Planerfüllung muss wieder kühle, tugendhafte Vernunft treten. Aber diesen Richtungswandel gibt es eben nur mit der Alternative für Deutschland. <text:s/>Als Nächster hat das Wort für die FDP-Fraktion Michael Kruse.</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89</text:p>
          </table:table-cell>
          <table:table-cell table:style-name="ce2" office:value-type="string" calcext:value-type="string">
            <text:p>03.03.2023</text:p>
          </table:table-cell>
          <table:table-cell table:style-name="ce2" office:value-type="string" calcext:value-type="string">
            <text:p>ID208907500</text:p>
          </table:table-cell>
          <table:table-cell table:style-name="ce2" office:value-type="string" calcext:value-type="string">
            <text:p>Christoph Schmid (SPD)</text:p>
          </table:table-cell>
          <table:table-cell table:style-name="ce2" office:value-type="string" calcext:value-type="string">
            <text:p>Sehr geehrte Frau Präsidentin! Sehr geehrte Kolleginnen und Kollegen! Meine sehr geehrten Damen und Herren! Uns allen hat der schreckliche russische Überfall auf die Ukraine vor Augen geführt, wie ernst es Russland mit seiner imperialistischen Eroberungs- und Einflusspolitik ist. Deswegen ist es richtig, auch als Parlament Stellung zu Russlands wachsendem Einfluss in Afrika zu beziehen. Der russische Einfluss in Afrika – wenn ich hier an den Kollegen Trittin und andere Vorrednerinnen und Vorredner anknüpfen darf – ist natürlich vor allem ein politischer Einfluss, aber er zeigt sich in drei Dimensionen: militärisch, wirtschaftlich und propagandistisch, auf die wir entsprechende Antworten geben müssen und werden. <text:s/>Lassen Sie mich zunächst die militärische Dimension beleuchten. Als wir vor Weihnachten unsere Soldatinnen und Soldaten in Mali besucht haben, wurde der russische Einfluss in meinen Gesprächen entweder offen oder zwischen den Zeilen angesprochen. Während die Soldatinnen und Soldaten in Bamako sogar bedauerten, dass wir nicht aktiver gegensteuern und möglicherweise durch den Rückzug aus EUTM jahrelange Aufbauarbeit gefährden würden, erklärten uns die Soldatinnen und Soldaten in Gao, dass die eingeschränkte Operationsfähigkeit unserer Truppe natürlich auf den russischen Einfluss zurückzuführen ist. <text:s/>Gerade das Abstimmungsverhalten Malis bei der UN-Vollversammlung hat uns gezeigt, dass die malische Regierung sich aktuell für Russland als Partner entschieden hat. Aber auch in Mali gibt es schon jetzt Menschen, die bemerkt haben, dass Russland dort eben nur eigene Ziele verfolgt. Für diese Menschen müssen wir weiterhin die Tür für Gespräche offenhalten. <text:s/>Natürlich war es richtig, EUTM auslaufen zu lassen. Und natürlich ist es richtig, unser Engagement, unsere Beteiligung an MINUSMA zu beenden. Wir müssen aber anerkennen, dass es in vielen Teilen Afrikas – nicht nur in Mali – ein konkretes Sicherheitsinteresse der Menschen und ihrer Regierungen gibt. Neben der Hilfestellung für eine demokratische Entwicklung müssen wir möglicherweise auch für den Aufbau von Sicherheitskräften als Ansprechpartner zur Verfügung stehen und eine Alternative zum Reingehen-und-draufhauen-Partner Russland aufzeigen. <text:s/>In der wirtschaftlichen Dimension genießt die deutsche Entwicklungszusammenarbeit weltweit deshalb einen so guten Ruf, weil sie auf Augenhöhe agiert und nicht nur die eigene wirtschaftspolitische Agenda umsetzt. Hier gibt es eine klare Abgrenzung zur russischen, aber auch zur chinesischen Vorgehensweise in Afrika. Selbstverständlich bleiben wir auch weiterhin im Rahmen der wirtschaftlichen Zusammenarbeit in Afrika präsent. Für die Zukunft – das wurde schon gesagt – werden dabei Projekte zur Abmilderung der jetzt schon spürbaren Folgen des Klimawandels und im Energiesektor wie in Namibia eine noch größere Rolle spielen müssen. <text:s/>Für den dritten Bereich, den Bereich der russischen Propaganda, gilt: Der Zugang zu Bildung entspricht nicht den Interessen Russlands, weil dadurch kritisches Denken gefördert werden würde. Die russische Desinformationsstrategie hat es geschafft, dass an vielen Stellen weltweit, auch in Afrika, Russia Today als vermeintlich glaubwürdige Informationsquelle betrachtet wird. Hier müssen wir deutlich mehr investieren als in der Vergangenheit. Ja, Frau Leikert, Sie haben recht: Es genügt nicht mehr, nur Gutes zu tun, sondern wir müssen viel offensiver auch darüber sprechen, was wir tun und warum wir es tun. Der Ansatz, Akteure wie zum Beispiel die Deutsche Welle zu stärken, um mit Fakten gegenzusteuern und aufzuklären, ist hierfür unabdingbar. Ja, solche Angebote kosten Geld und erfordern langfristiges Engagement; aber der Ertrag und der Nutzen sind nicht mit finanziellen Mitteln aufzuwiegen. <text:s/>Meine Damen und Herren, auch im Umgang mit Russlands wachsendem Einfluss in Afrika muss Deutschland Verantwortung übernehmen. Ich möchte Ihnen dazu ein Bild mitgeben: Ursprünglich wurde das Siegel „made in Germany“ 1887 vom britischen Parlament eingeführt, um vermeintlich minderwertige deutsche Produkte zu kennzeichnen. <text:s/>Wir alle wissen, was daraus entstanden ist. Es nahm einen wirtschaftlichen Erfolgsweg. Dieses Siegel stand für ein besonderes Qualitätsversprechen. <text:s/>In den letzten 75 Jahren hat sich auch die deutsche Außen-, Sicherheits- und Entwicklungspolitik bewährt. Beinahe überall auf der Welt wünscht man sich nun ein stärkeres Gewicht Deutschlands. Auf keinen Fall wollen wir aber den Oberlehrer spielen oder aus einer überheblichen Position heraus andere Staaten belehren. <text:s/>Aber wir scheuen uns auch nicht davor, auf der globalen Bühne Verantwortung zu übernehmen und mit gutem Beispiel dafür zu sorgen, dass „made in Germany“ auch für unser Angebot als Partner für die friedliche, demokratische, nachhaltige und partnerschaftliche Zusammenarbeit steht, für den Schutz von Menschenrechten und die Sicherheit der Bevölkerung, für wirtschaftliche Zusammenarbeit und nachhaltige Entwicklung, aber auch für kulturellen Austausch auf Augenhöhe mit dem Respekt vor der anderen Kultur und mit dem Selbstbewusstsein einer funktionierenden demokratischen, wirtschaftlich starken und solidarischen Gesellschaft. Das muss unsere Strategie auch für Afrika und im Umgang mit Russlands wachsendem Einfluss dort sein. <text:s/>Danke für die Aufmerksamkeit. <text:s/>Alexander Radwan hat jetzt das Wort für die CDU/CSU-Fraktion.</text:p>
          </table:table-cell>
          <table:table-cell table:style-name="ce2" office:value-type="string" calcext:value-type="string">
            <text:p>-</text:p>
          </table:table-cell>
          <table:table-cell table:number-columns-repeated="1018"/>
        </table:table-row>
        <table:table-row table:style-name="ro2" table:number-rows-repeated="104837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0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output_5f_200" style:display-name="PageStyle_output_20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53" meta:object-count="0"/>
    <meta:generator>LibreOfficeDev/6.0.5.2$Linux_X86_64 LibreOffice_project/</meta:generator>
  </office:meta>
</office:document-meta>
</file>